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Avdiyivka direction Russian army shelled Avdiyivka, Pervomayske and Karlivka of Donetsk re...</text:span>
</text:h>
      <text:p text:style-name="P4">
Authors: liveuamap (Language: en)</text:p>
      <text:p text:style-name="P4">
Time: 2023-06-03T-29:18:00</text:p>
      <text:p text:style-name="P4">
Location: Donetsk (Latitude:48.09666 Longtitude:37.5844)</text:p>
      <text:p text:style-name="P4">
Videos: []</text:p>
      <text:p text:style-name="P4">
Images: []</text:p>
      <text:p text:style-name="P4">
Tags: ["Russia"]</text:p>
      <text:p text:style-name="P4">
ID: 22567346</text:p>
      <!--METADATA-->
      <text:p text:style-name="P4">
At Avdiyivka direction Russian army shelled Avdiyivka, Pervomayske andKarlivka of Donetsk region. Russian aviation conducted airstrike at Avdiyivka,- General Staff of Armed Forces of Ukraine says in the morning report</text:p>
      <text:p text:style-name="P4">
News Collection Link: <text:a xlink:type="simple" xlink:href="https://liveuamap.com/en/2023/3-june-at-avdiyivka-direction-russian-army-shelled-avdiyivka" text:style-name="Internet_20_link" text:visited-style-name="Visited_20_Internet_20_Link">
https://liveuamap.com/en/2023/3-june-at-avdiyivka-direction-russian-army-shelled-avdiyivka</text:a>
</text:p>
      <text:p text:style-name="P4">
Source: <text:a xlink:type="simple" xlink:href="https://t.me/lumsrc/4978" text:style-name="Internet_20_link" text:visited-style-name="Visited_20_Internet_20_Link">
https://t.me/lumsrc/4978</text:a>
</text:p>
      <!--NEWS-->
      <text:h text:style-name="P10" text:outline-level="1">
<text:span text:style-name="T4">
At Maryinka direction Russian army shelled Krasnohorivka, Heorhiyivka, Pobyeda and Novomykhay...</text:span>
</text:h>
      <text:p text:style-name="P4">
Authors: liveuamap (Language: en)</text:p>
      <text:p text:style-name="P4">
Time: 2023-06-03T-31:18:00</text:p>
      <text:p text:style-name="P4">
Location: Donetsk (Latitude:47.87307 Longtitude:37.34631)</text:p>
      <text:p text:style-name="P4">
Videos: []</text:p>
      <text:p text:style-name="P4">
Images: []</text:p>
      <text:p text:style-name="P4">
Tags: ["Russia"]</text:p>
      <text:p text:style-name="P4">
ID: 22567345</text:p>
      <!--METADATA-->
      <text:p text:style-name="P4">
At Maryinka direction Russian army shelled Krasnohorivka, Heorhiyivka, Pobyedaand Novomykhaylivka of Donetsk region. Russian aviation conducted airstrikesat Maryinka and Katerynivka, - General Staff of Armed Forces of Ukraine saysin the morning report</text:p>
      <text:p text:style-name="P4">
News Collection Link: <text:a xlink:type="simple" xlink:href="https://liveuamap.com/en/2023/3-june-at-maryinka-direction-russian-army-shelled-krasnohorivka" text:style-name="Internet_20_link" text:visited-style-name="Visited_20_Internet_20_Link">
https://liveuamap.com/en/2023/3-june-at-maryinka-direction-russian-army-shelled-krasnohorivka</text:a>
</text:p>
      <text:p text:style-name="P4">
Source: <text:a xlink:type="simple" xlink:href="https://t.me/lumsrc/4979" text:style-name="Internet_20_link" text:visited-style-name="Visited_20_Internet_20_Link">
https://t.me/lumsrc/4979</text:a>
</text:p>
      <!--NEWS-->
      <text:h text:style-name="P10" text:outline-level="1">
<text:span text:style-name="T4">
At Shakhtarske direction Russian army shelled Vuhledar, Prechystivka and Novoukrayinka. Russi...</text:span>
</text:h>
      <text:p text:style-name="P4">
Authors: liveuamap (Language: en)</text:p>
      <text:p text:style-name="P4">
Time: 2023-06-03T-33:18:00</text:p>
      <text:p text:style-name="P4">
Location: Zaporizhzhia (Latitude:47.77839 Longtitude:37.07482)</text:p>
      <text:p text:style-name="P4">
Videos: []</text:p>
      <text:p text:style-name="P4">
Images: []</text:p>
      <text:p text:style-name="P4">
Tags: ["Russia"]</text:p>
      <text:p text:style-name="P4">
ID: 22567344</text:p>
      <!--METADATA-->
      <text:p text:style-name="P4">
At Shakhtarske direction Russian army shelled Vuhledar, Prechystivka andNovoukrayinka. Russian aviation conducted airstrike at Prechystivka, - GeneralStaff of Armed Forces of Ukraine says in the morning report</text:p>
      <text:p text:style-name="P4">
News Collection Link: <text:a xlink:type="simple" xlink:href="https://liveuamap.com/en/2023/3-june-at-shakhtarske-direction-russian-army-shelled-vuhledar" text:style-name="Internet_20_link" text:visited-style-name="Visited_20_Internet_20_Link">
https://liveuamap.com/en/2023/3-june-at-shakhtarske-direction-russian-army-shelled-vuhledar</text:a>
</text:p>
      <text:p text:style-name="P4">
Source: <text:a xlink:type="simple" xlink:href="https://t.me/lumsrc/4980" text:style-name="Internet_20_link" text:visited-style-name="Visited_20_Internet_20_Link">
https://t.me/lumsrc/4980</text:a>
</text:p>
      <!--NEWS-->
      <text:h text:style-name="P10" text:outline-level="1">
<text:span text:style-name="T4">
На Херсонщині рашисти тримають у підвалах проукраїнських громадян</text:span>
</text:h>
      <text:p text:style-name="P4">
Author: ['АРМІЯINFORM']</text:p>
      <text:p text:style-name="P4">
Time: 2023-06-03T93:00:00-04:00</text:p>
      <text:p text:style-name="P4">
Description: російські окупаційні війська продовжують чинити тиск на громадян України та поруш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kkyc4-zcri3lc7mscosmbo2mdlibjagi4li2ro.png" text:style-name="Internet_20_link" text:visited-style-name="Visited_20_Internet_20_Link">
zkkyc4-zcri3lc7mscosmbo2mdlibjagi4li2ro.png</text:a>
']</text:p>
      <text:p text:style-name="P4">
Tags: ['STOPRUSSIA', 'АГРЕСІЯ РФ', 'ВТОРГНЕННЯ РФ', 'ГШ ЗСУ']</text:p>
      <text:p text:style-name="P4">
Category: News</text:p>
      <!--METADATA-->
      <text:p text:style-name="P4">
<draw:frame draw:style-name="fr1" draw:name="Image2" text:anchor-type="as-char" svg:width="6.9236in" svg:height="4.615733in" draw:z-index="0">
<draw:image xlink:href="../Images/AРМІЯINFORM/2023-06-03T93-00-00-04-00/zkkyc4-zcri3lc7mscosmbo2mdlibjagi4li2ro.png" xlink:type="simple" xlink:show="embed" xlink:actuate="onLoad" draw:mime-type="image/png"/>
</draw:frame>
 Фотоілюстративне</text:p>
      <text:p text:style-name="P4">
<text:span text:style-name="T4">
<text:span text:style-name="T5">
*🔥 Ситуація щодо російського вторгнення</text:span>
</text:span>
*</text:p>
      <text:p text:style-name="P4">
російські окупаційні війська продовжують чинити тиск на громадян України тапорушувати права людини на тимчасово захоплених територіях.</text:p>
      <text:p text:style-name="P4">
Про це<text:a xlink:type="simple" xlink:href="https://www.facebook.com/GeneralStaff.ua/posts/pfbid02R2MYRrZRBdC4rSxUU35ANfLUHn9Wmdvxf2aE5U1AZnLdJi5vCHqQ94zbgQoL7FDml" text:style-name="Internet_20_link" text:visited-style-name="Visited_20_Internet_20_Link">
повідомляє</text:a>
Генеральний штаб ЗС України.</text:p>
      <text:p text:style-name="P4">
— В Генічеську Херсонської області, у підвалах будівлі колишньої податковоїінспекції, примусово утримуються громадяни України з проукраїнською позицією,— йдеться у зведенні.</text:p>
      <text:p text:style-name="P4">
Водночас, російські окупанти продовжують використовувати інфраструктурутимчасово окупованих населених пунктів для надання медичної допомоги своїмпораненим військовослужбовцям. Нещодавно, в населеному пункті СкадовськХерсонської області, на території дитячого садочка, загарбники облаштувалипольовий шпиталь, де на лікуванні перебувають понад 50 окупантів з пораненнямирізного ступеня важкості.</text:p>
      <text:p text:style-name="P4">
Source: <text:a xlink:type="simple" xlink:href="https://armyinform.com.ua/2023/06/03/na-hersonshhyni-rashysty-trymayut-u-pidvalah-proukrayinskyh-gromadyan/" text:style-name="Internet_20_link" text:visited-style-name="Visited_20_Internet_20_Link">
https://armyinform.com.ua/2023/06/03/na-hersonshhyni-rashysty-trymayut-u-pidvalah-proukrayinskyh-gromadyan/</text:a>
</text:p>
      <!--NEWS-->
      <text:h text:style-name="P10" text:outline-level="1">
<text:span text:style-name="T4">
Кончена частина, там немає ніяких списків, усе вже, мабуть, викинули — перехоплення ГУР</text:span>
</text:h>
      <text:p text:style-name="P4">
Author: ['АРМІЯINFORM']</text:p>
      <text:p text:style-name="P4">
Time: 2023-06-03T95:00:00-04:00</text:p>
      <text:p text:style-name="P4">
Description: Військовослужбовець рф просить свою дружину звернутися до військової прокуратур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r-1.jpg" text:style-name="Internet_20_link" text:visited-style-name="Visited_20_Internet_20_Link">
gur-1.jpg</text:a>
']</text:p>
      <text:p text:style-name="P4">
Tags: ['STOPRUSSIA', 'АГРЕСІЯ РФ', 'ВТОРГНЕННЯ РФ', 'ГУР МОУ']</text:p>
      <text:p text:style-name="P4">
Category: News</text:p>
      <!--METADATA-->
      <text:p text:style-name="P4">
<draw:frame draw:style-name="fr1" draw:name="Image3" text:anchor-type="as-char" svg:width="6.9236in" svg:height="3.894525in" draw:z-index="0">
<draw:image xlink:href="../Images/AРМІЯINFORM/2023-06-03T95-00-00-04-00/gur-1.jpg" xlink:type="simple" xlink:show="embed" xlink:actuate="onLoad" draw:mime-type="image/jpeg"/>
</draw:frame>
Ілюстративне фото</text:p>
      <text:p text:style-name="P4">
Військовослужбовець рф просить свою дружину звернутися до військовоїпрокуратури та розповісти про нелюдське ставлення керівництва до солдатів.</text:p>
      <text:p text:style-name="P4">
<text:span text:style-name="T4">
Джерело:</text:span>
 <text:a xlink:type="simple" xlink:href="https://gur.gov.ua/content/nu-a-chem-navredyt-chem-ubiut-menia.html" text:style-name="Internet_20_link" text:visited-style-name="Visited_20_Internet_20_Link">
<text:span text:style-name="T5">
ГУР МОУ</text:span>
</text:a>
</text:p>
      <text:p text:style-name="P4">
Source: <text:a xlink:type="simple" xlink:href="https://armyinform.com.ua/2023/06/03/konchena-chastyna-tam-nemaye-niyakyh-spyskiv-vse-vzhe-mabut-vykynuly-perehoplennya-gur/" text:style-name="Internet_20_link" text:visited-style-name="Visited_20_Internet_20_Link">
https://armyinform.com.ua/2023/06/03/konchena-chastyna-tam-nemaye-niyakyh-spyskiv-vse-vzhe-mabut-vykynuly-perehoplennya-gur/</text:a>
</text:p>
      <!--NEWS-->
      <text:h text:style-name="P10" text:outline-level="1">
<text:span text:style-name="T4">
Внаслідок атаки на Дніпро зруйновано двоповерховий будинок</text:span>
</text:h>
      <text:p text:style-name="P4">
Author: ['АРМІЯINFORM']</text:p>
      <text:p text:style-name="P4">
Time: 2023-06-03T96:00:00-04:00</text:p>
      <text:p text:style-name="P4">
Description: Президент України Володимир Зеленський розповів про наслідки чергової атаки на Дніпро.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ВТОРГНЕННЯ РФ', 'ДНІПРО']</text:p>
      <text:p text:style-name="P4">
Category: News</text:p>
      <!--METADATA-->
      <text:p text:style-name="P4">
Президент України Володимир Зеленський розповів про наслідки чергової атаки наДніпро.</text:p>
      <text:p text:style-name="P4">
Відповідне відео він <text:a xlink:type="simple" xlink:href="https://t.me/V_Zelenskiy_official/6461" text:style-name="Internet_20_link" text:visited-style-name="Visited_20_Internet_20_Link">
оприлюднив</text:a>
 усвоєму Телеграм.</text:p>
      <text:p text:style-name="P4">
«Дніпро. Росіяни атакували місто. Влучили між двома двоповерховими житловимибудинками. На жаль, під завалами перебувають люди. Усі служби працюють.</text:p>
      <text:p text:style-name="P4">
Укотре Росія доводить, що є країною-спонсором тероризму. За все скоєне протинашої держави та людей росіяни понесуть відповідальність», — йдеться вповідомленні.</text:p>
      <text:p text:style-name="P4">
Source: <text:a xlink:type="simple" xlink:href="https://armyinform.com.ua/2023/06/03/vnaslidok-ataky-na-dnipro-zrujnovano-dvopoverhovyj-budynok/" text:style-name="Internet_20_link" text:visited-style-name="Visited_20_Internet_20_Link">
https://armyinform.com.ua/2023/06/03/vnaslidok-ataky-na-dnipro-zrujnovano-dvopoverhovyj-budynok/</text:a>
</text:p>
      <!--NEWS-->
      <text:h text:style-name="P10" text:outline-level="1">
<text:span text:style-name="T4">
At Bakhmut direction Russian army shelled Vasukivka, Orikhovo-Vasylivka, Chasiv Yar, Slovyans...</text:span>
</text:h>
      <text:p text:style-name="P4">
Authors: liveuamap (Language: en)</text:p>
      <text:p text:style-name="P4">
Time: 2023-06-04T-11:09:00</text:p>
      <text:p text:style-name="P4">
Location: New York, Donetsk Oblast (Latitude:48.32883 Longtitude:37.83646)</text:p>
      <text:p text:style-name="P4">
Videos: []</text:p>
      <text:p text:style-name="P4">
Images: []</text:p>
      <text:p text:style-name="P4">
Tags: ["Russia"]</text:p>
      <text:p text:style-name="P4">
ID: 22567401</text:p>
      <!--METADATA-->
      <text:p text:style-name="P4">
At Bakhmut direction Russian army shelled Vasukivka, Orikhovo-Vasylivka,Chasiv Yar, Slovyansk, Ivanivske, Predtechyne, Bila Hora, New York andShevchenko of Donetsk region. Russian aviation conducted airstrikes atKurdumivka and Bila Hora of Donetsk region, - General Staff of Armed Forces ofUkraine says in the morning report</text:p>
      <text:p text:style-name="P4">
News Collection Link: <text:a xlink:type="simple" xlink:href="https://liveuamap.com/en/2023/4-june-at-bakhmut-direction-russian-army-shelled-vasukivka" text:style-name="Internet_20_link" text:visited-style-name="Visited_20_Internet_20_Link">
https://liveuamap.com/en/2023/4-june-at-bakhmut-direction-russian-army-shelled-vasukivka</text:a>
</text:p>
      <text:p text:style-name="P4">
Source: <text:a xlink:type="simple" xlink:href="https://t.me/lumsrc/4986" text:style-name="Internet_20_link" text:visited-style-name="Visited_20_Internet_20_Link">
https://t.me/lumsrc/4986</text:a>
</text:p>
      <!--NEWS-->
      <text:h text:style-name="P10" text:outline-level="1">
<text:span text:style-name="T4">
Відома суперниця Світоліної в чвертьфіналі «Ролан Гаррос»</text:span>
</text:h>
      <text:p text:style-name="P4">
Authors: Ukrinform (Person)</text:p>
      <text:p text:style-name="P4">
Publisher: Укринформ (Organization)</text:p>
      <text:p text:style-name="P4">
Published Time: 2023-06-04T-11:17:29+03:00</text:p>
      <text:p text:style-name="P4">
Modified Time: 2023-06-04T23:17:29+03:00</text:p>
      <text:p text:style-name="P4">
Description: Українка зіграє з білорускою Соболенко. — Укрінформ.</text:p>
      <text:p text:style-name="P4">
Images: ['<text:a xlink:type="simple" xlink:href="https://static.ukrinform.com/photos/2023_06/thumb_files/630_360_1685909784-542.jpg" text:style-name="Internet_20_link" text:visited-style-name="Visited_20_Internet_20_Link">
630_360_16859...</text:a>
']</text:p>
      <text:p text:style-name="P4">
Tags: ['Світоліна', 'Теніс']</text:p>
      <text:p text:style-name="P4">
Type: Article</text:p>
      <!--METADATA-->
      <text:p text:style-name="P4">
<draw:frame draw:style-name="fr1" draw:name="Image4" text:anchor-type="as-char" svg:width="6.9236in" svg:height="3.956343in" draw:z-index="0">
<draw:image xlink:href="../Images/yкринформ/2023-06-04T-11-17-29-03-00/630_360_1685909784-542.jpg" xlink:type="simple" xlink:show="embed" xlink:actuate="onLoad" draw:mime-type="image/jpeg"/>
</draw:frame>
 Українказіграє з білорускою Соболенко.</text:p>
      <text:p text:style-name="P4">
Українська тенісистка Еліна Світоліна у чвертьфіналі Відкритого чемпіонатуФранції зустрінеться з другою ракеткою світу Аріною Соболенко , передаєУкрінформ.</text:p>
      <text:p text:style-name="P4">
Білоруска обіграла американку Стівенс в 1/8 фіналу «Ролан Гаррос» - 7:6, 6:4.Матч тривав 1 годину 43 хвилини.</text:p>
      <text:p text:style-name="P4">
Матч Світоліна – Соболенко відбудеться у вівторок, 6 червня.</text:p>
      <text:p text:style-name="P4">
<text:span text:style-name="T4">
Читайте також:</text:span>
 <text:a xlink:type="simple" xlink:href="https://www.ukrinform.ua/rubric-sports/3718232-svitolina-zigrae-u-cvertfinali-rolan-garros.html" text:style-name="Internet_20_link" text:visited-style-name="Visited_20_Internet_20_Link">
 <text:span text:style-name="T4">
Світол</text:span>
 іна вийшла у чвертьфінал «Ролан Гаррос»</text:a>
</text:p>
      <text:p text:style-name="P4">
Світоліна і Соболенко раніше зіграли два матчі, рахунок рівний.</text:p>
      <text:p text:style-name="P4">
Фото: Getty Images</text:p>
      <text:p text:style-name="P4">
Source: <text:a xlink:type="simple" xlink:href="https://www.ukrinform.ua/rubric-sports/3718263-vidoma-supernica-svitolinoi-v-cvertfinali-rolan-garros.html" text:style-name="Internet_20_link" text:visited-style-name="Visited_20_Internet_20_Link">
https://www.ukrinform.ua/rubric-sports/3718263-vidoma-supernica-svitolinoi-v-cvertfinali-rolan-garros.html</text:a>
</text:p>
      <!--NEWS-->
      <text:h text:style-name="P10" text:outline-level="1">
<text:span text:style-name="T4">
Загарбники знову обстріляли Харківщину</text:span>
</text:h>
      <text:p text:style-name="P4">
Authors: Ukrinform (Person)</text:p>
      <text:p text:style-name="P4">
Publisher: Укринформ (Organization)</text:p>
      <text:p text:style-name="P4">
Published Time: 2023-06-04T-13:09:00+03:00</text:p>
      <text:p text:style-name="P4">
Modified Time: 2023-06-04T23:09:00+03:00</text:p>
      <text:p text:style-name="P4">
Description: Російські військові обстріляли Чугуїв Харківської області в неділю ввечері, 4 червня. — Укрінформ.</text:p>
      <text:p text:style-name="P4">
Images: ['<text:a xlink:type="simple" xlink:href="https://static.ukrinform.com/photos/2022_07/thumb_files/630_360_1658762398-494.jpg" text:style-name="Internet_20_link" text:visited-style-name="Visited_20_Internet_20_Link">
630_360_16587...</text:a>
']</text:p>
      <text:p text:style-name="P4">
Tags: ['Обстріл', 'Харківщина', 'Війна з Росією']</text:p>
      <text:p text:style-name="P4">
Type: Article</text:p>
      <!--METADATA-->
      <text:p text:style-name="P4">
<draw:frame draw:style-name="fr1" draw:name="Image5" text:anchor-type="as-char" svg:width="6.9236in" svg:height="3.956343in" draw:z-index="0">
<draw:image xlink:href="../Images/yкринформ/2023-06-04T-13-09-00-03-00/630_360_1658762398-494.jpg" xlink:type="simple" xlink:show="embed" xlink:actuate="onLoad" draw:mime-type="image/jpeg"/>
</draw:frame>
 Російськівійськові обстріляли Чугуїв Харківської області в неділю ввечері, 4 червня.</text:p>
      <text:p text:style-name="P4">
Про це заявив начальник Чугуївської РВА Сергій Лободенко, передає Укрінформ ізпосиланням на <text:a xlink:type="simple" xlink:href="https://suspilne.media/496285-u-harkovi-bulo-cuti-vibuhi-so-vidomo-pro-ataku-rf/" text:style-name="Internet_20_link" text:visited-style-name="Visited_20_Internet_20_Link">
 Суспільне </text:a>
 .</text:p>
      <text:p text:style-name="P4">
За його словами, у Чугуєві було чути відлуння щонайменше п'яти вибухів, усіпролунали за межами Харкова з боку міста.</text:p>
      <text:p text:style-name="P4">
"РФ завдала ударів по Чугуєву, інформації про наслідки атаки на цю хвилинунемає", - заявив Лободенко.</text:p>
      <text:p text:style-name="P4">
<text:span text:style-name="T4">
Читайте також:</text:span>
 <text:span text:style-name="T4">
<text:a xlink:type="simple" xlink:href="https://www.ukrinform.ua/rubric-ato/3718185-zagarbniki-obstrilali-gromadu-na-harkivsini-dvoe-poranenih.html" text:style-name="Internet_20_link" text:visited-style-name="Visited_20_Internet_20_Link">
 Загарбники обстріляли громаду на Харківщині, двоєпоранених </text:a>
 </text:span>
</text:p>
      <text:p text:style-name="P4">
Поліція закликає жителів Харкова та області залишатися в укриттях. Провлучання снарядів, руйнування та поранених просять повідомляти на спецлінію102.</text:p>
      <text:p text:style-name="P4">
Як повідомляв Укрінформ, російська армія вранці 4 червня з вертольотів ітанків масовано <text:span text:style-name="T4">
<text:a xlink:type="simple" xlink:href="https://www.ukrinform.ua/tag-obstril" text:style-name="Internet_20_link" text:visited-style-name="Visited_20_Internet_20_Link">
 обстріляла </text:a>
 </text:span>
населені пункти Чугуївського і Богодухівського районів Харківської області.</text:p>
      <text:p text:style-name="P4">
<text:span text:style-name="T5">
Фото ілюстративне</text:span>
</text:p>
      <text:p text:style-name="P4">
Source: <text:a xlink:type="simple" xlink:href="https://www.ukrinform.ua/rubric-ato/3718264-zagarbniki-znovu-obstrilali-harkivsinu.html" text:style-name="Internet_20_link" text:visited-style-name="Visited_20_Internet_20_Link">
https://www.ukrinform.ua/rubric-ato/3718264-zagarbniki-znovu-obstrilali-harkivsinu.html</text:a>
</text:p>
      <!--NEWS-->
      <text:h text:style-name="P10" text:outline-level="1">
<text:span text:style-name="T4">
At Avdiyivka direction Russian army shelled Avdiyivka, Pervomayske, Nevelske, Karlivka of Don...</text:span>
</text:h>
      <text:p text:style-name="P4">
Authors: liveuamap (Language: en)</text:p>
      <text:p text:style-name="P4">
Time: 2023-06-04T-13:09:00</text:p>
      <text:p text:style-name="P4">
Location: Donetsk Oblast (Latitude:48.10789 Longtitude:37.4893)</text:p>
      <text:p text:style-name="P4">
Videos: []</text:p>
      <text:p text:style-name="P4">
Images: []</text:p>
      <text:p text:style-name="P4">
Tags: ["Russia"]</text:p>
      <text:p text:style-name="P4">
ID: 22567400</text:p>
      <!--METADATA-->
      <text:p text:style-name="P4">
At Avdiyivka direction Russian army shelled Avdiyivka, Pervomayske, Nevelske,Karlivka of Donetsk region. Russian aviation conducted airstrike at Avdiyivka,- General Staff of Armed Forces of Ukraine says in the morning report</text:p>
      <text:p text:style-name="P4">
News Collection Link: <text:a xlink:type="simple" xlink:href="https://liveuamap.com/en/2023/4-june-at-avdiyivka-direction-russian-army-shelled-avdiyivka" text:style-name="Internet_20_link" text:visited-style-name="Visited_20_Internet_20_Link">
https://liveuamap.com/en/2023/4-june-at-avdiyivka-direction-russian-army-shelled-avdiyivka</text:a>
</text:p>
      <text:p text:style-name="P4">
Source: <text:a xlink:type="simple" xlink:href="https://t.me/lumsrc/4987" text:style-name="Internet_20_link" text:visited-style-name="Visited_20_Internet_20_Link">
https://t.me/lumsrc/4987</text:a>
</text:p>
      <!--NEWS-->
      <text:h text:style-name="P10" text:outline-level="1">
<text:span text:style-name="T4">
At Shakhtarske direction Russian army shelled Vuhledar, Prechystivka and Novoukrayinka of Don...</text:span>
</text:h>
      <text:p text:style-name="P4">
Authors: liveuamap (Language: en)</text:p>
      <text:p text:style-name="P4">
Time: 2023-06-04T-15:09:00</text:p>
      <text:p text:style-name="P4">
Location: Vuhledar, Donetsk Oblast (Latitude:47.77764 Longtitude:37.23953)</text:p>
      <text:p text:style-name="P4">
Videos: []</text:p>
      <text:p text:style-name="P4">
Images: []</text:p>
      <text:p text:style-name="P4">
Tags: ["Russia"]</text:p>
      <text:p text:style-name="P4">
ID: 22567398</text:p>
      <!--METADATA-->
      <text:p text:style-name="P4">
At Shakhtarske direction Russian army shelled Vuhledar, Prechystivka andNovoukrayinka of Donetsk region. Russian aviation conducted airstrikes atVuhledar and Prechystivka of Donetsk region, - General Staff of Armed Forcesof Ukraine says in the morning report</text:p>
      <text:p text:style-name="P4">
News Collection Link: <text:a xlink:type="simple" xlink:href="https://liveuamap.com/en/2023/4-june-at-shakhtarske-direction-russian-army-shelled-vuhledar" text:style-name="Internet_20_link" text:visited-style-name="Visited_20_Internet_20_Link">
https://liveuamap.com/en/2023/4-june-at-shakhtarske-direction-russian-army-shelled-vuhledar</text:a>
</text:p>
      <text:p text:style-name="P4">
Source: <text:a xlink:type="simple" xlink:href="https://t.me/lumsrc/4989" text:style-name="Internet_20_link" text:visited-style-name="Visited_20_Internet_20_Link">
https://t.me/lumsrc/4989</text:a>
</text:p>
      <!--NEWS-->
      <text:h text:style-name="P10" text:outline-level="1">
<text:span text:style-name="T4">
«Інгулець» звільнив головного тренера Ковальця</text:span>
</text:h>
      <text:p text:style-name="P4">
Authors: Ukrinform (Person)</text:p>
      <text:p text:style-name="P4">
Publisher: Укринформ (Organization)</text:p>
      <text:p text:style-name="P4">
Published Time: 2023-06-04T-16:56:00+03:00</text:p>
      <text:p text:style-name="P4">
Modified Time: 2023-06-04T22:56:00+03:00</text:p>
      <text:p text:style-name="P4">
Description: У стиках буде в.о. наставника. — Укрінформ.</text:p>
      <text:p text:style-name="P4">
Images: ['<text:a xlink:type="simple" xlink:href="https://static.ukrinform.com/photos/2023_06/thumb_files/630_360_1685908941-867.jpg" text:style-name="Internet_20_link" text:visited-style-name="Visited_20_Internet_20_Link">
630_360_16859...</text:a>
']</text:p>
      <text:p text:style-name="P4">
Tags: ['Футбол', 'Інгулець']</text:p>
      <text:p text:style-name="P4">
Type: Article</text:p>
      <!--METADATA-->
      <text:p text:style-name="P4">
<draw:frame draw:style-name="fr1" draw:name="Image6" text:anchor-type="as-char" svg:width="6.9236in" svg:height="3.956343in" draw:z-index="0">
<draw:image xlink:href="../Images/yкринформ/2023-06-04T-16-56-00-03-00/630_360_1685908941-867.jpg" xlink:type="simple" xlink:show="embed" xlink:actuate="onLoad" draw:mime-type="image/jpeg"/>
</draw:frame>
 У стикахбуде в.о. наставника.</text:p>
      <text:p text:style-name="P4">
«Інгулець» після поразки в завершальному турі УПЛ від «Вереса» (0:1) <text:a xlink:type="simple" xlink:href="https://inhulets.com/fk-ingulets-diakuie-sergiiu-kovaltsiu-za-spivpratsiu" text:style-name="Internet_20_link" text:visited-style-name="Visited_20_Internet_20_Link">
оголосив </text:a>
 про припинення співпраці з головним тренером команди СергіємКовальцем та призначення виконувачем його обов’язків Владислава Лупашка,передає Укрінформ.</text:p>
      <text:p text:style-name="P4">
36-річний Лупашко - колишній футболіст клубу з Петрового, а останнім часом -асистент Ковальця. Він готуватиме команду до перехідних матчів з «ЛНЗ» заправо грати в УПЛ наступного сезону. Вони пройдуть 10 та 14 червня.</text:p>
      <text:p text:style-name="P4">
54-річний Ковалець очолив «Інгулець» 29 грудня 2022 року.</text:p>
      <text:p text:style-name="P4">
Під керівництвом Ковальця «Інгулець» провів 16 матчів в УПЛ: 5 перемог, 3нічиї та 8 поразок з загальним рахунком 10:16. Зокрема, на чолі з Ковальцемкоманда перемогла «Динамо» (2:0).</text:p>
      <text:p text:style-name="P4">
<text:span text:style-name="T4">
Читайте також:</text:span>
 <text:a xlink:type="simple" xlink:href="https://www.ukrinform.ua/rubric-sports/3718191-sahtar-postupivsa-vorskli-v-upl.html" text:style-name="Internet_20_link" text:visited-style-name="Visited_20_Internet_20_Link">
 «Шахтар» поступився «Ворсклі» в УПЛ</text:a>
</text:p>
      <text:p text:style-name="P4">
Сезон 2022/23 «Інгулець» завершив на 14-му місці в турнірній таблиці. Команданабрала 31 очко.</text:p>
      <text:p text:style-name="P4">
Фото: inhulets.com</text:p>
      <text:p text:style-name="P4">
Source: <text:a xlink:type="simple" xlink:href="https://www.ukrinform.ua/rubric-sports/3718261-ingulec-zvilniv-golovnogo-trenera-kovalca.html" text:style-name="Internet_20_link" text:visited-style-name="Visited_20_Internet_20_Link">
https://www.ukrinform.ua/rubric-sports/3718261-ingulec-zvilniv-golovnogo-trenera-kovalca.html</text:a>
</text:p>
      <!--NEWS-->
      <text:h text:style-name="P10" text:outline-level="1">
<text:span text:style-name="T4">
At Zaporizhzhia and Kherson directions Russian army shelled Vremivka, Zelene Pole of Donetsk ...</text:span>
</text:h>
      <text:p text:style-name="P4">
Authors: liveuamap (Language: en)</text:p>
      <text:p text:style-name="P4">
Time: 2023-06-04T-17:09:00</text:p>
      <text:p text:style-name="P4">
Location: Zaporizhiye (Latitude:47.66423 Longtitude:36.25282)</text:p>
      <text:p text:style-name="P4">
Videos: []</text:p>
      <text:p text:style-name="P4">
Images: []</text:p>
      <text:p text:style-name="P4">
Tags: ["Russia"]</text:p>
      <text:p text:style-name="P4">
ID: 22567397</text:p>
      <!--METADATA-->
      <text:p text:style-name="P4">
At Zaporizhzhia and Kherson directions Russian army shelled Vremivka, ZelenePole of Donetsk region; Burlatske, Malynivka, Bilohirya, Mala Tokmachka,Novodanylivka, Novoandriyivka, Kamyanske, Lukyanivske and Komyshuvakha ofZaporizhzhia region, also Zolota Balka, Zmiyivka, Beryslav, Burhunka,Ivanivka, Dachi, Zymivnyk, Bilozerka, Dniprovske, Kizomys of Kherson regionand Kherson city. Russian aviation conducted airstrikes at Poltavka andHuliaipole of Zaporizhzhia region, - General Staff of Armed Forces of Ukrainesays in the morning report</text:p>
      <text:p text:style-name="P4">
News Collection Link: <text:a xlink:type="simple" xlink:href="https://liveuamap.com/en/2023/4-june-at-zaporizhzhia-and-kherson-directions-russian-army" text:style-name="Internet_20_link" text:visited-style-name="Visited_20_Internet_20_Link">
https://liveuamap.com/en/2023/4-june-at-zaporizhzhia-and-kherson-directions-russian-army</text:a>
</text:p>
      <text:p text:style-name="P4">
Source: <text:a xlink:type="simple" xlink:href="https://t.me/lumsrc/4990" text:style-name="Internet_20_link" text:visited-style-name="Visited_20_Internet_20_Link">
https://t.me/lumsrc/4990</text:a>
</text:p>
      <!--NEWS-->
      <text:h text:style-name="P10" text:outline-level="1">
<text:span text:style-name="T4">
Прем'єрка Сербії заявила про готовність піти у відставку</text:span>
</text:h>
      <text:p text:style-name="P4">
Authors: Ukrinform (Person)</text:p>
      <text:p text:style-name="P4">
Publisher: Укринформ (Organization)</text:p>
      <text:p text:style-name="P4">
Published Time: 2023-06-04T-18:44:00+03:00</text:p>
      <text:p text:style-name="P4">
Modified Time: 2023-06-04T22:44:00+03:00</text:p>
      <text:p text:style-name="P4">
Description: Прем'єр-міністерка Сербії Ана Брнабич заявила про готовність піти у відставку. — Укрінформ.</text:p>
      <text:p text:style-name="P4">
Images: ['<text:a xlink:type="simple" xlink:href="https://static.ukrinform.com/photos/2019_04/thumb_files/630_360_1556488496-572.jpeg" text:style-name="Internet_20_link" text:visited-style-name="Visited_20_Internet_20_Link">
630_360_15564...</text:a>
']</text:p>
      <text:p text:style-name="P4">
Tags: ['Протест', 'Сербія', 'Відставка']</text:p>
      <text:p text:style-name="P4">
Type: Article</text:p>
      <!--METADATA-->
      <text:p text:style-name="P4">
<draw:frame draw:style-name="fr1" draw:name="Image7" text:anchor-type="as-char" svg:width="6.9236in" svg:height="3.956343in" draw:z-index="0">
<draw:image xlink:href="../Images/yкринформ/2023-06-04T-18-44-00-03-00/630_360_1556488496-572.jpeg" xlink:type="simple" xlink:show="embed" xlink:actuate="onLoad" draw:mime-type="image/jpeg"/>
</draw:frame>
 Прем'єр-міністерка Сербії Ана Брнабич заявила про готовність піти у відставку.</text:p>
      <text:p text:style-name="P4">
Про це вона <text:a xlink:type="simple" xlink:href="https://twitter.com/anabrnabic/status/1665370072259362818" text:style-name="Internet_20_link" text:visited-style-name="Visited_20_Internet_20_Link">
 написала</text:a>
 у твіттері,передає Укрінформ.</text:p>
      <text:p text:style-name="P4">
"З огляду на те, що пишуть олігархічні медіа, просто щоб було зрозуміло: будь-якої миті я готова піти у відставку з посади прем'єра, і президент Сербії цезнає, але поки що відмовляється. Можливо, він передумає", - заявила Брнабич.</text:p>
      <text:p text:style-name="P4">
<text:span text:style-name="T4">
Читайте також:</text:span>
 <text:span text:style-name="T4">
<text:a xlink:type="simple" xlink:href="https://www.ukrinform.ua/rubric-world/3717936-es-zaklikav-serbiu-ta-kosovo-do-deeskalacii-konfliktu-ta-prigroziv-negativnimi-naslidkami.html" text:style-name="Internet_20_link" text:visited-style-name="Visited_20_Internet_20_Link">
 ЄС закликав Сербію та Косово до деескалації конфліктута пригрозив «негативними наслідками» </text:a>
 </text:span>
</text:p>
      <text:p text:style-name="P4">
Вона також додала, що готова до можливих перевиборів до парламенту - останнівідбулися навесні 2022 року, і "однозначно залишається вірною Сербії таОлександру Вучичу".</text:p>
      <text:p text:style-name="Quotations">

<text:p text:style-name="P4">
Obzirom na pisanja tajkunskih medija, samo da bude jasno - u svakom trenutku&gt;
 sam spremna da, kao PV, podnesem ostavku i to <text:a xlink:type="simple" xlink:href="https://twitter.com/predsednikrs" text:style-name="Internet_20_link" text:visited-style-name="Visited_20_Internet_20_Link">
 @predsednikrs&gt;
 </text:a>
 zna i, za sada,&gt;
 odbija. Možda se predomisli. Želite izbore - nikakav problem, uvek smo za&gt;
 izbore. Ja svakako ostajem odana Srbiji i <text:a xlink:type="simple" xlink:href="https://twitter.com/avucic" text:style-name="Internet_20_link" text:visited-style-name="Visited_20_Internet_20_Link">
 @avucic&gt;
 </text:a>
 .&gt;
&gt;
 — Ana Brnabic (@anabrnabic) <text:a xlink:type="simple" xlink:href="https://twitter.com/anabrnabic/status/1665370072259362818" text:style-name="Internet_20_link" text:visited-style-name="Visited_20_Internet_20_Link">
 June 4, 2023&gt;
 </text:a>
</text:p>

</text:p>
      <text:p text:style-name="P4">
Як повідомлялося, у Косові виникли зіткнення між місцевою поліцією таучасниками акцій, котрі протестують проти приходу до влади мерів - етнічнихалбанців у районах проживання сербського населення.</text:p>
      <text:p text:style-name="P4">
Раніше повідомлялося про 25 миротворців НАТО, які _<text:span text:style-name="T4">
<text:a xlink:type="simple" xlink:href="https://www.ukrinform.ua/rubric-world/3715843-u-sutickah-v-kosovo-postrazdali-dva-desatki-mirotvorciv-nato.html" text:style-name="Internet_20_link" text:visited-style-name="Visited_20_Internet_20_Link">
 постраждали під часзіткнень із протестувальниками у Косові. </text:a>
 </text:span>
 _</text:p>
      <text:p text:style-name="P4">
<text:span text:style-name="T4">
Читайте також:</text:span>
 <text:span text:style-name="T4">
<text:a xlink:type="simple" xlink:href="https://www.ukrinform.ua/rubric-world/3716465-suticki-u-kosovo-premer-zvinuvativ-fasistski-bandi-aki-kontrolue-serbia.html" text:style-name="Internet_20_link" text:visited-style-name="Visited_20_Internet_20_Link">
 Сутички у Косово: прем’єр звинуватив «фашистськібанди», які контролює Сербія </text:a>
 </text:span>
</text:p>
      <text:p text:style-name="P4">
У 2008 році Косово проголосило незалежність від Сербії, однак Белград її невизнає. У 2013 році <text:span text:style-name="T4">
<text:a xlink:type="simple" xlink:href="https://www.ukrinform.ua/tag-serbia" text:style-name="Internet_20_link" text:visited-style-name="Visited_20_Internet_20_Link">
 Сербія </text:a>
 </text:span>
 іКосово підписали у Брюсселі угоду про нормалізацію відносин за посередництваЄС.</text:p>
      <text:p text:style-name="P4">
Source: <text:a xlink:type="simple" xlink:href="https://www.ukrinform.ua/rubric-world/3718259-premerka-serbii-zaavila-pro-gotovnist-piti-u-vidstavku.html" text:style-name="Internet_20_link" text:visited-style-name="Visited_20_Internet_20_Link">
https://www.ukrinform.ua/rubric-world/3718259-premerka-serbii-zaavila-pro-gotovnist-piti-u-vidstavku.html</text:a>
</text:p>
      <!--NEWS-->
      <text:h text:style-name="P10" text:outline-level="1">
<text:span text:style-name="T4">
У притулку для біженців з України виникла пожежа, є постраждалі – посол в Німеччині</text:span>
</text:h>
      <text:p text:style-name="P4">
Authors: Ukrinform (Person)</text:p>
      <text:p text:style-name="P4">
Publisher: Укринформ (Organization)</text:p>
      <text:p text:style-name="P4">
Published Time: 2023-06-04T-20:24:00+03:00</text:p>
      <text:p text:style-name="P4">
Modified Time: 2023-06-04T22:24:00+03:00</text:p>
      <text:p text:style-name="P4">
Description: У притулку для українських біженців, який розташовується у федеральній землі Тюрингія, виникла пожежа, є постраждалі. — Укрінформ.</text:p>
      <text:p text:style-name="P4">
Images: ['<text:a xlink:type="simple" xlink:href="https://static.ukrinform.com/photos/2023_06/thumb_files/630_360_1685906315-297.jpg" text:style-name="Internet_20_link" text:visited-style-name="Visited_20_Internet_20_Link">
630_360_16859...</text:a>
']</text:p>
      <text:p text:style-name="P4">
Tags: ['Німеччина', 'Посол', 'Біженці']</text:p>
      <text:p text:style-name="P4">
Type: Article</text:p>
      <!--METADATA-->
      <text:p text:style-name="P4">
<draw:frame draw:style-name="fr1" draw:name="Image8" text:anchor-type="as-char" svg:width="6.9236in" svg:height="3.949462in" draw:z-index="0">
<draw:image xlink:href="../Images/yкринформ/2023-06-04T-20-24-00-03-00/630_360_1685906315-297.jpg" xlink:type="simple" xlink:show="embed" xlink:actuate="onLoad" draw:mime-type="image/jpeg"/>
</draw:frame>
 Упритулку для українських біженців, який розташовується у федеральній земліТюрингія, виникла пожежа, є постраждалі.</text:p>
      <text:p text:style-name="P4">
Як передає Укрінформ, про це у своєму <text:a xlink:type="simple" xlink:href="https://www.facebook.com/oleksii.makeiev/posts/pfbid02HZZANgYa4JQK8WFR7Q7kbA2nkKGLkB5Xw53PLMFJ9MRChbHUHC8KeJPwbHPE3ANcl" text:style-name="Internet_20_link" text:visited-style-name="Visited_20_Internet_20_Link">
 Фейсбуці</text:a>
написав посол України в Німеччині Олексій Макеєв.</text:p>
      <text:p text:style-name="P4">
"Сьогодні мене сповістили про сумну звістку, що в одному з будинків, депроживають українські шукачі захисту у федеральній землі Тюрингія, виниклапожежа. Унаслідок цього прикрого інциденту, за попередньою інформацією, єпостраждалі", - повідомив він.</text:p>
      <text:p text:style-name="P4">
<text:span text:style-name="T4">
Читайте також:</text:span>
 <text:a xlink:type="simple" xlink:href="https://www.ukrinform.ua/rubric-diaspora/3716268-prezident-sku-v-berlini-obgovoriv-potrebu-vikladanna-ukrainskoi-movi-v-skolah-nimeccini.html" text:style-name="Internet_20_link" text:visited-style-name="Visited_20_Internet_20_Link">
 Президент СКУ в Берліні обговорив потребу викладанняукраїнської мови у школах Німеччини </text:a>
</text:p>
      <text:p text:style-name="P4">
За його словами, слідство триває, а деталі поки не розголошуються.</text:p>
      <text:p text:style-name="P4">
"Наші консули з самого ранку на контакті з громадянами України, хто проживає уцьому регіоні, постійно мене брифінгують, а також з німецькими правоохороннимиорганами. Чекаємо на докладнішу інформацію, після того повідомлю більшдетально, - резюмував Макеєв.</text:p>
      <text:p text:style-name="P4">
Як повідомляв Укрінформ, раніше стало відомо, що <text:a xlink:type="simple" xlink:href="https://www.ukrinform.ua/rubric-society/3716318-ponad-60-ukrainciv-u-polsi-planuut-povernutisa-dodomu.html" text:style-name="Internet_20_link" text:visited-style-name="Visited_20_Internet_20_Link">
 понад 60% українців уПольщі планують повернутися додому </text:a>
 .</text:p>
      <text:p text:style-name="P4">
Фото: dpa</text:p>
      <text:p text:style-name="P4">
Source: <text:a xlink:type="simple" xlink:href="https://www.ukrinform.ua/rubric-society/3718257-u-pritulku-dla-bizenciv-z-ukraini-vinikla-pozeza-e-postrazdali-posol-v-nimeccini.html" text:style-name="Internet_20_link" text:visited-style-name="Visited_20_Internet_20_Link">
https://www.ukrinform.ua/rubric-society/3718257-u-pritulku-dla-bizenciv-z-ukraini-vinikla-pozeza-e-postrazdali-posol-v-nimeccini.html</text:a>
</text:p>
      <!--NEWS-->
      <text:h text:style-name="P10" text:outline-level="1">
<text:span text:style-name="T4">
Костюк вийшла у чвертьфінал «Ролан Гаррос» у міксті</text:span>
</text:h>
      <text:p text:style-name="P4">
Authors: Ukrinform (Person)</text:p>
      <text:p text:style-name="P4">
Publisher: Укринформ (Organization)</text:p>
      <text:p text:style-name="P4">
Published Time: 2023-06-04T-22:17:00+03:00</text:p>
      <text:p text:style-name="P4">
Modified Time: 2023-06-04T22:17:00+03:00</text:p>
      <text:p text:style-name="P4">
Description: Українка виступає в парі з сальвадорцем Марсело Аревало. — Укрінформ.</text:p>
      <text:p text:style-name="P4">
Images: ['<text:a xlink:type="simple" xlink:href="https://static.ukrinform.com/photos/2023_06/thumb_files/630_360_1685906183-365.jpg" text:style-name="Internet_20_link" text:visited-style-name="Visited_20_Internet_20_Link">
630_360_16859...</text:a>
']</text:p>
      <text:p text:style-name="P4">
Tags: ['Теніс', 'Марта Костюк']</text:p>
      <text:p text:style-name="P4">
Type: Article</text:p>
      <!--METADATA-->
      <text:p text:style-name="P4">
<draw:frame draw:style-name="fr1" draw:name="Image9" text:anchor-type="as-char" svg:width="6.9236in" svg:height="3.956343in" draw:z-index="0">
<draw:image xlink:href="../Images/yкринформ/2023-06-04T-22-17-00-03-00/630_360_1685906183-365.jpg" xlink:type="simple" xlink:show="embed" xlink:actuate="onLoad" draw:mime-type="image/jpeg"/>
</draw:frame>
 Українкавиступає в парі з сальвадорцем Марсело Аревало.</text:p>
      <text:p text:style-name="P4">
Українська тенісистка Марта Костюк у парі з сальвадорцем Марсело Ареваловийшли у чвертьфінал «Ролан Гаррос», передає Укрінформ.</text:p>
      <text:p text:style-name="P4">
В 1/8 фіналу Костюк і Аревало обіграли австралійців Сторм Хантер та Джон Пірс– 6:4, 5:7, 12-10.</text:p>
      <text:p text:style-name="P4">
Матч тривав 1 годину 33 хвилини. Марта та Марсело 4 рази подали навиліт,допустили 5 подвійних помилок та реалізували 3/6 брейк-пойнти.</text:p>
      <text:p text:style-name="P4">
У наступному раунді змагань Костюк та Аревало зіграють проти Б'янки Андреєску(Канада) та Майкла Вінуса (Нова Зеландія).</text:p>
      <text:p text:style-name="P4">
<text:span text:style-name="T4">
Читайте також:</text:span>
 <text:a xlink:type="simple" xlink:href="https://www.ukrinform.ua/rubric-sports/3718238-kostuk-ta-ruse-zaversili-vistup-v-18-finalu-parnogo-rozradu-rolan-garros.html" text:style-name="Internet_20_link" text:visited-style-name="Visited_20_Internet_20_Link">
 <text:span text:style-name="T4">
Костюк</text:span>
 та Русе завершили виступ в 1/8 фіналу парногорозряду «Ролан Гаррос» </text:a>
</text:p>
      <text:p text:style-name="P4">
Як повідомляв Укрінформ, у парному розряді Костюк вилетіла на стадії 1/8фіналу, в одиночній сітці – на старті.</text:p>
      <text:p text:style-name="P4">
Фото: btu.org.ua</text:p>
      <text:p text:style-name="P4">
Source: <text:a xlink:type="simple" xlink:href="https://www.ukrinform.ua/rubric-sports/3718256-kostuk-vijsla-u-cvertfinal-rolan-garros-u-miksti.html" text:style-name="Internet_20_link" text:visited-style-name="Visited_20_Internet_20_Link">
https://www.ukrinform.ua/rubric-sports/3718256-kostuk-vijsla-u-cvertfinal-rolan-garros-u-miksti.html</text:a>
</text:p>
      <!--NEWS-->
      <text:h text:style-name="P10" text:outline-level="1">
<text:span text:style-name="T4">
«Жироні» не вдалось кваліфікуватись до єврокубків</text:span>
</text:h>
      <text:p text:style-name="P4">
Authors: Ukrinform (Person)</text:p>
      <text:p text:style-name="P4">
Publisher: Укринформ (Organization)</text:p>
      <text:p text:style-name="P4">
Published Time: 2023-06-04T-24:14:03+03:00</text:p>
      <text:p text:style-name="P4">
Modified Time: 2023-06-04T22:14:03+03:00</text:p>
      <text:p text:style-name="P4">
Description: «Жирона» на виїзді програла «Осасуні».   — Укрінформ.</text:p>
      <text:p text:style-name="P4">
Images: ['<text:a xlink:type="simple" xlink:href="https://static.ukrinform.com/photos/2023_06/thumb_files/630_360_1685905972-443.jpg" text:style-name="Internet_20_link" text:visited-style-name="Visited_20_Internet_20_Link">
630_360_16859...</text:a>
']</text:p>
      <text:p text:style-name="P4">
Tags: ['Футбол', 'Віктор Циганков']</text:p>
      <text:p text:style-name="P4">
Type: Article</text:p>
      <!--METADATA-->
      <text:p text:style-name="P4">
<draw:frame draw:style-name="fr1" draw:name="Image10" text:anchor-type="as-char" svg:width="6.9236in" svg:height="3.956343in" draw:z-index="0">
<draw:image xlink:href="../Images/yкринформ/2023-06-04T-24-14-03-03-00/630_360_1685905972-443.jpg" xlink:type="simple" xlink:show="embed" xlink:actuate="onLoad" draw:mime-type="image/jpeg"/>
</draw:frame>
 «Жирона»на виїзді програла «Осасуні».</text:p>
      <text:p text:style-name="P4">
«Жирона» в завершальному турі Ла Ліги поступилася «Осасуні» - 1:2, передаєУкрінформ.</text:p>
      <text:p text:style-name="P4">
Перший тайм завершився без забитих голів. А по перерві перемогу господарямполя приніс дубль Анте Будіміра. До кінця зустрічі гості зуміли відіграти одинм’яч зусиллями Рейнієра, який відзначився після асиста Віктора Циганкова.</text:p>
      <text:p text:style-name="P4">
Український півзахисник «Жирони» вийшов у стартовому складі своєї команди тапровів на полі всю гру. Він відзначився шостою результативною передачею заіспанську команду.</text:p>
      <text:p text:style-name="P4">
«Жирона» посідає десяте місце у турнірній таблиці Ла Ліги та не потрапила доєврокубків за підсумками сезону. «Осасуна» набрала 53 очки, посіла сьомупозицію та зіграє у Лізі конференцій.</text:p>
      <text:p text:style-name="P4">
<text:span text:style-name="T4">
Читайте також:</text:span>
 <text:a xlink:type="simple" xlink:href="https://www.ukrinform.ua/rubric-sports/3707010-zmi-buskets-pokine-barselonu-pisla-zaversenna-sezonu.html" text:style-name="Internet_20_link" text:visited-style-name="Visited_20_Internet_20_Link">
 ЗМІ: Бускетс покине « <text:span text:style-name="T4">
Барселону</text:span>
 » після завершеннясезону </text:a>
</text:p>
      <text:p text:style-name="P4">
Як повідомляв Укрінформ, «Барселона» виграла чемпіонат Іспанії вперше з 2019року.</text:p>
      <text:p text:style-name="P4">
Фото: Getty Images</text:p>
      <text:p text:style-name="P4">
Source: <text:a xlink:type="simple" xlink:href="https://www.ukrinform.ua/rubric-sports/3718255-zironi-ne-vdalos-kvalifikuvatis-do-evrokubkiv.html" text:style-name="Internet_20_link" text:visited-style-name="Visited_20_Internet_20_Link">
https://www.ukrinform.ua/rubric-sports/3718255-zironi-ne-vdalos-kvalifikuvatis-do-evrokubkiv.html</text:a>
</text:p>
      <!--NEWS-->
      <text:h text:style-name="P10" text:outline-level="1">
<text:span text:style-name="T4">
Легіон «Свобода Росії» та РДК заявили, що передають Україні полонених із Бєлгородської області</text:span>
</text:h>
      <text:p text:style-name="P4">
Authors: Ukrinform (Person)</text:p>
      <text:p text:style-name="P4">
Publisher: Укринформ (Organization)</text:p>
      <text:p text:style-name="P4">
Published Time: 2023-06-04T-26:01:00+03:00</text:p>
      <text:p text:style-name="P4">
Modified Time: 2023-06-04T22:01:00+03:00</text:p>
      <text:p text:style-name="P4">
Description: В Легіоні «Свобода Росії» заявили, що передають Україні захоплених у полон в Бєлгородській області солдатів армії РФ. — Укрінформ.</text:p>
      <text:p text:style-name="P4">
Images: ['<text:a xlink:type="simple" xlink:href="https://static.ukrinform.com/photos/2023_05/thumb_files/630_360_1684938991-585.jpg" text:style-name="Internet_20_link" text:visited-style-name="Visited_20_Internet_20_Link">
630_360_16849...</text:a>
']</text:p>
      <text:p text:style-name="P4">
Tags: ['Полонені', 'Війна з Росією', 'Легіон «Свобода Росії» ', 'РДК']</text:p>
      <text:p text:style-name="P4">
Type: Article</text:p>
      <!--METADATA-->
      <text:p text:style-name="P4">
<draw:frame draw:style-name="fr1" draw:name="Image11" text:anchor-type="as-char" svg:width="6.9236in" svg:height="3.956343in" draw:z-index="0">
<draw:image xlink:href="../Images/yкринформ/2023-06-04T-26-01-00-03-00/630_360_1684938991-585.jpg" xlink:type="simple" xlink:show="embed" xlink:actuate="onLoad" draw:mime-type="image/jpeg"/>
</draw:frame>
 В Легіоні«Свобода Росії» заявили, що передають Україні захоплених у полон вБєлгородській області солдатів армії РФ.</text:p>
      <text:p text:style-name="P4">
Як передає Укрінформ, про це йдеться у повідомленні в <text:a xlink:type="simple" xlink:href="https://t.me/legionoffreedom/854" text:style-name="Internet_20_link" text:visited-style-name="Visited_20_Internet_20_Link">
 телеграм-каналуЛегіону </text:a>
 .</text:p>
      <text:p text:style-name="P4">
«Полонених (солдатів РФ – ред.) ми передаємо в обмінний фонд українськоїсторони», - йдеться у повідомленні.</text:p>
      <text:p text:style-name="P4">
<text:span text:style-name="T4">
Читайте також:</text:span>
 <text:a xlink:type="simple" xlink:href="https://www.ukrinform.ua/rubric-ato/3718146-legion-svoboda-rosii-ta-rdk-zaavili-so-vzali-v-polon-rosijskih-soldativ-u-belgorodskij-oblasti.html" text:style-name="Internet_20_link" text:visited-style-name="Visited_20_Internet_20_Link">
 Легіон «Свобода Росії» та <text:span text:style-name="T4">
РДК</text:span>
 заявили, що взяли вполон солдатів у Бєлгородській області </text:a>
</text:p>
      <text:p text:style-name="P4">
В Легіоні додали, що губернатор Бєлгородській області Гладков так і не приїхавза полоненими.</text:p>
      <text:p text:style-name="P4">
«Вся влада в «єдиноросів» в особі губернатора Гладкова злякалася, івідсиділася у затишних кабінетах, залишивши своїх людей у нашому полоні. Теперми остаточно зрозуміли, наскільки гнила і боягузлива влада сидить біля керма,спілкуватися з ними безглуздо. Як кажуть, негідники», - йдеться уповідомленні.</text:p>
      <text:p text:style-name="P4">
Як повідомляв Укрінформ, 1 червня Легіон «Свобода Росії» та «Російськийдобровольчий корпус» заявили про початок нового рейду у Бєлгородську областьРФ.</text:p>
      <text:p text:style-name="P4">
<text:span text:style-name="T4">
Читайте також:</text:span>
 <text:a xlink:type="simple" xlink:href="https://www.ukrinform.ua/rubric-ato/3718091-legion-svoboda-rosii-ta-rdk-zaavili-so-uvijsli-do-peredmista-sebekina.html" text:style-name="Internet_20_link" text:visited-style-name="Visited_20_Internet_20_Link">
 Легіон «Свобода Росії» та <text:span text:style-name="T4">
РДК</text:span>
 заявили, що увійшли допередмістя Шебекіна </text:a>
</text:p>
      <text:p text:style-name="P4">
Російська влада для боротьби з партизанами перекинула у прикордонні населеніпункти Бєлгородської області елітний загін спецпризначення, а також почаламасові обстріли території.</text:p>
      <text:p text:style-name="P4">
Легіон «Свобода Росії» запропонував жителям Бєлгородської області РФ, якіпотерпають від обстрілів армією РФ, евакуюватися в Україну.</text:p>
      <text:p text:style-name="P4">
4 червня «Російський добровольчий корпус» і Легіон «Свобода Росії» заявили провходження до передмістя Шебекіна Бєлгородської області РФ.</text:p>
      <text:p text:style-name="P4">
Source: <text:a xlink:type="simple" xlink:href="https://www.ukrinform.ua/rubric-ato/3718253-legion-svoboda-rosii-ta-rdk-zaavili-so-peredaut-ukraini-polonenih-soldativ-iz-belgorodskij-oblasti.html" text:style-name="Internet_20_link" text:visited-style-name="Visited_20_Internet_20_Link">
https://www.ukrinform.ua/rubric-ato/3718253-legion-svoboda-rosii-ta-rdk-zaavili-so-peredaut-ukraini-polonenih-soldativ-iz-belgorodskij-oblasti.html</text:a>
</text:p>
      <!--NEWS-->
      <text:h text:style-name="P10" text:outline-level="1">
<text:span text:style-name="T4">
Україна разом із партнерами має закрити можливості для обходу санкцій з боку РФ - Зеленський</text:span>
</text:h>
      <text:p text:style-name="P4">
Authors: Ukrinform (Person)</text:p>
      <text:p text:style-name="P4">
Publisher: Укринформ (Organization)</text:p>
      <text:p text:style-name="P4">
Published Time: 2023-06-04T-29:55:00+03:00</text:p>
      <text:p text:style-name="P4">
Modified Time: 2023-06-04T21:55:00+03:00</text:p>
      <text:p text:style-name="P4">
Description: Президент України Володимир Зеленський провів спеціальну нараду за участі Головного управління розвідки, уряду, Служби зовнішньої розвідки й Офісу Президента щодо недопущення обходу санкцій з боку Росії. — Укрінформ.</text:p>
      <text:p text:style-name="P4">
Images: ['<text:a xlink:type="simple" xlink:href="https://static.ukrinform.com/photos/2022_08/thumb_files/630_360_1659353300-361.jpeg" text:style-name="Internet_20_link" text:visited-style-name="Visited_20_Internet_20_Link">
630_360_16593...</text:a>
']</text:p>
      <text:p text:style-name="P4">
Tags: ['Антиросійські санкції', 'Економіка', 'Зеленський', 'Війна з Росією']</text:p>
      <text:p text:style-name="P4">
Type: Article</text:p>
      <!--METADATA-->
      <text:p text:style-name="P4">
<draw:frame draw:style-name="fr1" draw:name="Image12" text:anchor-type="as-char" svg:width="6.9236in" svg:height="3.956343in" draw:z-index="0">
<draw:image xlink:href="../Images/yкринформ/2023-06-04T-29-55-00-03-00/630_360_1659353300-361.jpeg" xlink:type="simple" xlink:show="embed" xlink:actuate="onLoad" draw:mime-type="image/jpeg"/>
</draw:frame>
Президент України Володимир Зеленський провів спеціальну нараду за участіГоловного управління розвідки, уряду, Служби зовнішньої розвідки й ОфісуПрезидента щодо недопущення обходу санкцій з боку Росії.</text:p>
      <text:p text:style-name="P4">
Про це глава держави повідомив у <text:a xlink:type="simple" xlink:href="https://www.youtube.com/watch" text:style-name="Internet_20_link" text:visited-style-name="Visited_20_Internet_20_Link">
 зверненні</text:a>
 наприкінці 466-го дня війни,передає Укрінформ.</text:p>
      <text:p text:style-name="P4">
"Сьогодні провів спеціальну нараду щодо санкцій. ГУР, Служба зовнішньоїрозвідки, уряд, Офіс (Президента - ред.). Дуже детально проаналізували, якРосія обходить санкції та хто їй допомагає... Ми бачимо кожен напрямок обходунаявних санкцій, кожну країну, чия територія або юрисдикція, чиї громадянивикористовуються Росією для продовження терору. І ми маємо закрити всі такінапрямки – разом із партнерами, – щоб не було в російських ракетах, уросійській зброї продукції вільного світу. Необхідні кроки будуть", -підкреслив Зеленський.</text:p>
      <text:p text:style-name="P4">
<text:span text:style-name="T4">
Читайте також:</text:span>
 <text:span text:style-name="T4">
<text:a xlink:type="simple" xlink:href="https://www.ukrinform.ua/rubric-polytics/3717238-posilenna-ppo-ta-novi-sankcii-proti-rosii-zelenskij-proviv-zustric-iz-solcom.html" text:style-name="Internet_20_link" text:visited-style-name="Visited_20_Internet_20_Link">
 Посилення ППО та нові санкції проти Росії: Зеленськийпровів зустріч із Шольцом </text:a>
 </text:span>
</text:p>
      <text:p text:style-name="P4">
Він також зазначив, що Росія виробляє засоби терору, зокрема ракети, задопомоги різних компаній у різних країнах. За його словами, наразі державі-терористу вдається використовувати технології світу через мережупостачальників, а також обходити міжнародні санкційні режими. Водночас вінвідзначив, що <text:span text:style-name="T4">
<text:a xlink:type="simple" xlink:href="https://www.ukrinform.ua/tag-antirossijskie-sankcii" text:style-name="Internet_20_link" text:visited-style-name="Visited_20_Internet_20_Link">
 санкції </text:a>
 </text:span>
 , накладені на Росію, є обов'язковою частиною відповідальностікраїни-агресора за її злочини. Також санкції мають обмежувати російськуздатність до терору по максимуму.</text:p>
      <text:p text:style-name="P4">
<text:span text:style-name="T4">
Читайте також:</text:span>
 <text:span text:style-name="T4">
<text:a xlink:type="simple" xlink:href="https://www.ukrinform.ua/rubric-ato/3717510-zelenskij-moze-pocati-publicno-borotisa-z-timi-hto-dae-mozlivist-obhoditi-rosii-sankcii.html" text:style-name="Internet_20_link" text:visited-style-name="Visited_20_Internet_20_Link">
 Зеленський може почати публічно боротися з тими, хтодає можливість обходити Росії санкції </text:a>
 </text:span>
</text:p>
      <text:p text:style-name="P4">
Як повідомляв Укрінформ, Верховна Рада затвердила рішення Ради національноїбезпеки та оборони щодо застосування секторальних спеціальних економічних таінших обмежувальних заходів (санкцій) проти Ісламської Республіки Іран.</text:p>
      <text:p text:style-name="P4">
Source: <text:a xlink:type="simple" xlink:href="https://www.ukrinform.ua/rubric-polytics/3718252-ukraina-razom-iz-partnerami-mae-zakriti-mozlivosti-dla-obhodu-sankcij-z-boku-rf-zelenskij.html" text:style-name="Internet_20_link" text:visited-style-name="Visited_20_Internet_20_Link">
https://www.ukrinform.ua/rubric-polytics/3718252-ukraina-razom-iz-partnerami-mae-zakriti-mozlivosti-dla-obhodu-sankcij-z-boku-rf-zelenskij.html</text:a>
</text:p>
      <!--NEWS-->
      <text:h text:style-name="P10" text:outline-level="1">
<text:span text:style-name="T4">
Протягом дня росіяни здійснили 22 обстріли прикордоння Сумщини</text:span>
</text:h>
      <text:p text:style-name="P4">
Authors: Ukrinform (Person)</text:p>
      <text:p text:style-name="P4">
Publisher: Укринформ (Organization)</text:p>
      <text:p text:style-name="P4">
Published Time: 2023-06-04T-31:53:00+03:00</text:p>
      <text:p text:style-name="P4">
Modified Time: 2023-06-04T21:53:00+03:00</text:p>
      <text:p text:style-name="P4">
Description: Російські війська у неділю, 4 червня, здійснили 22 обстріли прикордонних громад Сумської області. — Укрінформ.</text:p>
      <text:p text:style-name="P4">
Images: ['<text:a xlink:type="simple" xlink:href="https://static.ukrinform.com/photos/2023_06/thumb_files/630_360_1685904776-936.jpg" text:style-name="Internet_20_link" text:visited-style-name="Visited_20_Internet_20_Link">
630_360_16859...</text:a>
']</text:p>
      <text:p text:style-name="P4">
Tags: ['Обстріл', 'Сумщина', 'Війна з Росією']</text:p>
      <text:p text:style-name="P4">
Type: Article</text:p>
      <!--METADATA-->
      <text:p text:style-name="P4">
<draw:frame draw:style-name="fr1" draw:name="Image13" text:anchor-type="as-char" svg:width="6.9236in" svg:height="3.952746in" draw:z-index="0">
<draw:image xlink:href="../Images/yкринформ/2023-06-04T-31-53-00-03-00/630_360_1685904776-936.jpg" xlink:type="simple" xlink:show="embed" xlink:actuate="onLoad" draw:mime-type="image/jpeg"/>
</draw:frame>
 Російськівійська у неділю, 4 червня, здійснили 22 обстріли прикордонних громад Сумськоїобласті.</text:p>
      <text:p text:style-name="P4">
Як передає Укрінформ, про це Сумська обласна військова адміністраціяповідомляє у <text:a xlink:type="simple" xlink:href="https://t.me/Sumy_news_ODA/16697" text:style-name="Internet_20_link" text:visited-style-name="Visited_20_Internet_20_Link">
 Телеграмі </text:a>
 .</text:p>
      <text:p text:style-name="P4">
«Протягом дня росіяни здійснили 22 обстріли. Зафіксовано 104 вибухи. Обстрілівзазнали Білопільська, Великописарівська, Глухівська, Зноб-Новгородська,Краснопільська, Миропільська, Новослобідська, Шалигинська, Юнаківськагромади», - ідеться в повідомленні.</text:p>
      <text:p text:style-name="P4">
<text:span text:style-name="T4">
Читайте також:</text:span>
 <text:a xlink:type="simple" xlink:href="https://www.ukrinform.ua/rubric-regions/3718223-prokuratura-rozpocala-dosudovi-rozsliduvanna-za-faktom-sogodnisnogo-obstrilu-harkivsini.html" text:style-name="Internet_20_link" text:visited-style-name="Visited_20_Internet_20_Link">
 Прокуратура розпочала досудові розслідування за фактомсьогоднішнього <text:span text:style-name="T4">
обстріл</text:span>
 у Харківщини </text:a>
</text:p>
      <text:p text:style-name="P4">
По Білопільській громаді зафіксовано обстріл із САУ (8 вибухів) та мінометнийобстріл (2 вибухи).</text:p>
      <text:p text:style-name="P4">
По Великописарівській громаді ворог здійснив обстріл із артилерії (18 вибухів)та з мінометів (3 вибухи). Унаслідок одного з мінометних обстрілів пошкодженоприватний будинок, гараж з автомобілем та газову трубу.</text:p>
      <text:p text:style-name="P4">
По Глухівській громаді російські війська здійснили артилерійський обстріл (9вибухів).</text:p>
      <text:p text:style-name="P4">
<text:span text:style-name="T4">
Читайте також:</text:span>
 <text:a xlink:type="simple" xlink:href="https://www.ukrinform.ua/rubric-ato/3718221-za-dobu-sili-oboroni-vsi-vorozi-ataki-na-shodi.html" text:style-name="Internet_20_link" text:visited-style-name="Visited_20_Internet_20_Link">
 За добу Сили оборони відбили всі ворожі атаки на сході</text:a>
</text:p>
      <text:p text:style-name="P4">
По Зноб-Новгородській громаді ворог бив із артилерії (28 вибухів). Пошкодженосім приватних будинків, лінію електропередач, церкву, пожежно-рятувальнучастину. Двоє людей дістали поранення.</text:p>
      <text:p text:style-name="P4">
По Краснопільській громаді був мінометний обстріл (6 вибухів).</text:p>
      <text:p text:style-name="P4">
Крім того, по Миропільській громаді росіяни били з артилерії (2 вибухи) тамінометів (4 вибухи).</text:p>
      <text:p text:style-name="P4">
<text:span text:style-name="T4">
Читайте також:</text:span>
 <text:a xlink:type="simple" xlink:href="https://www.ukrinform.ua/rubric-ato/3718194-vorog-cotiri-razi-uprodovz-dna-biv-po-prikordonnu-sumsini-ta-cernigivsini.html" text:style-name="Internet_20_link" text:visited-style-name="Visited_20_Internet_20_Link">
 Ворог чотири рази упродовж дня бив по прикордонню Сумщинита Чернігівщини </text:a>
</text:p>
      <text:p text:style-name="P4">
Ворог також скинув 9 мін на територію Новослобідської громади.</text:p>
      <text:p text:style-name="P4">
По Шалигинській громаді росіяни здійснили мінометний обстріл (5 вибухів).</text:p>
      <text:p text:style-name="P4">
По Юнаківській громаді були обстріли з САУ (10 вибухів).</text:p>
      <text:p text:style-name="P4">
Як повідомляв Укрінформ, уночі 4 червня в Чернігівській та Сумській областяхприкордонники знищили два ворожі безпілотники типу Shahed, ще один знешкодили.</text:p>
      <text:p text:style-name="P4">
Фото ілюстративне</text:p>
      <text:p text:style-name="P4">
Source: <text:a xlink:type="simple" xlink:href="https://www.ukrinform.ua/rubric-ato/3718251-protagom-dna-rosiani-zdijsnili-22-obstrili-prikordonna-sumsini.html" text:style-name="Internet_20_link" text:visited-style-name="Visited_20_Internet_20_Link">
https://www.ukrinform.ua/rubric-ato/3718251-protagom-dna-rosiani-zdijsnili-22-obstrili-prikordonna-sumsini.html</text:a>
</text:p>
      <!--NEWS-->
      <text:h text:style-name="P10" text:outline-level="1">
<text:span text:style-name="T4">
Збірна України здобула «золото» у Суперфіналі КС з артистичного плавання</text:span>
</text:h>
      <text:p text:style-name="P4">
Authors: Ukrinform (Person)</text:p>
      <text:p text:style-name="P4">
Publisher: Укринформ (Organization)</text:p>
      <text:p text:style-name="P4">
Published Time: 2023-06-04T-33:39:00+03:00</text:p>
      <text:p text:style-name="P4">
Modified Time: 2023-06-04T21:39:00+03:00</text:p>
      <text:p text:style-name="P4">
Description: Українкам не було рівних в акробатичній групі. — Укрінформ.</text:p>
      <text:p text:style-name="P4">
Images: ['<text:a xlink:type="simple" xlink:href="https://static.ukrinform.com/photos/2023_06/thumb_files/630_360_1685902981-103.jpg" text:style-name="Internet_20_link" text:visited-style-name="Visited_20_Internet_20_Link">
630_360_16859...</text:a>
']</text:p>
      <text:p text:style-name="P4">
Tags: ['синхронне плавання']</text:p>
      <text:p text:style-name="P4">
Type: Article</text:p>
      <!--METADATA-->
      <text:p text:style-name="P4">
<draw:frame draw:style-name="fr1" draw:name="Image14" text:anchor-type="as-char" svg:width="6.9236in" svg:height="3.956343in" draw:z-index="0">
<draw:image xlink:href="../Images/yкринформ/2023-06-04T-33-39-00-03-00/630_360_1685902981-103.jpg" xlink:type="simple" xlink:show="embed" xlink:actuate="onLoad" draw:mime-type="image/jpeg"/>
</draw:frame>
 Українкамне було рівних в акробатичній групі.</text:p>
      <text:p text:style-name="P4">
Збірна України виграла золото у Суперфіналі Кубка світу з артистичногоплавання, який проходив в іспанському Ов’єдо, передає Укрінформ.</text:p>
      <text:p text:style-name="P4">
Чемпіонками в акробатичній групі стали Марина та Владислава Алексіїви, МартаФєдіна, Вероніка Гришко, Софія Мацієвська, Дар’я Мошинська, АнгелінаОвчиннікова та Валерія Тищенко.</text:p>
      <text:p text:style-name="P4">
Українська збірна отримала оцінку 216.6701, випередивши на 0.5801 збірнуКитаю. Для української команди ця нагорода стала четвертою у Суперфіналі Кубкасвіту з артистичного плавання.</text:p>
      <text:p text:style-name="P4">
<text:span text:style-name="T4">
Читайте також:</text:span>
 <text:a xlink:type="simple" xlink:href="https://www.ukrinform.ua/rubric-sports/3718131-sestri-aleksiivi-zdobuli-sriblo-u-superfinali-kubka-svitu-z-artisticnogo-plavanna.html" text:style-name="Internet_20_link" text:visited-style-name="Visited_20_Internet_20_Link">
 Сестри Алексіїви здобули «срібло» у суперфіналі Кубкасвіту з <text:span text:style-name="T4">
артистично</text:span>
 го плавання </text:a>
</text:p>
      <text:p text:style-name="P4">
Як повідомляв Укрінформ, сестри Алексіїви посіли друге місце у змаганняхдуетів у довільній програмі. Також Владислава та Марина стали бронзовимипризерками у технічній програмі дуетів. Сестри Алексіїви у складі національноїкоманди виграли «срібло» у технічній програмі у групових змаганнях.</text:p>
      <text:p text:style-name="P4">
Фото: Getty Images</text:p>
      <text:p text:style-name="P4">
Source: <text:a xlink:type="simple" xlink:href="https://www.ukrinform.ua/rubric-sports/3718247-zbirna-ukraini-zdobula-zoloto-u-superfinali-ks-z-artisticnogo-plavanna.html" text:style-name="Internet_20_link" text:visited-style-name="Visited_20_Internet_20_Link">
https://www.ukrinform.ua/rubric-sports/3718247-zbirna-ukraini-zdobula-zoloto-u-superfinali-ks-z-artisticnogo-plavanna.html</text:a>
</text:p>
      <!--NEWS-->
      <text:h text:style-name="P10" text:outline-level="1">
<text:span text:style-name="T4">
Росіяни вбили в Україні вже 485 дітей, проте ці дані не є остаточними - Зеленський</text:span>
</text:h>
      <text:p text:style-name="P4">
Authors: Ukrinform (Person)</text:p>
      <text:p text:style-name="P4">
Publisher: Укринформ (Organization)</text:p>
      <text:p text:style-name="P4">
Published Time: 2023-06-04T-35:35:00+03:00</text:p>
      <text:p text:style-name="P4">
Modified Time: 2023-06-04T21:35:00+03:00</text:p>
      <text:p text:style-name="P4">
Description: Від початку повномасштабної війни достеменно відомо про загибель 485 дітей, однак реальна цифра більша - після деокупації території у могилах знаходять жертв російської агресії, зокрема дітей. — Укрінформ.</text:p>
      <text:p text:style-name="P4">
Images: ['<text:a xlink:type="simple" xlink:href="https://static.ukrinform.com/photos/2023_06/thumb_files/630_360_1685897423-7491.jpeg" text:style-name="Internet_20_link" text:visited-style-name="Visited_20_Internet_20_Link">
630_360_16858...</text:a>
']</text:p>
      <text:p text:style-name="P4">
Tags: ['Діти', 'Агресія РФ', 'Зеленський', 'Війна з Росією']</text:p>
      <text:p text:style-name="P4">
Type: Article</text:p>
      <!--METADATA-->
      <text:p text:style-name="P4">
<draw:frame draw:style-name="fr1" draw:name="Image15" text:anchor-type="as-char" svg:width="6.9236in" svg:height="3.956343in" draw:z-index="0">
<draw:image xlink:href="../Images/yкринформ/2023-06-04T-35-35-00-03-00/630_360_1685897423-7491.jpeg" xlink:type="simple" xlink:show="embed" xlink:actuate="onLoad" draw:mime-type="image/jpeg"/>
</draw:frame>
 Відпочатку повномасштабної війни достеменно відомо про загибель 485 дітей, однакреальна цифра більша - після деокупації території у могилах знаходять жертвросійської агресії, зокрема дітей.</text:p>
      <text:p text:style-name="P4">
Про це Глава держави <text:a xlink:type="simple" xlink:href="https://www.youtube.com/watch" text:style-name="Internet_20_link" text:visited-style-name="Visited_20_Internet_20_Link">
 повідомив</text:a>
 у зверненні наприкінці 466-годня війни, передає Укрінформ.</text:p>
      <text:p text:style-name="P4">
Президент підкреслив, що від початку повномасштабної війни достеменно відомопро загибель 485 дітей.</text:p>
      <text:p text:style-name="P4">
“Це число, яке ми можемо офіційно підтвердити, знаючи дані кожної дитини. Нажаль, справжнє число більше. Щоразу, коли ми звільняємо нашу землю відросійських окупантів, ми дізнаємося страшну правду про окупацію. Про те,скільки людей, скільки дітей у похованнях на окупованій території – у могилахцієї війни, цієї агресії. І скільки ще досі під руїнами у спалених Росієюукраїнських містах і селах”, - наголосив Президент.</text:p>
      <text:p text:style-name="P4">
<text:span text:style-name="T4">
Читайте також:</text:span>
 <text:span text:style-name="T4">
<text:a xlink:type="simple" xlink:href="https://www.ukrinform.ua/rubric-ato/3718237-nastane-cas-koli-diti-v-ukraini-budut-zahiseni-vid-rosijskogo-zla-zelenskij.html" text:style-name="Internet_20_link" text:visited-style-name="Visited_20_Internet_20_Link">
 Настане час, коли діти в Україні будуть захищені відросійського зла - Зеленський </text:a>
 </text:span>
</text:p>
      <text:p text:style-name="P4">
Український лідер зауважив, що наразі немає повної інформації про сотні тисячдітей, які були депортовані в Росію.</text:p>
      <text:p text:style-name="P4">
“Станом на сьогодні завдяки різним зусиллям вдалося повернути в Україну 371дитину з депортації. При тому, що нам достеменно відомо принаймні про 19 505депортованих українських дітей, і це лише частина від усіх тих наших маленькихукраїнців і українок, які досі у ворога. Яких ми усіх маємо повернути”, -наголосив президент.</text:p>
      <text:p text:style-name="P4">
Як повідомляв Укрінформ, до Міжнародного дня безневинних <text:span text:style-name="T4">
<text:a xlink:type="simple" xlink:href="https://www.ukrinform.ua/tag-diti" text:style-name="Internet_20_link" text:visited-style-name="Visited_20_Internet_20_Link">
 дітей</text:a>
 </text:span>
 - жертв агресії у Харкові відкрилипам'ятник українським дітям, які загинули внаслідок збройної агресії з бокуРосії.</text:p>
      <text:p text:style-name="P4">
Source: <text:a xlink:type="simple" xlink:href="https://www.ukrinform.ua/rubric-ato/3718249-rosiani-vbili-v-ukraini-vze-485-ditej-prote-ci-dani-ne-e-ostatocnimi-zelenskij.html" text:style-name="Internet_20_link" text:visited-style-name="Visited_20_Internet_20_Link">
https://www.ukrinform.ua/rubric-ato/3718249-rosiani-vbili-v-ukraini-vze-485-ditej-prote-ci-dani-ne-e-ostatocnimi-zelenskij.html</text:a>
</text:p>
      <!--NEWS-->
      <text:h text:style-name="P10" text:outline-level="1">
<text:span text:style-name="T4">
Прем’єр Бельгії провів ніч у лікарні після падіння з велосипеда</text:span>
</text:h>
      <text:p text:style-name="P4">
Authors: Ukrinform (Person)</text:p>
      <text:p text:style-name="P4">
Publisher: Укринформ (Organization)</text:p>
      <text:p text:style-name="P4">
Published Time: 2023-06-04T-37:22:00+03:00</text:p>
      <text:p text:style-name="P4">
Modified Time: 2023-06-04T21:22:00+03:00</text:p>
      <text:p text:style-name="P4">
Description: Глава уряду Бельгії Александр де Кроо повернувся додому в неділю після того, як провів всю ніч в лікарні внаслідок падіння з велосипеда днем раніше. — Укрінформ.</text:p>
      <text:p text:style-name="P4">
Images: ['<text:a xlink:type="simple" xlink:href="https://static.ukrinform.com/photos/2022_09/thumb_files/630_360_1662347981-555.jpg" text:style-name="Internet_20_link" text:visited-style-name="Visited_20_Internet_20_Link">
630_360_16623...</text:a>
']</text:p>
      <text:p text:style-name="P4">
Tags: ['Бельгія', "Прем'єр", 'Велосипед']</text:p>
      <text:p text:style-name="P4">
Type: Article</text:p>
      <!--METADATA-->
      <text:p text:style-name="P4">
<draw:frame draw:style-name="fr1" draw:name="Image16" text:anchor-type="as-char" svg:width="6.9236in" svg:height="3.956343in" draw:z-index="0">
<draw:image xlink:href="../Images/yкринформ/2023-06-04T-37-22-00-03-00/630_360_1662347981-555.jpg" xlink:type="simple" xlink:show="embed" xlink:actuate="onLoad" draw:mime-type="image/jpeg"/>
</draw:frame>
 Главауряду Бельгії Александр де Кроо повернувся додому в неділю після того, якпровів всю ніч в лікарні внаслідок падіння з велосипеда днем раніше.</text:p>
      <text:p text:style-name="P4">
Як передає Укрінформ, про це повідомляє <text:a xlink:type="simple" xlink:href="https://www.vrt.be/vrtnws/nl/2023/06/03/premier-de-croo-in-het-ziekenhuis-na-val-met-de-fiets/" text:style-name="Internet_20_link" text:visited-style-name="Visited_20_Internet_20_Link">
 VRT</text:a>
 .</text:p>
      <text:p text:style-name="P4">
Під час вчорашньої велопрогулянки зі своїм сином де Кроо впав, вдарившисьголовою, і ненадовго втратив свідомість.</text:p>
      <text:p text:style-name="P4">
<text:span text:style-name="T4">
Читайте також:</text:span>
 <text:a xlink:type="simple" xlink:href="https://www.ukrinform.ua/rubric-diaspora/3714447-ukrainska-gromada-belgii-zustrilasa-z-golovou-zakarpatskoi-oda.html" text:style-name="Internet_20_link" text:visited-style-name="Visited_20_Internet_20_Link">
 Українська громада Бельгії зустрілася з головоюЗакарпатської ОДА </text:a>
</text:p>
      <text:p text:style-name="P4">
«На щастя, на мені був шолом, і мій син викликав швидку допомогу», — розповівбельгійський прем’єр у короткому відеозверненні в неділю, 4 червня.</text:p>
      <text:p text:style-name="P4">
Зазначається, що інцидент стався у суботу під час велопрогулянки де Кроо зсином неподалік від його будинку в Міхельбеке.</text:p>
      <text:p text:style-name="P4">
Батько прем'єр-міністра заявив, що його син перебуває вдома з сьогоднішньогоранку.</text:p>
      <text:p text:style-name="P4">
<text:span text:style-name="T4">
Читайте також:</text:span>
 <text:a xlink:type="simple" xlink:href="https://www.ukrinform.ua/rubric-ato/3710282-belgia-zaavila-pro-gotovnist-navcati-ukrainskih-pilotiv-na-f16.html" text:style-name="Internet_20_link" text:visited-style-name="Visited_20_Internet_20_Link">
 Бельгія заявила про готовність навчати українськихпілотів на F-16 </text:a>
</text:p>
      <text:p text:style-name="P4">
Крім цього в Офісі глави бельгійського уряду наголосили, що цей інцидент невплине на заплановані плани де Кроо на наступний тиждень.</text:p>
      <text:p text:style-name="P4">
Як повідомляв Укрінформ, декілька днів тому президент США упав на сцені післявручення дипломів на відкритті академії Військово-повітряних сил у штатіКолорадо.</text:p>
      <text:p text:style-name="P4">
Source: <text:a xlink:type="simple" xlink:href="https://www.ukrinform.ua/rubric-world/3718184-premer-belgii-proviv-nic-u-likarni-pisla-padinna-z-velosipeda.html" text:style-name="Internet_20_link" text:visited-style-name="Visited_20_Internet_20_Link">
https://www.ukrinform.ua/rubric-world/3718184-premer-belgii-proviv-nic-u-likarni-pisla-padinna-z-velosipeda.html</text:a>
</text:p>
      <!--NEWS-->
      <text:h text:style-name="P10" text:outline-level="1">
<text:span text:style-name="T4">
Магучіх здобула перемогу на турнірі в Нідерландах</text:span>
</text:h>
      <text:p text:style-name="P4">
Authors: Ukrinform (Person)</text:p>
      <text:p text:style-name="P4">
Publisher: Укринформ (Organization)</text:p>
      <text:p text:style-name="P4">
Published Time: 2023-06-04T-39:17:26+03:00</text:p>
      <text:p text:style-name="P4">
Modified Time: 2023-06-04T21:17:26+03:00</text:p>
      <text:p text:style-name="P4">
Description: Ірина Геращенко – друга. — Укрінформ.</text:p>
      <text:p text:style-name="P4">
Images: ['<text:a xlink:type="simple" xlink:href="https://static.ukrinform.com/photos/2023_06/thumb_files/630_360_1685902568-456.jpg" text:style-name="Internet_20_link" text:visited-style-name="Visited_20_Internet_20_Link">
630_360_16859...</text:a>
']</text:p>
      <text:p text:style-name="P4">
Tags: ['Легка атлетика', 'Ярослава Магучіх']</text:p>
      <text:p text:style-name="P4">
Type: Article</text:p>
      <!--METADATA-->
      <text:p text:style-name="P4">
<draw:frame draw:style-name="fr1" draw:name="Image17" text:anchor-type="as-char" svg:width="6.9236in" svg:height="3.956343in" draw:z-index="0">
<draw:image xlink:href="../Images/yкринформ/2023-06-04T-39-17-26-03-00/630_360_1685902568-456.jpg" xlink:type="simple" xlink:show="embed" xlink:actuate="onLoad" draw:mime-type="image/jpeg"/>
</draw:frame>
 ІринаГеращенко – друга.</text:p>
      <text:p text:style-name="P4">
У Нідерландах відбувся турнір Continental Gold Tour на FBK Games, передаєУкрінформ.</text:p>
      <text:p text:style-name="P4">
У секторі стрибків у висоту Україну представляло 3 спортсменки – ЯрославаМагучіх, Ірина Геращенко та Юлія Левченко.</text:p>
      <text:p text:style-name="P4">
Магучіх здобула перемогу з результатом 200 см, цю висоту вона взяла з першоїспроби. Планка 205 см не підкорилась українці. Ярослава виграла третій турнірз трьох у цьому сезоні.</text:p>
      <text:p text:style-name="P4">
Геращенко з особистим рекордом сезону, 193 см, стала другою. Юлія Левченкотакож встановила найкращий особистий рекорд у цьому сезоні – 190 см та сталачетвертою на цьому турнірі, поступившись третьому місцю за кількістю спроб.</text:p>
      <text:p text:style-name="P4">
<text:span text:style-name="T4">
Читайте також:</text:span>
 <text:a xlink:type="simple" xlink:href="https://www.ukrinform.ua/rubric-sports/3715353-ukrainka-magucih-persa-na-etapi-diamantovoi-ligi.html" text:style-name="Internet_20_link" text:visited-style-name="Visited_20_Internet_20_Link">
 Українка <text:span text:style-name="T4">
Магучі</text:span>
 х - перша на етапі Діамантової ліги</text:a>
</text:p>
      <text:p text:style-name="P4">
Як повідомляв Укрінформ, на етапі Діамантової ліги в Марокко Магучіхвстановила новий рекорд сезону – 201 см.</text:p>
      <text:p text:style-name="P4">
Фото: diamondleague.com</text:p>
      <text:p text:style-name="P4">
Source: <text:a xlink:type="simple" xlink:href="https://www.ukrinform.ua/rubric-sports/3718246-magucih-zdobula-peremogu-na-turniri-v-niderlandah.html" text:style-name="Internet_20_link" text:visited-style-name="Visited_20_Internet_20_Link">
https://www.ukrinform.ua/rubric-sports/3718246-magucih-zdobula-peremogu-na-turniri-v-niderlandah.html</text:a>
</text:p>
      <!--NEWS-->
      <text:h text:style-name="P10" text:outline-level="1">
<text:span text:style-name="T4">
Увесь світ працює над притягненням РФ до відповідальності за вбивства дітей в Україні - Президент</text:span>
</text:h>
      <text:p text:style-name="P4">
Authors: Ukrinform (Person)</text:p>
      <text:p text:style-name="P4">
Publisher: Укринформ (Organization)</text:p>
      <text:p text:style-name="P4">
Published Time: 2023-06-04T-41:03:00+03:00</text:p>
      <text:p text:style-name="P4">
Modified Time: 2023-06-04T21:03:00+03:00</text:p>
      <text:p text:style-name="P4">
Description: Президент Володимир Зеленський висловив свої співчуття постраждалим від російської агресії в місті Підгородне на Дніпропетровщині, а також запевнив, що вище керівництво Росії буде покаране за вбивства українських дітей.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Діти', 'Воєнні злочини', 'Зеленський', 'Війна з Росією']</text:p>
      <text:p text:style-name="P4">
Type: Article</text:p>
      <!--METADATA-->
      <text:p text:style-name="P4">
<draw:frame draw:style-name="fr1" draw:name="Image18" text:anchor-type="as-char" svg:width="6.9236in" svg:height="3.956343in" draw:z-index="0">
<draw:image xlink:href="../Images/yкринформ/2023-06-04T-41-03-00-03-00/630_360_1685119271-129.jpeg" xlink:type="simple" xlink:show="embed" xlink:actuate="onLoad" draw:mime-type="image/jpeg"/>
</draw:frame>
Президент Володимир Зеленський висловив свої співчуття постраждалим відросійської агресії в місті Підгородне на Дніпропетровщині, а також запевнив,що вище керівництво Росії буде покаране за вбивства українських дітей.</text:p>
      <text:p text:style-name="P4">
Про це глава держави повідомив у вечірньому <text:a xlink:type="simple" xlink:href="https://t.me/V_Zelenskiy_official/6464" text:style-name="Internet_20_link" text:visited-style-name="Visited_20_Internet_20_Link">
 зверненні.</text:a>
</text:p>
      <text:p text:style-name="P4">
"Вже завершилася рятувальна операція в місті Підгородне на Дніпровщині, деросійська ракета зруйнувала будинки. 25 людей зазнали поранень, з них пʼятеро– діти. Давид, йому 6 років, – тяжкий стан, хлопець госпіталізований. Денис,йому 11 років, – теж тяжкий стан, госпіталізований. Олександр, 15 років, – тежтяжкий стан. Ліза, 17 років, – лікування амбулаторне. Кіра, їй 10 років, –мінно-вибухова травма, лікування амбулаторне. Боляче бачити такі звіти. Ліза,2 роки дівчинці, вона була вбита цією російською ракетою. Ймовірно,«Іскандер». Мої співчуття рідним і близьким…", - сказав Зеленський.</text:p>
      <text:p text:style-name="P4">
Президент підкреслив, що від початку повномасштабної війни достеменно відомопро загибель 485 дітей. Він зауважив, що це те число, яке Україна можеофіційно підтвердити, знаючи дані кожної дитини.</text:p>
      <text:p text:style-name="P4">
<text:span text:style-name="T4">
Читайте також:</text:span>
 <text:a xlink:type="simple" xlink:href="https://www.ukrinform.ua/rubric-ato/3718004-rosijska-armia-vbila-v-ukraini-vze-485-ditej-se-1005-poranila.html" text:style-name="Internet_20_link" text:visited-style-name="Visited_20_Internet_20_Link">
 Російська армія вбила в Україні вже 485 <text:span text:style-name="T4">
дітей</text:span>
 , ще1005 поранила </text:a>
</text:p>
      <text:p text:style-name="P4">
За словами глави держави, реальна цифра більша - після деокупації теририторіїу могилах знаходять жертв російської агресії, зокрема дітей. ВодночасЗеленський нагадав, що на повернення з Росії чекають щонайменше 19 505депортованих дітей.</text:p>
      <text:p text:style-name="P4">
"Сьогодні в нашій державі – день памʼяті дітей, які загинули внаслідокросійської агресії. Ще з 14-го року. Дітей, які були б живі, якби купкабандитів у Кремлі, у Москві не відчула себе вождями, які нібито мають правовершити долю народів. Кожен із цих бандитів буде засуджений. Я не сумніваюся вцьому. На цей результат працюють усі необхідні правові інституції", -наголосив Президент.</text:p>
      <text:p text:style-name="P4">
Зеленський подякував усім у світі, хто допомагає роботі Міжнародногокримінального суду у розслідуванні російських злочинів в Україні, а також тим,хто долучається до організації спеціального трибуналу щодо злочину агресіїРосії проти України - "первісного злочину, який породив усі інші страшнізлочини цієї війни".</text:p>
      <text:p text:style-name="P4">
Як повідомляв Укрінформ, до Міжнародного дня безневинних дітей - жертв агресії<text:a xlink:type="simple" xlink:href="https://www.ukrinform.ua/rubric-society/3718190-u-harkovi-zelenska-vzala-ucast-u-vidkritti-pamatnika-ditam-aki-zaginuli-cerez-agresiu-rf.html" text:style-name="Internet_20_link" text:visited-style-name="Visited_20_Internet_20_Link">
 у Харкові відкрили пам'ятник українським дітям, які загинули внаслідокзбройної агресії з боку Росії. </text:a>
</text:p>
      <text:p text:style-name="P4">
<text:span text:style-name="T5">
Фото: ОП</text:span>
</text:p>
      <text:p text:style-name="P4">
Source: <text:a xlink:type="simple" xlink:href="https://www.ukrinform.ua/rubric-ato/3718245-uves-svit-pracue-nad-pritagnennam-rf-do-vidpovidalnosti-za-vbivstva-ditej-v-ukraini-prezident.html" text:style-name="Internet_20_link" text:visited-style-name="Visited_20_Internet_20_Link">
https://www.ukrinform.ua/rubric-ato/3718245-uves-svit-pracue-nad-pritagnennam-rf-do-vidpovidalnosti-za-vbivstva-ditej-v-ukraini-prezident.html</text:a>
</text:p>
      <!--NEWS-->
      <text:h text:style-name="P10" text:outline-level="1">
<text:span text:style-name="T4">
Світоліна: Сподіваюся, я буду продовжувати перемагати, я дуже мотивована на наступні матчі</text:span>
</text:h>
      <text:p text:style-name="P4">
Authors: Ukrinform (Person)</text:p>
      <text:p text:style-name="P4">
Publisher: Укринформ (Organization)</text:p>
      <text:p text:style-name="P4">
Published Time: 2023-06-04T-44:50:00+03:00</text:p>
      <text:p text:style-name="P4">
Modified Time: 2023-06-04T20:50:00+03:00</text:p>
      <text:p text:style-name="P4">
Description: Українка зіграє в чвертьфіналі Відкритого чемпіонату Франції. — Укрінформ.</text:p>
      <text:p text:style-name="P4">
Images: ['<text:a xlink:type="simple" xlink:href="https://static.ukrinform.com/photos/2023_06/thumb_files/630_360_1685900934-828.jpg" text:style-name="Internet_20_link" text:visited-style-name="Visited_20_Internet_20_Link">
630_360_16859...</text:a>
']</text:p>
      <text:p text:style-name="P4">
Tags: ['Світоліна', 'Теніс']</text:p>
      <text:p text:style-name="P4">
Type: Article</text:p>
      <!--METADATA-->
      <text:p text:style-name="P4">
<draw:frame draw:style-name="fr1" draw:name="Image19" text:anchor-type="as-char" svg:width="6.9236in" svg:height="3.956343in" draw:z-index="0">
<draw:image xlink:href="../Images/yкринформ/2023-06-04T-44-50-00-03-00/630_360_1685900934-828.jpg" xlink:type="simple" xlink:show="embed" xlink:actuate="onLoad" draw:mime-type="image/jpeg"/>
</draw:frame>
 Українказіграє в чвертьфіналі Відкритого чемпіонату Франції.</text:p>
      <text:p text:style-name="P4">
Українська тенісистка Еліна Світоліна у флеш-інтерв'ю Матсу Віландеру <text:a xlink:type="simple" xlink:href="https://twitter.com/rolandgarros/status/1665404036361625601" text:style-name="Internet_20_link" text:visited-style-name="Visited_20_Internet_20_Link">
прокоментувала</text:a>
 перемогу надросіянкою Дар'єю Касаткіною в четвертому раунді «Ролан Гаррос-2023», передаєУкрінформ.</text:p>
      <text:p text:style-name="P4">
«Я дуже вдячна вам за підтримку. Тепер я розумію, що відчував Гаель усі ціроки, я дуже вдячна всім французам за підтримку. Я мріяла про ці перемоги,коли народжувала в жовтні минулого року. Це неймовірно, що я можу змагатисятут і пройти весь цей шлях до чвертьфіналу. Це особливе відчуття. Сподіваюся,я буду продовжувати, я дуже мотивована на наступні матчі.</text:p>
      <text:p text:style-name="P4">
У Дар'ї унікальний ігровий стиль. Я намагалася видозмінити свою гру, вчора натренувальному корті працювала над тактикою, і це допомогло. Другий сет бувдуже нервовим для нас обох, і це нормально, це турнір Великого шолома. Чеснокажучи, я дуже рада, що змогла закінчити матч у двох сетах», - сказалаСвітоліна.</text:p>
      <text:p text:style-name="P4">
<text:span text:style-name="T4">
Читайте також:</text:span>
 <text:a xlink:type="simple" xlink:href="https://www.ukrinform.ua/rubric-sports/3718232-svitolina-zigrae-u-cvertfinali-rolan-garros.html" text:style-name="Internet_20_link" text:visited-style-name="Visited_20_Internet_20_Link">
 <text:span text:style-name="T4">
Світоліна</text:span>
 вийшла у чвертьфінал «Ролан Гаррос»</text:a>
</text:p>
      <text:p text:style-name="P4">
У чвертьфіналі турніру Світоліна зіграє проти переможниці пари Стівенс –Сабаленко.</text:p>
      <text:p text:style-name="P4">
Фото: btu.org.ua</text:p>
      <text:p text:style-name="P4">
Source: <text:a xlink:type="simple" xlink:href="https://www.ukrinform.ua/rubric-sports/3718243-svitolina-spodivausa-a-budu-prodovzuvati-peremagati-a-duze-motivovana-na-nastupni-matci.html" text:style-name="Internet_20_link" text:visited-style-name="Visited_20_Internet_20_Link">
https://www.ukrinform.ua/rubric-sports/3718243-svitolina-spodivausa-a-budu-prodovzuvati-peremagati-a-duze-motivovana-na-nastupni-matci.html</text:a>
</text:p>
      <!--NEWS-->
      <text:h text:style-name="P10" text:outline-level="1">
<text:span text:style-name="T4">
У Коордштабі повідомили, що повинен робити командир у разі зникнення солдата</text:span>
</text:h>
      <text:p text:style-name="P4">
Authors: Ukrinform (Person)</text:p>
      <text:p text:style-name="P4">
Publisher: Укринформ (Organization)</text:p>
      <text:p text:style-name="P4">
Published Time: 2023-06-04T-46:29:00+03:00</text:p>
      <text:p text:style-name="P4">
Modified Time: 2023-06-04T20:29:00+03:00</text:p>
      <text:p text:style-name="P4">
Description: У разі зникнення військовослужбовця командир повинен протягом 24 годин повідомити про зміни у обліку особового складу.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Списки полонених', 'Зниклі безвісти', 'Війна з Росією']</text:p>
      <text:p text:style-name="P4">
Type: Article</text:p>
      <!--METADATA-->
      <text:p text:style-name="P4">
<draw:frame draw:style-name="fr1" draw:name="Image20" text:anchor-type="as-char" svg:width="6.9236in" svg:height="3.956343in" draw:z-index="0">
<draw:image xlink:href="../Images/yкринформ/2023-06-04T-46-29-00-03-00/630_360_1680170436-658.jpg" xlink:type="simple" xlink:show="embed" xlink:actuate="onLoad" draw:mime-type="image/jpeg"/>
</draw:frame>
 У разізникнення військовослужбовця командир повинен протягом 24 годин повідомити прозміни у обліку особового складу.</text:p>
      <text:p text:style-name="P4">
Як передає Укрінформ, про це Координаційний штаб з питань поводження звійськовополоненими повідомляє у <text:a xlink:type="simple" xlink:href="https://t.me/Koord_shtab/1170" text:style-name="Internet_20_link" text:visited-style-name="Visited_20_Internet_20_Link">
 Телеграмі </text:a>
.</text:p>
      <text:p text:style-name="P4">
У Центральному регіональному центрі Координаційного штабу з питань поводженняз військовополоненими відбулась зустріч із родинами військовополоненихоборонців.</text:p>
      <text:p text:style-name="P4">
<text:span text:style-name="T4">
Читайте також:</text:span>
 <text:a xlink:type="simple" xlink:href="https://www.ukrinform.ua/rubric-ato/3717682-obminnogo-fondu-dostatno-dla-roboti-nad-vizvolennam-ukrainciv-z-polonu-koordstab.html" text:style-name="Internet_20_link" text:visited-style-name="Visited_20_Internet_20_Link">
 Обмінного фонду достатньо для роботи над визволеннямукраїнців з полону - <text:span text:style-name="T4">
Коордштаб</text:span>
 </text:a>
</text:p>
      <text:p text:style-name="P4">
На запитання близьких відповіли представники Коордштабу, Служби безпекиУкраїни та Національної гвардії України.</text:p>
      <text:p text:style-name="P4">
Представник штабу зазначив, що у разі зникнення військовослужбовця командирповинен протягом 24 годин повідомити про зміни у обліку особового складу.Після цього ініціюється службове розслідування стосовно зникненнявійськовослужбовця. За результатами розслідування командир видає наказ, авійськова частина надсилає відповідні документи до територіального центрукомплектування та соціальної підтримки.</text:p>
      <text:p text:style-name="P4">
Серед іншого, сторони порушили питання повернення тіл загиблих захисників.</text:p>
      <text:p text:style-name="P4">
<text:span text:style-name="T4">
Читайте також:</text:span>
 <text:a xlink:type="simple" xlink:href="https://www.ukrinform.ua/rubric-ato/3714955-peregovori-pro-vizvolenna-polonenih-vedutsa-z-subektami-u-rf-i-na-tot-ukraini-koordstab.html" text:style-name="Internet_20_link" text:visited-style-name="Visited_20_Internet_20_Link">
 Переговори про визволення полонених ведуться з суб’єктамиу РФ і на ТОТ України - <text:span text:style-name="T4">
Коордшт</text:span>
 аб </text:a>
</text:p>
      <text:p text:style-name="P4">
Зазначається, що бувають випадки, коли через бойову ситуацію на конкретніймісцевості немає можливості забрати тіла загиблих побратимів. Виконання цихфункцій покладено на Офіс уповноваженого з питань осіб, зниклих безвісти заособливих обставин. Відповідні групи здійснюють як пошукові заходи назвільнених територіях, так і ведуть перемовини про обмін тілами зпредставниками країни-агресорки.</text:p>
      <text:p text:style-name="P4">
Крім того, юрист Координаційного штабу проінформував близьких про пільги тавиплати родинам захисників і захисниць, а також грошові виплати сім'ямзагиблих військовослужбовців.</text:p>
      <text:p text:style-name="P4">
Як повідомляв Укрінформ, у командуванні Сил територіальної оборони заявили, що<text:a xlink:type="simple" xlink:href="https://www.ukrinform.ua/rubric-ato/3715083-vijskovi-castini-ne-vedut-rozsuku-zniklih-bijciv-komanduvanna-sil-teroboroni.html" text:style-name="Internet_20_link" text:visited-style-name="Visited_20_Internet_20_Link">
 військові частини не здійснюють оперативно-розшукову діяльність</text:a>
 стосовно зниклихвійськовослужбовців.</text:p>
      <text:p text:style-name="P4">
Source: <text:a xlink:type="simple" xlink:href="https://www.ukrinform.ua/rubric-ato/3718226-u-koordstabi-povidomili-so-povinen-robiti-komandir-u-razi-zniknenna-soldata.html" text:style-name="Internet_20_link" text:visited-style-name="Visited_20_Internet_20_Link">
https://www.ukrinform.ua/rubric-ato/3718226-u-koordstabi-povidomili-so-povinen-robiti-komandir-u-razi-zniknenna-soldata.html</text:a>
</text:p>
      <!--NEWS-->
      <text:h text:style-name="P10" text:outline-level="1">
<text:span text:style-name="T4">
Костюк та Русе завершили виступ в 1/8 фіналу парного розряду «Ролан Гаррос»</text:span>
</text:h>
      <text:p text:style-name="P4">
Authors: Ukrinform (Person)</text:p>
      <text:p text:style-name="P4">
Publisher: Укринформ (Organization)</text:p>
      <text:p text:style-name="P4">
Published Time: 2023-06-04T-48:25:21+03:00</text:p>
      <text:p text:style-name="P4">
Modified Time: 2023-06-04T20:25:21+03:00</text:p>
      <text:p text:style-name="P4">
Description: Українсько-румунський дует поступився американкам Корі Гауфф та Джесіці Пегулі. — Укрінформ.</text:p>
      <text:p text:style-name="P4">
Images: ['<text:a xlink:type="simple" xlink:href="https://static.ukrinform.com/photos/2023_06/thumb_files/630_360_1685899456-159.jpg" text:style-name="Internet_20_link" text:visited-style-name="Visited_20_Internet_20_Link">
630_360_16858...</text:a>
']</text:p>
      <text:p text:style-name="P4">
Tags: ['Теніс', 'Марта Костюк']</text:p>
      <text:p text:style-name="P4">
Type: Article</text:p>
      <!--METADATA-->
      <text:p text:style-name="P4">
<draw:frame draw:style-name="fr1" draw:name="Image21" text:anchor-type="as-char" svg:width="6.9236in" svg:height="3.956343in" draw:z-index="0">
<draw:image xlink:href="../Images/yкринформ/2023-06-04T-48-25-21-03-00/630_360_1685899456-159.jpg" xlink:type="simple" xlink:show="embed" xlink:actuate="onLoad" draw:mime-type="image/jpeg"/>
</draw:frame>
Українсько-румунський дует поступився американкам Корі Гауфф та ДжесіціПегулі.</text:p>
      <text:p text:style-name="P4">
Українська тенісистка Марта Костюк і румунка Єлена-Габріела Русе програли в1/8 фіналу Відкритого чемпіонату Франції, передає Укрінформ.</text:p>
      <text:p text:style-name="P4">
Костюк і Русе програли американкам Корі Гауфф та Джесіці Пегулі – 7:6, 4:6,2:6.</text:p>
      <text:p text:style-name="P4">
Матч тривав 2 години 23 хвилини. Українка і румунка 2 рази продали навиліт,допустили 5 подвійних помилок та реалізували 4/11 брейк-пойнти.</text:p>
      <text:p text:style-name="P4">
Нагадаємо, що в одиночному розряді Костюк завершила виступи на старті змагань,програвши білорусці Аріні Соболенко.</text:p>
      <text:p text:style-name="P4">
<text:span text:style-name="T4">
Читайте також:</text:span>
 <text:a xlink:type="simple" xlink:href="https://www.ukrinform.ua/rubric-sports/3718232-svitolina-zigrae-u-cvertfinali-rolan-garros.html" text:style-name="Internet_20_link" text:visited-style-name="Visited_20_Internet_20_Link">
 <text:span text:style-name="T4">
Світоліна</text:span>
 вийшла у чвертьфінал «Ролан Гаррос»</text:a>
</text:p>
      <text:p text:style-name="P4">
Як повідомляв Укрінформ, Еліна Світоліна перемогла Дарію Касаткіну та зіграє учвертьфіналі «Ролан Гаррос».</text:p>
      <text:p text:style-name="P4">
Фото: btu.org.ua</text:p>
      <text:p text:style-name="P4">
Source: <text:a xlink:type="simple" xlink:href="https://www.ukrinform.ua/rubric-sports/3718238-kostuk-ta-ruse-zaversili-vistup-v-18-finalu-parnogo-rozradu-rolan-garros.html" text:style-name="Internet_20_link" text:visited-style-name="Visited_20_Internet_20_Link">
https://www.ukrinform.ua/rubric-sports/3718238-kostuk-ta-ruse-zaversili-vistup-v-18-finalu-parnogo-rozradu-rolan-garros.html</text:a>
</text:p>
      <!--NEWS-->
      <text:h text:style-name="P10" text:outline-level="1">
<text:span text:style-name="T4">
Настане час, коли діти в Україні будуть захищені від російського зла - Зеленський</text:span>
</text:h>
      <text:p text:style-name="P4">
Authors: Ukrinform (Person)</text:p>
      <text:p text:style-name="P4">
Publisher: Укринформ (Organization)</text:p>
      <text:p text:style-name="P4">
Published Time: 2023-06-04T-50:10:00+03:00</text:p>
      <text:p text:style-name="P4">
Modified Time: 2023-06-04T20:10:00+03:00</text:p>
      <text:p text:style-name="P4">
Description: Настане час, коли діти на Землі, зокрема й в Україні, будуть захищені від такого зла, як російське. — Укрінформ.</text:p>
      <text:p text:style-name="P4">
Images: ['<text:a xlink:type="simple" xlink:href="https://static.ukrinform.com/photos/2023_06/thumb_files/630_360_1685898899-448.png" text:style-name="Internet_20_link" text:visited-style-name="Visited_20_Internet_20_Link">
630_360_16858...</text:a>
']</text:p>
      <text:p text:style-name="P4">
Tags: ['Діти', 'Звернення', 'Зеленський', 'Війна з Росією']</text:p>
      <text:p text:style-name="P4">
Type: Article</text:p>
      <!--METADATA-->
      <text:p text:style-name="P4">
<draw:frame draw:style-name="fr1" draw:name="Image22" text:anchor-type="as-char" svg:width="6.9236in" svg:height="3.956343in" draw:z-index="0">
<draw:image xlink:href="../Images/yкринформ/2023-06-04T-50-10-00-03-00/630_360_1685898899-448.png" xlink:type="simple" xlink:show="embed" xlink:actuate="onLoad" draw:mime-type="image/png"/>
</draw:frame>
 Настанечас, коли діти на Землі, зокрема й в Україні, будуть захищені від такого зла,як російське.</text:p>
      <text:p text:style-name="P4">
Про це у своєму традиційному <text:a xlink:type="simple" xlink:href="https://t.me/V_Zelenskiy_official/6464" text:style-name="Internet_20_link" text:visited-style-name="Visited_20_Internet_20_Link">
 вечірньому зверненні</text:a>
 заявив Президент України ВолодимирЗеленський.</text:p>
      <text:p text:style-name="P4">
Відео: ОП</text:p>
      <text:p text:style-name="P4">
_<text:span text:style-name="T4">
Дорогі українці й українки!</text:span>
 _</text:p>
      <text:p text:style-name="P4">
Вже завершилася рятувальна операція в місті Підгородне на Дніпровщині, деросійська ракета зруйнувала будинки.</text:p>
      <text:p text:style-name="P4">
25 людей зазнали поранень, з них пʼятеро – діти. Давид, йому 6 років, – тяжкийстан, хлопець госпіталізований. Денис, йому 11 років, – теж тяжкий стан,госпіталізований. Олександр, 15 років, – теж тяжкий стан. Ліза, 17 років, –лікування амбулаторне. Кіра, їй 10 років, – мінно-вибухова травма, лікуванняамбулаторне. Боляче бачити такі звіти.</text:p>
      <text:p text:style-name="P4">
Ліза, 2 роки дівчинці, вона була вбита цією російською ракетою. Ймовірно,«Іскандер». Мої співчуття рідним і близьким…</text:p>
      <text:p text:style-name="P4">
Російський терор забрав життя сотень наших дітей, і лише за час від 24 лютого,за час повномасштабної війни, достеменно відомо про загибель 485 діточок. Цечисло, яке ми можемо офіційно підтвердити, знаючи дані кожної дитини.</text:p>
      <text:p text:style-name="P4">
На жаль, справжнє число більше. Щоразу, коли ми звільняємо нашу землю відросійських окупантів, ми дізнаємося страшну правду про окупацію. Про те,скільки людей, скільки дітей у похованнях на окупованій території – у могилахцієї війни, цієї агресії. І скільки ще досі під руїнами у спалених Росієюукраїнських містах і селах.</text:p>
      <text:p text:style-name="P4">
Поки що, на жаль, не маємо повної інформації про сотні тисяч дітей, які булидепортовані в Росію. Станом на сьогодні завдяки різним зусиллям вдалосяповернути в Україну 371 дитину з депортації. При тому, що нам достеменновідомо принаймні про 19 505 депортованих українських дітей, і це лише частинавід усіх тих наших маленьких українців і українок, які досі у ворога. Яких миусіх маємо повернути.</text:p>
      <text:p text:style-name="P4">
Сьогодні в нашій державі – день памʼяті дітей, які загинули внаслідокросійської агресії. Ще з 14-го року. Дітей, які були б живі, якби купкабандитів у Кремлі, у Москві не відчула себе вождями, які нібито мають правовершити долю народів.</text:p>
      <text:p text:style-name="P4">
Кожен із цих бандитів буде засуджений. Я не сумніваюся в цьому. На цейрезультат працюють усі необхідні правові інституції.</text:p>
      <text:p text:style-name="P4">
І сьогодні, у цей день памʼяті, я хочу подякувати усім у світі, хто підтримуєнаші зусилля заради справедливості. Заради покарання кожного, хто приніс нанашу землю терор, кожного, хто вбиває й депортує дітей і дорослих.</text:p>
      <text:p text:style-name="P4">
Я вдячний усім у світі, хто допомагає роботі Міжнародного кримінального суду,його команді в розслідуванні російських злочинів на українській землі. І хтодопомагає нам організовувати спеціальний трибунал щодо злочину агресії Росіїпроти України – щодо того первісного злочину, який породив усі інші страшнізлочини цієї війни.</text:p>
      <text:p text:style-name="P4">
Хай вироки щодо рашистів, які вони одного дня почують на лаві підсудних, –законні та справедливі вироки – будуть свідченням того, що світ все ж такиберегтиме життя, берегтиме цивілізованість. І що все ж таки настане той час,коли діти на Землі – в Україні та будь-де ще – будуть захищені від такого зла,як російське зло, і від таких агресій.</text:p>
      <text:p text:style-name="P4">
Ось чому так важливо, щоб сила справедливості, сила відповідальності булапотужною згадкою про кожне життя, яке було забране злом, Росією.</text:p>
      <text:p text:style-name="P4">
І частиною цієї відповідальності – обовʼязковою частиною – на сьогодні єсанкції. Санкції світу, які змушують Росію платити ціну за те, що вона робить.Санкції, які мають обмежувати російську здатність до терору по максимуму.</text:p>
      <text:p text:style-name="P4">
Сьогодні провів спеціальну нараду щодо санкцій. ГУР, Служба зовнішньоїрозвідки, уряд, Офіс. Дуже детально проаналізували, як Росія обходить санкціїта хто їй допомагає. Різні країни, різні компанії, без яких Росія не змогла бвиробляти засоби терору, зокрема ракети. На жаль, державі-терористу вдаєтьсявикористовувати технології світу через мережу постачальників, вдаєтьсяобходити міжнародні санкційні режими.</text:p>
      <text:p text:style-name="P4">
Ми бачимо кожен напрямок обходу наявних санкцій, кожну країну, чия територіяабо юрисдикція, чиї громадяни використовуються Росією для продовження терору.І ми маємо закрити всі такі напрямки – разом із партнерами, – щоб не було вросійських ракетах, у російській зброї продукції вільного світу. Необхіднікроки будуть.</text:p>
      <text:p text:style-name="P4">
Дякую всім, хто допомагає нам боротися зі злом агресії!</text:p>
      <text:p text:style-name="P4">
Слава всім нашим воїнам! І дякую за сьогоднішній день на передовій.</text:p>
      <text:p text:style-name="P4">
Слава Україні!</text:p>
      <text:p text:style-name="P4">
Фото: ОП</text:p>
      <text:p text:style-name="P4">
Source: <text:a xlink:type="simple" xlink:href="https://www.ukrinform.ua/rubric-ato/3718237-nastane-cas-koli-diti-v-ukraini-budut-zahiseni-vid-rosijskogo-zla-zelenskij.html" text:style-name="Internet_20_link" text:visited-style-name="Visited_20_Internet_20_Link">
https://www.ukrinform.ua/rubric-ato/3718237-nastane-cas-koli-diti-v-ukraini-budut-zahiseni-vid-rosijskogo-zla-zelenskij.html</text:a>
</text:p>
      <!--NEWS-->
      <text:h text:style-name="P10" text:outline-level="1">
<text:span text:style-name="T4">
Настав час поговорити про конкретику в питанні членства України в НАТО - Маркарова</text:span>
</text:h>
      <text:p text:style-name="P4">
Authors: Ukrinform (Person)</text:p>
      <text:p text:style-name="P4">
Publisher: Укринформ (Organization)</text:p>
      <text:p text:style-name="P4">
Published Time: 2023-06-04T-52:00:00+03:00</text:p>
      <text:p text:style-name="P4">
Modified Time: 2023-06-04T20:00:00+03:00</text:p>
      <text:p text:style-name="P4">
Description: Нині вже настав час розпочати обговорювати коректні кроки щодо членства України в Північноатлантичному Альянсі. — Укрінформ.</text:p>
      <text:p text:style-name="P4">
Images: ['<text:a xlink:type="simple" xlink:href="https://static.ukrinform.com/photos/2021_05/thumb_files/630_360_1620965417-738.jpg" text:style-name="Internet_20_link" text:visited-style-name="Visited_20_Internet_20_Link">
630_360_16209...</text:a>
']</text:p>
      <text:p text:style-name="P4">
Tags: ['НАТО', 'Україна', 'Маркарова']</text:p>
      <text:p text:style-name="P4">
Type: Article</text:p>
      <!--METADATA-->
      <text:p text:style-name="P4">
<draw:frame draw:style-name="fr1" draw:name="Image23" text:anchor-type="as-char" svg:width="6.9236in" svg:height="3.956343in" draw:z-index="0">
<draw:image xlink:href="../Images/yкринформ/2023-06-04T-52-00-00-03-00/630_360_1620965417-738.jpg" xlink:type="simple" xlink:show="embed" xlink:actuate="onLoad" draw:mime-type="image/jpeg"/>
</draw:frame>
 Нині вженастав час розпочати обговорювати коректні кроки щодо членства України вПівнічноатлантичному Альянсі.</text:p>
      <text:p text:style-name="P4">
Як передає Укрінформ, про це в програмі Face The Nation телеканалу <text:a xlink:type="simple" xlink:href="https://twitter.com/FaceTheNation/status/1665389238076993538" text:style-name="Internet_20_link" text:visited-style-name="Visited_20_Internet_20_Link">
 CBS News</text:a>
 заявила посолУкраїни в США Оксана Маркарова.</text:p>
      <text:p text:style-name="P4">
«Ми з нетерпінням чекаємо на саміт (НАТО – ред.). Україна має прагнення щодовступу в НАТО. Трансатлантичні прагнення закріплені в наших серцях, в нашійКонституції і більшість людей підтримує їх. Ми вважаємо, що настав часрозпочати обговорювати коректні кроки в цьому питанні», - сказала вона.</text:p>
      <text:p text:style-name="P4">
За словами Маркарової, українська сторона розуміє поточні обмеження щодовступу в <text:a xlink:type="simple" xlink:href="https://www.ukrinform.ua/tag-nato" text:style-name="Internet_20_link" text:visited-style-name="Visited_20_Internet_20_Link">
 НАТО </text:a>
 на тлі триваючої війни.</text:p>
      <text:p text:style-name="P4">
«Проте, я вважаю, що на даний момент, після жахливого порушення міжнародногоправа, після того як Росія на нас напала, не будучи спровокованою, коли ми небули частиною НАТО, а також після історичних рішень щодо Фінляндії й Швеції.Для всіх настав час усвідомити, що це - добро проти зла, і нам потрібно статичленами НАТО, наскільки НАТО потрібна Україна, тому що нам є багато чогододати НАТО», - зазначила вона.</text:p>
      <text:p text:style-name="P4">
<text:span text:style-name="T4">
Читайте також:</text:span>
 <text:a xlink:type="simple" xlink:href="https://www.ukrinform.ua/rubric-polytics/3718210-pisla-peremogi-proces-priednanna-ukraini-do-nato-bude-svidkim-zastupnik-ministra-oboroni.html" text:style-name="Internet_20_link" text:visited-style-name="Visited_20_Internet_20_Link">
 Після перемоги процес приєднання України до <text:span text:style-name="T4">
НАТО</text:span>
 будешвидким – заступник міністра оборони </text:a>
</text:p>
      <text:p text:style-name="P4">
Як повідомляв Укрінформ, Президент Володимир Зеленський раніше заявляв, щоУкраїна очікує на політичне запрошення до Альянсу на саміті НАТО у Вільнюсі.</text:p>
      <text:p text:style-name="P4">
Він також наголошував, що Україна має отримати дієві гарантії безпеки ще довступу до НАТО.</text:p>
      <text:p text:style-name="P4">
Source: <text:a xlink:type="simple" xlink:href="https://www.ukrinform.ua/rubric-polytics/3718233-nastav-cas-pogovoriti-pro-konkretiku-v-pitanni-clenstva-ukraini-v-nato-markarova.html" text:style-name="Internet_20_link" text:visited-style-name="Visited_20_Internet_20_Link">
https://www.ukrinform.ua/rubric-polytics/3718233-nastav-cas-pogovoriti-pro-konkretiku-v-pitanni-clenstva-ukraini-v-nato-markarova.html</text:a>
</text:p>
      <!--NEWS-->
      <text:h text:style-name="P10" text:outline-level="1">
<text:span text:style-name="T4">
Світоліна вийшла у чвертьфінал «Ролан Гаррос»</text:span>
</text:h>
      <text:p text:style-name="P4">
Authors: Ukrinform (Person)</text:p>
      <text:p text:style-name="P4">
Publisher: Укринформ (Organization)</text:p>
      <text:p text:style-name="P4">
Published Time: 2023-06-04T-55:58:00+03:00</text:p>
      <text:p text:style-name="P4">
Modified Time: 2023-06-04T19:58:00+03:00</text:p>
      <text:p text:style-name="P4">
Description: В 1/8 фіналу українка обіграла росіянку Касаткіну. — Укрінформ.</text:p>
      <text:p text:style-name="P4">
Images: ['<text:a xlink:type="simple" xlink:href="https://static.ukrinform.com/photos/2023_06/thumb_files/630_360_1685897047-869.jpg" text:style-name="Internet_20_link" text:visited-style-name="Visited_20_Internet_20_Link">
630_360_16858...</text:a>
']</text:p>
      <text:p text:style-name="P4">
Tags: ['Світоліна', 'Теніс']</text:p>
      <text:p text:style-name="P4">
Type: Article</text:p>
      <!--METADATA-->
      <text:p text:style-name="P4">
<draw:frame draw:style-name="fr1" draw:name="Image24" text:anchor-type="as-char" svg:width="6.9236in" svg:height="3.956343in" draw:z-index="0">
<draw:image xlink:href="../Images/yкринформ/2023-06-04T-55-58-00-03-00/630_360_1685897047-869.jpg" xlink:type="simple" xlink:show="embed" xlink:actuate="onLoad" draw:mime-type="image/jpeg"/>
</draw:frame>
 В 1/8фіналу українка обіграла росіянку Касаткіну.</text:p>
      <text:p text:style-name="P4">
Українська тенісистка Еліна Світоліна здобула перемогу в 1/8 фіналу Відкритогочемпіонату Франції, передає Укрінформ.</text:p>
      <text:p text:style-name="P4">
Українка була сильнішою за дев’яту ракетку світу, росіянку Дарію Касаткіну –6:4, 7:6 (7:5). Матч тривав 1 годину 59 хвилин.</text:p>
      <text:p text:style-name="P4">
Світоліна вчетверте в кар’єрі зіграє у чвертьфіналі «Ролан Гаррос». Суперницеюукраїнки стане переможниця пари Стівенс – Сабаленко.</text:p>
      <text:p text:style-name="P4">
<text:span text:style-name="T4">
Читайте також:</text:span>
 <text:a xlink:type="simple" xlink:href="https://www.ukrinform.ua/rubric-sports/3717920-curenko-zdobula-peremogu-v-tretomu-raundi-rolan-garros.html" text:style-name="Internet_20_link" text:visited-style-name="Visited_20_Internet_20_Link">
 <text:span text:style-name="T4">
Цуренко</text:span>
 здобула перемогу в третьому раунді «РоланГаррос» </text:a>
</text:p>
      <text:p text:style-name="P4">
Як повідомляв Укрінформ, завтра, 5-го червня Цуренко протистоятиме першійракетці світу, польці Ігі Швьонтек в 1/8 фіналу Відкритого чемпіонату Франції.</text:p>
      <text:p text:style-name="P4">
Фото: Getty Images</text:p>
      <text:p text:style-name="P4">
Source: <text:a xlink:type="simple" xlink:href="https://www.ukrinform.ua/rubric-sports/3718232-svitolina-zigrae-u-cvertfinali-rolan-garros.html" text:style-name="Internet_20_link" text:visited-style-name="Visited_20_Internet_20_Link">
https://www.ukrinform.ua/rubric-sports/3718232-svitolina-zigrae-u-cvertfinali-rolan-garros.html</text:a>
</text:p>
      <!--NEWS-->
      <text:h text:style-name="P10" text:outline-level="1">
<text:span text:style-name="T4">
США вірять в успіх контрнаступу України – радник Байдена</text:span>
</text:h>
      <text:p text:style-name="P4">
Authors: Ukrinform (Person)</text:p>
      <text:p text:style-name="P4">
Publisher: Укринформ (Organization)</text:p>
      <text:p text:style-name="P4">
Published Time: 2023-06-04T-57:53:00+03:00</text:p>
      <text:p text:style-name="P4">
Modified Time: 2023-06-04T19:53:00+03:00</text:p>
      <text:p text:style-name="P4">
Description: У США вважають, що довгоочікуваний український контрнаступ буде успішним і призведе до повернення стратегічно важливої території.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США', 'Війна з Росією', 'Контрнаступ']</text:p>
      <text:p text:style-name="P4">
Type: Article</text:p>
      <!--METADATA-->
      <text:p text:style-name="P4">
<draw:frame draw:style-name="fr1" draw:name="Image25" text:anchor-type="as-char" svg:width="6.9236in" svg:height="3.956343in" draw:z-index="0">
<draw:image xlink:href="../Images/yкринформ/2023-06-04T-57-53-00-03-00/630_360_1684691970-341.jpg" xlink:type="simple" xlink:show="embed" xlink:actuate="onLoad" draw:mime-type="image/jpeg"/>
</draw:frame>
 У СШАвважають, що довгоочікуваний український контрнаступ буде успішним і призведедо повернення стратегічно важливої території.</text:p>
      <text:p text:style-name="P4">
Як передає Укрінформ, про це в інтерв’ю телеканалу <text:a xlink:type="simple" xlink:href="https://edition.cnn.com/2023/06/04/politics/biden-xi-jinping-china-ukraine-cnntv/index.html" text:style-name="Internet_20_link" text:visited-style-name="Visited_20_Internet_20_Link">
 CNN</text:a>
 заявив радник Президента США з питань національної безпекиДжейкоб Салліван.</text:p>
      <text:p text:style-name="P4">
«Скільки саме і в яких місцях - це буде залежати від розвитку подій на місці,коли українці почнуть цей контрнаступ. Але ми віримо, що в цьому контрнаступіукраїнці досягнуть успіху», - сказав він.</text:p>
      <text:p text:style-name="P4">
Він додав, що США вважають, що довгоочікуваний український <text:a xlink:type="simple" xlink:href="https://www.ukrinform.ua/tag-kontrnastup" text:style-name="Internet_20_link" text:visited-style-name="Visited_20_Internet_20_Link">
 контрнаступ</text:a>
 призведе до повернення«стратегічно важливої території».</text:p>
      <text:p text:style-name="P4">
За його словами, розвиток подій на полі бою матиме «великий вплив» на будь-якімайбутні переговори.</text:p>
      <text:p text:style-name="P4">
«Але я скажу ось що: Президент Зеленський сам сказав, що ця війна врешті-рештзавершиться дипломатичним шляхом», — сказав Салліван.</text:p>
      <text:p text:style-name="P4">
<text:span text:style-name="T4">
Читайте також:</text:span>
 <text:a xlink:type="simple" xlink:href="https://www.ukrinform.ua/rubric-ato/3717973-kontrnastup-zsu-bude-vrazaucim-eksdirektor-cru.html" text:style-name="Internet_20_link" text:visited-style-name="Visited_20_Internet_20_Link">
 <text:span text:style-name="T4">
Контрнаступ</text:span>
 ЗСУ буде вражаючим — ексдиректор ЦРУ</text:a>
</text:p>
      <text:p text:style-name="P4">
Раніше ексдиректор ЦРУ генерал Девід Петреус заявив, що контрнаступукраїнського війська буде вражаючим і досягне кульмінації уже в перші три-чотири доби.</text:p>
      <text:p text:style-name="P4">
Як повідомляв Укрінформ, Президент України <text:a xlink:type="simple" xlink:href="https://www.ukrinform.ua/rubric-ato/3717842-zelenskij-mi-gotovi-do-kontrnastupu.html" text:style-name="Internet_20_link" text:visited-style-name="Visited_20_Internet_20_Link">
 Володимир Зеленський заявив проготовність розпочати контрнаступ </text:a>
 , наголосивши водночас,що цей процес потребуватиме певного часу та матиме високу ціну.</text:p>
      <text:p text:style-name="P4">
<text:span text:style-name="T5">
Фото: Костянтин Ліберов</text:span>
</text:p>
      <text:p text:style-name="P4">
Source: <text:a xlink:type="simple" xlink:href="https://www.ukrinform.ua/rubric-ato/3718231-ssa-virat-v-uspih-kontrnastupu-ukraini-radnik-bajdena.html" text:style-name="Internet_20_link" text:visited-style-name="Visited_20_Internet_20_Link">
https://www.ukrinform.ua/rubric-ato/3718231-ssa-virat-v-uspih-kontrnastupu-ukraini-radnik-bajdena.html</text:a>
</text:p>
      <!--NEWS-->
      <text:h text:style-name="P10" text:outline-level="1">
<text:span text:style-name="T4">
Кличко перевірив укриття у Голосіївському районі столиці</text:span>
</text:h>
      <text:p text:style-name="P4">
Authors: Ukrinform (Person)</text:p>
      <text:p text:style-name="P4">
Publisher: Укринформ (Organization)</text:p>
      <text:p text:style-name="P4">
Published Time: 2023-06-04T-59:46:38+03:00</text:p>
      <text:p text:style-name="P4">
Modified Time: 2023-06-04T19:46:38+03:00</text:p>
      <text:p text:style-name="P4">
Description: Перевірка укриттів у Голосіївському районі Києва засвідчила, що частина підвалів перебуває у приватній власності чи оренді, частина - не облаштовані або зачинені вночі. — Укрінформ.</text:p>
      <text:p text:style-name="P4">
Images: ['<text:a xlink:type="simple" xlink:href="https://static.ukrinform.com/photos/2022_03/thumb_files/630_360_1647199663-397.jpg" text:style-name="Internet_20_link" text:visited-style-name="Visited_20_Internet_20_Link">
630_360_16471...</text:a>
']</text:p>
      <text:p text:style-name="P4">
Tags: ['Віталій Кличко', 'Київ', 'Укриття', 'Камишін']</text:p>
      <text:p text:style-name="P4">
Type: Article</text:p>
      <!--METADATA-->
      <text:p text:style-name="P4">
<draw:frame draw:style-name="fr1" draw:name="Image26" text:anchor-type="as-char" svg:width="6.9236in" svg:height="3.956343in" draw:z-index="0">
<draw:image xlink:href="../Images/yкринформ/2023-06-04T-59-46-38-03-00/630_360_1647199663-397.jpg" xlink:type="simple" xlink:show="embed" xlink:actuate="onLoad" draw:mime-type="image/jpeg"/>
</draw:frame>
 Перевіркаукриттів у Голосіївському районі Києва засвідчила, що частина підвалівперебуває у приватній власності чи оренді, частина - не облаштовані абозачинені вночі.</text:p>
      <text:p text:style-name="P4">
Про це київський міський голова Віталій Кличко поінформував у <text:a xlink:type="simple" xlink:href="https://t.me/vitaliy_klitschko/2070" text:style-name="Internet_20_link" text:visited-style-name="Visited_20_Internet_20_Link">
 Телеграмі</text:a>
 , передає Укрінформ.</text:p>
      <text:p text:style-name="P4">
"Другий день ходимо з міністром Олександром Камишіним (міністр з питаньстратегічних галузей промисловості - ред.) оглядаємо укриття. Сьогодні - вГолосіївському районі... Проблеми з укриттями є. І в Голосієві - зокрема.Частина підвалів у приватних руках або в оренді. Частина - не облаштовані,десь в навчальних закладах облаштовані, але вночі зачинені", - зауважив він.</text:p>
      <text:p text:style-name="P4">
<text:span text:style-name="T4">
Читайте також:</text:span>
 <text:a xlink:type="simple" xlink:href="https://www.ukrinform.ua/rubric-kyiv/3718171-v-op-zaklikali-vladu-kieva-aknajsvidse-rozrobiti-algoritm-roboti-ukrittiv.html" text:style-name="Internet_20_link" text:visited-style-name="Visited_20_Internet_20_Link">
 В ОП закликали владу Києва якнайшвидше розробити алгоритмроботи <text:span text:style-name="T4">
укрит</text:span>
 тів </text:a>
</text:p>
      <text:p text:style-name="P4">
Водночас Кличко підкреслив, що відповідальними за облаштування і роботуукриттів є їхні балансоутримувачі і глави районів. За його словами, кошти навсі районні державні адміністрації були виділені. Мер столиці зауважив, що ускладі інспекційної групи "знову не було представників Київської міськоївійськової адміністрації".</text:p>
      <text:p text:style-name="P4">
Як повідомляв Укрінформ, в Офісі Президента закликали владу Києва якнайшвидшерозробити алгоритм роботи укриттів.</text:p>
      <text:p text:style-name="P4">
<text:span text:style-name="T4">
Читайте також:</text:span>
 <text:a xlink:type="simple" xlink:href="https://www.ukrinform.ua/rubric-kyiv/3718104-dla-kian-zapustili-catbot-dla-samostijnoi-ocinki-stanu-ukritta.html" text:style-name="Internet_20_link" text:visited-style-name="Visited_20_Internet_20_Link">
 Для киян запустили чат-бот для самостійної оцінки стану<text:span text:style-name="T4">
укрит</text:span>
 тя </text:a>
</text:p>
      <text:p text:style-name="P4">
Міністр з питань стратегічних галузей промисловості Олександр Камишін заявив,що <text:a xlink:type="simple" xlink:href="https://www.ukrinform.ua/rubric-kyiv/3718089-u-kievi-perevirili-ponad-tisacu-ukrittiv-polovina-z-nih-nepridatna-do-vikoristanna.html" text:style-name="Internet_20_link" text:visited-style-name="Visited_20_Internet_20_Link">
 станом на сьогодні у столиці було перевірено 1078 укриттів</text:a>
 , половина зяких виявилися у незадовільному стані - не придатні до використання абокомісія не змогла їх відкрити.</text:p>
      <text:p text:style-name="P4">
Для жителів Києва <text:a xlink:type="simple" xlink:href="https://www.ukrinform.ua/rubric-kyiv/3718104-dla-kian-zapustili-catbot-dla-samostijnoi-ocinki-stanu-ukritta.html" text:style-name="Internet_20_link" text:visited-style-name="Visited_20_Internet_20_Link">
 створили чат-бот відкрий_укриття</text:a>
 , що дозволяє самостійно оцінити стансховищ.</text:p>
      <text:p text:style-name="P4">
Source: <text:a xlink:type="simple" xlink:href="https://www.ukrinform.ua/rubric-kyiv/3718229-klicko-pereviriv-ukritta-u-golosiivskomu-rajoni-stolici.html" text:style-name="Internet_20_link" text:visited-style-name="Visited_20_Internet_20_Link">
https://www.ukrinform.ua/rubric-kyiv/3718229-klicko-pereviriv-ukritta-u-golosiivskomu-rajoni-stolici.html</text:a>
</text:p>
      <!--NEWS-->
      <text:h text:style-name="P10" text:outline-level="1">
<text:span text:style-name="T4">
Прокуратура розпочала досудові розслідування за фактом сьогоднішнього обстрілу Харківщини</text:span>
</text:h>
      <text:p text:style-name="P4">
Authors: Ukrinform (Person)</text:p>
      <text:p text:style-name="P4">
Publisher: Укринформ (Organization)</text:p>
      <text:p text:style-name="P4">
Published Time: 2023-06-04T-61:26:00+03:00</text:p>
      <text:p text:style-name="P4">
Modified Time: 2023-06-04T19:26:00+03:00</text:p>
      <text:p text:style-name="P4">
Description: Чугуївська, Куп’янська та Богодухівська окружні прокуратури Харківської області розпочали досудові розслідування за фактами порушення законів та звичаїв війни з боку Російської Федерації. — Укрінформ.</text:p>
      <text:p text:style-name="P4">
Images: ['<text:a xlink:type="simple" xlink:href="https://static.ukrinform.com/photos/2023_06/thumb_files/630_360_1685896300-603.jpeg" text:style-name="Internet_20_link" text:visited-style-name="Visited_20_Internet_20_Link">
630_360_16858...</text:a>
']</text:p>
      <text:p text:style-name="P4">
Tags: ['Обстріл', 'Прокуратура', 'Харківщина', 'Війна з Росією']</text:p>
      <text:p text:style-name="P4">
Type: Article</text:p>
      <!--METADATA-->
      <text:p text:style-name="P4">
<draw:frame draw:style-name="fr1" draw:name="Image27" text:anchor-type="as-char" svg:width="6.9236in" svg:height="3.956343in" draw:z-index="0">
<draw:image xlink:href="../Images/yкринформ/2023-06-04T-61-26-00-03-00/630_360_1685896300-603.jpeg" xlink:type="simple" xlink:show="embed" xlink:actuate="onLoad" draw:mime-type="image/jpeg"/>
</draw:frame>
Чугуївська, Куп’янська та Богодухівська окружні прокуратури Харківськоїобласті розпочали досудові розслідування за фактами порушення законів тазвичаїв війни з боку Російської Федерації.</text:p>
      <text:p text:style-name="P4">
Як передає Укрінформ, про це у <text:a xlink:type="simple" xlink:href="https://t.me/pgo_gov_ua/12873" text:style-name="Internet_20_link" text:visited-style-name="Visited_20_Internet_20_Link">
 Телеграмі </text:a>
інформує пресслужба Офісу генерального прокурора.</text:p>
      <text:p text:style-name="P4">
"За процесуального керівництва Чугуївської, Куп’янської та Богодухівськоїокружних прокуратур Харківської області розпочато досудові розслідування зафактами порушення законів та звичаїв війни (ст. 438 КК України)", - йдеться вповідомленні.</text:p>
      <text:p text:style-name="P4">
Зазначається, що за даними слідства, 4 червня російські військові <text:a xlink:type="simple" xlink:href="https://www.ukrinform.ua/tag-obstril" text:style-name="Internet_20_link" text:visited-style-name="Visited_20_Internet_20_Link">
 обстріляли</text:a>
 м. Вовчанськ. Внаслідок ворожих ударівзагинули дві мирні мешканки. Пошкоджено житлові будинки містян. Близько півднявійськовослужбовці ЗС РФ завдали удару по селу Піщане Куп’янського району,внаслідок чого місцева мешканка отримала тілесні ушкодження.</text:p>
      <text:p text:style-name="P4">
</text:p>
      <text:p text:style-name="P4">
</text:p>
      <text:p text:style-name="P4">
<text:span text:style-name="T4">
Читайте також:</text:span>
 <text:a xlink:type="simple" xlink:href="https://www.ukrinform.ua/rubric-ato/3718185-zagarbniki-obstrilali-gromadu-na-harkivsini-dvoe-poranenih.html" text:style-name="Internet_20_link" text:visited-style-name="Visited_20_Internet_20_Link">
 Загарбники обстріляли громаду на Харківщині, двоєпоранених </text:a>
</text:p>
      <text:p text:style-name="P4">
Водночас близько 14:30 російські окупанти били по смт Золочів Богодухівськогорайону. За попередніми даними, обстріл вівся з артилерії. Пошкоджено будинокдитячої та юнацької творчості. Поранення отримали двоє людей. Прокурори таслідчі поліції зафіксували наслідки збройної агресії рф.</text:p>
      <text:p text:style-name="P4">
</text:p>
      <text:p text:style-name="P4">
</text:p>
      <text:p text:style-name="P4">
Як повідомляв Укрінформ, <text:a xlink:type="simple" xlink:href="https://www.ukrinform.ua/rubric-regions/3718075-zagarbniki-za-dobu-obstrilali-120-naselenih-punktiv-ta-92-obekta-infrastrukturi.html" text:style-name="Internet_20_link" text:visited-style-name="Visited_20_Internet_20_Link">
 російські війська упродовж минулої доби обстріляли120 населених пунктів </text:a>
 та 92 об’єкта інфраструктури, внаслідокобстрілу 6 цивільних загинуло, 32 поранено.</text:p>
      <text:p text:style-name="P4">
<text:span text:style-name="T5">
Фото: Харківська обласна прокуратура</text:span>
</text:p>
      <text:p text:style-name="P4">
Source: <text:a xlink:type="simple" xlink:href="https://www.ukrinform.ua/rubric-regions/3718223-prokuratura-rozpocala-dosudovi-rozsliduvanna-za-faktom-sogodnisnogo-obstrilu-harkivsini.html" text:style-name="Internet_20_link" text:visited-style-name="Visited_20_Internet_20_Link">
https://www.ukrinform.ua/rubric-regions/3718223-prokuratura-rozpocala-dosudovi-rozsliduvanna-za-faktom-sogodnisnogo-obstrilu-harkivsini.html</text:a>
</text:p>
      <!--NEWS-->
      <text:h text:style-name="P10" text:outline-level="1">
<text:span text:style-name="T4">
At Kupiansk direction Russian army shelled Masutivka, Lyman Pershyy, Kyslivka, Tabayivka, Ber...</text:span>
</text:h>
      <text:p text:style-name="P4">
Authors: liveuamap (Language: en)</text:p>
      <text:p text:style-name="P4">
Time: 2023-06-04T-7:09:00</text:p>
      <text:p text:style-name="P4">
Location: Lyman (Latitude:49.36046 Longtitude:37.95467)</text:p>
      <text:p text:style-name="P4">
Videos: []</text:p>
      <text:p text:style-name="P4">
Images: []</text:p>
      <text:p text:style-name="P4">
Tags: ["Russia"]</text:p>
      <text:p text:style-name="P4">
ID: 22567403</text:p>
      <!--METADATA-->
      <text:p text:style-name="P4">
At Kupiansk direction Russian army shelled Masutivka, Lyman Pershyy, Kyslivka,Tabayivka, Berestove of Kharkiv region and Novoselivske of Luhansk region.Russian aviation conducted airstrike at Serhiyivka of Donetsk region, -General Staff of Armed Forces of Ukraine says in the morning report</text:p>
      <text:p text:style-name="P4">
News Collection Link: <text:a xlink:type="simple" xlink:href="https://liveuamap.com/en/2023/4-june-at-kupiansk-direction-russian-army-shelled-masutivka" text:style-name="Internet_20_link" text:visited-style-name="Visited_20_Internet_20_Link">
https://liveuamap.com/en/2023/4-june-at-kupiansk-direction-russian-army-shelled-masutivka</text:a>
</text:p>
      <text:p text:style-name="P4">
Source: <text:a xlink:type="simple" xlink:href="https://t.me/lumsrc/4984" text:style-name="Internet_20_link" text:visited-style-name="Visited_20_Internet_20_Link">
https://t.me/lumsrc/4984</text:a>
</text:p>
      <!--NEWS-->
      <text:h text:style-name="P10" text:outline-level="1">
<text:span text:style-name="T4">
Внаслідок пожежі у німецькому будинку для біженців з України загинула дитина</text:span>
</text:h>
      <text:p text:style-name="P4">
Authors: Ukrinform (Person)</text:p>
      <text:p text:style-name="P4">
Publisher: Укринформ (Organization)</text:p>
      <text:p text:style-name="P4">
Published Time: 2023-06-04T-7:50:00+03:00</text:p>
      <text:p text:style-name="P4">
Modified Time: 2023-06-04T23:50:00+03:00</text:p>
      <text:p text:style-name="P4">
Description: Під час пожежі у німецькому місті Апольда в будинку, де проживали біженці з України, загинула дитина. — Укрінформ.</text:p>
      <text:p text:style-name="P4">
Images: ['<text:a xlink:type="simple" xlink:href="https://static.ukrinform.com/photos/2023_05/thumb_files/630_360_1684216466-149.jpg" text:style-name="Internet_20_link" text:visited-style-name="Visited_20_Internet_20_Link">
630_360_16842...</text:a>
']</text:p>
      <text:p text:style-name="P4">
Tags: ['Діти', 'Німеччина', 'Пожежа', 'Смерть', 'Україна', 'Біженці']</text:p>
      <text:p text:style-name="P4">
Type: Article</text:p>
      <!--METADATA-->
      <text:p text:style-name="P4">
<draw:frame draw:style-name="fr1" draw:name="Image32" text:anchor-type="as-char" svg:width="6.9236in" svg:height="3.956343in" draw:z-index="0">
<draw:image xlink:href="../Images/yкринформ/2023-06-04T-7-50-00-03-00/630_360_1684216466-149.jpg" xlink:type="simple" xlink:show="embed" xlink:actuate="onLoad" draw:mime-type="image/jpeg"/>
</draw:frame>
 Під часпожежі у німецькому місті Апольда в будинку, де проживали біженці з України,загинула дитина.</text:p>
      <text:p text:style-name="P4">
Про це у твіттері повідомив керівник регіонального міністерства внутрішніхсправ у федеральній землі Тюрінгія Георг Майєр, передає Укрінформ.</text:p>
      <text:p text:style-name="P4">
"Сьогодні в Апольді загинула дитина, яка разом зі своєю родиною шукала захистувід бомб Путіна", - повідомив голова.</text:p>
      <text:p text:style-name="P4">
Також він заявив, що зробить все можливе для з'ясування причин пожежі.</text:p>
      <text:p text:style-name="Quotations">

<text:p text:style-name="P4">
In <text:a xlink:type="simple" xlink:href="https://twitter.com/hashtag/Apolda" text:style-name="Internet_20_link" text:visited-style-name="Visited_20_Internet_20_Link">
 #Apolda&gt;
 </text:a>
 starb&gt;
 heute ein Kind, das mit seiner Familie bei uns Schutz vor Putins Bomben&gt;
 gesucht hat. An solchen Tagen könnte man verzweifeln. Ich werde alles&gt;
 daransetzen, dass die Brandursache aufgeklärt wird. Es muss hier&gt;
 vollständige Klarheit herrschen.&gt;
&gt;
 — Georg_Maier (@GeorgMaier8) <text:a xlink:type="simple" xlink:href="https://twitter.com/GeorgMaier8/status/1665405580440207361" text:style-name="Internet_20_link" text:visited-style-name="Visited_20_Internet_20_Link">
 June 4, 2023&gt;
 </text:a>
</text:p>

</text:p>
      <text:p text:style-name="P4">
Нагадаємо: раніше посол України в Німеччині Олексій Макеєв повідомив, що <text:span text:style-name="T4">
_<text:a xlink:type="simple" xlink:href="https://www.ukrinform.ua/rubric-society/3718257-u-pritulku-dla-bizenciv-z-ukraini-vinikla-pozeza-e-postrazdali-posol-v-nimeccini.html" text:style-name="Internet_20_link" text:visited-style-name="Visited_20_Internet_20_Link">
у результаті пожежі, за попередньою інформацією, є постраждалі.</text:a>
 _ </text:span>
</text:p>
      <text:p text:style-name="P4">
<text:span text:style-name="T5">
Фото ілюстративне</text:span>
</text:p>
      <text:p text:style-name="P4">
Source: <text:a xlink:type="simple" xlink:href="https://www.ukrinform.ua/rubric-world/3718265-vnaslidok-pozezi-u-nimeckomu-budinku-dla-bizenciv-z-ukraini-zaginula-ditina.html" text:style-name="Internet_20_link" text:visited-style-name="Visited_20_Internet_20_Link">
https://www.ukrinform.ua/rubric-world/3718265-vnaslidok-pozezi-u-nimeckomu-budinku-dla-bizenciv-z-ukraini-zaginula-ditina.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6-04T-9:09:00</text:p>
      <text:p text:style-name="P4">
Location: Siversk (Latitude:48.87239 Longtitude:38.09372)</text:p>
      <text:p text:style-name="P4">
Videos: []</text:p>
      <text:p text:style-name="P4">
Images: []</text:p>
      <text:p text:style-name="P4">
Tags: ["Russia"]</text:p>
      <text:p text:style-name="P4">
ID: 22567402</text:p>
      <!--METADATA-->
      <text:p text:style-name="P4">
At Lyman direction Russian army shelled Makiyivka, Nevske, Bilohorivka ofLuhansk region and Verkhnokamyanske, Torske, Spirne and Rozdolivka of Donetskregion. Russian aviation conducted airstrikes at Bilohorivka of Luhansk regionand Siversk of Donetsk region, - General Staff of Armed Forces of Ukraine saysin the morning report</text:p>
      <text:p text:style-name="P4">
News Collection Link: <text:a xlink:type="simple" xlink:href="https://liveuamap.com/en/2023/4-june-at-lyman-direction-russian-army-shelled-makiyivka" text:style-name="Internet_20_link" text:visited-style-name="Visited_20_Internet_20_Link">
https://liveuamap.com/en/2023/4-june-at-lyman-direction-russian-army-shelled-makiyivka</text:a>
</text:p>
      <text:p text:style-name="P4">
Source: <text:a xlink:type="simple" xlink:href="https://t.me/lumsrc/4985" text:style-name="Internet_20_link" text:visited-style-name="Visited_20_Internet_20_Link">
https://t.me/lumsrc/4985</text:a>
</text:p>
      <!--NEWS-->
      <text:h text:style-name="P10" text:outline-level="1">
<text:span text:style-name="T4">
Розстріл солдатів на кордоні: Ізраїль вимагає від Єгипту співпрацювати у розслідуванні теракту</text:span>
</text:h>
      <text:p text:style-name="P4">
Authors: Ukrinform (Person)</text:p>
      <text:p text:style-name="P4">
Publisher: Укринформ (Organization)</text:p>
      <text:p text:style-name="P4">
Published Time: 2023-06-04T-9:33:00+03:00</text:p>
      <text:p text:style-name="P4">
Modified Time: 2023-06-04T23:33:00+03:00</text:p>
      <text:p text:style-name="P4">
Description: Прем'єр-міністр Ізраїлю Біньямін Нетаньягу прокоментував у неділю, 4 червня, на засіданні уряду теракт на кордоні з Єгиптом днем раніше, внаслідок якого загинули троє солдат ЦАХАЛу. — Укрінформ.</text:p>
      <text:p text:style-name="P4">
Images: ['<text:a xlink:type="simple" xlink:href="https://static.ukrinform.com/photos/2023_06/thumb_files/630_360_1685798592-438.jpg" text:style-name="Internet_20_link" text:visited-style-name="Visited_20_Internet_20_Link">
630_360_16857...</text:a>
']</text:p>
      <text:p text:style-name="P4">
Tags: ['Єгипет', 'Ізраїль', 'Теракт', 'Кордон', 'Розстріл']</text:p>
      <text:p text:style-name="P4">
Type: Article</text:p>
      <!--METADATA-->
      <text:p text:style-name="P4">
<draw:frame draw:style-name="fr1" draw:name="Image33" text:anchor-type="as-char" svg:width="6.9236in" svg:height="3.956343in" draw:z-index="0">
<draw:image xlink:href="../Images/yкринформ/2023-06-04T-9-33-00-03-00/630_360_1685798592-438.jpg" xlink:type="simple" xlink:show="embed" xlink:actuate="onLoad" draw:mime-type="image/jpeg"/>
</draw:frame>
 Прем'єр-міністр Ізраїлю Біньямін Нетаньягу прокоментував у неділю, 4 червня, назасіданні уряду теракт на кордоні з Єгиптом днем раніше, внаслідок якогозагинули троє солдат ЦАХАЛу.</text:p>
      <text:p text:style-name="P4">
Як передає Укрінформ, про це повідомляє <text:a xlink:type="simple" xlink:href="https://www.vesty.co.il/main/article/hk1mvyqih#autoplay" text:style-name="Internet_20_link" text:visited-style-name="Visited_20_Internet_20_Link">
 Vesty.co.il.</text:a>
</text:p>
      <text:p text:style-name="P4">
«Інцидент на кордоні з Єгиптом серйозний і винятковий у своєму роді. Будепроведена ретельна перевірка. <text:span text:style-name="T4">
<text:a xlink:type="simple" xlink:href="https://www.ukrinform.ua/tag-izrail" text:style-name="Internet_20_link" text:visited-style-name="Visited_20_Internet_20_Link">
 Ізраїль </text:a>
 </text:span>
 заявив керівництву Єгипту, що сподівається на ретельний спільнийаналіз події. Це частина нашої спільної важливої співпраці у сфері безпеки», -сказав Нетаньягу.</text:p>
      <text:p text:style-name="P4">
Він також висловив співчуття сім'ям загиблих солдатів.</text:p>
      <text:p text:style-name="P4">
Після цього прем'єр пообіцяв, що уряд зробить всі належні висновки щодоприкордонної зони, де все ще діють контрабандисти і час від часу терористинамагаються вдарити по ізраїльських солдатах.</text:p>
      <text:p text:style-name="P4">
<text:span text:style-name="T4">
Читайте також:</text:span>
 <text:span text:style-name="T4">
<text:a xlink:type="simple" xlink:href="https://www.ukrinform.ua/rubric-world/3716247-v-izraili-palestinski-bojoviki-rozstrilali-colovika-v-avto.html" text:style-name="Internet_20_link" text:visited-style-name="Visited_20_Internet_20_Link">
 В Ізраїлі палестинські бойовики розстріляли чоловіка вавто </text:a>
 </text:span>
</text:p>
      <text:p text:style-name="P4">
«Ми зробимо все, що в наших силах, щоби подібні трагічні події більше неповторювалися», - зазначив Нетаньягу.</text:p>
      <text:p text:style-name="P4">
Як _<text:span text:style-name="T4">
<text:a xlink:type="simple" xlink:href="https://www.ukrinform.ua/rubric-world/3717867-egipetskij-policejskij-zastreliv-troh-izrailskih-vijskovih-na-kordoni-zmi.html" text:style-name="Internet_20_link" text:visited-style-name="Visited_20_Internet_20_Link">
 повідомляв </text:a>
 </text:span>
 _Укрінформ, єгипетський поліцейський застрелив двох ізраїльських солдатів, якістояли на посту охорони біля кордону в суботу вранці. Через декілька годин натериторії Ізраїлю відбулась друга перестрілка, внаслідок якої було вбито щеодного солдата збройних сил Ізраїлю.</text:p>
      <text:p text:style-name="P4">
Source: <text:a xlink:type="simple" xlink:href="https://www.ukrinform.ua/rubric-world/3718219-rozstril-soldativ-na-kordoni-izrail-vimagae-vid-egiptu-spivpracuvati-u-rozsliduvanni-teraktu.html" text:style-name="Internet_20_link" text:visited-style-name="Visited_20_Internet_20_Link">
https://www.ukrinform.ua/rubric-world/3718219-rozstril-soldativ-na-kordoni-izrail-vimagae-vid-egiptu-spivpracuvati-u-rozsliduvanni-teraktu.html</text:a>
</text:p>
      <!--NEWS-->
      <text:h text:style-name="P10" text:outline-level="1">
<text:span text:style-name="T4">
2 years old child killed as result of Russian missile strike in Pidhorodnie of Dnipropetrovsk...</text:span>
</text:h>
      <text:p text:style-name="P4">
Authors: liveuamap (Language: en)</text:p>
      <text:p text:style-name="P4">
Time: 2023-06-04T01:24:19</text:p>
      <text:p text:style-name="P4">
Location: Dnipro (Latitude:48.56729 Longtitude:35.09892)</text:p>
      <text:p text:style-name="P4">
Videos: []</text:p>
      <text:p text:style-name="P4">
Images: ["<text:a xlink:type="simple" xlink:href="https://liveuamap.com/pics/2023/06/04/22567388_0.jpg" text:style-name="Internet_20_link" text:visited-style-name="Visited_20_Internet_20_Link">
22567388_0.jpg</text:a>
", "<text:a xlink:type="simple" xlink:href="https://liveuamap.com/pics/2023/06/04/22567388_1.jpg" text:style-name="Internet_20_link" text:visited-style-name="Visited_20_Internet_20_Link">
22567388_1.jpg</text:a>
", "<text:a xlink:type="simple" xlink:href="https://liveuamap.com/pics/2023/06/04/22567388_2.jpg" text:style-name="Internet_20_link" text:visited-style-name="Visited_20_Internet_20_Link">
22567388_2.jpg</text:a>
", "<text:a xlink:type="simple" xlink:href="https://liveuamap.com/pics/2023/06/04/22567388_3.jpg" text:style-name="Internet_20_link" text:visited-style-name="Visited_20_Internet_20_Link">
22567388_3.jpg</text:a>
", "<text:a xlink:type="simple" xlink:href="https://liveuamap.com/pics/2023/06/04/22567388_4.jpg" text:style-name="Internet_20_link" text:visited-style-name="Visited_20_Internet_20_Link">
22567388_4.jpg</text:a>
"]</text:p>
      <text:p text:style-name="P4">
Tags: []</text:p>
      <text:p text:style-name="P4">
ID: 22567388</text:p>
      <!--METADATA-->
      <text:p text:style-name="P4">
2 years old child killed as result of Russian missile strike in Pidhorodnie ofDnipropetrovsk region, 22 person wounded</text:p>
      <text:p text:style-name="P4">
<draw:frame draw:style-name="fr1" draw:name="Image34" text:anchor-type="as-char" svg:width="6.9236in" svg:height="5.210009in" draw:z-index="0">
<draw:image xlink:href="../Images/liveuamap/2023-06-04T01-24-19/22567388_0.jpg" xlink:type="simple" xlink:show="embed" xlink:actuate="onLoad" draw:mime-type="image/jpeg"/>
</draw:frame>
<draw:frame draw:style-name="fr1" draw:name="Image35" text:anchor-type="as-char" svg:width="6.9236in" svg:height="4.967683in" draw:z-index="0">
<draw:image xlink:href="../Images/liveuamap/2023-06-04T01-24-19/22567388_1.jpg" xlink:type="simple" xlink:show="embed" xlink:actuate="onLoad" draw:mime-type="image/jpeg"/>
</draw:frame>
<draw:frame draw:style-name="fr1" draw:name="Image36" text:anchor-type="as-char" svg:width="6.9236in" svg:height="5.210009in" draw:z-index="0">
<draw:image xlink:href="../Images/liveuamap/2023-06-04T01-24-19/22567388_2.jpg" xlink:type="simple" xlink:show="embed" xlink:actuate="onLoad" draw:mime-type="image/jpeg"/>
</draw:frame>
<draw:frame draw:style-name="fr1" draw:name="Image37" text:anchor-type="as-char" svg:width="6.9236in" svg:height="4.716703in" draw:z-index="0">
<draw:image xlink:href="../Images/liveuamap/2023-06-04T01-24-19/22567388_3.jpg" xlink:type="simple" xlink:show="embed" xlink:actuate="onLoad" draw:mime-type="image/jpeg"/>
</draw:frame>
<draw:frame draw:style-name="fr1" draw:name="Image38" text:anchor-type="as-char" svg:width="6.9236in" svg:height="5.210009in" draw:z-index="0">
<draw:image xlink:href="../Images/liveuamap/2023-06-04T01-24-19/22567388_4.jpg" xlink:type="simple" xlink:show="embed" xlink:actuate="onLoad" draw:mime-type="image/jpeg"/>
</draw:frame>
</text:p>
      <text:p text:style-name="P4">
News Collection Link: <text:a xlink:type="simple" xlink:href="https://liveuamap.com/en/2023/4-june-2-years-old-child-killed-as-result-of-russian-missile" text:style-name="Internet_20_link" text:visited-style-name="Visited_20_Internet_20_Link">
https://liveuamap.com/en/2023/4-june-2-years-old-child-killed-as-result-of-russian-missile</text:a>
</text:p>
      <text:p text:style-name="P4">
Source: <text:a xlink:type="simple" xlink:href="https://t.me/hyevuy_dnepr/53601" text:style-name="Internet_20_link" text:visited-style-name="Visited_20_Internet_20_Link">
https://t.me/hyevuy_dnepr/53601</text:a>
</text:p>
      <!--NEWS-->
      <text:h text:style-name="P10" text:outline-level="1">
<text:span text:style-name="T4">
4 of 6 cruise missiles and 3 of 5 drones were shot down overnight</text:span>
</text:h>
      <text:p text:style-name="P4">
Authors: liveuamap (Language: en)</text:p>
      <text:p text:style-name="P4">
Time: 2023-06-04T01:26:25</text:p>
      <text:p text:style-name="P4">
Location: Ukraine (Latitude:48.68733 Longtitude:32.15149)</text:p>
      <text:p text:style-name="P4">
Videos: []</text:p>
      <text:p text:style-name="P4">
Images: ["<text:a xlink:type="simple" xlink:href="https://liveuamap.com/pics/2023/06/04/22567389_0.jpg" text:style-name="Internet_20_link" text:visited-style-name="Visited_20_Internet_20_Link">
22567389_0.jpg</text:a>
"]</text:p>
      <text:p text:style-name="P4">
Tags: []</text:p>
      <text:p text:style-name="P4">
ID: 22567389</text:p>
      <!--METADATA-->
      <text:p text:style-name="P4">
4 of 6 cruise missiles and 3 of 5 drones were shot down overnight</text:p>
      <text:p text:style-name="P4">
<draw:frame draw:style-name="fr1" draw:name="Image39" text:anchor-type="as-char" svg:width="6.9236in" svg:height="6.9236in" draw:z-index="0">
<draw:image xlink:href="../Images/liveuamap/2023-06-04T01-26-25/22567389_0.jpg" xlink:type="simple" xlink:show="embed" xlink:actuate="onLoad" draw:mime-type="image/jpeg"/>
</draw:frame>
</text:p>
      <text:p text:style-name="P4">
News Collection Link: <text:a xlink:type="simple" xlink:href="https://liveuamap.com/en/2023/4-june-4-of-6-cruise-missiles-and-3-of-5-drones-were-shot" text:style-name="Internet_20_link" text:visited-style-name="Visited_20_Internet_20_Link">
https://liveuamap.com/en/2023/4-june-4-of-6-cruise-missiles-and-3-of-5-drones-were-shot</text:a>
</text:p>
      <text:p text:style-name="P4">
Source: <text:a xlink:type="simple" xlink:href="https://t.me/kpszsu/2553" text:style-name="Internet_20_link" text:visited-style-name="Visited_20_Internet_20_Link">
https://t.me/kpszsu/2553</text:a>
</text:p>
      <!--NEWS-->
      <text:h text:style-name="P10" text:outline-level="1">
<text:span text:style-name="T4">
Damage in Nikopol as result of Russian artillery shelling</text:span>
</text:h>
      <text:p text:style-name="P4">
Authors: liveuamap (Language: en)</text:p>
      <text:p text:style-name="P4">
Time: 2023-06-04T01:29:48</text:p>
      <text:p text:style-name="P4">
Location: Zaporizhia (Latitude:47.56471 Longtitude:34.39219)</text:p>
      <text:p text:style-name="P4">
Videos: []</text:p>
      <text:p text:style-name="P4">
Images: ["<text:a xlink:type="simple" xlink:href="https://liveuamap.com/pics/2023/06/04/22567390_0.jpg" text:style-name="Internet_20_link" text:visited-style-name="Visited_20_Internet_20_Link">
22567390_0.jpg</text:a>
", "<text:a xlink:type="simple" xlink:href="https://liveuamap.com/pics/2023/06/04/22567390_1.jpg" text:style-name="Internet_20_link" text:visited-style-name="Visited_20_Internet_20_Link">
22567390_1.jpg</text:a>
", "<text:a xlink:type="simple" xlink:href="https://liveuamap.com/pics/2023/06/04/22567390_2.jpg" text:style-name="Internet_20_link" text:visited-style-name="Visited_20_Internet_20_Link">
22567390_2.jpg</text:a>
"]</text:p>
      <text:p text:style-name="P4">
Tags: ["Europe", "Central and Eastern Europe"]</text:p>
      <text:p text:style-name="P4">
ID: 22567390</text:p>
      <!--METADATA-->
      <text:p text:style-name="P4">
Damage in Nikopol as result of Russian artillery shelling</text:p>
      <text:p text:style-name="P4">
<draw:frame draw:style-name="fr1" draw:name="Image40" text:anchor-type="as-char" svg:width="6.9236in" svg:height="5.1927in" draw:z-index="0">
<draw:image xlink:href="../Images/liveuamap/2023-06-04T01-29-48/22567390_0.jpg" xlink:type="simple" xlink:show="embed" xlink:actuate="onLoad" draw:mime-type="image/jpeg"/>
</draw:frame>
<draw:frame draw:style-name="fr1" draw:name="Image41" text:anchor-type="as-char" svg:width="6.9236in" svg:height="5.1927in" draw:z-index="0">
<draw:image xlink:href="../Images/liveuamap/2023-06-04T01-29-48/22567390_1.jpg" xlink:type="simple" xlink:show="embed" xlink:actuate="onLoad" draw:mime-type="image/jpeg"/>
</draw:frame>
<draw:frame draw:style-name="fr1" draw:name="Image42" text:anchor-type="as-char" svg:width="6.9236in" svg:height="5.1927in" draw:z-index="0">
<draw:image xlink:href="../Images/liveuamap/2023-06-04T01-29-48/22567390_2.jpg" xlink:type="simple" xlink:show="embed" xlink:actuate="onLoad" draw:mime-type="image/jpeg"/>
</draw:frame>
</text:p>
      <text:p text:style-name="P4">
News Collection Link: <text:a xlink:type="simple" xlink:href="https://liveuamap.com/en/2023/4-june-damage-in-nikopol-as-result-of-russian-artillery-shelling" text:style-name="Internet_20_link" text:visited-style-name="Visited_20_Internet_20_Link">
https://liveuamap.com/en/2023/4-june-damage-in-nikopol-as-result-of-russian-artillery-shelling</text:a>
</text:p>
      <text:p text:style-name="P4">
Source: <text:a xlink:type="simple" xlink:href="https://t.me/dneproperatyv/64568" text:style-name="Internet_20_link" text:visited-style-name="Visited_20_Internet_20_Link">
https://t.me/dneproperatyv/64568</text:a>
</text:p>
      <!--NEWS-->
      <text:h text:style-name="P10" text:outline-level="1">
<text:span text:style-name="T4">
A drone was shot down in Dzhankoi, according to occupational authorities</text:span>
</text:h>
      <text:p text:style-name="P4">
Authors: liveuamap (Language: en)</text:p>
      <text:p text:style-name="P4">
Time: 2023-06-04T02:21:55</text:p>
      <text:p text:style-name="P4">
Location: Armiansk, (Latitude:45.70642 Longtitude:34.41914)</text:p>
      <text:p text:style-name="P4">
Videos: []</text:p>
      <text:p text:style-name="P4">
Images: []</text:p>
      <text:p text:style-name="P4">
Tags: ["Europe", "Central and Eastern Europe"]</text:p>
      <text:p text:style-name="P4">
ID: 22567392</text:p>
      <!--METADATA-->
      <text:p text:style-name="P4">
A drone was shot down in Dzhankoi, according to occupational authorities</text:p>
      <text:p text:style-name="P4">
News Collection Link: <text:a xlink:type="simple" xlink:href="https://liveuamap.com/en/2023/4-june-a-drone-was-shot-down-in-dzhankoi-according-to-occupational" text:style-name="Internet_20_link" text:visited-style-name="Visited_20_Internet_20_Link">
https://liveuamap.com/en/2023/4-june-a-drone-was-shot-down-in-dzhankoi-according-to-occupational</text:a>
</text:p>
      <text:p text:style-name="P4">
Source: <text:a xlink:type="simple" xlink:href="https://t.me/rusbrief/122980" text:style-name="Internet_20_link" text:visited-style-name="Visited_20_Internet_20_Link">
https://t.me/rusbrief/122980</text:a>
</text:p>
      <!--NEWS-->
      <text:h text:style-name="P10" text:outline-level="1">
<text:span text:style-name="T4">
Shelling reported in Murom village of Belgorod region</text:span>
</text:h>
      <text:p text:style-name="P4">
Authors: liveuamap (Language: en)</text:p>
      <text:p text:style-name="P4">
Time: 2023-06-04T02:43:28</text:p>
      <text:p text:style-name="P4">
Location: Belgorod (Latitude:50.30293 Longtitude:36.70944)</text:p>
      <text:p text:style-name="P4">
Videos: []</text:p>
      <text:p text:style-name="P4">
Images: []</text:p>
      <text:p text:style-name="P4">
Tags: []</text:p>
      <text:p text:style-name="P4">
ID: 22567394</text:p>
      <!--METADATA-->
      <text:p text:style-name="P4">
Shelling reported in Murom village of Belgorod region</text:p>
      <text:p text:style-name="P4">
News Collection Link: <text:a xlink:type="simple" xlink:href="https://liveuamap.com/en/2023/4-june-shelling-reported-in-murom-village-of-belgorod-region" text:style-name="Internet_20_link" text:visited-style-name="Visited_20_Internet_20_Link">
https://liveuamap.com/en/2023/4-june-shelling-reported-in-murom-village-of-belgorod-region</text:a>
</text:p>
      <text:p text:style-name="P4">
Source: <text:a xlink:type="simple" xlink:href="https://t.me/bbbreaking/156991" text:style-name="Internet_20_link" text:visited-style-name="Visited_20_Internet_20_Link">
https://t.me/bbbreaking/156991</text:a>
</text:p>
      <!--NEWS-->
      <text:h text:style-name="P10" text:outline-level="1">
<text:span text:style-name="T4">
5 drones were shot down by air defense, 4 more drones were intercepted by electronic warfare ...</text:span>
</text:h>
      <text:p text:style-name="P4">
Authors: liveuamap (Language: en)</text:p>
      <text:p text:style-name="P4">
Time: 2023-06-04T02:59:37</text:p>
      <text:p text:style-name="P4">
Location: Armiansk, (Latitude:45.69935 Longtitude:34.41896)</text:p>
      <text:p text:style-name="P4">
Videos: []</text:p>
      <text:p text:style-name="P4">
Images: []</text:p>
      <text:p text:style-name="P4">
Tags: ["Europe"]</text:p>
      <text:p text:style-name="P4">
ID: 22567395</text:p>
      <!--METADATA-->
      <text:p text:style-name="P4">
5 drones were shot down by air defense, 4 more drones were intercepted byelectronic warfare means in Crimea overnight</text:p>
      <text:p text:style-name="P4">
News Collection Link: <text:a xlink:type="simple" xlink:href="https://liveuamap.com/en/2023/4-june-5-drones-were-shot-down-by-air-defense-4-more-drones" text:style-name="Internet_20_link" text:visited-style-name="Visited_20_Internet_20_Link">
https://liveuamap.com/en/2023/4-june-5-drones-were-shot-down-by-air-defense-4-more-drones</text:a>
</text:p>
      <text:p text:style-name="P4">
Source: <text:a xlink:type="simple" xlink:href="https://t.me/shot_shot/52377" text:style-name="Internet_20_link" text:visited-style-name="Visited_20_Internet_20_Link">
https://t.me/shot_shot/52377</text:a>
</text:p>
      <!--NEWS-->
      <text:h text:style-name="P10" text:outline-level="1">
<text:span text:style-name="T4">
At Sivershchyna and Slobozhanschyna directions Russian army shelled Hremyach, Hay, Dmytrivka ...</text:span>
</text:h>
      <text:p text:style-name="P4">
Authors: liveuamap (Language: en)</text:p>
      <text:p text:style-name="P4">
Time: 2023-06-04T03:09:00</text:p>
      <text:p text:style-name="P4">
Location: Vovchansk (Latitude:50.18014 Longtitude:37.61272)</text:p>
      <text:p text:style-name="P4">
Videos: []</text:p>
      <text:p text:style-name="P4">
Images: []</text:p>
      <text:p text:style-name="P4">
Tags: ["Russia"]</text:p>
      <text:p text:style-name="P4">
ID: 22567404</text:p>
      <!--METADATA-->
      <text:p text:style-name="P4">
At Sivershchyna and Slobozhanschyna directions Russian army shelled Hremyach,Hay, Dmytrivka of Chernihiv region; Atynske, Bezsalivka, Oleksandrivka,Yunakivka, Mohrytsya, Stepok, Velyka Pysarivka of Sumy region, also Ivashky,Udy, Veterynarne, Kozacha Lopan, Hoptivka, Vysoka Yaruha, Pylna, Zelene,Vesele, Starytsya, Ohirtseve, Hatysche, Vovchansk, Vilcha, Bochkove, Budarkyand Chuhunivka of Kharkiv region. Russian aviation conducted airstrike atHatysche, - General Staff of Armed Forces of Ukraine says in the morningreport</text:p>
      <text:p text:style-name="P4">
News Collection Link: <text:a xlink:type="simple" xlink:href="https://liveuamap.com/en/2023/4-june-at-sivershchyna-and-slobozhanschyna-directions-russian" text:style-name="Internet_20_link" text:visited-style-name="Visited_20_Internet_20_Link">
https://liveuamap.com/en/2023/4-june-at-sivershchyna-and-slobozhanschyna-directions-russian</text:a>
</text:p>
      <text:p text:style-name="P4">
Source: <text:a xlink:type="simple" xlink:href="https://t.me/lumsrc/4983" text:style-name="Internet_20_link" text:visited-style-name="Visited_20_Internet_20_Link">
https://t.me/lumsrc/4983</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4T03:14:32</text:p>
      <text:p text:style-name="P4">
Location: Marinka, Donetsk Oblast (Latitude:47.93682 Longtitude:37.49908)</text:p>
      <text:p text:style-name="P4">
Videos: []</text:p>
      <text:p text:style-name="P4">
Images: []</text:p>
      <text:p text:style-name="P4">
Tags: ["Russia"]</text:p>
      <text:p text:style-name="P4">
ID: 22567396</text:p>
      <!--METADATA-->
      <text:p text:style-name="P4">
Russian forces conducting offensive actions in Donetsk and Luhansk regions.Ukrainian military had 23 combat engagements with Russian forces nearNovoselivske of Luhansk region, Bilohorivka of Luhansk region and Spirne ofDonetsk region, Ivanivske and Bila Hora, Maryinka, - General Staff of ArmedForces of Ukraine says in the morning report</text:p>
      <text:p text:style-name="P4">
News Collection Link: <text:a xlink:type="simple" xlink:href="https://liveuamap.com/en/2023/4-june-russian-forces-conducting-offensive-actions-in-donetsk" text:style-name="Internet_20_link" text:visited-style-name="Visited_20_Internet_20_Link">
https://liveuamap.com/en/2023/4-june-russian-forces-conducting-offensive-actions-in-donetsk</text:a>
</text:p>
      <text:p text:style-name="P4">
Source: <text:a xlink:type="simple" xlink:href="https://t.me/lumsrc/4991" text:style-name="Internet_20_link" text:visited-style-name="Visited_20_Internet_20_Link">
https://t.me/lumsrc/4991</text:a>
</text:p>
      <!--NEWS-->
      <text:h text:style-name="P10" text:outline-level="1">
<text:span text:style-name="T4">
Shelling reported in Murom, Novaya Tavolzhanka villages, Schebekyne town of Belgorod region</text:span>
</text:h>
      <text:p text:style-name="P4">
Authors: liveuamap (Language: en)</text:p>
      <text:p text:style-name="P4">
Time: 2023-06-04T06:46:36</text:p>
      <text:p text:style-name="P4">
Location: Belgorod (Latitude:50.41442 Longtitude:36.88877)</text:p>
      <text:p text:style-name="P4">
Videos: []</text:p>
      <text:p text:style-name="P4">
Images: []</text:p>
      <text:p text:style-name="P4">
Tags: ["Russia", "Central and Eastern Europe"]</text:p>
      <text:p text:style-name="P4">
ID: 22567487</text:p>
      <!--METADATA-->
      <text:p text:style-name="P4">
Shelling reported in Murom, Novaya Tavolzhanka villages, Schebekyne town ofBelgorod region</text:p>
      <text:p text:style-name="P4">
News Collection Link: <text:a xlink:type="simple" xlink:href="https://liveuamap.com/en/2023/4-june-shelling-reported-in-murom-novaya-tavolzhanka-villages" text:style-name="Internet_20_link" text:visited-style-name="Visited_20_Internet_20_Link">
https://liveuamap.com/en/2023/4-june-shelling-reported-in-murom-novaya-tavolzhanka-villages</text:a>
</text:p>
      <text:p text:style-name="P4">
Source: <text:a xlink:type="simple" xlink:href="https://t.me/zhest_belgorod/27791" text:style-name="Internet_20_link" text:visited-style-name="Visited_20_Internet_20_Link">
https://t.me/zhest_belgorod/27791</text:a>
</text:p>
      <!--NEWS-->
      <text:h text:style-name="P10" text:outline-level="1">
<text:span text:style-name="T4">
Китайський військовий корабель ледь не зіштовхнувся з есмінцем США у Тайванській протоці</text:span>
</text:h>
      <text:p text:style-name="P4">
Authors: Ukrinform (Person)</text:p>
      <text:p text:style-name="P4">
Publisher: Укринформ (Organization)</text:p>
      <text:p text:style-name="P4">
Published Time: 2023-06-04T09:36:57+03:00</text:p>
      <text:p text:style-name="P4">
Modified Time: 2023-06-04T09:36:57+03:00</text:p>
      <text:p text:style-name="P4">
Description: Китайський військовий корабель Luyanh III двічі в безпосередній та небезпечній близькості здійснював небезпечні маневри поблизу американського есмінця Chung-Hoon у Тайванській протоці, ледь не зіштовхнувшись з ним. — Укрінформ.</text:p>
      <text:p text:style-name="P4">
Images: ['<text:a xlink:type="simple" xlink:href="https://static.ukrinform.com/photos/2023_06/thumb_files/630_360_1685860596-935.jpg" text:style-name="Internet_20_link" text:visited-style-name="Visited_20_Internet_20_Link">
630_360_16858...</text:a>
']</text:p>
      <text:p text:style-name="P4">
Tags: ['Китай', 'США', 'Тайвань', 'Корабель']</text:p>
      <text:p text:style-name="P4">
Type: Article</text:p>
      <!--METADATA-->
      <text:p text:style-name="P4">
<draw:frame draw:style-name="fr1" draw:name="Image43" text:anchor-type="as-char" svg:width="6.9236in" svg:height="3.959503in" draw:z-index="0">
<draw:image xlink:href="../Images/yкринформ/2023-06-04T09-36-57-03-00/630_360_1685860596-935.jpg" xlink:type="simple" xlink:show="embed" xlink:actuate="onLoad" draw:mime-type="image/jpeg"/>
</draw:frame>
 Китайськийвійськовий корабель Luyanh III двічі в безпосередній та небезпечній близькостіздійснював небезпечні маневри поблизу американського есмінця Chung-Hoon уТайванській протоці, ледь не зіштовхнувшись з ним.</text:p>
      <text:p text:style-name="P4">
Про це <text:a xlink:type="simple" xlink:href="https://www.pacom.mil/Media/News/News-Article-View/Article/3415952/usindopacom-statement-on-unsafe-maritime-interaction/" text:style-name="Internet_20_link" text:visited-style-name="Visited_20_Internet_20_Link">
 повідомило </text:a>
Індо-Тихоокеанське командування Збройних сил США, передає Укрінформ.</text:p>
      <text:p text:style-name="P4">
Зазначається, що американський есмінець USS Chung-Hoon (DDG 93) разом зканадським фрегатом HMCS Montreal (FFH 336) 3 червня робили плановий перехідчерез <text:a xlink:type="simple" xlink:href="https://www.ukrinform.ua/tag-tajvan" text:style-name="Internet_20_link" text:visited-style-name="Visited_20_Internet_20_Link">
 Тайванську </text:a>
 протоку у водах, дедіє свобода навігації та прольотів. У цей час китайський есмінець Luyanh IIIDDG 132 (PRC LY 132) виконував маневри в небезпечний спосіб поблизу есмінцяСША.</text:p>
      <text:p text:style-name="P4">
Як наголошується у заяві, Luyanh III наздогнав Chung-Hoon з лівого борту таперерізав йому шлях на відстані 150 ярдів (137 метрів), тому американськийкорабель знизив швидкість до 10 вузлів, щоб уникнути зіткнення. Після цьогокорабель КНР повторив маневр, але вже на відстані 2000 ярдів (1828 метрів).</text:p>
      <text:p text:style-name="P4">
Канадське видання Global Times, журналісти якого були на борту HMCS Montreal,<text:a xlink:type="simple" xlink:href="https://globalnews.ca/news/9743650/china-warship-nearly-hits-us-destroyer-taiwan-strait/" text:style-name="Internet_20_link" text:visited-style-name="Visited_20_Internet_20_Link">
 зафільмувало </text:a>
 інцидент.</text:p>
      <text:p text:style-name="P4">
В Індо-Тихоокеанському командуванні наголосили, що дії китайського корабляпорушили морські «Правила дорожнього руху» щодо безпечного проходу вміжнародних водах.</text:p>
      <text:p text:style-name="P4">
Капітан канадського фрегата Пол Маунтфорд назвав маневр «непрофесійним» ідодав, що інцидент був «явно спровокований китайцями».</text:p>
      <text:p text:style-name="P4">
У заяві для Global News речник посольства Китаю в Канаді сказав, що«відповідні країни навмисно викликають проблеми та ризики в Тайванськійпротоці, злісно підриваючи регіональний мир і стабільність і надсилаючинеправильні сигнали силам «незалежності Тайваню».</text:p>
      <text:p text:style-name="P4">
<text:span text:style-name="T4">
Читайте також:</text:span>
 <text:a xlink:type="simple" xlink:href="https://www.ukrinform.ua/rubric-world/3717989-li-sanfu-kitaj-i-ssa-maut-znajti-tocki-dotiku-dla-zberezenna-stabilnosti-u-sviti.html" text:style-name="Internet_20_link" text:visited-style-name="Visited_20_Internet_20_Link">
 Лі Шанфу: <text:span text:style-name="T4">
Китай</text:span>
 і США мають знайти точки дотику длязбереження стабільності у світі </text:a>
</text:p>
      <text:p text:style-name="P4">
За його словами, Китай вживатиме всіх необхідних заходів, щоб «твердовідповісти на всі загрози та провокації».</text:p>
      <text:p text:style-name="P4">
Як повідомляв Укрінформ, міністр оборони США Ллойд Остін під час виступу набезпековому форумі «Діалог Шангрі-Ла» в Сінгапурі заявив, що Сполучені Штатиглибоко віддані збереженню статус-кво в Тайванській протоці та продовжатькатегорично протистояти одностороннім спробам його зміни.</text:p>
      <text:p text:style-name="P4">
<text:span text:style-name="T5">
Фото: nationalnewswatch.com</text:span>
</text:p>
      <text:p text:style-name="P4">
Source: <text:a xlink:type="simple" xlink:href="https://www.ukrinform.ua/rubric-world/3718021-kitajskij-vijskovij-korabel-led-ne-zistovhnuvsa-z-esmincem-ssa-u-tajvanskij-protoci.html" text:style-name="Internet_20_link" text:visited-style-name="Visited_20_Internet_20_Link">
https://www.ukrinform.ua/rubric-world/3718021-kitajskij-vijskovij-korabel-led-ne-zistovhnuvsa-z-esmincem-ssa-u-tajvanskij-protoci.html</text:a>
</text:p>
      <!--NEWS-->
      <text:h text:style-name="P10" text:outline-level="1">
<text:span text:style-name="T4">
Війська РФ зранку вдарили по Харківщині - пошкоджені будинки і заклад культури</text:span>
</text:h>
      <text:p text:style-name="P4">
Authors: Ukrinform (Person)</text:p>
      <text:p text:style-name="P4">
Publisher: Укринформ (Organization)</text:p>
      <text:p text:style-name="P4">
Published Time: 2023-06-04T09:41:00+03:00</text:p>
      <text:p text:style-name="P4">
Modified Time: 2023-06-04T09:41:00+03:00</text:p>
      <text:p text:style-name="P4">
Description: Російська армія вранці 4 червня з вертольотів і танків масовано обстріляла населені пункти Чугуївського і Богодухівського районів Харківської області. — Укрінформ.</text:p>
      <text:p text:style-name="P4">
Images: ['<text:a xlink:type="simple" xlink:href="https://static.ukrinform.com/photos/2023_05/thumb_files/630_360_1684422878-707.jpg" text:style-name="Internet_20_link" text:visited-style-name="Visited_20_Internet_20_Link">
630_360_16844...</text:a>
']</text:p>
      <text:p text:style-name="P4">
Tags: ['Обстріл', 'Харківщина', 'Війна з Росією']</text:p>
      <text:p text:style-name="P4">
Type: Article</text:p>
      <!--METADATA-->
      <text:p text:style-name="P4">
<draw:frame draw:style-name="fr1" draw:name="Image44" text:anchor-type="as-char" svg:width="6.9236in" svg:height="3.956343in" draw:z-index="0">
<draw:image xlink:href="../Images/yкринформ/2023-06-04T09-41-00-03-00/630_360_1684422878-707.jpg" xlink:type="simple" xlink:show="embed" xlink:actuate="onLoad" draw:mime-type="image/jpeg"/>
</draw:frame>
 Російськаармія вранці 4 червня з вертольотів і танків масовано обстріляла населеніпункти Чугуївського і Богодухівського районів Харківської області.</text:p>
      <text:p text:style-name="P4">
Як передає Укрінформ, про це повідомив у <text:a xlink:type="simple" xlink:href="https://t.me/synegubov/6327" text:style-name="Internet_20_link" text:visited-style-name="Visited_20_Internet_20_Link">
 Телеграмі</text:a>
 голова Харківської обласної військовоїадміністрації Олег Синєгубов.</text:p>
      <text:p text:style-name="P4">
За його словами, “сьогодні вранці ворог вкотре масовано обстріляв ВовчанськЧугуївського району. В місті пошкоджено адміністративну будівлю, частковозруйновано 2 будинки та господарські споруди”.</text:p>
      <text:p text:style-name="P4">
Крім того, зранку росіяни з вертольотів <text:a xlink:type="simple" xlink:href="https://www.ukrinform.ua/tag-obstril" text:style-name="Internet_20_link" text:visited-style-name="Visited_20_Internet_20_Link">
 обстріляли</text:a>
 село Івашки Богодухівського району.Обійшлося без масштабних руйнувань і жертв.</text:p>
      <text:p text:style-name="P4">
“Внаслідок ранкового танкового обстрілу села Гур'їв Козачок Богодухівськогорайону зафіксоване пряме влучання у будівлю Будинку культури, який зазнавзначних пошкоджень”, - повідомив очільник ОВА.</text:p>
      <text:p text:style-name="P4">
<text:span text:style-name="T4">
Читайте також:</text:span>
 <text:a xlink:type="simple" xlink:href="https://www.ukrinform.ua/rubric-regions/3718018-vorog-obstrilav-ponad-20-naselenih-punktiv-na-zaporizzi-e-rujnuvanna.html" text:style-name="Internet_20_link" text:visited-style-name="Visited_20_Internet_20_Link">
 Ворог <text:span text:style-name="T4">
обстріл</text:span>
 яв 22 населених пункти на Запоріжжі, єруйнування </text:a>
</text:p>
      <text:p text:style-name="P4">
Як зауважив Синєгубов, протягом минулої доби, 3 червня, ворог продовжувавобстрілювати прикордонні та прифронтові населені пункти Харківського,Куп'янського, Чугуївського, Богодухівського та Ізюмського районів області.</text:p>
      <text:p text:style-name="P4">
Так, у селі Петропавлівка Куп'янського району пошкоджено об'єкт цивільноїпромисловості, приватний будинок та господарські споруди.</text:p>
      <text:p text:style-name="P4">
У селі Івашки Богодухівського району пошкоджено будівлі ферми.</text:p>
      <text:p text:style-name="P4">
Крім того, у Вовчанську пошкоджено заклад освіти, два приватні житлові будинкита автомобіль.</text:p>
      <text:p text:style-name="P4">
Внаслідок обстрілу села Першотравневе Ізюмського району пошкоджено приватнийбудинок, отримала поранення 74-річна жінка.</text:p>
      <text:p text:style-name="P4">
За словами Синєгубова, протягом минулої доби обстрілів у Харкові незафіксовано.</text:p>
      <text:p text:style-name="P4">
Як повідомляв Укрінформ, <text:a xlink:type="simple" xlink:href="https://www.ukrinform.ua/rubric-regions/3717729-na-harkivsini-vorog-masovano-obstriluvav-prifrontovi-naseleni-punkti-ta-prikordonna.html" text:style-name="Internet_20_link" text:visited-style-name="Visited_20_Internet_20_Link">
 упродовж доби 2 червня на Харківщині ворог масованообстрілював прикордонні та прифронтові населені пункти</text:a>
Харківського, Куп'янського, Чугуївського та Богодухівського районів.</text:p>
      <text:p text:style-name="P4">
<text:span text:style-name="T5">
Фото ілюстративне Олег Синєгубов</text:span>
</text:p>
      <text:p text:style-name="P4">
Source: <text:a xlink:type="simple" xlink:href="https://www.ukrinform.ua/rubric-ato/3718023-vijska-rf-zranku-vdarili-po-harkivsini-poskodzeni-budinki-i-zaklad-kulturi.html" text:style-name="Internet_20_link" text:visited-style-name="Visited_20_Internet_20_Link">
https://www.ukrinform.ua/rubric-ato/3718023-vijska-rf-zranku-vdarili-po-harkivsini-poskodzeni-budinki-i-zaklad-kulturi.html</text:a>
</text:p>
      <!--NEWS-->
      <text:h text:style-name="P10" text:outline-level="1">
<text:span text:style-name="T4">
ЗСУ знищили на півдні три безпілотники та вкрадені росіянами човни</text:span>
</text:h>
      <text:p text:style-name="P4">
Authors: Ukrinform (Person)</text:p>
      <text:p text:style-name="P4">
Publisher: Укринформ (Organization)</text:p>
      <text:p text:style-name="P4">
Published Time: 2023-06-04T09:44:00+03:00</text:p>
      <text:p text:style-name="P4">
Modified Time: 2023-06-04T09:44:00+03:00</text:p>
      <text:p text:style-name="P4">
Description: Упродовж доби ворог здійснив 54 артобстріли півдня України. Сили оборони знищили 7 російських військових, три безпілотники та три вкрадені човни. — Укрінформ.</text:p>
      <text:p text:style-name="P4">
Images: ['<text:a xlink:type="simple" xlink:href="https://static.ukrinform.com/photos/2023_03/thumb_files/630_360_1678784562-840.jpg" text:style-name="Internet_20_link" text:visited-style-name="Visited_20_Internet_20_Link">
630_360_16787...</text:a>
']</text:p>
      <text:p text:style-name="P4">
Tags: ['Безпілотник', 'ЗСУ', 'Війна з Росією']</text:p>
      <text:p text:style-name="P4">
Type: Article</text:p>
      <!--METADATA-->
      <text:p text:style-name="P4">
<draw:frame draw:style-name="fr1" draw:name="Image45" text:anchor-type="as-char" svg:width="6.9236in" svg:height="3.948262in" draw:z-index="0">
<draw:image xlink:href="../Images/yкринформ/2023-06-04T09-44-00-03-00/630_360_1678784562-840.jpg" xlink:type="simple" xlink:show="embed" xlink:actuate="onLoad" draw:mime-type="image/jpeg"/>
</draw:frame>
 Упродовждоби ворог здійснив 54 артобстріли півдня України. Сили оборони знищили 7російських військових, три безпілотники та три вкрадені човни.</text:p>
      <text:p text:style-name="P4">
Як передає Укрінформ, про це в <text:a xlink:type="simple" xlink:href="https://www.facebook.com/OperationalCommandSouth/" text:style-name="Internet_20_link" text:visited-style-name="Visited_20_Internet_20_Link">
 Фейсбуці</text:a>
 <text:a xlink:type="simple" xlink:href="https://www.facebook.com/OperationalCommandSouth/" text:style-name="Internet_20_link" text:visited-style-name="Visited_20_Internet_20_Link">
</text:a>
 повідомляєпресслужба ОК «Південь».</text:p>
      <text:p text:style-name="P4">
«Протягом доби ворог здійснив 54 артилерійських обстріли з використанням 265снарядів. Під обстрілами опинилися Херсон, Кізомис, Садове, Тягинка, Очаків.Росіяни пошкодили та зруйнували кілька житлових будинків, цивільні човни,приватні автівки і гараж. Виниклі пожежі оперативно ліквідовано. Людськихвтрат немає», - йдеться в повідомленні.</text:p>
      <text:p text:style-name="P4">
Як зазначається, авіацією Сил оборони завдано удар по черговому секторузосередження живої сили ворога в Каховському районі. Ракетно-артилерійськимипідрозділами знищено 7 ворогів, 120-мм міномет, 3 <text:a xlink:type="simple" xlink:href="https://www.ukrinform.ua/tag-bezpilotnik" text:style-name="Internet_20_link" text:visited-style-name="Visited_20_Internet_20_Link">
 безпілотних</text:a>
 розвідники різного типу, 3переоблаштованих, відідраних у місцевих цивільних човни, 2 автівки.</text:p>
      <text:p text:style-name="P4">
<text:span text:style-name="T4">
Читайте також:</text:span>
 <text:a xlink:type="simple" xlink:href="https://www.ukrinform.ua/rubric-ato/3717976-nicna-ataka-zagarbnikiv-na-kiiv-ppo-znisilo-raketi-na-dalnih-pidstupah.html" text:style-name="Internet_20_link" text:visited-style-name="Visited_20_Internet_20_Link">
 Нічна атака загарбників на Київ: <text:span text:style-name="T4">
ППО</text:span>
 знищила ракетина дальніх підступах </text:a>
</text:p>
      <text:p text:style-name="P4">
Як повідомляв Укрінформ, уночі 4 червня сили та засоби протиповітряної оборониПовітряних сил Збройних сил України <text:a xlink:type="simple" xlink:href="https://www.ukrinform.ua/rubric-ato/3717993-ppo-vnoci-zbila-cotiri-rosijski-krilati-raketi-ta-tri-udarni-droni.html" text:style-name="Internet_20_link" text:visited-style-name="Visited_20_Internet_20_Link">
 знищили чотири російські крилаті ракетиі три ударні дрони. </text:a>
</text:p>
      <text:p text:style-name="P4">
<text:span text:style-name="T5">
Фото: Getty Images</text:span>
</text:p>
      <text:p text:style-name="P4">
Source: <text:a xlink:type="simple" xlink:href="https://www.ukrinform.ua/rubric-ato/3718024-zsu-znisili-na-pivdni-tri-bezpilotniki-ta-vkradeni-rosianami-covni.html" text:style-name="Internet_20_link" text:visited-style-name="Visited_20_Internet_20_Link">
https://www.ukrinform.ua/rubric-ato/3718024-zsu-znisili-na-pivdni-tri-bezpilotniki-ta-vkradeni-rosianami-covni.html</text:a>
</text:p>
      <!--NEWS-->
      <text:h text:style-name="P10" text:outline-level="1">
<text:span text:style-name="T4">
Explosion reported in Melitopol</text:span>
</text:h>
      <text:p text:style-name="P4">
Authors: liveuamap (Language: en)</text:p>
      <text:p text:style-name="P4">
Time: 2023-06-04T09:54:23</text:p>
      <text:p text:style-name="P4">
Location: Melitopol (Latitude:46.88343 Longtitude:35.32774)</text:p>
      <text:p text:style-name="P4">
Videos: []</text:p>
      <text:p text:style-name="P4">
Images: []</text:p>
      <text:p text:style-name="P4">
Tags: []</text:p>
      <text:p text:style-name="P4">
ID: 22567507</text:p>
      <!--METADATA-->
      <text:p text:style-name="P4">
Explosion reported in Melitopol</text:p>
      <text:p text:style-name="P4">
News Collection Link: <text:a xlink:type="simple" xlink:href="https://liveuamap.com/en/2023/4-june-explosion-reported-in-melitopol-" text:style-name="Internet_20_link" text:visited-style-name="Visited_20_Internet_20_Link">
https://liveuamap.com/en/2023/4-june-explosion-reported-in-melitopol-</text:a>
</text:p>
      <text:p text:style-name="P4">
Source: <text:a xlink:type="simple" xlink:href="https://t.me/dniprorudne_ukraine/2414" text:style-name="Internet_20_link" text:visited-style-name="Visited_20_Internet_20_Link">
https://t.me/dniprorudne_ukraine/2414</text:a>
</text:p>
      <!--NEWS-->
      <text:h text:style-name="P10" text:outline-level="1">
<text:span text:style-name="T4">
Розвідка Британії заявила про невпевненість влади РФ на тлі зростання арештів за синьо-жовту символіку</text:span>
</text:h>
      <text:p text:style-name="P4">
Authors: Ukrinform (Person)</text:p>
      <text:p text:style-name="P4">
Publisher: Укринформ (Organization)</text:p>
      <text:p text:style-name="P4">
Published Time: 2023-06-04T09:55:00+03:00</text:p>
      <text:p text:style-name="P4">
Modified Time: 2023-06-04T09:55:00+03:00</text:p>
      <text:p text:style-name="P4">
Description: У Росії дедалі частіше відбуваються репресії через демонстрацію будь-якої символіки у синьо-жовтих кольорах на тлі війни в України, що підкреслює невпевненість серед російських чиновників. — Укрінформ.</text:p>
      <text:p text:style-name="P4">
Images: ['<text:a xlink:type="simple" xlink:href="https://static.ukrinform.com/photos/2019_01/thumb_files/630_360_1547125894-659.jpg" text:style-name="Internet_20_link" text:visited-style-name="Visited_20_Internet_20_Link">
630_360_15471...</text:a>
']</text:p>
      <text:p text:style-name="P4">
Tags: ['Арешт', 'Британія', 'Розвідка', 'Росія']</text:p>
      <text:p text:style-name="P4">
Type: Article</text:p>
      <!--METADATA-->
      <text:p text:style-name="P4">
<draw:frame draw:style-name="fr1" draw:name="Image46" text:anchor-type="as-char" svg:width="6.9236in" svg:height="3.956343in" draw:z-index="0">
<draw:image xlink:href="../Images/yкринформ/2023-06-04T09-55-00-03-00/630_360_1547125894-659.jpg" xlink:type="simple" xlink:show="embed" xlink:actuate="onLoad" draw:mime-type="image/jpeg"/>
</draw:frame>
 У Росіїдедалі частіше відбуваються репресії через демонстрацію будь-якої символіки усиньо-жовтих кольорах на тлі війни в України, що підкреслює невпевненістьсеред російських чиновників.</text:p>
      <text:p text:style-name="P4">
Про це у <text:a xlink:type="simple" xlink:href="https://twitter.com/DefenceHQ/status/1665236216193613824" text:style-name="Internet_20_link" text:visited-style-name="Visited_20_Internet_20_Link">
 Твіттері</text:a>
 повідомиломіністерство оборони Британії із посиланням на дані розвідки, передаєУкрінформ.</text:p>
      <text:p text:style-name="P4">
Як зазначається, деякі місцеві російські силовики, ймовірно, інтерпретують"драконівське законодавство Росії воєнного часу так, що публічна демонстраціясиньо-жовтих предметів є поза законом, оскільки це може свідчити про непомітнупідтримку України".</text:p>
      <text:p text:style-name="P4">
Так, 9 травня працівника будинку для літніх людей було заарештовано за те, щовін одягнув на роботу синьо-жовту куртку.</text:p>
      <text:p text:style-name="P4">
Останніми днями російські війська нацгвардії РФ заарештували 22-річногочоловіка у Волхові поблизу Санкт-Петербурга за демонстрацію синьо-жовтогопрапора, який, як з'ясувалося згодом, є прапором власних Повітряно-космічнихсил Росії.</text:p>
      <text:p text:style-name="P4">
<text:span text:style-name="T4">
Читайте також:</text:span>
 <text:a xlink:type="simple" xlink:href="https://www.ukrinform.ua/rubric-crimea/3714609-zagarbniki-vikoristovuut-nacionalizaciu-v-krimu-dla-propagandi-cubarov.html" text:style-name="Internet_20_link" text:visited-style-name="Visited_20_Internet_20_Link">
 Загарбники використовують «націоналізацію» в Криму дляпропаганди - Чубаров </text:a>
</text:p>
      <text:p text:style-name="P4">
"Придушення підкреслює невпевненість серед параноїдального російськогоофіціозу щодо того, що є і вважається допустимим у дедалі більш тоталітарнійсистемі. Критика арештів пролунала з несподіваного боку -ультранаціоналістичної, провоєнної Ліберально-демократичної партії. Власнийбрендинг партії містить жовтий колір на синьому тлі", - йдеться уповідомленні.</text:p>
      <text:p text:style-name="P4">
Як повідомляв Укрінформ, у попередньому зведенні <text:a xlink:type="simple" xlink:href="https://www.ukrinform.ua/rubric-ato/3717719-rosia-perekidae-u-bahmut-desantnikiv-zamist-pvk-vagner-britanska-rozvidka.html" text:style-name="Internet_20_link" text:visited-style-name="Visited_20_Internet_20_Link">
 британська розвідказазначала </text:a>
 , що попризростання важливості у Бахмуті, повітрянодесантні війська (ПДВ) РФ значнопогіршились порівняно зі своїм «елітним» статусом до початку вторгнення вУкраїну.</text:p>
      <text:p text:style-name="P4">
Source: <text:a xlink:type="simple" xlink:href="https://www.ukrinform.ua/rubric-ato/3718027-britanska-rozvidka-zaavila-pro-nevpevnenist-vladi-rf-na-tli-zrostanna-arestiv-za-sinozovtu-simvoliku.html" text:style-name="Internet_20_link" text:visited-style-name="Visited_20_Internet_20_Link">
https://www.ukrinform.ua/rubric-ato/3718027-britanska-rozvidka-zaavila-pro-nevpevnenist-vladi-rf-na-tli-zrostanna-arestiv-za-sinozovtu-simvoliku.html</text:a>
</text:p>
      <!--NEWS-->
      <text:h text:style-name="P10" text:outline-level="1">
<text:span text:style-name="T4">
Лубінець у Міжнародний день дітей - жертв агресії закликав світ засудити дії Росії</text:span>
</text:h>
      <text:p text:style-name="P4">
Authors: Ukrinform (Person)</text:p>
      <text:p text:style-name="P4">
Publisher: Укринформ (Organization)</text:p>
      <text:p text:style-name="P4">
Published Time: 2023-06-04T09:57:33+03:00</text:p>
      <text:p text:style-name="P4">
Modified Time: 2023-06-04T09:57:33+03:00</text:p>
      <text:p text:style-name="P4">
Description: Уповноважений Верховної Ради з прав людини Дмитро Лубінець у Міжнародний день безневинних дітей - жертв агресії закликав світ засудити дії Росії та підтримати українську формулу миру. — Укрінформ.</text:p>
      <text:p text:style-name="P4">
Images: ['<text:a xlink:type="simple" xlink:href="https://static.ukrinform.com/photos/2023_02/thumb_files/630_360_1677395798-958.jpg" text:style-name="Internet_20_link" text:visited-style-name="Visited_20_Internet_20_Link">
630_360_16773...</text:a>
']</text:p>
      <text:p text:style-name="P4">
Tags: ['Діти', 'Війна з Росією', 'Дмитро Лубінець']</text:p>
      <text:p text:style-name="P4">
Type: Article</text:p>
      <!--METADATA-->
      <text:p text:style-name="P4">
<draw:frame draw:style-name="fr1" draw:name="Image47" text:anchor-type="as-char" svg:width="6.9236in" svg:height="3.956343in" draw:z-index="0">
<draw:image xlink:href="../Images/yкринформ/2023-06-04T09-57-33-03-00/630_360_1677395798-958.jpg" xlink:type="simple" xlink:show="embed" xlink:actuate="onLoad" draw:mime-type="image/jpeg"/>
</draw:frame>
Уповноважений Верховної Ради з прав людини Дмитро Лубінець у Міжнародний деньбезневинних дітей - жертв агресії закликав світ засудити дії Росії тапідтримати українську формулу миру.</text:p>
      <text:p text:style-name="P4">
Як передає Укрінформ, про це він написав у <text:a xlink:type="simple" xlink:href="https://t.me/dmytro_lubinetzs/2635" text:style-name="Internet_20_link" text:visited-style-name="Visited_20_Internet_20_Link">
 Телеграмі.</text:a>
</text:p>
      <text:p text:style-name="P4">
“Сьогодні ми вшановуємо пам’ять дітей, які загинули внаслідок збройної агресіїРосії проти України. Із 2014 року це особлива дата для всіх українців, коли мизгадуємо про безневинних дітей, які загинули чи травмувалися через війну. Вонапринесла нашим дітям болючий досвід втрат та страждань", - зазначив омбудсмен.</text:p>
      <text:p text:style-name="P4">
Як підкреслив Лубінець, <text:a xlink:type="simple" xlink:href="https://www.ukrinform.ua/tag-vijna" text:style-name="Internet_20_link" text:visited-style-name="Visited_20_Internet_20_Link">
 війна </text:a>
 вУкраїні триває з 2014 року. "З тих пір і до 24 лютого 2022 року загинуло 152дитини, 146 – зазнали поранення, а з початку повномасштабного вторгнення війназабрала життя 485 дітей, більше тисячі маленьких українців отримали пораненнярізного ступеня тяжкості", - зауважив уповноважений.</text:p>
      <text:p text:style-name="P4">
Проте, наголосив він, це не остаточні дані, оскільки досі невідома кількістьдітей, які постраждали у Маріуполі, на інших територіях Донецької таЛуганської областей, де постійно ведуться активні бойові дії.</text:p>
      <text:p text:style-name="P4">
Від початку повномасштабного вторгнення Росія випустила понад 5 тисяч ракет іздійснила майже 3,5 тисячі авіаційних ударів по українській території, а лишеза останній місяць агресор випустив по українцях понад пів тисячі ракет ідронів, зазначив омбудсмен.</text:p>
      <text:p text:style-name="P4">
За цією статистикою, підкреслив він, стоять історії маленьких українців, якімогли жити, радіти, створювати свої власні родини та будувати мирну країну.Найменшій дитині, яка загинула від обстрілів пологового будинку у Запоріжжібуло лише 2 дні від народження.</text:p>
      <text:p text:style-name="P4">
Навіть у Міжнародний день захисту дітей росіяни здійснили масований ракетнийобстріл, внаслідок якого разом із мамою загинула 9-річна дівчинка. "Агресоруніколи не зрозуміти наші почуття, вони воюють з дітьми", - заявив Лубінець.</text:p>
      <text:p text:style-name="P4">
<text:span text:style-name="T4">
Читайте також:</text:span>
 <text:a xlink:type="simple" xlink:href="https://www.ukrinform.ua/rubric-ato/3718004-rosijska-armia-vbila-v-ukraini-vze-485-ditej-se-1005-poranila.html" text:style-name="Internet_20_link" text:visited-style-name="Visited_20_Internet_20_Link">
 Російська армія вбила в Україні вже 485 <text:span text:style-name="T4">
дітей</text:span>
 , ще1005 поранила </text:a>
</text:p>
      <text:p text:style-name="P4">
За його словами, Росія позбавляє українських дітей найдорожчого – права нажиття, яке гарантоване кожній дитині згідно з Конвенцією ООН про права дитини.“Позбавляючи життя наших українських дітей, Росія відбирає майбутнє нашоїдержави", - наголосив Лубінець.</text:p>
      <text:p text:style-name="P4">
Уповноважений ВР ще раз звернувся до світу: “Аби засудити дії Росії тапідтримати українську формулу миру. Ми маємо пам’ятати, і не тільки в цейдень, про наш найголовніший обов’язок перед дітьми – захистити їхнє право нажиття, безпеку, і майбутнє у своїй державі – вільній і незалежній".</text:p>
      <text:p text:style-name="P4">
Як повідомляв Укрінформ, ввечері 3 червня росіяни <text:a xlink:type="simple" xlink:href="https://www.ukrinform.ua/rubric-ato/3717943-vorog-vluciv-u-budinok-na-dnipropetrovsini-sered-postrazdalih-ditina.html" text:style-name="Internet_20_link" text:visited-style-name="Visited_20_Internet_20_Link">
 обстрілялиДніпропетровщину. </text:a>
 З-під завалівбудинку в Підгородненській громаді дістали тіло 2-річної дівчинки.</text:p>
      <text:p text:style-name="P4">
Source: <text:a xlink:type="simple" xlink:href="https://www.ukrinform.ua/rubric-society/3718028-lubinec-u-miznarodnij-den-ditej-zertv-agresii-zaklikav-svit-zasuditi-dii-rosii.html" text:style-name="Internet_20_link" text:visited-style-name="Visited_20_Internet_20_Link">
https://www.ukrinform.ua/rubric-society/3718028-lubinec-u-miznarodnij-den-ditej-zertv-agresii-zaklikav-svit-zasuditi-dii-rosii.html</text:a>
</text:p>
      <!--NEWS-->
      <text:h text:style-name="P10" text:outline-level="1">
<text:span text:style-name="T4">
Українські дзюдоїстки здобули дві «бронзи» на етапі Кубка Європи в Празі</text:span>
</text:h>
      <text:p text:style-name="P4">
Authors: Ukrinform (Person)</text:p>
      <text:p text:style-name="P4">
Publisher: Укринформ (Organization)</text:p>
      <text:p text:style-name="P4">
Published Time: 2023-06-04T10:05:56+03:00</text:p>
      <text:p text:style-name="P4">
Modified Time: 2023-06-04T10:05:56+03:00</text:p>
      <text:p text:style-name="P4">
Description: У Празі (Чехія) триває черговий етап Кубка Європи з дзюдо серед юніорів. — Укрінформ.</text:p>
      <text:p text:style-name="P4">
Images: ['<text:a xlink:type="simple" xlink:href="https://static.ukrinform.com/photos/2023_06/thumb_files/630_360_1685862313-685.jpg" text:style-name="Internet_20_link" text:visited-style-name="Visited_20_Internet_20_Link">
630_360_16858...</text:a>
']</text:p>
      <text:p text:style-name="P4">
Tags: ['Дзюдо']</text:p>
      <text:p text:style-name="P4">
Type: Article</text:p>
      <!--METADATA-->
      <text:p text:style-name="P4">
<draw:frame draw:style-name="fr1" draw:name="Image48" text:anchor-type="as-char" svg:width="6.9236in" svg:height="3.956343in" draw:z-index="0">
<draw:image xlink:href="../Images/yкринформ/2023-06-04T10-05-56-03-00/630_360_1685862313-685.jpg" xlink:type="simple" xlink:show="embed" xlink:actuate="onLoad" draw:mime-type="image/jpeg"/>
</draw:frame>
 У Празі(Чехія) триває черговий етап Кубка Європи з дзюдо серед юніорів.</text:p>
      <text:p text:style-name="P4">
Перший змагальний день приніс українській команді дві нагороди, передаєУкрінформ.</text:p>
      <text:p text:style-name="P4">
Бронзовими призерками стали Аліса Віденеєва (вагова категорія до 70 кг) таМаргарита Бєлкова (понад 78 кг).</text:p>
      <text:p text:style-name="P4">
За крок від п'єдесталу зупинилися Денис Докторов (73 кг) та Марія Рицька(понад 78 кг), які посіли 5-ті місця.</text:p>
      <text:p text:style-name="P4">
<text:span text:style-name="T4">
Читайте також:</text:span>
 <text:a xlink:type="simple" xlink:href="https://www.ukrinform.ua/rubric-sports/3717198-ucnivska-zbirna-ukraini-zdobula-216-nagorod-na-persih-evroigrah-z-edinoborstv.html" text:style-name="Internet_20_link" text:visited-style-name="Visited_20_Internet_20_Link">
 Учнівська збірна України здобула 216 нагород на першихЄвроіграх з єдиноборств </text:a>
</text:p>
      <text:p text:style-name="P4">
Турнір у Празі проходит без участі представників Росії та Білорусі.</text:p>
      <text:p text:style-name="P4">
Фото: IJF.</text:p>
      <text:p text:style-name="P4">
Source: <text:a xlink:type="simple" xlink:href="https://www.ukrinform.ua/rubric-sports/3718032-ukrainski-dzudoistki-zdobuli-dvi-bronzi-na-etapi-kubka-evropi-v-prazi.html" text:style-name="Internet_20_link" text:visited-style-name="Visited_20_Internet_20_Link">
https://www.ukrinform.ua/rubric-sports/3718032-ukrainski-dzudoistki-zdobuli-dvi-bronzi-na-etapi-kubka-evropi-v-prazi.html</text:a>
</text:p>
      <!--NEWS-->
      <text:h text:style-name="P10" text:outline-level="1">
<text:span text:style-name="T4">
Президентка Грузії запропонувала одягти на Саакашвілі електронний браслет</text:span>
</text:h>
      <text:p text:style-name="P4">
Authors: Ukrinform (Person)</text:p>
      <text:p text:style-name="P4">
Publisher: Укринформ (Organization)</text:p>
      <text:p text:style-name="P4">
Published Time: 2023-06-04T10:07:00+03:00</text:p>
      <text:p text:style-name="P4">
Modified Time: 2023-06-04T10:07:00+03:00</text:p>
      <text:p text:style-name="P4">
Description: Президентка Грузії Саломе Зурабішвілі вважає, що до засудженого третього президента країни Міхеїла Саакашвілі, з урахуванням стану його здоров'я, могла би бути застосована альтернативна форма покарання, зокрема носіння електронного браслета. — Укрінформ.</text:p>
      <text:p text:style-name="P4">
Images: ['<text:a xlink:type="simple" xlink:href="https://static.ukrinform.com/photos/2023_03/thumb_files/630_360_1678670749-879.jpg" text:style-name="Internet_20_link" text:visited-style-name="Visited_20_Internet_20_Link">
630_360_16786...</text:a>
']</text:p>
      <text:p text:style-name="P4">
Tags: ['Грузія', 'Саакашвілі', "В'язниця", 'Електронний браслет', 'Зурабішвілі']</text:p>
      <text:p text:style-name="P4">
Type: Article</text:p>
      <!--METADATA-->
      <text:p text:style-name="P4">
<draw:frame draw:style-name="fr1" draw:name="Image49" text:anchor-type="as-char" svg:width="6.9236in" svg:height="3.956343in" draw:z-index="0">
<draw:image xlink:href="../Images/yкринформ/2023-06-04T10-07-00-03-00/630_360_1678670749-879.jpg" xlink:type="simple" xlink:show="embed" xlink:actuate="onLoad" draw:mime-type="image/jpeg"/>
</draw:frame>
Президентка Грузії Саломе Зурабішвілі вважає, що до засудженого третьогопрезидента країни Міхеїла Саакашвілі, з урахуванням стану його здоров'я, моглаби бути застосована альтернативна форма покарання, зокрема носінняелектронного браслета.</text:p>
      <text:p text:style-name="P4">
Про це повідомляє Укрінформ з посиланням на <text:a xlink:type="simple" xlink:href="https://sova.news/2023/06/03/salome-zurabishvili-sleduet-horosho-obhoditsya-s-mihailom-saakashvili/" text:style-name="Internet_20_link" text:visited-style-name="Visited_20_Internet_20_Link">
 SOVA.</text:a>
</text:p>
      <text:p text:style-name="P4">
«Я думаю, що з ним (Саакашвілі – ред.) слід добре поводитися, і я говорю цевголос — так, як поводяться з багатьма іншими президентами по всьому світу,які були засуджені до ув'язнення. Є електронні браслети, про які ми знаємо, таінші форми, які більш підходять для країни, яка приєднується до ЄС», — заявилаЗурабішвілі в інтерв`ю французьким ЗМІ.</text:p>
      <text:p text:style-name="P4">
Водночас вона ухилилась від відповіді на питання, чи підтримує помилування <text:a xlink:type="simple" xlink:href="https://www.ukrinform.ua/tag-saakasvili" text:style-name="Internet_20_link" text:visited-style-name="Visited_20_Internet_20_Link">
Саакашвілі. </text:a>
</text:p>
      <text:p text:style-name="P4">
«Вони (західні країни – ред.) підкреслюють збитки, які вся ця ситуація завдаєіміджу Грузії на Заході. Мене це турбує, і я багато роблю, щоб полегшити цюситуацію. Але збитки були завдані рішеннями, прийнятими урядом, і амністія(Саакашвілі - ред.) насправді не те, що відшкодує цю шкоду», — зазначилаЗурабішвілі.</text:p>
      <text:p text:style-name="P4">
<text:span text:style-name="T4">
Читайте також:</text:span>
 <text:a xlink:type="simple" xlink:href="https://www.ukrinform.ua/rubric-world/3715845-saakasvili-zaaviv-so-rozpad-rosii-pocnetsa-z-pivnicnogo-kavkazu.html" text:style-name="Internet_20_link" text:visited-style-name="Visited_20_Internet_20_Link">
 <text:span text:style-name="T4">
Саакашвілі</text:span>
 заявив, що розпад Росії почнеться зПівнічного Кавказу </text:a>
</text:p>
      <text:p text:style-name="P4">
Як повідомлялося, громадянина України Саакашвілі затримали в Грузії 1 жовтня2021 року, коли він приїхав на батьківщину після восьмирічної відсутності.Йому висунуто обвинувачення у незаконному перетині кордону, який, за данимислідства, він скоїв 28 вересня, коли таємно прибув до порту Поті з України насудні, що перевозило вантажівку з молочною продукцією.</text:p>
      <text:p text:style-name="P4">
Стаття за незаконний перетин кордону Грузії передбачає до п'яти роківпозбавлення волі.</text:p>
      <text:p text:style-name="P4">
Україна офіційно визнала Саакашвілі потерпілим у справі про неналежнеповодження в ув'язненні.</text:p>
      <text:p text:style-name="P4">
<text:span text:style-name="T4">
Читайте також:</text:span>
 <text:a xlink:type="simple" xlink:href="https://www.ukrinform.ua/rubric-polytics/3696046-zelenskij-zaklikav-zabezpeciti-saakasvili-nalezne-likuvanna.html" text:style-name="Internet_20_link" text:visited-style-name="Visited_20_Internet_20_Link">
 <text:span text:style-name="T4">
Зеленський</text:span>
 <text:span text:style-name="T4">
закликав</text:span>
 <text:span text:style-name="T4">
забезпечити</text:span>
<text:span text:style-name="T4">
Саакашвілі</text:span>
 <text:span text:style-name="T4">
належне</text:span>
 <text:span text:style-name="T4">
лікування</text:span>
 </text:a>
</text:p>
      <text:p text:style-name="P4">
1 лютого 2023 року під час пресконференції з президентом Австрії Александеромван дер Белленом у Києві Президент України Володимир Зеленськийпродемонстрував фотографії Саакашвілі й висловив переконання, що влада Грузіїйого публічно катує і вбиває.</text:p>
      <text:p text:style-name="P4">
Верховна Рада України звернулася до Грузії, Європейського парламенту, РадиЄвропейського Союзу, Європейської Комісії, Парламентської Асамблеї Ради Європита парламентів держав-членів Євросоюзу щодо необхідності негайного переведеннятретього президента Грузії, громадянина України Міхеїла Саакашвілі налікування за кордон.</text:p>
      <text:p text:style-name="P4">
Source: <text:a xlink:type="simple" xlink:href="https://www.ukrinform.ua/rubric-world/3718033-prezidentka-gruzii-zaproponuvala-odagti-na-saakasvili-elektronnij-braslet.html" text:style-name="Internet_20_link" text:visited-style-name="Visited_20_Internet_20_Link">
https://www.ukrinform.ua/rubric-world/3718033-prezidentka-gruzii-zaproponuvala-odagti-na-saakasvili-elektronnij-braslet.html</text:a>
</text:p>
      <!--NEWS-->
      <text:h text:style-name="P10" text:outline-level="1">
<text:span text:style-name="T4">
Стефанчук зустрівся у Туреччині із захисниками «Азовсталі»</text:span>
</text:h>
      <text:p text:style-name="P4">
Authors: Ukrinform (Person)</text:p>
      <text:p text:style-name="P4">
Publisher: Укринформ (Organization)</text:p>
      <text:p text:style-name="P4">
Published Time: 2023-06-04T10:08:34+03:00</text:p>
      <text:p text:style-name="P4">
Modified Time: 2023-06-04T10:08:34+03:00</text:p>
      <text:p text:style-name="P4">
Description: Голова Верховної Ради України Руслан Стефанчук за дорученням Президента України Володимира Зеленського зустрівся у Туреччині із військовими — захисниками «Азовсталі». — Укрінформ.</text:p>
      <text:p text:style-name="P4">
Images: ['<text:a xlink:type="simple" xlink:href="https://static.ukrinform.com/photos/2023_06/thumb_files/630_360_1685862395-932.jpg" text:style-name="Internet_20_link" text:visited-style-name="Visited_20_Internet_20_Link">
630_360_16858...</text:a>
']</text:p>
      <text:p text:style-name="P4">
Tags: ['Азовсталь', 'Туреччина', 'Стефанчук', 'Війна з Росією']</text:p>
      <text:p text:style-name="P4">
Type: Article</text:p>
      <!--METADATA-->
      <text:p text:style-name="P4">
<draw:frame draw:style-name="fr1" draw:name="Image50" text:anchor-type="as-char" svg:width="6.9236in" svg:height="3.956343in" draw:z-index="0">
<draw:image xlink:href="../Images/yкринформ/2023-06-04T10-08-34-03-00/630_360_1685862395-932.jpg" xlink:type="simple" xlink:show="embed" xlink:actuate="onLoad" draw:mime-type="image/jpeg"/>
</draw:frame>
 ГоловаВерховної Ради України Руслан Стефанчук за дорученням Президента УкраїниВолодимира Зеленського зустрівся у Туреччині із військовими — захисниками«Азовсталі».</text:p>
      <text:p text:style-name="P4">
Як передає Укрінформ, про це він повідомив у <text:a xlink:type="simple" xlink:href="https://www.facebook.com/stefanchuk.official/posts/655293829750792" text:style-name="Internet_20_link" text:visited-style-name="Visited_20_Internet_20_Link">
 Фейсбуці.</text:a>
</text:p>
      <text:p text:style-name="P4">
«За проханням Президента України Володимира Зеленського, зустрівся у Туреччинііз Героями, із військовими — захисниками «Азовсталі». Командир «Азову», ГеройУкраїни Денис Прокопенко («Редіс»), його заступник Святослав Паламар(«Калина»), виконувач обов’язків командира 36-ї окремої бригади морськоїпіхоти Сергій Волинський («Волина»), Олег Хоменко та Денис Шлега з НацгвардіїУкраїни, за умовами обміну, зараз перебувають у Туреччині. Дякую Туреччині задопомогу у поверненні наших захисників», - повідомив Стефанчук.</text:p>
      <text:p text:style-name="P4">
За його словами, над поверненням всіх українських військовополонених додомущоденно працює велика команда на чолі з Керівником Офісу Президента АндріємЄрмаком.</text:p>
      <text:p text:style-name="P4">
<text:span text:style-name="T4">
Читайте також:</text:span>
 <text:a xlink:type="simple" xlink:href="https://www.ukrinform.ua/rubric-ato/3717666-kerivnik-op-rozpoviv-pro-den-koli-z-polonu-vdalosa-povernuti-komandiriv-z-azovstali.html" text:style-name="Internet_20_link" text:visited-style-name="Visited_20_Internet_20_Link">
 Керівник ОП розповів про день, коли з полону вдалосяповернути командирів з « <text:span text:style-name="T4">
Азовстал</text:span>
 і» </text:a>
</text:p>
      <text:p text:style-name="P4">
«Усі наші захисники сповнені рішучості продовжувати боротьбу та прагнутьповернутися додому. Повноцінна підтримка всіх наших героїв — це обовʼязокдержави. Маємо повернути всіх. Бо ми цінуємо кожного», - підкреслив очільникВРУ.</text:p>
      <text:p text:style-name="P4">
Як повідомляв Укрінформ, у вересні 2022 року у межах обміну вдалося звільнити215 українських захисників, серед яких – командири захисників <text:a xlink:type="simple" xlink:href="https://www.ukrinform.ua/tag-azovstal" text:style-name="Internet_20_link" text:visited-style-name="Visited_20_Internet_20_Link">
 Азовсталі.</text:a>
 Відтоді п’ятеро азовців перебувають уТуреччині під особистими гарантіями захисту і безпеки Президента ТуреччиниРеджеп Тайїп Ердогана.</text:p>
      <text:p text:style-name="P4">
Source: <text:a xlink:type="simple" xlink:href="https://www.ukrinform.ua/rubric-society/3718034-stefancuk-zustrivsa-u-tureccini-iz-zahisnikami-azovstali.html" text:style-name="Internet_20_link" text:visited-style-name="Visited_20_Internet_20_Link">
https://www.ukrinform.ua/rubric-society/3718034-stefancuk-zustrivsa-u-tureccini-iz-zahisnikami-azovstali.html</text:a>
</text:p>
      <!--NEWS-->
      <text:h text:style-name="P10" text:outline-level="1">
<text:span text:style-name="T4">
Боррель зустрівся із Резніковим на полях форуму у Сінгапурі</text:span>
</text:h>
      <text:p text:style-name="P4">
Authors: Ukrinform (Person)</text:p>
      <text:p text:style-name="P4">
Publisher: Укринформ (Organization)</text:p>
      <text:p text:style-name="P4">
Published Time: 2023-06-04T10:16:00+03:00</text:p>
      <text:p text:style-name="P4">
Modified Time: 2023-06-04T10:16:00+03:00</text:p>
      <text:p text:style-name="P4">
Description: Високий представник ЄС з питань зовнішньої політики і політики безпеки Жозеп Боррель зустрівся з міністром оборони України Олексієм Резніковим на полях безпекового форуму «Діалог Шангрі-Ла» у Сінгапурі. — Укрінформ.</text:p>
      <text:p text:style-name="P4">
Images: ['<text:a xlink:type="simple" xlink:href="https://static.ukrinform.com/photos/2023_06/thumb_files/630_360_1685862854-223.jpeg" text:style-name="Internet_20_link" text:visited-style-name="Visited_20_Internet_20_Link">
630_360_16858...</text:a>
']</text:p>
      <text:p text:style-name="P4">
Tags: ['Китай', 'Боррель', 'Резніков', 'Безпека']</text:p>
      <text:p text:style-name="P4">
Type: Article</text:p>
      <!--METADATA-->
      <text:p text:style-name="P4">
<draw:frame draw:style-name="fr1" draw:name="Image51" text:anchor-type="as-char" svg:width="6.9236in" svg:height="3.956343in" draw:z-index="0">
<draw:image xlink:href="../Images/yкринформ/2023-06-04T10-16-00-03-00/630_360_1685862854-223.jpeg" xlink:type="simple" xlink:show="embed" xlink:actuate="onLoad" draw:mime-type="image/jpeg"/>
</draw:frame>
 Високийпредставник ЄС з питань зовнішньої політики і політики безпеки Жозеп Боррельзустрівся з міністром оборони України Олексієм Резніковим на полях безпековогофоруму «Діалог Шангрі-Ла» у Сінгапурі.</text:p>
      <text:p text:style-name="P4">
Про це Боррель написав у <text:a xlink:type="simple" xlink:href="https://twitter.com/JosepBorrellF/status/1665241764175724546" text:style-name="Internet_20_link" text:visited-style-name="Visited_20_Internet_20_Link">
 Твіттері</text:a>
 , передаєУкрінформ.</text:p>
      <text:p text:style-name="P4">
«Де б ми не зустрічалися у світі, зв’язок між ЄС та Україною непорушний. Разомз Олексієм Резніковим та колегами з ЄС ми наголосили на необхідностіглобальної солідарності та підтримки України. Тому що на кону спільніпринципи», - йдеться у дописі.</text:p>
      <text:p text:style-name="P4">
</text:p>
      <text:p text:style-name="P4">
Боррель також повідомив, що зустрівся з міністром оборони <text:a xlink:type="simple" xlink:href="https://www.ukrinform.ua/tag-kitaj" text:style-name="Internet_20_link" text:visited-style-name="Visited_20_Internet_20_Link">
 Китаю</text:a>
 Лі Шанфу та обговорив із ним питанняспільних стратегічних проблем, зокрема війни в Україні.</text:p>
      <text:p text:style-name="P4">
«Конструктивна дискусія з міністром оборони Китаю Лі Шанфу на SLD23 щодоспільних стратегічних проблем, включаючи війну Росії проти України, Тайвань,Південнокитайське море», - написав Боррель у <text:a xlink:type="simple" xlink:href="https://twitter.com/JosepBorrellF/status/1665223019537764352" text:style-name="Internet_20_link" text:visited-style-name="Visited_20_Internet_20_Link">
 Твіттері.</text:a>
</text:p>
      <text:p text:style-name="P4">
<text:span text:style-name="T4">
Читайте також:</text:span>
 <text:a xlink:type="simple" xlink:href="https://www.ukrinform.ua/rubric-world/3717989-li-sanfu-kitaj-i-ssa-maut-znajti-tocki-dotiku-dla-zberezenna-stabilnosti-u-sviti.html" text:style-name="Internet_20_link" text:visited-style-name="Visited_20_Internet_20_Link">
 Лі <text:span text:style-name="T4">
Шанфу</text:span>
 : Китай і США мають знайти точки дотику длязбереження стабільності у світі </text:a>
</text:p>
      <text:p text:style-name="P4">
Як повідомляв Укрінформ, 2-4 червня у Сінгапурі проходить масштабнийбезпековий форум «Діалог Шангрі-Ла», на якому розв’язана РФ війна протиУкраїни є однією з головних тем.</text:p>
      <text:p text:style-name="P4">
Серед учасників - представники США, Китаю та Євросоюзу, зокрема глави тависокопосадовці оборонних відомств, військові, дипломати, виробники зброї тааналітики з питань безпеки.</text:p>
      <text:p text:style-name="P4">
<text:span text:style-name="T5">
Фото: Твіттер Жозепа Борреля</text:span>
</text:p>
      <text:p text:style-name="P4">
Source: <text:a xlink:type="simple" xlink:href="https://www.ukrinform.ua/rubric-polytics/3718037-borrel-zustrivsa-iz-reznikovim-na-polah-forumu-u-singapuri.html" text:style-name="Internet_20_link" text:visited-style-name="Visited_20_Internet_20_Link">
https://www.ukrinform.ua/rubric-polytics/3718037-borrel-zustrivsa-iz-reznikovim-na-polah-forumu-u-singapuri.html</text:a>
</text:p>
      <!--NEWS-->
      <text:h text:style-name="P10" text:outline-level="1">
<text:span text:style-name="T4">
За добу росіяни атакували дев'ять регіонів України - зведення ОВА</text:span>
</text:h>
      <text:p text:style-name="P4">
Authors: Ukrinform (Person)</text:p>
      <text:p text:style-name="P4">
Publisher: Укринформ (Organization)</text:p>
      <text:p text:style-name="P4">
Published Time: 2023-06-04T10:19:00+03:00</text:p>
      <text:p text:style-name="P4">
Modified Time: 2023-06-04T10:19:00+03:00</text:p>
      <text:p text:style-name="P4">
Description: Російська армія за добу здійснила атаки на дев'ять областей України. — Укрінформ.</text:p>
      <text:p text:style-name="P4">
Images: ['<text:a xlink:type="simple" xlink:href="https://static.ukrinform.com/photos/2023_06/thumb_files/630_360_1685859898-1977.jpeg" text:style-name="Internet_20_link" text:visited-style-name="Visited_20_Internet_20_Link">
630_360_16858...</text:a>
']</text:p>
      <text:p text:style-name="P4">
Tags: ['Обстріл', 'Війна з Росією', 'Регіони']</text:p>
      <text:p text:style-name="P4">
Type: Article</text:p>
      <!--METADATA-->
      <text:p text:style-name="P4">
<draw:frame draw:style-name="fr1" draw:name="Image53" text:anchor-type="as-char" svg:width="6.9236in" svg:height="3.956343in" draw:z-index="0">
<draw:image xlink:href="../Images/yкринформ/2023-06-04T10-19-00-03-00/630_360_1685859898-1977.jpeg" xlink:type="simple" xlink:show="embed" xlink:actuate="onLoad" draw:mime-type="image/jpeg"/>
</draw:frame>
Російська армія за добу здійснила атаки на дев'ять областей Україн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неділі, 4 червня.</text:p>
      <text:p text:style-name="P4">
<text:span text:style-name="T4">
У Чернігівській області</text:span>
 за добу ворог здійснив 5 обстрілів із мінометів таартилерії Новгород-Сіверського району. Без жертв та руйнувань.</text:p>
      <text:p text:style-name="P4">
<text:span text:style-name="T4">
Сумську область</text:span>
 вночі та вранці росіяни <text:a xlink:type="simple" xlink:href="https://www.ukrinform.ua/tag-obstril" text:style-name="Internet_20_link" text:visited-style-name="Visited_20_Internet_20_Link">
 обстріляли</text:a>
 9 разів, зафіксовано 54 вибухи.</text:p>
      <text:p text:style-name="P4">
Під вогнем перебували Миколаївська, Шосткинська, Свеська, Середино-Будська,Юнаківська громади.</text:p>
      <text:p text:style-name="P4">
Вчора протягом дня російські війська здійснили 10 обстрілів. Зафіксовано 87вибухів.</text:p>
      <text:p text:style-name="P4">
Обстрілів зазнали Білопільська, Великописарівська, Краснопільська, Юнаківськагромади. Є поранений та руйнування інфраструктури.</text:p>
      <text:p text:style-name="P4">
Війська РФ 89 разів обстріляли 22 населені пункти <text:span text:style-name="T4">
Запорізької області</text:span>
 :двічі з авіації та двічі з БПЛА, вісім - РСЗВ та 77 артобстрілів.</text:p>
      <text:p text:style-name="P4">
Під вогнем опинилися Гуляйполе, Оріхів, Полтавка, Чарівне, Темирівка, Чарівне,Кам'янське, Степове та інші прифронтові населені пункти. Зруйновано ще 16цівильних об'єктів.</text:p>
      <text:p text:style-name="P4">
<text:span text:style-name="T4">
Читайте також:</text:span>
 <text:a xlink:type="simple" xlink:href="https://www.ukrinform.ua/rubric-regions/3718018-vorog-obstrilav-ponad-20-naselenih-punktiv-na-zaporizzi-e-rujnuvanna.html" text:style-name="Internet_20_link" text:visited-style-name="Visited_20_Internet_20_Link">
 Ворог <text:span text:style-name="T4">
обстріл</text:span>
 яв 22 населених пункти на Запоріжжі, єруйнування </text:a>
</text:p>
      <text:p text:style-name="P4">
<text:span text:style-name="T4">
У Дніпропетровській області</text:span>
 внаслідок удару ракетою по ПідгородньомуДніпровського району дівчинка 2021 року народження загинула, 22 людини (з них5 дітей) постраждали. Чотирьох людей врятували з-під завалів.</text:p>
      <text:p text:style-name="P4">
Частково зруйновані два двоповерхові житлові будинки, пошкоджені приватніоселі, магазин, автомобілі, газогони.</text:p>
      <text:p text:style-name="P4">
Близько 2-ї години ночі ворог обстріляв Нікополь з артилерії. Пошкоджено9-поверхівку та дві 5-поверхівки.</text:p>
      <text:p text:style-name="P4">
Вночі над Дніпропетровщиною були знищені дві ворожі крилаті ракети та одинБпЛА.</text:p>
      <text:p text:style-name="P4">
<text:span text:style-name="T4">
У Харківській області</text:span>
 вранці російська армія обстріляла ВовчанськЧугуївського району. Пошкоджено будівлю управління Державної казначейськоїслужби України, частково зруйновано два будинки.</text:p>
      <text:p text:style-name="P4">
<text:span text:style-name="T4">
Читайте також:</text:span>
 <text:a xlink:type="simple" xlink:href="https://www.ukrinform.ua/rubric-ato/3718023-vijska-rf-zranku-vdarili-po-harkivsini-poskodzeni-budinki-i-zaklad-kulturi.html" text:style-name="Internet_20_link" text:visited-style-name="Visited_20_Internet_20_Link">
 Війська РФ зранку вдарили по <text:span text:style-name="T4">
Харківщині</text:span>
 - пошкодженібудинки і заклад культури </text:a>
</text:p>
      <text:p text:style-name="P4">
Також вранці ворог з вертольотів обстріляв село Івашки Богодухівського району.</text:p>
      <text:p text:style-name="P4">
Внаслідок танкового обстрілу села Гур'їв Козачок Богодухівського районузафіксоване пряме влучання у будинок культури.</text:p>
      <text:p text:style-name="P4">
Минулої доби ворог масовано бив щонайменше по 23 населених пунктах наХарківщині.</text:p>
      <text:p text:style-name="P4">
На Слобожанському напрямку війська РФ завдали авіаційного удару в районіГатища, з мінометів та артилерії обстріляли Івашки, Уди, Ветеринарне, КозачуЛопань, Гоптівку, Високу Яругу, Пильну, Зелене, Веселе, Старицю, Огірцеве,Гатище, Вовчанськ, Вільчу, Бочкове, Бударки та Чугунівку.</text:p>
      <text:p text:style-name="P4">
На Куп’янському напрямку артилерійських і мінометних обстрілів зазналиМасютівка, Лиман Перший, Кислівка, Табаївка, Берестове.</text:p>
      <text:p text:style-name="P4">
Вчора у Вовчанську Чугуївського району обстрілом пошкоджено заклад освіти, дваприватні житлові будинки.</text:p>
      <text:p text:style-name="P4">
<text:span text:style-name="T4">
Читайте також:</text:span>
 <text:a xlink:type="simple" xlink:href="https://www.ukrinform.ua/rubric-regions/3718016-zagarbniki-obstrilali-z-aviacii-ta-artilerii-naseleni-punkti-lugansini.html" text:style-name="Internet_20_link" text:visited-style-name="Visited_20_Internet_20_Link">
 Загарбники <text:span text:style-name="T4">
обстріл</text:span>
 яли з авіації та артилеріїнаселені пункти Луганщини </text:a>
</text:p>
      <text:p text:style-name="P4">
Внаслідок удару по селу Першотравневе Ізюмського району пошкоджено приватнийбудинок, поранена жінка віком 74 років.</text:p>
      <text:p text:style-name="P4">
<text:span text:style-name="T4">
У Луганській області</text:span>
 ворог безуспішно атакував поряд із Новоселівським таБілогорівкою.</text:p>
      <text:p text:style-name="P4">
З авіації росіяни вдарили по Сергіївці та Білогорівці.</text:p>
      <text:p text:style-name="P4">
Артилерійський вогонь загарбники відкривали в бік Новоселівського, Макіївки,Невського та Білогорівки.</text:p>
      <text:p text:style-name="P4">
За добу агресори здійснили 110 обстрілів Луганщини (випустили 413 снарядів).</text:p>
      <text:p text:style-name="P4">
Минулої доби в <text:span text:style-name="T4">
Донецькій області</text:span>
 чотири людини загинули і восьмеро зазналипоранень.</text:p>
      <text:p text:style-name="P4">
Росіяни обстріляли 15 населених пунктів, серед яких Торецьк, Слов’янськ,Костянтинівка, Гірник, Авдіївка, Часів Яр, Сіверськ, Курахове, смт Нью-Йорк,село Карлівка та інші.</text:p>
      <text:p text:style-name="P4">
<text:span text:style-name="T4">
Читайте також:</text:span>
 <text:a xlink:type="simple" xlink:href="https://www.ukrinform.ua/rubric-regions/3717997-armia-rf-za-dobu-vbila-cotiroh-civilnih-na-doneccini.html" text:style-name="Internet_20_link" text:visited-style-name="Visited_20_Internet_20_Link">
 Армія РФ за добу вбила чотирьох цивільних на Донеччині</text:a>
</text:p>
      <text:p text:style-name="P4">
Пошкоджені 36 об’єктів, у тому числі 18 житлових будинків (одинбагатоквартирний), два будинки культури, торговельний центр, магазин,загальноосвітня школа, цехи заводів, лікарня, музична школа, професійнийліцей.</text:p>
      <text:p text:style-name="P4">
<text:span text:style-name="T4">
У Миколаївській області</text:span>
 росіяни вчора з артилерії били по акваторіїОчаківської громади. Ввечері та зранку ворог обстрілював Очаків.</text:p>
      <text:p text:style-name="P4">
<text:span text:style-name="T4">
У Херсонській області</text:span>
 за добу загарбники здійснили 56 обстрілів (випустили287 снарядів), з них по Херсону — сім обстрілів (39 снарядів). Російськівійськові поцілили у райони 22 населених пунктів. Жертв та постраждалих немає.</text:p>
      <text:p text:style-name="P4">
Source: <text:a xlink:type="simple" xlink:href="https://www.ukrinform.ua/rubric-regions/3718041-za-dobu-rosiani-atakuvali-devat-regioniv-ukraini-zvedenna-ova.html" text:style-name="Internet_20_link" text:visited-style-name="Visited_20_Internet_20_Link">
https://www.ukrinform.ua/rubric-regions/3718041-za-dobu-rosiani-atakuvali-devat-regioniv-ukraini-zvedenna-ova.html</text:a>
</text:p>
      <!--NEWS-->
      <text:h text:style-name="P10" text:outline-level="1">
<text:span text:style-name="T4">
НХЛ: «Вегас» обіграв «Флориду» на старті фіналу Кубка Стенлі</text:span>
</text:h>
      <text:p text:style-name="P4">
Authors: Ukrinform (Person)</text:p>
      <text:p text:style-name="P4">
Publisher: Укринформ (Organization)</text:p>
      <text:p text:style-name="P4">
Published Time: 2023-06-04T10:20:17+03:00</text:p>
      <text:p text:style-name="P4">
Modified Time: 2023-06-04T10:20:17+03:00</text:p>
      <text:p text:style-name="P4">
Description: У північноамериканській Національній хокейній лізі (НХЛ) відбувся перший матч фінальної серії Кубка Стенлі. — Укрінформ.</text:p>
      <text:p text:style-name="P4">
Images: ['<text:a xlink:type="simple" xlink:href="https://static.ukrinform.com/photos/2023_06/thumb_files/630_360_1685862828-836.jpg" text:style-name="Internet_20_link" text:visited-style-name="Visited_20_Internet_20_Link">
630_360_16858...</text:a>
']</text:p>
      <text:p text:style-name="P4">
Tags: ['хокей', 'Кубок Стенлі', 'НХЛ']</text:p>
      <text:p text:style-name="P4">
Type: Article</text:p>
      <!--METADATA-->
      <text:p text:style-name="P4">
<draw:frame draw:style-name="fr1" draw:name="Image54" text:anchor-type="as-char" svg:width="6.9236in" svg:height="3.956343in" draw:z-index="0">
<draw:image xlink:href="../Images/yкринформ/2023-06-04T10-20-17-03-00/630_360_1685862828-836.jpg" xlink:type="simple" xlink:show="embed" xlink:actuate="onLoad" draw:mime-type="image/jpeg"/>
</draw:frame>
 Упівнічноамериканській Національній хокейній лізі (НХЛ) відбувся перший матчфінальної серії Кубка Стенлі.</text:p>
      <text:p text:style-name="P4">
«Вегас» на своєму майданчику упевнено переграв «Флориду» - 5:2 (1:1, 1:1,3:0), передає Укрінформ.</text:p>
      <text:p text:style-name="P4">
<text:span text:style-name="T4">
Читайте також:</text:span>
 <text:a xlink:type="simple" xlink:href="https://www.ukrinform.ua/rubric-sports/3717043-hokeisti-kanadi-ocolili-rejting-iihf-zbirna-ukraini-zalisaetsa-27u.html" text:style-name="Internet_20_link" text:visited-style-name="Visited_20_Internet_20_Link">
 Хокеїсти Канади очолили рейтинг IIHF, збірна Українизалишається 27-ю </text:a>
</text:p>
      <text:p text:style-name="P4">
Наступний поєдинок серії пройде 6 червня також у Лас-Вегасі.</text:p>
      <text:p text:style-name="P4">
Фото: Getty Images.</text:p>
      <text:p text:style-name="P4">
Source: <text:a xlink:type="simple" xlink:href="https://www.ukrinform.ua/rubric-sports/3718042-nhl-vegas-obigrav-floridu-na-starti-finalu-kubka-stenli.html" text:style-name="Internet_20_link" text:visited-style-name="Visited_20_Internet_20_Link">
https://www.ukrinform.ua/rubric-sports/3718042-nhl-vegas-obigrav-floridu-na-starti-finalu-kubka-stenli.html</text:a>
</text:p>
      <!--NEWS-->
      <text:h text:style-name="P10" text:outline-level="1">
<text:span text:style-name="T4">
Спорт-2023. Календар головних подій червня</text:span>
</text:h>
      <text:p text:style-name="P4">
Authors: Ukrinform (Person)</text:p>
      <text:p text:style-name="P4">
Publisher: Укринформ (Organization)</text:p>
      <text:p text:style-name="P4">
Published Time: 2023-06-04T10:31:38+03:00</text:p>
      <text:p text:style-name="P4">
Modified Time: 2023-06-04T10:31:38+03:00</text:p>
      <text:p text:style-name="P4">
Description: Літню частину передолімпійського року розпочинають змагання червневого спортивного календаря. — Укрінформ.</text:p>
      <text:p text:style-name="P4">
Images: ['<text:a xlink:type="simple" xlink:href="https://static.ukrinform.com/photos/2023_06/thumb_files/630_360_1685863860-835.jpeg" text:style-name="Internet_20_link" text:visited-style-name="Visited_20_Internet_20_Link">
630_360_16858...</text:a>
']</text:p>
      <text:p text:style-name="P4">
Tags: ['Спорт']</text:p>
      <text:p text:style-name="P4">
Type: Article</text:p>
      <!--METADATA-->
      <text:p text:style-name="P4">
<draw:frame draw:style-name="fr1" draw:name="Image55" text:anchor-type="as-char" svg:width="6.9236in" svg:height="3.956343in" draw:z-index="0">
<draw:image xlink:href="../Images/yкринформ/2023-06-04T10-31-38-03-00/630_360_1685863860-835.jpeg" xlink:type="simple" xlink:show="embed" xlink:actuate="onLoad" draw:mime-type="image/jpeg"/>
</draw:frame>
 Літнючастину передолімпійського року розпочинають змагання червневого спортивногокалендаря.</text:p>
      <text:p text:style-name="P4">
Укрінформ представляє розклад топ-подій першого місяця літа.</text:p>
      <text:p text:style-name="P4">
<text:span text:style-name="T5">
Спортивний календар червня-2023.</text:span>
</text:p>
      <text:p text:style-name="P4">
28 травня - 11 червня: Відкритий чемпіонат Франції з тенісу «Ролан Гаррос»(Париж, Франція)</text:p>
      <text:p text:style-name="P4">
1-11 червня: чемпіонат Європи з більярду - пул (Тампере, Фінляндія)</text:p>
      <text:p text:style-name="P4">
2-4 червня: суперфінал Кубка світу з артистичного плавання (Ов'єдо, Іспанія)</text:p>
      <text:p text:style-name="P4">
2-4 червня: етап Кубка світу з фехтування, рапіра (Тбілісі, Грузія)</text:p>
      <text:p text:style-name="P4">
2 червня: етап легкоатлетичної серії «Діамантова ліга» (Флоренція, Італія)</text:p>
      <text:p text:style-name="P4">
3 червня: «Золота Євроліга» з волейболу, чоловіки, Бельгія - Україна</text:p>
      <text:p text:style-name="P4">
4 червня: «Формула 1», Гран-прі Іспанії (Барселона, Іспанія)</text:p>
      <text:p text:style-name="P4">
7 червня: фінал Ліги конференцій УЄФА («Сінобо Стедіум», Прага, Чехія)</text:p>
      <text:p text:style-name="P4">
9 червня: етап легкоатлетичної серії «Діамантова ліга» (Париж, Франція)</text:p>
      <text:p text:style-name="P4">
10 червня: фінал Ліги чемпіонів УЄФА («Олімпійський стадіон Ататюрка»,Стамбул, Туреччина)</text:p>
      <text:p text:style-name="P4">
<text:span text:style-name="T4">
Читайте також:</text:span>
 <text:a xlink:type="simple" xlink:href="https://www.ukrinform.ua/rubric-sports/3717647-zbirna-ukraini-z-borotbi-zdobula-dvi-zoloti-medali-na-turniri-u-kirgizstani.html" text:style-name="Internet_20_link" text:visited-style-name="Visited_20_Internet_20_Link">
 Збірна України з боротьби здобула дві «золоті» медалі натурнірі у Киргизстані </text:a>
</text:p>
      <text:p text:style-name="P4">
11 червня: «Золота Євроліга» з волейболу, чоловіки, Хорватія - Україна</text:p>
      <text:p text:style-name="P4">
13-18 червня: етап Кубка світу зі стрільби з лука (Меделлін, Колумбія)</text:p>
      <text:p text:style-name="P4">
14 червня: «Золота Євроліга» з волейболу, жінки, Україна - Франція</text:p>
      <text:p text:style-name="P4">
14-18 червня: фінальний турнір Ліги націй УЄФА (Роттердам, Енсхеде;Нідерланди)</text:p>
      <text:p text:style-name="P4">
14 червня: «Золота Євроліга» з волейболу, чоловіки, Україна - Бельгія</text:p>
      <text:p text:style-name="P4">
15 червня: етап легкоатлетичної серії «Діамантова ліга» (Осло, Норвегія)</text:p>
      <text:p text:style-name="P4">
15-25 червня: чемпіонат Європи з баскетболу серед жіночих команд (Ізраїль,Словенія)</text:p>
      <text:p text:style-name="P4">
16 червня: кваліфікація чемпіонату Європи-2024 з футболу (група С), ПівнічнаМакедонія - Україна</text:p>
      <text:p text:style-name="P4">
17-18 червня: етап серії Гран-прі з дзюдо (Подчетртек, Словенія)</text:p>
      <text:p text:style-name="P4">
18 червня. «Золота Євроліга» з волейболу, чоловіки, Північна Македонія -Україна.</text:p>
      <text:p text:style-name="P4">
18 червня: «Формула 1», Гран-прі Канади (Монреаль, Канада)</text:p>
      <text:p text:style-name="P4">
18 червня: «Золота Євроліга» з волейболу, жінки, Франція - Україна</text:p>
      <text:p text:style-name="P4">
19 червня: кваліфікація чемпіонату Європи-2024 з футболу (група С), Україна -Мальта</text:p>
      <text:p text:style-name="P4">
21 червня: 2 липня: III Європейські ігри (Краків, Польща)</text:p>
      <text:p text:style-name="P4">
21 червня - 8 липня: молодіжний чемпіонат Європи з футболу U21 (Грузія,Румунія). Група В - Румунія, Іспанія, УКРАЇНА, Хорватія</text:p>
      <text:p text:style-name="P4">
30 червня: етап легкоатлетичної серії «Діамантова ліга» (Лозанна, Швейцарія).</text:p>
      <text:p text:style-name="P4">
Source: <text:a xlink:type="simple" xlink:href="https://www.ukrinform.ua/rubric-sports/3718045-sport2023-kalendar-golovnih-podij-cervna.html" text:style-name="Internet_20_link" text:visited-style-name="Visited_20_Internet_20_Link">
https://www.ukrinform.ua/rubric-sports/3718045-sport2023-kalendar-golovnih-podij-cervna.html</text:a>
</text:p>
      <!--NEWS-->
      <text:h text:style-name="P10" text:outline-level="1">
<text:span text:style-name="T4">
НАТО загрожує не безпеці Росії, а російському імперіалізму – прем`єр Естонії</text:span>
</text:h>
      <text:p text:style-name="P4">
Authors: Ukrinform (Person)</text:p>
      <text:p text:style-name="P4">
Publisher: Укринформ (Organization)</text:p>
      <text:p text:style-name="P4">
Published Time: 2023-06-04T10:38:00+03:00</text:p>
      <text:p text:style-name="P4">
Modified Time: 2023-06-04T10:38:00+03:00</text:p>
      <text:p text:style-name="P4">
Description: Прем'єр-міністр Естонії Кая Каллас спростувала російський наратив щодо розширення НАТО, заявивши, що Альянс загрожує не безпеці Росії, а російському імперіалізму. — Укрінформ.</text:p>
      <text:p text:style-name="P4">
Images: ['<text:a xlink:type="simple" xlink:href="https://static.ukrinform.com/photos/2023_06/thumb_files/630_360_1685864429-530.png" text:style-name="Internet_20_link" text:visited-style-name="Visited_20_Internet_20_Link">
630_360_16858...</text:a>
']</text:p>
      <text:p text:style-name="P4">
Tags: ['Естонія', 'НАТО', 'Війна з Росією']</text:p>
      <text:p text:style-name="P4">
Type: Article</text:p>
      <!--METADATA-->
      <text:p text:style-name="P4">
<draw:frame draw:style-name="fr1" draw:name="Image56" text:anchor-type="as-char" svg:width="6.9236in" svg:height="3.956343in" draw:z-index="0">
<draw:image xlink:href="../Images/yкринформ/2023-06-04T10-38-00-03-00/630_360_1685864429-530.png" xlink:type="simple" xlink:show="embed" xlink:actuate="onLoad" draw:mime-type="image/png"/>
</draw:frame>
 Прем'єр-міністр Естонії Кая Каллас спростувала російський наратив щодо розширенняНАТО, заявивши, що Альянс загрожує не безпеці Росії, а російськомуімперіалізму.</text:p>
      <text:p text:style-name="P4">
Про це вона сказала в інтерв'ю <text:a xlink:type="simple" xlink:href="https://rus.err.ee/1608997795/kaja-kallas-v-singapure-nato-ugrozhaet-ne-bezopasnosti-rossii-a-rossijskomu-imperializmu" text:style-name="Internet_20_link" text:visited-style-name="Visited_20_Internet_20_Link">
 ERR </text:a>
 після виступу на безпековому форумі «Діалог Шангрі-Ла» уСінгапурі, передає Укрінформ.</text:p>
      <text:p text:style-name="P4">
«Найважливіші посилання мого виступу були пов'язані зі спростуванням наративу,який стосується НАТО. Як приклад я використовую свою країну. Коли мизвільнилися від окупації, ми зробили все, щоб це більше ніколи не повторилося.Це означає, що ми ніколи не повинні залишатися одні», – сказала Каллас.</text:p>
      <text:p text:style-name="P4">
За її словами, вступ Естонії до <text:a xlink:type="simple" xlink:href="https://www.ukrinform.ua/tag-nato" text:style-name="Internet_20_link" text:visited-style-name="Visited_20_Internet_20_Link">
 НАТО </text:a>
був вільним вибором народу, а не нав'язаним з боку.</text:p>
      <text:p text:style-name="P4">
«Тут говорять про розширення НАТО як процес, який якось не пов'язаний з волеюкраїн, але я це спростовую. Росія поводиться як остання колоніальна держава,яка фактично намагається колонізувати та розширювати свою імперію. Це та тема,яка, можливо, знайде тут відгук, яку тут зрозуміють», – додала прем'єр-міністрЕстонії.</text:p>
      <text:p text:style-name="P4">
<text:span text:style-name="T4">
Читайте також:</text:span>
 <text:a xlink:type="simple" xlink:href="https://www.ukrinform.ua/rubric-world/3717923-v-estonii-pocalisa-navcanna-baltops-za-ucastu-50-korabliv-nato.html" text:style-name="Internet_20_link" text:visited-style-name="Visited_20_Internet_20_Link">
 В Естонії почалися навчання Baltops за участю 50 кораблів<text:span text:style-name="T4">
НАТО</text:span>
 </text:a>
</text:p>
      <text:p text:style-name="P4">
Вона також зазначила, що ті, хто звинувачує НАТО у розширенні та ескалації,переймають імперіалістичну мову та ідеологію, яку просуває Росія. «НАТОзагрожує не безпеці Росії, а російському імперіалізму», – переконана Каллас.</text:p>
      <text:p text:style-name="P4">
За її словами, третя важлива тема її виступу стосувалася реакції на війну,яка, у свою чергу, дає сигнал усьому світу.</text:p>
      <text:p text:style-name="P4">
«Якщо застосування агресії як інструменту окупається, тому що в результаті увас стає більше територій або більше активів, тоді інші країни, які маютьбільшу силу, також використовуватимуть цей інструмент. У цьому випадку миопиняємося не в світовому порядку, заснованому на міжнародному праві, а усвітовому порядку, заснованому на тому, хто сильніший», – наголосила Каллас.</text:p>
      <text:p text:style-name="P4">
Політик нагадала також про необхідність налагодження зв'язків таспівробітництва з тими, кому можна довіряти. На її думку, дуже важливоактивізувати співпрацю між Європейським Союзом та країнами Асоціації державПівденно-Східної Азії, щоб спільними зусиллями зменшити залежність відненадійних партнерів.</text:p>
      <text:p text:style-name="P4">
<text:span text:style-name="T4">
Читайте також:</text:span>
 <text:a xlink:type="simple" xlink:href="https://www.ukrinform.ua/rubric-polytics/3717485-zodnu-krainu-nato-ukraina-ne-vtaguvatime-u-vijnu-zelenskij.html" text:style-name="Internet_20_link" text:visited-style-name="Visited_20_Internet_20_Link">
 Жодну країну <text:span text:style-name="T4">
НАТО</text:span>
 Україна не втягуватиме у війну –Зеленський </text:a>
</text:p>
      <text:p text:style-name="P4">
Як повідомляв Укрінформ, 2-4 червня у Сінгапурі проходить масштабнийбезпековий форум «Діалог Шангрі-Ла», на якому розв’язана РФ війна протиУкраїни є однією з головних тем.</text:p>
      <text:p text:style-name="P4">
Серед учасників - представники США, Китаю та Євросоюзу, зокрема глави тависокопосадовці оборонних відомств, військові, дипломати, виробники зброї тааналітики з питань безпеки.</text:p>
      <text:p text:style-name="P4">
<text:span text:style-name="T5">
Фото: Valitsuse pressibüroo / Flickr</text:span>
</text:p>
      <text:p text:style-name="P4">
Source: <text:a xlink:type="simple" xlink:href="https://www.ukrinform.ua/rubric-world/3718048-nato-zagrozue-ne-bezpeci-rosii-a-rosijskomu-imperializmu-premer-estonii.html" text:style-name="Internet_20_link" text:visited-style-name="Visited_20_Internet_20_Link">
https://www.ukrinform.ua/rubric-world/3718048-nato-zagrozue-ne-bezpeci-rosii-a-rosijskomu-imperializmu-premer-estonii.html</text:a>
</text:p>
      <!--NEWS-->
      <text:h text:style-name="P10" text:outline-level="1">
<text:span text:style-name="T4">
Російські ракети вдарили по аеродрому біля Кропивницького</text:span>
</text:h>
      <text:p text:style-name="P4">
Authors: Ukrinform (Person)</text:p>
      <text:p text:style-name="P4">
Publisher: Укринформ (Organization)</text:p>
      <text:p text:style-name="P4">
Published Time: 2023-06-04T10:42:00+03:00</text:p>
      <text:p text:style-name="P4">
Modified Time: 2023-06-04T10:42:00+03:00</text:p>
      <text:p text:style-name="P4">
Description: Дві російські крилаті ракети у ніч на 4 червня влучили в оперативний аеродром поблизу Кропивницького.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Кропивницький', 'Обстріл', 'Аеродром', 'Війна з Росією', 'Ракетний удар', 'Єдині новини']</text:p>
      <text:p text:style-name="P4">
Type: Article</text:p>
      <!--METADATA-->
      <text:p text:style-name="P4">
<draw:frame draw:style-name="fr1" draw:name="Image57" text:anchor-type="as-char" svg:width="6.9236in" svg:height="3.954441in" draw:z-index="0">
<draw:image xlink:href="../Images/yкринформ/2023-06-04T10-42-00-03-00/630_360_1670260661-504.jpg" xlink:type="simple" xlink:show="embed" xlink:actuate="onLoad" draw:mime-type="image/jpeg"/>
</draw:frame>
 Двіросійські крилаті ракети у ніч на 4 червня влучили в оперативний аеродромпоблизу Кропивницького.</text:p>
      <text:p text:style-name="P4">
Як передає Укрінформ, про це в ефірі загальнонаціонального телемарафону «Єдиніновини» повідомив речник Повітряних сил ЗСУ Юрій Ігнат.</text:p>
      <text:p text:style-name="P4">
"Крилаті ракети усі не знищили, знищені чотири з шести. На жаль, влучили воперативний <text:a xlink:type="simple" xlink:href="https://www.ukrinform.ua/tag-aerodrom" text:style-name="Internet_20_link" text:visited-style-name="Visited_20_Internet_20_Link">
 аеродром </text:a>
 поблизуКропивницького", - сказав Ігнат.</text:p>
      <text:p text:style-name="P4">
<text:span text:style-name="T5">
Відео: телемарафон "Єдині новини"</text:span>
</text:p>
      <text:p text:style-name="P4">
Водночас він зауважив, що противник не може активно атакувати щодня, а занаявності більшої кількості ракет росіяни гарантовано збільшували б обстріли.</text:p>
      <text:p text:style-name="P4">
<text:span text:style-name="T4">
Читайте також:</text:span>
 <text:a xlink:type="simple" xlink:href="https://www.ukrinform.ua/rubric-ato/3717976-nicna-ataka-zagarbnikiv-na-kiiv-ppo-znisilo-raketi-na-dalnih-pidstupah.html" text:style-name="Internet_20_link" text:visited-style-name="Visited_20_Internet_20_Link">
 Нічна атака загарбників на Київ: ППО знищила ракети надальніх підступах </text:a>
</text:p>
      <text:p text:style-name="P4">
«Було би більше (ракет – ред.), повірте, пускали би більше 100% і повійськових аеродромах. У нас десятки оперативних аеродромів. На жаль, це єласий шматок для ворога, не дає їм спокою українська авіація. Вони зазвичай її«знищують» у себе в повідомленнях - по 5, а інколи по 10 літаків щотижня. Як ізрештою «знищили» вже вісім разів всю військову авіацію. Авіація в нас працюєна отих десятках оперативних аеродромів. Авіація лише за минулу добу і запоточну здійснила вже понад 30 літаковильотів, завдала понад 10 авіаційнихударів. Зрозуміло, противнику це не подобається», - пояснив речник.</text:p>
      <text:p text:style-name="P4">
Ігнат запевнив, що українська авіація протидіє ворогу в тому складі, який має,а деякі західні зразки озброєння вже адаптовані до наших винищувачів. Вінвкотре наголосив на необхідності багатоцільового винищувача для Повітряних силЗСУ.</text:p>
      <text:p text:style-name="P4">
<text:span text:style-name="T4">
Читайте також:</text:span>
 <text:a xlink:type="simple" xlink:href="https://www.ukrinform.ua/rubric-ato/3717897-aviacia-sil-oboroni-za-dobu-zavdala-11-udariv-po-rosijskih-zagarbnikah.html" text:style-name="Internet_20_link" text:visited-style-name="Visited_20_Internet_20_Link">
 <text:span text:style-name="T4">
Авіація</text:span>
 Сил оборони за добу завдала 11 ударів поросійських загарбниках </text:a>
</text:p>
      <text:p text:style-name="P4">
«Мусимо розуміти, що нам все ж таки потрібен багатоцільовий літак, щоб недавати ворогу шансів як мінімум наближатись до наших кордонів, кидати на наскеровані авіабомби і ще краще захистити з повітря нашу державу. Разом з тимикомплексами ППО нам потрібен сучасний літак, тоді небо буде на замку іповітряний тероризм окупантів завершиться», - зазначив він.</text:p>
      <text:p text:style-name="P4">
Як повідомляв Укрінформ, вночі 4 червня 2023 року противник застосував п’ятьіранських ударних БпЛА «Shahed-136/131» з Брянської області. Крім того, шістькрилатих ракет повітряного базування Х-101/Х-555 – випущені із шестистратегічних бомбардувальників Ту-95мс з району Каспію. Сили та засобипротиповітряної оборони Повітряних сил Збройних сил України <text:a xlink:type="simple" xlink:href="https://www.ukrinform.ua/rubric-ato/3717993-ppo-vnoci-zbila-cotiri-rosijski-krilati-raketi-ta-tri-udarni-droni.html" text:style-name="Internet_20_link" text:visited-style-name="Visited_20_Internet_20_Link">
 знищили чотириросійські крилаті ракети і три ударні дрони.</text:a>
</text:p>
      <text:p text:style-name="P4">
Source: <text:a xlink:type="simple" xlink:href="https://www.ukrinform.ua/rubric-ato/3718049-rosijski-raketi-vdarili-po-aerodromu-bila-kropivnickogo.html" text:style-name="Internet_20_link" text:visited-style-name="Visited_20_Internet_20_Link">
https://www.ukrinform.ua/rubric-ato/3718049-rosijski-raketi-vdarili-po-aerodromu-bila-kropivnickogo.html</text:a>
</text:p>
      <!--NEWS-->
      <text:h text:style-name="P10" text:outline-level="1">
<text:span text:style-name="T4">
Керівники 20 провідних розвідок провели секретну зустріч в Сінгапурі – Reuters</text:span>
</text:h>
      <text:p text:style-name="P4">
Authors: Ukrinform (Person)</text:p>
      <text:p text:style-name="P4">
Publisher: Укринформ (Organization)</text:p>
      <text:p text:style-name="P4">
Published Time: 2023-06-04T10:54:57+03:00</text:p>
      <text:p text:style-name="P4">
Modified Time: 2023-06-04T10:54:57+03:00</text:p>
      <text:p text:style-name="P4">
Description: Представники близько двох десятків найбільших розвідувальних агенцій світу провели таємну зустріч на полях безпекового форуму "Діалог Шангрі-Ла" в Сінгапурі цими вихідними. — Укрінформ.</text:p>
      <text:p text:style-name="P4">
Images: ['<text:a xlink:type="simple" xlink:href="https://static.ukrinform.com/photos/2023_06/thumb_files/630_360_1685865276-667.jpg" text:style-name="Internet_20_link" text:visited-style-name="Visited_20_Internet_20_Link">
630_360_16858...</text:a>
']</text:p>
      <text:p text:style-name="P4">
Tags: ['Розвідка', 'Сінгапур', 'Безпека']</text:p>
      <text:p text:style-name="P4">
Type: Article</text:p>
      <!--METADATA-->
      <text:p text:style-name="P4">
<draw:frame draw:style-name="fr1" draw:name="Image58" text:anchor-type="as-char" svg:width="6.9236in" svg:height="3.956343in" draw:z-index="0">
<draw:image xlink:href="../Images/yкринформ/2023-06-04T10-54-57-03-00/630_360_1685865276-667.jpg" xlink:type="simple" xlink:show="embed" xlink:actuate="onLoad" draw:mime-type="image/jpeg"/>
</draw:frame>
Представники близько двох десятків найбільших розвідувальних агенцій світупровели таємну зустріч на полях безпекового форуму "Діалог Шангрі-Ла" вСінгапурі цими вихідними.</text:p>
      <text:p text:style-name="P4">
Про це повідомляє <text:a xlink:type="simple" xlink:href="https://www.reuters.com/world/worlds-spy-chiefs-meet-secret-conclave-singapore-2023-06-04/" text:style-name="Internet_20_link" text:visited-style-name="Visited_20_Internet_20_Link">
 Reuters </text:a>
 з посиланням на п'ять джерел,передає Укрінформ.</text:p>
      <text:p text:style-name="P4">
За даними джерел, уряд Сінгапуру проводить подібні зустрічі уже кілька роківпоспіль в рамках форуму, але раніше про них не повідомлялося.</text:p>
      <text:p text:style-name="P4">
Зазначається, що зокрема США були представлені директором національноїрозвідки Авріл Хейнс. Також з-поміж інших були присутні голова індійськогоагентства зі збору розвідданих за кордоном, Research and Analysis Wing СамантГоел та представник розвідки Китаю. Жоден представник Росії не був присутнійна зустрічі, повідомило одне з джерел. Заступник міністра оборони УкраїниВолодимир Гаврилов був на форумі, але сказав, що не був присутній нарозвідувальній зустрічі, пише агентство.</text:p>
      <text:p text:style-name="P4">
«Зустріч є важливою подією в міжнародному тіньовому порядку денному.Враховуючи низку залучених країн, це не фестиваль ремесел, а радше спосібсприяння глибшому розумінню намірів і результатів», — сказало обізнанеджерело.</text:p>
      <text:p text:style-name="P4">
<text:span text:style-name="T4">
Читайте також:</text:span>
 <text:a xlink:type="simple" xlink:href="https://www.ukrinform.ua/rubric-polytics/3718037-borrel-zustrivsa-iz-reznikovim-na-polah-forumu-u-singapuri.html" text:style-name="Internet_20_link" text:visited-style-name="Visited_20_Internet_20_Link">
 Боррель зустрівся із Резніковим на полях форуму у<text:span text:style-name="T4">
Сінгап</text:span>
 урі </text:a>
</text:p>
      <text:p text:style-name="P4">
«Серед розвідувальних служб існує негласний кодекс, згідно з яким вони можутьвести діалог, навіть якщо з формальнішою та відкритішою дипломатією є труднощі– це дуже важливий чинник у часи напруженості. І захід у Сінгапурі сприяєцьому», – сказав один зі співрозмовників Reuters.</text:p>
      <text:p text:style-name="P4">
Зазначається, що інформації про порядок денний переговорів мало. Агентствоповідомляє тільки, що розвідки обговорювали російсько-українську <text:a xlink:type="simple" xlink:href="https://www.ukrinform.ua/tag-vijna" text:style-name="Internet_20_link" text:visited-style-name="Visited_20_Internet_20_Link">
 війну</text:a>
 та транснаціональну злочинність.</text:p>
      <text:p text:style-name="P4">
За словами одного джерела, тон зустрічі був у ключі співпраці, а неконфронтаційний.</text:p>
      <text:p text:style-name="P4">
Представник міністерства оборони Сінгапуру підтвердив, що учасники «ДіалогуШангрі-Ла», в тому числі посадовці розвідувальних служб, мають можливістьзустрітися з колегами.</text:p>
      <text:p text:style-name="P4">
<text:span text:style-name="T4">
Читайте також:</text:span>
 <text:a xlink:type="simple" xlink:href="https://www.ukrinform.ua/rubric-polytics/3717583-reznikov-u-singapuri-obgovoriv-iz-ministrami-oboroni-ssa-ta-kanadi-pidtrimku-ukraini.html" text:style-name="Internet_20_link" text:visited-style-name="Visited_20_Internet_20_Link">
 Резніков у <text:span text:style-name="T4">
Сінга</text:span>
 пурі обговорив із міністрами оборониСША та Канади підтримку України </text:a>
</text:p>
      <text:p text:style-name="P4">
Як повідомляв Укрінформ, 2-4 червня у Сінгапурі проходить масштабнийбезпековий форум «Діалог Шангрі-Ла», на якому розв’язана РФ війна протиУкраїни є однією з головних тем.</text:p>
      <text:p text:style-name="P4">
Серед учасників - представники США, Китаю та Євросоюзу, зокрема глави тависокопосадовці оборонних відомств, військові, дипломати, виробники зброї тааналітики з питань безпеки.</text:p>
      <text:p text:style-name="P4">
Source: <text:a xlink:type="simple" xlink:href="https://www.ukrinform.ua/rubric-polytics/3718053-kerivniki-20-providnih-rozvidok-proveli-sekretnu-zustric-v-singapuri-reuters.html" text:style-name="Internet_20_link" text:visited-style-name="Visited_20_Internet_20_Link">
https://www.ukrinform.ua/rubric-polytics/3718053-kerivniki-20-providnih-rozvidok-proveli-sekretnu-zustric-v-singapuri-reuters.html</text:a>
</text:p>
      <!--NEWS-->
      <text:h text:style-name="P10" text:outline-level="1">
<text:span text:style-name="T4">
Члени екіпажу китайського космічного корабля «Шеньчжоу-15» повернулися на Землю</text:span>
</text:h>
      <text:p text:style-name="P4">
Authors: Ukrinform (Person)</text:p>
      <text:p text:style-name="P4">
Publisher: Укринформ (Organization)</text:p>
      <text:p text:style-name="P4">
Published Time: 2023-06-04T10:56:00+03:00</text:p>
      <text:p text:style-name="P4">
Modified Time: 2023-06-04T10:56:00+03:00</text:p>
      <text:p text:style-name="P4">
Description: Члени екіпажу пілотованого китайського космічного корабля "Шеньчжоу-15" успішно повернулися на Землю в неділю після завершення шестимісячної місії на космічній станції. — Укрінформ.</text:p>
      <text:p text:style-name="P4">
Images: ['<text:a xlink:type="simple" xlink:href="https://static.ukrinform.com/photos/2023_06/thumb_files/630_360_1685865028-236.jpg" text:style-name="Internet_20_link" text:visited-style-name="Visited_20_Internet_20_Link">
630_360_16858...</text:a>
']</text:p>
      <text:p text:style-name="P4">
Tags: ['Китай', 'Космос']</text:p>
      <text:p text:style-name="P4">
Type: Article</text:p>
      <!--METADATA-->
      <text:p text:style-name="P4">
<draw:frame draw:style-name="fr1" draw:name="Image59" text:anchor-type="as-char" svg:width="6.9236in" svg:height="3.956343in" draw:z-index="0">
<draw:image xlink:href="../Images/yкринформ/2023-06-04T10-56-00-03-00/630_360_1685865028-236.jpg" xlink:type="simple" xlink:show="embed" xlink:actuate="onLoad" draw:mime-type="image/jpeg"/>
</draw:frame>
 Члениекіпажу пілотованого китайського космічного корабля "Шеньчжоу-15" успішноповернулися на Землю в неділю після завершення шестимісячної місії накосмічній станції.</text:p>
      <text:p text:style-name="P4">
Про це повідомляє <text:a xlink:type="simple" xlink:href="https://russian.news.cn/20230604/18e9271e074440a996d5f47b4aea565f/c.html" text:style-name="Internet_20_link" text:visited-style-name="Visited_20_Internet_20_Link">
 Сіньхуа</text:a>
 ,повідомляє Укрінформ.</text:p>
      <text:p text:style-name="P4">
О 6:33 ранку неділі за пекінським часом капсула пілотованого космічногокорабля "Шеньчжоу-15", на борту якої знаходилися космонавти Фей Цзюньлун, ДенЦинмін і Чжан Лу, приземлилася на посадочний майданчик "Дунфен", повідомили уКанцелярії програми пілотованої космонавтики (КППК) Китаю.</text:p>
      <text:p text:style-name="P4">
</text:p>
      <text:p text:style-name="P4">
Співробітники наземних служб винесли космонавтів та посадили їх у крісла передкапсулою. Всі вони перебували у доброму фізичному стані, що засвідчило успішнезавершення пілотованої місії "Шеньчжоу-15", заявили в КППК.</text:p>
      <text:p text:style-name="P4">
<text:span text:style-name="T4">
Читайте також:</text:span>
 <text:a xlink:type="simple" xlink:href="https://www.ukrinform.ua/rubric-technology/3677288-tajkonavti-shenzhou15-zdijsnili-drugij-vihid-u-vidkritij-kosmos.html" text:style-name="Internet_20_link" text:visited-style-name="Visited_20_Internet_20_Link">
 Тайконавти Shenzhou-15 здійснили другий вихід у відкритийкосмос </text:a>
</text:p>
      <text:p text:style-name="P4">
"Ми виконали всі поставлені завдання та почуваємося добре після повернення наБатьківщину", - зазначив командир екіпажу Фей Цзюньлун, який також брав участьу другому космічному польоті в історії Китаю з екіпажем "Шеньчжоу-6" у жовтні2005 року.</text:p>
      <text:p text:style-name="P4">
Капсула пілотованого космічного корабля "Шеньчжоу-15" відокремилася відорбітальної капсули о 5:42 ранку відповідно до польотних розпоряджень.</text:p>
      <text:p text:style-name="P4">
</text:p>
      <text:p text:style-name="P4">
Після її приземлення наземна пошукова група прибула на місце посадки, демедики, провівши попередній огляд, переконалися, що космонавти перебувають унормальному стані.</text:p>
      <text:p text:style-name="P4">
<text:span text:style-name="T4">
Читайте також:</text:span>
 <text:a xlink:type="simple" xlink:href="https://www.ukrinform.ua/rubric-technology/3712855-kitaj-gotuetsa-vivesti-v-kosmos-pilotovanij-korabel-shenzhou-16.html" text:style-name="Internet_20_link" text:visited-style-name="Visited_20_Internet_20_Link">
 Китай готується вивести в космос пілотований корабельShenzhou-16 </text:a>
</text:p>
      <text:p text:style-name="P4">
Запуск китайського пілотованого космічного корабля "Шеньчжоу-15" булоздійснено 29 листопада 2022 року. Екіпаж "Шеньчжоу-15", що є найбільш віковиму Китаї за середнім віком космонавтів, успішно здійснив чотири виходи увідкритий космос, що є новим рекордом для Китаю серед усіх його космічнихмісій, що пілотуються.</text:p>
      <text:p text:style-name="P4">
Члени екіпажу космічного корабля "Шеньчжоу-15" стали свідками завершеннябудівництва китайської космічної станції.</text:p>
      <text:p text:style-name="P4">
Як повідомлялося, приватний екіпаж астронавтів у складі двох американців ідвох саудівців благополучно приземлився біля берегів Флориди, завершивши <text:a xlink:type="simple" xlink:href="https://www.ukrinform.ua/rubric-technology/3716494-privatna-komanda-astronavtiv-uspisno-povernulasa-z-miznarodnoi-kosmicnoi-stancii.html" text:style-name="Internet_20_link" text:visited-style-name="Visited_20_Internet_20_Link">
восьмиденну дослідницьку місію на борту Міжнародної космічної станції (МКС).</text:a>
</text:p>
      <text:p text:style-name="P4">
<text:span text:style-name="T5">
Фото: Сіньхуа</text:span>
</text:p>
      <text:p text:style-name="P4">
Source: <text:a xlink:type="simple" xlink:href="https://www.ukrinform.ua/rubric-technology/3718054-cleni-ekipazu-kitajskogo-kosmicnogo-korabla-senczou15-povernulisa-na-zemlu.html" text:style-name="Internet_20_link" text:visited-style-name="Visited_20_Internet_20_Link">
https://www.ukrinform.ua/rubric-technology/3718054-cleni-ekipazu-kitajskogo-kosmicnogo-korabla-senczou15-povernulisa-na-zemlu.html</text:a>
</text:p>
      <!--NEWS-->
      <text:h text:style-name="P10" text:outline-level="1">
<text:span text:style-name="T4">
Непохитна віра й рішучість обов’язково дарує мир: Зеленський привітав українців із Трійцею</text:span>
</text:h>
      <text:p text:style-name="P4">
Authors: Ukrinform (Person)</text:p>
      <text:p text:style-name="P4">
Publisher: Укринформ (Organization)</text:p>
      <text:p text:style-name="P4">
Published Time: 2023-06-04T11:02:00+03:00</text:p>
      <text:p text:style-name="P4">
Modified Time: 2023-06-04T11:02:00+03:00</text:p>
      <text:p text:style-name="P4">
Description: Президент Володимир Зеленський привітав українців зі святом Трійці та побажав справедливого миру. — Укрінформ.</text:p>
      <text:p text:style-name="P4">
Images: ['<text:a xlink:type="simple" xlink:href="https://static.ukrinform.com/photos/2023_05/thumb_files/630_360_1685379837-541.png" text:style-name="Internet_20_link" text:visited-style-name="Visited_20_Internet_20_Link">
630_360_16853...</text:a>
']</text:p>
      <text:p text:style-name="P4">
Tags: ['Свято Трійці', 'Зеленський', 'Війна з Росією']</text:p>
      <text:p text:style-name="P4">
Type: Article</text:p>
      <!--METADATA-->
      <text:p text:style-name="P4">
<draw:frame draw:style-name="fr1" draw:name="Image64" text:anchor-type="as-char" svg:width="6.9236in" svg:height="3.956343in" draw:z-index="0">
<draw:image xlink:href="../Images/yкринформ/2023-06-04T11-02-00-03-00/630_360_1685379837-541.png" xlink:type="simple" xlink:show="embed" xlink:actuate="onLoad" draw:mime-type="image/png"/>
</draw:frame>
 ПрезидентВолодимир Зеленський привітав українців зі святом Трійці та побажавсправедливого миру.</text:p>
      <text:p text:style-name="P4">
Як передає Укрінформ, про це повідомляє <text:a xlink:type="simple" xlink:href="https://www.president.gov.ua/news/vitannya-prezidenta-hristiyanam-ukrayini-83381" text:style-name="Internet_20_link" text:visited-style-name="Visited_20_Internet_20_Link">
</text:a>
 <text:a xlink:type="simple" xlink:href="https://www.president.gov.ua/news/vitannya-prezidenta-hristiyanam-ukrayini-83381" text:style-name="Internet_20_link" text:visited-style-name="Visited_20_Internet_20_Link">
 пресслужба глави держави</text:a>
 <text:a xlink:type="simple" xlink:href="https://www.president.gov.ua/news/vitannya-prezidenta-hristiyanam-ukrayini-83381" text:style-name="Internet_20_link" text:visited-style-name="Visited_20_Internet_20_Link">
 . </text:a>
</text:p>
      <text:p text:style-name="P4">
“Дорогі українці! Прийміть мої сердечні вітання з Днем Святої Трійці – святом,що символізує розквіт життєвих сил, торжество любові та милосердя”, - йдетьсяу вітанні.</text:p>
      <text:p text:style-name="P4">
Як підкреслив <text:a xlink:type="simple" xlink:href="https://www.ukrinform.ua/tag-zelenskij" text:style-name="Internet_20_link" text:visited-style-name="Visited_20_Internet_20_Link">
 Зеленський </text:a>
 ,українці зустрічають це величне свято у героїчній боротьбі з російськимагресором, відстоюючи право вільно жити на рідній землі. "Одні мужньозахищають суверенітет і свободу на передовій, наближаючи невідворотністьперемоги, інші самовіддано тримають надійний тил", - зазначив Президент.</text:p>
      <text:p text:style-name="P4">
“Нехай духмяність свята обов'язково дарує всім, хто щирою молитвою підтримуєнаше воїнство, радість і благодать, а непохитна віра й рішучість кожного насвоєму місці – справедливий мир Україні”, - побажав Зеленський.</text:p>
      <text:p text:style-name="P4">
<text:span text:style-name="T4">
Читайте також:</text:span>
 <text:a xlink:type="simple" xlink:href="https://www.ukrinform.ua/rubric-society/3718000-smigal-u-den-svatoi-trijci-pobazav-ukraincam-peremogi-ta-miru.html" text:style-name="Internet_20_link" text:visited-style-name="Visited_20_Internet_20_Link">
 <text:span text:style-name="T4">
Шмиг</text:span>
 аль у день Святої Трійці побажав українцямперемоги та миру </text:a>
</text:p>
      <text:p text:style-name="P4">
Як повідомлялося, Трійця, яка цього року відзначається 4 червня, - свято, щопоряд із Різдвом та Великоднем вважається одним з найважливіших ухристиянстві.</text:p>
      <text:p text:style-name="P4">
Source: <text:a xlink:type="simple" xlink:href="https://www.ukrinform.ua/rubric-society/3718055-nepohitna-vira-j-risucist-obovazkovo-darue-mir-zelenskij-privitav-ukrainciv-iz-trijceu.html" text:style-name="Internet_20_link" text:visited-style-name="Visited_20_Internet_20_Link">
https://www.ukrinform.ua/rubric-society/3718055-nepohitna-vira-j-risucist-obovazkovo-darue-mir-zelenskij-privitav-ukrainciv-iz-trijceu.html</text:a>
</text:p>
      <!--NEWS-->
      <text:h text:style-name="P10" text:outline-level="1">
<text:span text:style-name="T4">
Росія зменшила кількість кораблів у Чорному та Азовському морях до 7</text:span>
</text:h>
      <text:p text:style-name="P4">
Authors: Ukrinform (Person)</text:p>
      <text:p text:style-name="P4">
Publisher: Укринформ (Organization)</text:p>
      <text:p text:style-name="P4">
Published Time: 2023-06-04T11:05:00+03:00</text:p>
      <text:p text:style-name="P4">
Modified Time: 2023-06-04T11:05:00+03:00</text:p>
      <text:p text:style-name="P4">
Description: Станом на ранок 4 червня у Чорному морі на бойовому чергуванні знаходиться 6 ворожих кораблів. — Укрінформ.</text:p>
      <text:p text:style-name="P4">
Images: ['<text:a xlink:type="simple" xlink:href="https://static.ukrinform.com/photos/2017_01/thumb_files/630_360_1483511006-6498.jpg" text:style-name="Internet_20_link" text:visited-style-name="Visited_20_Internet_20_Link">
630_360_14835...</text:a>
']</text:p>
      <text:p text:style-name="P4">
Tags: [' Чорне море', 'Азовське море', 'Росія', 'Корабель', 'Війна з Росією']</text:p>
      <text:p text:style-name="P4">
Type: Article</text:p>
      <!--METADATA-->
      <text:p text:style-name="P4">
<draw:frame draw:style-name="fr1" draw:name="Image65" text:anchor-type="as-char" svg:width="6.9236in" svg:height="3.956343in" draw:z-index="0">
<draw:image xlink:href="../Images/yкринформ/2023-06-04T11-05-00-03-00/630_360_1483511006-6498.jpg" xlink:type="simple" xlink:show="embed" xlink:actuate="onLoad" draw:mime-type="image/jpeg"/>
</draw:frame>
 Станом наранок 4 червня у Чорному морі на бойовому чергуванні знаходиться 6 ворожихкораблів.</text:p>
      <text:p text:style-name="P4">
Як передає Укрінформ, про це у <text:a xlink:type="simple" xlink:href="https://www.facebook.com/navy.mil.gov.ua/posts/638212548346331" text:style-name="Internet_20_link" text:visited-style-name="Visited_20_Internet_20_Link">
 Фейсбуці</text:a>
 повідомляєкомандування ВМС ЗСУ.</text:p>
      <text:p text:style-name="P4">
«Станом на 10:30 04.06.2023 у Чорному морі на бойовому чергуванні знаходиться6 ворожих кораблів, в Азовському морі – 1 ворожий корабель», - йдеться вповідомленні.</text:p>
      <text:p text:style-name="P4">
Зазначається, що за добу в інтересах рф прохід Керч-Єнікальською протокоюздійснили: до Азовського моря – 28 суден, з них 13 продовжили рух з протокоюБосфор; до Чорного моря – 20 суден, з них 6 продовжили рух у напрямку протокиБосфор.</text:p>
      <text:p text:style-name="P4">
<text:span text:style-name="T4">
Читайте також:</text:span>
 <text:a xlink:type="simple" xlink:href="https://www.ukrinform.ua/rubric-ato/3716419-komanduvac-vms-nazvav-rosijski-morski-sudna-aki-znisili-sili-oboroni.html" text:style-name="Internet_20_link" text:visited-style-name="Visited_20_Internet_20_Link">
 Командувач ВМС назвав російські морські судна, знищеніСилами оборони </text:a>
</text:p>
      <text:p text:style-name="P4">
Як повідомляв Укрінформ, через штормову погоду <text:a xlink:type="simple" xlink:href="https://www.ukrinform.ua/rubric-ato/3718007-rosia-trimae-u-cornomu-ta-azovskomu-morah-12-korabliv-raketonosiiv-sered-nih-nemae.html" text:style-name="Internet_20_link" text:visited-style-name="Visited_20_Internet_20_Link">
 у Чорному та Азовському моряхперебувало 12 російських кораблів </text:a>
 , ракетоносіїв серед них не було.</text:p>
      <text:p text:style-name="P4">
Source: <text:a xlink:type="simple" xlink:href="https://www.ukrinform.ua/rubric-ato/3718057-rosia-zmensila-kilkist-korabliv-u-cornomu-ta-azovskomu-morah-do-7.html" text:style-name="Internet_20_link" text:visited-style-name="Visited_20_Internet_20_Link">
https://www.ukrinform.ua/rubric-ato/3718057-rosia-zmensila-kilkist-korabliv-u-cornomu-ta-azovskomu-morah-do-7.html</text:a>
</text:p>
      <!--NEWS-->
      <text:h text:style-name="P10" text:outline-level="1">
<text:span text:style-name="T4">
Українські легкоатлетки стали призерками Кубка Європи з бігу на 10000 метрів</text:span>
</text:h>
      <text:p text:style-name="P4">
Authors: Ukrinform (Person)</text:p>
      <text:p text:style-name="P4">
Publisher: Укринформ (Organization)</text:p>
      <text:p text:style-name="P4">
Published Time: 2023-06-04T11:08:59+03:00</text:p>
      <text:p text:style-name="P4">
Modified Time: 2023-06-04T11:08:59+03:00</text:p>
      <text:p text:style-name="P4">
Description: Збірна України здобула дві нагороди на Кубку Європи з бігу на 10000 метрів, що проходив у французькому Пасе. — Укрінформ.</text:p>
      <text:p text:style-name="P4">
Images: ['<text:a xlink:type="simple" xlink:href="https://static.ukrinform.com/photos/2023_06/thumb_files/630_360_1685865981-752.jpg" text:style-name="Internet_20_link" text:visited-style-name="Visited_20_Internet_20_Link">
630_360_16858...</text:a>
']</text:p>
      <text:p text:style-name="P4">
Tags: ['Легка атлетика']</text:p>
      <text:p text:style-name="P4">
Type: Article</text:p>
      <!--METADATA-->
      <text:p text:style-name="P4">
<draw:frame draw:style-name="fr1" draw:name="Image66" text:anchor-type="as-char" svg:width="6.9236in" svg:height="3.956343in" draw:z-index="0">
<draw:image xlink:href="../Images/yкринформ/2023-06-04T11-08-59-03-00/630_360_1685865981-752.jpg" xlink:type="simple" xlink:show="embed" xlink:actuate="onLoad" draw:mime-type="image/jpeg"/>
</draw:frame>
 ЗбірнаУкраїни здобула дві нагороди на Кубку Європи з бігу на 10000 метрів, щопроходив у французькому Пасе.</text:p>
      <text:p text:style-name="P4">
Як повідомляє <text:a xlink:type="simple" xlink:href="https://sport.ua/uk/news/628851-ukraina-vzyala-dvi-nagorodi-na-kubku-yevropi-z-bigu-na-10-000-metriv" text:style-name="Internet_20_link" text:visited-style-name="Visited_20_Internet_20_Link">
 Sport.ua </text:a>
 , Валерія Зіненко посіладруге місце в особистому заліку з результатом 32 хвилини 29,81 секунди,поступившись лише німкені Аліні Рех (32.15,47), передає Укрінформ.</text:p>
      <text:p text:style-name="P4">
<text:span text:style-name="T4">
Читайте також:</text:span>
 <text:a xlink:type="simple" xlink:href="https://www.ukrinform.ua/rubric-sports/3717663-behromancuk-zdobula-bronzu-na-etapi-diamantovoi-ligi-v-italii.html" text:style-name="Internet_20_link" text:visited-style-name="Visited_20_Internet_20_Link">
 <text:span text:style-name="T4">
Бех</text:span>
 - <text:span text:style-name="T4">
Романчук</text:span>
 здобула «бронзу» на етапі«Діамантової ліги» в Італії </text:a>
</text:p>
      <text:p text:style-name="P4">
Зінченко також зійшла на третю сходинку п’єдесталу у командній першості разомз Євгенією Прокоф’євою, Вікторією Калюжною та Марією Мазуренко.</text:p>
      <text:p text:style-name="P4">
Фото: European Athletics.</text:p>
      <text:p text:style-name="P4">
Source: <text:a xlink:type="simple" xlink:href="https://www.ukrinform.ua/rubric-sports/3718058-ukrainski-legkoatletki-stali-prizerkami-kubka-evropi-z-bigu-na-10000-metriv.html" text:style-name="Internet_20_link" text:visited-style-name="Visited_20_Internet_20_Link">
https://www.ukrinform.ua/rubric-sports/3718058-ukrainski-legkoatletki-stali-prizerkami-kubka-evropi-z-bigu-na-10000-metriv.html</text:a>
</text:p>
      <!--NEWS-->
      <text:h text:style-name="P10" text:outline-level="1">
<text:span text:style-name="T4">
Резніков розкритикував запропонований Індонезією «мирний план»</text:span>
</text:h>
      <text:p text:style-name="P4">
Authors: Ukrinform (Person)</text:p>
      <text:p text:style-name="P4">
Publisher: Укринформ (Organization)</text:p>
      <text:p text:style-name="P4">
Published Time: 2023-06-04T11:23:54+03:00</text:p>
      <text:p text:style-name="P4">
Modified Time: 2023-06-04T11:23:54+03:00</text:p>
      <text:p text:style-name="P4">
Description: Міністр оборони України Олексій Резніков відхилив «мирний план», який запропонував його індонезійський колега Прабово Субіанто на безпековому форумі «Діалог Шангрі-Ла» в Сінгапурі. — Укрінформ.</text:p>
      <text:p text:style-name="P4">
Images: ['<text:a xlink:type="simple" xlink:href="https://static.ukrinform.com/photos/2023_06/thumb_files/630_360_1685866864-576.png" text:style-name="Internet_20_link" text:visited-style-name="Visited_20_Internet_20_Link">
630_360_16858...</text:a>
']</text:p>
      <text:p text:style-name="P4">
Tags: ['Індонезія', 'Мир', 'Резніков', 'Війна з Росією']</text:p>
      <text:p text:style-name="P4">
Type: Article</text:p>
      <!--METADATA-->
      <text:p text:style-name="P4">
<draw:frame draw:style-name="fr1" draw:name="Image67" text:anchor-type="as-char" svg:width="6.9236in" svg:height="3.956343in" draw:z-index="0">
<draw:image xlink:href="../Images/yкринформ/2023-06-04T11-23-54-03-00/630_360_1685866864-576.png" xlink:type="simple" xlink:show="embed" xlink:actuate="onLoad" draw:mime-type="image/png"/>
</draw:frame>
 Міністроборони України Олексій Резніков відхилив «мирний план», який запропонувавйого індонезійський колега Прабово Субіанто на безпековому форумі «ДіалогШангрі-Ла» в Сінгапурі.</text:p>
      <text:p text:style-name="P4">
Про це Резніков сказав на безпековому форумі Діалог Шангрі-Ла, що проходить уСінгапурі, передає Укрінформ з посиланням на <text:a xlink:type="simple" xlink:href="https://www.scmp.com/news/china/diplomacy/article/3222856/chinas-former-us-envoy-cui-tiankai-slams-europe-mismanaging-own-security-situation-points-asian" text:style-name="Internet_20_link" text:visited-style-name="Visited_20_Internet_20_Link">
 SCMP.</text:a>
</text:p>
      <text:p text:style-name="P4">
«Я постараюся бути ввічливим. Це схоже на російський план, а не наіндонезійський», — сказав Резніков, назвавши ініціативу <text:a xlink:type="simple" xlink:href="https://www.ukrinform.ua/tag-indonezia" text:style-name="Internet_20_link" text:visited-style-name="Visited_20_Internet_20_Link">
 Індонезії</text:a>
 «дивним планом», який з ним ніхто необговорював.</text:p>
      <text:p text:style-name="P4">
За словами українського міністра, низка країн готова організувати мирніпереговори між Україною та Росією, але українцям потрібні інструменти, щобзакінчити війну.</text:p>
      <text:p text:style-name="P4">
У своєму заключному слові Резніков висунув ідею про те, що Китай, можливо,може переконати Росію припинити війну як «старший брат» Москви, натякаючи навідносини між Радянським Союзом і колишнім комуністичним блоком.</text:p>
      <text:p text:style-name="P4">
<text:span text:style-name="T4">
Читайте також:</text:span>
 <text:a xlink:type="simple" xlink:href="https://www.ukrinform.ua/rubric-ato/3709051-budakij-plan-sodo-miru-mae-bazuvatisa-na-propoziciah-ukraini-prezident.html" text:style-name="Internet_20_link" text:visited-style-name="Visited_20_Internet_20_Link">
 Будь-який план щодо миру має базуватися на пропозиціяхУкраїни – Президент </text:a>
</text:p>
      <text:p text:style-name="P4">
«Нам зараз не потрібен фасилітатор. Наша країна все ще веде війну», —підкреслив він.</text:p>
      <text:p text:style-name="P4">
Як повідомляв Укрінформ, міністр оборони Індонезії Прабово Субіанто <text:a xlink:type="simple" xlink:href="https://www.ukrinform.ua/rubric-world/3717733-v-indonezii-zaproponuvali-svij-mirnij-plan-dla-ukraini-demilitarizovana-zona-i-referendum.html" text:style-name="Internet_20_link" text:visited-style-name="Visited_20_Internet_20_Link">
запропонував власний «мирний план» </text:a>
 для України, який передбачає негайнеприпинення вогню і створення демілітаризованої зони вздовж нинішньої лініїбойового зіткнення.</text:p>
      <text:p text:style-name="P4">
У Міністерстві закордонних справ України пояснили, чому запропонованийІндонезією <text:a xlink:type="simple" xlink:href="https://www.ukrinform.ua/rubric-polytics/3717784-u-mzs-ukraini-zaavili-so-zaproponovanij-indonezieu-mirnij-plan-ne-spracue.html" text:style-name="Internet_20_link" text:visited-style-name="Visited_20_Internet_20_Link">
 «мирний план» не спрацює </text:a>
 , та закликали країну долучитися до втілення українськоїформули миру.</text:p>
      <text:p text:style-name="P4">
<text:span text:style-name="T5">
Фото: ЕРА</text:span>
</text:p>
      <text:p text:style-name="P4">
Source: <text:a xlink:type="simple" xlink:href="https://www.ukrinform.ua/rubric-polytics/3718061-reznikov-rozkritikuvav-zaproponovanij-indonezieu-mirnij-plan.html" text:style-name="Internet_20_link" text:visited-style-name="Visited_20_Internet_20_Link">
https://www.ukrinform.ua/rubric-polytics/3718061-reznikov-rozkritikuvav-zaproponovanij-indonezieu-mirnij-plan.html</text:a>
</text:p>
      <!--NEWS-->
      <text:h text:style-name="P10" text:outline-level="1">
<text:span text:style-name="T4">
Ворог атакував Сумщину дронами-камікадзе, є руйнування</text:span>
</text:h>
      <text:p text:style-name="P4">
Authors: Ukrinform (Person)</text:p>
      <text:p text:style-name="P4">
Publisher: Укринформ (Organization)</text:p>
      <text:p text:style-name="P4">
Published Time: 2023-06-04T11:31:33+03:00</text:p>
      <text:p text:style-name="P4">
Modified Time: 2023-06-04T11:31:33+03:00</text:p>
      <text:p text:style-name="P4">
Description: Вночі та вранці 4 червня росіяни обстріляли Сумську область із мінометів, гранатометів та ударних БПЛА "Шахед", зафіксовано 54 вибухи. — Укрінформ.</text:p>
      <text:p text:style-name="P4">
Images: ['<text:a xlink:type="simple" xlink:href="https://static.ukrinform.com/photos/2023_03/thumb_files/630_360_1680242099-410.jpg" text:style-name="Internet_20_link" text:visited-style-name="Visited_20_Internet_20_Link">
630_360_16802...</text:a>
']</text:p>
      <text:p text:style-name="P4">
Tags: ['Безпілотник', 'Обстріл', 'Сумщина', 'Війна з Росією']</text:p>
      <text:p text:style-name="P4">
Type: Article</text:p>
      <!--METADATA-->
      <text:p text:style-name="P4">
<draw:frame draw:style-name="fr1" draw:name="Image68" text:anchor-type="as-char" svg:width="6.9236in" svg:height="3.956343in" draw:z-index="0">
<draw:image xlink:href="../Images/yкринформ/2023-06-04T11-31-33-03-00/630_360_1680242099-410.jpg" xlink:type="simple" xlink:show="embed" xlink:actuate="onLoad" draw:mime-type="image/jpeg"/>
</draw:frame>
 Вночі тавранці 4 червня росіяни обстріляли Сумську область із мінометів, гранатометівта ударних БПЛА "Шахед", зафіксовано 54 вибухи.</text:p>
      <text:p text:style-name="P4">
Про це повідомляє Сумська ОВА в <text:a xlink:type="simple" xlink:href="https://www.facebook.com/sumska.oda/posts/pfbid0g4qR8C35MtTEfmu2D1FAdAE5RHdaaCL1TdZNirufbCfG6N1CybDKsrLMF1vPEiQEl" text:style-name="Internet_20_link" text:visited-style-name="Visited_20_Internet_20_Link">
 Фейсбуці</text:a>
, передає Укрінформ.</text:p>
      <text:p text:style-name="P4">
"Середино-Будська громада: здійснено мінометний обстріл – 6 вибухів. Також бувобстріл БПЛА типу «Шахед»(1 вибух), унаслідок чого пошкодження отрималибудівля агрофірми, приміщення майстерні та два приватні автомобілі.</text:p>
      <text:p text:style-name="P4">
Миколаївська громада: був обстріл ударними БПЛА типу «Шахед»(4 вибухи),унаслідок чого пошкоджені нежитлові приміщення. Також був обстріл громади зРСЗВ – 13 вибухів.</text:p>
      <text:p text:style-name="P4">
Шосткинська громада: здійснено обстріл ударними <text:a xlink:type="simple" xlink:href="https://www.ukrinform.ua/tag-bezpilotnik" text:style-name="Internet_20_link" text:visited-style-name="Visited_20_Internet_20_Link">
 БПЛА</text:a>
 типу «Шахед» (3 вибухи), унаслідокчого пошкоджено територію міського парку", - йдеться в повідомленні.</text:p>
      <text:p text:style-name="P4">
<text:span text:style-name="T4">
Читайте також:</text:span>
 <text:a xlink:type="simple" xlink:href="https://www.ukrinform.ua/rubric-ato/3717993-ppo-vnoci-zbila-cotiri-rosijski-krilati-raketi-ta-tri-udarni-droni.html" text:style-name="Internet_20_link" text:visited-style-name="Visited_20_Internet_20_Link">
 <text:span text:style-name="T4">
ППО</text:span>
 вночі збила чотири російські крилаті ракети татри ударні дрони </text:a>
</text:p>
      <text:p text:style-name="P4">
Зазначається, що у Свеській громаді росіяни скинули одну міну, уКраснопільській громаді зафіксовано гранатометний обстріл (АГС) – 20 вибухів.Юнаківська громада зазнала обстрілу із мінометів - прилетіло 6 мін.</text:p>
      <text:p text:style-name="P4">
Як повідомляв Укрінформ, увечері 3 червня російська армія <text:a xlink:type="simple" xlink:href="https://www.ukrinform.ua/rubric-ato/3717943-vorog-vluciv-u-budinok-na-dnipropetrovsini-sered-postrazdalih-ditina.html" text:style-name="Internet_20_link" text:visited-style-name="Visited_20_Internet_20_Link">
 атакувалаДніпропетровщину. </text:a>
 Ракета влучила удвоповерховий будинок.</text:p>
      <text:p text:style-name="P4">
<text:span text:style-name="T5">
Фото: Getty Images</text:span>
</text:p>
      <text:p text:style-name="P4">
Source: <text:a xlink:type="simple" xlink:href="https://www.ukrinform.ua/rubric-regions/3718066-vorog-atakuvav-sumsinu-dronamikamikadze-e-rujnuvanna.html" text:style-name="Internet_20_link" text:visited-style-name="Visited_20_Internet_20_Link">
https://www.ukrinform.ua/rubric-regions/3718066-vorog-atakuvav-sumsinu-dronamikamikadze-e-rujnuvanna.html</text:a>
</text:p>
      <!--NEWS-->
      <text:h text:style-name="P10" text:outline-level="1">
<text:span text:style-name="T4">
У Запоріжжі на ринках продають городину, вирощену під обстрілами</text:span>
</text:h>
      <text:p text:style-name="P4">
Authors: Ukrinform (Person)</text:p>
      <text:p text:style-name="P4">
Publisher: Укринформ (Organization)</text:p>
      <text:p text:style-name="P4">
Published Time: 2023-06-04T11:35:15+03:00</text:p>
      <text:p text:style-name="P4">
Modified Time: 2023-06-04T11:35:15+03:00</text:p>
      <text:p text:style-name="P4">
Description: У Запоріжжі на ринках цього року продають овочі та ягоди, які виростили у прифронтових районах Запорізької області, Дніпропетровщини та навіть Донеччини. — Укрінформ.</text:p>
      <text:p text:style-name="P4">
Images: ['<text:a xlink:type="simple" xlink:href="https://static.ukrinform.com/photos/2023_06/thumb_files/630_360_1685867284-3980.jpeg" text:style-name="Internet_20_link" text:visited-style-name="Visited_20_Internet_20_Link">
630_360_16858...</text:a>
']</text:p>
      <text:p text:style-name="P4">
Tags: ['Запоріжжя', 'Ринок', 'Фрукти', 'Овочі']</text:p>
      <text:p text:style-name="P4">
Type: Article</text:p>
      <!--METADATA-->
      <text:p text:style-name="P4">
<draw:frame draw:style-name="fr1" draw:name="Image69" text:anchor-type="as-char" svg:width="6.9236in" svg:height="3.956343in" draw:z-index="0">
<draw:image xlink:href="../Images/yкринформ/2023-06-04T11-35-15-03-00/630_360_1685867284-3980.jpeg" xlink:type="simple" xlink:show="embed" xlink:actuate="onLoad" draw:mime-type="image/jpeg"/>
</draw:frame>
 УЗапоріжжі на ринках цього року продають овочі та ягоди, які виростили уприфронтових районах Запорізької області, Дніпропетровщини та навітьДонеччини.</text:p>
      <text:p text:style-name="P4">
Про це повідомляє кореспондент Укрінформу.</text:p>
      <text:p text:style-name="P4">
"Врожай люди вирощують та збирають під обстрілами. Працювати треба, бо жити защось треба. В нас дома, наприклад, вікна побило від <text:a xlink:type="simple" xlink:href="https://www.ukrinform.ua/tag-obstril" text:style-name="Internet_20_link" text:visited-style-name="Visited_20_Internet_20_Link">
 обстрілу</text:a>
 . З "Градів" гатять росіяни. Чуємо, щостріляють і ховаємось. Зараз важко щось планувати, ми не знаємо, чи прийдемона ринок до Запоріжжя завтра", - каже підприємець з Марганцю Ольга.</text:p>
      <text:p text:style-name="P4">
Вона торгує полуницю. За її словами, цього року з ціною на ягоду дуже важко:погода і війна заважають. Через сильні дощі багато врожаю довелось простовикинути.</text:p>
      <text:p text:style-name="P4">
Сьогодні за кілограм полуниці на ринку просять від 50 до 75 гривень (залежновід розміру ягоди).</text:p>
      <text:p text:style-name="P4">
</text:p>
      <text:p text:style-name="P4">
А от черешні в цьому році, за словами жінки, немає - вся померзла.</text:p>
      <text:p text:style-name="P4">
Огірки, помідори, капуста, картопля - все це нині їде до Запоріжжя з Нікополя,Червоногригорівки Дніпропетровської області, а також деяких населених пунктівДонецької області.</text:p>
      <text:p text:style-name="P4">
Як розповів директор комунального підприємства "Критий ринок" Камран Тахмазов,для підприємців нині намагаються створити хороші умови для торгівлі.</text:p>
      <text:p text:style-name="P4">
"Ми просимо повернутись особливо тих, хто з прифронтових громад. Вони 2-3 разина тиждень приїздять до нас. Іноді ми навіть не беремо з них плату за місцеабо робимо пільги. Люди приїжджають до нас з-під обстрілів", - зазначив він.</text:p>
      <text:p text:style-name="P4">
</text:p>
      <text:p text:style-name="P4">
<text:a xlink:type="simple" xlink:href="https://static.ukrinform.com/photos/2023_06/1685867283-9002.jpeg" text:style-name="Internet_20_link" text:visited-style-name="Visited_20_Internet_20_Link">
 </text:a>
 <text:a xlink:type="simple" xlink:href="https://static.ukrinform.com/photos/2023_06/1685867285-3500.jpeg" text:style-name="Internet_20_link" text:visited-style-name="Visited_20_Internet_20_Link">
</text:a>
 <text:a xlink:type="simple" xlink:href="https://static.ukrinform.com/photos/2023_06/1685867284-9958.jpeg" text:style-name="Internet_20_link" text:visited-style-name="Visited_20_Internet_20_Link">
</text:a>
 <text:a xlink:type="simple" xlink:href="https://static.ukrinform.com/photos/2023_06/1685867284-9914.jpeg" text:style-name="Internet_20_link" text:visited-style-name="Visited_20_Internet_20_Link">
</text:a>
 <text:a xlink:type="simple" xlink:href="https://static.ukrinform.com/photos/2023_06/1685867284-2683.jpeg" text:style-name="Internet_20_link" text:visited-style-name="Visited_20_Internet_20_Link">
</text:a>
 <text:a xlink:type="simple" xlink:href="https://static.ukrinform.com/photos/2023_06/1685867284-5589.jpeg" text:style-name="Internet_20_link" text:visited-style-name="Visited_20_Internet_20_Link">
</text:a>
 <text:a xlink:type="simple" xlink:href="https://static.ukrinform.com/photos/2023_06/1685867284-7774.jpeg" text:style-name="Internet_20_link" text:visited-style-name="Visited_20_Internet_20_Link">
</text:a>
 <text:a xlink:type="simple" xlink:href="https://static.ukrinform.com/photos/2023_06/1685867284-3980.jpeg" text:style-name="Internet_20_link" text:visited-style-name="Visited_20_Internet_20_Link">
<draw:frame draw:style-name="fr1" draw:name="Image79" text:anchor-type="as-char" svg:width="6.9236in" svg:height="3.956343in" draw:z-index="0">
<draw:image xlink:href="../Images/yкринформ/2023-06-04T11-35-15-03-00/630_360_1685867284-3980.jpeg" xlink:type="simple" xlink:show="embed" xlink:actuate="onLoad" draw:mime-type="image/jpeg"/>
</draw:frame>
</text:a>
 <text:a xlink:type="simple" xlink:href="https://static.ukrinform.com/photos/2023_06/1685867285-7768.jpeg" text:style-name="Internet_20_link" text:visited-style-name="Visited_20_Internet_20_Link">
</text:a>
 <text:a xlink:type="simple" xlink:href="https://static.ukrinform.com/photos/2023_06/1685867285-8366.jpeg" text:style-name="Internet_20_link" text:visited-style-name="Visited_20_Internet_20_Link">
</text:a>
 <text:a xlink:type="simple" xlink:href="https://static.ukrinform.com/photos/2023_06/1685867285-1313.jpeg" text:style-name="Internet_20_link" text:visited-style-name="Visited_20_Internet_20_Link">
</text:a>
 <text:a xlink:type="simple" xlink:href="https://static.ukrinform.com/photos/2023_06/1685867285-2608.jpeg" text:style-name="Internet_20_link" text:visited-style-name="Visited_20_Internet_20_Link">
</text:a>
 <text:a xlink:type="simple" xlink:href="https://static.ukrinform.com/photos/2023_06/1685867285-4243.jpeg" text:style-name="Internet_20_link" text:visited-style-name="Visited_20_Internet_20_Link">
</text:a>
 <text:a xlink:type="simple" xlink:href="https://static.ukrinform.com/photos/2023_06/1685867286-6322.jpeg" text:style-name="Internet_20_link" text:visited-style-name="Visited_20_Internet_20_Link">
</text:a>
 <text:a xlink:type="simple" xlink:href="https://static.ukrinform.com/photos/2023_06/1685867286-7463.jpeg" text:style-name="Internet_20_link" text:visited-style-name="Visited_20_Internet_20_Link">
</text:a>
</text:p>
      <text:p text:style-name="P4">
Керівником ринку він є лише півтора місяці, але за цей час вже встигрозібратись та вирішити певні болючі питання. Говорить, що в першу чергу,відремонтували дах в центральному м'ясному павільйоні, бо під час дощовоїпогоди, там було неможливо працювати.</text:p>
      <text:p text:style-name="P4">
"Нам трошки вдалось реанімувати ринок та повернути назад підприємців, якіпішли. Хтось пішов через умови праці, хтось - через війну. Ми зараз робимохороші умови для підприємців. Попереднє керівництво КП "Запоріжринок" (КПоб'єднує 8 ринків у Запоріжжі, - ред.) не вирішувало такі проблеми", -говорить директор.</text:p>
      <text:p text:style-name="P4">
<text:span text:style-name="T4">
Читайте також:</text:span>
 <text:a xlink:type="simple" xlink:href="https://www.ukrinform.ua/rubric-regions/3718018-vorog-obstrilav-ponad-20-naselenih-punktiv-na-zaporizzi-e-rujnuvanna.html" text:style-name="Internet_20_link" text:visited-style-name="Visited_20_Internet_20_Link">
 Ворог обстріляв 22 населених пункти на <text:span text:style-name="T4">
Запор</text:span>
 іжжі, єруйнування </text:a>
</text:p>
      <text:p text:style-name="P4">
Серед підприємців на ринку нині чимало і внутрішньо переміщених осіб, в томучислі із Запорізької області.</text:p>
      <text:p text:style-name="P4">
Source: <text:a xlink:type="simple" xlink:href="https://www.ukrinform.ua/rubric-regions/3718067-u-zaporizzi-na-rinkah-prodaut-gorodinu-virosenu-pid-obstrilami.html" text:style-name="Internet_20_link" text:visited-style-name="Visited_20_Internet_20_Link">
https://www.ukrinform.ua/rubric-regions/3718067-u-zaporizzi-na-rinkah-prodaut-gorodinu-virosenu-pid-obstrilami.html</text:a>
</text:p>
      <!--NEWS-->
      <text:h text:style-name="P10" text:outline-level="1">
<text:span text:style-name="T4">
«Їх убили російські зброя та ненависть»: Зеленський показав відео з дітьми, чиї життя забрав ворог</text:span>
</text:h>
      <text:p text:style-name="P4">
Authors: Ukrinform (Person)</text:p>
      <text:p text:style-name="P4">
Publisher: Укринформ (Organization)</text:p>
      <text:p text:style-name="P4">
Published Time: 2023-06-04T11:40:00+03:00</text:p>
      <text:p text:style-name="P4">
Modified Time: 2023-06-04T11:40:00+03:00</text:p>
      <text:p text:style-name="P4">
Description: Президент України Володимир Зеленський наголошує, що російські зброя та ненависть щодня продовжують забирати та руйнувати життя українських дітей. — Укрінформ.</text:p>
      <text:p text:style-name="P4">
Images: ['<text:a xlink:type="simple" xlink:href="https://static.ukrinform.com/photos/2022_10/thumb_files/630_360_1665719857-744.png" text:style-name="Internet_20_link" text:visited-style-name="Visited_20_Internet_20_Link">
630_360_16657...</text:a>
']</text:p>
      <text:p text:style-name="P4">
Tags: ['Діти', 'Зеленський', 'Війна з Росією']</text:p>
      <text:p text:style-name="P4">
Type: Article</text:p>
      <!--METADATA-->
      <text:p text:style-name="P4">
<draw:frame draw:style-name="fr1" draw:name="Image87" text:anchor-type="as-char" svg:width="6.9236in" svg:height="3.956343in" draw:z-index="0">
<draw:image xlink:href="../Images/yкринформ/2023-06-04T11-40-00-03-00/630_360_1665719857-744.png" xlink:type="simple" xlink:show="embed" xlink:actuate="onLoad" draw:mime-type="image/png"/>
</draw:frame>
 ПрезидентУкраїни Володимир Зеленський наголошує, що російські зброя та ненависть щодняпродовжують забирати та руйнувати життя українських дітей.</text:p>
      <text:p text:style-name="P4">
Як передає Укрінформ, про це Зеленський написав у <text:a xlink:type="simple" xlink:href="https://www.facebook.com/zelenskiy.official/videos/2370899293092122/" text:style-name="Internet_20_link" text:visited-style-name="Visited_20_Internet_20_Link">
 Фейсбуці</text:a>
 таопублікував відповідне відео.</text:p>
      <text:p text:style-name="P4">
“13-річний Дмитро з Харкова, 4-річна Ліза з Вінниці, Сергійко з Новосолоного,якому було лише 2 дні. У списку невинних дитячих жертв російської агресії вжещонайменше 500 наших дітей”, - заявив Зеленський.</text:p>
      <text:p text:style-name="P4">
<text:span text:style-name="T5">
Відео: Володимир Зеленський</text:span>
</text:p>
      <text:p text:style-name="P4">
За словами Президента, ці <text:a xlink:type="simple" xlink:href="https://www.ukrinform.ua/tag-diti" text:style-name="Internet_20_link" text:visited-style-name="Visited_20_Internet_20_Link">
 діти </text:a>
 моглистати відомими вченими, художниками, спортивними чемпіонами, творити історіюУкраїни, але їх убили російські зброя та ненависть, які щодня продовжуютьзабирати та руйнувати життя українських дітей.</text:p>
      <text:p text:style-name="P4">
Глава держави нагадав, що точну кількість постраждалих дітей неможливоустановити через активні бойові дії та захоплення російськими військамичастини території України.</text:p>
      <text:p text:style-name="P4">
<text:span text:style-name="T4">
Читайте також:</text:span>
 <text:a xlink:type="simple" xlink:href="https://www.ukrinform.ua/rubric-ato/3718004-rosijska-armia-vbila-v-ukraini-vze-485-ditej-se-1005-poranila.html" text:style-name="Internet_20_link" text:visited-style-name="Visited_20_Internet_20_Link">
 Російська армія вбила в Україні вже 485 <text:span text:style-name="T4">
дітей</text:span>
 , ще1005 поранила </text:a>
</text:p>
      <text:p text:style-name="P4">
“Щоб захистити життя, ми повинні вистояти та перемогти у цій війні! ВсяУкраїна, всі наші люди, всі наші діти мають бути вільними від російськоготерору!”, - підкреслив Президент.</text:p>
      <text:p text:style-name="P4">
Як повідомлялося, у 2021 році Верховна Рада України ухвалила постанову провшанування щороку 4 червня пам’яті дітей, які загинули внаслідок збройноїагресії Російської Федерації.</text:p>
      <text:p text:style-name="P4">
Source: <text:a xlink:type="simple" xlink:href="https://www.ukrinform.ua/rubric-ato/3718069-ih-ubili-rosijski-zbroa-ta-nenavist-zelenskij-pokazav-video-z-ditmi-cii-zitta-zabrav-vorog.html" text:style-name="Internet_20_link" text:visited-style-name="Visited_20_Internet_20_Link">
https://www.ukrinform.ua/rubric-ato/3718069-ih-ubili-rosijski-zbroa-ta-nenavist-zelenskij-pokazav-video-z-ditmi-cii-zitta-zabrav-vorog.html</text:a>
</text:p>
      <!--NEWS-->
      <text:h text:style-name="P10" text:outline-level="1">
<text:span text:style-name="T4">
Street fighting reported in Novaya Tavolzhanka</text:span>
</text:h>
      <text:p text:style-name="P4">
Authors: liveuamap (Language: en)</text:p>
      <text:p text:style-name="P4">
Time: 2023-06-04T11:41:00</text:p>
      <text:p text:style-name="P4">
Location: Belgorod, Belgorodskaya oblast' (Latitude:50.35291 Longtitude:36.82858)</text:p>
      <text:p text:style-name="P4">
Videos: []</text:p>
      <text:p text:style-name="P4">
Images: []</text:p>
      <text:p text:style-name="P4">
Tags: ["Russia", "Central and Eastern Europe"]</text:p>
      <text:p text:style-name="P4">
ID: 22567511</text:p>
      <!--METADATA-->
      <text:p text:style-name="P4">
Street fighting reported in Novaya Tavolzhanka</text:p>
      <text:p text:style-name="P4">
News Collection Link: <text:a xlink:type="simple" xlink:href="https://liveuamap.com/en/2023/4-june-street-fighting-reported-in-novaya-tavolzhanka" text:style-name="Internet_20_link" text:visited-style-name="Visited_20_Internet_20_Link">
https://liveuamap.com/en/2023/4-june-street-fighting-reported-in-novaya-tavolzhanka</text:a>
</text:p>
      <text:p text:style-name="P4">
Source: <text:a xlink:type="simple" xlink:href="https://t.me/vert_i_call/11406" text:style-name="Internet_20_link" text:visited-style-name="Visited_20_Internet_20_Link">
https://t.me/vert_i_call/11406</text:a>
</text:p>
      <!--NEWS-->
      <text:h text:style-name="P10" text:outline-level="1">
<text:span text:style-name="T4">
Створено незалежну Європейську Федерацію Піраміди</text:span>
</text:h>
      <text:p text:style-name="P4">
Authors: Ukrinform (Person)</text:p>
      <text:p text:style-name="P4">
Publisher: Укринформ (Organization)</text:p>
      <text:p text:style-name="P4">
Published Time: 2023-06-04T11:45:42+03:00</text:p>
      <text:p text:style-name="P4">
Modified Time: 2023-06-04T11:45:42+03:00</text:p>
      <text:p text:style-name="P4">
Description: За ініціативи Грузії, Естонії, Латвії, Литви, Молдови, України створено незалежну  Європейську Федерацію Піраміди (EUROPEAN PYRAMID FEDERATION). — Укрінформ.</text:p>
      <text:p text:style-name="P4">
Images: ['<text:a xlink:type="simple" xlink:href="https://static.ukrinform.com/photos/2023_06/thumb_files/630_360_1685868227-655.jpg" text:style-name="Internet_20_link" text:visited-style-name="Visited_20_Internet_20_Link">
630_360_16858...</text:a>
']</text:p>
      <text:p text:style-name="P4">
Tags: ['Спорт']</text:p>
      <text:p text:style-name="P4">
Type: Article</text:p>
      <!--METADATA-->
      <text:p text:style-name="P4">
<draw:frame draw:style-name="fr1" draw:name="Image88" text:anchor-type="as-char" svg:width="6.9236in" svg:height="3.956343in" draw:z-index="0">
<draw:image xlink:href="../Images/yкринформ/2023-06-04T11-45-42-03-00/630_360_1685868227-655.jpg" xlink:type="simple" xlink:show="embed" xlink:actuate="onLoad" draw:mime-type="image/jpeg"/>
</draw:frame>
 Заініціативи Грузії, Естонії, Латвії, Литви, Молдови, України створено незалежнуЄвропейську Федерацію Піраміди (EUROPEAN PYRAMID FEDERATION).</text:p>
      <text:p text:style-name="P4">
Як повідомляє Федерація спортивного більярду України ( <text:a xlink:type="simple" xlink:href="http://billiard.net.ua/news/digest/16483-%D0%B2%D0%B0%D0%B6%D0%BB%D0%B8%D0%B2%D0%BE-03-06-23.html" text:style-name="Internet_20_link" text:visited-style-name="Visited_20_Internet_20_Link">
 ФСБУ</text:a>
), на засіданні Генеральної Асамблеї Європейської Федерації Лузного Більярду(EPBF) більшістю голосів було прийнято рішення про приєднання ЄвропейськоїФедерації Піраміди до EPBF, передає Укрінформ.</text:p>
      <text:p text:style-name="P4">
Змагання Європейської Федерації Піраміди буде внесено до календарного планузмагань EPBF.</text:p>
      <text:p text:style-name="P4">
<text:span text:style-name="T4">
Читайте також:</text:span>
 <text:a xlink:type="simple" xlink:href="https://www.ukrinform.ua/rubric-sports/3716687-cetvero-ukrainskih-bilardistiv-startuut-na-ce2023-z-pulu.html" text:style-name="Internet_20_link" text:visited-style-name="Visited_20_Internet_20_Link">
 Четверо українських <text:span text:style-name="T4">
більярд</text:span>
 истів стартують наЧЄ-2023 з пулу </text:a>
</text:p>
      <text:p text:style-name="P4">
Відтепер Європейська федерація буде офіційно проводити змагання з більярдногоспорту Піраміда на території Європи.</text:p>
      <text:p text:style-name="P4">
Source: <text:a xlink:type="simple" xlink:href="https://www.ukrinform.ua/rubric-sports/3718070-stvoreno-nezaleznu-evropejsku-federaciu-piramidi.html" text:style-name="Internet_20_link" text:visited-style-name="Visited_20_Internet_20_Link">
https://www.ukrinform.ua/rubric-sports/3718070-stvoreno-nezaleznu-evropejsku-federaciu-piramidi.html</text:a>
</text:p>
      <!--NEWS-->
      <text:h text:style-name="P10" text:outline-level="1">
<text:span text:style-name="T4">
Росіяни заявили про атаку безпілотників у Криму</text:span>
</text:h>
      <text:p text:style-name="P4">
Authors: Ukrinform (Person)</text:p>
      <text:p text:style-name="P4">
Publisher: Укринформ (Organization)</text:p>
      <text:p text:style-name="P4">
Published Time: 2023-06-04T11:46:34+03:00</text:p>
      <text:p text:style-name="P4">
Modified Time: 2023-06-04T11:46:34+03:00</text:p>
      <text:p text:style-name="P4">
Description: Російська окупаційна влада повідомляє, що минулої ночі в Криму були нейтралізовані дев'ять безпілотників за ніч. — Укрінформ.</text:p>
      <text:p text:style-name="P4">
Images: ['<text:a xlink:type="simple" xlink:href="https://static.ukrinform.com/photos/2021_06/thumb_files/630_360_1624149998-169.jpg" text:style-name="Internet_20_link" text:visited-style-name="Visited_20_Internet_20_Link">
630_360_16241...</text:a>
']</text:p>
      <text:p text:style-name="P4">
Tags: ['Безпілотник', 'Крим', 'Війна з Росією']</text:p>
      <text:p text:style-name="P4">
Type: Article</text:p>
      <!--METADATA-->
      <text:p text:style-name="P4">
<draw:frame draw:style-name="fr1" draw:name="Image89" text:anchor-type="as-char" svg:width="6.9236in" svg:height="3.956343in" draw:z-index="0">
<draw:image xlink:href="../Images/yкринформ/2023-06-04T11-46-34-03-00/630_360_1624149998-169.jpg" xlink:type="simple" xlink:show="embed" xlink:actuate="onLoad" draw:mime-type="image/jpeg"/>
</draw:frame>
 Російськаокупаційна влада повідомляє, що минулої ночі в Криму були нейтралізованідев'ять безпілотників за ніч.</text:p>
      <text:p text:style-name="P4">
Як передає Укрінформ, про це повідомляється в <text:a xlink:type="simple" xlink:href="https://t.me/Aksenov82/2596" text:style-name="Internet_20_link" text:visited-style-name="Visited_20_Internet_20_Link">
 Телеграм-каналі</text:a>
 <text:a xlink:type="simple" xlink:href="https://t.me/Aksenov82/2596" text:style-name="Internet_20_link" text:visited-style-name="Visited_20_Internet_20_Link">
 </text:a>
 главиокупаційної адміністрації Сергія Аксьонова.</text:p>
      <text:p text:style-name="P4">
«За минулу ніч силами ППО було збито 5 ворожих <text:a xlink:type="simple" xlink:href="https://www.ukrinform.ua/tag-bezpilotnik" text:style-name="Internet_20_link" text:visited-style-name="Visited_20_Internet_20_Link">
 БПЛА</text:a>
 , ще 4 - заглушено і посадженозасобами РЕБ. Внаслідок падіння одного з БПЛА вибито скло у трьох будинкахприватного сектору та двох автомобілях у місті Джанкої», - написав Аксьонов.</text:p>
      <text:p text:style-name="P4">
Він додав, що на території приватного домоволодіння було виявлено одинбезпілотник, який не вибухнув. Перед його розмінуванням 50 людей булоевакуйовано. За його словами, жертв та постраждалих немає.</text:p>
      <text:p text:style-name="P4">
<text:span text:style-name="T4">
Читайте також:</text:span>
 <text:a xlink:type="simple" xlink:href="https://www.ukrinform.ua/rubric-crimea/3717600-ukraina-moze-povernuti-krim-uze-cogo-roku-volles.html" text:style-name="Internet_20_link" text:visited-style-name="Visited_20_Internet_20_Link">
 Україна може повернути <text:span text:style-name="T4">
Крим</text:span>
 уже цього року – Воллес</text:a>
</text:p>
      <text:p text:style-name="P4">
Як повідомлялося, <text:a xlink:type="simple" xlink:href="https://www.ukrinform.ua/rubric-crimea/3717346-rosiani-zavezli-na-teritoriu-krimskogo-titanu-vibuhivku-i-minuut-teritoriu-ova.html" text:style-name="Internet_20_link" text:visited-style-name="Visited_20_Internet_20_Link">
 росіяни завезли </text:a>
 на територію хімічного заводу "Кримський титан" утимчасово окупованому Криму вибухівку і мінують територію.</text:p>
      <text:p text:style-name="P4">
<text:span text:style-name="T5">
Фото: АА</text:span>
</text:p>
      <text:p text:style-name="P4">
Source: <text:a xlink:type="simple" xlink:href="https://www.ukrinform.ua/rubric-crimea/3718071-rosiani-zaavili-pro-ataku-bezpilotnikiv-u-krimu.html" text:style-name="Internet_20_link" text:visited-style-name="Visited_20_Internet_20_Link">
https://www.ukrinform.ua/rubric-crimea/3718071-rosiani-zaavili-pro-ataku-bezpilotnikiv-u-krimu.html</text:a>
</text:p>
      <!--NEWS-->
      <text:h text:style-name="P10" text:outline-level="1">
<text:span text:style-name="T4">
Пісторіус закликав країни Індо-Тихоокеанського регіону зайняти чітку позицію проти війни РФ в Україні</text:span>
</text:h>
      <text:p text:style-name="P4">
Authors: Ukrinform (Person)</text:p>
      <text:p text:style-name="P4">
Publisher: Укринформ (Organization)</text:p>
      <text:p text:style-name="P4">
Published Time: 2023-06-04T11:52:00+03:00</text:p>
      <text:p text:style-name="P4">
Modified Time: 2023-06-04T11:52:00+03:00</text:p>
      <text:p text:style-name="P4">
Description: Міністр оборони Німеччини Борис Пісторіус закликав держави Індо-Тихоокеанського регіону зайняти чітку позицію проти атак на міжнародну архітектуру безпеки, зокрема війни Росії проти України. — Укрінформ.</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Війна з Росією', 'Борис Пісторіус']</text:p>
      <text:p text:style-name="P4">
Type: Article</text:p>
      <!--METADATA-->
      <text:p text:style-name="P4">
<draw:frame draw:style-name="fr1" draw:name="Image90" text:anchor-type="as-char" svg:width="6.9236in" svg:height="3.956343in" draw:z-index="0">
<draw:image xlink:href="../Images/yкринформ/2023-06-04T11-52-00-03-00/630_360_1674134284-897.jpg" xlink:type="simple" xlink:show="embed" xlink:actuate="onLoad" draw:mime-type="image/jpeg"/>
</draw:frame>
 Міністроборони Німеччини Борис Пісторіус закликав держави Індо-Тихоокеанськогорегіону зайняти чітку позицію проти атак на міжнародну архітектуру безпеки,зокрема війни Росії проти України.</text:p>
      <text:p text:style-name="P4">
З таким зверненням він виступив у неділю, 4 червня, на азійському безпековомуфорумі "Діалог Шангрі-Ла", передає Укрінформ із посиланням на <text:a xlink:type="simple" xlink:href="https://www.dw.com/uk/ministr-oboroni-nimeccini-zaklikav-40-krain-vistupiti-za-mir/a-65818761" text:style-name="Internet_20_link" text:visited-style-name="Visited_20_Internet_20_Link">
 DW.</text:a>
</text:p>
      <text:p text:style-name="P4">
"Це неймовірно небезпечно для всього світу: якщо Росія переможе, сигналревізіоністським силам у світі полягатиме в тому, що агресія та неспровокованезастосування військової сили є прийнятними та можуть бути успішними. Зокрема,й тут - в Індо-Тихоокеанському регіоні", - сказав <text:a xlink:type="simple" xlink:href="https://www.ukrinform.ua/tag-pistorius" text:style-name="Internet_20_link" text:visited-style-name="Visited_20_Internet_20_Link">
 Пісторіус.</text:a>
</text:p>
      <text:p text:style-name="P4">
Водночас він подякував багатьом державам регіону, які виступили з чіткимизаявами про те, що міжнародна спільнота не сприймає цієї війни.</text:p>
      <text:p text:style-name="P4">
Виступаючи перед представниками понад 40 держав, міністр зазначив, що дляНімеччини "агресивна війна президента РФ Володимира Путіна посеред Європистала історичним поворотним пунктом у її зовнішній та безпековій політиці".</text:p>
      <text:p text:style-name="P4">
<text:span text:style-name="T4">
Читайте також:</text:span>
 <text:a xlink:type="simple" xlink:href="https://www.ukrinform.ua/rubric-world/3713646-nimeccina-mae-dopomogti-ukraini-ta-podbati-pro-vlasnu-armiu-pistorius.html" text:style-name="Internet_20_link" text:visited-style-name="Visited_20_Internet_20_Link">
 Німеччина має допомогти Україні та подбати про власнуармію - <text:span text:style-name="T4">
Пісторіус</text:span>
 </text:a>
</text:p>
      <text:p text:style-name="P4">
"Ми зобов'язуємося брати більшу відповідальність за нашу власну безпеку табезпеку наших союзників і партнерів", - сказав Пісторіус.</text:p>
      <text:p text:style-name="P4">
За його словами, це зобов'язання передбачає, зокрема, переосмислення політикиекспорту озброєнь, "особливо щодо підтримки країн-партнерів з їхніми законнимиправами на самооборону".</text:p>
      <text:p text:style-name="P4">
Як повідомляв Укрінформ, 2-4 червня у Сінгапурі проходить масштабнийбезпековий форум «Діалог Шангрі-Ла», на якому розв’язана РФ війна протиУкраїни є однією з головних тем.</text:p>
      <text:p text:style-name="P4">
Серед учасників - представники США, Китаю та Євросоюзу, зокрема глави тависокопосадовці оборонних відомств, військові, дипломати, виробники зброї тааналітики з питань безпеки.</text:p>
      <text:p text:style-name="P4">
<text:span text:style-name="T5">
Фото: DW</text:span>
</text:p>
      <text:p text:style-name="P4">
Source: <text:a xlink:type="simple" xlink:href="https://www.ukrinform.ua/rubric-ato/3718074-pistorius-zaklikav-kraini-indotihookeanskogo-regionu-zajnati-citku-poziciu-proti-vijni-rf-v-ukraini.html" text:style-name="Internet_20_link" text:visited-style-name="Visited_20_Internet_20_Link">
https://www.ukrinform.ua/rubric-ato/3718074-pistorius-zaklikav-kraini-indotihookeanskogo-regionu-zajnati-citku-poziciu-proti-vijni-rf-v-ukraini.html</text:a>
</text:p>
      <!--NEWS-->
      <text:h text:style-name="P10" text:outline-level="1">
<text:span text:style-name="T4">
Загарбники за добу обстріляли 120 населених пунктів та 92 об’єкта інфраструктури</text:span>
</text:h>
      <text:p text:style-name="P4">
Authors: Ukrinform (Person)</text:p>
      <text:p text:style-name="P4">
Publisher: Укринформ (Organization)</text:p>
      <text:p text:style-name="P4">
Published Time: 2023-06-04T11:55:00+03:00</text:p>
      <text:p text:style-name="P4">
Modified Time: 2023-06-04T11:55:00+03:00</text:p>
      <text:p text:style-name="P4">
Description: Російські окупаційні війська упродовж минулої доби обстріляли 120 населених пунктів та 92 об’єкта інфраструктури, внаслідок обстрілу 6 цивільних загинуло, 32 поранено. — Укрінформ.</text:p>
      <text:p text:style-name="P4">
Images: ['<text:a xlink:type="simple" xlink:href="https://static.ukrinform.com/photos/2023_06/thumb_files/630_360_1685859898-1977.jpeg" text:style-name="Internet_20_link" text:visited-style-name="Visited_20_Internet_20_Link">
630_360_16858...</text:a>
']</text:p>
      <text:p text:style-name="P4">
Tags: ['Міноборони', 'Обстріл', 'Війна з Росією']</text:p>
      <text:p text:style-name="P4">
Type: Article</text:p>
      <!--METADATA-->
      <text:p text:style-name="P4">
<draw:frame draw:style-name="fr1" draw:name="Image91" text:anchor-type="as-char" svg:width="6.9236in" svg:height="3.956343in" draw:z-index="0">
<draw:image xlink:href="../Images/yкринформ/2023-06-04T11-55-00-03-00/630_360_1685859898-1977.jpeg" xlink:type="simple" xlink:show="embed" xlink:actuate="onLoad" draw:mime-type="image/jpeg"/>
</draw:frame>
Російські окупаційні війська упродовж минулої доби обстріляли 120 населенихпунктів та 92 об’єкта інфраструктури, внаслідок обстрілу 6 цивільних загинуло,32 поранено.</text:p>
      <text:p text:style-name="P4">
Як передає Укрінформ, про це в <text:a xlink:type="simple" xlink:href="https://t.me/militarymediacenter/2120" text:style-name="Internet_20_link" text:visited-style-name="Visited_20_Internet_20_Link">
 Телеграмі</text:a>
 <text:a xlink:type="simple" xlink:href="https://t.me/militarymediacenter/2120" text:style-name="Internet_20_link" text:visited-style-name="Visited_20_Internet_20_Link">
</text:a>
 повідомляє Military Media Center ізпосиланням на данні Міноборони України.</text:p>
      <text:p text:style-name="P4">
«За наданою Ситуаційним центром Міністерства оборони України інформацією,протягом минулої доби російські війська <text:a xlink:type="simple" xlink:href="https://www.ukrinform.ua/tag-obstril" text:style-name="Internet_20_link" text:visited-style-name="Visited_20_Internet_20_Link">
 обстріляли</text:a>
 територію 9 областей України. Ізрізних видів озброєння (міномети, танки, артилерія, РСЗВ, ОТРК, ударні БПЛА,стратегічна та тактична авіація) були обстріляні 120 населених пунктів та 92об’єкта інфраструктури. Попередньо 6 цивільних осіб загинуло та 32 поранено»,- йдеться в повідомленні.</text:p>
      <text:p text:style-name="P4">
 <text:span text:style-name="T4">
Читайте також:</text:span>
<text:a xlink:type="simple" xlink:href="https://www.ukrinform.ua/rubric-ato/3717984-vijskovi-povidomili-pro-23-bojovih-zitknenna-ta-56-obstriliv-voroga-za-dobu.html" text:style-name="Internet_20_link" text:visited-style-name="Visited_20_Internet_20_Link">
 Військові повідомили про 23 бойових зіткнення та 56 обстрілів ворога за добу</text:a>
</text:p>
      <text:p text:style-name="P4">
Як повідомляв Укрінформ, уночі 4 червня сили та засоби протиповітряної оборониПовітряних сил Збройних сил України <text:a xlink:type="simple" xlink:href="https://www.ukrinform.ua/rubric-ato/3717993-ppo-vnoci-zbila-cotiri-rosijski-krilati-raketi-ta-tri-udarni-droni.html" text:style-name="Internet_20_link" text:visited-style-name="Visited_20_Internet_20_Link">
 знищили чотири російські крилаті ракетиі три ударні дрони. </text:a>
</text:p>
      <text:p text:style-name="P4">
Source: <text:a xlink:type="simple" xlink:href="https://www.ukrinform.ua/rubric-regions/3718075-zagarbniki-za-dobu-obstrilali-120-naselenih-punktiv-ta-92-obekta-infrastrukturi.html" text:style-name="Internet_20_link" text:visited-style-name="Visited_20_Internet_20_Link">
https://www.ukrinform.ua/rubric-regions/3718075-zagarbniki-za-dobu-obstrilali-120-naselenih-punktiv-ta-92-obekta-infrastrukturi.html</text:a>
</text:p>
      <!--NEWS-->
      <text:h text:style-name="P10" text:outline-level="1">
<text:span text:style-name="T4">
Резніков обговорив із японським колегою співпрацю та запросив в Україну</text:span>
</text:h>
      <text:p text:style-name="P4">
Authors: Ukrinform (Person)</text:p>
      <text:p text:style-name="P4">
Publisher: Укринформ (Organization)</text:p>
      <text:p text:style-name="P4">
Published Time: 2023-06-04T12:00:00+03:00</text:p>
      <text:p text:style-name="P4">
Modified Time: 2023-06-04T12:00:00+03:00</text:p>
      <text:p text:style-name="P4">
Description: Міністр оборони України Олексій Резніков в ході зустрічі у Сінгапурі із японським колегою Ясукадзу Хамадою обговорив співпрацю між двома країнами та запросив його відвідати Україну. — Укрінформ.</text:p>
      <text:p text:style-name="P4">
Images: ['<text:a xlink:type="simple" xlink:href="https://static.ukrinform.com/photos/2023_06/thumb_files/630_360_1685868979-581.jpg" text:style-name="Internet_20_link" text:visited-style-name="Visited_20_Internet_20_Link">
630_360_16858...</text:a>
']</text:p>
      <text:p text:style-name="P4">
Tags: ['Японія', 'Резніков']</text:p>
      <text:p text:style-name="P4">
Type: Article</text:p>
      <!--METADATA-->
      <text:p text:style-name="P4">
<draw:frame draw:style-name="fr1" draw:name="Image93" text:anchor-type="as-char" svg:width="6.9236in" svg:height="3.956343in" draw:z-index="0">
<draw:image xlink:href="../Images/yкринформ/2023-06-04T12-00-00-03-00/630_360_1685868979-581.jpg" xlink:type="simple" xlink:show="embed" xlink:actuate="onLoad" draw:mime-type="image/jpeg"/>
</draw:frame>
 Міністроборони України Олексій Резніков в ході зустрічі у Сінгапурі із японськимколегою Ясукадзу Хамадою обговорив співпрацю між двома країнами та запросивйого відвідати Україну.</text:p>
      <text:p text:style-name="P4">
Про це Резніков повідомив у <text:a xlink:type="simple" xlink:href="https://twitter.com/oleksiireznikov/status/1665270400304009216" text:style-name="Internet_20_link" text:visited-style-name="Visited_20_Internet_20_Link">
 Твіттері</text:a>
 , передаєУкрінформ.</text:p>
      <text:p text:style-name="P4">
«У мене була чудова розмова з моїм колегою Ясукадзу Хамадою з міністерстваоборони Японії. <text:a xlink:type="simple" xlink:href="https://www.ukrinform.ua/tag-aponia" text:style-name="Internet_20_link" text:visited-style-name="Visited_20_Internet_20_Link">
 Японія </text:a>
 підтримуєУкраїну в її боротьбі за свободу та демократію. Наша дружба та співпрацясприятимуть глобальному миру та стабільності. Це була наша перша зустріч, і ясподіваюся на продовження нашого діалогу. Я запросив японського колегувідвідати Україну», - написав Резніков.</text:p>
      <text:p text:style-name="P4">
<text:span text:style-name="T4">
Читайте також:</text:span>
 <text:a xlink:type="simple" xlink:href="https://www.ukrinform.ua/rubric-polytics/3718037-borrel-zustrivsa-iz-reznikovim-na-polah-forumu-u-singapuri.html" text:style-name="Internet_20_link" text:visited-style-name="Visited_20_Internet_20_Link">
 Боррель зустрівся із <text:span text:style-name="T4">
Резніков</text:span>
 им на полях форуму уСінгапурі </text:a>
</text:p>
      <text:p text:style-name="P4">
Як повідомляв Укрінформ, у травні Президент України Володимир Зеленськийвідвідав Японію, де пройшов 48-й саміт «Групи семи». За словами Зеленського, <text:a xlink:type="simple" xlink:href="https://www.ukrinform.ua/rubric-polytics/3712241-zelenskij-zustrivsa-z-premerom-aponii-govorili-pro-dopomogu-ta-situaciu-na-fronti.html" text:style-name="Internet_20_link" text:visited-style-name="Visited_20_Internet_20_Link">
він мав дві зустрічі з прем’єр-міністром Японії</text:a>
 , під часяких вони зокрема обговорили тему технологій.</text:p>
      <text:p text:style-name="P4">
2-4 червня у Сінгапурі проходить масштабний безпековий форум «Діалог Шангрі-Ла», на якому розв’язана РФ війна проти України є однією з головних тем.</text:p>
      <text:p text:style-name="P4">
Source: <text:a xlink:type="simple" xlink:href="https://www.ukrinform.ua/rubric-polytics/3718076-reznikov-obgovoriv-iz-aponskim-kolegou-spivpracu-ta-zaprosiv-v-ukrainu.html" text:style-name="Internet_20_link" text:visited-style-name="Visited_20_Internet_20_Link">
https://www.ukrinform.ua/rubric-polytics/3718076-reznikov-obgovoriv-iz-aponskim-kolegou-spivpracu-ta-zaprosiv-v-ukrainu.html</text:a>
</text:p>
      <!--NEWS-->
      <text:h text:style-name="P10" text:outline-level="1">
<text:span text:style-name="T4">
Росія вивела у Чорне море ракетоносій із 8 «Калібрами»</text:span>
</text:h>
      <text:p text:style-name="P4">
Authors: Ukrinform (Person)</text:p>
      <text:p text:style-name="P4">
Publisher: Укринформ (Organization)</text:p>
      <text:p text:style-name="P4">
Published Time: 2023-06-04T12:05:00+03:00</text:p>
      <text:p text:style-name="P4">
Modified Time: 2023-06-04T12:05:00+03:00</text:p>
      <text:p text:style-name="P4">
Description: Російська Федерація вивела у Чорне море один надводний ракетоносій із вісьмома крилатими ракетами “Калібр” на борту. — Укрінформ.</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94" text:anchor-type="as-char" svg:width="6.9236in" svg:height="3.956343in" draw:z-index="0">
<draw:image xlink:href="../Images/yкринформ/2023-06-04T12-05-00-03-00/630_360_1678431971-142.jpeg" xlink:type="simple" xlink:show="embed" xlink:actuate="onLoad" draw:mime-type="image/jpeg"/>
</draw:frame>
 РосійськаФедерація вивела у Чорне море один надводний ракетоносій із вісьмома крилатимиракетами “Калібр” на борту.</text:p>
      <text:p text:style-name="P4">
Як передає Укрінформ, про це Оперативне командування “Південь” повідомляє у <text:a xlink:type="simple" xlink:href="https://www.facebook.com/OperationalCommandSouth/posts/pfbid0xzdkYB6yQU5rHYkcaA4gKtUemBJvkhvinMn54t4vwnSywu3VcMSTAf3skHmHhjbcl" text:style-name="Internet_20_link" text:visited-style-name="Visited_20_Internet_20_Link">
Фейсбуці.</text:a>
</text:p>
      <text:p text:style-name="P4">
“Ворог продовжує підвищувати градус напруження. У Чорне море на бойовечергування виведено надводний ракетоносій. Напоготові вісім "Калібрів”, -ідеться в повідомленні.</text:p>
      <text:p text:style-name="P4">
<text:span text:style-name="T4">
Читайте також:</text:span>
 <text:a xlink:type="simple" xlink:href="https://www.ukrinform.ua/rubric-ato/3717993-ppo-vnoci-zbila-cotiri-rosijski-krilati-raketi-ta-tri-udarni-droni.html" text:style-name="Internet_20_link" text:visited-style-name="Visited_20_Internet_20_Link">
 <text:span text:style-name="T4">
ППО</text:span>
 вночі збила чотири російські крилаті ракети татри ударні дрони </text:a>
</text:p>
      <text:p text:style-name="P4">
Як повідомляв Укрінформ, зранку 4 червня у Чорному та Азовському моряхросійські війська тримали на бойовому чергуванні 12 кораблів, згодом зменшиликількість до 7, <text:a xlink:type="simple" xlink:href="https://www.ukrinform.ua/rubric-ato/3718057-rosia-zmensila-kilkist-korabliv-u-cornomu-ta-azovskomu-morah-do-7.html" text:style-name="Internet_20_link" text:visited-style-name="Visited_20_Internet_20_Link">
 ракетоносіїв серед них не було.</text:a>
</text:p>
      <text:p text:style-name="P4">
Source: <text:a xlink:type="simple" xlink:href="https://www.ukrinform.ua/rubric-ato/3718078-rosia-vivela-u-corne-more-raketonosij-iz-8-kalibrami.html" text:style-name="Internet_20_link" text:visited-style-name="Visited_20_Internet_20_Link">
https://www.ukrinform.ua/rubric-ato/3718078-rosia-vivela-u-corne-more-raketonosij-iz-8-kalibrami.html</text:a>
</text:p>
      <!--NEWS-->
      <text:h text:style-name="P10" text:outline-level="1">
<text:span text:style-name="T4">
Резніков під час зустрічі з заступником прем`єра Камбоджі подякував за підтримку України</text:span>
</text:h>
      <text:p text:style-name="P4">
Authors: Ukrinform (Person)</text:p>
      <text:p text:style-name="P4">
Publisher: Укринформ (Organization)</text:p>
      <text:p text:style-name="P4">
Published Time: 2023-06-04T12:07:31+03:00</text:p>
      <text:p text:style-name="P4">
Modified Time: 2023-06-04T12:07:31+03:00</text:p>
      <text:p text:style-name="P4">
Description: Міністр оборони Олексій Резніков зустрівся у Сінгапурі із заступником прем`єр-міністра і міністром національної оборони Камбоджі Теа Баном та подякував за підтримку. — Укрінформ.</text:p>
      <text:p text:style-name="P4">
Images: ['<text:a xlink:type="simple" xlink:href="https://static.ukrinform.com/photos/2023_06/thumb_files/630_360_1685869599-811.jpg" text:style-name="Internet_20_link" text:visited-style-name="Visited_20_Internet_20_Link">
630_360_16858...</text:a>
']</text:p>
      <text:p text:style-name="P4">
Tags: ['Камбоджа', 'Резніков', 'Війна з Росією']</text:p>
      <text:p text:style-name="P4">
Type: Article</text:p>
      <!--METADATA-->
      <text:p text:style-name="P4">
<draw:frame draw:style-name="fr1" draw:name="Image95" text:anchor-type="as-char" svg:width="6.9236in" svg:height="3.956343in" draw:z-index="0">
<draw:image xlink:href="../Images/yкринформ/2023-06-04T12-07-31-03-00/630_360_1685869599-811.jpg" xlink:type="simple" xlink:show="embed" xlink:actuate="onLoad" draw:mime-type="image/jpeg"/>
</draw:frame>
 Міністроборони Олексій Резніков зустрівся у Сінгапурі із заступником прем`єр-міністраі міністром національної оборони Камбоджі Теа Баном та подякував за підтримку.</text:p>
      <text:p text:style-name="P4">
Про це Резніков повідомив у <text:a xlink:type="simple" xlink:href="https://twitter.com/oleksiireznikov/status/1665271712231960576" text:style-name="Internet_20_link" text:visited-style-name="Visited_20_Internet_20_Link">
 Твіттері</text:a>
 , передаєУкрінформ.</text:p>
      <text:p text:style-name="P4">
«Камбоджа засуджує російську агресію проти України та прагне надати допомогунашій державі у подоланні жахів війни, зокрема використовуючи свій досвід іможливості в гуманітарному розмінуванні. Я вдячний Камбоджі за підтримку тасподіваюся прийняти свого колегу в Україні», - написав він.</text:p>
      <text:p text:style-name="P4">
<text:span text:style-name="T4">
Читайте також:</text:span>
 <text:a xlink:type="simple" xlink:href="https://www.ukrinform.ua/rubric-polytics/3718076-reznikov-obgovoriv-iz-aponskim-kolegou-spivpracu-ta-zaprosiv-v-ukrainu.html" text:style-name="Internet_20_link" text:visited-style-name="Visited_20_Internet_20_Link">
 <text:span text:style-name="T4">
Резніков</text:span>
 обговорив із японським колегою співпрацю тазапросив в Україну </text:a>
</text:p>
      <text:p text:style-name="P4">
Як повідомляв Укрінформ, Президент України Володимир Зеленський у травніпровів телефонну розмову з премʼєр-міністром Камбоджі Хун Сеном та висловивсподівання на продовження підготовки цією країною українських спеціалістів ізрозмінування.</text:p>
      <text:p text:style-name="P4">
У січні українські сапери опановували нові міношукачі ALIS у Камбоджі.</text:p>
      <text:p text:style-name="P4">
Камбоджа була однією з майже зі 100 країн-членів ООН, які стали співавторамирезолюції, що засуджує російську агресію проти України.</text:p>
      <text:p text:style-name="P4">
<text:span text:style-name="T4">
Читайте також:</text:span>
 <text:a xlink:type="simple" xlink:href="https://www.ukrinform.ua/rubric-polytics/3718061-reznikov-rozkritikuvav-zaproponovanij-indonezieu-mirnij-plan.html" text:style-name="Internet_20_link" text:visited-style-name="Visited_20_Internet_20_Link">
 <text:span text:style-name="T4">
Резніков</text:span>
 розкритикував запропонований Індонезією«мирний план» </text:a>
</text:p>
      <text:p text:style-name="P4">
Ця країна вважалася однією з найбільш замінованих країн світу, де війнатривала упродовж майже трьох десятиліть і закінчилася в 1998 році. Відтоді вкраїні було знешкоджено велику кількість мін та інших боєприпасів.Камбоджійські сапери стали одними з найдосвідченіших фахівців з розміновуванняу світі, і протягом останнього десятиріччя кілька тисяч із них були направленіпід егідою ООН для роботи в Африці та на Близькому Сході.</text:p>
      <text:p text:style-name="P4">
2-4 червня у Сінгапурі проходить масштабний безпековий форум «Діалог Шангрі-Ла», на якому розв’язана РФ війна проти України є однією з головних тем.</text:p>
      <text:p text:style-name="P4">
Source: <text:a xlink:type="simple" xlink:href="https://www.ukrinform.ua/rubric-polytics/3718079-reznikov-pid-cas-zustrici-z-zastupnikom-premera-kambodzi-podakuvav-za-pidtrimku-ukraini.html" text:style-name="Internet_20_link" text:visited-style-name="Visited_20_Internet_20_Link">
https://www.ukrinform.ua/rubric-polytics/3718079-reznikov-pid-cas-zustrici-z-zastupnikom-premera-kambodzi-podakuvav-za-pidtrimku-ukraini.html</text:a>
</text:p>
      <!--NEWS-->
      <text:h text:style-name="P10" text:outline-level="1">
<text:span text:style-name="T4">
В Україні проходить акція «Дзвіночки» із вшанування пам'яті загиблих дітей</text:span>
</text:h>
      <text:p text:style-name="P4">
Authors: Ukrinform (Person)</text:p>
      <text:p text:style-name="P4">
Publisher: Укринформ (Organization)</text:p>
      <text:p text:style-name="P4">
Published Time: 2023-06-04T12:24:59+03:00</text:p>
      <text:p text:style-name="P4">
Modified Time: 2023-06-04T12:24:59+03:00</text:p>
      <text:p text:style-name="P4">
Description: В Україні проходить акція «Дзвіночки» із вшанування памʼяті загиблих дітей — Укрінформ.</text:p>
      <text:p text:style-name="P4">
Images: ['<text:a xlink:type="simple" xlink:href="https://static.ukrinform.com/photos/2023_06/thumb_files/630_360_1685870527-771.jpg" text:style-name="Internet_20_link" text:visited-style-name="Visited_20_Internet_20_Link">
630_360_16858...</text:a>
']</text:p>
      <text:p text:style-name="P4">
Tags: ['Діти', 'Акція', 'Війна з Росією']</text:p>
      <text:p text:style-name="P4">
Type: Article</text:p>
      <!--METADATA-->
      <text:p text:style-name="P4">
<draw:frame draw:style-name="fr1" draw:name="Image96" text:anchor-type="as-char" svg:width="6.9236in" svg:height="3.956343in" draw:z-index="0">
<draw:image xlink:href="../Images/yкринформ/2023-06-04T12-24-59-03-00/630_360_1685870527-771.jpg" xlink:type="simple" xlink:show="embed" xlink:actuate="onLoad" draw:mime-type="image/jpeg"/>
</draw:frame>
 В Україніпроходить акція «Дзвіночки» із вшанування памʼяті загиблих дітей</text:p>
      <text:p text:style-name="P4">
Як передає Укрінформ, про це повідомляє в <text:a xlink:type="simple" xlink:href="https://t.me/minre_ua/3477" text:style-name="Internet_20_link" text:visited-style-name="Visited_20_Internet_20_Link">
 Телеграмі</text:a>
 Міністерство з питаньреінтеграції тимчасово окупованих територій України.</text:p>
      <text:p text:style-name="P4">
Як зауважили в міністерстві, перша леді закликала вішати на дерева дзвіночки,щоб вшанувати пам’ять загиблих українських дітей.</text:p>
      <text:p text:style-name="P4">
Щодня Росія вчиняє злочини проти найменшого населення України. Кількістьзагиблих від <text:a xlink:type="simple" xlink:href="https://www.ukrinform.ua/tag-vijna" text:style-name="Internet_20_link" text:visited-style-name="Visited_20_Internet_20_Link">
 війни </text:a>
 дітей уже переважаєкількість днів, протягом яких триває повномасштабна війна.</text:p>
      <text:p text:style-name="P4">
“Усі воєнні злочини, скоєні рф проти українських дітей, будуть розслідуватисяяк злочин геноциду”, - наголосили в Мінрентеграції й додали: “Ми покараємокожного росіянина, через якого було зруйноване життя української дитини. Ми непробачимо”.</text:p>
      <text:p text:style-name="P4">
<text:span text:style-name="T4">
Читайте також:</text:span>
 <text:a xlink:type="simple" xlink:href="https://www.ukrinform.ua/rubric-society/3718028-lubinec-u-miznarodnij-den-ditej-zertv-agresii-zaklikav-svit-zasuditi-dii-rosii.html" text:style-name="Internet_20_link" text:visited-style-name="Visited_20_Internet_20_Link">
 <text:span text:style-name="T4">
Лубінець</text:span>
 у Міжнародний день дітей - жертв агресіїзакликав світ засудити дії Росії </text:a>
</text:p>
      <text:p text:style-name="P4">
Як повідомлялось, Верховна Рада 1 червня 2021 року ухвалила постанову № 5343"Про вшанування пам’яті дітей, які загинули внаслідок збройної агресіїРосійської Федерації проти України". В такий спосіб Україна офіційнодоєдналася до відзначення Міжнародного дня безневинних дітей - жертв агресії,запровадженого Генеральною асамблею ООН 19 серпня 1982 року.</text:p>
      <text:p text:style-name="P4">
Source: <text:a xlink:type="simple" xlink:href="https://www.ukrinform.ua/rubric-society/3718086-v-ukraini-prohodit-akcia-dzvinocki-iz-vsanuvanna-pamati-zagiblih-ditej.html" text:style-name="Internet_20_link" text:visited-style-name="Visited_20_Internet_20_Link">
https://www.ukrinform.ua/rubric-society/3718086-v-ukraini-prohodit-akcia-dzvinocki-iz-vsanuvanna-pamati-zagiblih-ditej.html</text:a>
</text:p>
      <!--NEWS-->
      <text:h text:style-name="P10" text:outline-level="1">
<text:span text:style-name="T4">
У Києві перевірили понад тисячу укриттів, половина з них непридатна до використання</text:span>
</text:h>
      <text:p text:style-name="P4">
Authors: Ukrinform (Person)</text:p>
      <text:p text:style-name="P4">
Publisher: Укринформ (Organization)</text:p>
      <text:p text:style-name="P4">
Published Time: 2023-06-04T12:28:00+03:00</text:p>
      <text:p text:style-name="P4">
Modified Time: 2023-06-04T12:28:00+03:00</text:p>
      <text:p text:style-name="P4">
Description: У Києві за один день перевірили 1078 укриттів, половина з них не готові до використання або комісія не змогла їх відкрити. — Укрінформ.</text:p>
      <text:p text:style-name="P4">
Images: ['<text:a xlink:type="simple" xlink:href="https://static.ukrinform.com/photos/2018_12/thumb_files/630_360_1543929001-282.jpg" text:style-name="Internet_20_link" text:visited-style-name="Visited_20_Internet_20_Link">
630_360_15439...</text:a>
']</text:p>
      <text:p text:style-name="P4">
Tags: ['Київ', 'Укриття', 'Камишін']</text:p>
      <text:p text:style-name="P4">
Type: Article</text:p>
      <!--METADATA-->
      <text:p text:style-name="P4">
<draw:frame draw:style-name="fr1" draw:name="Image97" text:anchor-type="as-char" svg:width="6.9236in" svg:height="3.956343in" draw:z-index="0">
<draw:image xlink:href="../Images/yкринформ/2023-06-04T12-28-00-03-00/630_360_1543929001-282.jpg" xlink:type="simple" xlink:show="embed" xlink:actuate="onLoad" draw:mime-type="image/jpeg"/>
</draw:frame>
 У Києві заодин день перевірили 1078 укриттів, половина з них не готові до використанняабо комісія не змогла їх відкрити.</text:p>
      <text:p text:style-name="P4">
Як передає Укрінформ, про це міністр з питань стратегічних галузейпромисловості Олександр Камишін заявив у <text:a xlink:type="simple" xlink:href="https://t.me/zalizni_zminy/1281" text:style-name="Internet_20_link" text:visited-style-name="Visited_20_Internet_20_Link">
 Телеграмі.</text:a>
</text:p>
      <text:p text:style-name="P4">
“Заслухав результати роботи комісії з ревізії <text:a xlink:type="simple" xlink:href="https://www.ukrinform.ua/tag-ukritta" text:style-name="Internet_20_link" text:visited-style-name="Visited_20_Internet_20_Link">
 укриттів</text:a>
 Києва за 1-й день роботи. Станом на 8ранку сьогодні перевірено 1078 об’єктів. З них половина неробочих - не готовідо використання або комісія не змогла відкрити”, - написав він.</text:p>
      <text:p text:style-name="P4">
За словами Камишина, він з недовірою сприйняв те, що половина були відкриті івизнані готовими. “Коли ми вчора вибірково перевіряли з нашим мером укриття вОболонському районі, то абсолютна більшість укриттів були закритими. А коли миїх таки відкривали, то вони виявлялись непридатними для використання”, -заявив Камишін.</text:p>
      <text:p text:style-name="P4">
<text:span text:style-name="T4">
Читайте також:</text:span>
 <text:a xlink:type="simple" xlink:href="https://www.ukrinform.ua/rubric-kyiv/3717731-ukritta-v-kievi-perevirat-protagom-desati-dniv.html" text:style-name="Internet_20_link" text:visited-style-name="Visited_20_Internet_20_Link">
 <text:span text:style-name="T4">
Укриття</text:span>
 у Києві перевірять протягом десяти днів</text:a>
</text:p>
      <text:p text:style-name="P4">
Він також пояснив, що комісія пояснила високий відсоток відкритих і готових заперший день тим, що більшість перевірених укриттів були в школах, дитячихсадках і лікарнях, а там ситуація трохи краща, ніж загалом по місту.</text:p>
      <text:p text:style-name="P4">
Як повідомляв Укрінформ, 2 червня Президент України Володимир Зеленськийдоручив міністру з питань стратегічних галузей промисловості ОлександруКамишіну <text:a xlink:type="simple" xlink:href="https://www.ukrinform.ua/rubric-ato/3717468-zelenskij-doruciv-provesti-povnu-reviziu-usih-zahisnih-sporud-ukraini.html" text:style-name="Internet_20_link" text:visited-style-name="Visited_20_Internet_20_Link">
 провести повну ревізію всіх захисних споруд Києва</text:a>
 , а міністру внутрішніх справІгорю Клименку - усіх споруд України.</text:p>
      <text:p text:style-name="P4">
Це сталося після трагедії в Києві вночі 1 червня, коли під час черговогообстрілу люди не змогли потрапити в укриття. Від уламків збитої російськоїракети <text:a xlink:type="simple" xlink:href="https://www.ukrinform.ua/rubric-kyiv/3716785-u-kvma-utocnili-vnaslidok-nicnoi-ataki-zaginula-ditina-dvoe-travmovani.html" text:style-name="Internet_20_link" text:visited-style-name="Visited_20_Internet_20_Link">
 загинули дві жінки та 9-річна дівчинка.</text:a>
</text:p>
      <text:p text:style-name="P4">
Source: <text:a xlink:type="simple" xlink:href="https://www.ukrinform.ua/rubric-kyiv/3718089-u-kievi-perevirili-ponad-tisacu-ukrittiv-polovina-z-nih-nepridatna-do-vikoristanna.html" text:style-name="Internet_20_link" text:visited-style-name="Visited_20_Internet_20_Link">
https://www.ukrinform.ua/rubric-kyiv/3718089-u-kievi-perevirili-ponad-tisacu-ukrittiv-polovina-z-nih-nepridatna-do-vikoristanna.html</text:a>
</text:p>
      <!--NEWS-->
      <text:h text:style-name="P10" text:outline-level="1">
<text:span text:style-name="T4">
Кількість загиблих унаслідок залізничної аварії в Індії перевищила 300 осіб</text:span>
</text:h>
      <text:p text:style-name="P4">
Authors: Ukrinform (Person)</text:p>
      <text:p text:style-name="P4">
Publisher: Укринформ (Organization)</text:p>
      <text:p text:style-name="P4">
Published Time: 2023-06-04T12:28:50+03:00</text:p>
      <text:p text:style-name="P4">
Modified Time: 2023-06-04T12:28:50+03:00</text:p>
      <text:p text:style-name="P4">
Description: В Індії кількість загиблих у результаті зіткнення кількох потягів у східному штаті Одіша перевищила 300 осіб. — Укрінформ.</text:p>
      <text:p text:style-name="P4">
Images: ['<text:a xlink:type="simple" xlink:href="https://static.ukrinform.com/photos/2023_06/thumb_files/630_360_1685870527-986.jpg" text:style-name="Internet_20_link" text:visited-style-name="Visited_20_Internet_20_Link">
630_360_16858...</text:a>
']</text:p>
      <text:p text:style-name="P4">
Tags: ['Аварія', 'Індія', 'Залізниця']</text:p>
      <text:p text:style-name="P4">
Type: Article</text:p>
      <!--METADATA-->
      <text:p text:style-name="P4">
<draw:frame draw:style-name="fr1" draw:name="Image98" text:anchor-type="as-char" svg:width="6.9236in" svg:height="3.956343in" draw:z-index="0">
<draw:image xlink:href="../Images/yкринформ/2023-06-04T12-28-50-03-00/630_360_1685870527-986.jpg" xlink:type="simple" xlink:show="embed" xlink:actuate="onLoad" draw:mime-type="image/jpeg"/>
</draw:frame>
 В Індіїкількість загиблих у результаті зіткнення кількох потягів у східному штатіОдіша перевищила 300 осіб.</text:p>
      <text:p text:style-name="P4">
Про це повідомляє <text:a xlink:type="simple" xlink:href="https://www.arabnews.com/node/2315571/world" text:style-name="Internet_20_link" text:visited-style-name="Visited_20_Internet_20_Link">
 Arab News </text:a>
 ,передає Укрінформ.</text:p>
      <text:p text:style-name="P4">
Міністр залізниць Індії Ашвіні Вайшно заявив у неділю, що поїзд зійшов з рейокчерез помилку в електронній сигнальній системі, яка змусила поїзд неправильнозмінити колію.</text:p>
      <text:p text:style-name="P4">
<text:span text:style-name="T4">
Читайте також:</text:span>
 <text:a xlink:type="simple" xlink:href="https://www.ukrinform.ua/rubric-world/3717734-zelenskij-visloviv-spivcutta-u-zvazku-iz-zagibellu-ludej-u-zaliznicnij-katastrofi-v-indii.html" text:style-name="Internet_20_link" text:visited-style-name="Visited_20_Internet_20_Link">
 Зеленський висловив співчуття у зв'язку із загибеллюлюдей у залізничній катастрофі в <text:span text:style-name="T4">
Інді</text:span>
 ї </text:a>
</text:p>
      <text:p text:style-name="P4">
«Хто це зробив і яка причина, буде встановлено розслідуванням», — сказаламіністр.</text:p>
      <text:p text:style-name="P4">
Попереднє розслідування показало, що високошвидкісному Coromandel Express бувподаний сигнал виїхати на головну колію, але пізніше сигнал було скасовано, ізамість цього поїзд виїхав на сусідню кільцеву лінію, де врізався в вантажнийпоїзд.</text:p>
      <text:p text:style-name="P4">
В результаті зіткнення вагони Coromandel Express перекинулися на іншу колію, врезультаті чого Yesvantpur-Howrah Express, що прямував з протилежного боку,зійшов з рейок. Це призвело до зіткнення трьох поїздів.</text:p>
      <text:p text:style-name="P4">
<text:span text:style-name="T4">
Читайте також:</text:span>
 <text:a xlink:type="simple" xlink:href="https://www.ukrinform.ua/rubric-world/3717704-v-indii-kilkist-zagiblih-unaslidok-zaliznicnoi-avarii-zrosla-do-288.html" text:style-name="Internet_20_link" text:visited-style-name="Visited_20_Internet_20_Link">
 В <text:span text:style-name="T4">
Інді</text:span>
 ї кількість загиблих унаслідок залізничноїаварії зросла до 288 </text:a>
</text:p>
      <text:p text:style-name="P4">
Загалом у пасажирських потягах перебувало 2296 осіб.</text:p>
      <text:p text:style-name="P4">
Як повідомлялося, катастрофа сталася увечері у п'ятницю, коли експрес Howrah,що прямував з Бенгалуру до Хаури в Західній Бенгалії, зіткнувся з експресомCoromandel, який здійснював рейс маршрутом Калькутта – Ченнай.</text:p>
      <text:p text:style-name="P4">
На місце зіткнення потягів у районі міста Баласор було викликано понад 200машин швидкої допомоги. Раніше повідомлялося про 288 загиблих та 900поранених.</text:p>
      <text:p text:style-name="P4">
<text:span text:style-name="T4">
Читайте також:</text:span>
 <text:a xlink:type="simple" xlink:href="https://www.ukrinform.ua/rubric-world/3717664-zaliznicna-avaria-v-indii-pivsotni-zagiblih-ponad-300-poranenih.html" text:style-name="Internet_20_link" text:visited-style-name="Visited_20_Internet_20_Link">
 Залізнична аварія в <text:span text:style-name="T4">
Інді</text:span>
 ї: пів сотні загиблих, понад300 поранених </text:a>
</text:p>
      <text:p text:style-name="P4">
Міністерство залізниць Індії розпочало розслідування інциденту.</text:p>
      <text:p text:style-name="P4">
Фото: twitter.com/TOIBhubaneswar</text:p>
      <text:p text:style-name="P4">
Source: <text:a xlink:type="simple" xlink:href="https://www.ukrinform.ua/rubric-world/3718087-kilkist-zagiblih-unaslidok-zaliznicnoi-avarii-v-indii-perevisila-300-osib.html" text:style-name="Internet_20_link" text:visited-style-name="Visited_20_Internet_20_Link">
https://www.ukrinform.ua/rubric-world/3718087-kilkist-zagiblih-unaslidok-zaliznicnoi-avarii-v-indii-perevisila-300-osib.html</text:a>
</text:p>
      <!--NEWS-->
      <text:h text:style-name="P10" text:outline-level="1">
<text:span text:style-name="T4">
«Рух» U19 отримав золоті нагороди та Кубок переможця чемпіонату юнацьких команд</text:span>
</text:h>
      <text:p text:style-name="P4">
Authors: Ukrinform (Person)</text:p>
      <text:p text:style-name="P4">
Publisher: Укринформ (Organization)</text:p>
      <text:p text:style-name="P4">
Published Time: 2023-06-04T12:38:40+03:00</text:p>
      <text:p text:style-name="P4">
Modified Time: 2023-06-04T12:38:40+03:00</text:p>
      <text:p text:style-name="P4">
Description: Львівська команда (гравці до 19-ти років) вперше стала чемпіоном України з футболу. — Укрінформ.</text:p>
      <text:p text:style-name="P4">
Images: ['<text:a xlink:type="simple" xlink:href="https://static.ukrinform.com/photos/2023_06/thumb_files/630_360_1685871479-107.jpg" text:style-name="Internet_20_link" text:visited-style-name="Visited_20_Internet_20_Link">
630_360_16858...</text:a>
']</text:p>
      <text:p text:style-name="P4">
Tags: ['Футбол', 'Рух Львів']</text:p>
      <text:p text:style-name="P4">
Type: Article</text:p>
      <!--METADATA-->
      <text:p text:style-name="P4">
<draw:frame draw:style-name="fr1" draw:name="Image99" text:anchor-type="as-char" svg:width="6.9236in" svg:height="3.956343in" draw:z-index="0">
<draw:image xlink:href="../Images/yкринформ/2023-06-04T12-38-40-03-00/630_360_1685871479-107.jpg" xlink:type="simple" xlink:show="embed" xlink:actuate="onLoad" draw:mime-type="image/jpeg"/>
</draw:frame>
 Львівськакоманда (гравці до 19-ти років) вперше стала чемпіоном України з футболу.</text:p>
      <text:p text:style-name="P4">
Як повідомляє Українська Прем'єр-ліга ( <text:a xlink:type="simple" xlink:href="https://upl.ua/ua/news/view/7428" text:style-name="Internet_20_link" text:visited-style-name="Visited_20_Internet_20_Link">
 УПЛ</text:a>
 ), по завершенні матчу 30-го туручемпіонату України U19 з «Олександрією» футболісти, тренери та керівництво«Руху» отримали від керівника УПЛ Євгена Дикого чемпіонські медалі та Кубокпереможця чемпіонату юнацьких команд сезону-2022/23, передає Укрінформ.</text:p>
      <text:p text:style-name="P4">
Львівська команда на вісім очок випередила найближчого конкурента («Динамо»),виграла найбільшу кількість матчів (26), не програла жодної (!) зустрічі,забила найбільше за усіх (91 гол), пропустила найменше за усіх (17 м’ячів).</text:p>
      <text:p text:style-name="P4">
Це перше чемпіонство, здобуте «Рухом» в чемпіонаті України U19. Рік томульвів’яни також були першими в турнірній таблиці після 18-ти матчів з 30-ти,але чемпіонський трофей сезону-2021/22 залишився нерозіграним черезповномасштабне вторгнення Росії в Україну.</text:p>
      <text:p text:style-name="P4">
<text:span text:style-name="T4">
Читайте також:</text:span>
 <text:a xlink:type="simple" xlink:href="https://www.ukrinform.ua/rubric-sports/3715677-ruh-vigrav-unackij-cempionat-ukraini-z-futbolu.html" text:style-name="Internet_20_link" text:visited-style-name="Visited_20_Internet_20_Link">
 « <text:span text:style-name="T4">
Рух</text:span>
 » виграв юнацький чемпіонат України з футболу</text:a>
</text:p>
      <text:p text:style-name="P4">
В сезоні-2023/24 «Рух» U19 представлятиме Україну в Юнацькій лізі УЄФА.</text:p>
      <text:p text:style-name="P4">
Фото медіацентру ФК «Рух».</text:p>
      <text:p text:style-name="P4">
Source: <text:a xlink:type="simple" xlink:href="https://www.ukrinform.ua/rubric-sports/3718090-ruh-u19-otrimav-zoloti-nagorodi-ta-kubok-peremozca-cempionatu-unackih-komand.html" text:style-name="Internet_20_link" text:visited-style-name="Visited_20_Internet_20_Link">
https://www.ukrinform.ua/rubric-sports/3718090-ruh-u19-otrimav-zoloti-nagorodi-ta-kubok-peremozca-cempionatu-unackih-komand.html</text:a>
</text:p>
      <!--NEWS-->
      <text:h text:style-name="P10" text:outline-level="1">
<text:span text:style-name="T4">
Легіон «Свобода Росії» та РДК заявили, що увійшли до передмістя Шебекіна</text:span>
</text:h>
      <text:p text:style-name="P4">
Authors: Ukrinform (Person)</text:p>
      <text:p text:style-name="P4">
Publisher: Укринформ (Organization)</text:p>
      <text:p text:style-name="P4">
Published Time: 2023-06-04T12:40:04+03:00</text:p>
      <text:p text:style-name="P4">
Modified Time: 2023-06-04T12:40:04+03:00</text:p>
      <text:p text:style-name="P4">
Description: «Російський добровольчий корпус» і Легіон «Свобода Росії» заявили про входження до передмістя Шебекіна Бєлгородської області РФ. — Укрінформ.</text:p>
      <text:p text:style-name="P4">
Images: ['<text:a xlink:type="simple" xlink:href="https://static.ukrinform.com/photos/2023_05/thumb_files/630_360_1684938991-585.jpg" text:style-name="Internet_20_link" text:visited-style-name="Visited_20_Internet_20_Link">
630_360_16849...</text:a>
']</text:p>
      <text:p text:style-name="P4">
Tags: ['Війна з Росією', 'Легіон «Свобода Росії» ', 'РДК']</text:p>
      <text:p text:style-name="P4">
Type: Article</text:p>
      <!--METADATA-->
      <text:p text:style-name="P4">
<draw:frame draw:style-name="fr1" draw:name="Image100" text:anchor-type="as-char" svg:width="6.9236in" svg:height="3.956343in" draw:z-index="0">
<draw:image xlink:href="../Images/yкринформ/2023-06-04T12-40-04-03-00/630_360_1684938991-585.jpg" xlink:type="simple" xlink:show="embed" xlink:actuate="onLoad" draw:mime-type="image/jpeg"/>
</draw:frame>
«Російський добровольчий корпус» і Легіон «Свобода Росії» заявили провходження до передмістя Шебекіна Бєлгородської області РФ.</text:p>
      <text:p text:style-name="P4">
Про це повідомляється в Телеграм-каналах <text:a xlink:type="simple" xlink:href="https://t.me/russvolcorps/581" text:style-name="Internet_20_link" text:visited-style-name="Visited_20_Internet_20_Link">
 РДК</text:a>
 та <text:a xlink:type="simple" xlink:href="https://t.me/legionoffreedom/852" text:style-name="Internet_20_link" text:visited-style-name="Visited_20_Internet_20_Link">
 ЛСР </text:a>
, передає Укрінформ.</text:p>
      <text:p text:style-name="P4">
«Передова штурмова група РДК та ЛСР заходить із боями до передмістя Шебекіно»,– йдеться у повідомленні РДК, яке продубльоване в ТГ-каналі ЛСР.</text:p>
      <text:p text:style-name="P4">
<text:span text:style-name="T4">
Читайте також:</text:span>
 <text:a xlink:type="simple" xlink:href="https://www.ukrinform.ua/rubric-ato/3716857-svoboda-rosii-ta-rdk-pocali-novij-rejd-u-belgorodsku-oblast-rf.html" text:style-name="Internet_20_link" text:visited-style-name="Visited_20_Internet_20_Link">
 «Свобода Росії» та « <text:span text:style-name="T4">
РДК</text:span>
 » почали новий рейд уБєлгородську область РФ </text:a>
</text:p>
      <text:p text:style-name="P4">
Як повідомляв Укрінформ, 1 червня Легіон «Свобода Росії» та «Російськийдобровольчий корпус» заявили про початок нового рейду у Бєлгородську областьРФ.</text:p>
      <text:p text:style-name="P4">
Російська влада для боротьби з партизанами перекинула у прикордонні населеніпункти Бєлгородської області елітний загін спецпризначення, а також почаламасові обстріли території.</text:p>
      <text:p text:style-name="P4">
<text:span text:style-name="T4">
Читайте також:</text:span>
 <text:a xlink:type="simple" xlink:href="https://www.ukrinform.ua/rubric-ato/3715786-legion-rdk-zaaviv-so-jogo-bijci-znovu-zahodili-do-rosii.html" text:style-name="Internet_20_link" text:visited-style-name="Visited_20_Internet_20_Link">
 Легіон « <text:span text:style-name="T4">
РДК</text:span>
 » заявив, що його бійці знову заходилидо Росії </text:a>
</text:p>
      <text:p text:style-name="P4">
Легіон «Свобода Росії» <text:a xlink:type="simple" xlink:href="https://www.ukrinform.ua/rubric-ato/3717763-legion-svoboda-rosii-zaproponuvav-zitelam-belgorodsini-evakuuvatisa-v-ukrainu.html" text:style-name="Internet_20_link" text:visited-style-name="Visited_20_Internet_20_Link">
 запропонував жителям Бєлгородської області РФ</text:a>
 , якіпотерпають від обстрілів армією РФ, евакуюватися в Україну.</text:p>
      <text:p text:style-name="P4">
Source: <text:a xlink:type="simple" xlink:href="https://www.ukrinform.ua/rubric-ato/3718091-legion-svoboda-rosii-ta-rdk-zaavili-so-uvijsli-do-peredmista-sebekina.html" text:style-name="Internet_20_link" text:visited-style-name="Visited_20_Internet_20_Link">
https://www.ukrinform.ua/rubric-ato/3718091-legion-svoboda-rosii-ta-rdk-zaavili-so-uvijsli-do-peredmista-sebekina.html</text:a>
</text:p>
      <!--NEWS-->
      <text:h text:style-name="P10" text:outline-level="1">
<text:span text:style-name="T4">
Плани люблять тишу: Міноборони не оголошуватиме про початок контрнаступу</text:span>
</text:h>
      <text:p text:style-name="P4">
Authors: Ukrinform (Person)</text:p>
      <text:p text:style-name="P4">
Publisher: Укринформ (Organization)</text:p>
      <text:p text:style-name="P4">
Published Time: 2023-06-04T12:45:36+03:00</text:p>
      <text:p text:style-name="P4">
Modified Time: 2023-06-04T12:45:36+03:00</text:p>
      <text:p text:style-name="P4">
Description: Заступниця міністра оборони України Ганна Маляр наголосила, що оголошення про початок контрнаступу не буде.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Міноборони', 'Війна з Росією', 'Ганна Маляр', 'Контрнаступ']</text:p>
      <text:p text:style-name="P4">
Type: Article</text:p>
      <!--METADATA-->
      <text:p text:style-name="P4">
<draw:frame draw:style-name="fr1" draw:name="Image101" text:anchor-type="as-char" svg:width="6.9236in" svg:height="3.956343in" draw:z-index="0">
<draw:image xlink:href="../Images/yкринформ/2023-06-04T12-45-36-03-00/630_360_1684691970-341.jpg" xlink:type="simple" xlink:show="embed" xlink:actuate="onLoad" draw:mime-type="image/jpeg"/>
</draw:frame>
 Заступницяміністра оборони України Ганна Маляр наголосила, що оголошення про початокконтрнаступу не буде.</text:p>
      <text:p text:style-name="P4">
Як передає Укрінформ, про це вона написала у <text:a xlink:type="simple" xlink:href="https://t.me/annamaliar/810" text:style-name="Internet_20_link" text:visited-style-name="Visited_20_Internet_20_Link">
 Телеграмі.</text:a>
</text:p>
      <text:p text:style-name="P4">
"Плани люблять тишу. Оголошення про початок не буде", - підкреслила Маляр.</text:p>
      <text:p text:style-name="P4">
Заступниця міністра також опублікувала відеоролик з українськими бійцями, якізакликають до тиші.</text:p>
      <text:p text:style-name="P4">
<text:span text:style-name="T4">
Читайте також:</text:span>
 <text:a xlink:type="simple" xlink:href="https://www.ukrinform.ua/rubric-ato/3717842-zelenskij-mi-gotovi-do-kontrnastupu.html" text:style-name="Internet_20_link" text:visited-style-name="Visited_20_Internet_20_Link">
 Зеленський: Ми готові до <text:span text:style-name="T4">
контрнаст</text:span>
 упу</text:a>
</text:p>
      <text:p text:style-name="P4">
Як повідомляв Укрінформ, ексдиректор ЦРУ генерал Девід Петреус вважає, що <text:a xlink:type="simple" xlink:href="https://www.ukrinform.ua/rubric-ato/3717973-kontrnastup-zsu-bude-vrazaucim-eksdirektor-cru.html" text:style-name="Internet_20_link" text:visited-style-name="Visited_20_Internet_20_Link">
</text:a>
 <text:a xlink:type="simple" xlink:href="https://www.ukrinform.ua/rubric-ato/3717973-kontrnastup-zsu-bude-vrazaucim-eksdirektor-cru.html" text:style-name="Internet_20_link" text:visited-style-name="Visited_20_Internet_20_Link">
 контрнаступ українського війська</text:a>
 буде вражаючим і досягне кульмінації уже в перші три-чотири доби. За його словами, українці "сповнені рішучості звільнити своюкраїну".</text:p>
      <text:p text:style-name="P4">
Source: <text:a xlink:type="simple" xlink:href="https://www.ukrinform.ua/rubric-ato/3718092-plani-lublat-tisu-minoboroni-ne-ogolosuvatime-pro-pocatok-kontrnastupu.html" text:style-name="Internet_20_link" text:visited-style-name="Visited_20_Internet_20_Link">
https://www.ukrinform.ua/rubric-ato/3718092-plani-lublat-tisu-minoboroni-ne-ogolosuvatime-pro-pocatok-kontrnastupu.html</text:a>
</text:p>
      <!--NEWS-->
      <text:h text:style-name="P10" text:outline-level="1">
<text:span text:style-name="T4">
Сили оборони контратакували на Сватівському напрямку, просунувшись уперед на 400 метрів - Сирський</text:span>
</text:h>
      <text:p text:style-name="P4">
Authors: Ukrinform (Person)</text:p>
      <text:p text:style-name="P4">
Publisher: Укринформ (Organization)</text:p>
      <text:p text:style-name="P4">
Published Time: 2023-06-04T12:50:00+03:00</text:p>
      <text:p text:style-name="P4">
Modified Time: 2023-06-04T12:50:00+03:00</text:p>
      <text:p text:style-name="P4">
Description: Російські окупаційні війська перейшли до наступальних дій в районі Максютівки, Новоселівського, Куземівки, Макіївки, Белогорівка та Спірного, однак Сили оборони не лише відбивають атаки ворога на Сватівському напрямку, але й успішно контратакують та просуваються вперед. — Укрінформ.</text:p>
      <text:p text:style-name="P4">
Images: ['<text:a xlink:type="simple" xlink:href="https://static.ukrinform.com/photos/2023_06/thumb_files/630_360_1685871817-229.jpeg" text:style-name="Internet_20_link" text:visited-style-name="Visited_20_Internet_20_Link">
630_360_16858...</text:a>
']</text:p>
      <text:p text:style-name="P4">
Tags: ['ЗСУ', 'Сирський', 'Війна з Росією']</text:p>
      <text:p text:style-name="P4">
Type: Article</text:p>
      <!--METADATA-->
      <text:p text:style-name="P4">
<draw:frame draw:style-name="fr1" draw:name="Image102" text:anchor-type="as-char" svg:width="6.9236in" svg:height="3.956343in" draw:z-index="0">
<draw:image xlink:href="../Images/yкринформ/2023-06-04T12-50-00-03-00/630_360_1685871817-229.jpeg" xlink:type="simple" xlink:show="embed" xlink:actuate="onLoad" draw:mime-type="image/jpeg"/>
</draw:frame>
 Російськіокупаційні війська перейшли до наступальних дій в районі Максютівки,Новоселівського, Куземівки, Макіївки, Белогорівка та Спірного, однак Силиоборони не лише відбивають атаки ворога на Сватівському напрямку, але йуспішно контратакують та просуваються вперед.</text:p>
      <text:p text:style-name="P4">
Як передає Укрінформ, про це у <text:a xlink:type="simple" xlink:href="https://t.me/militarymediacenter/2125" text:style-name="Internet_20_link" text:visited-style-name="Visited_20_Internet_20_Link">
 Телеграмі</text:a>
 повідомляє Мілітарі медіа центр ізпосиланням на командувача Сухопутних військ ЗСУ генерал-полковника ОлександраСирського.</text:p>
      <text:p text:style-name="P4">
«Робота безпосередньо в районах бойових дій має на меті оперативне вирішенняпроблемних питань на місці. Це дає можливість володіти реальною обстановкою намісцях, а не за рапортами чи доповідями. В ході живого спілкування зкомандирами підрозділів ми розробили та реалізуємо нові підходи і баченнянайскорішого досягнення успіху на окремих ділянках фронту. Кожні такі діїпотребують ретельного планування, кропіткої підготовки військовослужбовців дляїх практичного виконання, тобто узгоджених дій штабів та підрозділів дляуспішного виконання бойових завдань.</text:p>
      <text:p text:style-name="P4">
Тоді навіть чисельна перевага не допомагає ворогу. Як приклад, хочу відзначитироботу підрозділу 92-ї окремої механізованої бригади, який не лише відбиватаку ворога на Сватівському напрямку, але й успішно контратакував і на його«плечах» просунувся вперед на 400 метрів. Інший приклад, це успішні діївійськовослужбовців 80 окремої десантно-штурмової бригади, які щоденно, крокза кроком, грамотними тактичними діями звільнили значну ділянку території врайоні Іванівського лісу» , - цитує Сирського пресслужба.</text:p>
      <text:p text:style-name="P4">
<text:span text:style-name="T4">
Читайте також:</text:span>
 <text:a xlink:type="simple" xlink:href="https://www.ukrinform.ua/rubric-ato/3716081-sirskij-pokazav-ak-zsu-znisuut-rosijski-pozicii-pid-bahmutom.html" text:style-name="Internet_20_link" text:visited-style-name="Visited_20_Internet_20_Link">
 <text:span text:style-name="T4">
Сирський</text:span>
 показав, як ЗСУ знищують російські позиціїпід Бахмутом </text:a>
</text:p>
      <text:p text:style-name="P4">
Як зазначається, бої в цих районах тривають майже цілодобово, тому невипадковочерговий візит командувача Сухопутних військ ЗСУ генерал-полковника ОлександраСирського відбувся саме в тих частинах, які тримають оборону на найбільшнапружених ділянках фронту.</text:p>
      <text:p text:style-name="P4">
Як повідомляв Укрінформ, напередодні Командувач Сухопутних військ ЗСУ генерал-полковник <text:a xlink:type="simple" xlink:href="https://www.ukrinform.ua/rubric-ato/3717712-sirskij-vidvidav-pozicii-zsu-na-bahmutskomu-napramku.html" text:style-name="Internet_20_link" text:visited-style-name="Visited_20_Internet_20_Link">
 Олександр Сирський побував на передовій на Бахмутському напрямку</text:a>
 , де спланував із командирами подальші дії і вручиввоїнам подарунки і відзнаки.</text:p>
      <text:p text:style-name="P4">
<text:span text:style-name="T5">
Фото: Military Media Center</text:span>
</text:p>
      <text:p text:style-name="P4">
Source: <text:a xlink:type="simple" xlink:href="https://www.ukrinform.ua/rubric-ato/3718095-sili-oboroni-kontratakuvali-na-svativskomu-napramku-prosunuvsis-upered-na-400-metriv-sirskij.html" text:style-name="Internet_20_link" text:visited-style-name="Visited_20_Internet_20_Link">
https://www.ukrinform.ua/rubric-ato/3718095-sili-oboroni-kontratakuvali-na-svativskomu-napramku-prosunuvsis-upered-na-400-metriv-sirskij.html</text:a>
</text:p>
      <!--NEWS-->
      <text:h text:style-name="P10" text:outline-level="1">
<text:span text:style-name="T4">
На Київщині у будинку стався вибух, троє людей з опіками в реанімації</text:span>
</text:h>
      <text:p text:style-name="P4">
Authors: Ukrinform (Person)</text:p>
      <text:p text:style-name="P4">
Publisher: Укринформ (Organization)</text:p>
      <text:p text:style-name="P4">
Published Time: 2023-06-04T12:53:00+03:00</text:p>
      <text:p text:style-name="P4">
Modified Time: 2023-06-04T12:53:00+03:00</text:p>
      <text:p text:style-name="P4">
Description: У селі Гаврилівка Київської області внаслідок вибуху в будинку дістали опіки троє людей, вони перебувають у реанімації. — Укрінформ.</text:p>
      <text:p text:style-name="P4">
Images: ['<text:a xlink:type="simple" xlink:href="https://static.ukrinform.com/photos/2023_06/thumb_files/630_360_1685872351-847.jpg" text:style-name="Internet_20_link" text:visited-style-name="Visited_20_Internet_20_Link">
630_360_16858...</text:a>
']</text:p>
      <text:p text:style-name="P4">
Tags: ['ДСНС', 'Вибух', 'Київщина']</text:p>
      <text:p text:style-name="P4">
Type: Article</text:p>
      <!--METADATA-->
      <text:p text:style-name="P4">
<draw:frame draw:style-name="fr1" draw:name="Image104" text:anchor-type="as-char" svg:width="6.9236in" svg:height="3.956343in" draw:z-index="0">
<draw:image xlink:href="../Images/yкринформ/2023-06-04T12-53-00-03-00/630_360_1685872351-847.jpg" xlink:type="simple" xlink:show="embed" xlink:actuate="onLoad" draw:mime-type="image/jpeg"/>
</draw:frame>
 У селіГаврилівка Київської області внаслідок вибуху в будинку дістали опіки троєлюдей, вони перебувають у реанімації.</text:p>
      <text:p text:style-name="P4">
Як передає Укрінформ, про це Бучанська міська рада повідомляє у <text:a xlink:type="simple" xlink:href="https://www.facebook.com/bucharada.gov.ua/posts/pfbid02MC7VrfK9nvEyqvjuPJGhGtHMcPMoQGQWTkAFjJasbqndySi8Yss5AHSmLvA2nt5Yl" text:style-name="Internet_20_link" text:visited-style-name="Visited_20_Internet_20_Link">
 Фейсбуці</text:a>
.</text:p>
      <text:p text:style-name="P4">
У селі Гаврилівка Бучанської громади внаслідок вибуху загорівся будинок. Колирятувальники прибули на місце, вогонь вже повністю охопив другий та частковоперший поверхи. Проте їм вдалося оперативно ліквідувати пожежу.</text:p>
      <text:p text:style-name="P4">
</text:p>
      <text:p text:style-name="P4">
За словами в.о. старости села Гаврилівка Ярослава Дяченка, травмовано39-річного чоловіка, він не місцевий. У чоловіка 80% опіків тіла, він укритичному стані та перебуває в реанімації. Інші дві потерпілі - місцевіжительки. Вони також у реанімації з опіками 30% тіла. “Це не власники будинку- житло здавали в оренду”, - додав Дяченко.</text:p>
      <text:p text:style-name="P4">
<text:span text:style-name="T4">
Читайте також:</text:span>
 <text:a xlink:type="simple" xlink:href="https://www.ukrinform.ua/rubric-regions/3718014-izpid-zavaliv-budinku-na-dnipropetrovsini-za-nic-vratuvali-cotiroh-ludej.html" text:style-name="Internet_20_link" text:visited-style-name="Visited_20_Internet_20_Link">
 Із-під завалів будинку на Дніпропетровщині за нічврятували чотирьох людей </text:a>
</text:p>
      <text:p text:style-name="P4">
Вибух стався 3 червня о 17.10. На місці працюють слідчі, причина пожежі ще невстановлена.</text:p>
      <text:p text:style-name="P4">
Як повідомляв Укрінформ, у Київській області вночі 2 червня внаслідокмасованої ворожої повітряної атаки постраждали дитина і чоловік.</text:p>
      <text:p text:style-name="P4">
Фото: Буяанська міська рада</text:p>
      <text:p text:style-name="P4">
Source: <text:a xlink:type="simple" xlink:href="https://www.ukrinform.ua/rubric-regions/3718096-na-kiivsini-u-budinku-stavsa-vibuh-troe-ludej-z-opikami-v-reanimacii.html" text:style-name="Internet_20_link" text:visited-style-name="Visited_20_Internet_20_Link">
https://www.ukrinform.ua/rubric-regions/3718096-na-kiivsini-u-budinku-stavsa-vibuh-troe-ludej-z-opikami-v-reanimacii.html</text:a>
</text:p>
      <!--NEWS-->
      <text:h text:style-name="P10" text:outline-level="1">
<text:span text:style-name="T4">
Країна, яка забирає життя українських дітей, не має права на існування - Ткаченко</text:span>
</text:h>
      <text:p text:style-name="P4">
Authors: Ukrinform (Person)</text:p>
      <text:p text:style-name="P4">
Publisher: Укринформ (Organization)</text:p>
      <text:p text:style-name="P4">
Published Time: 2023-06-04T12:54:00+03:00</text:p>
      <text:p text:style-name="P4">
Modified Time: 2023-06-04T12:54:00+03:00</text:p>
      <text:p text:style-name="P4">
Description: Росія, як країна, що забирає життя і калічить долі українських дітей, не має права на існування. — Укрінформ.</text:p>
      <text:p text:style-name="P4">
Images: ['<text:a xlink:type="simple" xlink:href="https://static.ukrinform.com/photos/2023_06/thumb_files/630_360_1685872703-604.jpg" text:style-name="Internet_20_link" text:visited-style-name="Visited_20_Internet_20_Link">
630_360_16858...</text:a>
']</text:p>
      <text:p text:style-name="P4">
Tags: ['Діти', 'Ткаченко', 'Війна з Росією']</text:p>
      <text:p text:style-name="P4">
Type: Article</text:p>
      <!--METADATA-->
      <text:p text:style-name="P4">
<draw:frame draw:style-name="fr1" draw:name="Image108" text:anchor-type="as-char" svg:width="6.9236in" svg:height="3.956343in" draw:z-index="0">
<draw:image xlink:href="../Images/yкринформ/2023-06-04T12-54-00-03-00/630_360_1685872703-604.jpg" xlink:type="simple" xlink:show="embed" xlink:actuate="onLoad" draw:mime-type="image/jpeg"/>
</draw:frame>
 Росія, яккраїна, що забирає життя і калічить долі українських дітей, не має права наіснування.</text:p>
      <text:p text:style-name="P4">
Як передає Укрінформ, про це написав у <text:a xlink:type="simple" xlink:href="https://t.me/otkachenkokyiv/3686" text:style-name="Internet_20_link" text:visited-style-name="Visited_20_Internet_20_Link">
 Телеграмі</text:a>
міністр культури та інформаційної політики Олександр Ткаченко.</text:p>
      <text:p text:style-name="P4">
За його словами, “ще вчора було 484 дитячих життя, які забрала в нас росія.Сьогодні вже 485. Сотні скалічених, тисячі депортованих маленьких українців”.</text:p>
      <text:p text:style-name="P4">
“Страшно, що існує День вшанування пам'яті <text:a xlink:type="simple" xlink:href="https://www.ukrinform.ua/tag-diti" text:style-name="Internet_20_link" text:visited-style-name="Visited_20_Internet_20_Link">
 дітей</text:a>
 , які загинули внаслідок збройної агресіїрф проти України. Ця дата навічно закарбується в нашій історії. Щоб ми ніколине забули і ніколи не пробачили”, - підкреслив Ткаченко.</text:p>
      <text:p text:style-name="P4">
<text:span text:style-name="T4">
Читайте також:</text:span>
 <text:a xlink:type="simple" xlink:href="https://www.ukrinform.ua/rubric-ato/3718069-ih-ubili-rosijski-zbroa-ta-nenavist-zelenskij-pokazav-video-z-ditmi-cii-zitta-zabrav-vorog.html" text:style-name="Internet_20_link" text:visited-style-name="Visited_20_Internet_20_Link">
 «Їх убили російські зброя та ненависть»: <text:span text:style-name="T4">
Зеленський</text:span>
показав відео з дітьми, чиї життя забрав ворог</text:a>
</text:p>
      <text:p text:style-name="P4">
Як наголосив очільник МКІП, “країна, яка забирає життя нашого майбутнього, немає права на існування”.</text:p>
      <text:p text:style-name="P4">
Як повідомляв Укрінформ, станом на 4 червня в Україні <text:a xlink:type="simple" xlink:href="https://www.ukrinform.ua/rubric-ato/3718004-rosijska-armia-vbila-v-ukraini-vze-485-ditej-se-1005-poranila.html" text:style-name="Internet_20_link" text:visited-style-name="Visited_20_Internet_20_Link">
 внаслідок російськоїзбройної агресії вже 485 дітей загинули і ще 1005 отримали поранення.</text:a>
</text:p>
      <text:p text:style-name="P4">
Source: <text:a xlink:type="simple" xlink:href="https://www.ukrinform.ua/rubric-society/3718100-kraina-aka-zabirae-zitta-ukrainskih-ditej-ne-mae-prava-na-isnuvanna-tkacenko.html" text:style-name="Internet_20_link" text:visited-style-name="Visited_20_Internet_20_Link">
https://www.ukrinform.ua/rubric-society/3718100-kraina-aka-zabirae-zitta-ukrainskih-ditej-ne-mae-prava-na-isnuvanna-tkacenko.html</text:a>
</text:p>
      <!--NEWS-->
      <text:h text:style-name="P10" text:outline-level="1">
<text:span text:style-name="T4">
Explosions were reported in Krasnodar</text:span>
</text:h>
      <text:p text:style-name="P4">
Authors: liveuamap (Language: en)</text:p>
      <text:p text:style-name="P4">
Time: 2023-06-04T13:02:17</text:p>
      <text:p text:style-name="P4">
Location: Krasnodar, Krasnodarskiy kray (Latitude:45.03008 Longtitude:38.95718)</text:p>
      <text:p text:style-name="P4">
Videos: []</text:p>
      <text:p text:style-name="P4">
Images: ["<text:a xlink:type="simple" xlink:href="https://liveuamap.com/pics/2023/06/04/22567545_0.jpg" text:style-name="Internet_20_link" text:visited-style-name="Visited_20_Internet_20_Link">
22567545_0.jpg</text:a>
", "<text:a xlink:type="simple" xlink:href="https://liveuamap.com/pics/2023/06/04/22567545_1.jpg" text:style-name="Internet_20_link" text:visited-style-name="Visited_20_Internet_20_Link">
22567545_1.jpg</text:a>
"]</text:p>
      <text:p text:style-name="P4">
Tags: ["Russia", "Central and Eastern Europe"]</text:p>
      <text:p text:style-name="P4">
ID: 22567545</text:p>
      <!--METADATA-->
      <text:p text:style-name="P4">
Explosions were reported in Krasnodar</text:p>
      <text:p text:style-name="P4">
<draw:frame draw:style-name="fr1" draw:name="Image109" text:anchor-type="as-char" svg:width="6.9236in" svg:height="9.231467in" draw:z-index="0">
<draw:image xlink:href="../Images/liveuamap/2023-06-04T13-02-17/22567545_0.jpg" xlink:type="simple" xlink:show="embed" xlink:actuate="onLoad" draw:mime-type="image/jpeg"/>
</draw:frame>
<draw:frame draw:style-name="fr1" draw:name="Image110" text:anchor-type="as-char" svg:width="6.9236in" svg:height="9.979964in" draw:z-index="0">
<draw:image xlink:href="../Images/liveuamap/2023-06-04T13-02-17/22567545_1.jpg" xlink:type="simple" xlink:show="embed" xlink:actuate="onLoad" draw:mime-type="image/jpeg"/>
</draw:frame>
</text:p>
      <text:p text:style-name="P4">
News Collection Link: <text:a xlink:type="simple" xlink:href="https://liveuamap.com/en/2023/4-june-explosions-were-reported-in-krasnodar-" text:style-name="Internet_20_link" text:visited-style-name="Visited_20_Internet_20_Link">
https://liveuamap.com/en/2023/4-june-explosions-were-reported-in-krasnodar-</text:a>
</text:p>
      <text:p text:style-name="P4">
Source: <text:a xlink:type="simple" xlink:href="https://t.me/Ateobreaking/89725" text:style-name="Internet_20_link" text:visited-style-name="Visited_20_Internet_20_Link">
https://t.me/Ateobreaking/89725</text:a>
</text:p>
      <!--NEWS-->
      <text:h text:style-name="P10" text:outline-level="1">
<text:span text:style-name="T4">
Завершився ветеранський велопробіг, учасники якого подолали понад 1,5 тисячі кілометрів</text:span>
</text:h>
      <text:p text:style-name="P4">
Authors: Ukrinform (Person)</text:p>
      <text:p text:style-name="P4">
Publisher: Укринформ (Organization)</text:p>
      <text:p text:style-name="P4">
Published Time: 2023-06-04T13:04:59+03:00</text:p>
      <text:p text:style-name="P4">
Modified Time: 2023-06-04T13:04:59+03:00</text:p>
      <text:p text:style-name="P4">
Description: Завершився організований Мінветеранів всеукраїнський ветеранський велопробіг “Шануємо пам’ять захисників України”, учасники якого подолали понад півтори тисячі кілометрів Україною, Словаччиною, Чехією, Німеччиною. — Укрінформ.</text:p>
      <text:p text:style-name="P4">
Images: ['<text:a xlink:type="simple" xlink:href="https://static.ukrinform.com/photos/2023_06/thumb_files/630_360_1685873043-208.jpg" text:style-name="Internet_20_link" text:visited-style-name="Visited_20_Internet_20_Link">
630_360_16858...</text:a>
']</text:p>
      <text:p text:style-name="P4">
Tags: ['Ветерани війни', 'Війна з Росією', 'Велопробіг']</text:p>
      <text:p text:style-name="P4">
Type: Article</text:p>
      <!--METADATA-->
      <text:p text:style-name="P4">
<draw:frame draw:style-name="fr1" draw:name="Image111" text:anchor-type="as-char" svg:width="6.9236in" svg:height="3.956343in" draw:z-index="0">
<draw:image xlink:href="../Images/yкринформ/2023-06-04T13-04-59-03-00/630_360_1685873043-208.jpg" xlink:type="simple" xlink:show="embed" xlink:actuate="onLoad" draw:mime-type="image/jpeg"/>
</draw:frame>
 Завершивсяорганізований Мінветеранів всеукраїнський ветеранський велопробіг “Шануємопам’ять захисників України”, учасники якого подолали понад півтори тисячікілометрів Україною, Словаччиною, Чехією, Німеччиною.</text:p>
      <text:p text:style-name="P4">
Як передає Укрінформ, про це повідомляє <text:a xlink:type="simple" xlink:href="https://www.kmu.gov.ua/news/zavershyvsia-orhanizovanyi-minveteraniv-vseukrainskyi-veteranskyi-veloprobih-shanuiemo-pamiat-zakhysnykiv-ukrainy" text:style-name="Internet_20_link" text:visited-style-name="Visited_20_Internet_20_Link">
 пресслужба КМУ</text:a>
 .</text:p>
      <text:p text:style-name="P4">
«Ветерани подолали понад півтори тисячі кілометрів Україною, Словаччиною,Чехією, Німеччиною, проїхавши за маршрутом “Ужгород-Дармштадт”, відвідавшитакі міста: Попрад (Словаччина), Нітра (Словаччина), Братислава (Словаччина),Брно (Чехія), Прага (Чехія), Вайден (Німеччина), Вюрцбург (Німеччина),Дармштадт (Німеччина)», - йдеться в повідомленні.</text:p>
      <text:p text:style-name="P4">
<text:span text:style-name="T4">
Читайте також:</text:span>
 <text:a xlink:type="simple" xlink:href="https://www.ukrinform.ua/rubric-regions/3713388-z-uzgoroda-v-nimecke-misto-darmstadt-virusili-u-velomarafon-ukrainski-veterani.html" text:style-name="Internet_20_link" text:visited-style-name="Visited_20_Internet_20_Link">
 З Ужгорода в німецьке місто Дармштадт вирушили увеломарафон українські ветерани </text:a>
</text:p>
      <text:p text:style-name="P4">
Зазначається, що на шляху від Ужгорода до Дармштадта в українських закордоннихпредставництвах відбулись зустрічі з представниками місцевої влади тагромадськості, з українцями, які зараз перебувають за кордоном. Учасникизаходу привезли прапор України із підписами від поранених захисників, якілікуються у медичних закладах обласного центру Закарпаття.</text:p>
      <text:p text:style-name="P4">
У Посольстві України в Чехії учасники велопробігу ветеранів війни "Шануємопам’ять захисників України” зустрілися з тимчасовим повіреним у справахУкраїни в Чехії Віталієм Усатим, який висловив щиру вдячність за мужність таза захист держави. Також відбулася дружня зустріч з учнями празьких шкіл,учасниками програми з підтримки України. Учасників велопробігу гостиннозустріли в Посольстві України в Словаччині. 2 червня велопробіг фінішував унімецькому місті Дармштадт.</text:p>
      <text:p text:style-name="P4">
<text:span text:style-name="T4">
Читайте також:</text:span>
 <text:a xlink:type="simple" xlink:href="https://www.ukrinform.ua/rubric-society/3708497-cotiri-kraini-i-1500-kilometriv-z-24-travna-startue-vseukrainskij-veteranskij-veloprobig.html" text:style-name="Internet_20_link" text:visited-style-name="Visited_20_Internet_20_Link">
 Чотири країни і 1500 кілометрів: 24 травня стартуєвсеукраїнський ветеранський <text:span text:style-name="T4">
велопробіг</text:span>
 </text:a>
</text:p>
      <text:p text:style-name="P4">
Як повідомлялось, 24 травня 2023 року із площі Поштової в Ужгороді стартуваввелопробіг ветеранів війни “Шануємо пам’ять захисників України”, організованийМіністерством у справах ветеранів України. Велопробіг мав на меті вплинути наформування національно-патріотичної свідомості громадян України, а також напідтримку позитивного іміджу ветеранів на міжнародній арені.</text:p>
      <text:p text:style-name="P4">
Фото: Мінветеранів</text:p>
      <text:p text:style-name="P4">
Source: <text:a xlink:type="simple" xlink:href="https://www.ukrinform.ua/rubric-society/3718101-zaversivsa-veteranskij-veloprobig-ucasniki-akogo-podolali-ponad-15-tisaci-kilometriv.html" text:style-name="Internet_20_link" text:visited-style-name="Visited_20_Internet_20_Link">
https://www.ukrinform.ua/rubric-society/3718101-zaversivsa-veteranskij-veloprobig-ucasniki-akogo-podolali-ponad-15-tisaci-kilometriv.html</text:a>
</text:p>
      <!--NEWS-->
      <text:h text:style-name="P10" text:outline-level="1">
<text:span text:style-name="T4">
У Туреччині автобус із людьми потрапив у ДТП - один загиблий, 14 поранених</text:span>
</text:h>
      <text:p text:style-name="P4">
Authors: Ukrinform (Person)</text:p>
      <text:p text:style-name="P4">
Publisher: Укринформ (Organization)</text:p>
      <text:p text:style-name="P4">
Published Time: 2023-06-04T13:08:00+03:00</text:p>
      <text:p text:style-name="P4">
Modified Time: 2023-06-04T13:08:00+03:00</text:p>
      <text:p text:style-name="P4">
Description: Унаслідок ДТП за участю пасажирського автобуса, що сталося на півдні Туреччини, одна людина загинула та 14 отримали травми. — Укрінформ.</text:p>
      <text:p text:style-name="P4">
Images: ['<text:a xlink:type="simple" xlink:href="https://static.ukrinform.com/photos/2023_06/thumb_files/630_360_1685872612-976.jpg" text:style-name="Internet_20_link" text:visited-style-name="Visited_20_Internet_20_Link">
630_360_16858...</text:a>
']</text:p>
      <text:p text:style-name="P4">
Tags: ['Аварія', 'ДТП', 'Туреччина', 'Автобус']</text:p>
      <text:p text:style-name="P4">
Type: Article</text:p>
      <!--METADATA-->
      <text:p text:style-name="P4">
<draw:frame draw:style-name="fr1" draw:name="Image112" text:anchor-type="as-char" svg:width="6.9236in" svg:height="3.956343in" draw:z-index="0">
<draw:image xlink:href="../Images/yкринформ/2023-06-04T13-08-00-03-00/630_360_1685872612-976.jpg" xlink:type="simple" xlink:show="embed" xlink:actuate="onLoad" draw:mime-type="image/jpeg"/>
</draw:frame>
 УнаслідокДТП за участю пасажирського автобуса, що сталося на півдні Туреччини, одналюдина загинула та 14 отримали травми.</text:p>
      <text:p text:style-name="P4">
Про це повідомляє Укрінформ з посиланням на <text:a xlink:type="simple" xlink:href="https://www.trthaber.com/haber/turkiye/mersinde-yolcu-otobusu-sarampole-yuvarlandi-1-olu-14-yarali-772365.html" text:style-name="Internet_20_link" text:visited-style-name="Visited_20_Internet_20_Link">
</text:a>
 <text:a xlink:type="simple" xlink:href="https://www.trthaber.com/haber/turkiye/mersinde-yolcu-otobusu-sarampole-yuvarlandi-1-olu-14-yarali-772365.html" text:style-name="Internet_20_link" text:visited-style-name="Visited_20_Internet_20_Link">
 TRT Haber</text:a>
 <text:a xlink:type="simple" xlink:href="https://www.trthaber.com/haber/turkiye/mersinde-yolcu-otobusu-sarampole-yuvarlandi-1-olu-14-yarali-772365.html" text:style-name="Internet_20_link" text:visited-style-name="Visited_20_Internet_20_Link">
 .</text:a>
</text:p>
      <text:p text:style-name="P4">
“Пасажирський автобус, який вийшов з-під контролю через опади і туман в районіАнамур міста Мерсін, врізався в схил гори і перекинувся через огорожу.Внаслідок <text:a xlink:type="simple" xlink:href="https://www.ukrinform.ua/tag-dtp" text:style-name="Internet_20_link" text:visited-style-name="Visited_20_Internet_20_Link">
 ДТП </text:a>
 1 людина загинула, 14людей отримали травми”, - повідомляє телеканал.</text:p>
      <text:p text:style-name="P4">
Аварія сталася вранці на шосе Анамур-Газіпаша. Пасажирський автобус рухався внапрямку Анталії.</text:p>
      <text:p text:style-name="P4">
До місця аварії було направлено велику кількість медичних, жандармських тапожежних команд. Встановлено, що один із пасажирів автобуса загинув на місціаварії. Серед 14 потерпілих водій автобуса та 13 пасажирів, яких доправили донайближчих лікарень.</text:p>
      <text:p text:style-name="P4">
<text:span text:style-name="T4">
Читайте також:</text:span>
 <text:a xlink:type="simple" xlink:href="https://www.ukrinform.ua/rubric-world/3705794-motorosna-dtp-u-tureccini-vantazivka-vrizalasa-v-natovp-vbivsi-12-osib.html" text:style-name="Internet_20_link" text:visited-style-name="Visited_20_Internet_20_Link">
 Моторошна <text:span text:style-name="T4">
ДТП</text:span>
 у Туреччині: вантажівка врізалася внатовп, вбивши 12 осіб </text:a>
</text:p>
      <text:p text:style-name="P4">
За фактом аварії розпочато розслідування.</text:p>
      <text:p text:style-name="P4">
Як повідомляв Укрінформ, у провінції Коджаелі на північному заході Туреччини вберезні внаслідок ДТП за участю 23 автомобілів постраждали 11 людей.</text:p>
      <text:p text:style-name="P4">
<text:span text:style-name="T5">
Фото: TRT Haber</text:span>
</text:p>
      <text:p text:style-name="P4">
Source: <text:a xlink:type="simple" xlink:href="https://www.ukrinform.ua/rubric-world/3718099-u-tureccini-avtobus-iz-ludmi-potrapiv-u-dtp-odin-zagiblij-14-poranenih.html" text:style-name="Internet_20_link" text:visited-style-name="Visited_20_Internet_20_Link">
https://www.ukrinform.ua/rubric-world/3718099-u-tureccini-avtobus-iz-ludmi-potrapiv-u-dtp-odin-zagiblij-14-poranenih.html</text:a>
</text:p>
      <!--NEWS-->
      <text:h text:style-name="P10" text:outline-level="1">
<text:span text:style-name="T4">
У ДТП в Черкасах постраждали троє дітей</text:span>
</text:h>
      <text:p text:style-name="P4">
Authors: Ukrinform (Person)</text:p>
      <text:p text:style-name="P4">
Publisher: Укринформ (Organization)</text:p>
      <text:p text:style-name="P4">
Published Time: 2023-06-04T13:10:00+03:00</text:p>
      <text:p text:style-name="P4">
Modified Time: 2023-06-04T13:10:00+03:00</text:p>
      <text:p text:style-name="P4">
Description: У Черкасах зіштовхнулися дві автівки на перехресті вулиць Пастерівська-Надпільна, травм зазнали 5 осіб, троє з яких - діти. — Укрінформ.</text:p>
      <text:p text:style-name="P4">
Images: ['<text:a xlink:type="simple" xlink:href="https://static.ukrinform.com/photos/2023_06/thumb_files/630_360_1685873145-720.jpg" text:style-name="Internet_20_link" text:visited-style-name="Visited_20_Internet_20_Link">
630_360_16858...</text:a>
']</text:p>
      <text:p text:style-name="P4">
Tags: ['Діти', 'ДТП', 'Черкаси']</text:p>
      <text:p text:style-name="P4">
Type: Article</text:p>
      <!--METADATA-->
      <text:p text:style-name="P4">
<draw:frame draw:style-name="fr1" draw:name="Image113" text:anchor-type="as-char" svg:width="6.9236in" svg:height="3.956343in" draw:z-index="0">
<draw:image xlink:href="../Images/yкринформ/2023-06-04T13-10-00-03-00/630_360_1685873145-720.jpg" xlink:type="simple" xlink:show="embed" xlink:actuate="onLoad" draw:mime-type="image/jpeg"/>
</draw:frame>
 У Черкасахзіштовхнулися дві автівки на перехресті вулиць Пастерівська-Надпільна, травмзазнали 5 осіб, троє з яких - діти.</text:p>
      <text:p text:style-name="P4">
Про це повідомляє Черкаський КНП "Обласний центр екстреної медичної допомогита медицини катастроф" у <text:a xlink:type="simple" xlink:href="https://www.facebook.com/groups/emd.ck.ua/posts/6268071909951241/" text:style-name="Internet_20_link" text:visited-style-name="Visited_20_Internet_20_Link">
 Фейсбуці</text:a>
 , передаєУкрінформ.</text:p>
      <text:p text:style-name="P4">
"По приїзду медиками було виявлено 5 потерпілих. Серед постраждалих 3 <text:a xlink:type="simple" xlink:href="https://www.ukrinform.ua/tag-diti" text:style-name="Internet_20_link" text:visited-style-name="Visited_20_Internet_20_Link">
 дитини</text:a>
 . У 10-річної дитини медики попередньодіагностували закриту черепно-мозкову травму та струс головного мозку, у іншої5-річної дитини попередньо перелом стегна. Третя 7-річна дитина: ситуаційнареакція. Малечу доставлено до Черкаської обласної дитячої лікарні", - йдетьсяв повідомленні.</text:p>
      <text:p text:style-name="P4">
</text:p>
      <text:p text:style-name="P4">
Зазначається, що у 40-річного чоловіка попередньо діагностовано закритучерепно-мозкову травму, струс головного мозку та різану рану щоки, йогогоспіталізували до Черкаської обласної лікарні.</text:p>
      <text:p text:style-name="P4">
<text:span text:style-name="T4">
Читайте також:</text:span>
 <text:a xlink:type="simple" xlink:href="https://www.ukrinform.ua/rubric-regions/3716493-na-prikarpatti-u-dtp-zaginula-13ricna-ditina-nemovla-z-vazkimi-travmami-u-likarni.html" text:style-name="Internet_20_link" text:visited-style-name="Visited_20_Internet_20_Link">
 На Прикарпатті у <text:span text:style-name="T4">
ДТП</text:span>
 загинула 13-річна дитина,немовля з важкими травмами у лікарні </text:a>
</text:p>
      <text:p text:style-name="P4">
У п'ятого 50-річного потерпілого було попередньо діагностовано політравму.Пацієнта у тяжкому стані доставлено до Третьої міської лікарні.</text:p>
      <text:p text:style-name="P4">
Як повідомляв Укрінформ, <text:a xlink:type="simple" xlink:href="https://www.ukrinform.ua/rubric-regions/3707329-zgvaltuvanna-nepovnolitnoi-u-cerkasah-pidozruvanih-policejskih-vzali-pid-vartu.html" text:style-name="Internet_20_link" text:visited-style-name="Visited_20_Internet_20_Link">
 у Черкасах трьом колишнім поліцейським, якихпідозрюють у зґвалтуванні неповнолітньої </text:a>
 , повідомлено про підозру та обранозапобіжний захід.</text:p>
      <text:p text:style-name="P4">
<text:span text:style-name="T5">
Фото: КНП "Обласний центр екстреної медичної допомоги та медицини катастрофЧОР"</text:span>
</text:p>
      <text:p text:style-name="P4">
Source: <text:a xlink:type="simple" xlink:href="https://www.ukrinform.ua/rubric-regions/3718102-u-dtp-v-cerkasah-postrazdali-troe-ditej.html" text:style-name="Internet_20_link" text:visited-style-name="Visited_20_Internet_20_Link">
https://www.ukrinform.ua/rubric-regions/3718102-u-dtp-v-cerkasah-postrazdali-troe-ditej.html</text:a>
</text:p>
      <!--NEWS-->
      <text:h text:style-name="P10" text:outline-level="1">
<text:span text:style-name="T4">
Broadcasting of several TV channels in Crimea was hacked. Operators turning off them</text:span>
</text:h>
      <text:p text:style-name="P4">
Authors: liveuamap (Language: en)</text:p>
      <text:p text:style-name="P4">
Time: 2023-06-04T13:11:24</text:p>
      <text:p text:style-name="P4">
Location: Simferopol, Crimea (Latitude:44.94988 Longtitude:34.08848)</text:p>
      <text:p text:style-name="P4">
Videos: []</text:p>
      <text:p text:style-name="P4">
Images: []</text:p>
      <text:p text:style-name="P4">
Tags: ["Cyberwar"]</text:p>
      <text:p text:style-name="P4">
ID: 22567547</text:p>
      <!--METADATA-->
      <text:p text:style-name="P4">
Broadcasting of several TV channels in Crimea was hacked. Operators turningoff them</text:p>
      <text:p text:style-name="P4">
News Collection Link: <text:a xlink:type="simple" xlink:href="https://liveuamap.com/en/2023/4-june-broadcasting-of-several-tv-channels-in-crimea-was" text:style-name="Internet_20_link" text:visited-style-name="Visited_20_Internet_20_Link">
https://liveuamap.com/en/2023/4-june-broadcasting-of-several-tv-channels-in-crimea-was</text:a>
</text:p>
      <text:p text:style-name="P4">
Source: <text:a xlink:type="simple" xlink:href="https://t.me/suspilnenews/21428" text:style-name="Internet_20_link" text:visited-style-name="Visited_20_Internet_20_Link">
https://t.me/suspilnenews/21428</text:a>
</text:p>
      <!--NEWS-->
      <text:h text:style-name="P10" text:outline-level="1">
<text:span text:style-name="T4">
Для киян запустили чат-бот для самостійної оцінки стану укриття</text:span>
</text:h>
      <text:p text:style-name="P4">
Authors: Ukrinform (Person)</text:p>
      <text:p text:style-name="P4">
Publisher: Укринформ (Organization)</text:p>
      <text:p text:style-name="P4">
Published Time: 2023-06-04T13:14:00+03:00</text:p>
      <text:p text:style-name="P4">
Modified Time: 2023-06-04T13:14:00+03:00</text:p>
      <text:p text:style-name="P4">
Description: Для жителів Києва створений чат-бот, що дозволяє самостійно оцінити стан укриттів. — Укрінформ.</text:p>
      <text:p text:style-name="P4">
Images: ['<text:a xlink:type="simple" xlink:href="https://static.ukrinform.com/photos/2023_06/thumb_files/630_360_1685871364-376.jpg" text:style-name="Internet_20_link" text:visited-style-name="Visited_20_Internet_20_Link">
630_360_16858...</text:a>
']</text:p>
      <text:p text:style-name="P4">
Tags: ['Київ', 'Чат-бот', 'Укриття', 'Камишін']</text:p>
      <text:p text:style-name="P4">
Type: Article</text:p>
      <!--METADATA-->
      <text:p text:style-name="P4">
<draw:frame draw:style-name="fr1" draw:name="Image115" text:anchor-type="as-char" svg:width="6.9236in" svg:height="3.956343in" draw:z-index="0">
<draw:image xlink:href="../Images/yкринформ/2023-06-04T13-14-00-03-00/630_360_1685871364-376.jpg" xlink:type="simple" xlink:show="embed" xlink:actuate="onLoad" draw:mime-type="image/jpeg"/>
</draw:frame>
 Дляжителів Києва створений чат-бот, що дозволяє самостійно оцінити стан укриттів.</text:p>
      <text:p text:style-name="P4">
Як передає Укрінформ, про це міністр з питань стратегічних галузейпромисловості Олександр Камишін повідомив у <text:a xlink:type="simple" xlink:href="https://t.me/zalizni_zminy/1282" text:style-name="Internet_20_link" text:visited-style-name="Visited_20_Internet_20_Link">
 Телеграмі.</text:a>
</text:p>
      <text:p text:style-name="P4">
"Запустили чат-бот <text:a xlink:type="simple" xlink:href="https://t.me/kyiv_shelter_bot" text:style-name="Internet_20_link" text:visited-style-name="Visited_20_Internet_20_Link">
 відкрий_укриття </text:a>
 . Вньому ви можете самостійно оцінити найближче до вас укриття", — зазначив він.</text:p>
      <text:p text:style-name="P4">
Міністр закликав киян долучатися до ревізії.</text:p>
      <text:p text:style-name="P4">
<text:span text:style-name="T4">
Читайте також:</text:span>
 <text:a xlink:type="simple" xlink:href="https://www.ukrinform.ua/rubric-kyiv/3717731-ukritta-v-kievi-perevirat-protagom-desati-dniv.html" text:style-name="Internet_20_link" text:visited-style-name="Visited_20_Internet_20_Link">
 <text:span text:style-name="T4">
Укриття</text:span>
 у Києві перевірять протягом десяти днів</text:a>
</text:p>
      <text:p text:style-name="P4">
Як повідомляв Укрінформ, після загибелі в Києві трьох людей через неможливістьпотрапити в укриття під час ворожого обстрілу Президент Володимир Зеленськийдоручив <text:a xlink:type="simple" xlink:href="https://www.ukrinform.ua/rubric-ato/3717468-zelenskij-doruciv-provesti-povnu-reviziu-usih-zahisnih-sporud-ukraini.html" text:style-name="Internet_20_link" text:visited-style-name="Visited_20_Internet_20_Link">
 провести повну ревізію всіх захисних споруд.</text:a>
</text:p>
      <text:p text:style-name="P4">
За один день <text:a xlink:type="simple" xlink:href="https://www.ukrinform.ua/rubric-kyiv/3718089-u-kievi-perevirili-ponad-tisacu-ukrittiv-polovina-z-nih-nepridatna-do-vikoristanna.html" text:style-name="Internet_20_link" text:visited-style-name="Visited_20_Internet_20_Link">
 у Києві перевірили 1078 укриттів</text:a>
 , половина зних виявилися не готовими до використання або комісія не змогла їх відкрити.</text:p>
      <text:p text:style-name="P4">
Source: <text:a xlink:type="simple" xlink:href="https://www.ukrinform.ua/rubric-kyiv/3718104-dla-kian-zapustili-catbot-dla-samostijnoi-ocinki-stanu-ukritta.html" text:style-name="Internet_20_link" text:visited-style-name="Visited_20_Internet_20_Link">
https://www.ukrinform.ua/rubric-kyiv/3718104-dla-kian-zapustili-catbot-dla-samostijnoi-ocinki-stanu-ukritta.html</text:a>
</text:p>
      <!--NEWS-->
      <text:h text:style-name="P10" text:outline-level="1">
<text:span text:style-name="T4">
Governor of the Belgorod region Vyacheslav Gladkov asked residents of the districts near the ...</text:span>
</text:h>
      <text:p text:style-name="P4">
Authors: liveuamap (Language: en)</text:p>
      <text:p text:style-name="P4">
Time: 2023-06-04T13:14:00</text:p>
      <text:p text:style-name="P4">
Location: Belgorod, Belgorodskaya oblast' (Latitude:50.35433 Longtitude:36.81759)</text:p>
      <text:p text:style-name="P4">
Videos: []</text:p>
      <text:p text:style-name="P4">
Images: []</text:p>
      <text:p text:style-name="P4">
Tags: ["Russia", "Europe"]</text:p>
      <text:p text:style-name="P4">
ID: 22567556</text:p>
      <!--METADATA-->
      <text:p text:style-name="P4">
Governor of the Belgorod region Vyacheslav Gladkov asked residents of thedistricts near the border with Ukraine to evacuate</text:p>
      <text:p text:style-name="P4">
News Collection Link: <text:a xlink:type="simple" xlink:href="https://liveuamap.com/en/2023/4-june-governor-of-the-belgorod-region-vyacheslav-gladkov" text:style-name="Internet_20_link" text:visited-style-name="Visited_20_Internet_20_Link">
https://liveuamap.com/en/2023/4-june-governor-of-the-belgorod-region-vyacheslav-gladkov</text:a>
</text:p>
      <text:p text:style-name="P4">
Source: <text:a xlink:type="simple" xlink:href="https://t.me/rusbrief/123119" text:style-name="Internet_20_link" text:visited-style-name="Visited_20_Internet_20_Link">
https://t.me/rusbrief/123119</text:a>
</text:p>
      <!--NEWS-->
      <text:h text:style-name="P10" text:outline-level="1">
<text:span text:style-name="T4">
У Вишгородському районі на Київщині у полі горять пластикові труби</text:span>
</text:h>
      <text:p text:style-name="P4">
Authors: Ukrinform (Person)</text:p>
      <text:p text:style-name="P4">
Publisher: Укринформ (Organization)</text:p>
      <text:p text:style-name="P4">
Published Time: 2023-06-04T13:17:00+03:00</text:p>
      <text:p text:style-name="P4">
Modified Time: 2023-06-04T13:17:00+03:00</text:p>
      <text:p text:style-name="P4">
Description: У Вишгородському районі Київської області у полі горять пластикові труби, причина пожежі встановлюється. — Укрінформ.</text:p>
      <text:p text:style-name="P4">
Images: ['<text:a xlink:type="simple" xlink:href="https://static.ukrinform.com/photos/2023_06/thumb_files/630_360_1685873810-538.jpg" text:style-name="Internet_20_link" text:visited-style-name="Visited_20_Internet_20_Link">
630_360_16858...</text:a>
']</text:p>
      <text:p text:style-name="P4">
Tags: ['Поліція', 'Пожежа', 'Київщина']</text:p>
      <text:p text:style-name="P4">
Type: Article</text:p>
      <!--METADATA-->
      <text:p text:style-name="P4">
<draw:frame draw:style-name="fr1" draw:name="Image116" text:anchor-type="as-char" svg:width="6.9236in" svg:height="3.956343in" draw:z-index="0">
<draw:image xlink:href="../Images/yкринформ/2023-06-04T13-17-00-03-00/630_360_1685873810-538.jpg" xlink:type="simple" xlink:show="embed" xlink:actuate="onLoad" draw:mime-type="image/jpeg"/>
</draw:frame>
 УВишгородському районі Київської області у полі горять пластикові труби,причина пожежі встановлюється.</text:p>
      <text:p text:style-name="P4">
Як передає Укрінформ, про це поліція Київської області повідомляє у <text:a xlink:type="simple" xlink:href="https://t.me/policekyivregion/5004" text:style-name="Internet_20_link" text:visited-style-name="Visited_20_Internet_20_Link">
Телеграмі </text:a>
 .</text:p>
      <text:p text:style-name="P4">
“На Вишгородщині пожежа в полі. Попередньо, у полі горять пластикові труби. Намісці працюють рятувальники та поліцейські. Потерпілі відсутні”, - ідеться вповідомленні.</text:p>
      <text:p text:style-name="P4">
Як повідомляв Укрінформ, 3 червня <text:a xlink:type="simple" xlink:href="https://www.ukrinform.ua/rubric-regions/3718096-na-kiivsini-u-budinku-stavsa-vibuh-troe-ludej-z-opikami-v-reanimacii.html" text:style-name="Internet_20_link" text:visited-style-name="Visited_20_Internet_20_Link">
 в селі Гаврилівка Київської областівнаслідок вибуху </text:a>
 вбудинку дістали опіки троє людей, вони перебувають у реанімації.</text:p>
      <text:p text:style-name="P4">
Source: <text:a xlink:type="simple" xlink:href="https://www.ukrinform.ua/rubric-regions/3718105-u-visgorodskomu-rajoni-na-kiivsini-u-poli-gorat-plastikovi-trubi.html" text:style-name="Internet_20_link" text:visited-style-name="Visited_20_Internet_20_Link">
https://www.ukrinform.ua/rubric-regions/3718105-u-visgorodskomu-rajoni-na-kiivsini-u-poli-gorat-plastikovi-trubi.html</text:a>
</text:p>
      <!--NEWS-->
      <text:h text:style-name="P10" text:outline-level="1">
<text:span text:style-name="T4">
Сачко вийшов у фінал кваліфікації на турнірі ATP у Чехії</text:span>
</text:h>
      <text:p text:style-name="P4">
Authors: Ukrinform (Person)</text:p>
      <text:p text:style-name="P4">
Publisher: Укринформ (Organization)</text:p>
      <text:p text:style-name="P4">
Published Time: 2023-06-04T13:42:42+03:00</text:p>
      <text:p text:style-name="P4">
Modified Time: 2023-06-04T13:42:42+03:00</text:p>
      <text:p text:style-name="P4">
Description: Друга «ракетка» України Віталій Сачко подолав перше коло відбору на турнірі Асоціації тенісистів професіоналів (АТР) серії Challenger - Unicredit Czech Open - у Простейові (Чехія) із призовим фондом €118 тис.</text:p>
      <text:p text:style-name="P4">
— Укрінформ.</text:p>
      <text:p text:style-name="P4">
Images: ['<text:a xlink:type="simple" xlink:href="https://static.ukrinform.com/photos/2023_06/thumb_files/630_360_1685875344-681.jpg" text:style-name="Internet_20_link" text:visited-style-name="Visited_20_Internet_20_Link">
630_360_16858...</text:a>
']</text:p>
      <text:p text:style-name="P4">
Tags: ['Теніс']</text:p>
      <text:p text:style-name="P4">
Type: Article</text:p>
      <!--METADATA-->
      <text:p text:style-name="P4">
<draw:frame draw:style-name="fr1" draw:name="Image117" text:anchor-type="as-char" svg:width="6.9236in" svg:height="3.956343in" draw:z-index="0">
<draw:image xlink:href="../Images/yкринформ/2023-06-04T13-42-42-03-00/630_360_1685875344-681.jpg" xlink:type="simple" xlink:show="embed" xlink:actuate="onLoad" draw:mime-type="image/jpeg"/>
</draw:frame>
 Друга«ракетка» України Віталій Сачко подолав перше коло відбору на турніріАсоціації тенісистів професіоналів (АТР) серії Challenger - Unicredit CzechOpen - у Простейові (Чехія) із призовим фондом €118 тис.</text:p>
      <text:p text:style-name="P4">
У поєдинку за вихід у фінал кваліфікації Сачко впевнено обіграв словака МілошаКароля - 6:3, 6:2, передає Укрінформ.</text:p>
      <text:p text:style-name="P4">
Тенісисти провели на корті 1 годину 20 хвилин.</text:p>
      <text:p text:style-name="P4">
Путівку в основну сітку змагань Сачко розіграє з переможцем матчу міжбразильцем Матеусом Пучінеллі Алмейдою та австрійцем Геральдом Мельцером.</text:p>
      <text:p text:style-name="P4">
<text:span text:style-name="T4">
Читайте також:</text:span>
 <text:a xlink:type="simple" xlink:href="https://www.ukrinform.ua/rubric-sports/3717894-ukrainka-zavacka-vijsla-u-final-turniru-itf-v-italii.html" text:style-name="Internet_20_link" text:visited-style-name="Visited_20_Internet_20_Link">
 Українка Завацька вийшла у фінал турніру ITF в Італії</text:a>
</text:p>
      <text:p text:style-name="P4">
Турнір у Простейові триватиме до 10 червня.</text:p>
      <text:p text:style-name="P4">
Фото: ФТУ.</text:p>
      <text:p text:style-name="P4">
Source: <text:a xlink:type="simple" xlink:href="https://www.ukrinform.ua/rubric-sports/3718112-sacko-vijsov-u-final-kvalifikacii-na-turniri-atp-u-cehii.html" text:style-name="Internet_20_link" text:visited-style-name="Visited_20_Internet_20_Link">
https://www.ukrinform.ua/rubric-sports/3718112-sacko-vijsov-u-final-kvalifikacii-na-turniri-atp-u-cehii.html</text:a>
</text:p>
      <!--NEWS-->
      <text:h text:style-name="P10" text:outline-level="1">
<text:span text:style-name="T4">
Резніков відкинув заяви Москви про повне захоплення Бахмута</text:span>
</text:h>
      <text:p text:style-name="P4">
Authors: Ukrinform (Person)</text:p>
      <text:p text:style-name="P4">
Publisher: Укринформ (Organization)</text:p>
      <text:p text:style-name="P4">
Published Time: 2023-06-04T13:46:00+03:00</text:p>
      <text:p text:style-name="P4">
Modified Time: 2023-06-04T13:46:00+03:00</text:p>
      <text:p text:style-name="P4">
Description: Міністр оборони Олексій Резніков відкинув заяви Москви про повне захоплення Бахмута, заявивши, що частина міста залишається під контролем України. — Укрінформ.</text:p>
      <text:p text:style-name="P4">
Images: ['<text:a xlink:type="simple" xlink:href="https://static.ukrinform.com/photos/2023_04/thumb_files/630_360_1681398232-396.jpg" text:style-name="Internet_20_link" text:visited-style-name="Visited_20_Internet_20_Link">
630_360_16813...</text:a>
']</text:p>
      <text:p text:style-name="P4">
Tags: ['Бахмут', 'Резніков', 'Війна з Росією']</text:p>
      <text:p text:style-name="P4">
Type: Article</text:p>
      <!--METADATA-->
      <text:p text:style-name="P4">
<draw:frame draw:style-name="fr1" draw:name="Image118" text:anchor-type="as-char" svg:width="6.9236in" svg:height="3.956343in" draw:z-index="0">
<draw:image xlink:href="../Images/yкринформ/2023-06-04T13-46-00-03-00/630_360_1681398232-396.jpg" xlink:type="simple" xlink:show="embed" xlink:actuate="onLoad" draw:mime-type="image/jpeg"/>
</draw:frame>
 Міністроборони Олексій Резніков відкинув заяви Москви про повне захоплення Бахмута,заявивши, що частина міста залишається під контролем України.</text:p>
      <text:p text:style-name="P4">
Про це він сказав в інтерв`ю <text:a xlink:type="simple" xlink:href="https://www.channelnewsasia.com/world/ukraine-defence-minister-oleksii-reznikov-shangri-la-dialogue-russia-war-invasion-imperialist-3534446" text:style-name="Internet_20_link" text:visited-style-name="Visited_20_Internet_20_Link">
 СNA</text:a>
 вкулуарах безпекового форуму «Діалог Шангрі-Ла» у Сінгапурі, передає Укрінформ.</text:p>
      <text:p text:style-name="P4">
«Ми використовуємо Бахмут як опорний пункт, щоб зменшити їхній (Росії – ред.)наступальний потенціал. Ми (досі – ред.) контролюємо цю територію, я маю наувазі частину. Але Бахмут вже не місто. Вони (росіяни – ред.) все знищили. Ніжитлових будинків, ні дитсадків, ні лікарень. нічого. Це порожнє місце», —сказав Резніков.</text:p>
      <text:p text:style-name="P4">
За його словами, Росія за останні вісім місяців втратила понад 60 тисяч осіб успробі захопити контроль над містом.</text:p>
      <text:p text:style-name="P4">
Міністр зазначив, що використання Росією найманців замість своїх збройних силу битві за <text:a xlink:type="simple" xlink:href="https://www.ukrinform.ua/tag-bahmut" text:style-name="Internet_20_link" text:visited-style-name="Visited_20_Internet_20_Link">
 Бахмут </text:a>
 свідчить пронекомпетентність і розкол у Кремлі.</text:p>
      <text:p text:style-name="P4">
«Це означає, що внутрішньо для них ситуація погана. Це означає, що боротьбаміж кремлівськими можновладцями триває», – сказав він.</text:p>
      <text:p text:style-name="P4">
<text:span text:style-name="T4">
Читайте також:</text:span>
 <text:a xlink:type="simple" xlink:href="https://www.ukrinform.ua/rubric-polytics/3718079-reznikov-pid-cas-zustrici-z-zastupnikom-premera-kambodzi-podakuvav-za-pidtrimku-ukraini.html" text:style-name="Internet_20_link" text:visited-style-name="Visited_20_Internet_20_Link">
 <text:span text:style-name="T4">
Резніков</text:span>
 під час зустрічі з заступником прем`єраКамбоджі подякував за підтримку України </text:a>
</text:p>
      <text:p text:style-name="P4">
Резніков також звинуватив Москву в імперіалізмі, заявивши, що Кремльнамагається повернути Росії колишню славу радянської імперії, застосовуючисилу над втраченими територіями.</text:p>
      <text:p text:style-name="P4">
«Вони (росіяни – ред.) досі збирають землі. Вони не можуть погодитися з тим,що малі країни можуть жити окремо, незалежно та зі своїми цінностями. У нихдосі є імперіалістичний підхід – єдина велика Росія чи Радянський Союз. Аледля нас неприйнятна доктрина «сильний — завжди правий», — сказав він.</text:p>
      <text:p text:style-name="P4">
Резніков додав, що крім України, Москва також підбурювала до заворушень інасильства в інших країнах, зокрема в Грузії, Молдові, Сирії.</text:p>
      <text:p text:style-name="P4">
Також український міністр оборони наголосив, що системи протиповітряноїоборони залишаються головним пріоритетом для України для стримуванняросійських авіаударів по критично важливих інфраструктурних об’єктах.</text:p>
      <text:p text:style-name="P4">
«Росія намагається перекрити нам подачу води, енергії, тепла в наших житловихбудинках, у наших цивільних місцях. Нам потрібно прикрити наше небо. Нампотрібні більш досконалі системи для стримування атак Росії», – сказав він.</text:p>
      <text:p text:style-name="P4">
За його словами, Києву також потрібно більше західної артилерії та військовоїтехніки, включаючи бойові танки та бронетранспортери, щоб захистити своїхсолдатів.</text:p>
      <text:p text:style-name="P4">
«Нам потрібна повна підтримка цивілізованого світу. Ми боремося зазагальнолюдські цінності. Ця війна не тільки між Росією та Україною. Це такожвплине на Африку, Азію та весь світ», – сказав він, додавши, що конфліктпорушив ланцюги поставок і спровокував підвищення цін на товари для багатьохкраїн.</text:p>
      <text:p text:style-name="P4">
<text:span text:style-name="T4">
Читайте також:</text:span>
 <text:a xlink:type="simple" xlink:href="https://www.ukrinform.ua/rubric-ato/3717872-malar-u-bahmuti-situacia-umovno-stabilna-pivdennozahidni-okolici-pid-kontrolem-sil-oboroni.html" text:style-name="Internet_20_link" text:visited-style-name="Visited_20_Internet_20_Link">
 Маляр: У <text:span text:style-name="T4">
Бахмут</text:span>
 і ситуація умовно стабільна,південно-західні околиці — під контролем Сил оборони</text:a>
</text:p>
      <text:p text:style-name="P4">
На запитання, чи виграє Україна у війні, яку розв`язала Росія, Резніковвідповів непохитним «так».</text:p>
      <text:p text:style-name="P4">
«Результатом цієї перемоги стане повне звільнення наших окупованих територій умежах наших державних кордонів 1991 року, включаючи Крим, Луганськ і Донецьк»,— сказав він.</text:p>
      <text:p text:style-name="P4">
Як повідомляв Укрінформ, 2-4 червня у Сінгапурі проходить масштабнийбезпековий форум «Діалог Шангрі-Ла», на якому розв’язана РФ війна протиУкраїни є однією з головних тем.</text:p>
      <text:p text:style-name="P4">
Серед учасників - представники США, Китаю та Євросоюзу, зокрема глави тависокопосадовці оборонних відомств, військові, дипломати, виробники зброї тааналітики з питань безпеки.</text:p>
      <text:p text:style-name="P4">
Source: <text:a xlink:type="simple" xlink:href="https://www.ukrinform.ua/rubric-ato/3718118-reznikov-vidkinuv-zaavi-moskvi-pro-povne-zahoplenna-bahmuta.html" text:style-name="Internet_20_link" text:visited-style-name="Visited_20_Internet_20_Link">
https://www.ukrinform.ua/rubric-ato/3718118-reznikov-vidkinuv-zaavi-moskvi-pro-povne-zahoplenna-bahmuta.html</text:a>
</text:p>
      <!--NEWS-->
      <text:h text:style-name="P10" text:outline-level="1">
<text:span text:style-name="T4">
Explosions were reported in Mariupol</text:span>
</text:h>
      <text:p text:style-name="P4">
Authors: liveuamap (Language: en)</text:p>
      <text:p text:style-name="P4">
Time: 2023-06-04T13:48:00</text:p>
      <text:p text:style-name="P4">
Location: Kherson (Latitude:47.06387 Longtitude:37.47891)</text:p>
      <text:p text:style-name="P4">
Videos: []</text:p>
      <text:p text:style-name="P4">
Images: []</text:p>
      <text:p text:style-name="P4">
Tags: ["Europe", "Central and Eastern Europe"]</text:p>
      <text:p text:style-name="P4">
ID: 22567557</text:p>
      <!--METADATA-->
      <text:p text:style-name="P4">
Explosions were reported in Mariupol</text:p>
      <text:p text:style-name="P4">
News Collection Link: <text:a xlink:type="simple" xlink:href="https://liveuamap.com/en/2023/4-june-explosions-were-reported-in-mariupol" text:style-name="Internet_20_link" text:visited-style-name="Visited_20_Internet_20_Link">
https://liveuamap.com/en/2023/4-june-explosions-were-reported-in-mariupol</text:a>
</text:p>
      <text:p text:style-name="P4">
Source: <text:a xlink:type="simple" xlink:href="https://t.me/mariupolnow/30071" text:style-name="Internet_20_link" text:visited-style-name="Visited_20_Internet_20_Link">
https://t.me/mariupolnow/30071</text:a>
</text:p>
      <!--NEWS-->
      <text:h text:style-name="P10" text:outline-level="1">
<text:span text:style-name="T4">
Уряд Німеччини закупив 66 БТР для України</text:span>
</text:h>
      <text:p text:style-name="P4">
Authors: Ukrinform (Person)</text:p>
      <text:p text:style-name="P4">
Publisher: Укринформ (Organization)</text:p>
      <text:p text:style-name="P4">
Published Time: 2023-06-04T13:53:00+03:00</text:p>
      <text:p text:style-name="P4">
Modified Time: 2023-06-04T13:53:00+03:00</text:p>
      <text:p text:style-name="P4">
Description: Федеральний уряд Німеччини підписав контракт з компанією Flensburger Fahrzeugbau GmbH на закупівлю 66 бронетранспортерів типу FFG APC для подальшої передачі Україні. — Укрінформ.</text:p>
      <text:p text:style-name="P4">
Images: ['<text:a xlink:type="simple" xlink:href="https://static.ukrinform.com/photos/2023_06/thumb_files/630_360_1685875802-512.jpg" text:style-name="Internet_20_link" text:visited-style-name="Visited_20_Internet_20_Link">
630_360_16858...</text:a>
']</text:p>
      <text:p text:style-name="P4">
Tags: ['Німеччина', 'Важке озброєння', 'Війна з Росією']</text:p>
      <text:p text:style-name="P4">
Type: Article</text:p>
      <!--METADATA-->
      <text:p text:style-name="P4">
<draw:frame draw:style-name="fr1" draw:name="Image119" text:anchor-type="as-char" svg:width="6.9236in" svg:height="3.956343in" draw:z-index="0">
<draw:image xlink:href="../Images/yкринформ/2023-06-04T13-53-00-03-00/630_360_1685875802-512.jpg" xlink:type="simple" xlink:show="embed" xlink:actuate="onLoad" draw:mime-type="image/jpeg"/>
</draw:frame>
Федеральний уряд Німеччини підписав контракт з компанією FlensburgerFahrzeugbau GmbH на закупівлю 66 бронетранспортерів типу FFG APC для подальшоїпередачі Україні.</text:p>
      <text:p text:style-name="P4">
Про це повідомляє Укрінформ з посиланням на німецький телеканал <text:a xlink:type="simple" xlink:href="https://www.n-tv.de/politik/Keine-Fuchs-Panzer-fuer-die-Ukraine-Deutschland-schickt-66-Truppentransporter-article24164923.html" text:style-name="Internet_20_link" text:visited-style-name="Visited_20_Internet_20_Link">
 ntv</text:a>
 .</text:p>
      <text:p text:style-name="P4">
"Щоб підтримати Україну в її захисті від російської агресії, німецький урядпридбав більше військової техніки. Речниця федерального міністерства оборониповідомила, що з компанією Flensburger Fahrzeugbau GmbH (FFG) було підписаноконтракт на 66 бронетранспортерів", - йдеться у повідомленні.</text:p>
      <text:p text:style-name="P4">
<text:span text:style-name="T4">
Читайте також:</text:span>
 <text:a xlink:type="simple" xlink:href="https://www.ukrinform.ua/rubric-ato/3717668-reznikov-obgovoriv-z-ministrom-oboroni-frn-podalsi-kroki-vijskovoi-spivpraci.html" text:style-name="Internet_20_link" text:visited-style-name="Visited_20_Internet_20_Link">
 Резніков обговорив з міністром оборони ФРН подальші крокивійськової співпраці </text:a>
</text:p>
      <text:p text:style-name="P4">
Таким чином, як зазначає телеканал, ЗСУ отримають від Німеччини не БТРи типу"Fuchs" від компанії-виробника Rheinmetall – всупереч сподіванням України – абронетранспортери "FFG APC". Ці "машини підвищеної прохідності" проходятьдоукомплектування у Фленсбурзі й після передачі українській стороні будутьвикористовуватися для захищеного транспортування військ. За повідомленнямиЗМІ, це будуть легкі броньовані колісні машини типу BATT UMG, якіоснащуватимуться лише за ліцензією у Фленсбурзі.</text:p>
      <text:p text:style-name="P4">
У німецькому уряді пояснили, що бронетранспортери "Fuchs" компаніїRheinmetall, які перебувають на озброєнні Бундесверу в численних варіантах з1980-х років, були альтернативою. Однак вони були б шість-сім разів дорожчимиза бронетранспортер FFG. Саме тому вибір врешті-решт було зупинено на "FFGAPC".</text:p>
      <text:p text:style-name="P4">
"У центрі уваги завжди перебувають потреби України", - пояснила прессекретарміноборони ФРН.</text:p>
      <text:p text:style-name="P4">
<text:span text:style-name="T4">
Читайте також:</text:span>
 <text:a xlink:type="simple" xlink:href="https://www.ukrinform.ua/rubric-ato/3717124-nimeccina-peredala-ukraini-cergovij-paket-vijskovoi-dopomogi.html" text:style-name="Internet_20_link" text:visited-style-name="Visited_20_Internet_20_Link">
 <text:span text:style-name="T4">
Німеччи</text:span>
 на передала Україні черговий пакет військовоїдопомоги </text:a>
</text:p>
      <text:p text:style-name="P4">
За її словами, "кожна закупівля" детально обговорюється з українськоюстороною. Спеціальна група щодо України звертає увагу не лише на вартість, алей на можливі терміни поставок. Адже також важливо, щоб техніка була"доставлена в Україну якомога швидше".</text:p>
      <text:p text:style-name="P4">
Коли бронетранспортери від Flensburger Fahrzeugbau GmbH прибудуть в Україну,невідомо. Зі зрозумілих причин німецький уряд не надає більше деталей пропоставку.</text:p>
      <text:p text:style-name="P4">
Як передає Укрінформ, 14 травня федеральний канцлер ФРН Шольц Німеччинаповідомив, що Німеччина надасть Україні додатковий пакет військової допомогивартістю 2,7 млрд євро, який допоможе українцям ефективно захищатися відагресора.</text:p>
      <text:p text:style-name="P4">
Фото: © TAG The Armoured Group, armoredcars.com</text:p>
      <text:p text:style-name="P4">
Source: <text:a xlink:type="simple" xlink:href="https://www.ukrinform.ua/rubric-ato/3718120-urad-nimeccini-zakupiv-66-btr-dla-ukraini.html" text:style-name="Internet_20_link" text:visited-style-name="Visited_20_Internet_20_Link">
https://www.ukrinform.ua/rubric-ato/3718120-urad-nimeccini-zakupiv-66-btr-dla-ukraini.html</text:a>
</text:p>
      <!--NEWS-->
      <text:h text:style-name="P10" text:outline-level="1">
<text:span text:style-name="T4">
Ракетний удар по Дніпропетровщині: Верещук приїхала на місце трагедії</text:span>
</text:h>
      <text:p text:style-name="P4">
Authors: Ukrinform (Person)</text:p>
      <text:p text:style-name="P4">
Publisher: Укринформ (Organization)</text:p>
      <text:p text:style-name="P4">
Published Time: 2023-06-04T13:59:00+03:00</text:p>
      <text:p text:style-name="P4">
Modified Time: 2023-06-04T13:59:00+03:00</text:p>
      <text:p text:style-name="P4">
Description: Віцепрем’єр-міністр Ірина Верещук відвідала місце вчорашньої трагедії у Підгородненській громаді на Дніпропетровщині, де внаслідок ракетного удару загинула дворічна дитина, пʼятеро дітей зазнали поранень. — Укрінформ.</text:p>
      <text:p text:style-name="P4">
Images: ['<text:a xlink:type="simple" xlink:href="https://static.ukrinform.com/photos/2023_06/thumb_files/630_360_1685876323-137.jpg" text:style-name="Internet_20_link" text:visited-style-name="Visited_20_Internet_20_Link">
630_360_16858...</text:a>
']</text:p>
      <text:p text:style-name="P4">
Tags: ['Дніпропетровщина', 'Верещук', 'Мінреінтеграції']</text:p>
      <text:p text:style-name="P4">
Type: Article</text:p>
      <!--METADATA-->
      <text:p text:style-name="P4">
<draw:frame draw:style-name="fr1" draw:name="Image120" text:anchor-type="as-char" svg:width="6.9236in" svg:height="3.956343in" draw:z-index="0">
<draw:image xlink:href="../Images/yкринформ/2023-06-04T13-59-00-03-00/630_360_1685876323-137.jpg" xlink:type="simple" xlink:show="embed" xlink:actuate="onLoad" draw:mime-type="image/jpeg"/>
</draw:frame>
Віцепрем’єр-міністр Ірина Верещук відвідала місце вчорашньої трагедії уПідгородненській громаді на Дніпропетровщині, де внаслідок ракетного ударузагинула дворічна дитина, пʼятеро дітей зазнали поранень.</text:p>
      <text:p text:style-name="P4">
Як передає Укрінформ, про це в <text:a xlink:type="simple" xlink:href="https://www.facebook.com/MReintegration/posts/559063133068730" text:style-name="Internet_20_link" text:visited-style-name="Visited_20_Internet_20_Link">
 Фейсбуці</text:a>
 повідомляєпресслужба Мінреінтеграції.</text:p>
      <text:p text:style-name="P4">
«Віцепрем’єр-міністр Ірина Верещук відвідала місце вчорашньої трагедії уПідгородненській громаді на Дніпропетровщині. Внаслідок ракетного ударуввечері 3 червня загинула дворічна дитина, пʼятеро дітей поранені, загаломпостраждали 22 людини. На місці трагедії продовжують працювати рятувальніслужби», - йдеться в повідомленні.</text:p>
      <text:p text:style-name="P4">
<text:span text:style-name="T4">
Читайте також:</text:span>
 <text:a xlink:type="simple" xlink:href="https://www.ukrinform.ua/rubric-regions/3718080-obstril-peredmista-dnipra-troe-ditej-perebuvaut-u-vazkomu-stani.html" text:style-name="Internet_20_link" text:visited-style-name="Visited_20_Internet_20_Link">
 Обстріл передмістя Дніпра: троє дітей перебувають уважкому стані </text:a>
</text:p>
      <text:p text:style-name="P4">
Як зазначається, посадовиця поспілкувалася з місцевими мешканцями та органамимісцевої влади. Сьогодні буде скликана комісія для фіксації наслідківракетного удару для подальшого відшкодування збитків жителям зруйнованих тапошкоджених будинків.</text:p>
      <text:p text:style-name="P4">
</text:p>
      <text:p text:style-name="P4">
<text:a xlink:type="simple" xlink:href="https://static.ukrinform.com/photos/2023_06/1685877780-8630.jpeg" text:style-name="Internet_20_link" text:visited-style-name="Visited_20_Internet_20_Link">
 </text:a>
 <text:a xlink:type="simple" xlink:href="https://static.ukrinform.com/photos/2023_06/1685877780-5971.jpeg" text:style-name="Internet_20_link" text:visited-style-name="Visited_20_Internet_20_Link">
</text:a>
 <text:a xlink:type="simple" xlink:href="https://static.ukrinform.com/photos/2023_06/1685877780-7675.jpeg" text:style-name="Internet_20_link" text:visited-style-name="Visited_20_Internet_20_Link">
</text:a>
 <text:a xlink:type="simple" xlink:href="https://static.ukrinform.com/photos/2023_06/1685877780-3522.jpeg" text:style-name="Internet_20_link" text:visited-style-name="Visited_20_Internet_20_Link">
</text:a>
 <text:a xlink:type="simple" xlink:href="https://static.ukrinform.com/photos/2023_06/1685877780-2106.jpeg" text:style-name="Internet_20_link" text:visited-style-name="Visited_20_Internet_20_Link">
</text:a>
 <text:a xlink:type="simple" xlink:href="https://static.ukrinform.com/photos/2023_06/1685877780-6309.jpeg" text:style-name="Internet_20_link" text:visited-style-name="Visited_20_Internet_20_Link">
</text:a>
 <text:a xlink:type="simple" xlink:href="https://static.ukrinform.com/photos/2023_06/1685877781-3839.jpeg" text:style-name="Internet_20_link" text:visited-style-name="Visited_20_Internet_20_Link">
</text:a>
 <text:a xlink:type="simple" xlink:href="https://static.ukrinform.com/photos/2023_06/1685877781-1838.jpeg" text:style-name="Internet_20_link" text:visited-style-name="Visited_20_Internet_20_Link">
</text:a>
</text:p>
      <text:p text:style-name="P4">
«У день, коли українці вшановують пам’ять загиблих дітей, ворог продовжуєзабирати життя маленьких українців. Висловлюю співчуття рідним загиблої Лізи.Зробимо все для того, щоб винні за кожну смерть були покарані!», – наголосилавіцепрем’єр-міністр.</text:p>
      <text:p text:style-name="P4">
Також вона <text:a xlink:type="simple" xlink:href="https://t.me/vereshchuk_iryna/1929" text:style-name="Internet_20_link" text:visited-style-name="Visited_20_Internet_20_Link">
 відвідала </text:a>
 пораненихунаслідок ракетного удару.</text:p>
      <text:p text:style-name="P4">
Міністр оприлюднила фото з одним із постраждалих дітей — шестирічним хлопчикомна ім'я Давид та його мамою.</text:p>
      <text:p text:style-name="P4">
</text:p>
      <text:p text:style-name="P4">
"Давид отримав поранення, але хлопчик стійкий, повний оптимізму та просив усімпередати, що Україна переможе!", — додала Верещук .</text:p>
      <text:p text:style-name="P4">
Як повідомляв Укрінформ, внаслідок ворожого удару по передмістю Дніпра,постраждали 22 людини, з них 5 - діти. <text:a xlink:type="simple" xlink:href="https://www.ukrinform.ua/rubric-regions/3717991-izpid-zavaliv-budinku-na-dnipropetrovsini-distali-tilo-divcinki.html" text:style-name="Internet_20_link" text:visited-style-name="Visited_20_Internet_20_Link">
 вночі з-під завалів дістали тіло2-річної дитини </text:a>
 .</text:p>
      <text:p text:style-name="P4">
Фото: Мінреінтеграції</text:p>
      <text:p text:style-name="P4">
Source: <text:a xlink:type="simple" xlink:href="https://www.ukrinform.ua/rubric-regions/3718121-raketnij-udar-po-dnipropetrovsini-veresuk-priihala-na-misce-tragedii.html" text:style-name="Internet_20_link" text:visited-style-name="Visited_20_Internet_20_Link">
https://www.ukrinform.ua/rubric-regions/3718121-raketnij-udar-po-dnipropetrovsini-veresuk-priihala-na-misce-tragedii.html</text:a>
</text:p>
      <!--NEWS-->
      <text:h text:style-name="P10" text:outline-level="1">
<text:span text:style-name="T4">
Сутички у Сенегалі після ув'язнення лідера опозиції: кількість загиблих зросла до 15</text:span>
</text:h>
      <text:p text:style-name="P4">
Authors: Ukrinform (Person)</text:p>
      <text:p text:style-name="P4">
Publisher: Укринформ (Organization)</text:p>
      <text:p text:style-name="P4">
Published Time: 2023-06-04T14:09:00+03:00</text:p>
      <text:p text:style-name="P4">
Modified Time: 2023-06-04T14:09:00+03:00</text:p>
      <text:p text:style-name="P4">
Description: У Сенегалі внаслідок повторних сутичок поліції та прибічників опозиції через вирок екскандидату в президенти Усману Сонко загинуло вже 15 осіб. — Укрінформ.</text:p>
      <text:p text:style-name="P4">
Images: ['<text:a xlink:type="simple" xlink:href="https://static.ukrinform.com/photos/2023_06/thumb_files/630_360_1685688590-440.jpg" text:style-name="Internet_20_link" text:visited-style-name="Visited_20_Internet_20_Link">
630_360_16856...</text:a>
']</text:p>
      <text:p text:style-name="P4">
Tags: ['Сенегал', 'Загибель', 'Сутички']</text:p>
      <text:p text:style-name="P4">
Type: Article</text:p>
      <!--METADATA-->
      <text:p text:style-name="P4">
<draw:frame draw:style-name="fr1" draw:name="Image131" text:anchor-type="as-char" svg:width="6.9236in" svg:height="3.956343in" draw:z-index="0">
<draw:image xlink:href="../Images/yкринформ/2023-06-04T14-09-00-03-00/630_360_1685688590-440.jpg" xlink:type="simple" xlink:show="embed" xlink:actuate="onLoad" draw:mime-type="image/jpeg"/>
</draw:frame>
 У Сенегалівнаслідок повторних сутичок поліції та прибічників опозиції через вирокекскандидату в президенти Усману Сонко загинуло вже 15 осіб.</text:p>
      <text:p text:style-name="P4">
Про це повідомляє <text:a xlink:type="simple" xlink:href="https://www.reuters.com/world/africa/senegals-protest-hit-capital-left-with-looted-shops-debris-2023-06-03/" text:style-name="Internet_20_link" text:visited-style-name="Visited_20_Internet_20_Link">
 Reuters </text:a>
 з посиланням намісцеву поліцію, передає Укрінформ.</text:p>
      <text:p text:style-name="P4">
Зазначається, що серед загиблих зокрема двоє співробітників сил безпеки.</text:p>
      <text:p text:style-name="P4">
Після денного затишшя протестувальники знову вийшли на вулиці в суботуввечері, встановивши барикади та спалюючи сміття у Дакарі. Поліція застосуваласльозогінний газ, намагаючись розігнати розлючений натовп.</text:p>
      <text:p text:style-name="P4">
У ніч на п'ятницю низка АЗС та супермаркет були пограбовані. За словамиміністра внутрішніх справ Фелікса Абдулая Діома, об’єктом нападу також сталаводопровідна станція.</text:p>
      <text:p text:style-name="P4">
За його словами, загалом понад 500 людей було затримано з початкудовготривалих протестів у 2021 році.</text:p>
      <text:p text:style-name="P4">
Як повідомляв Укрінформ, сенегальський суд виніс колишньому кандидату впрезиденти Усману Сонко вирок у вигляді двох років ув'язнення за "розбещеннямолоді", але натомість зняв з нього звинувачення у зґвалтуванні. Це <text:a xlink:type="simple" xlink:href="https://www.ukrinform.ua/rubric-ato/3717325-u-senegali-pid-cas-protestiv-pisla-uvaznenna-lidera-opozicii-zaginuli-devat-ludej.html" text:style-name="Internet_20_link" text:visited-style-name="Visited_20_Internet_20_Link">
 сталокаталізатором заворушень. </text:a>
</text:p>
      <text:p text:style-name="P4">
<text:span text:style-name="T4">
Читайте також:</text:span>
 <text:a xlink:type="simple" xlink:href="https://www.ukrinform.ua/rubric-world/3715843-u-sutickah-v-kosovo-postrazdali-dva-desatki-mirotvorciv-nato.html" text:style-name="Internet_20_link" text:visited-style-name="Visited_20_Internet_20_Link">
 У <text:span text:style-name="T4">
сутичка</text:span>
 х в Косово постраждали два десяткимиротворців НАТО </text:a>
</text:p>
      <text:p text:style-name="P4">
Сонко, який користується особливою популярністю серед молодих виборців,неодноразово заявляв, що звинувачення у зґвалтуванні були наклепом, щобперешкодити йому балотуватися на посаду президента наступного року. Вінбойкотував судовий процес, але поліція примусово повернула його в місто Дакардо винесення вердикту.</text:p>
      <text:p text:style-name="P4">
<text:span text:style-name="T5">
Фото: Getty Images</text:span>
</text:p>
      <text:p text:style-name="P4">
Source: <text:a xlink:type="simple" xlink:href="https://www.ukrinform.ua/rubric-world/3718125-suticki-u-senegali-pisla-uvaznenna-lidera-opozicii-kilkist-zertv-zrosla-do-15.html" text:style-name="Internet_20_link" text:visited-style-name="Visited_20_Internet_20_Link">
https://www.ukrinform.ua/rubric-world/3718125-suticki-u-senegali-pisla-uvaznenna-lidera-opozicii-kilkist-zertv-zrosla-do-15.html</text:a>
</text:p>
      <!--NEWS-->
      <text:h text:style-name="P10" text:outline-level="1">
<text:span text:style-name="T4">
Резніков зустрівся у Сінгапурі із колегами з Нової Зеландії та Фіджі</text:span>
</text:h>
      <text:p text:style-name="P4">
Authors: Ukrinform (Person)</text:p>
      <text:p text:style-name="P4">
Publisher: Укринформ (Organization)</text:p>
      <text:p text:style-name="P4">
Published Time: 2023-06-04T14:21:21+03:00</text:p>
      <text:p text:style-name="P4">
Modified Time: 2023-06-04T14:21:21+03:00</text:p>
      <text:p text:style-name="P4">
Description: Міністр оборони Олексій Резніков зустрівся у Сінгапурі із колегами з Нової Зеландії та Фіджі Ендрю Літтлом та Піо Тікодуадуа. — Укрінформ.</text:p>
      <text:p text:style-name="P4">
Images: ['<text:a xlink:type="simple" xlink:href="https://static.ukrinform.com/photos/2023_06/thumb_files/630_360_1685877605-380.jpg" text:style-name="Internet_20_link" text:visited-style-name="Visited_20_Internet_20_Link">
630_360_16858...</text:a>
']</text:p>
      <text:p text:style-name="P4">
Tags: ['Сінгапур', 'Нова Зеландія', 'Резніков']</text:p>
      <text:p text:style-name="P4">
Type: Article</text:p>
      <!--METADATA-->
      <text:p text:style-name="P4">
<draw:frame draw:style-name="fr1" draw:name="Image132" text:anchor-type="as-char" svg:width="6.9236in" svg:height="3.956343in" draw:z-index="0">
<draw:image xlink:href="../Images/yкринформ/2023-06-04T14-21-21-03-00/630_360_1685877605-380.jpg" xlink:type="simple" xlink:show="embed" xlink:actuate="onLoad" draw:mime-type="image/jpeg"/>
</draw:frame>
 Міністроборони Олексій Резніков зустрівся у Сінгапурі із колегами з Нової Зеландії таФіджі Ендрю Літтлом та Піо Тікодуадуа.</text:p>
      <text:p text:style-name="P4">
Про це Резніков написав у <text:a xlink:type="simple" xlink:href="https://twitter.com/oleksiireznikov/status/1665305246355128321" text:style-name="Internet_20_link" text:visited-style-name="Visited_20_Internet_20_Link">
 Твіттері</text:a>
 , передаєУкрінформ.</text:p>
      <text:p text:style-name="P4">
«Я був радий зустрітися зі своїм новозеландським колегою Ендрю Літтлом наполях SLD23 у Сінгапурі. Я вдячний Новій Зеландії за непохитну підтримку. Зтакими друзями ми обов’язково переможемо», - наголосив він.</text:p>
      <text:p text:style-name="P4">
<text:span text:style-name="T4">
Читайте також:</text:span>
 <text:a xlink:type="simple" xlink:href="https://www.ukrinform.ua/rubric-polytics/3718079-reznikov-pid-cas-zustrici-z-zastupnikom-premera-kambodzi-podakuvav-za-pidtrimku-ukraini.html" text:style-name="Internet_20_link" text:visited-style-name="Visited_20_Internet_20_Link">
 <text:span text:style-name="T4">
Резніков</text:span>
 під час зустрічі з заступником прем`єраКамбоджі подякував за підтримку України </text:a>
</text:p>
      <text:p text:style-name="P4">
Щодо зустрічі з Тікодуадуа, Резніков написав, що Україна та Фіджі борються завиживання. Перша – через напад Росії, друга – через вплив зміни клімату.</text:p>
      <text:p text:style-name="P4">
«Зустрівся з Піо Тікодуадуа, міністром оборони та національної безпеки Фіджі.Відстань не має значення, якщо вас об’єднують спільні цінності. Фіджіпідтримує Україну, як і Україна підтримує Фіджі. Сьогодні обидві наші націїборються за виживання. Земля Фіджі зазнає впливу через зміну клімату. Нашаземля піддається нападу терористичної держави», - написав Резніков.</text:p>
      <text:p text:style-name="P4">
За його словами, обидві країни співпрацюватимуть разом, щоб протистояти обомглобальним загрозам. «І ми разом переможемо», - додав український міністр.</text:p>
      <text:p text:style-name="P4">
<text:span text:style-name="T4">
Читайте також:</text:span>
 <text:a xlink:type="simple" xlink:href="https://www.ukrinform.ua/rubric-polytics/3718076-reznikov-obgovoriv-iz-aponskim-kolegou-spivpracu-ta-zaprosiv-v-ukrainu.html" text:style-name="Internet_20_link" text:visited-style-name="Visited_20_Internet_20_Link">
 <text:span text:style-name="T4">
Резніков</text:span>
 обговорив із японським колегою співпрацю тазапросив в Україну </text:a>
</text:p>
      <text:p text:style-name="P4">
Як повідомляв Укрінформ, 2-4 червня у Сінгапурі проходить масштабнийбезпековий форум «Діалог Шангрі-Ла», на якому розв’язана РФ війна протиУкраїни є однією з головних тем.</text:p>
      <text:p text:style-name="P4">
Серед учасників - представники США, Китаю та Євросоюзу, зокрема глави тависокопосадовці оборонних відомств, військові, дипломати, виробники зброї тааналітики з питань безпеки.</text:p>
      <text:p text:style-name="P4">
Фото: Олексій Резніков, Твіттер</text:p>
      <text:p text:style-name="P4">
Source: <text:a xlink:type="simple" xlink:href="https://www.ukrinform.ua/rubric-polytics/3718128-reznikov-zustrivsa-u-singapuri-iz-kolegami-z-novoi-zelandii-ta-fidzi.html" text:style-name="Internet_20_link" text:visited-style-name="Visited_20_Internet_20_Link">
https://www.ukrinform.ua/rubric-polytics/3718128-reznikov-zustrivsa-u-singapuri-iz-kolegami-z-novoi-zelandii-ta-fidzi.html</text:a>
</text:p>
      <!--NEWS-->
      <text:h text:style-name="P10" text:outline-level="1">
<text:span text:style-name="T4">
Прикордонники збили на Сумщині й Чернігівщині три дрони-камікадзе</text:span>
</text:h>
      <text:p text:style-name="P4">
Authors: Ukrinform (Person)</text:p>
      <text:p text:style-name="P4">
Publisher: Укринформ (Organization)</text:p>
      <text:p text:style-name="P4">
Published Time: 2023-06-04T14:34:00+03:00</text:p>
      <text:p text:style-name="P4">
Modified Time: 2023-06-04T14:34:00+03:00</text:p>
      <text:p text:style-name="P4">
Description: Прикордонники цієї ночі знищили у Чернігівській та Сумській області два ворожі безпілотні літальні апарати Shahed, ще один БпЛА знешкодили, тепер тривають його пошуки. — Укрінформ.</text:p>
      <text:p text:style-name="P4">
Images: ['<text:a xlink:type="simple" xlink:href="https://static.ukrinform.com/photos/2023_06/thumb_files/630_360_1685877848-757.jpg" text:style-name="Internet_20_link" text:visited-style-name="Visited_20_Internet_20_Link">
630_360_16858...</text:a>
']</text:p>
      <text:p text:style-name="P4">
Tags: ['Безпілотник', 'Сумщина', 'Чернігівщина', 'Війна з Росією']</text:p>
      <text:p text:style-name="P4">
Type: Article</text:p>
      <!--METADATA-->
      <text:p text:style-name="P4">
<draw:frame draw:style-name="fr1" draw:name="Image133" text:anchor-type="as-char" svg:width="6.9236in" svg:height="3.956343in" draw:z-index="0">
<draw:image xlink:href="../Images/yкринформ/2023-06-04T14-34-00-03-00/630_360_1685877848-757.jpg" xlink:type="simple" xlink:show="embed" xlink:actuate="onLoad" draw:mime-type="image/jpeg"/>
</draw:frame>
Прикордонники цієї ночі знищили у Чернігівській та Сумській області два ворожібезпілотні літальні апарати Shahed, ще один БпЛА знешкодили, тепер триваютьйого пошуки.</text:p>
      <text:p text:style-name="P4">
Як передає Укрінформ, про це Державна прикордонна служба України повідомляє у<text:a xlink:type="simple" xlink:href="https://t.me/DPSUkr/11592" text:style-name="Internet_20_link" text:visited-style-name="Visited_20_Internet_20_Link">
 Телеграмі</text:a>
.</text:p>
      <text:p text:style-name="P4">
“Перший смертоносний дрон збили над Чернігівщиною, другий – над Сумщиною.Зараз тривають пошуки можливого місця падіння третього <text:a xlink:type="simple" xlink:href="https://www.ukrinform.ua/tag-bezpilotnik" text:style-name="Internet_20_link" text:visited-style-name="Visited_20_Internet_20_Link">
 безпілотника</text:a>
 , який після ураження пролетів щекілька сотень метрів”, - ідеться в повідомленні.</text:p>
      <text:p text:style-name="P4">
<text:span text:style-name="T4">
Читайте також:</text:span>
 <text:a xlink:type="simple" xlink:href="https://www.ukrinform.ua/rubric-regions/3718066-vorog-atakuvav-sumsinu-dronamikamikadze-e-rujnuvanna.html" text:style-name="Internet_20_link" text:visited-style-name="Visited_20_Internet_20_Link">
 Ворог атакував <text:span text:style-name="T4">
Сумщ</text:span>
 ину дронами-камікадзе, єруйнування </text:a>
</text:p>
      <text:p text:style-name="P4">
Як повідомляв Укрінформ, уночі 4 червня сили та засоби протиповітряної оборониПовітряних сил Збройних сил України <text:a xlink:type="simple" xlink:href="https://www.ukrinform.ua/rubric-ato/3717993-ppo-vnoci-zbila-cotiri-rosijski-krilati-raketi-ta-tri-udarni-droni.html" text:style-name="Internet_20_link" text:visited-style-name="Visited_20_Internet_20_Link">
 знищили чотири російські крилаті ракетиі три ударні дрони </text:a>
 .</text:p>
      <text:p text:style-name="P4">
Source: <text:a xlink:type="simple" xlink:href="https://www.ukrinform.ua/rubric-ato/3718130-prikordonniki-zbili-na-sumsini-j-cernigivsini-tri-dronikamikadze.html" text:style-name="Internet_20_link" text:visited-style-name="Visited_20_Internet_20_Link">
https://www.ukrinform.ua/rubric-ato/3718130-prikordonniki-zbili-na-sumsini-j-cernigivsini-tri-dronikamikadze.html</text:a>
</text:p>
      <!--NEWS-->
      <text:h text:style-name="P10" text:outline-level="1">
<text:span text:style-name="T4">
Сестри Алексіїви здобули «срібло» у суперфіналі Кубка світу з артистичного плавання</text:span>
</text:h>
      <text:p text:style-name="P4">
Authors: Ukrinform (Person)</text:p>
      <text:p text:style-name="P4">
Publisher: Укринформ (Organization)</text:p>
      <text:p text:style-name="P4">
Published Time: 2023-06-04T14:38:11+03:00</text:p>
      <text:p text:style-name="P4">
Modified Time: 2023-06-04T14:38:11+03:00</text:p>
      <text:p text:style-name="P4">
Description: Українки стали другими у довільній програмі серед дуетів. — Укрінформ.</text:p>
      <text:p text:style-name="P4">
Images: ['<text:a xlink:type="simple" xlink:href="https://static.ukrinform.com/photos/2023_06/thumb_files/630_360_1685878666-616.jpg" text:style-name="Internet_20_link" text:visited-style-name="Visited_20_Internet_20_Link">
630_360_16858...</text:a>
']</text:p>
      <text:p text:style-name="P4">
Tags: ['синхронне плавання']</text:p>
      <text:p text:style-name="P4">
Type: Article</text:p>
      <!--METADATA-->
      <text:p text:style-name="P4">
<draw:frame draw:style-name="fr1" draw:name="Image134" text:anchor-type="as-char" svg:width="6.9236in" svg:height="3.956343in" draw:z-index="0">
<draw:image xlink:href="../Images/yкринформ/2023-06-04T14-38-11-03-00/630_360_1685878666-616.jpg" xlink:type="simple" xlink:show="embed" xlink:actuate="onLoad" draw:mime-type="image/jpeg"/>
</draw:frame>
 Українкистали другими у довільній програмі серед дуетів.</text:p>
      <text:p text:style-name="P4">
Марина та Владислава Алексіїви вибороли срібні медалі суперфіналу Кубка світув Ов’єдо (Іспанія), передає Укрінформ.</text:p>
      <text:p text:style-name="P4">
У довільній програмі українські спортсменки набрали 217,1771 бала.</text:p>
      <text:p text:style-name="P4">
Перемогу здобули ізраїльтянки Шеллі Бобрицька і Аріель Нассі (225,7915).«Бронза» дісталася дуету з Нідерландів (214,3355).</text:p>
      <text:p text:style-name="P4">
<text:span text:style-name="T4">
Читайте також:</text:span>
 <text:a xlink:type="simple" xlink:href="https://www.ukrinform.ua/rubric-sports/3717912-sestri-aleksiivi-bronzovi-prizerki-superfinalu-ks-z-artisticnogo-plavanna.html" text:style-name="Internet_20_link" text:visited-style-name="Visited_20_Internet_20_Link">
 Сестри Алексіїви здобули «бронзу» у суперфіналі КС зартистичного <text:span text:style-name="T4">
плавання</text:span>
 </text:a>
</text:p>
      <text:p text:style-name="P4">
Як повідомляв Укрінформ, раніше Алексіїви виграли «бронзу» у технічнійпрограмі.</text:p>
      <text:p text:style-name="P4">
Фото: Getty Images.</text:p>
      <text:p text:style-name="P4">
Source: <text:a xlink:type="simple" xlink:href="https://www.ukrinform.ua/rubric-sports/3718131-sestri-aleksiivi-zdobuli-sriblo-u-superfinali-kubka-svitu-z-artisticnogo-plavanna.html" text:style-name="Internet_20_link" text:visited-style-name="Visited_20_Internet_20_Link">
https://www.ukrinform.ua/rubric-sports/3718131-sestri-aleksiivi-zdobuli-sriblo-u-superfinali-kubka-svitu-z-artisticnogo-plavanna.html</text:a>
</text:p>
      <!--NEWS-->
      <text:h text:style-name="P10" text:outline-level="1">
<text:span text:style-name="T4">
Військовим відправили на фронт ще сім дронів, які надійшли із Польщі</text:span>
</text:h>
      <text:p text:style-name="P4">
Authors: Ukrinform (Person)</text:p>
      <text:p text:style-name="P4">
Publisher: Укринформ (Organization)</text:p>
      <text:p text:style-name="P4">
Published Time: 2023-06-04T14:46:14+03:00</text:p>
      <text:p text:style-name="P4">
Modified Time: 2023-06-04T14:46:14+03:00</text:p>
      <text:p text:style-name="P4">
Description: Волонтерський хаб Держспецзв’язку відправив на фронт ще сім дронів, які допомагатимуть українським військовим. — Укрінформ.</text:p>
      <text:p text:style-name="P4">
Images: ['<text:a xlink:type="simple" xlink:href="https://static.ukrinform.com/photos/2023_06/thumb_files/630_360_1685879133-911.jpg" text:style-name="Internet_20_link" text:visited-style-name="Visited_20_Internet_20_Link">
630_360_16858...</text:a>
']</text:p>
      <text:p text:style-name="P4">
Tags: ['Безпілотник', "Держспецзв'язку", 'Дрон', 'Війна з Росією']</text:p>
      <text:p text:style-name="P4">
Type: Article</text:p>
      <!--METADATA-->
      <text:p text:style-name="P4">
<draw:frame draw:style-name="fr1" draw:name="Image135" text:anchor-type="as-char" svg:width="6.9236in" svg:height="3.956343in" draw:z-index="0">
<draw:image xlink:href="../Images/yкринформ/2023-06-04T14-46-14-03-00/630_360_1685879133-911.jpg" xlink:type="simple" xlink:show="embed" xlink:actuate="onLoad" draw:mime-type="image/jpeg"/>
</draw:frame>
Волонтерський хаб Держспецзв’язку відправив на фронт ще сім дронів, якідопомагатимуть українським військовим.</text:p>
      <text:p text:style-name="P4">
Як передає Укрінформ, про це в <text:a xlink:type="simple" xlink:href="https://t.me/dsszzi_official/5902" text:style-name="Internet_20_link" text:visited-style-name="Visited_20_Internet_20_Link">
 Телеграмі</text:a>
 повідомляє пресслужба Держспецзв’язку.</text:p>
      <text:p text:style-name="P4">
«Сучасні технології на передовій допомагають зберігати безцінні життя нашихзахисників та здобувати важливу інформацію. А ще – неабияк наганяють страху наокупантів. Волонтерський хаб Держспецзв’язку продовжує підтримувативійськових. Передали на фронт ще сім <text:a xlink:type="simple" xlink:href="https://www.ukrinform.ua/tag-bezpilotnik" text:style-name="Internet_20_link" text:visited-style-name="Visited_20_Internet_20_Link">
 безпілотників</text:a>
 , які Хаб отримав як гуманітарнудопомогу з Польщі. Перед відправленням на передову техніка була ретельноперевірена фахівцями і підготовлена до виконання завдань», - йдеться вповідомленні.</text:p>
      <text:p text:style-name="P4">
Як зазначається, раніше волонтери Хабу передали понад 150 дронів длявійськових.</text:p>
      <text:p text:style-name="P4">
<text:span text:style-name="T4">
Читайте також:</text:span>
 <text:a xlink:type="simple" xlink:href="https://www.ukrinform.ua/rubric-ato/3716034-ukrainskim-vijskovim-peredali-500-fpvdroniv-pegas.html" text:style-name="Internet_20_link" text:visited-style-name="Visited_20_Internet_20_Link">
 Українським військовим передали 500 FPV-дронів «Пегас»</text:a>
</text:p>
      <text:p text:style-name="P4">
В пресслужбі закликали громадян звертатись до Волонтерського хабуДержспецзв’язку та донатити на дрони.</text:p>
      <text:p text:style-name="P4">
Контакти, а також реквізити для донатів – на сайті Хабу <text:a xlink:type="simple" xlink:href="https://hub.cip.gov.ua/ua/home" text:style-name="Internet_20_link" text:visited-style-name="Visited_20_Internet_20_Link">
https://hub.cip.gov.ua </text:a>
 .</text:p>
      <text:p text:style-name="P4">
Як повідомляв Укрінформ, напередодні у Черкасах зібрані рідними загиблихвоїнів 400 тисяч гривень передали на купівлю дронів.</text:p>
      <text:p text:style-name="P4">
Source: <text:a xlink:type="simple" xlink:href="https://www.ukrinform.ua/rubric-ato/3718135-vijskovim-vidpravili-na-front-se-sim-droniv-aki-nadijsli-iz-polsi.html" text:style-name="Internet_20_link" text:visited-style-name="Visited_20_Internet_20_Link">
https://www.ukrinform.ua/rubric-ato/3718135-vijskovim-vidpravili-na-front-se-sim-droniv-aki-nadijsli-iz-polsi.html</text:a>
</text:p>
      <!--NEWS-->
      <text:h text:style-name="P10" text:outline-level="1">
<text:span text:style-name="T4">
У Ватикані провели «обряд очищення» після інциденту з оголеним чоловіком</text:span>
</text:h>
      <text:p text:style-name="P4">
Authors: Ukrinform (Person)</text:p>
      <text:p text:style-name="P4">
Publisher: Укринформ (Organization)</text:p>
      <text:p text:style-name="P4">
Published Time: 2023-06-04T14:50:00+03:00</text:p>
      <text:p text:style-name="P4">
Modified Time: 2023-06-04T14:50:00+03:00</text:p>
      <text:p text:style-name="P4">
Description: На головному вівтарі базиліки Святого Петра у Ватикані провели спеціальний «обряд очищення» після того, як його осквернив чоловік, який стояв на ньому оголеним на знак протесту проти російської війни проти України. — Укрінформ.</text:p>
      <text:p text:style-name="P4">
Images: ['<text:a xlink:type="simple" xlink:href="https://static.ukrinform.com/photos/2017_08/thumb_files/630_360_1503388196-8076.jpg" text:style-name="Internet_20_link" text:visited-style-name="Visited_20_Internet_20_Link">
630_360_15033...</text:a>
']</text:p>
      <text:p text:style-name="P4">
Tags: ['Ватикан', 'Війна з Росією']</text:p>
      <text:p text:style-name="P4">
Type: Article</text:p>
      <!--METADATA-->
      <text:p text:style-name="P4">
<draw:frame draw:style-name="fr1" draw:name="Image136" text:anchor-type="as-char" svg:width="6.9236in" svg:height="3.956343in" draw:z-index="0">
<draw:image xlink:href="../Images/yкринформ/2023-06-04T14-50-00-03-00/630_360_1503388196-8076.jpg" xlink:type="simple" xlink:show="embed" xlink:actuate="onLoad" draw:mime-type="image/jpeg"/>
</draw:frame>
 Наголовному вівтарі базиліки Святого Петра у Ватикані провели спеціальний «обрядочищення» після того, як його осквернив чоловік, який стояв на ньому оголенимна знак протесту проти російської війни проти України.</text:p>
      <text:p text:style-name="P4">
Як передає Укрінформ, про це повідомляє <text:a xlink:type="simple" xlink:href="https://www.reuters.com/world/europe/purification-rite-st-peters-after-naked-man-desecrated-popes-altar-2023-06-03/" text:style-name="Internet_20_link" text:visited-style-name="Visited_20_Internet_20_Link">
 Reuters.</text:a>
</text:p>
      <text:p text:style-name="P4">
У суботу молитовне служіння, відоме як обряд покаяння, що вимагає канонічнеправо, очолив архієрей базиліки, кардинал Мауро Гамбетті.</text:p>
      <text:p text:style-name="P4">
Зазначається, що на молебні, під час якого Папа Франциск освятив святою водоювівтар, Гамбетті сказав, що чоловік вчинив «гріховний і невідповідний, справдіжалюгідний жест», щоб привернути увагу до жертв війни.</text:p>
      <text:p text:style-name="P4">
<text:span text:style-name="T4">
Читайте також:</text:span>
 <text:a xlink:type="simple" xlink:href="https://www.ukrinform.ua/rubric-society/3713544-papa-francisk-zaklikav-ne-zabuvati-pro-ukrainciv.html" text:style-name="Internet_20_link" text:visited-style-name="Visited_20_Internet_20_Link">
 Папа Франциск закликав не забувати про українців</text:a>
</text:p>
      <text:p text:style-name="P4">
Джерело у <text:a xlink:type="simple" xlink:href="https://www.ukrinform.ua/tag-vatikan" text:style-name="Internet_20_link" text:visited-style-name="Visited_20_Internet_20_Link">
 Ватикані </text:a>
 додало, що підчас інциденту чоловік також мав на собі порізи нігтями. Його особу невстановили, але на фотографіях, зроблених туристами та опублікованих усоціальних мережах, йому було близько 20-30 років.</text:p>
      <text:p text:style-name="P4">
Як повідомляв Укрінформ, декілька днів тому у Соборі Святого Петра у Ватиканічоловік <text:a xlink:type="simple" xlink:href="https://www.ukrinform.ua/rubric-world/3717323-u-vatikani-golij-colovik-viskociv-na-vivtar-soboru-na-znak-protestu-proti-vijni-v-ukraini.html" text:style-name="Internet_20_link" text:visited-style-name="Visited_20_Internet_20_Link">
 роздягнувся догола та виліз на головний вівтар храму на знакпротесту проти війни в Україні. </text:a>
 Ця сцена була знята на мобільні телефонивідвідувачами храму та поширена у соцмереж.</text:p>
      <text:p text:style-name="P4">
Присутні разом з жандармами негайно втрутилися, змусили чоловіка зновуодягнутися та доставили його до жандармерії для допиту та ідентифікації.</text:p>
      <text:p text:style-name="P4">
Source: <text:a xlink:type="simple" xlink:href="https://www.ukrinform.ua/rubric-world/3718136-u-vatikani-proveli-obrad-ocisenna-pisla-incidentu-z-ogolenim-colovikom.html" text:style-name="Internet_20_link" text:visited-style-name="Visited_20_Internet_20_Link">
https://www.ukrinform.ua/rubric-world/3718136-u-vatikani-proveli-obrad-ocisenna-pisla-incidentu-z-ogolenim-colovikom.html</text:a>
</text:p>
      <!--NEWS-->
      <text:h text:style-name="P10" text:outline-level="1">
<text:span text:style-name="T4">
Бензема залишає мадридський «Реал»</text:span>
</text:h>
      <text:p text:style-name="P4">
Authors: Ukrinform (Person)</text:p>
      <text:p text:style-name="P4">
Publisher: Укринформ (Organization)</text:p>
      <text:p text:style-name="P4">
Published Time: 2023-06-04T14:59:00+03:00</text:p>
      <text:p text:style-name="P4">
Modified Time: 2023-06-04T14:59:00+03:00</text:p>
      <text:p text:style-name="P4">
Description: Форвард «Реала» Карім Бензема залишить мадридський клуб після завершення нинішнього сезону. — Укрінформ.</text:p>
      <text:p text:style-name="P4">
Images: ['<text:a xlink:type="simple" xlink:href="https://static.ukrinform.com/photos/2023_06/thumb_files/630_360_1685880042-171.jpg" text:style-name="Internet_20_link" text:visited-style-name="Visited_20_Internet_20_Link">
630_360_16858...</text:a>
']</text:p>
      <text:p text:style-name="P4">
Tags: ['Футбол', 'Реал Мадрид']</text:p>
      <text:p text:style-name="P4">
Type: Article</text:p>
      <!--METADATA-->
      <text:p text:style-name="P4">
<draw:frame draw:style-name="fr1" draw:name="Image137" text:anchor-type="as-char" svg:width="6.9236in" svg:height="3.956343in" draw:z-index="0">
<draw:image xlink:href="../Images/yкринформ/2023-06-04T14-59-00-03-00/630_360_1685880042-171.jpg" xlink:type="simple" xlink:show="embed" xlink:actuate="onLoad" draw:mime-type="image/jpeg"/>
</draw:frame>
 Форвард«Реала» Карім Бензема залишить мадридський клуб після завершення нинішньогосезону.</text:p>
      <text:p text:style-name="P4">
Про це «вершкові» оголосили на своєму офіційному <text:a xlink:type="simple" xlink:href="https://www.realmadrid.com/" text:style-name="Internet_20_link" text:visited-style-name="Visited_20_Internet_20_Link">
 сайті</text:a>
 , передає Укрінформ.</text:p>
      <text:p text:style-name="P4">
За чотирнадцять сезонів, протягом яких француз захищав кольори іспанськогоклубу, він виграв 25 титулів, рекордну кількість для «Реала».</text:p>
      <text:p text:style-name="P4">
У футболці мадридської команди Бензема провів 647 матчів (п'ятий показник вісторії клубу), у яких забив 353 м'ячі. Карім є другим в історії найкращимбомбардиром «Реала» в Ла Лізі та Лізі чемпіонів УЄФА.</text:p>
      <text:p text:style-name="P4">
<text:span text:style-name="T4">
Читайте також:</text:span>
 <text:a xlink:type="simple" xlink:href="https://www.ukrinform.ua/rubric-sports/3717623-besedin-pokinuv-kiprsku-omoniu-pisla-zakincenna-orendi.html" text:style-name="Internet_20_link" text:visited-style-name="Visited_20_Internet_20_Link">
 Бєсєдін покинув кіпрську «Омонію» після закінчення оренди</text:a>
</text:p>
      <text:p text:style-name="P4">
Офіційна церемонія проводів Каріма Бенземи відбудеться 6 червня в присутностіпрезидента «вершкових» Флорентіно Переса.</text:p>
      <text:p text:style-name="P4">
Додамо, що Бензема - чинний володар «Золотого м'яча».</text:p>
      <text:p text:style-name="P4">
Фото: Getty Images.</text:p>
      <text:p text:style-name="P4">
Source: <text:a xlink:type="simple" xlink:href="https://www.ukrinform.ua/rubric-sports/3718138-benzema-zalisae-madridskij-real.html" text:style-name="Internet_20_link" text:visited-style-name="Visited_20_Internet_20_Link">
https://www.ukrinform.ua/rubric-sports/3718138-benzema-zalisae-madridskij-real.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04T15:05:00+03:00</text:p>
      <text:p text:style-name="P4">
Modified Time: 2023-06-04T15:05: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38" text:anchor-type="as-char" svg:width="6.9236in" svg:height="3.956343in" draw:z-index="0">
<draw:image xlink:href="../Images/yкринформ/2023-06-04T15-05-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39" text:anchor-type="as-char" svg:width="6.9236in" svg:height="6.9236in" draw:z-index="0">
<draw:image xlink:href="../Images/yкринформ/2023-06-04T15-05-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40" text:anchor-type="as-char" svg:width="6.9236in" svg:height="6.9236in" draw:z-index="0">
<draw:image xlink:href="../Images/yкринформ/2023-06-04T15-05-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41" text:anchor-type="as-char" svg:width="6.9236in" svg:height="6.9236in" draw:z-index="0">
<draw:image xlink:href="../Images/yкринформ/2023-06-04T15-05-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42" text:anchor-type="as-char" svg:width="6.9236in" svg:height="6.9236in" draw:z-index="0">
<draw:image xlink:href="../Images/yкринформ/2023-06-04T15-05-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Завдяки UNITED24 на відновлення ліцею на Київщині зібрали $1,25 мільйона</text:span>
</text:h>
      <text:p text:style-name="P4">
Authors: Ukrinform (Person)</text:p>
      <text:p text:style-name="P4">
Publisher: Укринформ (Organization)</text:p>
      <text:p text:style-name="P4">
Published Time: 2023-06-04T15:10:00+03:00</text:p>
      <text:p text:style-name="P4">
Modified Time: 2023-06-04T15:10:00+03:00</text:p>
      <text:p text:style-name="P4">
Description: Завдяки фандрейзинговій платформі UNITED24 вже зібрано 1,25 млн доларів на відновлення ліцею в селі Бузова на Київщині. — Укрінформ.</text:p>
      <text:p text:style-name="P4">
Images: ['<text:a xlink:type="simple" xlink:href="https://static.ukrinform.com/photos/2023_01/thumb_files/630_360_1673430511-880.jpg" text:style-name="Internet_20_link" text:visited-style-name="Visited_20_Internet_20_Link">
630_360_16734...</text:a>
']</text:p>
      <text:p text:style-name="P4">
Tags: ['Освіта', 'Київщина', 'Відбудова', 'United24']</text:p>
      <text:p text:style-name="P4">
Type: Article</text:p>
      <!--METADATA-->
      <text:p text:style-name="P4">
<draw:frame draw:style-name="fr1" draw:name="Image143" text:anchor-type="as-char" svg:width="6.9236in" svg:height="3.956343in" draw:z-index="0">
<draw:image xlink:href="../Images/yкринформ/2023-06-04T15-10-00-03-00/630_360_1673430511-880.jpg" xlink:type="simple" xlink:show="embed" xlink:actuate="onLoad" draw:mime-type="image/jpeg"/>
</draw:frame>
 Завдякифандрейзинговій платформі UNITED24 вже зібрано 1,25 млн доларів на відновленняліцею в селі Бузова на Київщині.</text:p>
      <text:p text:style-name="P4">
Як передає Укрінформ, про це у <text:a xlink:type="simple" xlink:href="https://t.me/zedigital/3217" text:style-name="Internet_20_link" text:visited-style-name="Visited_20_Internet_20_Link">
 Телеграмі </text:a>
повідомив віцепрем'єр з інновацій, розвитку освіти, науки і технологій -міністр цифрової трансформації Михайло Федоров.</text:p>
      <text:p text:style-name="P4">
«Зібрали 1 250 000$ через <text:a xlink:type="simple" xlink:href="https://t.me/U24_gov_ua" text:style-name="Internet_20_link" text:visited-style-name="Visited_20_Internet_20_Link">
 UNITED24 </text:a>
 на відновленняліцею в селі Бузова на Київщині. Тепер 452 дитини зможуть повернутися донавчання офлайн. Усе завдяки вашій підтримці», - наголосив Федоров.</text:p>
      <text:p text:style-name="P4">
За його словами, це був перший збір на відновлення навчального закладу, вжерозпочали другий.</text:p>
      <text:p text:style-name="P4">
<text:span text:style-name="T4">
Читайте також:</text:span>
 <text:a xlink:type="simple" xlink:href="https://www.ukrinform.ua/rubric-vidbudova/3717555-united24-na-kiivsini-vidbudovuut-sist-budinkiv-se-12-na-cerzi.html" text:style-name="Internet_20_link" text:visited-style-name="Visited_20_Internet_20_Link">
 UNITED24: на Київщині <text:span text:style-name="T4">
відбудову</text:span>
 ють шість будинків,ще 12 - на черзі </text:a>
</text:p>
      <text:p text:style-name="P4">
«5 серпня Андрій Шевченко разом з Олександром Зінченком проведуть у Лондоніматч зірок світового футболу Game4Ukraine. Ціль — зібрати кошти на відновленняМихайло-Коцюбинського ліцею в Чернігівській області», - повідомив віцепрем'єр.</text:p>
      <text:p text:style-name="P4">
Як повідомляв Укрінформ, 31 травня Президент України Володимир <text:a xlink:type="simple" xlink:href="https://www.ukrinform.ua/rubric-society/3716507-zelenskij-zustrivsa-z-aktorom-kollinzom-akij-stav-ambasadorom-united24.html" text:style-name="Internet_20_link" text:visited-style-name="Visited_20_Internet_20_Link">
 Зеленськийподякував американському актору Міші Коллінзу</text:a>
 за приєднання докоманди амбасадорів фандрейзингової платформи United24 і допомогу вгуманітарному розмінуванні України.</text:p>
      <text:p text:style-name="P4">
Source: <text:a xlink:type="simple" xlink:href="https://www.ukrinform.ua/rubric-vidbudova/3718148-zavdaki-united24-na-vidnovlenna-liceu-na-kiivsini-zibrali-125-miljona.html" text:style-name="Internet_20_link" text:visited-style-name="Visited_20_Internet_20_Link">
https://www.ukrinform.ua/rubric-vidbudova/3718148-zavdaki-united24-na-vidnovlenna-liceu-na-kiivsini-zibrali-125-miljona.html</text:a>
</text:p>
      <!--NEWS-->
      <text:h text:style-name="P10" text:outline-level="1">
<text:span text:style-name="T4">
Папа Римський згадав про Україну на зустрічі з паломниками</text:span>
</text:h>
      <text:p text:style-name="P4">
Authors: Ukrinform (Person)</text:p>
      <text:p text:style-name="P4">
Publisher: Укринформ (Organization)</text:p>
      <text:p text:style-name="P4">
Published Time: 2023-06-04T15:11:59+03:00</text:p>
      <text:p text:style-name="P4">
Modified Time: 2023-06-04T15:11:59+03:00</text:p>
      <text:p text:style-name="P4">
Description: Папа Римський Франциск завершив свою недільну зустріч із паломниками згадкою про «дорогу й мученицьку Україну». — Укрінформ.</text:p>
      <text:p text:style-name="P4">
Images: ['<text:a xlink:type="simple" xlink:href="https://static.ukrinform.com/photos/2020_07/thumb_files/630_360_1595766608-606.jpeg" text:style-name="Internet_20_link" text:visited-style-name="Visited_20_Internet_20_Link">
630_360_15957...</text:a>
']</text:p>
      <text:p text:style-name="P4">
Tags: ['Індія', 'Папа Франциск', 'Війна з Росією']</text:p>
      <text:p text:style-name="P4">
Type: Article</text:p>
      <!--METADATA-->
      <text:p text:style-name="P4">
<draw:frame draw:style-name="fr1" draw:name="Image144" text:anchor-type="as-char" svg:width="6.9236in" svg:height="3.956343in" draw:z-index="0">
<draw:image xlink:href="../Images/yкринформ/2023-06-04T15-11-59-03-00/630_360_1595766608-606.jpeg" xlink:type="simple" xlink:show="embed" xlink:actuate="onLoad" draw:mime-type="image/jpeg"/>
</draw:frame>
 ПапаРимський Франциск завершив свою недільну зустріч із паломниками згадкою про«дорогу й мученицьку Україну».</text:p>
      <text:p text:style-name="P4">
Як передає Укрінформ, про це повідомляє <text:a xlink:type="simple" xlink:href="https://www.vaticannews.va/uk/pope/news/2023-06/papa-zaklyky-4-chervnya-2023.html" text:style-name="Internet_20_link" text:visited-style-name="Visited_20_Internet_20_Link">
 Vatican News.</text:a>
</text:p>
      <text:p text:style-name="P4">
«Їй, турботливій Матері (Богородиці – ред.), ввіряю населення, що страждає відбича <text:a xlink:type="simple" xlink:href="https://www.ukrinform.ua/tag-vijna" text:style-name="Internet_20_link" text:visited-style-name="Visited_20_Internet_20_Link">
 війни </text:a>
 , особливо дорогу табагатостраждальну Україну», - сказав понтифік.</text:p>
      <text:p text:style-name="P4">
Папа Римський Франциск також висловив думку щодо Індії, де два дні томузіткнулися два пасажирські та вантажний поїзди.</text:p>
      <text:p text:style-name="P4">
«Запевняю в моїх молитвах за численні жертви залізничної аварії, що сталасядва дні тому в Індії. Я близький з пораненими та родичами. Нехай же небеснийОтець прийме душі померлих у Своєму царстві», – сказав він.</text:p>
      <text:p text:style-name="P4">
<text:span text:style-name="T4">
Читайте також:</text:span>
 <text:a xlink:type="simple" xlink:href="https://www.ukrinform.ua/rubric-world/3718136-u-vatikani-proveli-obrad-ocisenna-pisla-incidentu-z-ogolenim-colovikom.html" text:style-name="Internet_20_link" text:visited-style-name="Visited_20_Internet_20_Link">
 У <text:span text:style-name="T4">
Ватик</text:span>
 ані провели «обряд очищення» після інцидентуз оголеним чоловіком </text:a>
</text:p>
      <text:p text:style-name="P4">
Як повідомляв Укрінформ, в Індії кількість загиблих у результаті зіткненнякількох потягів у східному штаті Одіша <text:a xlink:type="simple" xlink:href="https://www.ukrinform.ua/rubric-world/3718087-kilkist-zagiblih-unaslidok-zaliznicnoi-avarii-v-indii-perevisila-300-osib.html" text:style-name="Internet_20_link" text:visited-style-name="Visited_20_Internet_20_Link">
 перевищила 300 осіб.</text:a>
</text:p>
      <text:p text:style-name="P4">
<text:span text:style-name="T5">
Фото: Vatican News</text:span>
</text:p>
      <text:p text:style-name="P4">
Source: <text:a xlink:type="simple" xlink:href="https://www.ukrinform.ua/rubric-society/3718145-papa-rimskij-zgadav-pro-ukrainu-na-zustrici-z-palomnikami.html" text:style-name="Internet_20_link" text:visited-style-name="Visited_20_Internet_20_Link">
https://www.ukrinform.ua/rubric-society/3718145-papa-rimskij-zgadav-pro-ukrainu-na-zustrici-z-palomnikami.html</text:a>
</text:p>
      <!--NEWS-->
      <text:h text:style-name="P10" text:outline-level="1">
<text:span text:style-name="T4">
Легіон «Свобода Росії» та РДК заявили, що взяли в полон солдатів у Бєлгородській області</text:span>
</text:h>
      <text:p text:style-name="P4">
Authors: Ukrinform (Person)</text:p>
      <text:p text:style-name="P4">
Publisher: Укринформ (Organization)</text:p>
      <text:p text:style-name="P4">
Published Time: 2023-06-04T15:20:00+03:00</text:p>
      <text:p text:style-name="P4">
Modified Time: 2023-06-04T15:20:00+03:00</text:p>
      <text:p text:style-name="P4">
Description: «Російський добровольчий корпус» і Легіон «Свобода Росії» заявили, що захопили у полон солдатів армії РФ. — Укрінформ.</text:p>
      <text:p text:style-name="P4">
Images: ['<text:a xlink:type="simple" xlink:href="https://static.ukrinform.com/photos/2023_05/thumb_files/630_360_1684939078-4756.jpeg" text:style-name="Internet_20_link" text:visited-style-name="Visited_20_Internet_20_Link">
630_360_16849...</text:a>
']</text:p>
      <text:p text:style-name="P4">
Tags: ['Війна з Росією', 'Легіон «Свобода Росії» ', 'РДК']</text:p>
      <text:p text:style-name="P4">
Type: Article</text:p>
      <!--METADATA-->
      <text:p text:style-name="P4">
<draw:frame draw:style-name="fr1" draw:name="Image145" text:anchor-type="as-char" svg:width="6.9236in" svg:height="3.956343in" draw:z-index="0">
<draw:image xlink:href="../Images/yкринформ/2023-06-04T15-20-00-03-00/630_360_1684939078-4756.jpeg" xlink:type="simple" xlink:show="embed" xlink:actuate="onLoad" draw:mime-type="image/jpeg"/>
</draw:frame>
«Російський добровольчий корпус» і Легіон «Свобода Росії» заявили, що захопилиу полон солдатів армії РФ.</text:p>
      <text:p text:style-name="P4">
Про це повідомляється в <text:a xlink:type="simple" xlink:href="https://t.me/russvolcorps/582" text:style-name="Internet_20_link" text:visited-style-name="Visited_20_Internet_20_Link">
 Телеграм-каналі РДК </text:a>
, передає Укрінформ.</text:p>
      <text:p text:style-name="P4">
У відеозверненні вони закликали губернатора Бєлгородської області В'ячеславаГладкова зустрітися з ними в місцевій церкві для короткої розмови – в обмін напередачу полонених.</text:p>
      <text:p text:style-name="P4">
<text:span text:style-name="T4">
Читайте також:</text:span>
 <text:a xlink:type="simple" xlink:href="https://www.ukrinform.ua/rubric-ato/3718091-legion-svoboda-rosii-ta-rdk-zaavili-so-uvijsli-do-peredmista-sebekina.html" text:style-name="Internet_20_link" text:visited-style-name="Visited_20_Internet_20_Link">
 Легіон «Свобода Росії» та <text:span text:style-name="T4">
РДК</text:span>
 заявили, що увійшли допередмістя Шебекіна </text:a>
</text:p>
      <text:p text:style-name="P4">
«Сьогодні велике православне свято, Трійця. Як жест доброї волі, про які такчасто говорять в уряді РФ, ми готові віддати вам цих полонених, простихросійських солдатів, за можливість поспілкуватися з вами особисто, обговоритипоточну ситуацію в регіоні і, головне, поговорити про його майбутнє і майбутнєРосії в загалом. Тому запрошуємо вас до діалогу у стінах храму у НовійТаволжанці», - йдеться у дописі.</text:p>
      <text:p text:style-name="P4">
Вони закликали Гладкова приїхати на машині швидкої допомоги особисто, усупроводі водія без зброї.</text:p>
      <text:p text:style-name="P4">
«Я прийду особисто з представником ЛСР та полоненими. Зовсім недавно виотримали орден мужності, так проявіть справжню громадянську мужність!», -додали члени групи.</text:p>
      <text:p text:style-name="P4">
<text:span text:style-name="T4">
Читайте також:</text:span>
 <text:a xlink:type="simple" xlink:href="https://www.ukrinform.ua/rubric-ato/3717327-u-rosii-zrostae-trivoznist-cerez-podii-u-belgorodskij-oblasti-isw.html" text:style-name="Internet_20_link" text:visited-style-name="Visited_20_Internet_20_Link">
 У Росії зростає тривожність через події у Бєлгородськійобласті – ISW </text:a>
</text:p>
      <text:p text:style-name="P4">
Як повідомляв Укрінформ, 1 червня Легіон «Свобода Росії» та «Російськийдобровольчий корпус» заявили про початок нового рейду у Бєлгородську областьРФ.</text:p>
      <text:p text:style-name="P4">
Російська влада для боротьби з партизанами перекинула у прикордонні населеніпункти Бєлгородської області елітний загін спецпризначення, а також почаламасові обстріли території.</text:p>
      <text:p text:style-name="P4">
Легіон «Свобода Росії» запропонував жителям Бєлгородської області РФ, якіпотерпають від обстрілів армією РФ, евакуюватися в Україну.</text:p>
      <text:p text:style-name="P4">
<text:span text:style-name="T4">
Читайте також:</text:span>
 <text:a xlink:type="simple" xlink:href="https://www.ukrinform.ua/rubric-ato/3715786-legion-rdk-zaaviv-so-jogo-bijci-znovu-zahodili-do-rosii.html" text:style-name="Internet_20_link" text:visited-style-name="Visited_20_Internet_20_Link">
 Легіон « <text:span text:style-name="T4">
РДК</text:span>
 » заявив, що його бійці знову заходилидо Росії </text:a>
</text:p>
      <text:p text:style-name="P4">
4 червня «Російський добровольчий корпус» і Легіон «Свобода Росії» заявили провходження до передмістя Шебекіна Бєлгородської області РФ.</text:p>
      <text:p text:style-name="P4">
Source: <text:a xlink:type="simple" xlink:href="https://www.ukrinform.ua/rubric-ato/3718146-legion-svoboda-rosii-ta-rdk-zaavili-so-vzali-v-polon-rosijskih-soldativ-u-belgorodskij-oblasti.html" text:style-name="Internet_20_link" text:visited-style-name="Visited_20_Internet_20_Link">
https://www.ukrinform.ua/rubric-ato/3718146-legion-svoboda-rosii-ta-rdk-zaavili-so-vzali-v-polon-rosijskih-soldativ-u-belgorodskij-oblasti.html</text:a>
</text:p>
      <!--NEWS-->
      <text:h text:style-name="P10" text:outline-level="1">
<text:span text:style-name="T4">
Explosions reported in Kharkiv</text:span>
</text:h>
      <text:p text:style-name="P4">
Authors: liveuamap (Language: en)</text:p>
      <text:p text:style-name="P4">
Time: 2023-06-04T15:21:29</text:p>
      <text:p text:style-name="P4">
Location: Kharkiv, Kharkiv Oblast (Latitude:50.06199 Longtitude:36.24115)</text:p>
      <text:p text:style-name="P4">
Videos: []</text:p>
      <text:p text:style-name="P4">
Images: []</text:p>
      <text:p text:style-name="P4">
Tags: []</text:p>
      <text:p text:style-name="P4">
ID: 22567562</text:p>
      <!--METADATA-->
      <text:p text:style-name="P4">
Explosions reported in Kharkiv</text:p>
      <text:p text:style-name="P4">
News Collection Link: <text:a xlink:type="simple" xlink:href="https://liveuamap.com/en/2023/4-june-explosions-reported-in-kharkiv" text:style-name="Internet_20_link" text:visited-style-name="Visited_20_Internet_20_Link">
https://liveuamap.com/en/2023/4-june-explosions-reported-in-kharkiv</text:a>
</text:p>
      <text:p text:style-name="P4">
Source: <text:a xlink:type="simple" xlink:href="https://t.me/kharkivlife/61904" text:style-name="Internet_20_link" text:visited-style-name="Visited_20_Internet_20_Link">
https://t.me/kharkivlife/61904</text:a>
</text:p>
      <!--NEWS-->
      <text:h text:style-name="P10" text:outline-level="1">
<text:span text:style-name="T4">
До європейських клінік доправили на лікування ще 27 постраждалих українців</text:span>
</text:h>
      <text:p text:style-name="P4">
Authors: Ukrinform (Person)</text:p>
      <text:p text:style-name="P4">
Publisher: Укринформ (Organization)</text:p>
      <text:p text:style-name="P4">
Published Time: 2023-06-04T15:27:00+03:00</text:p>
      <text:p text:style-name="P4">
Modified Time: 2023-06-04T15:27:00+03:00</text:p>
      <text:p text:style-name="P4">
Description: На спеціалізоване лікування до європейських клінік доправили ще 27 українців. — Укрінформ.</text:p>
      <text:p text:style-name="P4">
Images: ['<text:a xlink:type="simple" xlink:href="https://static.ukrinform.com/photos/2023_06/thumb_files/630_360_1685881574-200.jpg" text:style-name="Internet_20_link" text:visited-style-name="Visited_20_Internet_20_Link">
630_360_16858...</text:a>
']</text:p>
      <text:p text:style-name="P4">
Tags: ['МОЗ', 'Поранені', 'Війна з Росією']</text:p>
      <text:p text:style-name="P4">
Type: Article</text:p>
      <!--METADATA-->
      <text:p text:style-name="P4">
<draw:frame draw:style-name="fr1" draw:name="Image146" text:anchor-type="as-char" svg:width="6.9236in" svg:height="3.956343in" draw:z-index="0">
<draw:image xlink:href="../Images/yкринформ/2023-06-04T15-27-00-03-00/630_360_1685881574-200.jpg" xlink:type="simple" xlink:show="embed" xlink:actuate="onLoad" draw:mime-type="image/jpeg"/>
</draw:frame>
 Наспеціалізоване лікування до європейських клінік доправили ще 27 українців.</text:p>
      <text:p text:style-name="P4">
Як передає Укрінформ, про це Міністерство охорони здоров’я України повідомляєу <text:a xlink:type="simple" xlink:href="https://www.facebook.com/moz.ukr/posts/pfbid0fLu68NDcsFtNhUnssNd14ERRdg12CYA3oz8bo6fHsjw38bmi9LNBNqT51ZAgUqgPl" text:style-name="Internet_20_link" text:visited-style-name="Visited_20_Internet_20_Link">
 Фейсбуці</text:a>
.</text:p>
      <text:p text:style-name="P4">
«Це пацієнти з мінно-вибуховими пораненнями та онкопацієнти. Їх прийняли налікування медзаклади Данії, Німеччини та Нідерландів», - ідеться вповідомленні.</text:p>
      <text:p text:style-name="P4">
<text:span text:style-name="T4">
Читайте також:</text:span>
 <text:a xlink:type="simple" xlink:href="https://www.ukrinform.ua/rubric-society/3718100-kraina-aka-zabirae-zitta-ukrainskih-ditej-ne-mae-prava-na-isnuvanna-tkacenko.html" text:style-name="Internet_20_link" text:visited-style-name="Visited_20_Internet_20_Link">
 Країна, яка забирає життя українських дітей, не має правана існування - Ткаченко </text:a>
</text:p>
      <text:p text:style-name="P4">
У МОЗ наголосили, що таке доправлення тривають вже понад рік та здійснюютьсяпрактично щодня, оскільки постійні бойові дії, обстріли та пошкодженняінфраструктури суттєво ускладнюють надання медичної допомоги на сході таприфронтових територіях.</text:p>
      <text:p text:style-name="P4">
Як повідомляв Укрінформ, від початку війни Міністерство охорони здоров’яУкраїни разом із міжнародними партнерами вже евакуювали понад 3700 українців.</text:p>
      <text:p text:style-name="P4">
Source: <text:a xlink:type="simple" xlink:href="https://www.ukrinform.ua/rubric-society/3718153-do-evropejskih-klinik-dopravili-na-likuvanna-se-27-postrazdalih-ukrainciv.html" text:style-name="Internet_20_link" text:visited-style-name="Visited_20_Internet_20_Link">
https://www.ukrinform.ua/rubric-society/3718153-do-evropejskih-klinik-dopravili-na-likuvanna-se-27-postrazdalih-ukrainciv.html</text:a>
</text:p>
      <!--NEWS-->
      <text:h text:style-name="P10" text:outline-level="1">
<text:span text:style-name="T4">
В Італії пасажирський автобус з’їхав у прірву - один загиблий, 14 травмованих</text:span>
</text:h>
      <text:p text:style-name="P4">
Authors: Ukrinform (Person)</text:p>
      <text:p text:style-name="P4">
Publisher: Укринформ (Organization)</text:p>
      <text:p text:style-name="P4">
Published Time: 2023-06-04T15:46:18+03:00</text:p>
      <text:p text:style-name="P4">
Modified Time: 2023-06-04T15:46:18+03:00</text:p>
      <text:p text:style-name="P4">
Description: Щонайменше одна людина загинула і ще 14 постраждали в результаті нічної аварії в Кампанії (на півдні Італії), під час якої пасажирський автобус з'їхав з дороги в прірву. — Укрінформ.</text:p>
      <text:p text:style-name="P4">
Images: ['<text:a xlink:type="simple" xlink:href="https://static.ukrinform.com/photos/2023_06/thumb_files/630_360_1685881024-188.jpg" text:style-name="Internet_20_link" text:visited-style-name="Visited_20_Internet_20_Link">
630_360_16858...</text:a>
']</text:p>
      <text:p text:style-name="P4">
Tags: ['ДТП', 'Італія', 'Автобус']</text:p>
      <text:p text:style-name="P4">
Type: Article</text:p>
      <!--METADATA-->
      <text:p text:style-name="P4">
<draw:frame draw:style-name="fr1" draw:name="Image147" text:anchor-type="as-char" svg:width="6.9236in" svg:height="3.956343in" draw:z-index="0">
<draw:image xlink:href="../Images/yкринформ/2023-06-04T15-46-18-03-00/630_360_1685881024-188.jpg" xlink:type="simple" xlink:show="embed" xlink:actuate="onLoad" draw:mime-type="image/jpeg"/>
</draw:frame>
 Щонайменшеодна людина загинула і ще 14 постраждали в результаті нічної аварії в Кампанії(на півдні Італії), під час якої пасажирський автобус з'їхав з дороги впрірву.</text:p>
      <text:p text:style-name="P4">
Як передає Укрінформ, про це повідомляє <text:a xlink:type="simple" xlink:href="https://www.ansa.it/english/news/2023/06/04/one-dead-14-injured-after-bus-plunges-down-ridge_a622610a-5858-413a-b3b5-1b3c6ca962d6.html" text:style-name="Internet_20_link" text:visited-style-name="Visited_20_Internet_20_Link">
 ANSA.</text:a>
</text:p>
      <text:p text:style-name="P4">
Водій автобуса, який їхав з Лечче до Риму з 38 пасажирами, різко повернувкермо, щоб уникнути зіткнення з двома автомобілями, які вже зупинилися післязіткнення. Проте пасажирський автобус все ж таки з’їхав із автобану в прірву.</text:p>
      <text:p text:style-name="P4">
</text:p>
      <text:p text:style-name="P4">
Загиблий був одним із пасажирів автобусу.</text:p>
      <text:p text:style-name="P4">
Зазначається, що ще п'ять автомобілів також потрапили в смертельну <text:a xlink:type="simple" xlink:href="https://www.ukrinform.ua/tag-dtp" text:style-name="Internet_20_link" text:visited-style-name="Visited_20_Internet_20_Link">
 ДТП</text:a>
 на шосе A16 в районі Валлесаккарди.</text:p>
      <text:p text:style-name="P4">
<text:span text:style-name="T4">
Читайте також:</text:span>
 <text:a xlink:type="simple" xlink:href="https://www.ukrinform.ua/rubric-world/3705794-motorosna-dtp-u-tureccini-vantazivka-vrizalasa-v-natovp-vbivsi-12-osib.html" text:style-name="Internet_20_link" text:visited-style-name="Visited_20_Internet_20_Link">
 Моторошна <text:span text:style-name="T4">
ДТП</text:span>
 у Туреччині: вантажівка врізалася внатовп, вбивши 12 осіб </text:a>
</text:p>
      <text:p text:style-name="P4">
Як повідомляв Укрінформ, унаслідок ДТП за участю пасажирського автобуса, щосталося на півдні Туреччини, <text:a xlink:type="simple" xlink:href="https://www.ukrinform.ua/rubric-world/3718099-u-tureccini-avtobus-iz-ludmi-potrapiv-u-dtp-odin-zagiblij-14-poranenih.html" text:style-name="Internet_20_link" text:visited-style-name="Visited_20_Internet_20_Link">
 одна людина загинула та 14 отримали травми</text:a>
 .</text:p>
      <text:p text:style-name="P4">
<text:span text:style-name="T5">
Фото: ANSA</text:span>
</text:p>
      <text:p text:style-name="P4">
Source: <text:a xlink:type="simple" xlink:href="https://www.ukrinform.ua/rubric-world/3718157-v-italii-pasazirskij-avtobus-zihav-u-prirvu-odin-zagiblij-14-travmovanih.html" text:style-name="Internet_20_link" text:visited-style-name="Visited_20_Internet_20_Link">
https://www.ukrinform.ua/rubric-world/3718157-v-italii-pasazirskij-avtobus-zihav-u-prirvu-odin-zagiblij-14-travmovanih.html</text:a>
</text:p>
      <!--NEWS-->
      <text:h text:style-name="P10" text:outline-level="1">
<text:span text:style-name="T4">
Російський БТР врізався у цивільний мікроавтобус поблизу Мелітополя, є загиблий</text:span>
</text:h>
      <text:p text:style-name="P4">
Authors: Ukrinform (Person)</text:p>
      <text:p text:style-name="P4">
Publisher: Укринформ (Organization)</text:p>
      <text:p text:style-name="P4">
Published Time: 2023-06-04T15:58:57+03:00</text:p>
      <text:p text:style-name="P4">
Modified Time: 2023-06-04T15:58:57+03:00</text:p>
      <text:p text:style-name="P4">
Description: У тимчасово захопленому Мелітопольському районі Запорізької області російські військові на БТР зіштовхнулися з мікроавтобусом. Одна людина загинула. — Укрінформ.</text:p>
      <text:p text:style-name="P4">
Images: ['<text:a xlink:type="simple" xlink:href="https://static.ukrinform.com/photos/2019_01/thumb_files/630_360_1548070814-343.jpeg" text:style-name="Internet_20_link" text:visited-style-name="Visited_20_Internet_20_Link">
630_360_15480...</text:a>
']</text:p>
      <text:p text:style-name="P4">
Tags: ['Аварія', 'Мелітополь', 'Військова техніка', 'Війна з Росією', 'Єдині новини']</text:p>
      <text:p text:style-name="P4">
Type: Article</text:p>
      <!--METADATA-->
      <text:p text:style-name="P4">
<draw:frame draw:style-name="fr1" draw:name="Image149" text:anchor-type="as-char" svg:width="6.9236in" svg:height="3.956343in" draw:z-index="0">
<draw:image xlink:href="../Images/yкринформ/2023-06-04T15-58-57-03-00/630_360_1548070814-343.jpeg" xlink:type="simple" xlink:show="embed" xlink:actuate="onLoad" draw:mime-type="image/jpeg"/>
</draw:frame>
 Утимчасово захопленому Мелітопольському районі Запорізької області російськівійськові на БТР зіштовхнулися з мікроавтобусом. Одна людина загинула.</text:p>
      <text:p text:style-name="P4">
Про це в ефірі національного телемарафону "Єдині новини" розповів міськийголова Мелітополя Іван Федоров, передає Укрінформ.</text:p>
      <text:p text:style-name="P4">
"На прикладі цього тижня - сталося більше ніж 5 <text:a xlink:type="simple" xlink:href="https://www.ukrinform.ua/tag-avaria" text:style-name="Internet_20_link" text:visited-style-name="Visited_20_Internet_20_Link">
 аварій</text:a>
 , які спричинили російські військовілише на території окупованого Мелітополя", - сказав він.</text:p>
      <text:p text:style-name="P4">
Федоров додав, що вчора на повороті до села Зразкове з траси Мелітополь-Запоріжжя ворожий БТР врізався в цивільний мікроавтобус. Один із пасажирівпомер на місці.</text:p>
      <text:p text:style-name="P4">
У своєму дописі в <text:a xlink:type="simple" xlink:href="https://t.me/ivan_fedorov_melitopol/2164" text:style-name="Internet_20_link" text:visited-style-name="Visited_20_Internet_20_Link">
 Телеграмі </text:a>
 мерзазначив, що 2 червня у Мелітополі на перетині проспекту Богдана Хмельницькогота вулиці Бєлякова військовий КАМАЗ протаранив цивільну автівку. Вчора урайоні мосту на Новий Мелітополь військовий УАЗ не впорався з керуванням івлетів у бордюр.</text:p>
      <text:p text:style-name="P4">
<text:span text:style-name="T4">
Читайте також:</text:span>
 <text:a xlink:type="simple" xlink:href="https://www.ukrinform.ua/rubric-regions/3718102-u-dtp-v-cerkasah-postrazdali-troe-ditej.html" text:style-name="Internet_20_link" text:visited-style-name="Visited_20_Internet_20_Link">
 У <text:span text:style-name="T4">
ДТП</text:span>
 в Черкасах постраждали троє дітей</text:a>
</text:p>
      <text:p text:style-name="P4">
Раніше повідомлялось, що в Мелітополі та Кирилівці загарбники влаштувалифільтрацію, вимагають, аби цивільні надали документи та показували татуювання.</text:p>
      <text:p text:style-name="P4">
Крім того, окупанти шукають російських військових-дезертирів.</text:p>
      <text:p text:style-name="P4">
<text:span text:style-name="T5">
Фото ілюстративне</text:span>
</text:p>
      <text:p text:style-name="P4">
Source: <text:a xlink:type="simple" xlink:href="https://www.ukrinform.ua/rubric-regions/3718160-rosijskij-btr-vrizavsa-u-civilnij-mikroavtobus-poblizu-melitopola-e-zagiblij.html" text:style-name="Internet_20_link" text:visited-style-name="Visited_20_Internet_20_Link">
https://www.ukrinform.ua/rubric-regions/3718160-rosijskij-btr-vrizavsa-u-civilnij-mikroavtobus-poblizu-melitopola-e-zagiblij.html</text:a>
</text:p>
      <!--NEWS-->
      <text:h text:style-name="P10" text:outline-level="1">
<text:span text:style-name="T4">
Понад 100 тисяч учасників: у Варшаві проходить марш опозиції</text:span>
</text:h>
      <text:p text:style-name="P4">
Authors: Ukrinform (Person)</text:p>
      <text:p text:style-name="P4">
Publisher: Укринформ (Organization)</text:p>
      <text:p text:style-name="P4">
Published Time: 2023-06-04T16:05:00+03:00</text:p>
      <text:p text:style-name="P4">
Modified Time: 2023-06-04T16:05:00+03:00</text:p>
      <text:p text:style-name="P4">
Description: У Варшаві триває один з найбільших маршів в історії демократичної Польщі. — Укрінформ.</text:p>
      <text:p text:style-name="P4">
Images: ['<text:a xlink:type="simple" xlink:href="https://static.ukrinform.com/photos/2023_06/thumb_files/630_360_1685883468-1453.jpeg" text:style-name="Internet_20_link" text:visited-style-name="Visited_20_Internet_20_Link">
630_360_16858...</text:a>
']</text:p>
      <text:p text:style-name="P4">
Tags: ['Опозиція', 'Польща', 'Туск', 'Варшава', 'Акція']</text:p>
      <text:p text:style-name="P4">
Type: Article</text:p>
      <!--METADATA-->
      <text:p text:style-name="P4">
<draw:frame draw:style-name="fr1" draw:name="Image150" text:anchor-type="as-char" svg:width="6.9236in" svg:height="3.956343in" draw:z-index="0">
<draw:image xlink:href="../Images/yкринформ/2023-06-04T16-05-00-03-00/630_360_1685883468-1453.jpeg" xlink:type="simple" xlink:show="embed" xlink:actuate="onLoad" draw:mime-type="image/jpeg"/>
</draw:frame>
 УВаршаві триває один з найбільших маршів в історії демократичної Польщі.</text:p>
      <text:p text:style-name="P4">
До Варшави на "марш 4 червня" прибули понад 100 тисяч прихильників опозиції,які протестують проти чинної влади, передає кореспондент Укрінформу.</text:p>
      <text:p text:style-name="P4">
"Цю хвилю вже ніхто не зупинить, гігант пробудився. Я гордий, що можу такесказати: переможемо", - звернувся до присутніх на марші лідер опозиції ДональдТуск.</text:p>
      <text:p text:style-name="P4">
Мер Варшави Рафал Тшасковський заявив, що поляки хочуть відкритої, вільної,демократичної <text:a xlink:type="simple" xlink:href="https://www.ukrinform.ua/tag-polsa" text:style-name="Internet_20_link" text:visited-style-name="Visited_20_Internet_20_Link">
 Польщі </text:a>
 . Він підкреслив,що усі учасники маршу йдуть єдиним шляхом - шляхом перемоги.</text:p>
      <text:p text:style-name="P4">
</text:p>
      <text:p text:style-name="P4">
<text:a xlink:type="simple" xlink:href="https://static.ukrinform.com/photos/2023_06/1685883468-1604.jpeg" text:style-name="Internet_20_link" text:visited-style-name="Visited_20_Internet_20_Link">
 </text:a>
 <text:a xlink:type="simple" xlink:href="https://static.ukrinform.com/photos/2023_06/1685883468-5227.jpeg" text:style-name="Internet_20_link" text:visited-style-name="Visited_20_Internet_20_Link">
</text:a>
 <text:a xlink:type="simple" xlink:href="https://static.ukrinform.com/photos/2023_06/1685883468-4991.jpeg" text:style-name="Internet_20_link" text:visited-style-name="Visited_20_Internet_20_Link">
</text:a>
 <text:a xlink:type="simple" xlink:href="https://static.ukrinform.com/photos/2023_06/1685883468-2691.jpeg" text:style-name="Internet_20_link" text:visited-style-name="Visited_20_Internet_20_Link">
</text:a>
 <text:a xlink:type="simple" xlink:href="https://static.ukrinform.com/photos/2023_06/1685883468-7754.jpeg" text:style-name="Internet_20_link" text:visited-style-name="Visited_20_Internet_20_Link">
</text:a>
 <text:a xlink:type="simple" xlink:href="https://static.ukrinform.com/photos/2023_06/1685883468-1453.jpeg" text:style-name="Internet_20_link" text:visited-style-name="Visited_20_Internet_20_Link">
<draw:frame draw:style-name="fr1" draw:name="Image157" text:anchor-type="as-char" svg:width="6.9236in" svg:height="3.956343in" draw:z-index="0">
<draw:image xlink:href="../Images/yкринформ/2023-06-04T16-05-00-03-00/630_360_1685883468-1453.jpeg" xlink:type="simple" xlink:show="embed" xlink:actuate="onLoad" draw:mime-type="image/jpeg"/>
</draw:frame>
</text:a>
 <text:a xlink:type="simple" xlink:href="https://static.ukrinform.com/photos/2023_06/1685883469-4287.jpeg" text:style-name="Internet_20_link" text:visited-style-name="Visited_20_Internet_20_Link">
</text:a>
 <text:a xlink:type="simple" xlink:href="https://static.ukrinform.com/photos/2023_06/1685883469-4327.jpeg" text:style-name="Internet_20_link" text:visited-style-name="Visited_20_Internet_20_Link">
</text:a>
 <text:a xlink:type="simple" xlink:href="https://static.ukrinform.com/photos/2023_06/1685883469-6291.jpeg" text:style-name="Internet_20_link" text:visited-style-name="Visited_20_Internet_20_Link">
</text:a>
 <text:a xlink:type="simple" xlink:href="https://static.ukrinform.com/photos/2023_06/1685883469-2549.jpeg" text:style-name="Internet_20_link" text:visited-style-name="Visited_20_Internet_20_Link">
</text:a>
 <text:a xlink:type="simple" xlink:href="https://static.ukrinform.com/photos/2023_06/1685883469-9468.jpeg" text:style-name="Internet_20_link" text:visited-style-name="Visited_20_Internet_20_Link">
</text:a>
 <text:a xlink:type="simple" xlink:href="https://static.ukrinform.com/photos/2023_06/1685883469-2042.jpeg" text:style-name="Internet_20_link" text:visited-style-name="Visited_20_Internet_20_Link">
</text:a>
</text:p>
      <text:p text:style-name="P4">
Тшасковський підкреслив, що зараз очі усієї Європи, як і 4 червня 1989 року(перші демократичні вибори в Польщі - ред.), спрямовані на Польщу.</text:p>
      <text:p text:style-name="P4">
<text:span text:style-name="T4">
Читайте також:</text:span>
 <text:a xlink:type="simple" xlink:href="https://www.ukrinform.ua/rubric-world/3717627-duda-virisiv-zminiti-skandalnij-zakon-pro-rozsliduvanna-rosijskih-vpliviv-u-polsi.html" text:style-name="Internet_20_link" text:visited-style-name="Visited_20_Internet_20_Link">
 Дуда вирішив змінити скандальний закон про розслідуванняросійських впливів у <text:span text:style-name="T4">
Польщі</text:span>
 </text:a>
</text:p>
      <text:p text:style-name="P4">
До Варшави приїхали поляки з усіх регіонів країни. Багато учасників маршунесуть національні біло-червоні прапори і прапори ЄС, а також плакати згаслами проти політики уряду. Вони скандують: "Свобода, рівність, демократія","Тут є Польща", "Переможемо".</text:p>
      <text:p text:style-name="P4">
Організаторами маршу 4 червня є Громадянська коаліція Туска. Її учасниками єприхильники більшості ліберальних та лівих сил.</text:p>
      <text:p text:style-name="P4">
Як повідомлялося, парламентські вибори в Польщі відбудуться восени цього року.</text:p>
      <text:p text:style-name="P4">
Source: <text:a xlink:type="simple" xlink:href="https://www.ukrinform.ua/rubric-world/3718162-ponad-100-tisac-ucasnikiv-u-varsavi-prohodit-mars-opozicii.html" text:style-name="Internet_20_link" text:visited-style-name="Visited_20_Internet_20_Link">
https://www.ukrinform.ua/rubric-world/3718162-ponad-100-tisac-ucasnikiv-u-varsavi-prohodit-mars-opozicii.html</text:a>
</text:p>
      <!--NEWS-->
      <text:h text:style-name="P10" text:outline-level="1">
<text:span text:style-name="T4">
Болгарія проведе масштабні військові навчання у Чорному морі</text:span>
</text:h>
      <text:p text:style-name="P4">
Authors: Ukrinform (Person)</text:p>
      <text:p text:style-name="P4">
Publisher: Укринформ (Organization)</text:p>
      <text:p text:style-name="P4">
Published Time: 2023-06-04T16:18:00+03:00</text:p>
      <text:p text:style-name="P4">
Modified Time: 2023-06-04T16:18:00+03:00</text:p>
      <text:p text:style-name="P4">
Description: Міноборони Болгарії заявило про проведення масштабних військових навчань «Shabla 2023» у Чорному морі з 5 до 9 червня. — Укрінформ.</text:p>
      <text:p text:style-name="P4">
Images: ['<text:a xlink:type="simple" xlink:href="https://static.ukrinform.com/photos/2023_06/thumb_files/630_360_1685884562-264.jpg" text:style-name="Internet_20_link" text:visited-style-name="Visited_20_Internet_20_Link">
630_360_16858...</text:a>
']</text:p>
      <text:p text:style-name="P4">
Tags: ['Болгарія', ' Чорне море', 'Військові навчання']</text:p>
      <text:p text:style-name="P4">
Type: Article</text:p>
      <!--METADATA-->
      <text:p text:style-name="P4">
<draw:frame draw:style-name="fr1" draw:name="Image164" text:anchor-type="as-char" svg:width="6.9236in" svg:height="3.956343in" draw:z-index="0">
<draw:image xlink:href="../Images/yкринформ/2023-06-04T16-18-00-03-00/630_360_1685884562-264.jpg" xlink:type="simple" xlink:show="embed" xlink:actuate="onLoad" draw:mime-type="image/jpeg"/>
</draw:frame>
 МіноборониБолгарії заявило про проведення масштабних військових навчань «Shabla 2023» уЧорному морі з 5 до 9 червня.</text:p>
      <text:p text:style-name="P4">
Як передає Укрінформ, про це повідомляє <text:a xlink:type="simple" xlink:href="https://sofiaglobe.com/2023/06/03/bulgarias-military-to-hold-shabla-2023-tactical-exercise-from-june-5-to-9/" text:style-name="Internet_20_link" text:visited-style-name="Visited_20_Internet_20_Link">
 The Sofia Globe.</text:a>
</text:p>
      <text:p text:style-name="P4">
«Будуть вестися інтенсивні стрільби з різних наземних і повітряних платформ поповітряним і надводним цілям», - повідомили в Міноборони.</text:p>
      <text:p text:style-name="P4">
У тактичних навчаннях візьмуть участь Сухопутні війська, Повітряні сили,Військово-морські сили та Об’єднане командування спеціальних операцій.</text:p>
      <text:p text:style-name="P4">
Основна мета навчань – покращити взаємодію військових формувань <text:a xlink:type="simple" xlink:href="https://www.ukrinform.ua/tag-bolgaria" text:style-name="Internet_20_link" text:visited-style-name="Visited_20_Internet_20_Link">
 Болгарії.</text:a>
</text:p>
      <text:p text:style-name="P4">
Винищувачі ВПС Болгарії МіГ-29 будуть обстрілювати парашутні цілі ракетами.Також заплановані бойові стрільби із застосуванням різного озброєння, зокремазенітно-ракетних комплексів С-300.</text:p>
      <text:p text:style-name="P4">
Крім цього, на навчаннях, які триватимуть з 5 до 9 червня, літаки Су-25 івертольоти Мі-24 виконуватимуть стрільби з ракетно-артилерійського озброєнняпо надводних цілях.</text:p>
      <text:p text:style-name="P4">
<text:span text:style-name="T4">
Читайте також:</text:span>
 <text:a xlink:type="simple" xlink:href="https://www.ukrinform.ua/rubric-world/3716313-finlandia-prijmae-navcanna-vijskovih-nato-v-arktici.html" text:style-name="Internet_20_link" text:visited-style-name="Visited_20_Internet_20_Link">
 Фінляндія приймає <text:span text:style-name="T4">
навчання</text:span>
 військових НАТО в Арктиці</text:a>
</text:p>
      <text:p text:style-name="P4">
Зазначається, що з 11.30 години 4 червня до 11.30 години 10 червня доступ дотериторіальних вод між мисами Каліакра та Карталборум обмежено. Морськаадміністрація буде транслювати попередження для моряків, повідомляючи прозони, заборонені для навігації.</text:p>
      <text:p text:style-name="P4">
Як повідомляв Укрінформ, у суботу, 3 червня, в естонському Таллінні <text:a xlink:type="simple" xlink:href="https://www.ukrinform.ua/rubric-world/3717923-v-estonii-pocalisa-navcanna-baltops-za-ucastu-50-korabliv-nato.html" text:style-name="Internet_20_link" text:visited-style-name="Visited_20_Internet_20_Link">
розпочалися найбільші в цьому році навчання в Балтійському морі Baltops 23</text:a>
 , у яких беруть участь 50 бойовихкораблів НАТО. На них відпрацьовують взаємодію сухопутні, повітряні тавійськово-морські сили 20 країн.</text:p>
      <text:p text:style-name="P4">
Source: <text:a xlink:type="simple" xlink:href="https://www.ukrinform.ua/rubric-world/3718165-bolgaria-provede-masstabni-vijskovi-navcanna-u-cornomu-mori.html" text:style-name="Internet_20_link" text:visited-style-name="Visited_20_Internet_20_Link">
https://www.ukrinform.ua/rubric-world/3718165-bolgaria-provede-masstabni-vijskovi-navcanna-u-cornomu-mori.html</text:a>
</text:p>
      <!--NEWS-->
      <text:h text:style-name="P10" text:outline-level="1">
<text:span text:style-name="T4">
Столтенберг зустрівся з Ердоганом - говорили про членство Швеції в НАТО</text:span>
</text:h>
      <text:p text:style-name="P4">
Authors: Ukrinform (Person)</text:p>
      <text:p text:style-name="P4">
Publisher: Укринформ (Organization)</text:p>
      <text:p text:style-name="P4">
Published Time: 2023-06-04T16:30:00+03:00</text:p>
      <text:p text:style-name="P4">
Modified Time: 2023-06-04T16:30:00+03:00</text:p>
      <text:p text:style-name="P4">
Description: Сьогодні в Стамбулі відбулася зустріч Генерального секретаря НАТО Єнса Столтенберга та Президента Туреччини Реджепа Тайїпа Ердогана. Одним із порушених питань стала перспектива набуття Швецією членства в НАТО. — Укрінформ.</text:p>
      <text:p text:style-name="P4">
Images: ['<text:a xlink:type="simple" xlink:href="https://static.ukrinform.com/photos/2023_06/thumb_files/630_360_1685884527-403.jpg" text:style-name="Internet_20_link" text:visited-style-name="Visited_20_Internet_20_Link">
630_360_16858...</text:a>
']</text:p>
      <text:p text:style-name="P4">
Tags: ['Ердоган', 'НАТО', 'Столтенберг', 'Швеція']</text:p>
      <text:p text:style-name="P4">
Type: Article</text:p>
      <!--METADATA-->
      <text:p text:style-name="P4">
<draw:frame draw:style-name="fr1" draw:name="Image165" text:anchor-type="as-char" svg:width="6.9236in" svg:height="3.956343in" draw:z-index="0">
<draw:image xlink:href="../Images/yкринформ/2023-06-04T16-30-00-03-00/630_360_1685884527-403.jpg" xlink:type="simple" xlink:show="embed" xlink:actuate="onLoad" draw:mime-type="image/jpeg"/>
</draw:frame>
 Сьогодні вСтамбулі відбулася зустріч Генерального секретаря НАТО Єнса Столтенберга таПрезидента Туреччини Реджепа Тайїпа Ердогана. Одним із порушених питань сталаперспектива набуття Швецією членства в НАТО.</text:p>
      <text:p text:style-name="P4">
Про це повідомляє Укрінформ із посиланням на <text:a xlink:type="simple" xlink:href="https://www.trthaber.com/haber/gundem/cumhurbaskani-erdogan-nato-genel-sekreteri-stoltenbergi-kabulu-sona-erdi-772387.html" text:style-name="Internet_20_link" text:visited-style-name="Visited_20_Internet_20_Link">
 TRT Haber.</text:a>
</text:p>
      <text:p text:style-name="P4">
“Зустріч, яка була закрита для преси, відбулася в офісі в палаці Долмабахче,тривала приблизно одну годину. Відомо, що в її ході, окрім розвитку подій урегіоні, порушувалося питання членства Швеції в <text:a xlink:type="simple" xlink:href="https://www.ukrinform.ua/tag-nato" text:style-name="Internet_20_link" text:visited-style-name="Visited_20_Internet_20_Link">
 НАТО</text:a>
 ”, - повідомляє телеканал.</text:p>
      <text:p text:style-name="P4">
На зустрічі були присутні міністр закордонних справ Туреччини Хакан Фідан,міністр національної оборони Яшар Гюлер, речник президента Ібрагім Калін тапредставники НАТО.</text:p>
      <text:p text:style-name="P4">
<text:span text:style-name="T4">
Читайте також:</text:span>
 <text:a xlink:type="simple" xlink:href="https://www.ukrinform.ua/rubric-world/3716587-u-svecii-gotuut-zakon-so-mae-perekonati-tureccinu-znati-veto-na-vstup-do-nato.html" text:style-name="Internet_20_link" text:visited-style-name="Visited_20_Internet_20_Link">
 У <text:span text:style-name="T4">
Швец</text:span>
 ії готують закон, що має переконати Туреччинузняти вето на вступ до НАТО </text:a>
</text:p>
      <text:p text:style-name="P4">
Як повідомляв Укрінформ, раніше Столтенберг <text:a xlink:type="simple" xlink:href="https://www.ukrinform.ua/rubric-world/3716926-stoltenberg-prodovzit-dialog-iz-tureccinou-dla-svidkogo-vstupu-svecii-u-nato.html" text:style-name="Internet_20_link" text:visited-style-name="Visited_20_Internet_20_Link">
 висловив сподівання</text:a>
 , що союзники по НАТОпродемонструють рішучу підтримку якнайшвидшому повноправному членству Швеції вАльянсі.</text:p>
      <text:p text:style-name="P4">
<text:span text:style-name="T5">
Фото: АА</text:span>
</text:p>
      <text:p text:style-name="P4">
Source: <text:a xlink:type="simple" xlink:href="https://www.ukrinform.ua/rubric-world/3718166-stoltenberg-zustrivsa-z-erdoganom-govorili-pro-clenstvo-svecii-v-nato.html" text:style-name="Internet_20_link" text:visited-style-name="Visited_20_Internet_20_Link">
https://www.ukrinform.ua/rubric-world/3718166-stoltenberg-zustrivsa-z-erdoganom-govorili-pro-clenstvo-svecii-v-nato.html</text:a>
</text:p>
      <!--NEWS-->
      <text:h text:style-name="P10" text:outline-level="1">
<text:span text:style-name="T4">
В ОП закликали владу Києва якнайшвидше розробити алгоритм роботи укриттів</text:span>
</text:h>
      <text:p text:style-name="P4">
Authors: Ukrinform (Person)</text:p>
      <text:p text:style-name="P4">
Publisher: Укринформ (Organization)</text:p>
      <text:p text:style-name="P4">
Published Time: 2023-06-04T16:34:00+03:00</text:p>
      <text:p text:style-name="P4">
Modified Time: 2023-06-04T16:34:00+03:00</text:p>
      <text:p text:style-name="P4">
Description: Органи місцевої влади у Києві мають сформувати алгоритм роботи укриттів і доступу до них мешканців. — Укрінформ.</text:p>
      <text:p text:style-name="P4">
Images: ['<text:a xlink:type="simple" xlink:href="https://static.ukrinform.com/photos/2022_09/thumb_files/630_360_1664378590-688.jpg" text:style-name="Internet_20_link" text:visited-style-name="Visited_20_Internet_20_Link">
630_360_16643...</text:a>
']</text:p>
      <text:p text:style-name="P4">
Tags: ['Київ', 'Офіс Президента', 'Укриття', 'Війна з Росією', 'Єдині новини']</text:p>
      <text:p text:style-name="P4">
Type: Article</text:p>
      <!--METADATA-->
      <text:p text:style-name="P4">
<draw:frame draw:style-name="fr1" draw:name="Image166" text:anchor-type="as-char" svg:width="6.9236in" svg:height="3.956343in" draw:z-index="0">
<draw:image xlink:href="../Images/yкринформ/2023-06-04T16-34-00-03-00/630_360_1664378590-688.jpg" xlink:type="simple" xlink:show="embed" xlink:actuate="onLoad" draw:mime-type="image/jpeg"/>
</draw:frame>
 Органимісцевої влади у Києві мають сформувати алгоритм роботи укриттів і доступу доних мешканців.</text:p>
      <text:p text:style-name="P4">
Про це заявив заступник керівника Офісу президента Олексій Кулеба в ефірітелемарафону "Єдині новини".</text:p>
      <text:p text:style-name="P4">
"Зараз немає розуміння алгоритму того, хто відповідає за те, щоб людипотрапили в бомбосховище, немає автоматичного доступу через QR-коди чикарточки, хоча наші технології дозволяють зробити будь-який варіант. Такожпостають питання, як зберігати укриття відкритими та щоб туди не заходилизайві люди. Ці пункти прописані в законодавстві, у нормативних актах, і цетреба терміново привести до ладу", - сказав він.</text:p>
      <text:p text:style-name="P4">
Водночас він підкреслив, що за облаштування <text:a xlink:type="simple" xlink:href="https://www.ukrinform.ua/tag-ukritta" text:style-name="Internet_20_link" text:visited-style-name="Visited_20_Internet_20_Link">
 укриттів</text:a>
 відповідальна місцева влада, і бюджетКиєва дозволяє обладнати більшість бомбосховищ. За його словами, заразнеобхідно максимально швидко ухвалити рішення для того, щоб алгоритм щододоступу людей в укриття та щодо стану цих укриттів був максимально швидкореалізований.</text:p>
      <text:p text:style-name="P4">
<text:span text:style-name="T4">
Читайте також:</text:span>
 <text:a xlink:type="simple" xlink:href="https://www.ukrinform.ua/rubric-kyiv/3717837-u-kiiv-cifrovij-nadijsla-vze-ponad-tisaca-skarg-na-ukritta.html" text:style-name="Internet_20_link" text:visited-style-name="Visited_20_Internet_20_Link">
 У «Київ Цифровий» надійшла вже понад тисяча скарг на<text:span text:style-name="T4">
укриття</text:span>
 </text:a>
</text:p>
      <text:p text:style-name="P4">
"Це обов'язок місцевої влади - чітко розрахувати, скільки потрібно укриттівабо бомбосховищ по мікрорайонах , хто там має знаходитись, і хтовідповідальний за те, щоб укриття було відчинене", - підкреслив Кулеба.</text:p>
      <text:p text:style-name="P4">
Заступник керівника Офісу президента зазначив, що у регіонах України ситуаціяіз забезпеченням роботи укриттів різна, але всім обласним центрам і регіонам єнад чим працювати.</text:p>
      <text:p text:style-name="P4">
Водночас Кулеба підкреслив, що наявні цифри свідчать, що ситуація з укриттямив столиці - найскладніша. За його словами, силові структури, зокрема поліціята ДСНС, "будуть залучені, щоб органи місцевого самоврядування в максимальношвидкі терміни привели укриття до ладу".</text:p>
      <text:p text:style-name="P4">
Як повідомляв Укрінформ, міністр з питань стратегічних галузей промисловостіОлександр Камишін заявив, що <text:a xlink:type="simple" xlink:href="https://www.ukrinform.ua/rubric-kyiv/3718089-u-kievi-perevirili-ponad-tisacu-ukrittiv-polovina-z-nih-nepridatna-do-vikoristanna.html" text:style-name="Internet_20_link" text:visited-style-name="Visited_20_Internet_20_Link">
 станом на сьогодні у столиці було перевірено1078 укриттів </text:a>
 , половина з яких виявилася у незадовільному стані - непридатна до використання або комісія не змогла їх відкрити.</text:p>
      <text:p text:style-name="P4">
<text:a xlink:type="simple" xlink:href="https://www.ukrinform.ua/rubric-kyiv/3718104-dla-kian-zapustili-catbot-dla-samostijnoi-ocinki-stanu-ukritta.html" text:style-name="Internet_20_link" text:visited-style-name="Visited_20_Internet_20_Link">
 Для жителів Києва створили чат-бот відкрий_укриття</text:a>
 , що дозволяє самостійно оцінити стансховищ.</text:p>
      <text:p text:style-name="P4">
Source: <text:a xlink:type="simple" xlink:href="https://www.ukrinform.ua/rubric-kyiv/3718171-v-op-zaklikali-vladu-kieva-aknajsvidse-rozrobiti-algoritm-roboti-ukrittiv.html" text:style-name="Internet_20_link" text:visited-style-name="Visited_20_Internet_20_Link">
https://www.ukrinform.ua/rubric-kyiv/3718171-v-op-zaklikali-vladu-kieva-aknajsvidse-rozrobiti-algoritm-roboti-ukrittiv.html</text:a>
</text:p>
      <!--NEWS-->
      <text:h text:style-name="P10" text:outline-level="1">
<text:span text:style-name="T4">
Коноплянка: Рішення про мій відхід ухвалив президент «Краковії»</text:span>
</text:h>
      <text:p text:style-name="P4">
Authors: Ukrinform (Person)</text:p>
      <text:p text:style-name="P4">
Publisher: Укринформ (Organization)</text:p>
      <text:p text:style-name="P4">
Published Time: 2023-06-04T16:39:22+03:00</text:p>
      <text:p text:style-name="P4">
Modified Time: 2023-06-04T16:39:22+03:00</text:p>
      <text:p text:style-name="P4">
Description: Український вінгер Євген Коноплянка прокоментував свій відхід з «Краковії» вільним агентом. — Укрінформ.</text:p>
      <text:p text:style-name="P4">
Images: ['<text:a xlink:type="simple" xlink:href="https://static.ukrinform.com/photos/2023_06/thumb_files/630_360_1685885851-659.jpg" text:style-name="Internet_20_link" text:visited-style-name="Visited_20_Internet_20_Link">
630_360_16858...</text:a>
']</text:p>
      <text:p text:style-name="P4">
Tags: ['Футбол', 'Коноплянка']</text:p>
      <text:p text:style-name="P4">
Type: Article</text:p>
      <!--METADATA-->
      <text:p text:style-name="P4">
<draw:frame draw:style-name="fr1" draw:name="Image167" text:anchor-type="as-char" svg:width="6.9236in" svg:height="3.956343in" draw:z-index="0">
<draw:image xlink:href="../Images/yкринформ/2023-06-04T16-39-22-03-00/630_360_1685885851-659.jpg" xlink:type="simple" xlink:show="embed" xlink:actuate="onLoad" draw:mime-type="image/jpeg"/>
</draw:frame>
Український вінгер Євген Коноплянка прокоментував свій відхід з «Краковії»вільним агентом.</text:p>
      <text:p text:style-name="P4">
Як передає Укрінформ, з посиланням на слова українця для <text:a xlink:type="simple" xlink:href="https://sport.fakt.pl/pilka-nozna/cracovia-zegna-konoplanke-czuje-sie-jakbym-spedzil-tu-piec-lat-wywiad/rqt5z88" text:style-name="Internet_20_link" text:visited-style-name="Visited_20_Internet_20_Link">
 Fakt</text:a>
.</text:p>
      <text:p text:style-name="P4">
«Минуло лише півтора року, але я відчуваю, що був у «Краковії» 5 років. Яхотів залишитися в клубі, мені дуже подобалися всі тренери і гравці, які є вкоманді. Але це життя. Я повинен щось змінити. Навіть з нагоди останньої гричемпіонату я спілкувався з тренерами. Вони хотіли, щоб мій контракт з«Краковією» був продовжений. Але інше рішення ухвалив президент клубу ЯнушФіліп‘як. Не знаю чому. Весь цей час мені дуже подобалося і грати на цьомустадіоні, і отримувати підтримку вболівальників. У нас була відміннатренувальна база, і я дуже добре оцінюю період, проведений у клубі». - сказаввін.</text:p>
      <text:p text:style-name="P4">
Коноплянка також наголосив на тому, що відкритий до пропозицій з усіх країн.</text:p>
      <text:p text:style-name="P4">
<text:span text:style-name="T4">
Читайте також:</text:span>
 <text:a xlink:type="simple" xlink:href="https://www.ukrinform.ua/rubric-sports/3718138-benzema-zalisae-madridskij-real.html" text:style-name="Internet_20_link" text:visited-style-name="Visited_20_Internet_20_Link">
 Бензема залишає мадридський «Реал»</text:a>
</text:p>
      <text:p text:style-name="P4">
Як повідомлялося, Коноплянка відіграв за «Краковію» 38 матчів, у якихвідзначився 4 голами та 2 асистами. У поточному сезоні Євген провів 28поєдинків.</text:p>
      <text:p text:style-name="P4">
Контракт Коноплянки з «Краковією» дійсний до кінця червня 2023 року. 1 липняЄвген стане вільним агентом.</text:p>
      <text:p text:style-name="P4">
Фото: ФК Краковія</text:p>
      <text:p text:style-name="P4">
Source: <text:a xlink:type="simple" xlink:href="https://www.ukrinform.ua/rubric-sports/3718173-konoplanka-risenna-pro-mij-vidhid-uhvaliv-prezident-krakovii.html" text:style-name="Internet_20_link" text:visited-style-name="Visited_20_Internet_20_Link">
https://www.ukrinform.ua/rubric-sports/3718173-konoplanka-risenna-pro-mij-vidhid-uhvaliv-prezident-krakovii.html</text:a>
</text:p>
      <!--NEWS-->
      <text:h text:style-name="P10" text:outline-level="1">
<text:span text:style-name="T4">
Туреччина відправила в Косово десантний батальйон</text:span>
</text:h>
      <text:p text:style-name="P4">
Authors: Ukrinform (Person)</text:p>
      <text:p text:style-name="P4">
Publisher: Укринформ (Organization)</text:p>
      <text:p text:style-name="P4">
Published Time: 2023-06-04T16:47:46+03:00</text:p>
      <text:p text:style-name="P4">
Modified Time: 2023-06-04T16:47:46+03:00</text:p>
      <text:p text:style-name="P4">
Description: Турецький десантний батальйон було відправлено в Косово, що пов'язано із загостренням ситуації через місцеві вибори. — Укрінформ.</text:p>
      <text:p text:style-name="P4">
Images: ['<text:a xlink:type="simple" xlink:href="https://static.ukrinform.com/photos/2023_06/thumb_files/630_360_1685886442-630.jpeg" text:style-name="Internet_20_link" text:visited-style-name="Visited_20_Internet_20_Link">
630_360_16858...</text:a>
']</text:p>
      <text:p text:style-name="P4">
Tags: ['Косово', 'Сербія', 'Туреччина']</text:p>
      <text:p text:style-name="P4">
Type: Article</text:p>
      <!--METADATA-->
      <text:p text:style-name="P4">
<draw:frame draw:style-name="fr1" draw:name="Image168" text:anchor-type="as-char" svg:width="6.9236in" svg:height="3.956343in" draw:z-index="0">
<draw:image xlink:href="../Images/yкринформ/2023-06-04T16-47-46-03-00/630_360_1685886442-630.jpeg" xlink:type="simple" xlink:show="embed" xlink:actuate="onLoad" draw:mime-type="image/jpeg"/>
</draw:frame>
 Турецькийдесантний батальйон було відправлено в Косово, що пов'язано із загостреннямситуації через місцеві вибори.</text:p>
      <text:p text:style-name="P4">
Про це повідомляє Укрінформ з посиланням на повідомлення міноборони Туреччинив <text:a xlink:type="simple" xlink:href="https://twitter.com/tcsavunma/status/1665320667561226241" text:style-name="Internet_20_link" text:visited-style-name="Visited_20_Internet_20_Link">
 </text:a>
 <text:a xlink:type="simple" xlink:href="https://twitter.com/tcsavunma/status/1665320667561226241" text:style-name="Internet_20_link" text:visited-style-name="Visited_20_Internet_20_Link">
 Твіттері</text:a>
 <text:a xlink:type="simple" xlink:href="https://twitter.com/tcsavunma/status/1665320667561226241" text:style-name="Internet_20_link" text:visited-style-name="Visited_20_Internet_20_Link">
 .</text:a>
</text:p>
      <text:p text:style-name="P4">
“Після подій, що відбулися в Косово, батальйон десантників 65-ї мотопіхотноїбригади (Люлебургаз), дислокований в регіоні, почав переміщення до <text:a xlink:type="simple" xlink:href="https://www.ukrinform.ua/tag-kosovo" text:style-name="Internet_20_link" text:visited-style-name="Visited_20_Internet_20_Link">
 Косово</text:a>
 ”, - йдеться у повідомленні.</text:p>
      <text:p text:style-name="Quotations">

<text:p text:style-name="P4">
Kosova’da meydana gelen olaylar sonrası bölgede görevlendirilen 65’inci&gt;
 Mekanize Piyade Tugay Komutanlığımıza (Lüleburgaz) bağlı komando taburu,&gt;
 Kosova’ya intikale başladı. <text:a xlink:type="simple" xlink:href="https://twitter.com/hashtag/Mill%C3%AESavunmaBakanl%C4%B1%C4%9F%C4%B1" text:style-name="Internet_20_link" text:visited-style-name="Visited_20_Internet_20_Link">
 #MillîSavunmaBakanlığı&gt;
 </text:a>
&gt;
 <text:a xlink:type="simple" xlink:href="https://t.co/uuCyGs7eV0" text:style-name="Internet_20_link" text:visited-style-name="Visited_20_Internet_20_Link">
 pic.twitter.com/uuCyGs7eV0 </text:a>
&gt;
&gt;
 — T.C. Millî Savunma Bakanlığı (@tcsavunma) <text:a xlink:type="simple" xlink:href="https://twitter.com/tcsavunma/status/1665320667561226241" text:style-name="Internet_20_link" text:visited-style-name="Visited_20_Internet_20_Link">
 June 4, 2023&gt;
 </text:a>
</text:p>

</text:p>
      <text:p text:style-name="P4">
На розміщеному відео видно, що до місця несення служби десантників доправиввійськовий літак ВПС Туреччини.</text:p>
      <text:p text:style-name="P4">
Як повідомляв Укрінформ, раніше ЄС закликав Сербію та Косово до деескалації таутримання від некоординованих дій. Зокрема від Косова Брюссель <text:a xlink:type="simple" xlink:href="https://www.ukrinform.ua/rubric-world/3717936-es-zaklikav-serbiu-ta-kosovo-do-deeskalacii-konfliktu-ta-prigroziv-negativnimi-naslidkami.html" text:style-name="Internet_20_link" text:visited-style-name="Visited_20_Internet_20_Link">
 вимагаєутриматися від силових акцій </text:a>
 і провести нові вибори в населенихсербами районах.</text:p>
      <text:p text:style-name="P4">
<text:span text:style-name="T4">
Читайте також:</text:span>
 <text:a xlink:type="simple" xlink:href="https://www.ukrinform.ua/rubric-world/3716465-suticki-u-kosovo-premer-zvinuvativ-fasistski-bandi-aki-kontrolue-serbia.html" text:style-name="Internet_20_link" text:visited-style-name="Visited_20_Internet_20_Link">
 Сутички у <text:span text:style-name="T4">
Косово</text:span>
 : прем’єр звинуватив «фашистськібанди», які контролює Сербія </text:a>
</text:p>
      <text:p text:style-name="P4">
Нагадаємо, прем'єр-міністр частково визнаного Косова Альбін Курті заявив, щонові місцеві вибори в муніципалітетах на півночі частково визнаного Косоваможливі за умови припинення протестів сербів і відведення мітингувальників відбудівель місцевих рад.</text:p>
      <text:p text:style-name="P4">
Source: <text:a xlink:type="simple" xlink:href="https://www.ukrinform.ua/rubric-world/3718175-tureccina-vidpravila-v-kosovo-desantnij-bataljon.html" text:style-name="Internet_20_link" text:visited-style-name="Visited_20_Internet_20_Link">
https://www.ukrinform.ua/rubric-world/3718175-tureccina-vidpravila-v-kosovo-desantnij-bataljon.html</text:a>
</text:p>
      <!--NEWS-->
      <text:h text:style-name="P10" text:outline-level="1">
<text:span text:style-name="T4">
Голова Дніпропетровської ОВА розповів про дітей, які постраждали через ворожу атаку по передмістю</text:span>
</text:h>
      <text:p text:style-name="P4">
Authors: Ukrinform (Person)</text:p>
      <text:p text:style-name="P4">
Publisher: Укринформ (Organization)</text:p>
      <text:p text:style-name="P4">
Published Time: 2023-06-04T16:56:30+03:00</text:p>
      <text:p text:style-name="P4">
Modified Time: 2023-06-04T16:56:30+03:00</text:p>
      <text:p text:style-name="P4">
Description: Унаслідок ракетної атаки по передмістю Дніпра, яка сталася напередодні, постраждало п'ятеро дітей, одна дитина загинула. — Укрінформ.</text:p>
      <text:p text:style-name="P4">
Images: ['<text:a xlink:type="simple" xlink:href="https://static.ukrinform.com/photos/2023_06/thumb_files/630_360_1685886886-917.jpg" text:style-name="Internet_20_link" text:visited-style-name="Visited_20_Internet_20_Link">
630_360_16858...</text:a>
']</text:p>
      <text:p text:style-name="P4">
Tags: ['Діти', 'Дніпропетровщина', 'Війна з Росією']</text:p>
      <text:p text:style-name="P4">
Type: Article</text:p>
      <!--METADATA-->
      <text:p text:style-name="P4">
<draw:frame draw:style-name="fr1" draw:name="Image169" text:anchor-type="as-char" svg:width="6.9236in" svg:height="3.956343in" draw:z-index="0">
<draw:image xlink:href="../Images/yкринформ/2023-06-04T16-56-30-03-00/630_360_1685886886-917.jpg" xlink:type="simple" xlink:show="embed" xlink:actuate="onLoad" draw:mime-type="image/jpeg"/>
</draw:frame>
 Унаслідокракетної атаки по передмістю Дніпра, яка сталася напередодні, постраждалоп'ятеро дітей, одна дитина загинула.</text:p>
      <text:p text:style-name="P4">
Про історії цих дітей розповів голова Дніпропетровської ОВА Сергій Лисак укількох дописах у <text:a xlink:type="simple" xlink:href="https://t.me/s/dnipropetrovskaODA" text:style-name="Internet_20_link" text:visited-style-name="Visited_20_Internet_20_Link">
 Телеграмі </text:a>
 , передаєУкрінформ.</text:p>
      <text:p text:style-name="P4">
"6-річний Давид був вдома з батьками. Аж тут – вибух! Мить – і квартираперетворилася на руїни. Та головне – родина вижила. Всі троє змогли вибратися,хоч і отримали поранення. Дитина – в реанімації. Як і ще два хлопці,постраждалі через «прильот» по Підгородненській громаді", - написав він.</text:p>
      <text:p text:style-name="P4">
<text:span text:style-name="T4">
Читайте також:</text:span>
 <text:a xlink:type="simple" xlink:href="https://www.ukrinform.ua/rubric-regions/3718121-raketnij-udar-po-dnipropetrovsini-veresuk-priihala-na-misce-tragedii.html" text:style-name="Internet_20_link" text:visited-style-name="Visited_20_Internet_20_Link">
 Ракетний удар по <text:span text:style-name="T4">
Дніпропетровщ</text:span>
 ині: Верещук приїхалана місце трагедії </text:a>
</text:p>
      <text:p text:style-name="P4">
У важкому стані в лікарні перебуває 15-річний Сашко та 11-річний Денис. Удітей множинні травми, струси мозку, переломи. Всіх прооперували.</text:p>
      <text:p text:style-name="P4">
За даними ОВА, пацієнти йдуть на поправку і невдовзі їх переведуть дозвичайних палат.</text:p>
      <text:p text:style-name="P4">
Загиблу 2-річну дівчинку звали Ліза. В момент ракетного удару разом із мамоювона була вдома.</text:p>
      <text:p text:style-name="P4">
<text:span text:style-name="T4">
Читайте також:</text:span>
 <text:a xlink:type="simple" xlink:href="https://www.ukrinform.ua/rubric-regions/3718014-izpid-zavaliv-budinku-na-dnipropetrovsini-za-nic-vratuvali-cotiroh-ludej.html" text:style-name="Internet_20_link" text:visited-style-name="Visited_20_Internet_20_Link">
 Із-під завалів будинку на <text:span text:style-name="T4">
Дніпропетровщ</text:span>
 ині за нічврятували чотирьох людей </text:a>
</text:p>
      <text:p text:style-name="P4">
"Обидві опинилися під завалами. Складно уявити, що відчував батько дівчинки,який чимдуж прибіг з роботи і побачив цю картину. Він несамовито кричав.Одразу ж кинувся допомагати рятувальникам", - йдеться в <text:a xlink:type="simple" xlink:href="https://t.me/dnipropetrovskaODA/5066" text:style-name="Internet_20_link" text:visited-style-name="Visited_20_Internet_20_Link">
 дописі</text:a>
 .</text:p>
      <text:p text:style-name="P4">
Спочатку з-під руїн дістали дружину та доправили до реанімації. Тіло дитинизнайшли близько третьої ранку.</text:p>
      <text:p text:style-name="P4">
На місці атаки триває ліквідація наслідків. Працюють усі служби. Розгорнулигуманітарні місії благодійні організації. Поряд з людьми місцева влада.Приймають звернення від мешканців постраждалих осель.</text:p>
      <text:p text:style-name="P4">
Раніше повідомлялось, що загалом внаслідок ракетного удару РФ у передмістіДніпра постраждали 22 людини. 6 квартир зруйновано повністю.</text:p>
      <text:p text:style-name="P4">
Source: <text:a xlink:type="simple" xlink:href="https://www.ukrinform.ua/rubric-society/3718180-golova-dnipropetrovskoi-ova-rozpoviv-pro-ditej-aki-postrazdali-cerez-vorozu-ataku-po-peredmistu.html" text:style-name="Internet_20_link" text:visited-style-name="Visited_20_Internet_20_Link">
https://www.ukrinform.ua/rubric-society/3718180-golova-dnipropetrovskoi-ova-rozpoviv-pro-ditej-aki-postrazdali-cerez-vorozu-ataku-po-peredmistu.html</text:a>
</text:p>
      <!--NEWS-->
      <text:h text:style-name="P10" text:outline-level="1">
<text:span text:style-name="T4">
Російська авіація атакувала Херсонщину, є постраждала</text:span>
</text:h>
      <text:p text:style-name="P4">
Authors: Ukrinform (Person)</text:p>
      <text:p text:style-name="P4">
Publisher: Укринформ (Organization)</text:p>
      <text:p text:style-name="P4">
Published Time: 2023-06-04T17:00:08+03:00</text:p>
      <text:p text:style-name="P4">
Modified Time: 2023-06-04T17:00:08+03:00</text:p>
      <text:p text:style-name="P4">
Description: Російські війська із застосуванням авіації завдали чергових ударів по Херсонській області, поранивши мирну жительку та завдавши руйнувань цивільному об'єкту. — Укрінформ.</text:p>
      <text:p text:style-name="P4">
Images: ['<text:a xlink:type="simple" xlink:href="https://static.ukrinform.com/photos/2022_02/thumb_files/630_360_1645860474-324.jpg" text:style-name="Internet_20_link" text:visited-style-name="Visited_20_Internet_20_Link">
630_360_16458...</text:a>
']</text:p>
      <text:p text:style-name="P4">
Tags: ['Херсонщина', 'Обстріл', 'Війна з Росією']</text:p>
      <text:p text:style-name="P4">
Type: Article</text:p>
      <!--METADATA-->
      <text:p text:style-name="P4">
<draw:frame draw:style-name="fr1" draw:name="Image170" text:anchor-type="as-char" svg:width="6.9236in" svg:height="3.956343in" draw:z-index="0">
<draw:image xlink:href="../Images/yкринформ/2023-06-04T17-00-08-03-00/630_360_1645860474-324.jpg" xlink:type="simple" xlink:show="embed" xlink:actuate="onLoad" draw:mime-type="image/jpeg"/>
</draw:frame>
 Російськівійська із застосуванням авіації завдали чергових ударів по Херсонськійобласті, поранивши мирну жительку та завдавши руйнувань цивільному об'єкту.</text:p>
      <text:p text:style-name="P4">
Як передає Укрінформ, про це Херсонська обласна військова адміністраціяповідомила в <text:a xlink:type="simple" xlink:href="https://t.me/khersonskaODA/6399" text:style-name="Internet_20_link" text:visited-style-name="Visited_20_Internet_20_Link">
 Телеграмі. </text:a>
</text:p>
      <text:p text:style-name="P4">
Так, за даними ОВА, у селі Веселе керованими авіабомбами загарбники зруйнувалиприміщення сільськогосподарського підприємства. Унаслідок ворожого <text:a xlink:type="simple" xlink:href="https://www.ukrinform.ua/tag-obstril" text:style-name="Internet_20_link" text:visited-style-name="Visited_20_Internet_20_Link">
 обстрілу</text:a>
 64-річна жінка дістала легкіпоранення, постраждала отримує медичну допомогу.</text:p>
      <text:p text:style-name="P4">
<text:span text:style-name="T4">
Читайте також:</text:span>
 <text:a xlink:type="simple" xlink:href="https://www.ukrinform.ua/rubric-economy/3717939-rosiani-rozgrabovuut-derzavni-agropidpriemstva-na-timcasovo-okupovanij-hersonsini.html" text:style-name="Internet_20_link" text:visited-style-name="Visited_20_Internet_20_Link">
 Росіяни розграбовують державні агропідприємства натимчасово окупованій <text:span text:style-name="T4">
Херсонщ</text:span>
 ині </text:a>
</text:p>
      <text:p text:style-name="P4">
Під ударом російської армії опинилося також місто Берислав. Ворог поцілив потериторії місцевого заводу.</text:p>
      <text:p text:style-name="P4">
Як повідомляв Укрінформ, за минулу добу російські загарбники 56 разів <text:a xlink:type="simple" xlink:href="https://www.ukrinform.ua/rubric-regions/3718001-zagarbniki-za-dobu-vipustili-po-hersonsini-287-snaradiv-pocilili-u-zitlovi-kvartali.html" text:style-name="Internet_20_link" text:visited-style-name="Visited_20_Internet_20_Link">
обстріляли Херсонську область, </text:a>
 поціливши в житлові квартали населенихпунктів.</text:p>
      <text:p text:style-name="P4">
Source: <text:a xlink:type="simple" xlink:href="https://www.ukrinform.ua/rubric-ato/3718181-rosijska-aviacia-atakuvala-hersonsinu-e-postrazdala.html" text:style-name="Internet_20_link" text:visited-style-name="Visited_20_Internet_20_Link">
https://www.ukrinform.ua/rubric-ato/3718181-rosijska-aviacia-atakuvala-hersonsinu-e-postrazdala.html</text:a>
</text:p>
      <!--NEWS-->
      <text:h text:style-name="P10" text:outline-level="1">
<text:span text:style-name="T4">
УПЛ: «Динамо» втратило очки, «Дніпро-1» і «Зоря» здобули перемогу</text:span>
</text:h>
      <text:p text:style-name="P4">
Authors: Ukrinform (Person)</text:p>
      <text:p text:style-name="P4">
Publisher: Укринформ (Organization)</text:p>
      <text:p text:style-name="P4">
Published Time: 2023-06-04T17:00:21+03:00</text:p>
      <text:p text:style-name="P4">
Modified Time: 2023-06-04T17:00:21+03:00</text:p>
      <text:p text:style-name="P4">
Description: В останньому турі УПЛ сезону 2022/23 визначилися остаточні місця клубів за підсумками цьогорічного розіграшу. — Укрінформ.</text:p>
      <text:p text:style-name="P4">
Images: ['<text:a xlink:type="simple" xlink:href="https://static.ukrinform.com/photos/2023_06/thumb_files/630_360_1685887112-854.jpg" text:style-name="Internet_20_link" text:visited-style-name="Visited_20_Internet_20_Link">
630_360_16858...</text:a>
']</text:p>
      <text:p text:style-name="P4">
Tags: ['Футбол', "Прем'єр-ліга"]</text:p>
      <text:p text:style-name="P4">
Type: Article</text:p>
      <!--METADATA-->
      <text:p text:style-name="P4">
<draw:frame draw:style-name="fr1" draw:name="Image171" text:anchor-type="as-char" svg:width="6.9236in" svg:height="3.956343in" draw:z-index="0">
<draw:image xlink:href="../Images/yкринформ/2023-06-04T17-00-21-03-00/630_360_1685887112-854.jpg" xlink:type="simple" xlink:show="embed" xlink:actuate="onLoad" draw:mime-type="image/jpeg"/>
</draw:frame>
 Востанньому турі УПЛ сезону 2022/23 визначилися остаточні місця клубів запідсумками цьогорічного розіграшу.</text:p>
      <text:p text:style-name="P4">
Завершується 30-й тур Української прем'єр-ліги, передає Укрінформ.</text:p>
      <text:p text:style-name="P4">
«Динамо» поділило очки із «Металістом-1925» - 1:1. У складі киян відзначивсяРамірес. Харків'яни відповіли точним ударом Габелока.</text:p>
      <text:p text:style-name="P4">
В паралельному матчі «Верес» переміг «Інгулець» - 1:0. Єдиний гол на рахункуВовченка.</text:p>
      <text:p text:style-name="P4">
Поєдинок між «Рухом» й «Олександрією» завершився без голів - 0:0.</text:p>
      <text:p text:style-name="P4">
У ще одному поєдинку «Дніпро-1» переміг «Кривбас» (1:0), завдяки голу Бланко.</text:p>
      <text:p text:style-name="P4">
«Зоря» у своєму поєдинку розгромила «Минай» - 3:0. Перемогу гарантував точнийудар Батагова, дубль на рахунку Русина.</text:p>
      <text:p text:style-name="P4">
Паралельно «Чорноморець» виявився сильнішим за «Металіст» - 3:0. У складі«моряків» двічі відзначився Юсов, ще один гол на рахунку Хадіди.</text:p>
      <text:p text:style-name="P4">
Ще один матч УПЛ між «Колосом» і «Львовом» завершився перемогою ковалівців -1:0. Переможний гол на рахунку Велетня.</text:p>
      <text:p text:style-name="P4">
<text:span text:style-name="T4">
Читайте також:</text:span>
 <text:a xlink:type="simple" xlink:href="https://www.ukrinform.ua/rubric-sports/3717724-fk-polissa-oplativ-novu-sistemu-var-dla-cempionatu-ukraini.html" text:style-name="Internet_20_link" text:visited-style-name="Visited_20_Internet_20_Link">
 ФК «Полісся» оплатив нову систему VAR для чемпіонатуУкраїни </text:a>
</text:p>
      <text:p text:style-name="P4">
Як повідомлялося, «Шахтар» став чемпіоном УПЛ сезону 2022/23.</text:p>
      <text:p text:style-name="P4">
Фото: scdnipro1.com.ua</text:p>
      <text:p text:style-name="P4">
Source: <text:a xlink:type="simple" xlink:href="https://www.ukrinform.ua/rubric-sports/3718183-upl-dinamo-vtratilo-ocki-dnipro1-i-zora-zdobuli-peremogu.html" text:style-name="Internet_20_link" text:visited-style-name="Visited_20_Internet_20_Link">
https://www.ukrinform.ua/rubric-sports/3718183-upl-dinamo-vtratilo-ocki-dnipro1-i-zora-zdobuli-peremogu.html</text:a>
</text:p>
      <!--NEWS-->
      <text:h text:style-name="P10" text:outline-level="1">
<text:span text:style-name="T4">
Загарбники обстріляли громаду на Харківщині, двоє поранених</text:span>
</text:h>
      <text:p text:style-name="P4">
Authors: Ukrinform (Person)</text:p>
      <text:p text:style-name="P4">
Publisher: Укринформ (Organization)</text:p>
      <text:p text:style-name="P4">
Published Time: 2023-06-04T17:06:00+03:00</text:p>
      <text:p text:style-name="P4">
Modified Time: 2023-06-04T17:06:00+03:00</text:p>
      <text:p text:style-name="P4">
Description: Сьогодні о 14:30 російські військові обстріляли з артилерії Золочів Харківської області - внаслідок удару поранення отримали двоє людей. — Укрінформ.</text:p>
      <text:p text:style-name="P4">
Images: ['<text:a xlink:type="simple" xlink:href="https://static.ukrinform.com/photos/2022_07/thumb_files/630_360_1657197743-186.jpg" text:style-name="Internet_20_link" text:visited-style-name="Visited_20_Internet_20_Link">
630_360_16571...</text:a>
']</text:p>
      <text:p text:style-name="P4">
Tags: ['Обстріл', 'Харківщина', 'Війна з Росією']</text:p>
      <text:p text:style-name="P4">
Type: Article</text:p>
      <!--METADATA-->
      <text:p text:style-name="P4">
<draw:frame draw:style-name="fr1" draw:name="Image172" text:anchor-type="as-char" svg:width="6.9236in" svg:height="3.956343in" draw:z-index="0">
<draw:image xlink:href="../Images/yкринформ/2023-06-04T17-06-00-03-00/630_360_1657197743-186.jpg" xlink:type="simple" xlink:show="embed" xlink:actuate="onLoad" draw:mime-type="image/jpeg"/>
</draw:frame>
 Сьогодні о14:30 російські військові обстріляли з артилерії Золочів Харківської області -внаслідок удару поранення отримали двоє людей.</text:p>
      <text:p text:style-name="P4">
Про це <text:a xlink:type="simple" xlink:href="https://suspilne.media/496693-rf-obstrilala-zolociv-z-artilerii-e-poraneni/" text:style-name="Internet_20_link" text:visited-style-name="Visited_20_Internet_20_Link">
 </text:a>
 <text:a xlink:type="simple" xlink:href="https://suspilne.media/496693-rf-obstrilala-zolociv-z-artilerii-e-poraneni/" text:style-name="Internet_20_link" text:visited-style-name="Visited_20_Internet_20_Link">
 Суспільному </text:a>
 повідомив голова громади Віктор Коваленко,передає Укрінформ.</text:p>
      <text:p text:style-name="P4">
"Попередньо, пошкоджений будинок дитячої та юнацької творчості. Вибиті 10вікон та вхідні двері. Інші пошкодження з’ясовуються. Поранення отримали40-річний чоловік та 38-річна жінка", — сказав Коваленко.</text:p>
      <text:p text:style-name="P4">
</text:p>
      <text:p text:style-name="P4">
<text:span text:style-name="T4">
Читайте також:</text:span>
 <text:a xlink:type="simple" xlink:href="https://www.ukrinform.ua/rubric-regions/3718041-za-dobu-rosiani-atakuvali-devat-regioniv-ukraini-zvedenna-ova.html" text:style-name="Internet_20_link" text:visited-style-name="Visited_20_Internet_20_Link">
 За добу росіяни атакували дев'ять регіонів України -зведення ОВА </text:a>
</text:p>
      <text:p text:style-name="P4">
Як повідомляв Укрінформ, російська армія вранці 4 червня з вертольотів ітанків масовано обстріляла населені пункти Чугуївського і Богодухівськогорайонів Харківської області.</text:p>
      <text:p text:style-name="P4">
Source: <text:a xlink:type="simple" xlink:href="https://www.ukrinform.ua/rubric-ato/3718185-zagarbniki-obstrilali-gromadu-na-harkivsini-dvoe-poranenih.html" text:style-name="Internet_20_link" text:visited-style-name="Visited_20_Internet_20_Link">
https://www.ukrinform.ua/rubric-ato/3718185-zagarbniki-obstrilali-gromadu-na-harkivsini-dvoe-poranenih.html</text:a>
</text:p>
      <!--NEWS-->
      <text:h text:style-name="P10" text:outline-level="1">
<text:span text:style-name="T4">
З 5 червня система єЧерга скасовуватиме записи з неправдивими даними</text:span>
</text:h>
      <text:p text:style-name="P4">
Authors: Ukrinform (Person)</text:p>
      <text:p text:style-name="P4">
Publisher: Укринформ (Organization)</text:p>
      <text:p text:style-name="P4">
Published Time: 2023-06-04T17:14:58+03:00</text:p>
      <text:p text:style-name="P4">
Modified Time: 2023-06-04T17:14:58+03:00</text:p>
      <text:p text:style-name="P4">
Description: Команда проєкту «Електронна черга перетину кордону» з метою удосконалення системи і більшої зручності для користувачів та підвищення захисту, з понеділка, 5 червня, застосовуватиме новий механізм реєстрації. — Укрінформ.</text:p>
      <text:p text:style-name="P4">
Images: ['<text:a xlink:type="simple" xlink:href="https://static.ukrinform.com/photos/2023_05/thumb_files/630_360_1683720358-948.jpeg" text:style-name="Internet_20_link" text:visited-style-name="Visited_20_Internet_20_Link">
630_360_16837...</text:a>
']</text:p>
      <text:p text:style-name="P4">
Tags: ['Укртрансбезпека', 'Вантажівка', 'єЧерга ']</text:p>
      <text:p text:style-name="P4">
Type: Article</text:p>
      <!--METADATA-->
      <text:p text:style-name="P4">
<draw:frame draw:style-name="fr1" draw:name="Image174" text:anchor-type="as-char" svg:width="6.9236in" svg:height="3.956343in" draw:z-index="0">
<draw:image xlink:href="../Images/yкринформ/2023-06-04T17-14-58-03-00/630_360_1683720358-948.jpeg" xlink:type="simple" xlink:show="embed" xlink:actuate="onLoad" draw:mime-type="image/jpeg"/>
</draw:frame>
 Командапроєкту «Електронна черга перетину кордону» з метою удосконалення системи ібільшої зручності для користувачів та підвищення захисту, з понеділка, 5червня, застосовуватиме новий механізм реєстрації.</text:p>
      <text:p text:style-name="P4">
Про це повідомляє Державна служба України з безпеки на транспорті(Укртрансбезпека) у <text:a xlink:type="simple" xlink:href="https://www.facebook.com/DSBT.UA/posts/pfbid0356oUwST2WqKzRFDdrXcC8LXqWHxv1vdPXQcR6E7XcyxGQqE8yWoH6TSdwu7F9Zk2l" text:style-name="Internet_20_link" text:visited-style-name="Visited_20_Internet_20_Link">
 Фейсбуці</text:a>
, передає Укрінформ.</text:p>
      <text:p text:style-name="P4">
"️Моніторинг записів користувачів показав: однією з поширених проблем євнесення в систему неправдивих даних з метою стати в єЧергу раніше, ніж цепередбачено правилами, а саме — записати машину в єЧергу без вантажу, алезгодом її завантажити. Ми розв'язали цю проблему: якщо запис в єЧергу зробленона машину без вантажу, а пізніше її завантажили, то система скасує такийзапис", - йдеться у повідомленні.</text:p>
      <text:p text:style-name="P4">
<text:span text:style-name="T4">
Читайте також:</text:span>
 <text:a xlink:type="simple" xlink:href="https://www.ukrinform.ua/rubric-economy/3709462-ecerga-zapracuvala-na-vsih-miznarodnih-avtomobilnih-punktah-propusku.html" text:style-name="Internet_20_link" text:visited-style-name="Visited_20_Internet_20_Link">
 <text:span text:style-name="T4">
єЧерг</text:span>
 а запрацювала на всіх міжнародних автомобільнихпунктах пропуску </text:a>
</text:p>
      <text:p text:style-name="P4">
Зазначається, що новий механізм застосовуватиметься з понеділка, 5 червня, ідіятиме постійно.</text:p>
      <text:p text:style-name="P4">
В Укртрансбезпеці радять тим, хто зареєстрував порожню автівку, але плануєперетинати кордон з вантажем, скасувати чергу і записатись знову, вказавшикоректні дані, оскільки перереєстрація дасть змогу зекономити час.</text:p>
      <text:p text:style-name="P4">
"єЧерга буде порівнювати список порожніх вантажівок з базою митних декларацій.Вантажівки, до яких після реєстрації в єЧерзі будуть виявлені митнідекларації, будуть відмічені в системі спеціальною позначкою і згодом видаленіз єЧерги", - пояснили у відомстві.</text:p>
      <text:p text:style-name="P4">
<text:span text:style-name="T4">
Читайте також:</text:span>
 <text:a xlink:type="simple" xlink:href="https://www.ukrinform.ua/rubric-economy/3707297-u-punktah-propusku-na-zahidnomu-kordoni-zapracuvala-sistema-ecerga.html" text:style-name="Internet_20_link" text:visited-style-name="Visited_20_Internet_20_Link">
 У пунктах пропуску на західному кордоні запрацюваласистема <text:span text:style-name="T4">
єЧерг</text:span>
 а </text:a>
</text:p>
      <text:p text:style-name="P4">
Як повідомлялось, у грудні 2022 року на пункті пропуску "Ягодин – Дорогуськ" умежах пілотного проєкту запрацювала електронна черга перетину кордону. Вонабула розроблена спеціально для українського пункту пропуску і враховуєособливості української нормативно-правової бази.</text:p>
      <text:p text:style-name="P4">
Реєстрація для вантажних автомобілів у електронну чергу стартувала на початкутравня 2023 року. Для автобусів запис буде доступний попередньо з липня, а длялегкових автомобілів – з серпня цього року.</text:p>
      <text:p text:style-name="P4">
Менше, ніж за тиждень після запуску електронної черги перетину кордону послугаповноцінно працює на всіх 16 міжнародних автомобільних пунктах пропуску.Наразі всі вантажівки перетинають кордон лише відповідно до запису велектронній черзі.</text:p>
      <text:p text:style-name="P4">
Source: <text:a xlink:type="simple" xlink:href="https://www.ukrinform.ua/rubric-economy/3718189-z-5-cervna-sistema-ecerga-skasovuvatime-zapisi-z-nepravdivimi-danimi.html" text:style-name="Internet_20_link" text:visited-style-name="Visited_20_Internet_20_Link">
https://www.ukrinform.ua/rubric-economy/3718189-z-5-cervna-sistema-ecerga-skasovuvatime-zapisi-z-nepravdivimi-danimi.html</text:a>
</text:p>
      <!--NEWS-->
      <text:h text:style-name="P10" text:outline-level="1">
<text:span text:style-name="T4">
У Харкові Зеленська взяла участь у відкритті пам'ятника дітям, які загинули через агресію РФ</text:span>
</text:h>
      <text:p text:style-name="P4">
Authors: Ukrinform (Person)</text:p>
      <text:p text:style-name="P4">
Publisher: Укринформ (Organization)</text:p>
      <text:p text:style-name="P4">
Published Time: 2023-06-04T17:17:00+03:00</text:p>
      <text:p text:style-name="P4">
Modified Time: 2023-06-04T17:17:00+03:00</text:p>
      <text:p text:style-name="P4">
Description: До Міжнародного дня безневинних дітей - жертв агресії у Харкові відкрили пам'ятник українським дітям, які загинули внаслідок збройної агресії з боку Росії. — Укрінформ.</text:p>
      <text:p text:style-name="P4">
Images: ['<text:a xlink:type="simple" xlink:href="https://static.ukrinform.com/photos/2023_06/thumb_files/630_360_1685888202-726.jpg" text:style-name="Internet_20_link" text:visited-style-name="Visited_20_Internet_20_Link">
630_360_16858...</text:a>
']</text:p>
      <text:p text:style-name="P4">
Tags: ['Діти', 'Харків', 'Олена Зеленська', 'Війна з Росією']</text:p>
      <text:p text:style-name="P4">
Type: Article</text:p>
      <!--METADATA-->
      <text:p text:style-name="P4">
<draw:frame draw:style-name="fr1" draw:name="Image175" text:anchor-type="as-char" svg:width="6.9236in" svg:height="3.956343in" draw:z-index="0">
<draw:image xlink:href="../Images/yкринформ/2023-06-04T17-17-00-03-00/630_360_1685888202-726.jpg" xlink:type="simple" xlink:show="embed" xlink:actuate="onLoad" draw:mime-type="image/jpeg"/>
</draw:frame>
 ДоМіжнародного дня безневинних дітей - жертв агресії у Харкові відкрилипам'ятник українським дітям, які загинули внаслідок збройної агресії з бокуРосії.</text:p>
      <text:p text:style-name="P4">
Про це дружина Президента Олена Зеленська повідомила у <text:a xlink:type="simple" xlink:href="https://t.me/FirstLadyOfUkraine/3303" text:style-name="Internet_20_link" text:visited-style-name="Visited_20_Internet_20_Link">
 Телеграмі</text:a>
 , передає Укрінформ.</text:p>
      <text:p text:style-name="P4">
«Хлопчик і дівчинка злітають над вибухом на крилах… Такий пам'ятник роботискульптора Михайла Ятченка дітям, які загинули в результаті збройної агресіїРФ, відтепер стоїть у Харкові. Важко відкривати пам’ятники загиблим. Особливоякщо ці загиблі – діти. Адже діти мають жити. Як мали жити маленькі мешканцірозбитих російськими ракетами будинків по всій країні. Повинні були жити всіпасажири автівок з написом «Діти», розстріляних окупантами», - написала першаледі.</text:p>
      <text:p text:style-name="P4">
Відео: <text:a xlink:type="simple" xlink:href="https://t.me/FirstLadyOfUkraine/3304" text:style-name="Internet_20_link" text:visited-style-name="Visited_20_Internet_20_Link">
 телеграм-канал Олени Зеленської</text:a>
</text:p>
      <text:p text:style-name="P4">
<text:span text:style-name="T4">
Читайте також:</text:span>
 <text:a xlink:type="simple" xlink:href="https://www.ukrinform.ua/rubric-society/3717523-zelenska-proponue-zrobiti-prostir-spilno-na-kiivskomu-vokzali-instrumentom-kulturnoi-diplomatii.html" text:style-name="Internet_20_link" text:visited-style-name="Visited_20_Internet_20_Link">
 Зеленська пропонує зробити простір «Спільно» наКиївському вокзалі інструментом культурної дипломатії</text:a>
</text:p>
      <text:p text:style-name="P4">
Зеленська зауважила, що на сьогодні через російські злочини в Україні загинуловже 485 дітей.</text:p>
      <text:p text:style-name="P4">
«Цей біль неможливо осягнути. У XXI столітті посеред Європи ми змушеніговорити про захист наших дітей від фізичного знищення. Але світ маєусвідомити, якщо не усвідомив досі: загроза нашим дітям – це загроза дітямвзагалі. У дитинства немає кордонів», - зазначила перша леді.</text:p>
      <text:p text:style-name="P4">
</text:p>
      <text:p text:style-name="P4">
<text:a xlink:type="simple" xlink:href="https://static.ukrinform.com/photos/2023_06/1685897423-8698.jpeg" text:style-name="Internet_20_link" text:visited-style-name="Visited_20_Internet_20_Link">
 </text:a>
 <text:a xlink:type="simple" xlink:href="https://static.ukrinform.com/photos/2023_06/1685897423-9877.jpeg" text:style-name="Internet_20_link" text:visited-style-name="Visited_20_Internet_20_Link">
</text:a>
 <text:a xlink:type="simple" xlink:href="https://static.ukrinform.com/photos/2023_06/1685897423-7539.jpeg" text:style-name="Internet_20_link" text:visited-style-name="Visited_20_Internet_20_Link">
</text:a>
 <text:a xlink:type="simple" xlink:href="https://static.ukrinform.com/photos/2023_06/1685897423-9610.jpeg" text:style-name="Internet_20_link" text:visited-style-name="Visited_20_Internet_20_Link">
</text:a>
 <text:a xlink:type="simple" xlink:href="https://static.ukrinform.com/photos/2023_06/1685897423-1345.jpeg" text:style-name="Internet_20_link" text:visited-style-name="Visited_20_Internet_20_Link">
</text:a>
 <text:a xlink:type="simple" xlink:href="https://static.ukrinform.com/photos/2023_06/1685897423-5567.jpeg" text:style-name="Internet_20_link" text:visited-style-name="Visited_20_Internet_20_Link">
</text:a>
 <text:a xlink:type="simple" xlink:href="https://static.ukrinform.com/photos/2023_06/1685897423-7491.jpeg" text:style-name="Internet_20_link" text:visited-style-name="Visited_20_Internet_20_Link">
</text:a>
 <text:a xlink:type="simple" xlink:href="https://static.ukrinform.com/photos/2023_06/1685897424-2275.jpeg" text:style-name="Internet_20_link" text:visited-style-name="Visited_20_Internet_20_Link">
</text:a>
</text:p>
      <text:p text:style-name="P4">
Вона також підкреслила, що діти - це відповідальність батьків. Тож батькимають зробити сьогодення для своїх дітей "найкращим, найбезпечнішим, сповненимлюбові – навіть посеред війни".</text:p>
      <text:p text:style-name="P4">
<text:span text:style-name="T4">
Читайте також:</text:span>
 <text:a xlink:type="simple" xlink:href="https://www.ukrinform.ua/rubric-society/3717001-diti-e-najbilsimi-zertvami-vijni-zelenska.html" text:style-name="Internet_20_link" text:visited-style-name="Visited_20_Internet_20_Link">
 Діти є найбільшими жертвами війни – Зеленська</text:a>
</text:p>
      <text:p text:style-name="P4">
Як повідомлялося, щороку 4 червня відзначають Міжнародний день дітей –безневинних жертв агресії, заснований Генеральною Асамблеєю ООН. Українадолучилася до нього у 2021 році.</text:p>
      <text:p text:style-name="P4">
Source: <text:a xlink:type="simple" xlink:href="https://www.ukrinform.ua/rubric-society/3718190-u-harkovi-zelenska-vzala-ucast-u-vidkritti-pamatnika-ditam-aki-zaginuli-cerez-agresiu-rf.html" text:style-name="Internet_20_link" text:visited-style-name="Visited_20_Internet_20_Link">
https://www.ukrinform.ua/rubric-society/3718190-u-harkovi-zelenska-vzala-ucast-u-vidkritti-pamatnika-ditam-aki-zaginuli-cerez-agresiu-rf.html</text:a>
</text:p>
      <!--NEWS-->
      <text:h text:style-name="P10" text:outline-level="1">
<text:span text:style-name="T4">
«Шахтар» поступився «Ворсклі» в УПЛ</text:span>
</text:h>
      <text:p text:style-name="P4">
Authors: Ukrinform (Person)</text:p>
      <text:p text:style-name="P4">
Publisher: Укринформ (Organization)</text:p>
      <text:p text:style-name="P4">
Published Time: 2023-06-04T17:18:26+03:00</text:p>
      <text:p text:style-name="P4">
Modified Time: 2023-06-04T17:18:26+03:00</text:p>
      <text:p text:style-name="P4">
Description: «Гірники» достроково стали чемпіонами УПЛ, але поступилися в останньому турі чемпіонату. — Укрінформ.</text:p>
      <text:p text:style-name="P4">
Images: ['<text:a xlink:type="simple" xlink:href="https://static.ukrinform.com/photos/2023_06/thumb_files/630_360_1685888019-940.jpg" text:style-name="Internet_20_link" text:visited-style-name="Visited_20_Internet_20_Link">
630_360_16858...</text:a>
']</text:p>
      <text:p text:style-name="P4">
Tags: ['Футбол', "Прем'єр-ліга", 'Ворскла', 'Шахтар']</text:p>
      <text:p text:style-name="P4">
Type: Article</text:p>
      <!--METADATA-->
      <text:p text:style-name="P4">
<draw:frame draw:style-name="fr1" draw:name="Image185" text:anchor-type="as-char" svg:width="6.9236in" svg:height="3.956343in" draw:z-index="0">
<draw:image xlink:href="../Images/yкринформ/2023-06-04T17-18-26-03-00/630_360_1685888019-940.jpg" xlink:type="simple" xlink:show="embed" xlink:actuate="onLoad" draw:mime-type="image/jpeg"/>
</draw:frame>
 «Гірники»достроково стали чемпіонами УПЛ, але поступилися в останньому турі чемпіонату.</text:p>
      <text:p text:style-name="P4">
«Шахтар» програв «Ворсклі» 0:2 в 30-у турі Української прем'єр-ліги, передаєУкрінформ.</text:p>
      <text:p text:style-name="P4">
У складі полтавців відзначилися Сефері й Павлюк. «Гірники» відповіли точнимударом Бондаренка.</text:p>
      <text:p text:style-name="P4">
«Шахтар» став чемпіоном УПЛ сезону 2022/23.</text:p>
      <text:p text:style-name="P4">
<text:span text:style-name="T4">
Читайте також:</text:span>
 <text:a xlink:type="simple" xlink:href="https://www.ukrinform.ua/rubric-sports/3718183-upl-dinamo-vtratilo-ocki-dnipro1-i-zora-zdobuli-peremogu.html" text:style-name="Internet_20_link" text:visited-style-name="Visited_20_Internet_20_Link">
 <text:span text:style-name="T4">
УПЛ</text:span>
 : «Динамо» втратило очки, «Дніпро-1» і «Зоря»здобули перемогу </text:a>
</text:p>
      <text:p text:style-name="P4">
Підсумкова турнірна таблиця розіграшу УПЛ 2022/23: 1. «Шахтар» (72 очки), 2.«Дніпро-1» (67), 3. «Зоря» (67), 4. «Динамо» (60), 5. «Ворскла» (45), 6.«Олександрія» (44), 7. «Кривбас» (41), 8. «Колос» (36), 9. «Чорноморець» (35),10. «Минай» (33), 11. «Рух» (32), 12. «Металіст-1925» (32), 13. «Верес» (31),14. «Інгулець» (31), 15. «Металіст» (22), 16. «Львів» (13).</text:p>
      <text:p text:style-name="P4">
Фото: shakhtar.com</text:p>
      <text:p text:style-name="P4">
Source: <text:a xlink:type="simple" xlink:href="https://www.ukrinform.ua/rubric-sports/3718191-sahtar-postupivsa-vorskli-v-upl.html" text:style-name="Internet_20_link" text:visited-style-name="Visited_20_Internet_20_Link">
https://www.ukrinform.ua/rubric-sports/3718191-sahtar-postupivsa-vorskli-v-upl.html</text:a>
</text:p>
      <!--NEWS-->
      <text:h text:style-name="P10" text:outline-level="1">
<text:span text:style-name="T4">
Ткаченко порадив усім подивитися фільм «20 днів у Маріуполі»</text:span>
</text:h>
      <text:p text:style-name="P4">
Authors: Ukrinform (Person)</text:p>
      <text:p text:style-name="P4">
Publisher: Укринформ (Organization)</text:p>
      <text:p text:style-name="P4">
Published Time: 2023-06-04T17:22:01+03:00</text:p>
      <text:p text:style-name="P4">
Modified Time: 2023-06-04T17:22:01+03:00</text:p>
      <text:p text:style-name="P4">
Description: Міністр культури та інформаційної політики Олександр Ткаченко порадив усім подивитися фільм Мстислава Чернова «20 днів у Маріуполі». — Укрінформ.</text:p>
      <text:p text:style-name="P4">
Images: ['<text:a xlink:type="simple" xlink:href="https://static.ukrinform.com/photos/2023_03/thumb_files/630_360_1680089705-466.jpg" text:style-name="Internet_20_link" text:visited-style-name="Visited_20_Internet_20_Link">
630_360_16800...</text:a>
']</text:p>
      <text:p text:style-name="P4">
Tags: ['Кіно', 'Маріуполь', 'Ткаченко']</text:p>
      <text:p text:style-name="P4">
Type: Article</text:p>
      <!--METADATA-->
      <text:p text:style-name="P4">
<draw:frame draw:style-name="fr1" draw:name="Image186" text:anchor-type="as-char" svg:width="6.9236in" svg:height="3.956343in" draw:z-index="0">
<draw:image xlink:href="../Images/yкринформ/2023-06-04T17-22-01-03-00/630_360_1680089705-466.jpg" xlink:type="simple" xlink:show="embed" xlink:actuate="onLoad" draw:mime-type="image/jpeg"/>
</draw:frame>
 Міністркультури та інформаційної політики Олександр Ткаченко порадив усім подивитисяфільм Мстислава Чернова «20 днів у Маріуполі».</text:p>
      <text:p text:style-name="P4">
Як передає Укрінформ, про це Ткаченко написав у <text:a xlink:type="simple" xlink:href="https://t.me/otkachenkokyiv/3688" text:style-name="Internet_20_link" text:visited-style-name="Visited_20_Internet_20_Link">
 Телеграмі.</text:a>
</text:p>
      <text:p text:style-name="P4">
«Фільм Мстислава Чернова «20 днів у Маріуполі». Раджу при нагоді подивитисьусім, тим більше на великому екрані. Це дійсно вражаючий документ, вражаючаісторія про героїчний супротив <text:a xlink:type="simple" xlink:href="https://www.ukrinform.ua/tag-mariupol" text:style-name="Internet_20_link" text:visited-style-name="Visited_20_Internet_20_Link">
 Маріуполя </text:a>
 , про людей, які своєю роботою - лікарів, пожежників, поліцейський,наших військових, стримували варварську навалу з боку росіян», - заявивміністр.</text:p>
      <text:p text:style-name="P4">
За його словами, переглядати фільм буде непросто, але це варто зробити. «Таксамо як і варто зробити, щоб цей фільм побачив світ. Стрічка вже подорожуєсвітом, сьогодні був представлений на фестивалі «Докудейз» (Міжнароднийкінофестиваль документального кіно про права людини Docudays UA)», - зазначивТкаченко.</text:p>
      <text:p text:style-name="P4">
За його словами, ще більш зворушливою була можливість зустріти героїв цьогофільму, поліцейських, лікарів, які змушені були також покинути Маріуполь.Ткаченко зауважив, що йому закарбувалися слова одного з головних героїв проте, що «дуже важливо, щоб цей фільм побачили росіяни і безперечно - побачили усамому звільненому Маріуполі».</text:p>
      <text:p text:style-name="P4">
<text:span text:style-name="T4">
Читайте також:</text:span>
 <text:a xlink:type="simple" xlink:href="https://www.ukrinform.ua/rubric-culture/3660843-film-20-dniv-u-mariupoli-viborov-nagorodu-na-kinofestivali-u-statah.html" text:style-name="Internet_20_link" text:visited-style-name="Visited_20_Internet_20_Link">
 Фільм «20 <text:span text:style-name="T4">
днів</text:span>
 у <text:span text:style-name="T4">
Маріу</text:span>
 полі» виборов нагороду накінофестивалі у Штатах </text:a>
</text:p>
      <text:p text:style-name="P4">
Міністр також згадав, що Мстислав Чернов і Євген Малолєтка були єдинимиміжнародними журналістами, які знімали все, що відбувалося у місті під часросійської навали та вже на початку захоплення Маріуполя.</text:p>
      <text:p text:style-name="P4">
Як повідомляв Укрінформ, українські фотографи Євген Малолєтка та МстиславЧернов <text:a xlink:type="simple" xlink:href="https://www.ukrinform.ua/rubric-society/3706514-ukrainci-zdobuli-pulitcerivsku-premiu.html" text:style-name="Internet_20_link" text:visited-style-name="Visited_20_Internet_20_Link">
 здобули Пулітцерівську премію за знімок із Маріуполя</text:a>
 <text:a xlink:type="simple" xlink:href="https://www.ukrinform.ua/rubric-society/3706514-ukrainci-zdobuli-pulitcerivsku-premiu.html" text:style-name="Internet_20_link" text:visited-style-name="Visited_20_Internet_20_Link">
 . </text:a>
 Нагороду такожприсуджено відеопродюсерці Василисі Степаненко.</text:p>
      <text:p text:style-name="P4">
Source: <text:a xlink:type="simple" xlink:href="https://www.ukrinform.ua/rubric-culture/3718193-tkacenko-poradiv-usim-podivitisa-film-20-dniv-u-mariupoli.html" text:style-name="Internet_20_link" text:visited-style-name="Visited_20_Internet_20_Link">
https://www.ukrinform.ua/rubric-culture/3718193-tkacenko-poradiv-usim-podivitisa-film-20-dniv-u-mariupoli.html</text:a>
</text:p>
      <!--NEWS-->
      <text:h text:style-name="P10" text:outline-level="1">
<text:span text:style-name="T4">
Ворог чотири рази упродовж дня бив по прикордонню Сумщини та Чернігівщини</text:span>
</text:h>
      <text:p text:style-name="P4">
Authors: Ukrinform (Person)</text:p>
      <text:p text:style-name="P4">
Publisher: Укринформ (Organization)</text:p>
      <text:p text:style-name="P4">
Published Time: 2023-06-04T17:24:00+03:00</text:p>
      <text:p text:style-name="P4">
Modified Time: 2023-06-04T17:24:00+03:00</text:p>
      <text:p text:style-name="P4">
Description: Російські війська в неділю, 4 червня, чотири рази обстріляли з мінометів і артилерії прикордонні території Сумської та Чернігівської областей. — Укрінформ.</text:p>
      <text:p text:style-name="P4">
Images: ['<text:a xlink:type="simple" xlink:href="https://static.ukrinform.com/photos/2023_03/thumb_files/630_360_1677781968-366.jpg" text:style-name="Internet_20_link" text:visited-style-name="Visited_20_Internet_20_Link">
630_360_16777...</text:a>
']</text:p>
      <text:p text:style-name="P4">
Tags: ['Обстріл', 'Сумщина', 'Чернігівщина', 'Війна з Росією']</text:p>
      <text:p text:style-name="P4">
Type: Article</text:p>
      <!--METADATA-->
      <text:p text:style-name="P4">
<draw:frame draw:style-name="fr1" draw:name="Image187" text:anchor-type="as-char" svg:width="6.9236in" svg:height="3.956343in" draw:z-index="0">
<draw:image xlink:href="../Images/yкринформ/2023-06-04T17-24-00-03-00/630_360_1677781968-366.jpg" xlink:type="simple" xlink:show="embed" xlink:actuate="onLoad" draw:mime-type="image/jpeg"/>
</draw:frame>
 Російськівійська в неділю, 4 червня, чотири рази обстріляли з мінометів і артилеріїприкордонні території Сумської та Чернігівської областей.</text:p>
      <text:p text:style-name="P4">
Як передає Укрінформ, про це оперативне командування "Північ" повідомило в <text:a xlink:type="simple" xlink:href="https://t.me/ok_pivnich1/3001" text:style-name="Internet_20_link" text:visited-style-name="Visited_20_Internet_20_Link">
Телеграмі. </text:a>
</text:p>
      <text:p text:style-name="P4">
Зокрема, із 07:00 до 07:20 у районі села Карповичі відбулися 15 влучань,імовірно, з мінометів 120-міліметрового калібру.</text:p>
      <text:p text:style-name="P4">
З 11:00 до 12:05 зафіксовані 28 влучань, імовірно, зі ствольної артилерії поселищу Зноб-Новрогодське.</text:p>
      <text:p text:style-name="P4">
З 14:10 до 14:20 у районі села Бруски загарбники здійснили три влучання,імовірно, з міномета 120-міліметрового калібру. З 15:10 до 15:30 у районіцього ж населеного пункту сталися ще шість влучань, імовірно, з такої ж зброї.</text:p>
      <text:p text:style-name="P4">
<text:span text:style-name="T4">
Читайте також:</text:span>
 <text:a xlink:type="simple" xlink:href="https://www.ukrinform.ua/rubric-regions/3718066-vorog-atakuvav-sumsinu-dronamikamikadze-e-rujnuvanna.html" text:style-name="Internet_20_link" text:visited-style-name="Visited_20_Internet_20_Link">
 Ворог атакував <text:span text:style-name="T4">
Сумщ</text:span>
 ину дронами-камікадзе, єруйнування </text:a>
</text:p>
      <text:p text:style-name="P4">
Інформація про втрати серед місцевого населення чи пошкодження цивільноїінфраструктури у жодному з випадків не надходила.</text:p>
      <text:p text:style-name="P4">
Як повідомляв Укрінформ, уночі 4 червня в Чернігівській та Сумській областяхприкордонники <text:a xlink:type="simple" xlink:href="https://www.ukrinform.ua/rubric-ato/3718130-prikordonniki-zbili-na-sumsini-j-cernigivsini-tri-dronikamikadze.html" text:style-name="Internet_20_link" text:visited-style-name="Visited_20_Internet_20_Link">
 знищили два ворожі безпілотники</text:a>
 типу Shahed, ще один знешкодили.</text:p>
      <text:p text:style-name="P4">
Source: <text:a xlink:type="simple" xlink:href="https://www.ukrinform.ua/rubric-ato/3718194-vorog-cotiri-razi-uprodovz-dna-biv-po-prikordonnu-sumsini-ta-cernigivsini.html" text:style-name="Internet_20_link" text:visited-style-name="Visited_20_Internet_20_Link">
https://www.ukrinform.ua/rubric-ato/3718194-vorog-cotiri-razi-uprodovz-dna-biv-po-prikordonnu-sumsini-ta-cernigivsini.html</text:a>
</text:p>
      <!--NEWS-->
      <text:h text:style-name="P10" text:outline-level="1">
<text:span text:style-name="T4">
У Китаї стався обвал гори, загинули 14 людей</text:span>
</text:h>
      <text:p text:style-name="P4">
Authors: Ukrinform (Person)</text:p>
      <text:p text:style-name="P4">
Publisher: Укринформ (Organization)</text:p>
      <text:p text:style-name="P4">
Published Time: 2023-06-04T17:43:21+03:00</text:p>
      <text:p text:style-name="P4">
Modified Time: 2023-06-04T17:43:21+03:00</text:p>
      <text:p text:style-name="P4">
Description: Чотирнадцять людей загинули в результаті обвалу гори в неділю, 4 червня, в місті Лешань, що на південному заході Китаю. — Укрінформ.</text:p>
      <text:p text:style-name="P4">
Images: ['<text:a xlink:type="simple" xlink:href="https://static.ukrinform.com/photos/2023_06/thumb_files/630_360_1685889065-231.png" text:style-name="Internet_20_link" text:visited-style-name="Visited_20_Internet_20_Link">
630_360_16858...</text:a>
']</text:p>
      <text:p text:style-name="P4">
Tags: ['Китай', 'Обвалення', 'Гори']</text:p>
      <text:p text:style-name="P4">
Type: Article</text:p>
      <!--METADATA-->
      <text:p text:style-name="P4">
<draw:frame draw:style-name="fr1" draw:name="Image188" text:anchor-type="as-char" svg:width="6.9236in" svg:height="3.956343in" draw:z-index="0">
<draw:image xlink:href="../Images/yкринформ/2023-06-04T17-43-21-03-00/630_360_1685889065-231.png" xlink:type="simple" xlink:show="embed" xlink:actuate="onLoad" draw:mime-type="image/png"/>
</draw:frame>
Чотирнадцять людей загинули в результаті обвалу гори в неділю, 4 червня, вмісті Лешань, що на південному заході Китаю.</text:p>
      <text:p text:style-name="P4">
Як передає Укрінформ, про це повідомляє <text:a xlink:type="simple" xlink:href="https://english.news.cn/20230604/c3715172af2445e18881fc7e895f5426/c.html" text:style-name="Internet_20_link" text:visited-style-name="Visited_20_Internet_20_Link">
</text:a>
 <text:a xlink:type="simple" xlink:href="https://english.news.cn/20230604/c3715172af2445e18881fc7e895f5426/c.html" text:style-name="Internet_20_link" text:visited-style-name="Visited_20_Internet_20_Link">
Xinhua</text:a>
 <text:a xlink:type="simple" xlink:href="https://english.news.cn/20230604/c3715172af2445e18881fc7e895f5426/c.html" text:style-name="Internet_20_link" text:visited-style-name="Visited_20_Internet_20_Link">
. </text:a>
</text:p>
      <text:p text:style-name="P4">
За даними місцевої влади, обвал частини гори стався близько о 6 години ранку влісгоспі в містечку Йоншенг.</text:p>
      <text:p text:style-name="P4">
Зазначається, що нині команда рятувальників із понад 180 осіб продовжує пошукип’ятьох зниклих безвісти осіб.</text:p>
      <text:p text:style-name="P4">
<text:span text:style-name="T4">
Читайте також:</text:span>
 <text:a xlink:type="simple" xlink:href="https://www.ukrinform.ua/rubric-world/3718099-u-tureccini-avtobus-iz-ludmi-potrapiv-u-dtp-odin-zagiblij-14-poranenih.html" text:style-name="Internet_20_link" text:visited-style-name="Visited_20_Internet_20_Link">
 У Туреччині автобус із людьми потрапив у <text:span text:style-name="T4">
ДТП</text:span>
 - одинзагиблий, 14 поранених </text:a>
</text:p>
      <text:p text:style-name="P4">
Як повідомляв Укрінформ, 20 травня у Швейцарії літак з туристами на бортузазнав аварії у горах біля кордону з Францією.</text:p>
      <text:p text:style-name="P4">
<text:span text:style-name="T5">
Фото: ndtv.com</text:span>
</text:p>
      <text:p text:style-name="P4">
Source: <text:a xlink:type="simple" xlink:href="https://www.ukrinform.ua/rubric-world/3718198-u-kitai-stavsa-obval-gori-zaginuli-14-ludej.html" text:style-name="Internet_20_link" text:visited-style-name="Visited_20_Internet_20_Link">
https://www.ukrinform.ua/rubric-world/3718198-u-kitai-stavsa-obval-gori-zaginuli-14-ludej.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4T18:01:00+03:00</text:p>
      <text:p text:style-name="P4">
Modified Time: 2023-06-04T18:01: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89" text:anchor-type="as-char" svg:width="6.9236in" svg:height="3.956343in" draw:z-index="0">
<draw:image xlink:href="../Images/yкринформ/2023-06-04T18-01-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Учні українських шкіл у Варшаві відвідали прем’єру «Мавка. Лісова пісня»</text:span>
</text:h>
      <text:p text:style-name="P4">
Authors: Ukrinform (Person)</text:p>
      <text:p text:style-name="P4">
Publisher: Укринформ (Organization)</text:p>
      <text:p text:style-name="P4">
Published Time: 2023-06-04T18:09:00+03:00</text:p>
      <text:p text:style-name="P4">
Modified Time: 2023-06-04T18:09:00+03:00</text:p>
      <text:p text:style-name="P4">
Description: Діти з українських шкіл «Материнка» ім. Д.Павличка та ВШколУ – Варшавська українська школа на запрошення Посольства України першими в Польщі переглянули україномовну версію анімаційного фільму «Мавка. Лісова пісня». — Укрінформ.</text:p>
      <text:p text:style-name="P4">
Images: ['<text:a xlink:type="simple" xlink:href="https://static.ukrinform.com/photos/2023_06/thumb_files/630_360_1685891303-756.jpg" text:style-name="Internet_20_link" text:visited-style-name="Visited_20_Internet_20_Link">
630_360_16858...</text:a>
']</text:p>
      <text:p text:style-name="P4">
Tags: ['Діти', 'Кіно', 'Культура', 'Польща', 'Посольство', 'Мультфільм «Мавка»']</text:p>
      <text:p text:style-name="P4">
Type: Article</text:p>
      <!--METADATA-->
      <text:p text:style-name="P4">
<draw:frame draw:style-name="fr1" draw:name="Image190" text:anchor-type="as-char" svg:width="6.9236in" svg:height="3.956343in" draw:z-index="0">
<draw:image xlink:href="../Images/yкринформ/2023-06-04T18-09-00-03-00/630_360_1685891303-756.jpg" xlink:type="simple" xlink:show="embed" xlink:actuate="onLoad" draw:mime-type="image/jpeg"/>
</draw:frame>
 Діти зукраїнських шкіл «Материнка» ім. Д.Павличка та ВШколУ – Варшавська українськашкола на запрошення Посольства України першими в Польщі переглянулиукраїномовну версію анімаційного фільму «Мавка. Лісова пісня».</text:p>
      <text:p text:style-name="P4">
Як передає Укрінформ, про це у <text:a xlink:type="simple" xlink:href="https://www.facebook.com/AmbasadaUkrainywPolsce/posts/pfbid029YyZMmYQcPiVWtKAU7apW7oLvktLEV8JKHg6Lb7QURwqGJHxYSRKZGwVMf2azWq4l" text:style-name="Internet_20_link" text:visited-style-name="Visited_20_Internet_20_Link">
 Фейсбуці</text:a>
повідомило Посольство України в Польщі.</text:p>
      <text:p text:style-name="P4">
</text:p>
      <text:p text:style-name="P4">
Спеціальний показ в Kino Atlantic організували Посольство та компанія MonolithFilms.</text:p>
      <text:p text:style-name="P4">
</text:p>
      <text:p text:style-name="P4">
Діти також вшанували хвилиною мовчання всіх дітей, які стали жертвамиросійської агресії в Україні.</text:p>
      <text:p text:style-name="P4">
</text:p>
      <text:p text:style-name="P4">
Кінопокази мультфільму «Мавка. Лісова пісня» <text:a xlink:type="simple" xlink:href="https://www.ukrinform.ua/rubric-culture/3716158-ukrainomovnu-versiu-mavki-pokazut-u-polsi.html" text:style-name="Internet_20_link" text:visited-style-name="Visited_20_Internet_20_Link">
 стартували</text:a>
 1 червня по всій Польщі.</text:p>
      <text:p text:style-name="P4">
</text:p>
      <text:p text:style-name="P4">
Уже анонсовано покази в близько 30 містах. Список міст та кінотеатрів будепостійно оновлюватись. Анонси нових показів можна буде побачити на фейсбук-сторінках <text:a xlink:type="simple" xlink:href="https://www.facebook.com/AmbasadaUkrainywPolsce" text:style-name="Internet_20_link" text:visited-style-name="Visited_20_Internet_20_Link">
 Посольства України у Польщі</text:a>
 та <text:a xlink:type="simple" xlink:href="https://www.facebook.com/FanpageLubieFilmy" text:style-name="Internet_20_link" text:visited-style-name="Visited_20_Internet_20_Link">
 Lubię filmy</text:a>
 .</text:p>
      <text:p text:style-name="P4">
Список міст та кінотеатрів, в яких відбудуться покази українською, доступнийза <text:a xlink:type="simple" xlink:href="http://www.monolith.pl/filmy/2022/%D0%BC%D0%B0%D0%B2%D0%BA%D0%B0-%D0%BB%D1%96%D1%81%D0%BE%D0%B2%D0%B0-%D0%BF%D1%96%D1%81%D0%BD%D1%8F/" text:style-name="Internet_20_link" text:visited-style-name="Visited_20_Internet_20_Link">
 посиланням</text:a>
 .</text:p>
      <text:p text:style-name="P4">
Покази «Мавка. Лісова пісня» в Польщі відбуваються під почесним патронатомПосольства України в Польщі.</text:p>
      <text:p text:style-name="P4">
Нагадаємо, за результатами тринадцятого тижня прокату касові зборианімаційного фільму "Мавка. Лісова пісня" <text:a xlink:type="simple" xlink:href="https://www.ukrinform.ua/rubric-culture/3715975-multfilm-mavka-lisova-pisna-zibrav-u-prokati-vze-ponad-148-miljoniv.html" text:style-name="Internet_20_link" text:visited-style-name="Visited_20_Internet_20_Link">
 склали</text:a>
 148 763 970 гривень.</text:p>
      <text:p text:style-name="P4">
<text:span text:style-name="T5">
Фото: Посольство України у Польщі / Фейсбук</text:span>
</text:p>
      <text:p text:style-name="P4">
Source: <text:a xlink:type="simple" xlink:href="https://www.ukrinform.ua/rubric-diaspora/3718202-ucni-ukrainskih-skil-u-varsavi-vidvidali-premeru-mavka-lisova-pisna.html" text:style-name="Internet_20_link" text:visited-style-name="Visited_20_Internet_20_Link">
https://www.ukrinform.ua/rubric-diaspora/3718202-ucni-ukrainskih-skil-u-varsavi-vidvidali-premeru-mavka-lisova-pisna.html</text:a>
</text:p>
      <!--NEWS-->
      <text:h text:style-name="P10" text:outline-level="1">
<text:span text:style-name="T4">
Українка Завацька всьоме перемогла на турнірі ITF, обігравши білоруску в фіналі</text:span>
</text:h>
      <text:p text:style-name="P4">
Authors: Ukrinform (Person)</text:p>
      <text:p text:style-name="P4">
Publisher: Укринформ (Organization)</text:p>
      <text:p text:style-name="P4">
Published Time: 2023-06-04T18:10:30+03:00</text:p>
      <text:p text:style-name="P4">
Modified Time: 2023-06-04T18:10:30+03:00</text:p>
      <text:p text:style-name="P4">
Description: Українська тенісистка Катаріна Завацька (№218 WTA) здобула перемогу у фіналі турніру ITF W60 у Брешії, Італія. — Укрінформ.</text:p>
      <text:p text:style-name="P4">
Images: ['<text:a xlink:type="simple" xlink:href="https://static.ukrinform.com/photos/2023_06/thumb_files/630_360_1685891387-661.jpg" text:style-name="Internet_20_link" text:visited-style-name="Visited_20_Internet_20_Link">
630_360_16858...</text:a>
']</text:p>
      <text:p text:style-name="P4">
Tags: ['Теніс']</text:p>
      <text:p text:style-name="P4">
Type: Article</text:p>
      <!--METADATA-->
      <text:p text:style-name="P4">
<draw:frame draw:style-name="fr1" draw:name="Image195" text:anchor-type="as-char" svg:width="6.9236in" svg:height="3.956343in" draw:z-index="0">
<draw:image xlink:href="../Images/yкринформ/2023-06-04T18-10-30-03-00/630_360_1685891387-661.jpg" xlink:type="simple" xlink:show="embed" xlink:actuate="onLoad" draw:mime-type="image/jpeg"/>
</draw:frame>
 Українськатенісистка Катаріна Завацька (№218 WTA) здобула перемогу у фіналі турніру ITFW60 у Брешії, Італія.</text:p>
      <text:p text:style-name="P4">
У фінальному матчі українка обіграла білоруску Юлію Готовко (№263 WTA) – 6:4,6:2, передає Укрінформ.</text:p>
      <text:p text:style-name="P4">
Матч тривав 1 годину 30 хвилин. Це була перша зустріч тенісисток на корті.</text:p>
      <text:p text:style-name="P4">
Катаріна вперше виграла турнір ITF W60, раніше вона перемагала на100-тисячнику в Контрексевілі.</text:p>
      <text:p text:style-name="P4">
<text:span text:style-name="T4">
Читайте також:</text:span>
 <text:a xlink:type="simple" xlink:href="https://www.ukrinform.ua/rubric-sports/3718112-sacko-vijsov-u-final-kvalifikacii-na-turniri-atp-u-cehii.html" text:style-name="Internet_20_link" text:visited-style-name="Visited_20_Internet_20_Link">
 Сачко вийшов у фінал кваліфікації на турнірі ATP у Чехії</text:a>
</text:p>
      <text:p text:style-name="P4">
Загалом на рахунку Завацької 7 титулів ITF в кар’єрі.</text:p>
      <text:p text:style-name="P4">
Фото: btu.org.ua</text:p>
      <text:p text:style-name="P4">
Source: <text:a xlink:type="simple" xlink:href="https://www.ukrinform.ua/rubric-sports/3718203-ukrainka-zavacka-vsome-peremogla-na-turniri-itf-obigravsi-bilorusku-v-finali.html" text:style-name="Internet_20_link" text:visited-style-name="Visited_20_Internet_20_Link">
https://www.ukrinform.ua/rubric-sports/3718203-ukrainka-zavacka-vsome-peremogla-na-turniri-itf-obigravsi-bilorusku-v-finali.html</text:a>
</text:p>
      <!--NEWS-->
      <text:h text:style-name="P10" text:outline-level="1">
<text:span text:style-name="T4">
«Формула-1», Гран-прі Іспанії-2023: Ферстаппен здобув перемогу</text:span>
</text:h>
      <text:p text:style-name="P4">
Authors: Ukrinform (Person)</text:p>
      <text:p text:style-name="P4">
Publisher: Укринформ (Organization)</text:p>
      <text:p text:style-name="P4">
Published Time: 2023-06-04T18:15:11+03:00</text:p>
      <text:p text:style-name="P4">
Modified Time: 2023-06-04T18:15:11+03:00</text:p>
      <text:p text:style-name="P4">
Description: Другим приїхав Гемілтон, третім - Рассел. — Укрінформ.</text:p>
      <text:p text:style-name="P4">
Images: ['<text:a xlink:type="simple" xlink:href="https://static.ukrinform.com/photos/2023_06/thumb_files/630_360_1685891636-351.jpg" text:style-name="Internet_20_link" text:visited-style-name="Visited_20_Internet_20_Link">
630_360_16858...</text:a>
']</text:p>
      <text:p text:style-name="P4">
Tags: ['Формула-1']</text:p>
      <text:p text:style-name="P4">
Type: Article</text:p>
      <!--METADATA-->
      <text:p text:style-name="P4">
<draw:frame draw:style-name="fr1" draw:name="Image196" text:anchor-type="as-char" svg:width="6.9236in" svg:height="3.956343in" draw:z-index="0">
<draw:image xlink:href="../Images/yкринформ/2023-06-04T18-15-11-03-00/630_360_1685891636-351.jpg" xlink:type="simple" xlink:show="embed" xlink:actuate="onLoad" draw:mime-type="image/jpeg"/>
</draw:frame>
 Другимприїхав Гемілтон, третім - Рассел.</text:p>
      <text:p text:style-name="P4">
Сьогодні, 4 червня, у Барселоні відбулася гонка «Формули-1» – Гран-пріІспанії-2023, передає Укрінформ.</text:p>
      <text:p text:style-name="P4">
Перемогу здобув пілот «Ред Булл» Макс Ферстаппен», який стартував з поула.</text:p>
      <text:p text:style-name="P4">
<text:span text:style-name="T4">
Читайте також:</text:span>
 <text:a xlink:type="simple" xlink:href="https://www.ukrinform.ua/rubric-sports/3718155-sport2023-kalendar-golovnih-podij-cervna.html" text:style-name="Internet_20_link" text:visited-style-name="Visited_20_Internet_20_Link">
 Спорт-2023. Календар головних подій червня</text:a>
</text:p>
      <text:p text:style-name="P4">
Льюїс Гемілтон з «Мерседеса» – другий, його партнер по команді Джордж Рассел –третій.</text:p>
      <text:p text:style-name="P4">
Фото: Getty Images</text:p>
      <text:p text:style-name="P4">
Source: <text:a xlink:type="simple" xlink:href="https://www.ukrinform.ua/rubric-sports/3718204-formula1-granpri-ispanii2023-ferstappen-zdobuv-peremogu.html" text:style-name="Internet_20_link" text:visited-style-name="Visited_20_Internet_20_Link">
https://www.ukrinform.ua/rubric-sports/3718204-formula1-granpri-ispanii2023-ferstappen-zdobuv-peremogu.html</text:a>
</text:p>
      <!--NEWS-->
      <text:h text:style-name="P10" text:outline-level="1">
<text:span text:style-name="T4">
SpaceX запустила у космос ще 22 супутники Starlink нового покоління</text:span>
</text:h>
      <text:p text:style-name="P4">
Authors: Ukrinform (Person)</text:p>
      <text:p text:style-name="P4">
Publisher: Укринформ (Organization)</text:p>
      <text:p text:style-name="P4">
Published Time: 2023-06-04T18:20:00+03:00</text:p>
      <text:p text:style-name="P4">
Modified Time: 2023-06-04T18:20:00+03:00</text:p>
      <text:p text:style-name="P4">
Description: Компанія SpaceX запустила у неділю, 4 червня, на орбіту нову партію з 22 інтернет-супутників нового покоління Starlink «V2 mini». — Укрінформ.</text:p>
      <text:p text:style-name="P4">
Images: ['<text:a xlink:type="simple" xlink:href="https://static.ukrinform.com/photos/2023_06/thumb_files/630_360_1685883897-532.jpg" text:style-name="Internet_20_link" text:visited-style-name="Visited_20_Internet_20_Link">
630_360_16858...</text:a>
']</text:p>
      <text:p text:style-name="P4">
Tags: ['Космос', 'SpaceX', 'Супутник', 'Starlink']</text:p>
      <text:p text:style-name="P4">
Type: Article</text:p>
      <!--METADATA-->
      <text:p text:style-name="P4">
<draw:frame draw:style-name="fr1" draw:name="Image197" text:anchor-type="as-char" svg:width="6.9236in" svg:height="3.951288in" draw:z-index="0">
<draw:image xlink:href="../Images/yкринформ/2023-06-04T18-20-00-03-00/630_360_1685883897-532.jpg" xlink:type="simple" xlink:show="embed" xlink:actuate="onLoad" draw:mime-type="image/jpeg"/>
</draw:frame>
 КомпаніяSpaceX запустила у неділю, 4 червня, на орбіту нову партію з 22 інтернет-супутників нового покоління Starlink «V2 mini».</text:p>
      <text:p text:style-name="P4">
Як передає Укрінформ, про це повідомляє компанія у <text:a xlink:type="simple" xlink:href="https://twitter.com/SpaceX/status/1665333030595231744" text:style-name="Internet_20_link" text:visited-style-name="Visited_20_Internet_20_Link">
 Твіттері.</text:a>
</text:p>
      <text:p text:style-name="P4">
«Запуск», - заявили в SpaceX.</text:p>
      <text:p text:style-name="Quotations">

<text:p text:style-name="P4">
Liftoff! <text:a xlink:type="simple" xlink:href="https://t.co/FVL8j6vvu1" text:style-name="Internet_20_link" text:visited-style-name="Visited_20_Internet_20_Link">
 pic.twitter.com/FVL8j6vvu1 </text:a>
&gt;
&gt;
 — SpaceX (@SpaceX) <text:a xlink:type="simple" xlink:href="https://twitter.com/SpaceX/status/1665333030595231744" text:style-name="Internet_20_link" text:visited-style-name="Visited_20_Internet_20_Link">
 June 4, 2023&gt;
 </text:a>
</text:p>

</text:p>
      <text:p text:style-name="P4">
<text:a xlink:type="simple" xlink:href="https://www.space.com/spacex-starlink-launch-group-6-4" text:style-name="Internet_20_link" text:visited-style-name="Visited_20_Internet_20_Link">
 Space.com </text:a>
зазначає, що запуск ракети-носія Falcon 9 був здійснений з космодрому вамериканському штаті Флорида о 15.21 годині за київським часом.</text:p>
      <text:p text:style-name="P4">
<text:a xlink:type="simple" xlink:href="https://www.ukrinform.ua/tag-suputnik" text:style-name="Internet_20_link" text:visited-style-name="Visited_20_Internet_20_Link">
 Супутники </text:a>
 Starlink «V2 mini» єбільш потужними версіями свого попередника Starlink.</text:p>
      <text:p text:style-name="Quotations">

<text:p text:style-name="P4">
Falcon 9’s first stage has landed on the Just Read the Instructions&gt;
 droneship <text:a xlink:type="simple" xlink:href="https://t.co/bg6OerL9IG" text:style-name="Internet_20_link" text:visited-style-name="Visited_20_Internet_20_Link">
 pic.twitter.com/bg6OerL9IG </text:a>
&gt;
&gt;
 — SpaceX (@SpaceX) <text:a xlink:type="simple" xlink:href="https://twitter.com/SpaceX/status/1665335077562384395" text:style-name="Internet_20_link" text:visited-style-name="Visited_20_Internet_20_Link">
 June 4, 2023&gt;
 </text:a>
</text:p>

</text:p>
      <text:p text:style-name="P4">
Згідно з даними компанії, нові супутники забезпечують більшу широкосмуговупропускну здатність і оснащені електричними двигунами на ефекті Холла, якімають понад удвічі більшу тягу в порівнянні зі старими апаратами.</text:p>
      <text:p text:style-name="P4">
Двигун на ефекті Холла — різновид електростатичного ракетного двигуна, в якомувикористовується ефект Холла (забезпечує замкнутий дрейф електронів).</text:p>
      <text:p text:style-name="P4">
<text:span text:style-name="T4">
Читайте також:</text:span>
 <text:a xlink:type="simple" xlink:href="https://www.ukrinform.ua/rubric-technology/3717168-spacex-otrimala-kontrakt-vid-pentagonu-sodo-postacanna-ukraini-terminaliv-starlink.html" text:style-name="Internet_20_link" text:visited-style-name="Visited_20_Internet_20_Link">
 <text:span text:style-name="T4">
SpaceX</text:span>
 отримала контракт від Пентагону на постачанняУкраїні терміналів Starlink </text:a>
</text:p>
      <text:p text:style-name="P4">
На орбіті знаходиться вже понад 4 000 супутників Starlink, і компанія маєдозвіл регуляторів на запуск ще 12 000.</text:p>
      <text:p text:style-name="P4">
Однак SpaceX подала заявку на дозвіл додати до проєкту ще 30 000 супутників.</text:p>
      <text:p text:style-name="P4">
Як повідомляв Укрінформ, компанія SpaceX запустила у середу, 31 травня, наорбіту нову партію з <text:a xlink:type="simple" xlink:href="https://www.ukrinform.ua/rubric-technology/3716376-spacex-zapustila-na-orbitu-se-piv-sotni-suputnikiv-starlink.html" text:style-name="Internet_20_link" text:visited-style-name="Visited_20_Internet_20_Link">
 52 інтернет-супутників Starlink</text:a>
 .</text:p>
      <text:p text:style-name="P4">
<text:span text:style-name="T5">
Фото: SpaceX</text:span>
</text:p>
      <text:p text:style-name="P4">
Source: <text:a xlink:type="simple" xlink:href="https://www.ukrinform.ua/rubric-technology/3718164-spacex-zapustila-u-kosmos-se-22-suputniki-starlink-novogo-pokolinna.html" text:style-name="Internet_20_link" text:visited-style-name="Visited_20_Internet_20_Link">
https://www.ukrinform.ua/rubric-technology/3718164-spacex-zapustila-u-kosmos-se-22-suputniki-starlink-novogo-pokolinna.html</text:a>
</text:p>
      <!--NEWS-->
      <text:h text:style-name="P10" text:outline-level="1">
<text:span text:style-name="T4">
Денис Бойко пішов з «Динамо»</text:span>
</text:h>
      <text:p text:style-name="P4">
Authors: Ukrinform (Person)</text:p>
      <text:p text:style-name="P4">
Publisher: Укринформ (Organization)</text:p>
      <text:p text:style-name="P4">
Published Time: 2023-06-04T18:20:33+03:00</text:p>
      <text:p text:style-name="P4">
Modified Time: 2023-06-04T18:20:33+03:00</text:p>
      <text:p text:style-name="P4">
Description: «Динамо» оголосило про припинення співпраці з голкіпером Денисом Бойком. — Укрінформ.</text:p>
      <text:p text:style-name="P4">
Images: ['<text:a xlink:type="simple" xlink:href="https://static.ukrinform.com/photos/2023_06/thumb_files/630_360_1685891885-351.jpg" text:style-name="Internet_20_link" text:visited-style-name="Visited_20_Internet_20_Link">
630_360_16858...</text:a>
']</text:p>
      <text:p text:style-name="P4">
Tags: ['Динамо', 'Футбол']</text:p>
      <text:p text:style-name="P4">
Type: Article</text:p>
      <!--METADATA-->
      <text:p text:style-name="P4">
<draw:frame draw:style-name="fr1" draw:name="Image198" text:anchor-type="as-char" svg:width="6.9236in" svg:height="3.956343in" draw:z-index="0">
<draw:image xlink:href="../Images/yкринформ/2023-06-04T18-20-33-03-00/630_360_1685891885-351.jpg" xlink:type="simple" xlink:show="embed" xlink:actuate="onLoad" draw:mime-type="image/jpeg"/>
</draw:frame>
 «Динамо»оголосило про припинення співпраці з голкіпером Денисом Бойком.</text:p>
      <text:p text:style-name="P4">
Як передає Укрінформ, з <text:a xlink:type="simple" xlink:href="https://fcdynamo.com/news/denis-bojko-zalishaye-dinamo" text:style-name="Internet_20_link" text:visited-style-name="Visited_20_Internet_20_Link">
 посиланням </text:a>
 на офіційний сайт киян.</text:p>
      <text:p text:style-name="P4">
Матч 30-го туру УПЛ проти «Металіста 1925» (1:1) став для 35-річного українцяостаннім у футболці київської команди, передає Укрінформ.</text:p>
      <text:p text:style-name="P4">
Він вийшов на заміну на 88-й хвилині та отримав капітанську пов’язку.</text:p>
      <text:p text:style-name="P4">
У воротаря сплинув контракт, тому він отримав статус вільного агента.</text:p>
      <text:p text:style-name="P4">
За час виступів у складі київського клубу Бойко зіграв 108 матчів у всіхтурнірах у період 2005-2014 років та з 2018-го, одного разу став чемпіономУкраїни, двічі володарем Кубка та тричі – Суперкубка країни.</text:p>
      <text:p text:style-name="P4">
<text:span text:style-name="T4">
Читайте також:</text:span>
 <text:a xlink:type="simple" xlink:href="https://www.ukrinform.ua/rubric-sports/3718183-upl-dinamo-vtratilo-ocki-dnipro1-i-zora-zdobuli-peremogu.html" text:style-name="Internet_20_link" text:visited-style-name="Visited_20_Internet_20_Link">
 УПЛ: « <text:span text:style-name="T4">
Динамо</text:span>
 » втратило очки, «Дніпро-1» і «Зоря»здобули перемогу </text:a>
</text:p>
      <text:p text:style-name="P4">
Раніше Бойко був помічений на матчі «Полісся».</text:p>
      <text:p text:style-name="P4">
Фото: fcdynamo.com</text:p>
      <text:p text:style-name="P4">
Source: <text:a xlink:type="simple" xlink:href="https://www.ukrinform.ua/rubric-sports/3718205-denis-bojko-pisov-z-dinamo.html" text:style-name="Internet_20_link" text:visited-style-name="Visited_20_Internet_20_Link">
https://www.ukrinform.ua/rubric-sports/3718205-denis-bojko-pisov-z-dinamo.html</text:a>
</text:p>
      <!--NEWS-->
      <text:h text:style-name="P10" text:outline-level="1">
<text:span text:style-name="T4">
Під Києвом ліквідували пожежу на полі</text:span>
</text:h>
      <text:p text:style-name="P4">
Authors: Ukrinform (Person)</text:p>
      <text:p text:style-name="P4">
Publisher: Укринформ (Organization)</text:p>
      <text:p text:style-name="P4">
Published Time: 2023-06-04T18:30:10+03:00</text:p>
      <text:p text:style-name="P4">
Modified Time: 2023-06-04T18:30:10+03:00</text:p>
      <text:p text:style-name="P4">
Description: У Вишгородському районі Київської області рятувальники ліквідували пожежу, що спалахнула на території приватного земельного паю біля села Лютіж. — Укрінформ.</text:p>
      <text:p text:style-name="P4">
Images: ['<text:a xlink:type="simple" xlink:href="https://static.ukrinform.com/photos/2023_06/thumb_files/630_360_1685892597-556.jpg" text:style-name="Internet_20_link" text:visited-style-name="Visited_20_Internet_20_Link">
630_360_16858...</text:a>
']</text:p>
      <text:p text:style-name="P4">
Tags: ['Пожежа', 'Сміття']</text:p>
      <text:p text:style-name="P4">
Type: Article</text:p>
      <!--METADATA-->
      <text:p text:style-name="P4">
<draw:frame draw:style-name="fr1" draw:name="Image199" text:anchor-type="as-char" svg:width="6.9236in" svg:height="3.956343in" draw:z-index="0">
<draw:image xlink:href="../Images/yкринформ/2023-06-04T18-30-10-03-00/630_360_1685892597-556.jpg" xlink:type="simple" xlink:show="embed" xlink:actuate="onLoad" draw:mime-type="image/jpeg"/>
</draw:frame>
 УВишгородському районі Київської області рятувальники ліквідували пожежу, щоспалахнула на території приватного земельного паю біля села Лютіж.</text:p>
      <text:p text:style-name="P4">
Як передає Укрінформ, про це Головне управління Державної служби знадзвичайних ситуацій у Київській області повідомило у <text:a xlink:type="simple" xlink:href="https://www.facebook.com/MNSKOB/posts/pfbid02GS8z5HTZxnnyTsXczBnY7ivt6XsVDs3PqfmDTrtM1SXMcRFai9WPvVCV7qcy3JwTl" text:style-name="Internet_20_link" text:visited-style-name="Visited_20_Internet_20_Link">
 Фейсбуці.</text:a>
</text:p>
      <text:p text:style-name="P4">
Інформація про загоряння надійшла 4 червня об 11:52. Для гасіння <text:a xlink:type="simple" xlink:href="https://www.ukrinform.ua/tag-pozeza" text:style-name="Internet_20_link" text:visited-style-name="Visited_20_Internet_20_Link">
 пожежі</text:a>
 були направлені десятеро працівниківДСНС та дві одиниці техніки.</text:p>
      <text:p text:style-name="P4">
На місці рятувальники встановили, що горять пластикові труби, шини та сміття.О 12:40 пожежу локалізували, о 13:00 повністю ліквідували.</text:p>
      <text:p text:style-name="P4">
<text:span text:style-name="T4">
Читайте також:</text:span>
 <text:a xlink:type="simple" xlink:href="https://www.ukrinform.ua/rubric-regions/3718096-na-kiivsini-u-budinku-stavsa-vibuh-troe-ludej-z-opikami-v-reanimacii.html" text:style-name="Internet_20_link" text:visited-style-name="Visited_20_Internet_20_Link">
 На Київщині у будинку стався вибух, троє людей з опікамив реанімації </text:a>
</text:p>
      <text:p text:style-name="P4">
Як повідомляв Укрінформ, удень 4 червня стало відомо, що на одному з полівВишгородського району Київської області <text:a xlink:type="simple" xlink:href="https://www.ukrinform.ua/rubric-regions/3718105-u-visgorodskomu-rajoni-na-kiivsini-u-poli-gorat-plastikovi-trubi.html" text:style-name="Internet_20_link" text:visited-style-name="Visited_20_Internet_20_Link">
 горять пластикові труби.</text:a>
</text:p>
      <text:p text:style-name="P4">
Source: <text:a xlink:type="simple" xlink:href="https://www.ukrinform.ua/rubric-regions/3718209-pid-kievom-likviduvali-pozezu-na-poli.html" text:style-name="Internet_20_link" text:visited-style-name="Visited_20_Internet_20_Link">
https://www.ukrinform.ua/rubric-regions/3718209-pid-kievom-likviduvali-pozezu-na-poli.html</text:a>
</text:p>
      <!--NEWS-->
      <text:h text:style-name="P10" text:outline-level="1">
<text:span text:style-name="T4">
Після перемоги процес приєднання України до НАТО буде швидким  – заступник міністра оборони</text:span>
</text:h>
      <text:p text:style-name="P4">
Authors: Ukrinform (Person)</text:p>
      <text:p text:style-name="P4">
Publisher: Укринформ (Organization)</text:p>
      <text:p text:style-name="P4">
Published Time: 2023-06-04T18:31:00+03:00</text:p>
      <text:p text:style-name="P4">
Modified Time: 2023-06-04T18:31:00+03:00</text:p>
      <text:p text:style-name="P4">
Description: Українська влада хоче почути про конкретні кроки, які повинні зробити обидві сторони — НАТО і Україна — для досягнення членства країни в Альянсі в дуже короткий проміжок часу. — Укрінформ.</text:p>
      <text:p text:style-name="P4">
Images: ['<text:a xlink:type="simple" xlink:href="https://static.ukrinform.com/photos/2018_07/thumb_files/630_360_1530864400-8224.jpg" text:style-name="Internet_20_link" text:visited-style-name="Visited_20_Internet_20_Link">
630_360_15308...</text:a>
']</text:p>
      <text:p text:style-name="P4">
Tags: ['Міноборони', 'НАТО', 'Україна']</text:p>
      <text:p text:style-name="P4">
Type: Article</text:p>
      <!--METADATA-->
      <text:p text:style-name="P4">
<draw:frame draw:style-name="fr1" draw:name="Image200" text:anchor-type="as-char" svg:width="6.9236in" svg:height="3.956343in" draw:z-index="0">
<draw:image xlink:href="../Images/yкринформ/2023-06-04T18-31-00-03-00/630_360_1530864400-8224.jpg" xlink:type="simple" xlink:show="embed" xlink:actuate="onLoad" draw:mime-type="image/jpeg"/>
</draw:frame>
Українська влада хоче почути про конкретні кроки, які повинні зробити обидвісторони — НАТО і Україна — для досягнення членства країни в Альянсі в дужекороткий проміжок часу.</text:p>
      <text:p text:style-name="P4">
Як передає Укрінформ, про це в інтерв’ю виданню <text:a xlink:type="simple" xlink:href="https://www.politico.eu/article/ukraine-nato-very-soon-after-war-ends/" text:style-name="Internet_20_link" text:visited-style-name="Visited_20_Internet_20_Link">
 Politico</text:a>
заявив заступник міністра оборони України Володимир Гаврилов.</text:p>
      <text:p text:style-name="P4">
«Ми хотіли б почути план або дорожню карту, або перелік дій, які повиннізробити обидві сторони — НАТО і Україна — для досягнення членства (країни вАльянсі – ред.) в дуже короткий період часу», - сказав він.</text:p>
      <text:p text:style-name="P4">
Хоча Гаврилов визнає, що це буде неможливо, поки триває війна, водночас«Україна повинна розуміти, що після її перемоги цей процес приєднання до блокубуде дуже, дуже коротким».</text:p>
      <text:p text:style-name="P4">
За його словами, Україна вестиме переговори про «систему гарантій безпеки» зНАТО протягом перехідного періоду до членства.</text:p>
      <text:p text:style-name="P4">
<text:span text:style-name="T4">
Читайте також:</text:span>
 <text:a xlink:type="simple" xlink:href="https://www.ukrinform.ua/rubric-polytics/3717932-spikerka-litovskogo-sejmu-parlamenti-krain-nato-bacat-ukrainu-u-skladi-alansu.html" text:style-name="Internet_20_link" text:visited-style-name="Visited_20_Internet_20_Link">
 Спікерка литовського Сейму: Парламенти країн <text:span text:style-name="T4">
НАТО</text:span>
бачать Україну у складі Альянсу </text:a>
</text:p>
      <text:p text:style-name="P4">
На думку заступника міністра оборони, такі гарантії мають включатизобов’язання країн <text:a xlink:type="simple" xlink:href="https://www.ukrinform.ua/tag-nato" text:style-name="Internet_20_link" text:visited-style-name="Visited_20_Internet_20_Link">
 НАТО </text:a>
 допомогтиУкраїні виграти війну; підтримка української економіки; підтримку продовженнясанкцій та інших форм тиску на Росію.</text:p>
      <text:p text:style-name="P4">
Відповідаючи на запитання про повідомлення щодо продажу Китаєм безпілотниківРосії, Гаврилов сказав, що йдеться лише про «комерційні безпілотники».</text:p>
      <text:p text:style-name="P4">
«Так, вони продовжують продавати лише звичайні комерційні речі для підтримкиросійської економіки. Це нормально, це зрозуміло, але ми сподіваємося, що вонидотримаються обіцянок не продавати Росії ніякої зброї, як Іран. Це важливо.Китай також стежить за певними міжнародними санкціями проти Росії, як і Індія.Тому, якщо мова йде про обладнання подвійного призначення, я думаю, що аніКитай, ані Індія не зацікавлені у порушенні такого роду санкцій, тому що вонизалежні від технологій з Європи та США», - сказав Гаврилов.</text:p>
      <text:p text:style-name="P4">
Як повідомляв Укрінформ, керівник Офісу Президента України Андрій Єрмакпереконаний, що Україна вступить до НАТО і Євросоюзу набагато раніше, ніж усівважають.</text:p>
      <text:p text:style-name="P4">
Source: <text:a xlink:type="simple" xlink:href="https://www.ukrinform.ua/rubric-polytics/3718210-pisla-peremogi-proces-priednanna-ukraini-do-nato-bude-svidkim-zastupnik-ministra-oboroni.html" text:style-name="Internet_20_link" text:visited-style-name="Visited_20_Internet_20_Link">
https://www.ukrinform.ua/rubric-polytics/3718210-pisla-peremogi-proces-priednanna-ukraini-do-nato-bude-svidkim-zastupnik-ministra-oboroni.html</text:a>
</text:p>
      <!--NEWS-->
      <text:h text:style-name="P10" text:outline-level="1">
<text:span text:style-name="T4">
У Генштабі уточнили кількість збитих уночі «шахедів»</text:span>
</text:h>
      <text:p text:style-name="P4">
Authors: Ukrinform (Person)</text:p>
      <text:p text:style-name="P4">
Publisher: Укринформ (Organization)</text:p>
      <text:p text:style-name="P4">
Published Time: 2023-06-04T18:43:46+03:00</text:p>
      <text:p text:style-name="P4">
Modified Time: 2023-06-04T18:43:46+03:00</text:p>
      <text:p text:style-name="P4">
Description: Російська армія в ніч на 4 червня атакувала Україну вісьмома ударними дронами типу Shahed-136/131, шість з них знищили українські захисники. — Укрінформ.</text:p>
      <text:p text:style-name="P4">
Images: ['<text:a xlink:type="simple" xlink:href="https://static.ukrinform.com/photos/2022_12/thumb_files/630_360_1670998107-121.jpeg" text:style-name="Internet_20_link" text:visited-style-name="Visited_20_Internet_20_Link">
630_360_16709...</text:a>
']</text:p>
      <text:p text:style-name="P4">
Tags: ['Генштаб', 'ЗСУ', 'Війна з Росією']</text:p>
      <text:p text:style-name="P4">
Type: Article</text:p>
      <!--METADATA-->
      <text:p text:style-name="P4">
<draw:frame draw:style-name="fr1" draw:name="Image201" text:anchor-type="as-char" svg:width="6.9236in" svg:height="3.949462in" draw:z-index="0">
<draw:image xlink:href="../Images/yкринформ/2023-06-04T18-43-46-03-00/630_360_1670998107-121.jpeg" xlink:type="simple" xlink:show="embed" xlink:actuate="onLoad" draw:mime-type="image/jpeg"/>
</draw:frame>
 Російськаармія в ніч на 4 червня атакувала Україну вісьмома ударними дронами типуShahed-136/131, шість з них знищили українські захисники.</text:p>
      <text:p text:style-name="P4">
Уточнені дані Генеральний штаб Збройних сил України оприлюднив у <text:a xlink:type="simple" xlink:href="https://www.facebook.com/GeneralStaff.ua/posts/pfbid0ZvUzU7yZw43tXmGgL3kow3hkFUiEkR89YdvU7hvPMP2MwnEs21ZFtDdG56cTfEhEl" text:style-name="Internet_20_link" text:visited-style-name="Visited_20_Internet_20_Link">
 Фейсбуці</text:a>
, передає Укрінформ.</text:p>
      <text:p text:style-name="P4">
«За уточненою інформацією, силами та засобами повітряних командувань, увзаємодії із протиповітряною обороною інших складових Сил оборони України,знищено 4 із 6 крилатих ракет Х-101/Х-555 та 6 із 8 ударних БпЛАShahed-136/131», — зазначили в Генштабі.</text:p>
      <text:p text:style-name="P4">
<text:span text:style-name="T4">
Читайте також:</text:span>
 <text:a xlink:type="simple" xlink:href="https://www.ukrinform.ua/rubric-ato/3717684-aviacia-sil-oboroni-zavdala-15-udariv-po-poziciah-voroga-j-urazila-dva-zrk.html" text:style-name="Internet_20_link" text:visited-style-name="Visited_20_Internet_20_Link">
 Авіація Сил оборони завдала 15 ударів по позиціях ворогай уразила два ЗРК </text:a>
</text:p>
      <text:p text:style-name="P4">
Як повідомляв Укрінформ, уночі 4 червня <text:a xlink:type="simple" xlink:href="https://www.ukrinform.ua/rubric-ato/3717993-ppo-vnoci-zbila-cotiri-rosijski-krilati-raketi-ta-tri-udarni-droni.html" text:style-name="Internet_20_link" text:visited-style-name="Visited_20_Internet_20_Link">
 російська армія атакувала Українукрилатими ракетами повітряного базування Х-101/Х-555 й іранськимибезпілотниками Shahed-136/131 </text:a>
 . На ранок стало відомо про знищення чотирьох ворожих ракет ітрьох дронів.</text:p>
      <text:p text:style-name="P4">
Дві російські ракети в ніч на 4 червня <text:a xlink:type="simple" xlink:href="https://www.ukrinform.ua/rubric-ato/3718049-rosijski-raketi-vdarili-po-aerodromu-bila-kropivnickogo.html" text:style-name="Internet_20_link" text:visited-style-name="Visited_20_Internet_20_Link">
 влучили в оперативний аеродромпоблизу Кропивницького </text:a>
 .</text:p>
      <text:p text:style-name="P4">
Ударними дронами загарбники атакували, зокрема, Сумську область, <text:a xlink:type="simple" xlink:href="https://www.ukrinform.ua/rubric-regions/3718066-vorog-atakuvav-sumsinu-dronamikamikadze-e-rujnuvanna.html" text:style-name="Internet_20_link" text:visited-style-name="Visited_20_Internet_20_Link">
 завдавширегіону низку пошкоджень </text:a>
 .</text:p>
      <text:p text:style-name="P4">
Source: <text:a xlink:type="simple" xlink:href="https://www.ukrinform.ua/rubric-ato/3718213-u-genstabi-utocnili-kilkist-zbitih-unoci-sahediv.html" text:style-name="Internet_20_link" text:visited-style-name="Visited_20_Internet_20_Link">
https://www.ukrinform.ua/rubric-ato/3718213-u-genstabi-utocnili-kilkist-zbitih-unoci-sahediv.html</text:a>
</text:p>
      <!--NEWS-->
      <text:h text:style-name="P10" text:outline-level="1">
<text:span text:style-name="T4">
Довбик - найкращий бомбардир УПЛ сезону 2022/23</text:span>
</text:h>
      <text:p text:style-name="P4">
Authors: Ukrinform (Person)</text:p>
      <text:p text:style-name="P4">
Publisher: Укринформ (Organization)</text:p>
      <text:p text:style-name="P4">
Published Time: 2023-06-04T18:51:49+03:00</text:p>
      <text:p text:style-name="P4">
Modified Time: 2023-06-04T18:51:49+03:00</text:p>
      <text:p text:style-name="P4">
Description: Форвард «Дніпра-1» Артем Довбик став найкращим бомбардиром сезону УПЛ 2022/23. — Укрінформ.</text:p>
      <text:p text:style-name="P4">
Images: ['<text:a xlink:type="simple" xlink:href="https://static.ukrinform.com/photos/2023_06/thumb_files/630_360_1685893861-825.jpg" text:style-name="Internet_20_link" text:visited-style-name="Visited_20_Internet_20_Link">
630_360_16858...</text:a>
']</text:p>
      <text:p text:style-name="P4">
Tags: None</text:p>
      <text:p text:style-name="P4">
Type: Article</text:p>
      <!--METADATA-->
      <text:p text:style-name="P4">
<draw:frame draw:style-name="fr1" draw:name="Image202" text:anchor-type="as-char" svg:width="6.9236in" svg:height="3.956343in" draw:z-index="0">
<draw:image xlink:href="../Images/yкринформ/2023-06-04T18-51-49-03-00/630_360_1685893861-825.jpg" xlink:type="simple" xlink:show="embed" xlink:actuate="onLoad" draw:mime-type="image/jpeg"/>
</draw:frame>
 Форвард«Дніпра-1» Артем Довбик став найкращим бомбардиром сезону УПЛ 2022/23.</text:p>
      <text:p text:style-name="P4">
25-річний українець забив 24 голи (8 з пенальті) у 29 матчах сезону чемпіонатуУкраїни, передає Укрінформ.</text:p>
      <text:p text:style-name="P4">
Нападнику не вистачило одного голу для повторення рекорду за кількістю забитихм’ячів протягом одного сезону, який належить колишньому гравцю «Шахтаря»Генріху Мхітаряну, який у сезоні 2012/13 відзначився 25 голами.</text:p>
      <text:p text:style-name="P4">
До трійки найкращих бомбардирів сезону УПЛ також увійшли Назарій Русин з«Зорі» та Таулянт Сефері з «Ворскли» - обоє забили по 13 голів.</text:p>
      <text:p text:style-name="P4">
<text:span text:style-name="T4">
Читайте також:</text:span>
 <text:a xlink:type="simple" xlink:href="https://www.ukrinform.ua/rubric-sports/3718191-sahtar-postupivsa-vorskli-v-upl.html" text:style-name="Internet_20_link" text:visited-style-name="Visited_20_Internet_20_Link">
 « <text:span text:style-name="T4">
Шахтар</text:span>
 » поступився «Ворсклі» в УПЛ</text:a>
</text:p>
      <text:p text:style-name="P4">
Як повідомлялося, «Дінпро-1» завершив сезон на другому місці в чемпіонатіУкраїни, маючи в активі 67 очок після 30 матчів.</text:p>
      <text:p text:style-name="P4">
Фото: scdnipro1.com.ua</text:p>
      <text:p text:style-name="P4">
Source: <text:a xlink:type="simple" xlink:href="https://www.ukrinform.ua/rubric-sports/3718217-dovbik-najkrasij-bombardir-upl-sezonu-202223.html" text:style-name="Internet_20_link" text:visited-style-name="Visited_20_Internet_20_Link">
https://www.ukrinform.ua/rubric-sports/3718217-dovbik-najkrasij-bombardir-upl-sezonu-202223.html</text:a>
</text:p>
      <!--NEWS-->
      <text:h text:style-name="P10" text:outline-level="1">
<text:span text:style-name="T4">
На Київщині двоє підлітків на мотоциклі зіткнулись з легковиком, їх госпіталізували</text:span>
</text:h>
      <text:p text:style-name="P4">
Authors: Ukrinform (Person)</text:p>
      <text:p text:style-name="P4">
Publisher: Укринформ (Organization)</text:p>
      <text:p text:style-name="P4">
Published Time: 2023-06-04T18:57:43+03:00</text:p>
      <text:p text:style-name="P4">
Modified Time: 2023-06-04T18:57:43+03:00</text:p>
      <text:p text:style-name="P4">
Description: У Київській області в неділю, 4 червня, двоє підлітків на мотоциклі зіткнулись з легковиком. — Укрінформ.</text:p>
      <text:p text:style-name="P4">
Images: ['<text:a xlink:type="simple" xlink:href="https://static.ukrinform.com/photos/2023_06/thumb_files/630_360_1685894235-663.jpg" text:style-name="Internet_20_link" text:visited-style-name="Visited_20_Internet_20_Link">
630_360_16858...</text:a>
']</text:p>
      <text:p text:style-name="P4">
Tags: ['ДТП', 'Київщина']</text:p>
      <text:p text:style-name="P4">
Type: Article</text:p>
      <!--METADATA-->
      <text:p text:style-name="P4">
<draw:frame draw:style-name="fr1" draw:name="Image203" text:anchor-type="as-char" svg:width="6.9236in" svg:height="3.956343in" draw:z-index="0">
<draw:image xlink:href="../Images/yкринформ/2023-06-04T18-57-43-03-00/630_360_1685894235-663.jpg" xlink:type="simple" xlink:show="embed" xlink:actuate="onLoad" draw:mime-type="image/jpeg"/>
</draw:frame>
 УКиївській області в неділю, 4 червня, двоє підлітків на мотоциклі зіткнулись злегковиком.</text:p>
      <text:p text:style-name="P4">
Як передає Укрінформ, про це поліція Київщини повідомляє у <text:a xlink:type="simple" xlink:href="https://t.me/policekyivregion/5011" text:style-name="Internet_20_link" text:visited-style-name="Visited_20_Internet_20_Link">
 Телеграмі.</text:a>
</text:p>
      <text:p text:style-name="P4">
«У селі Мигалки двоє підлітків на мотоциклі зіткнулись на перехресті злегковиком Renault. З переломами ніг 16-річні хлопець та дівчинагоспіталізовані до лікарні», - йдеться в повідомленні.</text:p>
      <text:p text:style-name="P4">
На місці працюють слідчі поліції Київщини.</text:p>
      <text:p text:style-name="P4">
<text:span text:style-name="T4">
Читайте також:</text:span>
 <text:a xlink:type="simple" xlink:href="https://www.ukrinform.ua/rubric-regions/3716493-na-prikarpatti-u-dtp-zaginula-13ricna-ditina-nemovla-z-vazkimi-travmami-u-likarni.html" text:style-name="Internet_20_link" text:visited-style-name="Visited_20_Internet_20_Link">
 На Прикарпатті у <text:span text:style-name="T4">
ДТП</text:span>
 загинула 13-річна дитина,немовля з важкими травмами у лікарні </text:a>
</text:p>
      <text:p text:style-name="P4">
Як повідомляв Укрінформ, у Черкасах <text:a xlink:type="simple" xlink:href="https://www.ukrinform.ua/rubric-regions/3718102-u-dtp-v-cerkasah-postrazdali-troe-ditej.html" text:style-name="Internet_20_link" text:visited-style-name="Visited_20_Internet_20_Link">
 зіштовхнулися дві автівки на перехресті</text:a>
 <text:a xlink:type="simple" xlink:href="https://www.ukrinform.ua/rubric-regions/3718102-u-dtp-v-cerkasah-postrazdali-troe-ditej.html" text:style-name="Internet_20_link" text:visited-style-name="Visited_20_Internet_20_Link">
 </text:a>
 вулицьПастерівська-Надпільна, травм зазнали 5 осіб, троє з яких - діти.</text:p>
      <text:p text:style-name="P4">
<text:span text:style-name="T5">
Фото: Поліція Київщини</text:span>
</text:p>
      <text:p text:style-name="P4">
Source: <text:a xlink:type="simple" xlink:href="https://www.ukrinform.ua/rubric-regions/3718218-na-kiivsini-dvoe-pidlitkiv-na-motocikli-zitknulis-z-legkovikom-ih-gospitalizuvali.html" text:style-name="Internet_20_link" text:visited-style-name="Visited_20_Internet_20_Link">
https://www.ukrinform.ua/rubric-regions/3718218-na-kiivsini-dvoe-pidlitkiv-na-motocikli-zitknulis-z-legkovikom-ih-gospitalizuvali.html</text:a>
</text:p>
      <!--NEWS-->
      <text:h text:style-name="P10" text:outline-level="1">
<text:span text:style-name="T4">
Завтра дощитиме лише у деяких західних регіонах, вдень до 25°</text:span>
</text:h>
      <text:p text:style-name="P4">
Authors: Ukrinform (Person)</text:p>
      <text:p text:style-name="P4">
Publisher: Укринформ (Organization)</text:p>
      <text:p text:style-name="P4">
Published Time: 2023-06-04T19:02:00+03:00</text:p>
      <text:p text:style-name="P4">
Modified Time: 2023-06-04T19:02:00+03:00</text:p>
      <text:p text:style-name="P4">
Description: В Україні у понеділок опади ймовірні лише на Закарпатті та в Карпатах, температура вночі 6-11°, на узбережжі морів до 15°; вдень 20-25°. — Укрінформ.</text:p>
      <text:p text:style-name="P4">
Images: ['<text:a xlink:type="simple" xlink:href="https://static.ukrinform.com/photos/2019_05/thumb_files/630_360_1559033385-189.jpg" text:style-name="Internet_20_link" text:visited-style-name="Visited_20_Internet_20_Link">
630_360_15590...</text:a>
']</text:p>
      <text:p text:style-name="P4">
Tags: ['Дощ', 'Погода', 'Прогноз']</text:p>
      <text:p text:style-name="P4">
Type: Article</text:p>
      <!--METADATA-->
      <text:p text:style-name="P4">
<draw:frame draw:style-name="fr1" draw:name="Image204" text:anchor-type="as-char" svg:width="6.9236in" svg:height="3.956343in" draw:z-index="0">
<draw:image xlink:href="../Images/yкринформ/2023-06-04T19-02-00-03-00/630_360_1559033385-189.jpg" xlink:type="simple" xlink:show="embed" xlink:actuate="onLoad" draw:mime-type="image/jpeg"/>
</draw:frame>
 В Україніу понеділок опади ймовірні лише на Закарпатті та в Карпатах, температура вночі6-11°, на узбережжі морів до 15°; вдень 20-25°.</text:p>
      <text:p text:style-name="P4">
Про це Укрінформу повідомили в Українському гідрометцентрі.</text:p>
      <text:p text:style-name="P4">
"Без опадів, лише на Закарпатті та в Карпатах вдень короткочасний <text:a xlink:type="simple" xlink:href="https://www.ukrinform.ua/tag-dos" text:style-name="Internet_20_link" text:visited-style-name="Visited_20_Internet_20_Link">
 дощ</text:a>
 , місцями гроза. Вітер змінних напрямків,3-8 м/с. Температура вночі 6-11°, на узбережжі морів до 15°; вдень 20-25°, наЗакарпатті до 27°", - йдеться в повідомленні.</text:p>
      <text:p text:style-name="P4">
У Києві та області 5 червня опади не прогнозуються. Вітер змінних напрямків,3-8 м/с. У столиці температура вночі близько 10°, вдень 21-23°, на Київщинівночі 6-11°, вдень 20-25°.</text:p>
      <text:p text:style-name="P4">
Згідно з прогнозом, в Україні 6-7 червня переважно без опадів, короткочаснідощі, місцями грози ймовірні лише в західних областях. Вітер переважнопівденний, на півдні та сході країни північно-східний, 5-10 м/с. Температуравночі 6 червня 8-13°, на півдні, 7 червня в Україні, крім сходу, 11-16°; вдень21-26°, на Закарпатті 18-23°.</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травень виявився найсухішим за весь часспостережень </text:a>
</text:p>
      <text:p text:style-name="P4">
У Києві та області утримається суха погода. Вітер переважно південний, 5-10м/с. У столиці температура вночі 6 червня 11-13°, 7 червня 14-16°; вдень24-26°; на Київщині вночі 6 червня 8-13°, 7 червня 11-16°; вдень 21-26°.</text:p>
      <text:p text:style-name="P4">
Синоптики 8-9 червня опадів не прогнозують, лише в західних областях 8 червнямісцями пройде невеликий короткочасний дощ. Температура вночі 11-17°, наузбережжі морів до 20°; вдень 21-27°, у південній частині місцями до 30°.</text:p>
      <text:p text:style-name="P4">
У столичному регіоні також без опадів. У Києві температура вночі 14-16°, вдень25-27°, по області вночі 11-16°, вдень 22-27°.</text:p>
      <text:p text:style-name="P4">
Source: <text:a xlink:type="simple" xlink:href="https://www.ukrinform.ua/rubric-regions/3718141-zavtra-dositime-lise-u-deakih-zahidnih-regionah-vden-do-25.html" text:style-name="Internet_20_link" text:visited-style-name="Visited_20_Internet_20_Link">
https://www.ukrinform.ua/rubric-regions/3718141-zavtra-dositime-lise-u-deakih-zahidnih-regionah-vden-do-25.html</text:a>
</text:p>
      <!--NEWS-->
      <text:h text:style-name="P10" text:outline-level="1">
<text:span text:style-name="T4">
За добу Сили оборони відбили всі ворожі атаки на сході</text:span>
</text:h>
      <text:p text:style-name="P4">
Authors: Ukrinform (Person)</text:p>
      <text:p text:style-name="P4">
Publisher: Укринформ (Organization)</text:p>
      <text:p text:style-name="P4">
Published Time: 2023-06-04T19:25:00+03:00</text:p>
      <text:p text:style-name="P4">
Modified Time: 2023-06-04T19:25:00+03:00</text:p>
      <text:p text:style-name="P4">
Description: Російські війська зосереджують основні зусилля на спробі повного захоплення Луганської та Донецької областей, Силами оборони України відбиті всі 23 атаки, здійснені загарбниками протягом доби. — Укрінформ.</text:p>
      <text:p text:style-name="P4">
Images: ['<text:a xlink:type="simple" xlink:href="https://static.ukrinform.com/photos/2023_06/thumb_files/630_360_1685895881-384.jpg" text:style-name="Internet_20_link" text:visited-style-name="Visited_20_Internet_20_Link">
630_360_16858...</text:a>
']</text:p>
      <text:p text:style-name="P4">
Tags: ['Генштаб', 'ЗСУ', 'Війна з Росією']</text:p>
      <text:p text:style-name="P4">
Type: Article</text:p>
      <!--METADATA-->
      <text:p text:style-name="P4">
<draw:frame draw:style-name="fr1" draw:name="Image205" text:anchor-type="as-char" svg:width="6.9236in" svg:height="3.956343in" draw:z-index="0">
<draw:image xlink:href="../Images/yкринформ/2023-06-04T19-25-00-03-00/630_360_1685895881-384.jpg" xlink:type="simple" xlink:show="embed" xlink:actuate="onLoad" draw:mime-type="image/jpeg"/>
</draw:frame>
 Російськівійська зосереджують основні зусилля на спробі повного захоплення Луганськоїта Донецької областей, Силами оборони України відбиті всі 23 атаки, здійсненізагарбниками протягом доби.</text:p>
      <text:p text:style-name="P4">
Як передає Укрінформ, про це Генеральний штаб Збройних сил України повідомив у<text:a xlink:type="simple" xlink:href="https://www.facebook.com/GeneralStaff.ua/posts/pfbid0ZvUzU7yZw43tXmGgL3kow3hkFUiEkR89YdvU7hvPMP2MwnEs21ZFtDdG56cTfEhEl" text:style-name="Internet_20_link" text:visited-style-name="Visited_20_Internet_20_Link">
 Фейсбуці</text:a>
, оприлюднивши оперативну інформацію станом на 18:00 неділі, 4 червня.</text:p>
      <text:p text:style-name="P4">
Зазначається, що загалом за добу українська авіація здійснила десять ударів порайонах зосередження особового складу ворожої армії.</text:p>
      <text:p text:style-name="P4">
<text:span text:style-name="T4">
Читайте також:</text:span>
 <text:a xlink:type="simple" xlink:href="https://www.ukrinform.ua/rubric-ato/3718194-vorog-cotiri-razi-uprodovz-dna-biv-po-prikordonnu-sumsini-ta-cernigivsini.html" text:style-name="Internet_20_link" text:visited-style-name="Visited_20_Internet_20_Link">
 Ворог чотири рази упродовж дня бив по прикордонню Сумщинита Чернігівщини </text:a>
</text:p>
      <text:p text:style-name="P4">
Підрозділи ракетних військ й артилерії ЗСУ зі свого боку уразили два районизосередження зброї та військової техніки росіян, а також два їхні зенітно-ракетні комплекси, склад боєприпасів та дві станції радіоелектронної боротьби.</text:p>
      <text:p text:style-name="P4">
Українськими захисниками також знищений розвідувальний безпілотникзагарбників.</text:p>
      <text:p text:style-name="P4">
Війська Російської Федерації загалом протягом доби здійснили сім ракетних і 25авіаційних ударів та близько 20 обстрілів з реактивних систем залпового вогнюпо позиціях Сил оборони та населених пунктах. Серед цивільного населення єпостраждалі, пошкоджень зазнали приватні житлові будинки, заклади освіти, іншацивільна й адміністративна інфраструктура.</text:p>
      <text:p text:style-name="P4">
<text:span text:style-name="T4">
Читайте також:</text:span>
 <text:a xlink:type="simple" xlink:href="https://www.ukrinform.ua/rubric-ato/3718185-zagarbniki-obstrilali-gromadu-na-harkivsini-dvoe-poranenih.html" text:style-name="Internet_20_link" text:visited-style-name="Visited_20_Internet_20_Link">
 <text:span text:style-name="T4">
Загарбн</text:span>
 ики обстріляли громаду на Харківщині, двоєпоранених </text:a>
</text:p>
      <text:p text:style-name="P4">
Наголошується, що ймовірність здійснення ворогом ракетних й авіаційних ударівпо всій території України залишається високою.</text:p>
      <text:p text:style-name="P4">
_<text:span text:style-name="T4">
На Волинському та Поліському напрямках</text:span>
 _ , за даними Генштабу, оперативнаобстановка суттєвих змін не зазнала, ознаки формування наступальних угрупованьне виявлені.</text:p>
      <text:p text:style-name="P4">
_<text:span text:style-name="T4">
На Сіверському та Слобожанському напрямках</text:span>
 _ Росія продовжує зберігативійськову присутність у прикордонних з Україною районах. Цієї доби ворогздійснив невдалу спробу проникнення диверсійної групи через державний кордонУкраїни в районі села Зелене Харківської області.</text:p>
      <text:p text:style-name="P4">
<text:span text:style-name="T4">
Читайте також:</text:span>
 <text:a xlink:type="simple" xlink:href="https://www.ukrinform.ua/rubric-ato/3718181-rosijska-aviacia-atakuvala-hersonsinu-e-postrazdala.html" text:style-name="Internet_20_link" text:visited-style-name="Visited_20_Internet_20_Link">
 Російська авіація атакувала Херсонщину, є постраждала</text:a>
</text:p>
      <text:p text:style-name="P4">
Ракетного удару загарбники завдали по району Вовчанська, з авіації били порайонах Івашків, Огірцевого й Гатища Харківської області, з артилерії імінометів — по Карповичах Чернігівської області, Зноб-Новгородському,Шевченковому, Брусках, Олександрівці, Садках, Басівці і Грабовському Сумськоїобласті, Івашках, Удах, Червоній Зорі, Гоптівці, Красному, Зеленому, Стариці,Огірцевому, Гатищу, Плетенівці, Вовчанську, Караїчному, Бударках і ЧугунівціХарківської області.</text:p>
      <text:p text:style-name="P4">
_<text:span text:style-name="T4">
На Куп’янському напрямку</text:span>
 _ протягом доби війська РФ вели безуспішнінаступальні дії біля Новоселівського Луганської області, з артилерії ймінометів атакували Колодязне, Красне Перше, Фиголівку, Новомлинськ,Довгеньке, Кутьківку, Дворічну, Западне, Кислівку, Котлярівку, Табаївку йБерестове Харківської області та Новоселівське Луганської області.</text:p>
      <text:p text:style-name="P4">
_<text:span text:style-name="T4">
На Лиманському напрямку</text:span>
 _ протягом доби загарбники вели безуспішнінаступальні дії в районі Білогорівки Луганської області. Удари ворожоїартилерії зафіксовані в районах населених пунктів, розташованих біля лініїзіткнення, зокрема Макіївки, Невського й Білогорівки Луганської області,Верхньокам’янського, Торського, Спірного й Роздолівки Донецької області.</text:p>
      <text:p text:style-name="P4">
<text:span text:style-name="T4">
Читайте також:</text:span>
 <text:a xlink:type="simple" xlink:href="https://www.ukrinform.ua/rubric-regions/3718075-zagarbniki-za-dobu-obstrilali-120-naselenih-punktiv-ta-92-obekta-infrastrukturi.html" text:style-name="Internet_20_link" text:visited-style-name="Visited_20_Internet_20_Link">
 <text:span text:style-name="T4">
Загарбн</text:span>
 ики за добу обстріляли 120 населених пунктівта 92 об’єкта інфраструктури </text:a>
</text:p>
      <text:p text:style-name="P4">
_<text:span text:style-name="T4">
На Бахмутському напрямку</text:span>
 _ росіяни вели наступальні дії в районіІванівського, однак успіху не мали. З авіації загарбники били по районахВасютинського, Торецька та Північного Донецької області.</text:p>
      <text:p text:style-name="P4">
Від ворожих артилерійських обстрілів постраждали райони Васюківки, Оріхово-Василівки, Хромового, Часового Яру, Іванівського, Ступочків, Предтечиного,Білої Гори, Диліївки та Нью-Йорка Донецької області.</text:p>
      <text:p text:style-name="P4">
_<text:span text:style-name="T4">
На Авдіївському напрямку</text:span>
 _ наступальних дій війська РФ не проводили,натомість завдали авіаційного удару в районі Авдіївки, з артилерії били порайонах Авдіївки, Первомайського та Карлівки Донецької області.</text:p>
      <text:p text:style-name="P4">
<text:span text:style-name="T4">
Читайте також:</text:span>
 <text:a xlink:type="simple" xlink:href="https://www.ukrinform.ua/rubric-ato/3718049-rosijski-raketi-vdarili-po-aerodromu-bila-kropivnickogo.html" text:style-name="Internet_20_link" text:visited-style-name="Visited_20_Internet_20_Link">
 Російські ракети вдарили по аеродрому біля Кропивницького</text:a>
</text:p>
      <text:p text:style-name="P4">
_<text:span text:style-name="T4">
На Мар’їнському напрямку</text:span>
 _ протягом поточної доби російська армія веланаступальні дії в районі Мар’їнки. Захисники України відбили всі 16 ворожихатак. У межах міста загарбники також завдали авіаційного удару. Артилерійськихобстрілів від ворога зазнали Гостре, Мар’їнка та Побєда Донецької області.</text:p>
      <text:p text:style-name="P4">
_<text:span text:style-name="T4">
На Шахтарському напрямку</text:span>
 _ росіяни обстріляли населені пункти, що межуютьіз лінією бойового зіткнення, зокрема Вугледар, Пречистівку й НовоукраїнкуДонецької області.</text:p>
      <text:p text:style-name="P4">
_<text:span text:style-name="T4">
На Запорізькому та Херсонському напрямках</text:span>
 _ війська РФ продовжують вестиоборонні дії. З авіації ворог атакував райони Берислава й Веселого Херсонськоїобласті.</text:p>
      <text:p text:style-name="P4">
<text:span text:style-name="T4">
Читайте також:</text:span>
 <text:a xlink:type="simple" xlink:href="https://www.ukrinform.ua/rubric-regions/3718016-zagarbniki-obstrilali-z-aviacii-ta-artilerii-naseleni-punkti-lugansini.html" text:style-name="Internet_20_link" text:visited-style-name="Visited_20_Internet_20_Link">
 <text:span text:style-name="T4">
Загарбн</text:span>
 ики обстріляли з авіації та артилеріїнаселені пункти Луганщини </text:a>
</text:p>
      <text:p text:style-name="P4">
Ударів російської артилерії зазнали Вільне Поле, Зелене Поле, Новопіль іТемирівка Донецької області, Ольгівське, Малинівка, Гуляйполе, Залізничне,Мала Токмачка, Новоандріївка, Степове й Кам'янське Запорізької області,Херсон, Козацьке, Тягинка, Іванівка, Дніпровське і Кізомис Херсонськоїобласті.</text:p>
      <text:p text:style-name="P4">
За інформацією Генштабу, війська РФ продовжують зазнавати великих втрат уживій силі. Зокрема, встановлено, що до одного з ворожих підрозділів, який дієна тимчасово захопленій території Харківської області, протягом тижня дляпідсилення прибули близько 500 осіб з-поміж колишніх засуджених росіян.</text:p>
      <text:p text:style-name="P4">
Після вогневого ураження, здійсненого Силами оборони по позиціях загарбників,близько ста осіб з новоприбулого підкріплення зазнали поранень різного ступеняважкості, зокрема не сумісних із життям. Ще близько 80 осіб після цієї подіїсамовільно залишили свої позиції.</text:p>
      <text:p text:style-name="P4">
Як повідомляв Укрінформ, уночі 4 червня російська армія атакувала Українукрилатими ракетами повітряного базування Х-101/Х-555 й іранськимибезпілотниками Shahed-136/131.</text:p>
      <text:p text:style-name="P4">
Силами оборони <text:a xlink:type="simple" xlink:href="https://www.ukrinform.ua/rubric-ato/3718213-u-genstabi-utocnili-kilkist-zbitih-unoci-sahediv.html" text:style-name="Internet_20_link" text:visited-style-name="Visited_20_Internet_20_Link">
 під час нічної атаки знищені чотири із шести ворожих ракет ташість із восьми ударних безпілотників </text:a>
 .</text:p>
      <text:p text:style-name="P4">
Фото: Генштаб ЗСУ, Фейсбук</text:p>
      <text:p text:style-name="P4">
Source: <text:a xlink:type="simple" xlink:href="https://www.ukrinform.ua/rubric-ato/3718221-za-dobu-sili-oboroni-vsi-vorozi-ataki-na-shodi.html" text:style-name="Internet_20_link" text:visited-style-name="Visited_20_Internet_20_Link">
https://www.ukrinform.ua/rubric-ato/3718221-za-dobu-sili-oboroni-vsi-vorozi-ataki-na-shodi.html</text:a>
</text:p>
      <!--NEWS-->
      <text:h text:style-name="P10" text:outline-level="1">
<text:span text:style-name="T4">
Прокуратура розпочала досудові розслідування за фактом сьогоднішнього обстрілу Харківщини</text:span>
</text:h>
      <text:p text:style-name="P4">
Authors: Ukrinform (Person)</text:p>
      <text:p text:style-name="P4">
Publisher: Укринформ (Organization)</text:p>
      <text:p text:style-name="P4">
Published Time: 2023-06-04T19:26:00+03:00</text:p>
      <text:p text:style-name="P4">
Modified Time: 2023-06-04T19:26:00+03:00</text:p>
      <text:p text:style-name="P4">
Description: Чугуївська, Куп’янська та Богодухівська окружні прокуратури Харківської області розпочали досудові розслідування за фактами порушення законів та звичаїв війни з боку Російської Федерації. — Укрінформ.</text:p>
      <text:p text:style-name="P4">
Images: ['<text:a xlink:type="simple" xlink:href="https://static.ukrinform.com/photos/2023_06/thumb_files/630_360_1685896300-603.jpeg" text:style-name="Internet_20_link" text:visited-style-name="Visited_20_Internet_20_Link">
630_360_16858...</text:a>
']</text:p>
      <text:p text:style-name="P4">
Tags: ['Обстріл', 'Прокуратура', 'Харківщина', 'Війна з Росією']</text:p>
      <text:p text:style-name="P4">
Type: Article</text:p>
      <!--METADATA-->
      <text:p text:style-name="P4">
<draw:frame draw:style-name="fr1" draw:name="Image206" text:anchor-type="as-char" svg:width="6.9236in" svg:height="3.956343in" draw:z-index="0">
<draw:image xlink:href="../Images/yкринформ/2023-06-04T19-26-00-03-00/630_360_1685896300-603.jpeg" xlink:type="simple" xlink:show="embed" xlink:actuate="onLoad" draw:mime-type="image/jpeg"/>
</draw:frame>
Чугуївська, Куп’янська та Богодухівська окружні прокуратури Харківськоїобласті розпочали досудові розслідування за фактами порушення законів тазвичаїв війни з боку Російської Федерації.</text:p>
      <text:p text:style-name="P4">
Як передає Укрінформ, про це у <text:a xlink:type="simple" xlink:href="https://t.me/pgo_gov_ua/12873" text:style-name="Internet_20_link" text:visited-style-name="Visited_20_Internet_20_Link">
 Телеграмі </text:a>
інформує пресслужба Офісу генерального прокурора.</text:p>
      <text:p text:style-name="P4">
"За процесуального керівництва Чугуївської, Куп’янської та Богодухівськоїокружних прокуратур Харківської області розпочато досудові розслідування зафактами порушення законів та звичаїв війни (ст. 438 КК України)", - йдеться вповідомленні.</text:p>
      <text:p text:style-name="P4">
Зазначається, що за даними слідства, 4 червня російські військові <text:a xlink:type="simple" xlink:href="https://www.ukrinform.ua/tag-obstril" text:style-name="Internet_20_link" text:visited-style-name="Visited_20_Internet_20_Link">
 обстріляли</text:a>
 м. Вовчанськ. Внаслідок ворожих ударівзагинули дві мирні мешканки. Пошкоджено житлові будинки містян. Близько півднявійськовослужбовці ЗС РФ завдали удару по селу Піщане Куп’янського району,внаслідок чого місцева мешканка отримала тілесні ушкодження.</text:p>
      <text:p text:style-name="P4">
</text:p>
      <text:p text:style-name="P4">
</text:p>
      <text:p text:style-name="P4">
<text:span text:style-name="T4">
Читайте також:</text:span>
 <text:a xlink:type="simple" xlink:href="https://www.ukrinform.ua/rubric-ato/3718185-zagarbniki-obstrilali-gromadu-na-harkivsini-dvoe-poranenih.html" text:style-name="Internet_20_link" text:visited-style-name="Visited_20_Internet_20_Link">
 Загарбники обстріляли громаду на Харківщині, двоєпоранених </text:a>
</text:p>
      <text:p text:style-name="P4">
Водночас близько 14:30 російські окупанти били по смт Золочів Богодухівськогорайону. За попередніми даними, обстріл вівся з артилерії. Пошкоджено будинокдитячої та юнацької творчості. Поранення отримали двоє людей. Прокурори таслідчі поліції зафіксували наслідки збройної агресії рф.</text:p>
      <text:p text:style-name="P4">
</text:p>
      <text:p text:style-name="P4">
</text:p>
      <text:p text:style-name="P4">
Як повідомляв Укрінформ, <text:a xlink:type="simple" xlink:href="https://www.ukrinform.ua/rubric-regions/3718075-zagarbniki-za-dobu-obstrilali-120-naselenih-punktiv-ta-92-obekta-infrastrukturi.html" text:style-name="Internet_20_link" text:visited-style-name="Visited_20_Internet_20_Link">
 російські війська упродовж минулої доби обстріляли120 населених пунктів </text:a>
 та 92 об’єкта інфраструктури, внаслідокобстрілу 6 цивільних загинуло, 32 поранено.</text:p>
      <text:p text:style-name="P4">
<text:span text:style-name="T5">
Фото: Харківська обласна прокуратура</text:span>
</text:p>
      <text:p text:style-name="P4">
Source: <text:a xlink:type="simple" xlink:href="https://www.ukrinform.ua/rubric-regions/3718223-prokuratura-rozpocala-dosudovi-rozsliduvanna-za-faktom-sogodnisnogo-obstrilu-harkivsini.html" text:style-name="Internet_20_link" text:visited-style-name="Visited_20_Internet_20_Link">
https://www.ukrinform.ua/rubric-regions/3718223-prokuratura-rozpocala-dosudovi-rozsliduvanna-za-faktom-sogodnisnogo-obstrilu-harkivsini.html</text:a>
</text:p>
      <!--NEWS-->
      <text:h text:style-name="P10" text:outline-level="1">
<text:span text:style-name="T4">
Кличко перевірив укриття у Голосіївському районі столиці</text:span>
</text:h>
      <text:p text:style-name="P4">
Authors: Ukrinform (Person)</text:p>
      <text:p text:style-name="P4">
Publisher: Укринформ (Organization)</text:p>
      <text:p text:style-name="P4">
Published Time: 2023-06-04T19:46:38+03:00</text:p>
      <text:p text:style-name="P4">
Modified Time: 2023-06-04T19:46:38+03:00</text:p>
      <text:p text:style-name="P4">
Description: Перевірка укриттів у Голосіївському районі Києва засвідчила, що частина підвалів перебуває у приватній власності чи оренді, частина - не облаштовані або зачинені вночі. — Укрінформ.</text:p>
      <text:p text:style-name="P4">
Images: ['<text:a xlink:type="simple" xlink:href="https://static.ukrinform.com/photos/2022_03/thumb_files/630_360_1647199663-397.jpg" text:style-name="Internet_20_link" text:visited-style-name="Visited_20_Internet_20_Link">
630_360_16471...</text:a>
']</text:p>
      <text:p text:style-name="P4">
Tags: ['Віталій Кличко', 'Київ', 'Укриття', 'Камишін']</text:p>
      <text:p text:style-name="P4">
Type: Article</text:p>
      <!--METADATA-->
      <text:p text:style-name="P4">
<draw:frame draw:style-name="fr1" draw:name="Image211" text:anchor-type="as-char" svg:width="6.9236in" svg:height="3.956343in" draw:z-index="0">
<draw:image xlink:href="../Images/yкринформ/2023-06-04T19-46-38-03-00/630_360_1647199663-397.jpg" xlink:type="simple" xlink:show="embed" xlink:actuate="onLoad" draw:mime-type="image/jpeg"/>
</draw:frame>
 Перевіркаукриттів у Голосіївському районі Києва засвідчила, що частина підвалівперебуває у приватній власності чи оренді, частина - не облаштовані абозачинені вночі.</text:p>
      <text:p text:style-name="P4">
Про це київський міський голова Віталій Кличко поінформував у <text:a xlink:type="simple" xlink:href="https://t.me/vitaliy_klitschko/2070" text:style-name="Internet_20_link" text:visited-style-name="Visited_20_Internet_20_Link">
 Телеграмі</text:a>
 , передає Укрінформ.</text:p>
      <text:p text:style-name="P4">
"Другий день ходимо з міністром Олександром Камишіним (міністр з питаньстратегічних галузей промисловості - ред.) оглядаємо укриття. Сьогодні - вГолосіївському районі... Проблеми з укриттями є. І в Голосієві - зокрема.Частина підвалів у приватних руках або в оренді. Частина - не облаштовані,десь в навчальних закладах облаштовані, але вночі зачинені", - зауважив він.</text:p>
      <text:p text:style-name="P4">
<text:span text:style-name="T4">
Читайте також:</text:span>
 <text:a xlink:type="simple" xlink:href="https://www.ukrinform.ua/rubric-kyiv/3718171-v-op-zaklikali-vladu-kieva-aknajsvidse-rozrobiti-algoritm-roboti-ukrittiv.html" text:style-name="Internet_20_link" text:visited-style-name="Visited_20_Internet_20_Link">
 В ОП закликали владу Києва якнайшвидше розробити алгоритмроботи <text:span text:style-name="T4">
укрит</text:span>
 тів </text:a>
</text:p>
      <text:p text:style-name="P4">
Водночас Кличко підкреслив, що відповідальними за облаштування і роботуукриттів є їхні балансоутримувачі і глави районів. За його словами, кошти навсі районні державні адміністрації були виділені. Мер столиці зауважив, що ускладі інспекційної групи "знову не було представників Київської міськоївійськової адміністрації".</text:p>
      <text:p text:style-name="P4">
Як повідомляв Укрінформ, в Офісі Президента закликали владу Києва якнайшвидшерозробити алгоритм роботи укриттів.</text:p>
      <text:p text:style-name="P4">
<text:span text:style-name="T4">
Читайте також:</text:span>
 <text:a xlink:type="simple" xlink:href="https://www.ukrinform.ua/rubric-kyiv/3718104-dla-kian-zapustili-catbot-dla-samostijnoi-ocinki-stanu-ukritta.html" text:style-name="Internet_20_link" text:visited-style-name="Visited_20_Internet_20_Link">
 Для киян запустили чат-бот для самостійної оцінки стану<text:span text:style-name="T4">
укрит</text:span>
 тя </text:a>
</text:p>
      <text:p text:style-name="P4">
Міністр з питань стратегічних галузей промисловості Олександр Камишін заявив,що <text:a xlink:type="simple" xlink:href="https://www.ukrinform.ua/rubric-kyiv/3718089-u-kievi-perevirili-ponad-tisacu-ukrittiv-polovina-z-nih-nepridatna-do-vikoristanna.html" text:style-name="Internet_20_link" text:visited-style-name="Visited_20_Internet_20_Link">
 станом на сьогодні у столиці було перевірено 1078 укриттів</text:a>
 , половина зяких виявилися у незадовільному стані - не придатні до використання абокомісія не змогла їх відкрити.</text:p>
      <text:p text:style-name="P4">
Для жителів Києва <text:a xlink:type="simple" xlink:href="https://www.ukrinform.ua/rubric-kyiv/3718104-dla-kian-zapustili-catbot-dla-samostijnoi-ocinki-stanu-ukritta.html" text:style-name="Internet_20_link" text:visited-style-name="Visited_20_Internet_20_Link">
 створили чат-бот відкрий_укриття</text:a>
 , що дозволяє самостійно оцінити стансховищ.</text:p>
      <text:p text:style-name="P4">
Source: <text:a xlink:type="simple" xlink:href="https://www.ukrinform.ua/rubric-kyiv/3718229-klicko-pereviriv-ukritta-u-golosiivskomu-rajoni-stolici.html" text:style-name="Internet_20_link" text:visited-style-name="Visited_20_Internet_20_Link">
https://www.ukrinform.ua/rubric-kyiv/3718229-klicko-pereviriv-ukritta-u-golosiivskomu-rajoni-stolici.html</text:a>
</text:p>
      <!--NEWS-->
      <text:h text:style-name="P10" text:outline-level="1">
<text:span text:style-name="T4">
США вірять в успіх контрнаступу України – радник Байдена</text:span>
</text:h>
      <text:p text:style-name="P4">
Authors: Ukrinform (Person)</text:p>
      <text:p text:style-name="P4">
Publisher: Укринформ (Organization)</text:p>
      <text:p text:style-name="P4">
Published Time: 2023-06-04T19:53:00+03:00</text:p>
      <text:p text:style-name="P4">
Modified Time: 2023-06-04T19:53:00+03:00</text:p>
      <text:p text:style-name="P4">
Description: У США вважають, що довгоочікуваний український контрнаступ буде успішним і призведе до повернення стратегічно важливої території.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США', 'Війна з Росією', 'Контрнаступ']</text:p>
      <text:p text:style-name="P4">
Type: Article</text:p>
      <!--METADATA-->
      <text:p text:style-name="P4">
<draw:frame draw:style-name="fr1" draw:name="Image212" text:anchor-type="as-char" svg:width="6.9236in" svg:height="3.956343in" draw:z-index="0">
<draw:image xlink:href="../Images/yкринформ/2023-06-04T19-53-00-03-00/630_360_1684691970-341.jpg" xlink:type="simple" xlink:show="embed" xlink:actuate="onLoad" draw:mime-type="image/jpeg"/>
</draw:frame>
 У СШАвважають, що довгоочікуваний український контрнаступ буде успішним і призведедо повернення стратегічно важливої території.</text:p>
      <text:p text:style-name="P4">
Як передає Укрінформ, про це в інтерв’ю телеканалу <text:a xlink:type="simple" xlink:href="https://edition.cnn.com/2023/06/04/politics/biden-xi-jinping-china-ukraine-cnntv/index.html" text:style-name="Internet_20_link" text:visited-style-name="Visited_20_Internet_20_Link">
 CNN</text:a>
 заявив радник Президента США з питань національної безпекиДжейкоб Салліван.</text:p>
      <text:p text:style-name="P4">
«Скільки саме і в яких місцях - це буде залежати від розвитку подій на місці,коли українці почнуть цей контрнаступ. Але ми віримо, що в цьому контрнаступіукраїнці досягнуть успіху», - сказав він.</text:p>
      <text:p text:style-name="P4">
Він додав, що США вважають, що довгоочікуваний український <text:a xlink:type="simple" xlink:href="https://www.ukrinform.ua/tag-kontrnastup" text:style-name="Internet_20_link" text:visited-style-name="Visited_20_Internet_20_Link">
 контрнаступ</text:a>
 призведе до повернення«стратегічно важливої території».</text:p>
      <text:p text:style-name="P4">
За його словами, розвиток подій на полі бою матиме «великий вплив» на будь-якімайбутні переговори.</text:p>
      <text:p text:style-name="P4">
«Але я скажу ось що: Президент Зеленський сам сказав, що ця війна врешті-рештзавершиться дипломатичним шляхом», — сказав Салліван.</text:p>
      <text:p text:style-name="P4">
<text:span text:style-name="T4">
Читайте також:</text:span>
 <text:a xlink:type="simple" xlink:href="https://www.ukrinform.ua/rubric-ato/3717973-kontrnastup-zsu-bude-vrazaucim-eksdirektor-cru.html" text:style-name="Internet_20_link" text:visited-style-name="Visited_20_Internet_20_Link">
 <text:span text:style-name="T4">
Контрнаступ</text:span>
 ЗСУ буде вражаючим — ексдиректор ЦРУ</text:a>
</text:p>
      <text:p text:style-name="P4">
Раніше ексдиректор ЦРУ генерал Девід Петреус заявив, що контрнаступукраїнського війська буде вражаючим і досягне кульмінації уже в перші три-чотири доби.</text:p>
      <text:p text:style-name="P4">
Як повідомляв Укрінформ, Президент України <text:a xlink:type="simple" xlink:href="https://www.ukrinform.ua/rubric-ato/3717842-zelenskij-mi-gotovi-do-kontrnastupu.html" text:style-name="Internet_20_link" text:visited-style-name="Visited_20_Internet_20_Link">
 Володимир Зеленський заявив проготовність розпочати контрнаступ </text:a>
 , наголосивши водночас,що цей процес потребуватиме певного часу та матиме високу ціну.</text:p>
      <text:p text:style-name="P4">
<text:span text:style-name="T5">
Фото: Костянтин Ліберов</text:span>
</text:p>
      <text:p text:style-name="P4">
Source: <text:a xlink:type="simple" xlink:href="https://www.ukrinform.ua/rubric-ato/3718231-ssa-virat-v-uspih-kontrnastupu-ukraini-radnik-bajdena.html" text:style-name="Internet_20_link" text:visited-style-name="Visited_20_Internet_20_Link">
https://www.ukrinform.ua/rubric-ato/3718231-ssa-virat-v-uspih-kontrnastupu-ukraini-radnik-bajdena.html</text:a>
</text:p>
      <!--NEWS-->
      <text:h text:style-name="P10" text:outline-level="1">
<text:span text:style-name="T4">
Світоліна вийшла у чвертьфінал «Ролан Гаррос»</text:span>
</text:h>
      <text:p text:style-name="P4">
Authors: Ukrinform (Person)</text:p>
      <text:p text:style-name="P4">
Publisher: Укринформ (Organization)</text:p>
      <text:p text:style-name="P4">
Published Time: 2023-06-04T19:58:00+03:00</text:p>
      <text:p text:style-name="P4">
Modified Time: 2023-06-04T19:58:00+03:00</text:p>
      <text:p text:style-name="P4">
Description: В 1/8 фіналу українка обіграла росіянку Касаткіну. — Укрінформ.</text:p>
      <text:p text:style-name="P4">
Images: ['<text:a xlink:type="simple" xlink:href="https://static.ukrinform.com/photos/2023_06/thumb_files/630_360_1685897047-869.jpg" text:style-name="Internet_20_link" text:visited-style-name="Visited_20_Internet_20_Link">
630_360_16858...</text:a>
']</text:p>
      <text:p text:style-name="P4">
Tags: ['Світоліна', 'Теніс']</text:p>
      <text:p text:style-name="P4">
Type: Article</text:p>
      <!--METADATA-->
      <text:p text:style-name="P4">
<draw:frame draw:style-name="fr1" draw:name="Image213" text:anchor-type="as-char" svg:width="6.9236in" svg:height="3.956343in" draw:z-index="0">
<draw:image xlink:href="../Images/yкринформ/2023-06-04T19-58-00-03-00/630_360_1685897047-869.jpg" xlink:type="simple" xlink:show="embed" xlink:actuate="onLoad" draw:mime-type="image/jpeg"/>
</draw:frame>
 В 1/8фіналу українка обіграла росіянку Касаткіну.</text:p>
      <text:p text:style-name="P4">
Українська тенісистка Еліна Світоліна здобула перемогу в 1/8 фіналу Відкритогочемпіонату Франції, передає Укрінформ.</text:p>
      <text:p text:style-name="P4">
Українка була сильнішою за дев’яту ракетку світу, росіянку Дарію Касаткіну –6:4, 7:6 (7:5). Матч тривав 1 годину 59 хвилин.</text:p>
      <text:p text:style-name="P4">
Світоліна вчетверте в кар’єрі зіграє у чвертьфіналі «Ролан Гаррос». Суперницеюукраїнки стане переможниця пари Стівенс – Сабаленко.</text:p>
      <text:p text:style-name="P4">
<text:span text:style-name="T4">
Читайте також:</text:span>
 <text:a xlink:type="simple" xlink:href="https://www.ukrinform.ua/rubric-sports/3717920-curenko-zdobula-peremogu-v-tretomu-raundi-rolan-garros.html" text:style-name="Internet_20_link" text:visited-style-name="Visited_20_Internet_20_Link">
 <text:span text:style-name="T4">
Цуренко</text:span>
 здобула перемогу в третьому раунді «РоланГаррос» </text:a>
</text:p>
      <text:p text:style-name="P4">
Як повідомляв Укрінформ, завтра, 5-го червня Цуренко протистоятиме першійракетці світу, польці Ігі Швьонтек в 1/8 фіналу Відкритого чемпіонату Франції.</text:p>
      <text:p text:style-name="P4">
Фото: Getty Images</text:p>
      <text:p text:style-name="P4">
Source: <text:a xlink:type="simple" xlink:href="https://www.ukrinform.ua/rubric-sports/3718232-svitolina-zigrae-u-cvertfinali-rolan-garros.html" text:style-name="Internet_20_link" text:visited-style-name="Visited_20_Internet_20_Link">
https://www.ukrinform.ua/rubric-sports/3718232-svitolina-zigrae-u-cvertfinali-rolan-garros.html</text:a>
</text:p>
      <!--NEWS-->
      <text:h text:style-name="P10" text:outline-level="1">
<text:span text:style-name="T4">
Настав час поговорити про конкретику в питанні членства України в НАТО - Маркарова</text:span>
</text:h>
      <text:p text:style-name="P4">
Authors: Ukrinform (Person)</text:p>
      <text:p text:style-name="P4">
Publisher: Укринформ (Organization)</text:p>
      <text:p text:style-name="P4">
Published Time: 2023-06-04T20:00:00+03:00</text:p>
      <text:p text:style-name="P4">
Modified Time: 2023-06-04T20:00:00+03:00</text:p>
      <text:p text:style-name="P4">
Description: Нині вже настав час розпочати обговорювати коректні кроки щодо членства України в Північноатлантичному Альянсі. — Укрінформ.</text:p>
      <text:p text:style-name="P4">
Images: ['<text:a xlink:type="simple" xlink:href="https://static.ukrinform.com/photos/2021_05/thumb_files/630_360_1620965417-738.jpg" text:style-name="Internet_20_link" text:visited-style-name="Visited_20_Internet_20_Link">
630_360_16209...</text:a>
']</text:p>
      <text:p text:style-name="P4">
Tags: ['НАТО', 'Україна', 'Маркарова']</text:p>
      <text:p text:style-name="P4">
Type: Article</text:p>
      <!--METADATA-->
      <text:p text:style-name="P4">
<draw:frame draw:style-name="fr1" draw:name="Image214" text:anchor-type="as-char" svg:width="6.9236in" svg:height="3.956343in" draw:z-index="0">
<draw:image xlink:href="../Images/yкринформ/2023-06-04T20-00-00-03-00/630_360_1620965417-738.jpg" xlink:type="simple" xlink:show="embed" xlink:actuate="onLoad" draw:mime-type="image/jpeg"/>
</draw:frame>
 Нині вженастав час розпочати обговорювати коректні кроки щодо членства України вПівнічноатлантичному Альянсі.</text:p>
      <text:p text:style-name="P4">
Як передає Укрінформ, про це в програмі Face The Nation телеканалу <text:a xlink:type="simple" xlink:href="https://twitter.com/FaceTheNation/status/1665389238076993538" text:style-name="Internet_20_link" text:visited-style-name="Visited_20_Internet_20_Link">
 CBS News</text:a>
 заявила посолУкраїни в США Оксана Маркарова.</text:p>
      <text:p text:style-name="P4">
«Ми з нетерпінням чекаємо на саміт (НАТО – ред.). Україна має прагнення щодовступу в НАТО. Трансатлантичні прагнення закріплені в наших серцях, в нашійКонституції і більшість людей підтримує їх. Ми вважаємо, що настав часрозпочати обговорювати коректні кроки в цьому питанні», - сказала вона.</text:p>
      <text:p text:style-name="P4">
За словами Маркарової, українська сторона розуміє поточні обмеження щодовступу в <text:a xlink:type="simple" xlink:href="https://www.ukrinform.ua/tag-nato" text:style-name="Internet_20_link" text:visited-style-name="Visited_20_Internet_20_Link">
 НАТО </text:a>
 на тлі триваючої війни.</text:p>
      <text:p text:style-name="P4">
«Проте, я вважаю, що на даний момент, після жахливого порушення міжнародногоправа, після того як Росія на нас напала, не будучи спровокованою, коли ми небули частиною НАТО, а також після історичних рішень щодо Фінляндії й Швеції.Для всіх настав час усвідомити, що це - добро проти зла, і нам потрібно статичленами НАТО, наскільки НАТО потрібна Україна, тому що нам є багато чогододати НАТО», - зазначила вона.</text:p>
      <text:p text:style-name="P4">
<text:span text:style-name="T4">
Читайте також:</text:span>
 <text:a xlink:type="simple" xlink:href="https://www.ukrinform.ua/rubric-polytics/3718210-pisla-peremogi-proces-priednanna-ukraini-do-nato-bude-svidkim-zastupnik-ministra-oboroni.html" text:style-name="Internet_20_link" text:visited-style-name="Visited_20_Internet_20_Link">
 Після перемоги процес приєднання України до <text:span text:style-name="T4">
НАТО</text:span>
 будешвидким – заступник міністра оборони </text:a>
</text:p>
      <text:p text:style-name="P4">
Як повідомляв Укрінформ, Президент Володимир Зеленський раніше заявляв, щоУкраїна очікує на політичне запрошення до Альянсу на саміті НАТО у Вільнюсі.</text:p>
      <text:p text:style-name="P4">
Він також наголошував, що Україна має отримати дієві гарантії безпеки ще довступу до НАТО.</text:p>
      <text:p text:style-name="P4">
Source: <text:a xlink:type="simple" xlink:href="https://www.ukrinform.ua/rubric-polytics/3718233-nastav-cas-pogovoriti-pro-konkretiku-v-pitanni-clenstva-ukraini-v-nato-markarova.html" text:style-name="Internet_20_link" text:visited-style-name="Visited_20_Internet_20_Link">
https://www.ukrinform.ua/rubric-polytics/3718233-nastav-cas-pogovoriti-pro-konkretiku-v-pitanni-clenstva-ukraini-v-nato-markarova.html</text:a>
</text:p>
      <!--NEWS-->
      <text:h text:style-name="P10" text:outline-level="1">
<text:span text:style-name="T4">
Настане час, коли діти в Україні будуть захищені від російського зла - Зеленський</text:span>
</text:h>
      <text:p text:style-name="P4">
Authors: Ukrinform (Person)</text:p>
      <text:p text:style-name="P4">
Publisher: Укринформ (Organization)</text:p>
      <text:p text:style-name="P4">
Published Time: 2023-06-04T20:10:00+03:00</text:p>
      <text:p text:style-name="P4">
Modified Time: 2023-06-04T20:10:00+03:00</text:p>
      <text:p text:style-name="P4">
Description: Настане час, коли діти на Землі, зокрема й в Україні, будуть захищені від такого зла, як російське. — Укрінформ.</text:p>
      <text:p text:style-name="P4">
Images: ['<text:a xlink:type="simple" xlink:href="https://static.ukrinform.com/photos/2023_06/thumb_files/630_360_1685898899-448.png" text:style-name="Internet_20_link" text:visited-style-name="Visited_20_Internet_20_Link">
630_360_16858...</text:a>
']</text:p>
      <text:p text:style-name="P4">
Tags: ['Діти', 'Звернення', 'Зеленський', 'Війна з Росією']</text:p>
      <text:p text:style-name="P4">
Type: Article</text:p>
      <!--METADATA-->
      <text:p text:style-name="P4">
<draw:frame draw:style-name="fr1" draw:name="Image215" text:anchor-type="as-char" svg:width="6.9236in" svg:height="3.956343in" draw:z-index="0">
<draw:image xlink:href="../Images/yкринформ/2023-06-04T20-10-00-03-00/630_360_1685898899-448.png" xlink:type="simple" xlink:show="embed" xlink:actuate="onLoad" draw:mime-type="image/png"/>
</draw:frame>
 Настанечас, коли діти на Землі, зокрема й в Україні, будуть захищені від такого зла,як російське.</text:p>
      <text:p text:style-name="P4">
Про це у своєму традиційному <text:a xlink:type="simple" xlink:href="https://t.me/V_Zelenskiy_official/6464" text:style-name="Internet_20_link" text:visited-style-name="Visited_20_Internet_20_Link">
 вечірньому зверненні</text:a>
 заявив Президент України ВолодимирЗеленський.</text:p>
      <text:p text:style-name="P4">
Відео: ОП</text:p>
      <text:p text:style-name="P4">
_<text:span text:style-name="T4">
Дорогі українці й українки!</text:span>
 _</text:p>
      <text:p text:style-name="P4">
Вже завершилася рятувальна операція в місті Підгородне на Дніпровщині, деросійська ракета зруйнувала будинки.</text:p>
      <text:p text:style-name="P4">
25 людей зазнали поранень, з них пʼятеро – діти. Давид, йому 6 років, – тяжкийстан, хлопець госпіталізований. Денис, йому 11 років, – теж тяжкий стан,госпіталізований. Олександр, 15 років, – теж тяжкий стан. Ліза, 17 років, –лікування амбулаторне. Кіра, їй 10 років, – мінно-вибухова травма, лікуванняамбулаторне. Боляче бачити такі звіти.</text:p>
      <text:p text:style-name="P4">
Ліза, 2 роки дівчинці, вона була вбита цією російською ракетою. Ймовірно,«Іскандер». Мої співчуття рідним і близьким…</text:p>
      <text:p text:style-name="P4">
Російський терор забрав життя сотень наших дітей, і лише за час від 24 лютого,за час повномасштабної війни, достеменно відомо про загибель 485 діточок. Цечисло, яке ми можемо офіційно підтвердити, знаючи дані кожної дитини.</text:p>
      <text:p text:style-name="P4">
На жаль, справжнє число більше. Щоразу, коли ми звільняємо нашу землю відросійських окупантів, ми дізнаємося страшну правду про окупацію. Про те,скільки людей, скільки дітей у похованнях на окупованій території – у могилахцієї війни, цієї агресії. І скільки ще досі під руїнами у спалених Росієюукраїнських містах і селах.</text:p>
      <text:p text:style-name="P4">
Поки що, на жаль, не маємо повної інформації про сотні тисяч дітей, які булидепортовані в Росію. Станом на сьогодні завдяки різним зусиллям вдалосяповернути в Україну 371 дитину з депортації. При тому, що нам достеменновідомо принаймні про 19 505 депортованих українських дітей, і це лише частинавід усіх тих наших маленьких українців і українок, які досі у ворога. Яких миусіх маємо повернути.</text:p>
      <text:p text:style-name="P4">
Сьогодні в нашій державі – день памʼяті дітей, які загинули внаслідокросійської агресії. Ще з 14-го року. Дітей, які були б живі, якби купкабандитів у Кремлі, у Москві не відчула себе вождями, які нібито мають правовершити долю народів.</text:p>
      <text:p text:style-name="P4">
Кожен із цих бандитів буде засуджений. Я не сумніваюся в цьому. На цейрезультат працюють усі необхідні правові інституції.</text:p>
      <text:p text:style-name="P4">
І сьогодні, у цей день памʼяті, я хочу подякувати усім у світі, хто підтримуєнаші зусилля заради справедливості. Заради покарання кожного, хто приніс нанашу землю терор, кожного, хто вбиває й депортує дітей і дорослих.</text:p>
      <text:p text:style-name="P4">
Я вдячний усім у світі, хто допомагає роботі Міжнародного кримінального суду,його команді в розслідуванні російських злочинів на українській землі. І хтодопомагає нам організовувати спеціальний трибунал щодо злочину агресії Росіїпроти України – щодо того первісного злочину, який породив усі інші страшнізлочини цієї війни.</text:p>
      <text:p text:style-name="P4">
Хай вироки щодо рашистів, які вони одного дня почують на лаві підсудних, –законні та справедливі вироки – будуть свідченням того, що світ все ж такиберегтиме життя, берегтиме цивілізованість. І що все ж таки настане той час,коли діти на Землі – в Україні та будь-де ще – будуть захищені від такого зла,як російське зло, і від таких агресій.</text:p>
      <text:p text:style-name="P4">
Ось чому так важливо, щоб сила справедливості, сила відповідальності булапотужною згадкою про кожне життя, яке було забране злом, Росією.</text:p>
      <text:p text:style-name="P4">
І частиною цієї відповідальності – обовʼязковою частиною – на сьогодні єсанкції. Санкції світу, які змушують Росію платити ціну за те, що вона робить.Санкції, які мають обмежувати російську здатність до терору по максимуму.</text:p>
      <text:p text:style-name="P4">
Сьогодні провів спеціальну нараду щодо санкцій. ГУР, Служба зовнішньоїрозвідки, уряд, Офіс. Дуже детально проаналізували, як Росія обходить санкціїта хто їй допомагає. Різні країни, різні компанії, без яких Росія не змогла бвиробляти засоби терору, зокрема ракети. На жаль, державі-терористу вдаєтьсявикористовувати технології світу через мережу постачальників, вдаєтьсяобходити міжнародні санкційні режими.</text:p>
      <text:p text:style-name="P4">
Ми бачимо кожен напрямок обходу наявних санкцій, кожну країну, чия територіяабо юрисдикція, чиї громадяни використовуються Росією для продовження терору.І ми маємо закрити всі такі напрямки – разом із партнерами, – щоб не було вросійських ракетах, у російській зброї продукції вільного світу. Необхіднікроки будуть.</text:p>
      <text:p text:style-name="P4">
Дякую всім, хто допомагає нам боротися зі злом агресії!</text:p>
      <text:p text:style-name="P4">
Слава всім нашим воїнам! І дякую за сьогоднішній день на передовій.</text:p>
      <text:p text:style-name="P4">
Слава Україні!</text:p>
      <text:p text:style-name="P4">
Фото: ОП</text:p>
      <text:p text:style-name="P4">
Source: <text:a xlink:type="simple" xlink:href="https://www.ukrinform.ua/rubric-ato/3718237-nastane-cas-koli-diti-v-ukraini-budut-zahiseni-vid-rosijskogo-zla-zelenskij.html" text:style-name="Internet_20_link" text:visited-style-name="Visited_20_Internet_20_Link">
https://www.ukrinform.ua/rubric-ato/3718237-nastane-cas-koli-diti-v-ukraini-budut-zahiseni-vid-rosijskogo-zla-zelenskij.html</text:a>
</text:p>
      <!--NEWS-->
      <text:h text:style-name="P10" text:outline-level="1">
<text:span text:style-name="T4">
Костюк та Русе завершили виступ в 1/8 фіналу парного розряду «Ролан Гаррос»</text:span>
</text:h>
      <text:p text:style-name="P4">
Authors: Ukrinform (Person)</text:p>
      <text:p text:style-name="P4">
Publisher: Укринформ (Organization)</text:p>
      <text:p text:style-name="P4">
Published Time: 2023-06-04T20:25:21+03:00</text:p>
      <text:p text:style-name="P4">
Modified Time: 2023-06-04T20:25:21+03:00</text:p>
      <text:p text:style-name="P4">
Description: Українсько-румунський дует поступився американкам Корі Гауфф та Джесіці Пегулі. — Укрінформ.</text:p>
      <text:p text:style-name="P4">
Images: ['<text:a xlink:type="simple" xlink:href="https://static.ukrinform.com/photos/2023_06/thumb_files/630_360_1685899456-159.jpg" text:style-name="Internet_20_link" text:visited-style-name="Visited_20_Internet_20_Link">
630_360_16858...</text:a>
']</text:p>
      <text:p text:style-name="P4">
Tags: ['Теніс', 'Марта Костюк']</text:p>
      <text:p text:style-name="P4">
Type: Article</text:p>
      <!--METADATA-->
      <text:p text:style-name="P4">
<draw:frame draw:style-name="fr1" draw:name="Image216" text:anchor-type="as-char" svg:width="6.9236in" svg:height="3.956343in" draw:z-index="0">
<draw:image xlink:href="../Images/yкринформ/2023-06-04T20-25-21-03-00/630_360_1685899456-159.jpg" xlink:type="simple" xlink:show="embed" xlink:actuate="onLoad" draw:mime-type="image/jpeg"/>
</draw:frame>
Українсько-румунський дует поступився американкам Корі Гауфф та ДжесіціПегулі.</text:p>
      <text:p text:style-name="P4">
Українська тенісистка Марта Костюк і румунка Єлена-Габріела Русе програли в1/8 фіналу Відкритого чемпіонату Франції, передає Укрінформ.</text:p>
      <text:p text:style-name="P4">
Костюк і Русе програли американкам Корі Гауфф та Джесіці Пегулі – 7:6, 4:6,2:6.</text:p>
      <text:p text:style-name="P4">
Матч тривав 2 години 23 хвилини. Українка і румунка 2 рази продали навиліт,допустили 5 подвійних помилок та реалізували 4/11 брейк-пойнти.</text:p>
      <text:p text:style-name="P4">
Нагадаємо, що в одиночному розряді Костюк завершила виступи на старті змагань,програвши білорусці Аріні Соболенко.</text:p>
      <text:p text:style-name="P4">
<text:span text:style-name="T4">
Читайте також:</text:span>
 <text:a xlink:type="simple" xlink:href="https://www.ukrinform.ua/rubric-sports/3718232-svitolina-zigrae-u-cvertfinali-rolan-garros.html" text:style-name="Internet_20_link" text:visited-style-name="Visited_20_Internet_20_Link">
 <text:span text:style-name="T4">
Світоліна</text:span>
 вийшла у чвертьфінал «Ролан Гаррос»</text:a>
</text:p>
      <text:p text:style-name="P4">
Як повідомляв Укрінформ, Еліна Світоліна перемогла Дарію Касаткіну та зіграє учвертьфіналі «Ролан Гаррос».</text:p>
      <text:p text:style-name="P4">
Фото: btu.org.ua</text:p>
      <text:p text:style-name="P4">
Source: <text:a xlink:type="simple" xlink:href="https://www.ukrinform.ua/rubric-sports/3718238-kostuk-ta-ruse-zaversili-vistup-v-18-finalu-parnogo-rozradu-rolan-garros.html" text:style-name="Internet_20_link" text:visited-style-name="Visited_20_Internet_20_Link">
https://www.ukrinform.ua/rubric-sports/3718238-kostuk-ta-ruse-zaversili-vistup-v-18-finalu-parnogo-rozradu-rolan-garros.html</text:a>
</text:p>
      <!--NEWS-->
      <text:h text:style-name="P10" text:outline-level="1">
<text:span text:style-name="T4">
У Коордштабі повідомили, що повинен робити командир у разі зникнення солдата</text:span>
</text:h>
      <text:p text:style-name="P4">
Authors: Ukrinform (Person)</text:p>
      <text:p text:style-name="P4">
Publisher: Укринформ (Organization)</text:p>
      <text:p text:style-name="P4">
Published Time: 2023-06-04T20:29:00+03:00</text:p>
      <text:p text:style-name="P4">
Modified Time: 2023-06-04T20:29:00+03:00</text:p>
      <text:p text:style-name="P4">
Description: У разі зникнення військовослужбовця командир повинен протягом 24 годин повідомити про зміни у обліку особового складу.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Списки полонених', 'Зниклі безвісти', 'Війна з Росією']</text:p>
      <text:p text:style-name="P4">
Type: Article</text:p>
      <!--METADATA-->
      <text:p text:style-name="P4">
<draw:frame draw:style-name="fr1" draw:name="Image217" text:anchor-type="as-char" svg:width="6.9236in" svg:height="3.956343in" draw:z-index="0">
<draw:image xlink:href="../Images/yкринформ/2023-06-04T20-29-00-03-00/630_360_1680170436-658.jpg" xlink:type="simple" xlink:show="embed" xlink:actuate="onLoad" draw:mime-type="image/jpeg"/>
</draw:frame>
 У разізникнення військовослужбовця командир повинен протягом 24 годин повідомити прозміни у обліку особового складу.</text:p>
      <text:p text:style-name="P4">
Як передає Укрінформ, про це Координаційний штаб з питань поводження звійськовополоненими повідомляє у <text:a xlink:type="simple" xlink:href="https://t.me/Koord_shtab/1170" text:style-name="Internet_20_link" text:visited-style-name="Visited_20_Internet_20_Link">
 Телеграмі </text:a>
.</text:p>
      <text:p text:style-name="P4">
У Центральному регіональному центрі Координаційного штабу з питань поводженняз військовополоненими відбулась зустріч із родинами військовополоненихоборонців.</text:p>
      <text:p text:style-name="P4">
<text:span text:style-name="T4">
Читайте також:</text:span>
 <text:a xlink:type="simple" xlink:href="https://www.ukrinform.ua/rubric-ato/3717682-obminnogo-fondu-dostatno-dla-roboti-nad-vizvolennam-ukrainciv-z-polonu-koordstab.html" text:style-name="Internet_20_link" text:visited-style-name="Visited_20_Internet_20_Link">
 Обмінного фонду достатньо для роботи над визволеннямукраїнців з полону - <text:span text:style-name="T4">
Коордштаб</text:span>
 </text:a>
</text:p>
      <text:p text:style-name="P4">
На запитання близьких відповіли представники Коордштабу, Служби безпекиУкраїни та Національної гвардії України.</text:p>
      <text:p text:style-name="P4">
Представник штабу зазначив, що у разі зникнення військовослужбовця командирповинен протягом 24 годин повідомити про зміни у обліку особового складу.Після цього ініціюється службове розслідування стосовно зникненнявійськовослужбовця. За результатами розслідування командир видає наказ, авійськова частина надсилає відповідні документи до територіального центрукомплектування та соціальної підтримки.</text:p>
      <text:p text:style-name="P4">
Серед іншого, сторони порушили питання повернення тіл загиблих захисників.</text:p>
      <text:p text:style-name="P4">
<text:span text:style-name="T4">
Читайте також:</text:span>
 <text:a xlink:type="simple" xlink:href="https://www.ukrinform.ua/rubric-ato/3714955-peregovori-pro-vizvolenna-polonenih-vedutsa-z-subektami-u-rf-i-na-tot-ukraini-koordstab.html" text:style-name="Internet_20_link" text:visited-style-name="Visited_20_Internet_20_Link">
 Переговори про визволення полонених ведуться з суб’єктамиу РФ і на ТОТ України - <text:span text:style-name="T4">
Коордшт</text:span>
 аб </text:a>
</text:p>
      <text:p text:style-name="P4">
Зазначається, що бувають випадки, коли через бойову ситуацію на конкретніймісцевості немає можливості забрати тіла загиблих побратимів. Виконання цихфункцій покладено на Офіс уповноваженого з питань осіб, зниклих безвісти заособливих обставин. Відповідні групи здійснюють як пошукові заходи назвільнених територіях, так і ведуть перемовини про обмін тілами зпредставниками країни-агресорки.</text:p>
      <text:p text:style-name="P4">
Крім того, юрист Координаційного штабу проінформував близьких про пільги тавиплати родинам захисників і захисниць, а також грошові виплати сім'ямзагиблих військовослужбовців.</text:p>
      <text:p text:style-name="P4">
Як повідомляв Укрінформ, у командуванні Сил територіальної оборони заявили, що<text:a xlink:type="simple" xlink:href="https://www.ukrinform.ua/rubric-ato/3715083-vijskovi-castini-ne-vedut-rozsuku-zniklih-bijciv-komanduvanna-sil-teroboroni.html" text:style-name="Internet_20_link" text:visited-style-name="Visited_20_Internet_20_Link">
 військові частини не здійснюють оперативно-розшукову діяльність</text:a>
 стосовно зниклихвійськовослужбовців.</text:p>
      <text:p text:style-name="P4">
Source: <text:a xlink:type="simple" xlink:href="https://www.ukrinform.ua/rubric-ato/3718226-u-koordstabi-povidomili-so-povinen-robiti-komandir-u-razi-zniknenna-soldata.html" text:style-name="Internet_20_link" text:visited-style-name="Visited_20_Internet_20_Link">
https://www.ukrinform.ua/rubric-ato/3718226-u-koordstabi-povidomili-so-povinen-robiti-komandir-u-razi-zniknenna-soldata.html</text:a>
</text:p>
      <!--NEWS-->
      <text:h text:style-name="P10" text:outline-level="1">
<text:span text:style-name="T4">
Світоліна: Сподіваюся, я буду продовжувати перемагати, я дуже мотивована на наступні матчі</text:span>
</text:h>
      <text:p text:style-name="P4">
Authors: Ukrinform (Person)</text:p>
      <text:p text:style-name="P4">
Publisher: Укринформ (Organization)</text:p>
      <text:p text:style-name="P4">
Published Time: 2023-06-04T20:50:00+03:00</text:p>
      <text:p text:style-name="P4">
Modified Time: 2023-06-04T20:50:00+03:00</text:p>
      <text:p text:style-name="P4">
Description: Українка зіграє в чвертьфіналі Відкритого чемпіонату Франції. — Укрінформ.</text:p>
      <text:p text:style-name="P4">
Images: ['<text:a xlink:type="simple" xlink:href="https://static.ukrinform.com/photos/2023_06/thumb_files/630_360_1685900934-828.jpg" text:style-name="Internet_20_link" text:visited-style-name="Visited_20_Internet_20_Link">
630_360_16859...</text:a>
']</text:p>
      <text:p text:style-name="P4">
Tags: ['Світоліна', 'Теніс']</text:p>
      <text:p text:style-name="P4">
Type: Article</text:p>
      <!--METADATA-->
      <text:p text:style-name="P4">
<draw:frame draw:style-name="fr1" draw:name="Image218" text:anchor-type="as-char" svg:width="6.9236in" svg:height="3.956343in" draw:z-index="0">
<draw:image xlink:href="../Images/yкринформ/2023-06-04T20-50-00-03-00/630_360_1685900934-828.jpg" xlink:type="simple" xlink:show="embed" xlink:actuate="onLoad" draw:mime-type="image/jpeg"/>
</draw:frame>
 Українказіграє в чвертьфіналі Відкритого чемпіонату Франції.</text:p>
      <text:p text:style-name="P4">
Українська тенісистка Еліна Світоліна у флеш-інтерв'ю Матсу Віландеру <text:a xlink:type="simple" xlink:href="https://twitter.com/rolandgarros/status/1665404036361625601" text:style-name="Internet_20_link" text:visited-style-name="Visited_20_Internet_20_Link">
прокоментувала</text:a>
 перемогу надросіянкою Дар'єю Касаткіною в четвертому раунді «Ролан Гаррос-2023», передаєУкрінформ.</text:p>
      <text:p text:style-name="P4">
«Я дуже вдячна вам за підтримку. Тепер я розумію, що відчував Гаель усі ціроки, я дуже вдячна всім французам за підтримку. Я мріяла про ці перемоги,коли народжувала в жовтні минулого року. Це неймовірно, що я можу змагатисятут і пройти весь цей шлях до чвертьфіналу. Це особливе відчуття. Сподіваюся,я буду продовжувати, я дуже мотивована на наступні матчі.</text:p>
      <text:p text:style-name="P4">
У Дар'ї унікальний ігровий стиль. Я намагалася видозмінити свою гру, вчора натренувальному корті працювала над тактикою, і це допомогло. Другий сет бувдуже нервовим для нас обох, і це нормально, це турнір Великого шолома. Чеснокажучи, я дуже рада, що змогла закінчити матч у двох сетах», - сказалаСвітоліна.</text:p>
      <text:p text:style-name="P4">
<text:span text:style-name="T4">
Читайте також:</text:span>
 <text:a xlink:type="simple" xlink:href="https://www.ukrinform.ua/rubric-sports/3718232-svitolina-zigrae-u-cvertfinali-rolan-garros.html" text:style-name="Internet_20_link" text:visited-style-name="Visited_20_Internet_20_Link">
 <text:span text:style-name="T4">
Світоліна</text:span>
 вийшла у чвертьфінал «Ролан Гаррос»</text:a>
</text:p>
      <text:p text:style-name="P4">
У чвертьфіналі турніру Світоліна зіграє проти переможниці пари Стівенс –Сабаленко.</text:p>
      <text:p text:style-name="P4">
Фото: btu.org.ua</text:p>
      <text:p text:style-name="P4">
Source: <text:a xlink:type="simple" xlink:href="https://www.ukrinform.ua/rubric-sports/3718243-svitolina-spodivausa-a-budu-prodovzuvati-peremagati-a-duze-motivovana-na-nastupni-matci.html" text:style-name="Internet_20_link" text:visited-style-name="Visited_20_Internet_20_Link">
https://www.ukrinform.ua/rubric-sports/3718243-svitolina-spodivausa-a-budu-prodovzuvati-peremagati-a-duze-motivovana-na-nastupni-matci.html</text:a>
</text:p>
      <!--NEWS-->
      <text:h text:style-name="P10" text:outline-level="1">
<text:span text:style-name="T4">
Увесь світ працює над притягненням РФ до відповідальності за вбивства дітей в Україні - Президент</text:span>
</text:h>
      <text:p text:style-name="P4">
Authors: Ukrinform (Person)</text:p>
      <text:p text:style-name="P4">
Publisher: Укринформ (Organization)</text:p>
      <text:p text:style-name="P4">
Published Time: 2023-06-04T21:03:00+03:00</text:p>
      <text:p text:style-name="P4">
Modified Time: 2023-06-04T21:03:00+03:00</text:p>
      <text:p text:style-name="P4">
Description: Президент Володимир Зеленський висловив свої співчуття постраждалим від російської агресії в місті Підгородне на Дніпропетровщині, а також запевнив, що вище керівництво Росії буде покаране за вбивства українських дітей.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Діти', 'Воєнні злочини', 'Зеленський', 'Війна з Росією']</text:p>
      <text:p text:style-name="P4">
Type: Article</text:p>
      <!--METADATA-->
      <text:p text:style-name="P4">
<draw:frame draw:style-name="fr1" draw:name="Image219" text:anchor-type="as-char" svg:width="6.9236in" svg:height="3.956343in" draw:z-index="0">
<draw:image xlink:href="../Images/yкринформ/2023-06-04T21-03-00-03-00/630_360_1685119271-129.jpeg" xlink:type="simple" xlink:show="embed" xlink:actuate="onLoad" draw:mime-type="image/jpeg"/>
</draw:frame>
 ПрезидентВолодимир Зеленський висловив свої співчуття постраждалим від російськоїагресії в місті Підгородне на Дніпропетровщині, а також запевнив, що вищекерівництво Росії буде покаране за вбивства українських дітей.</text:p>
      <text:p text:style-name="P4">
Про це глава держави повідомив у вечірньому <text:a xlink:type="simple" xlink:href="https://t.me/V_Zelenskiy_official/6464" text:style-name="Internet_20_link" text:visited-style-name="Visited_20_Internet_20_Link">
 зверненні.</text:a>
</text:p>
      <text:p text:style-name="P4">
"Вже завершилася рятувальна операція в місті Підгородне на Дніпровщині, деросійська ракета зруйнувала будинки. 25 людей зазнали поранень, з них пʼятеро– діти. Давид, йому 6 років, – тяжкий стан, хлопець госпіталізований. Денис,йому 11 років, – теж тяжкий стан, госпіталізований. Олександр, 15 років, – тежтяжкий стан. Ліза, 17 років, – лікування амбулаторне. Кіра, їй 10 років, –мінно-вибухова травма, лікування амбулаторне. Боляче бачити такі звіти. Ліза,2 роки дівчинці, вона була вбита цією російською ракетою. Ймовірно,«Іскандер». Мої співчуття рідним і близьким…", - сказав Зеленський.</text:p>
      <text:p text:style-name="P4">
Президент підкреслив, що від початку повномасштабної війни достеменно відомопро загибель 485 дітей. Він зауважив, що це те число, яке Україна можеофіційно підтвердити, знаючи дані кожної дитини.</text:p>
      <text:p text:style-name="P4">
<text:span text:style-name="T4">
Читайте також:</text:span>
 <text:a xlink:type="simple" xlink:href="https://www.ukrinform.ua/rubric-ato/3718004-rosijska-armia-vbila-v-ukraini-vze-485-ditej-se-1005-poranila.html" text:style-name="Internet_20_link" text:visited-style-name="Visited_20_Internet_20_Link">
 Російська армія вбила в Україні вже 485 <text:span text:style-name="T4">
дітей</text:span>
 , ще1005 поранила </text:a>
</text:p>
      <text:p text:style-name="P4">
За словами глави держави, реальна цифра більша - після деокупації теририторіїу могилах знаходять жертв російської агресії, зокрема дітей. ВодночасЗеленський нагадав, що на повернення з Росії чекають щонайменше 19 505депортованих дітей.</text:p>
      <text:p text:style-name="P4">
"Сьогодні в нашій державі – день памʼяті дітей, які загинули внаслідокросійської агресії. Ще з 14-го року. Дітей, які були б живі, якби купкабандитів у Кремлі, у Москві не відчула себе вождями, які нібито мають правовершити долю народів. Кожен із цих бандитів буде засуджений. Я не сумніваюся вцьому. На цей результат працюють усі необхідні правові інституції", -наголосив Президент.</text:p>
      <text:p text:style-name="P4">
Зеленський подякував усім у світі, хто допомагає роботі Міжнародногокримінального суду у розслідуванні російських злочинів в Україні, а також тим,хто долучається до організації спеціального трибуналу щодо злочину агресіїРосії проти України - "первісного злочину, який породив усі інші страшнізлочини цієї війни".</text:p>
      <text:p text:style-name="P4">
Як повідомляв Укрінформ, до Міжнародного дня безневинних дітей - жертв агресії<text:a xlink:type="simple" xlink:href="https://www.ukrinform.ua/rubric-society/3718190-u-harkovi-zelenska-vzala-ucast-u-vidkritti-pamatnika-ditam-aki-zaginuli-cerez-agresiu-rf.html" text:style-name="Internet_20_link" text:visited-style-name="Visited_20_Internet_20_Link">
 у Харкові відкрили пам'ятник українським дітям, які загинули внаслідокзбройної агресії з боку Росії. </text:a>
</text:p>
      <text:p text:style-name="P4">
<text:span text:style-name="T5">
Фото: ОП</text:span>
</text:p>
      <text:p text:style-name="P4">
Source: <text:a xlink:type="simple" xlink:href="https://www.ukrinform.ua/rubric-ato/3718245-uves-svit-pracue-nad-pritagnennam-rf-do-vidpovidalnosti-za-vbivstva-ditej-v-ukraini-prezident.html" text:style-name="Internet_20_link" text:visited-style-name="Visited_20_Internet_20_Link">
https://www.ukrinform.ua/rubric-ato/3718245-uves-svit-pracue-nad-pritagnennam-rf-do-vidpovidalnosti-za-vbivstva-ditej-v-ukraini-prezident.html</text:a>
</text:p>
      <!--NEWS-->
      <text:h text:style-name="P10" text:outline-level="1">
<text:span text:style-name="T4">
Магучіх здобула перемогу на турнірі в Нідерландах</text:span>
</text:h>
      <text:p text:style-name="P4">
Authors: Ukrinform (Person)</text:p>
      <text:p text:style-name="P4">
Publisher: Укринформ (Organization)</text:p>
      <text:p text:style-name="P4">
Published Time: 2023-06-04T21:17:26+03:00</text:p>
      <text:p text:style-name="P4">
Modified Time: 2023-06-04T21:17:26+03:00</text:p>
      <text:p text:style-name="P4">
Description: Ірина Геращенко – друга. — Укрінформ.</text:p>
      <text:p text:style-name="P4">
Images: ['<text:a xlink:type="simple" xlink:href="https://static.ukrinform.com/photos/2023_06/thumb_files/630_360_1685902568-456.jpg" text:style-name="Internet_20_link" text:visited-style-name="Visited_20_Internet_20_Link">
630_360_16859...</text:a>
']</text:p>
      <text:p text:style-name="P4">
Tags: ['Легка атлетика', 'Ярослава Магучіх']</text:p>
      <text:p text:style-name="P4">
Type: Article</text:p>
      <!--METADATA-->
      <text:p text:style-name="P4">
<draw:frame draw:style-name="fr1" draw:name="Image220" text:anchor-type="as-char" svg:width="6.9236in" svg:height="3.956343in" draw:z-index="0">
<draw:image xlink:href="../Images/yкринформ/2023-06-04T21-17-26-03-00/630_360_1685902568-456.jpg" xlink:type="simple" xlink:show="embed" xlink:actuate="onLoad" draw:mime-type="image/jpeg"/>
</draw:frame>
 ІринаГеращенко – друга.</text:p>
      <text:p text:style-name="P4">
У Нідерландах відбувся турнір Continental Gold Tour на FBK Games, передаєУкрінформ.</text:p>
      <text:p text:style-name="P4">
У секторі стрибків у висоту Україну представляло 3 спортсменки – ЯрославаМагучіх, Ірина Геращенко та Юлія Левченко.</text:p>
      <text:p text:style-name="P4">
Магучіх здобула перемогу з результатом 200 см, цю висоту вона взяла з першоїспроби. Планка 205 см не підкорилась українці. Ярослава виграла третій турнірз трьох у цьому сезоні.</text:p>
      <text:p text:style-name="P4">
Геращенко з особистим рекордом сезону, 193 см, стала другою. Юлія Левченкотакож встановила найкращий особистий рекорд у цьому сезоні – 190 см та сталачетвертою на цьому турнірі, поступившись третьому місцю за кількістю спроб.</text:p>
      <text:p text:style-name="P4">
<text:span text:style-name="T4">
Читайте також:</text:span>
 <text:a xlink:type="simple" xlink:href="https://www.ukrinform.ua/rubric-sports/3715353-ukrainka-magucih-persa-na-etapi-diamantovoi-ligi.html" text:style-name="Internet_20_link" text:visited-style-name="Visited_20_Internet_20_Link">
 Українка <text:span text:style-name="T4">
Магучі</text:span>
 х - перша на етапі Діамантової ліги</text:a>
</text:p>
      <text:p text:style-name="P4">
Як повідомляв Укрінформ, на етапі Діамантової ліги в Марокко Магучіхвстановила новий рекорд сезону – 201 см.</text:p>
      <text:p text:style-name="P4">
Фото: diamondleague.com</text:p>
      <text:p text:style-name="P4">
Source: <text:a xlink:type="simple" xlink:href="https://www.ukrinform.ua/rubric-sports/3718246-magucih-zdobula-peremogu-na-turniri-v-niderlandah.html" text:style-name="Internet_20_link" text:visited-style-name="Visited_20_Internet_20_Link">
https://www.ukrinform.ua/rubric-sports/3718246-magucih-zdobula-peremogu-na-turniri-v-niderlandah.html</text:a>
</text:p>
      <!--NEWS-->
      <text:h text:style-name="P10" text:outline-level="1">
<text:span text:style-name="T4">
Прем’єр Бельгії провів ніч у лікарні після падіння з велосипеда</text:span>
</text:h>
      <text:p text:style-name="P4">
Authors: Ukrinform (Person)</text:p>
      <text:p text:style-name="P4">
Publisher: Укринформ (Organization)</text:p>
      <text:p text:style-name="P4">
Published Time: 2023-06-04T21:22:00+03:00</text:p>
      <text:p text:style-name="P4">
Modified Time: 2023-06-04T21:22:00+03:00</text:p>
      <text:p text:style-name="P4">
Description: Глава уряду Бельгії Александр де Кроо повернувся додому в неділю після того, як провів всю ніч в лікарні внаслідок падіння з велосипеда днем раніше. — Укрінформ.</text:p>
      <text:p text:style-name="P4">
Images: ['<text:a xlink:type="simple" xlink:href="https://static.ukrinform.com/photos/2022_09/thumb_files/630_360_1662347981-555.jpg" text:style-name="Internet_20_link" text:visited-style-name="Visited_20_Internet_20_Link">
630_360_16623...</text:a>
']</text:p>
      <text:p text:style-name="P4">
Tags: ['Бельгія', "Прем'єр", 'Велосипед']</text:p>
      <text:p text:style-name="P4">
Type: Article</text:p>
      <!--METADATA-->
      <text:p text:style-name="P4">
<draw:frame draw:style-name="fr1" draw:name="Image221" text:anchor-type="as-char" svg:width="6.9236in" svg:height="3.956343in" draw:z-index="0">
<draw:image xlink:href="../Images/yкринформ/2023-06-04T21-22-00-03-00/630_360_1662347981-555.jpg" xlink:type="simple" xlink:show="embed" xlink:actuate="onLoad" draw:mime-type="image/jpeg"/>
</draw:frame>
 Главауряду Бельгії Александр де Кроо повернувся додому в неділю після того, якпровів всю ніч в лікарні внаслідок падіння з велосипеда днем раніше.</text:p>
      <text:p text:style-name="P4">
Як передає Укрінформ, про це повідомляє <text:a xlink:type="simple" xlink:href="https://www.vrt.be/vrtnws/nl/2023/06/03/premier-de-croo-in-het-ziekenhuis-na-val-met-de-fiets/" text:style-name="Internet_20_link" text:visited-style-name="Visited_20_Internet_20_Link">
 VRT</text:a>
 .</text:p>
      <text:p text:style-name="P4">
Під час вчорашньої велопрогулянки зі своїм сином де Кроо впав, вдарившисьголовою, і ненадовго втратив свідомість.</text:p>
      <text:p text:style-name="P4">
<text:span text:style-name="T4">
Читайте також:</text:span>
 <text:a xlink:type="simple" xlink:href="https://www.ukrinform.ua/rubric-diaspora/3714447-ukrainska-gromada-belgii-zustrilasa-z-golovou-zakarpatskoi-oda.html" text:style-name="Internet_20_link" text:visited-style-name="Visited_20_Internet_20_Link">
 Українська громада Бельгії зустрілася з головоюЗакарпатської ОДА </text:a>
</text:p>
      <text:p text:style-name="P4">
«На щастя, на мені був шолом, і мій син викликав швидку допомогу», — розповівбельгійський прем’єр у короткому відеозверненні в неділю, 4 червня.</text:p>
      <text:p text:style-name="P4">
Зазначається, що інцидент стався у суботу під час велопрогулянки де Кроо зсином неподалік від його будинку в Міхельбеке.</text:p>
      <text:p text:style-name="P4">
Батько прем'єр-міністра заявив, що його син перебуває вдома з сьогоднішньогоранку.</text:p>
      <text:p text:style-name="P4">
<text:span text:style-name="T4">
Читайте також:</text:span>
 <text:a xlink:type="simple" xlink:href="https://www.ukrinform.ua/rubric-ato/3710282-belgia-zaavila-pro-gotovnist-navcati-ukrainskih-pilotiv-na-f16.html" text:style-name="Internet_20_link" text:visited-style-name="Visited_20_Internet_20_Link">
 Бельгія заявила про готовність навчати українськихпілотів на F-16 </text:a>
</text:p>
      <text:p text:style-name="P4">
Крім цього в Офісі глави бельгійського уряду наголосили, що цей інцидент невплине на заплановані плани де Кроо на наступний тиждень.</text:p>
      <text:p text:style-name="P4">
Як повідомляв Укрінформ, декілька днів тому президент США упав на сцені післявручення дипломів на відкритті академії Військово-повітряних сил у штатіКолорадо.</text:p>
      <text:p text:style-name="P4">
Source: <text:a xlink:type="simple" xlink:href="https://www.ukrinform.ua/rubric-world/3718184-premer-belgii-proviv-nic-u-likarni-pisla-padinna-z-velosipeda.html" text:style-name="Internet_20_link" text:visited-style-name="Visited_20_Internet_20_Link">
https://www.ukrinform.ua/rubric-world/3718184-premer-belgii-proviv-nic-u-likarni-pisla-padinna-z-velosipeda.html</text:a>
</text:p>
      <!--NEWS-->
      <text:h text:style-name="P10" text:outline-level="1">
<text:span text:style-name="T4">
Росіяни вбили в Україні вже 485 дітей, проте ці дані не є остаточними - Зеленський</text:span>
</text:h>
      <text:p text:style-name="P4">
Authors: Ukrinform (Person)</text:p>
      <text:p text:style-name="P4">
Publisher: Укринформ (Organization)</text:p>
      <text:p text:style-name="P4">
Published Time: 2023-06-04T21:35:00+03:00</text:p>
      <text:p text:style-name="P4">
Modified Time: 2023-06-04T21:35:00+03:00</text:p>
      <text:p text:style-name="P4">
Description: Від початку повномасштабної війни достеменно відомо про загибель 485 дітей, однак реальна цифра більша - після деокупації території у могилах знаходять жертв російської агресії, зокрема дітей. — Укрінформ.</text:p>
      <text:p text:style-name="P4">
Images: ['<text:a xlink:type="simple" xlink:href="https://static.ukrinform.com/photos/2023_06/thumb_files/630_360_1685897423-7491.jpeg" text:style-name="Internet_20_link" text:visited-style-name="Visited_20_Internet_20_Link">
630_360_16858...</text:a>
']</text:p>
      <text:p text:style-name="P4">
Tags: ['Діти', 'Агресія РФ', 'Зеленський', 'Війна з Росією']</text:p>
      <text:p text:style-name="P4">
Type: Article</text:p>
      <!--METADATA-->
      <text:p text:style-name="P4">
<draw:frame draw:style-name="fr1" draw:name="Image222" text:anchor-type="as-char" svg:width="6.9236in" svg:height="3.956343in" draw:z-index="0">
<draw:image xlink:href="../Images/yкринформ/2023-06-04T21-35-00-03-00/630_360_1685897423-7491.jpeg" xlink:type="simple" xlink:show="embed" xlink:actuate="onLoad" draw:mime-type="image/jpeg"/>
</draw:frame>
 Відпочатку повномасштабної війни достеменно відомо про загибель 485 дітей, однакреальна цифра більша - після деокупації території у могилах знаходять жертвросійської агресії, зокрема дітей.</text:p>
      <text:p text:style-name="P4">
Про це Глава держави <text:a xlink:type="simple" xlink:href="https://www.youtube.com/watch" text:style-name="Internet_20_link" text:visited-style-name="Visited_20_Internet_20_Link">
 повідомив</text:a>
 у зверненні наприкінці 466-годня війни, передає Укрінформ.</text:p>
      <text:p text:style-name="P4">
Президент підкреслив, що від початку повномасштабної війни достеменно відомопро загибель 485 дітей.</text:p>
      <text:p text:style-name="P4">
“Це число, яке ми можемо офіційно підтвердити, знаючи дані кожної дитини. Нажаль, справжнє число більше. Щоразу, коли ми звільняємо нашу землю відросійських окупантів, ми дізнаємося страшну правду про окупацію. Про те,скільки людей, скільки дітей у похованнях на окупованій території – у могилахцієї війни, цієї агресії. І скільки ще досі під руїнами у спалених Росієюукраїнських містах і селах”, - наголосив Президент.</text:p>
      <text:p text:style-name="P4">
<text:span text:style-name="T4">
Читайте також:</text:span>
 <text:span text:style-name="T4">
<text:a xlink:type="simple" xlink:href="https://www.ukrinform.ua/rubric-ato/3718237-nastane-cas-koli-diti-v-ukraini-budut-zahiseni-vid-rosijskogo-zla-zelenskij.html" text:style-name="Internet_20_link" text:visited-style-name="Visited_20_Internet_20_Link">
 Настане час, коли діти в Україні будуть захищені відросійського зла - Зеленський </text:a>
 </text:span>
</text:p>
      <text:p text:style-name="P4">
Український лідер зауважив, що наразі немає повної інформації про сотні тисячдітей, які були депортовані в Росію.</text:p>
      <text:p text:style-name="P4">
“Станом на сьогодні завдяки різним зусиллям вдалося повернути в Україну 371дитину з депортації. При тому, що нам достеменно відомо принаймні про 19 505депортованих українських дітей, і це лише частина від усіх тих наших маленькихукраїнців і українок, які досі у ворога. Яких ми усіх маємо повернути”, -наголосив президент.</text:p>
      <text:p text:style-name="P4">
Як повідомляв Укрінформ, до Міжнародного дня безневинних <text:span text:style-name="T4">
<text:a xlink:type="simple" xlink:href="https://www.ukrinform.ua/tag-diti" text:style-name="Internet_20_link" text:visited-style-name="Visited_20_Internet_20_Link">
 дітей</text:a>
 </text:span>
 - жертв агресії у Харкові відкрилипам'ятник українським дітям, які загинули внаслідок збройної агресії з бокуРосії.</text:p>
      <text:p text:style-name="P4">
Source: <text:a xlink:type="simple" xlink:href="https://www.ukrinform.ua/rubric-ato/3718249-rosiani-vbili-v-ukraini-vze-485-ditej-prote-ci-dani-ne-e-ostatocnimi-zelenskij.html" text:style-name="Internet_20_link" text:visited-style-name="Visited_20_Internet_20_Link">
https://www.ukrinform.ua/rubric-ato/3718249-rosiani-vbili-v-ukraini-vze-485-ditej-prote-ci-dani-ne-e-ostatocnimi-zelenskij.html</text:a>
</text:p>
      <!--NEWS-->
      <text:h text:style-name="P10" text:outline-level="1">
<text:span text:style-name="T4">
Збірна України здобула «золото» у Суперфіналі КС з артистичного плавання</text:span>
</text:h>
      <text:p text:style-name="P4">
Authors: Ukrinform (Person)</text:p>
      <text:p text:style-name="P4">
Publisher: Укринформ (Organization)</text:p>
      <text:p text:style-name="P4">
Published Time: 2023-06-04T21:39:00+03:00</text:p>
      <text:p text:style-name="P4">
Modified Time: 2023-06-04T21:39:00+03:00</text:p>
      <text:p text:style-name="P4">
Description: Українкам не було рівних в акробатичній групі. — Укрінформ.</text:p>
      <text:p text:style-name="P4">
Images: ['<text:a xlink:type="simple" xlink:href="https://static.ukrinform.com/photos/2023_06/thumb_files/630_360_1685902981-103.jpg" text:style-name="Internet_20_link" text:visited-style-name="Visited_20_Internet_20_Link">
630_360_16859...</text:a>
']</text:p>
      <text:p text:style-name="P4">
Tags: ['синхронне плавання']</text:p>
      <text:p text:style-name="P4">
Type: Article</text:p>
      <!--METADATA-->
      <text:p text:style-name="P4">
<draw:frame draw:style-name="fr1" draw:name="Image223" text:anchor-type="as-char" svg:width="6.9236in" svg:height="3.956343in" draw:z-index="0">
<draw:image xlink:href="../Images/yкринформ/2023-06-04T21-39-00-03-00/630_360_1685902981-103.jpg" xlink:type="simple" xlink:show="embed" xlink:actuate="onLoad" draw:mime-type="image/jpeg"/>
</draw:frame>
 Українкамне було рівних в акробатичній групі.</text:p>
      <text:p text:style-name="P4">
Збірна України виграла золото у Суперфіналі Кубка світу з артистичногоплавання, який проходив в іспанському Ов’єдо, передає Укрінформ.</text:p>
      <text:p text:style-name="P4">
Чемпіонками в акробатичній групі стали Марина та Владислава Алексіїви, МартаФєдіна, Вероніка Гришко, Софія Мацієвська, Дар’я Мошинська, АнгелінаОвчиннікова та Валерія Тищенко.</text:p>
      <text:p text:style-name="P4">
Українська збірна отримала оцінку 216.6701, випередивши на 0.5801 збірнуКитаю. Для української команди ця нагорода стала четвертою у Суперфіналі Кубкасвіту з артистичного плавання.</text:p>
      <text:p text:style-name="P4">
<text:span text:style-name="T4">
Читайте також:</text:span>
 <text:a xlink:type="simple" xlink:href="https://www.ukrinform.ua/rubric-sports/3718131-sestri-aleksiivi-zdobuli-sriblo-u-superfinali-kubka-svitu-z-artisticnogo-plavanna.html" text:style-name="Internet_20_link" text:visited-style-name="Visited_20_Internet_20_Link">
 Сестри Алексіїви здобули «срібло» у суперфіналі Кубкасвіту з <text:span text:style-name="T4">
артистично</text:span>
 го плавання </text:a>
</text:p>
      <text:p text:style-name="P4">
Як повідомляв Укрінформ, сестри Алексіїви посіли друге місце у змаганняхдуетів у довільній програмі. Також Владислава та Марина стали бронзовимипризерками у технічній програмі дуетів. Сестри Алексіїви у складі національноїкоманди виграли «срібло» у технічній програмі у групових змаганнях.</text:p>
      <text:p text:style-name="P4">
Фото: Getty Images</text:p>
      <text:p text:style-name="P4">
Source: <text:a xlink:type="simple" xlink:href="https://www.ukrinform.ua/rubric-sports/3718247-zbirna-ukraini-zdobula-zoloto-u-superfinali-ks-z-artisticnogo-plavanna.html" text:style-name="Internet_20_link" text:visited-style-name="Visited_20_Internet_20_Link">
https://www.ukrinform.ua/rubric-sports/3718247-zbirna-ukraini-zdobula-zoloto-u-superfinali-ks-z-artisticnogo-plavanna.html</text:a>
</text:p>
      <!--NEWS-->
      <text:h text:style-name="P10" text:outline-level="1">
<text:span text:style-name="T4">
Протягом дня росіяни здійснили 22 обстріли прикордоння Сумщини</text:span>
</text:h>
      <text:p text:style-name="P4">
Authors: Ukrinform (Person)</text:p>
      <text:p text:style-name="P4">
Publisher: Укринформ (Organization)</text:p>
      <text:p text:style-name="P4">
Published Time: 2023-06-04T21:53:00+03:00</text:p>
      <text:p text:style-name="P4">
Modified Time: 2023-06-04T21:53:00+03:00</text:p>
      <text:p text:style-name="P4">
Description: Російські війська у неділю, 4 червня, здійснили 22 обстріли прикордонних громад Сумської області. — Укрінформ.</text:p>
      <text:p text:style-name="P4">
Images: ['<text:a xlink:type="simple" xlink:href="https://static.ukrinform.com/photos/2023_06/thumb_files/630_360_1685904776-936.jpg" text:style-name="Internet_20_link" text:visited-style-name="Visited_20_Internet_20_Link">
630_360_16859...</text:a>
']</text:p>
      <text:p text:style-name="P4">
Tags: ['Обстріл', 'Сумщина', 'Війна з Росією']</text:p>
      <text:p text:style-name="P4">
Type: Article</text:p>
      <!--METADATA-->
      <text:p text:style-name="P4">
<draw:frame draw:style-name="fr1" draw:name="Image224" text:anchor-type="as-char" svg:width="6.9236in" svg:height="3.952746in" draw:z-index="0">
<draw:image xlink:href="../Images/yкринформ/2023-06-04T21-53-00-03-00/630_360_1685904776-936.jpg" xlink:type="simple" xlink:show="embed" xlink:actuate="onLoad" draw:mime-type="image/jpeg"/>
</draw:frame>
 Російськівійська у неділю, 4 червня, здійснили 22 обстріли прикордонних громад Сумськоїобласті.</text:p>
      <text:p text:style-name="P4">
Як передає Укрінформ, про це Сумська обласна військова адміністраціяповідомляє у <text:a xlink:type="simple" xlink:href="https://t.me/Sumy_news_ODA/16697" text:style-name="Internet_20_link" text:visited-style-name="Visited_20_Internet_20_Link">
 Телеграмі </text:a>
 .</text:p>
      <text:p text:style-name="P4">
«Протягом дня росіяни здійснили 22 обстріли. Зафіксовано 104 вибухи. Обстрілівзазнали Білопільська, Великописарівська, Глухівська, Зноб-Новгородська,Краснопільська, Миропільська, Новослобідська, Шалигинська, Юнаківськагромади», - ідеться в повідомленні.</text:p>
      <text:p text:style-name="P4">
<text:span text:style-name="T4">
Читайте також:</text:span>
 <text:a xlink:type="simple" xlink:href="https://www.ukrinform.ua/rubric-regions/3718223-prokuratura-rozpocala-dosudovi-rozsliduvanna-za-faktom-sogodnisnogo-obstrilu-harkivsini.html" text:style-name="Internet_20_link" text:visited-style-name="Visited_20_Internet_20_Link">
 Прокуратура розпочала досудові розслідування за фактомсьогоднішнього <text:span text:style-name="T4">
обстріл</text:span>
 у Харківщини </text:a>
</text:p>
      <text:p text:style-name="P4">
По Білопільській громаді зафіксовано обстріл із САУ (8 вибухів) та мінометнийобстріл (2 вибухи).</text:p>
      <text:p text:style-name="P4">
По Великописарівській громаді ворог здійснив обстріл із артилерії (18 вибухів)та з мінометів (3 вибухи). Унаслідок одного з мінометних обстрілів пошкодженоприватний будинок, гараж з автомобілем та газову трубу.</text:p>
      <text:p text:style-name="P4">
По Глухівській громаді російські війська здійснили артилерійський обстріл (9вибухів).</text:p>
      <text:p text:style-name="P4">
<text:span text:style-name="T4">
Читайте також:</text:span>
 <text:a xlink:type="simple" xlink:href="https://www.ukrinform.ua/rubric-ato/3718221-za-dobu-sili-oboroni-vsi-vorozi-ataki-na-shodi.html" text:style-name="Internet_20_link" text:visited-style-name="Visited_20_Internet_20_Link">
 За добу Сили оборони відбили всі ворожі атаки на сході</text:a>
</text:p>
      <text:p text:style-name="P4">
По Зноб-Новгородській громаді ворог бив із артилерії (28 вибухів). Пошкодженосім приватних будинків, лінію електропередач, церкву, пожежно-рятувальнучастину. Двоє людей дістали поранення.</text:p>
      <text:p text:style-name="P4">
По Краснопільській громаді був мінометний обстріл (6 вибухів).</text:p>
      <text:p text:style-name="P4">
Крім того, по Миропільській громаді росіяни били з артилерії (2 вибухи) тамінометів (4 вибухи).</text:p>
      <text:p text:style-name="P4">
<text:span text:style-name="T4">
Читайте також:</text:span>
 <text:a xlink:type="simple" xlink:href="https://www.ukrinform.ua/rubric-ato/3718194-vorog-cotiri-razi-uprodovz-dna-biv-po-prikordonnu-sumsini-ta-cernigivsini.html" text:style-name="Internet_20_link" text:visited-style-name="Visited_20_Internet_20_Link">
 Ворог чотири рази упродовж дня бив по прикордонню Сумщинита Чернігівщини </text:a>
</text:p>
      <text:p text:style-name="P4">
Ворог також скинув 9 мін на територію Новослобідської громади.</text:p>
      <text:p text:style-name="P4">
По Шалигинській громаді росіяни здійснили мінометний обстріл (5 вибухів).</text:p>
      <text:p text:style-name="P4">
По Юнаківській громаді були обстріли з САУ (10 вибухів).</text:p>
      <text:p text:style-name="P4">
Як повідомляв Укрінформ, уночі 4 червня в Чернігівській та Сумській областяхприкордонники знищили два ворожі безпілотники типу Shahed, ще один знешкодили.</text:p>
      <text:p text:style-name="P4">
Фото ілюстративне</text:p>
      <text:p text:style-name="P4">
Source: <text:a xlink:type="simple" xlink:href="https://www.ukrinform.ua/rubric-ato/3718251-protagom-dna-rosiani-zdijsnili-22-obstrili-prikordonna-sumsini.html" text:style-name="Internet_20_link" text:visited-style-name="Visited_20_Internet_20_Link">
https://www.ukrinform.ua/rubric-ato/3718251-protagom-dna-rosiani-zdijsnili-22-obstrili-prikordonna-sumsini.html</text:a>
</text:p>
      <!--NEWS-->
      <text:h text:style-name="P10" text:outline-level="1">
<text:span text:style-name="T4">
Україна разом із партнерами має закрити можливості для обходу санкцій з боку РФ - Зеленський</text:span>
</text:h>
      <text:p text:style-name="P4">
Authors: Ukrinform (Person)</text:p>
      <text:p text:style-name="P4">
Publisher: Укринформ (Organization)</text:p>
      <text:p text:style-name="P4">
Published Time: 2023-06-04T21:55:00+03:00</text:p>
      <text:p text:style-name="P4">
Modified Time: 2023-06-04T21:55:00+03:00</text:p>
      <text:p text:style-name="P4">
Description: Президент України Володимир Зеленський провів спеціальну нараду за участі Головного управління розвідки, уряду, Служби зовнішньої розвідки й Офісу Президента щодо недопущення обходу санкцій з боку Росії. — Укрінформ.</text:p>
      <text:p text:style-name="P4">
Images: ['<text:a xlink:type="simple" xlink:href="https://static.ukrinform.com/photos/2022_08/thumb_files/630_360_1659353300-361.jpeg" text:style-name="Internet_20_link" text:visited-style-name="Visited_20_Internet_20_Link">
630_360_16593...</text:a>
']</text:p>
      <text:p text:style-name="P4">
Tags: ['Антиросійські санкції', 'Економіка', 'Зеленський', 'Війна з Росією']</text:p>
      <text:p text:style-name="P4">
Type: Article</text:p>
      <!--METADATA-->
      <text:p text:style-name="P4">
<draw:frame draw:style-name="fr1" draw:name="Image225" text:anchor-type="as-char" svg:width="6.9236in" svg:height="3.956343in" draw:z-index="0">
<draw:image xlink:href="../Images/yкринформ/2023-06-04T21-55-00-03-00/630_360_1659353300-361.jpeg" xlink:type="simple" xlink:show="embed" xlink:actuate="onLoad" draw:mime-type="image/jpeg"/>
</draw:frame>
 ПрезидентУкраїни Володимир Зеленський провів спеціальну нараду за участі Головногоуправління розвідки, уряду, Служби зовнішньої розвідки й Офісу Президента щодонедопущення обходу санкцій з боку Росії.</text:p>
      <text:p text:style-name="P4">
Про це глава держави повідомив у <text:a xlink:type="simple" xlink:href="https://www.youtube.com/watch" text:style-name="Internet_20_link" text:visited-style-name="Visited_20_Internet_20_Link">
 зверненні</text:a>
 наприкінці 466-го дня війни,передає Укрінформ.</text:p>
      <text:p text:style-name="P4">
"Сьогодні провів спеціальну нараду щодо санкцій. ГУР, Служба зовнішньоїрозвідки, уряд, Офіс (Президента - ред.). Дуже детально проаналізували, якРосія обходить санкції та хто їй допомагає... Ми бачимо кожен напрямок обходунаявних санкцій, кожну країну, чия територія або юрисдикція, чиї громадянивикористовуються Росією для продовження терору. І ми маємо закрити всі такінапрямки – разом із партнерами, – щоб не було в російських ракетах, уросійській зброї продукції вільного світу. Необхідні кроки будуть", -підкреслив Зеленський.</text:p>
      <text:p text:style-name="P4">
<text:span text:style-name="T4">
Читайте також:</text:span>
 <text:span text:style-name="T4">
<text:a xlink:type="simple" xlink:href="https://www.ukrinform.ua/rubric-polytics/3717238-posilenna-ppo-ta-novi-sankcii-proti-rosii-zelenskij-proviv-zustric-iz-solcom.html" text:style-name="Internet_20_link" text:visited-style-name="Visited_20_Internet_20_Link">
 Посилення ППО та нові санкції проти Росії: Зеленськийпровів зустріч із Шольцом </text:a>
 </text:span>
</text:p>
      <text:p text:style-name="P4">
Він також зазначив, що Росія виробляє засоби терору, зокрема ракети, задопомоги різних компаній у різних країнах. За його словами, наразі державі-терористу вдається використовувати технології світу через мережупостачальників, а також обходити міжнародні санкційні режими. Водночас вінвідзначив, що <text:span text:style-name="T4">
<text:a xlink:type="simple" xlink:href="https://www.ukrinform.ua/tag-antirossijskie-sankcii" text:style-name="Internet_20_link" text:visited-style-name="Visited_20_Internet_20_Link">
 санкції </text:a>
 </text:span>
 , накладені на Росію, є обов'язковою частиною відповідальностікраїни-агресора за її злочини. Також санкції мають обмежувати російськуздатність до терору по максимуму.</text:p>
      <text:p text:style-name="P4">
<text:span text:style-name="T4">
Читайте також:</text:span>
 <text:span text:style-name="T4">
<text:a xlink:type="simple" xlink:href="https://www.ukrinform.ua/rubric-ato/3717510-zelenskij-moze-pocati-publicno-borotisa-z-timi-hto-dae-mozlivist-obhoditi-rosii-sankcii.html" text:style-name="Internet_20_link" text:visited-style-name="Visited_20_Internet_20_Link">
 Зеленський може почати публічно боротися з тими, хтодає можливість обходити Росії санкції </text:a>
 </text:span>
</text:p>
      <text:p text:style-name="P4">
Як повідомляв Укрінформ, Верховна Рада затвердила рішення Ради національноїбезпеки та оборони щодо застосування секторальних спеціальних економічних таінших обмежувальних заходів (санкцій) проти Ісламської Республіки Іран.</text:p>
      <text:p text:style-name="P4">
Source: <text:a xlink:type="simple" xlink:href="https://www.ukrinform.ua/rubric-polytics/3718252-ukraina-razom-iz-partnerami-mae-zakriti-mozlivosti-dla-obhodu-sankcij-z-boku-rf-zelenskij.html" text:style-name="Internet_20_link" text:visited-style-name="Visited_20_Internet_20_Link">
https://www.ukrinform.ua/rubric-polytics/3718252-ukraina-razom-iz-partnerami-mae-zakriti-mozlivosti-dla-obhodu-sankcij-z-boku-rf-zelenskij.html</text:a>
</text:p>
      <!--NEWS-->
      <text:h text:style-name="P10" text:outline-level="1">
<text:span text:style-name="T4">
Легіон «Свобода Росії» та РДК заявили, що передають Україні полонених із Бєлгородської області</text:span>
</text:h>
      <text:p text:style-name="P4">
Authors: Ukrinform (Person)</text:p>
      <text:p text:style-name="P4">
Publisher: Укринформ (Organization)</text:p>
      <text:p text:style-name="P4">
Published Time: 2023-06-04T22:01:00+03:00</text:p>
      <text:p text:style-name="P4">
Modified Time: 2023-06-04T22:01:00+03:00</text:p>
      <text:p text:style-name="P4">
Description: В Легіоні «Свобода Росії» заявили, що передають Україні захоплених у полон в Бєлгородській області солдатів армії РФ. — Укрінформ.</text:p>
      <text:p text:style-name="P4">
Images: ['<text:a xlink:type="simple" xlink:href="https://static.ukrinform.com/photos/2023_05/thumb_files/630_360_1684938991-585.jpg" text:style-name="Internet_20_link" text:visited-style-name="Visited_20_Internet_20_Link">
630_360_16849...</text:a>
']</text:p>
      <text:p text:style-name="P4">
Tags: ['Полонені', 'Війна з Росією', 'Легіон «Свобода Росії» ', 'РДК']</text:p>
      <text:p text:style-name="P4">
Type: Article</text:p>
      <!--METADATA-->
      <text:p text:style-name="P4">
<draw:frame draw:style-name="fr1" draw:name="Image226" text:anchor-type="as-char" svg:width="6.9236in" svg:height="3.956343in" draw:z-index="0">
<draw:image xlink:href="../Images/yкринформ/2023-06-04T22-01-00-03-00/630_360_1684938991-585.jpg" xlink:type="simple" xlink:show="embed" xlink:actuate="onLoad" draw:mime-type="image/jpeg"/>
</draw:frame>
 В Легіоні«Свобода Росії» заявили, що передають Україні захоплених у полон вБєлгородській області солдатів армії РФ.</text:p>
      <text:p text:style-name="P4">
Як передає Укрінформ, про це йдеться у повідомленні в <text:a xlink:type="simple" xlink:href="https://t.me/legionoffreedom/854" text:style-name="Internet_20_link" text:visited-style-name="Visited_20_Internet_20_Link">
 телеграм-каналуЛегіону </text:a>
 .</text:p>
      <text:p text:style-name="P4">
«Полонених (солдатів РФ – ред.) ми передаємо в обмінний фонд українськоїсторони», - йдеться у повідомленні.</text:p>
      <text:p text:style-name="P4">
<text:span text:style-name="T4">
Читайте також:</text:span>
 <text:a xlink:type="simple" xlink:href="https://www.ukrinform.ua/rubric-ato/3718146-legion-svoboda-rosii-ta-rdk-zaavili-so-vzali-v-polon-rosijskih-soldativ-u-belgorodskij-oblasti.html" text:style-name="Internet_20_link" text:visited-style-name="Visited_20_Internet_20_Link">
 Легіон «Свобода Росії» та <text:span text:style-name="T4">
РДК</text:span>
 заявили, що взяли вполон солдатів у Бєлгородській області </text:a>
</text:p>
      <text:p text:style-name="P4">
В Легіоні додали, що губернатор Бєлгородській області Гладков так і не приїхавза полоненими.</text:p>
      <text:p text:style-name="P4">
«Вся влада в «єдиноросів» в особі губернатора Гладкова злякалася, івідсиділася у затишних кабінетах, залишивши своїх людей у нашому полоні. Теперми остаточно зрозуміли, наскільки гнила і боягузлива влада сидить біля керма,спілкуватися з ними безглуздо. Як кажуть, негідники», - йдеться уповідомленні.</text:p>
      <text:p text:style-name="P4">
Як повідомляв Укрінформ, 1 червня Легіон «Свобода Росії» та «Російськийдобровольчий корпус» заявили про початок нового рейду у Бєлгородську областьРФ.</text:p>
      <text:p text:style-name="P4">
<text:span text:style-name="T4">
Читайте також:</text:span>
 <text:a xlink:type="simple" xlink:href="https://www.ukrinform.ua/rubric-ato/3718091-legion-svoboda-rosii-ta-rdk-zaavili-so-uvijsli-do-peredmista-sebekina.html" text:style-name="Internet_20_link" text:visited-style-name="Visited_20_Internet_20_Link">
 Легіон «Свобода Росії» та <text:span text:style-name="T4">
РДК</text:span>
 заявили, що увійшли допередмістя Шебекіна </text:a>
</text:p>
      <text:p text:style-name="P4">
Російська влада для боротьби з партизанами перекинула у прикордонні населеніпункти Бєлгородської області елітний загін спецпризначення, а також почаламасові обстріли території.</text:p>
      <text:p text:style-name="P4">
Легіон «Свобода Росії» запропонував жителям Бєлгородської області РФ, якіпотерпають від обстрілів армією РФ, евакуюватися в Україну.</text:p>
      <text:p text:style-name="P4">
4 червня «Російський добровольчий корпус» і Легіон «Свобода Росії» заявили провходження до передмістя Шебекіна Бєлгородської області РФ.</text:p>
      <text:p text:style-name="P4">
Source: <text:a xlink:type="simple" xlink:href="https://www.ukrinform.ua/rubric-ato/3718253-legion-svoboda-rosii-ta-rdk-zaavili-so-peredaut-ukraini-polonenih-soldativ-iz-belgorodskij-oblasti.html" text:style-name="Internet_20_link" text:visited-style-name="Visited_20_Internet_20_Link">
https://www.ukrinform.ua/rubric-ato/3718253-legion-svoboda-rosii-ta-rdk-zaavili-so-peredaut-ukraini-polonenih-soldativ-iz-belgorodskij-oblasti.html</text:a>
</text:p>
      <!--NEWS-->
      <text:h text:style-name="P10" text:outline-level="1">
<text:span text:style-name="T4">
«Жироні» не вдалось кваліфікуватись до єврокубків</text:span>
</text:h>
      <text:p text:style-name="P4">
Authors: Ukrinform (Person)</text:p>
      <text:p text:style-name="P4">
Publisher: Укринформ (Organization)</text:p>
      <text:p text:style-name="P4">
Published Time: 2023-06-04T22:14:03+03:00</text:p>
      <text:p text:style-name="P4">
Modified Time: 2023-06-04T22:14:03+03:00</text:p>
      <text:p text:style-name="P4">
Description: «Жирона» на виїзді програла «Осасуні».   — Укрінформ.</text:p>
      <text:p text:style-name="P4">
Images: ['<text:a xlink:type="simple" xlink:href="https://static.ukrinform.com/photos/2023_06/thumb_files/630_360_1685905972-443.jpg" text:style-name="Internet_20_link" text:visited-style-name="Visited_20_Internet_20_Link">
630_360_16859...</text:a>
']</text:p>
      <text:p text:style-name="P4">
Tags: ['Футбол', 'Віктор Циганков']</text:p>
      <text:p text:style-name="P4">
Type: Article</text:p>
      <!--METADATA-->
      <text:p text:style-name="P4">
<draw:frame draw:style-name="fr1" draw:name="Image227" text:anchor-type="as-char" svg:width="6.9236in" svg:height="3.956343in" draw:z-index="0">
<draw:image xlink:href="../Images/yкринформ/2023-06-04T22-14-03-03-00/630_360_1685905972-443.jpg" xlink:type="simple" xlink:show="embed" xlink:actuate="onLoad" draw:mime-type="image/jpeg"/>
</draw:frame>
 «Жирона»на виїзді програла «Осасуні».</text:p>
      <text:p text:style-name="P4">
«Жирона» в завершальному турі Ла Ліги поступилася «Осасуні» - 1:2, передаєУкрінформ.</text:p>
      <text:p text:style-name="P4">
Перший тайм завершився без забитих голів. А по перерві перемогу господарямполя приніс дубль Анте Будіміра. До кінця зустрічі гості зуміли відіграти одинм’яч зусиллями Рейнієра, який відзначився після асиста Віктора Циганкова.</text:p>
      <text:p text:style-name="P4">
Український півзахисник «Жирони» вийшов у стартовому складі своєї команди тапровів на полі всю гру. Він відзначився шостою результативною передачею заіспанську команду.</text:p>
      <text:p text:style-name="P4">
«Жирона» посідає десяте місце у турнірній таблиці Ла Ліги та не потрапила доєврокубків за підсумками сезону. «Осасуна» набрала 53 очки, посіла сьомупозицію та зіграє у Лізі конференцій.</text:p>
      <text:p text:style-name="P4">
<text:span text:style-name="T4">
Читайте також:</text:span>
 <text:a xlink:type="simple" xlink:href="https://www.ukrinform.ua/rubric-sports/3707010-zmi-buskets-pokine-barselonu-pisla-zaversenna-sezonu.html" text:style-name="Internet_20_link" text:visited-style-name="Visited_20_Internet_20_Link">
 ЗМІ: Бускетс покине « <text:span text:style-name="T4">
Барселону</text:span>
 » після завершеннясезону </text:a>
</text:p>
      <text:p text:style-name="P4">
Як повідомляв Укрінформ, «Барселона» виграла чемпіонат Іспанії вперше з 2019року.</text:p>
      <text:p text:style-name="P4">
Фото: Getty Images</text:p>
      <text:p text:style-name="P4">
Source: <text:a xlink:type="simple" xlink:href="https://www.ukrinform.ua/rubric-sports/3718255-zironi-ne-vdalos-kvalifikuvatis-do-evrokubkiv.html" text:style-name="Internet_20_link" text:visited-style-name="Visited_20_Internet_20_Link">
https://www.ukrinform.ua/rubric-sports/3718255-zironi-ne-vdalos-kvalifikuvatis-do-evrokubkiv.html</text:a>
</text:p>
      <!--NEWS-->
      <text:h text:style-name="P10" text:outline-level="1">
<text:span text:style-name="T4">
Костюк вийшла у чвертьфінал «Ролан Гаррос» у міксті</text:span>
</text:h>
      <text:p text:style-name="P4">
Authors: Ukrinform (Person)</text:p>
      <text:p text:style-name="P4">
Publisher: Укринформ (Organization)</text:p>
      <text:p text:style-name="P4">
Published Time: 2023-06-04T22:17:00+03:00</text:p>
      <text:p text:style-name="P4">
Modified Time: 2023-06-04T22:17:00+03:00</text:p>
      <text:p text:style-name="P4">
Description: Українка виступає в парі з сальвадорцем Марсело Аревало. — Укрінформ.</text:p>
      <text:p text:style-name="P4">
Images: ['<text:a xlink:type="simple" xlink:href="https://static.ukrinform.com/photos/2023_06/thumb_files/630_360_1685906183-365.jpg" text:style-name="Internet_20_link" text:visited-style-name="Visited_20_Internet_20_Link">
630_360_16859...</text:a>
']</text:p>
      <text:p text:style-name="P4">
Tags: ['Теніс', 'Марта Костюк']</text:p>
      <text:p text:style-name="P4">
Type: Article</text:p>
      <!--METADATA-->
      <text:p text:style-name="P4">
<draw:frame draw:style-name="fr1" draw:name="Image228" text:anchor-type="as-char" svg:width="6.9236in" svg:height="3.956343in" draw:z-index="0">
<draw:image xlink:href="../Images/yкринформ/2023-06-04T22-17-00-03-00/630_360_1685906183-365.jpg" xlink:type="simple" xlink:show="embed" xlink:actuate="onLoad" draw:mime-type="image/jpeg"/>
</draw:frame>
 Українкавиступає в парі з сальвадорцем Марсело Аревало.</text:p>
      <text:p text:style-name="P4">
Українська тенісистка Марта Костюк у парі з сальвадорцем Марсело Ареваловийшли у чвертьфінал «Ролан Гаррос», передає Укрінформ.</text:p>
      <text:p text:style-name="P4">
В 1/8 фіналу Костюк і Аревало обіграли австралійців Сторм Хантер та Джон Пірс– 6:4, 5:7, 12-10.</text:p>
      <text:p text:style-name="P4">
Матч тривав 1 годину 33 хвилини. Марта та Марсело 4 рази подали навиліт,допустили 5 подвійних помилок та реалізували 3/6 брейк-пойнти.</text:p>
      <text:p text:style-name="P4">
У наступному раунді змагань Костюк та Аревало зіграють проти Б'янки Андреєску(Канада) та Майкла Вінуса (Нова Зеландія).</text:p>
      <text:p text:style-name="P4">
<text:span text:style-name="T4">
Читайте також:</text:span>
 <text:a xlink:type="simple" xlink:href="https://www.ukrinform.ua/rubric-sports/3718238-kostuk-ta-ruse-zaversili-vistup-v-18-finalu-parnogo-rozradu-rolan-garros.html" text:style-name="Internet_20_link" text:visited-style-name="Visited_20_Internet_20_Link">
 <text:span text:style-name="T4">
Костюк</text:span>
 та Русе завершили виступ в 1/8 фіналу парногорозряду «Ролан Гаррос» </text:a>
</text:p>
      <text:p text:style-name="P4">
Як повідомляв Укрінформ, у парному розряді Костюк вилетіла на стадії 1/8фіналу, в одиночній сітці – на старті.</text:p>
      <text:p text:style-name="P4">
Фото: btu.org.ua</text:p>
      <text:p text:style-name="P4">
Source: <text:a xlink:type="simple" xlink:href="https://www.ukrinform.ua/rubric-sports/3718256-kostuk-vijsla-u-cvertfinal-rolan-garros-u-miksti.html" text:style-name="Internet_20_link" text:visited-style-name="Visited_20_Internet_20_Link">
https://www.ukrinform.ua/rubric-sports/3718256-kostuk-vijsla-u-cvertfinal-rolan-garros-u-miksti.html</text:a>
</text:p>
      <!--NEWS-->
      <text:h text:style-name="P10" text:outline-level="1">
<text:span text:style-name="T4">
У притулку для біженців з України виникла пожежа, є постраждалі – посол в Німеччині</text:span>
</text:h>
      <text:p text:style-name="P4">
Authors: Ukrinform (Person)</text:p>
      <text:p text:style-name="P4">
Publisher: Укринформ (Organization)</text:p>
      <text:p text:style-name="P4">
Published Time: 2023-06-04T22:24:00+03:00</text:p>
      <text:p text:style-name="P4">
Modified Time: 2023-06-04T22:24:00+03:00</text:p>
      <text:p text:style-name="P4">
Description: У притулку для українських біженців, який розташовується у федеральній землі Тюрингія, виникла пожежа, є постраждалі. — Укрінформ.</text:p>
      <text:p text:style-name="P4">
Images: ['<text:a xlink:type="simple" xlink:href="https://static.ukrinform.com/photos/2023_06/thumb_files/630_360_1685906315-297.jpg" text:style-name="Internet_20_link" text:visited-style-name="Visited_20_Internet_20_Link">
630_360_16859...</text:a>
']</text:p>
      <text:p text:style-name="P4">
Tags: ['Німеччина', 'Посол', 'Біженці']</text:p>
      <text:p text:style-name="P4">
Type: Article</text:p>
      <!--METADATA-->
      <text:p text:style-name="P4">
<draw:frame draw:style-name="fr1" draw:name="Image229" text:anchor-type="as-char" svg:width="6.9236in" svg:height="3.949462in" draw:z-index="0">
<draw:image xlink:href="../Images/yкринформ/2023-06-04T22-24-00-03-00/630_360_1685906315-297.jpg" xlink:type="simple" xlink:show="embed" xlink:actuate="onLoad" draw:mime-type="image/jpeg"/>
</draw:frame>
 У притулкудля українських біженців, який розташовується у федеральній землі Тюрингія,виникла пожежа, є постраждалі.</text:p>
      <text:p text:style-name="P4">
Як передає Укрінформ, про це у своєму <text:a xlink:type="simple" xlink:href="https://www.facebook.com/oleksii.makeiev/posts/pfbid02HZZANgYa4JQK8WFR7Q7kbA2nkKGLkB5Xw53PLMFJ9MRChbHUHC8KeJPwbHPE3ANcl" text:style-name="Internet_20_link" text:visited-style-name="Visited_20_Internet_20_Link">
 Фейсбуці</text:a>
написав посол України в Німеччині Олексій Макеєв.</text:p>
      <text:p text:style-name="P4">
"Сьогодні мене сповістили про сумну звістку, що в одному з будинків, депроживають українські шукачі захисту у федеральній землі Тюрингія, виниклапожежа. Унаслідок цього прикрого інциденту, за попередньою інформацією, єпостраждалі", - повідомив він.</text:p>
      <text:p text:style-name="P4">
<text:span text:style-name="T4">
Читайте також:</text:span>
 <text:a xlink:type="simple" xlink:href="https://www.ukrinform.ua/rubric-diaspora/3716268-prezident-sku-v-berlini-obgovoriv-potrebu-vikladanna-ukrainskoi-movi-v-skolah-nimeccini.html" text:style-name="Internet_20_link" text:visited-style-name="Visited_20_Internet_20_Link">
 Президент СКУ в Берліні обговорив потребу викладанняукраїнської мови у школах Німеччини </text:a>
</text:p>
      <text:p text:style-name="P4">
За його словами, слідство триває, а деталі поки не розголошуються.</text:p>
      <text:p text:style-name="P4">
"Наші консули з самого ранку на контакті з громадянами України, хто проживає уцьому регіоні, постійно мене брифінгують, а також з німецькими правоохороннимиорганами. Чекаємо на докладнішу інформацію, після того повідомлю більшдетально, - резюмував Макеєв.</text:p>
      <text:p text:style-name="P4">
Як повідомляв Укрінформ, раніше стало відомо, що <text:a xlink:type="simple" xlink:href="https://www.ukrinform.ua/rubric-society/3716318-ponad-60-ukrainciv-u-polsi-planuut-povernutisa-dodomu.html" text:style-name="Internet_20_link" text:visited-style-name="Visited_20_Internet_20_Link">
 понад 60% українців уПольщі планують повернутися додому </text:a>
 .</text:p>
      <text:p text:style-name="P4">
Фото: dpa</text:p>
      <text:p text:style-name="P4">
Source: <text:a xlink:type="simple" xlink:href="https://www.ukrinform.ua/rubric-society/3718257-u-pritulku-dla-bizenciv-z-ukraini-vinikla-pozeza-e-postrazdali-posol-v-nimeccini.html" text:style-name="Internet_20_link" text:visited-style-name="Visited_20_Internet_20_Link">
https://www.ukrinform.ua/rubric-society/3718257-u-pritulku-dla-bizenciv-z-ukraini-vinikla-pozeza-e-postrazdali-posol-v-nimeccini.html</text:a>
</text:p>
      <!--NEWS-->
      <text:h text:style-name="P10" text:outline-level="1">
<text:span text:style-name="T4">
Прем'єрка Сербії заявила про готовність піти у відставку</text:span>
</text:h>
      <text:p text:style-name="P4">
Authors: Ukrinform (Person)</text:p>
      <text:p text:style-name="P4">
Publisher: Укринформ (Organization)</text:p>
      <text:p text:style-name="P4">
Published Time: 2023-06-04T22:44:00+03:00</text:p>
      <text:p text:style-name="P4">
Modified Time: 2023-06-04T22:44:00+03:00</text:p>
      <text:p text:style-name="P4">
Description: Прем'єр-міністерка Сербії Ана Брнабич заявила про готовність піти у відставку. — Укрінформ.</text:p>
      <text:p text:style-name="P4">
Images: ['<text:a xlink:type="simple" xlink:href="https://static.ukrinform.com/photos/2019_04/thumb_files/630_360_1556488496-572.jpeg" text:style-name="Internet_20_link" text:visited-style-name="Visited_20_Internet_20_Link">
630_360_15564...</text:a>
']</text:p>
      <text:p text:style-name="P4">
Tags: ['Протест', 'Сербія', 'Відставка']</text:p>
      <text:p text:style-name="P4">
Type: Article</text:p>
      <!--METADATA-->
      <text:p text:style-name="P4">
<draw:frame draw:style-name="fr1" draw:name="Image230" text:anchor-type="as-char" svg:width="6.9236in" svg:height="3.956343in" draw:z-index="0">
<draw:image xlink:href="../Images/yкринформ/2023-06-04T22-44-00-03-00/630_360_1556488496-572.jpeg" xlink:type="simple" xlink:show="embed" xlink:actuate="onLoad" draw:mime-type="image/jpeg"/>
</draw:frame>
 Прем'єр-міністерка Сербії Ана Брнабич заявила про готовність піти у відставку.</text:p>
      <text:p text:style-name="P4">
Про це вона <text:a xlink:type="simple" xlink:href="https://twitter.com/anabrnabic/status/1665370072259362818" text:style-name="Internet_20_link" text:visited-style-name="Visited_20_Internet_20_Link">
 написала</text:a>
 у твіттері,передає Укрінформ.</text:p>
      <text:p text:style-name="P4">
"З огляду на те, що пишуть олігархічні медіа, просто щоб було зрозуміло: будь-якої миті я готова піти у відставку з посади прем'єра, і президент Сербії цезнає, але поки що відмовляється. Можливо, він передумає", - заявила Брнабич.</text:p>
      <text:p text:style-name="P4">
<text:span text:style-name="T4">
Читайте також:</text:span>
 <text:span text:style-name="T4">
<text:a xlink:type="simple" xlink:href="https://www.ukrinform.ua/rubric-world/3717936-es-zaklikav-serbiu-ta-kosovo-do-deeskalacii-konfliktu-ta-prigroziv-negativnimi-naslidkami.html" text:style-name="Internet_20_link" text:visited-style-name="Visited_20_Internet_20_Link">
 ЄС закликав Сербію та Косово до деескалації конфліктута пригрозив «негативними наслідками» </text:a>
 </text:span>
</text:p>
      <text:p text:style-name="P4">
Вона також додала, що готова до можливих перевиборів до парламенту - останнівідбулися навесні 2022 року, і "однозначно залишається вірною Сербії таОлександру Вучичу".</text:p>
      <text:p text:style-name="Quotations">

<text:p text:style-name="P4">
Obzirom na pisanja tajkunskih medija, samo da bude jasno - u svakom trenutku&gt;
 sam spremna da, kao PV, podnesem ostavku i to <text:a xlink:type="simple" xlink:href="https://twitter.com/predsednikrs" text:style-name="Internet_20_link" text:visited-style-name="Visited_20_Internet_20_Link">
 @predsednikrs&gt;
 </text:a>
 zna i, za sada,&gt;
 odbija. Možda se predomisli. Želite izbore - nikakav problem, uvek smo za&gt;
 izbore. Ja svakako ostajem odana Srbiji i <text:a xlink:type="simple" xlink:href="https://twitter.com/avucic" text:style-name="Internet_20_link" text:visited-style-name="Visited_20_Internet_20_Link">
 @avucic&gt;
 </text:a>
 .&gt;
&gt;
 — Ana Brnabic (@anabrnabic) <text:a xlink:type="simple" xlink:href="https://twitter.com/anabrnabic/status/1665370072259362818" text:style-name="Internet_20_link" text:visited-style-name="Visited_20_Internet_20_Link">
 June 4, 2023&gt;
 </text:a>
</text:p>

</text:p>
      <text:p text:style-name="P4">
Як повідомлялося, у Косові виникли зіткнення між місцевою поліцією таучасниками акцій, котрі протестують проти приходу до влади мерів - етнічнихалбанців у районах проживання сербського населення.</text:p>
      <text:p text:style-name="P4">
Раніше повідомлялося про 25 миротворців НАТО, які _<text:span text:style-name="T4">
<text:a xlink:type="simple" xlink:href="https://www.ukrinform.ua/rubric-world/3715843-u-sutickah-v-kosovo-postrazdali-dva-desatki-mirotvorciv-nato.html" text:style-name="Internet_20_link" text:visited-style-name="Visited_20_Internet_20_Link">
 постраждали під часзіткнень із протестувальниками у Косові. </text:a>
 </text:span>
 _</text:p>
      <text:p text:style-name="P4">
<text:span text:style-name="T4">
Читайте також:</text:span>
 <text:span text:style-name="T4">
<text:a xlink:type="simple" xlink:href="https://www.ukrinform.ua/rubric-world/3716465-suticki-u-kosovo-premer-zvinuvativ-fasistski-bandi-aki-kontrolue-serbia.html" text:style-name="Internet_20_link" text:visited-style-name="Visited_20_Internet_20_Link">
 Сутички у Косово: прем’єр звинуватив «фашистськібанди», які контролює Сербія </text:a>
 </text:span>
</text:p>
      <text:p text:style-name="P4">
У 2008 році Косово проголосило незалежність від Сербії, однак Белград її невизнає. У 2013 році <text:span text:style-name="T4">
<text:a xlink:type="simple" xlink:href="https://www.ukrinform.ua/tag-serbia" text:style-name="Internet_20_link" text:visited-style-name="Visited_20_Internet_20_Link">
 Сербія </text:a>
 </text:span>
 іКосово підписали у Брюсселі угоду про нормалізацію відносин за посередництваЄС.</text:p>
      <text:p text:style-name="P4">
Source: <text:a xlink:type="simple" xlink:href="https://www.ukrinform.ua/rubric-world/3718259-premerka-serbii-zaavila-pro-gotovnist-piti-u-vidstavku.html" text:style-name="Internet_20_link" text:visited-style-name="Visited_20_Internet_20_Link">
https://www.ukrinform.ua/rubric-world/3718259-premerka-serbii-zaavila-pro-gotovnist-piti-u-vidstavku.html</text:a>
</text:p>
      <!--NEWS-->
      <text:h text:style-name="P10" text:outline-level="1">
<text:span text:style-name="T4">
«Інгулець» звільнив головного тренера Ковальця</text:span>
</text:h>
      <text:p text:style-name="P4">
Authors: Ukrinform (Person)</text:p>
      <text:p text:style-name="P4">
Publisher: Укринформ (Organization)</text:p>
      <text:p text:style-name="P4">
Published Time: 2023-06-04T22:56:00+03:00</text:p>
      <text:p text:style-name="P4">
Modified Time: 2023-06-04T22:56:00+03:00</text:p>
      <text:p text:style-name="P4">
Description: У стиках буде в.о. наставника. — Укрінформ.</text:p>
      <text:p text:style-name="P4">
Images: ['<text:a xlink:type="simple" xlink:href="https://static.ukrinform.com/photos/2023_06/thumb_files/630_360_1685908941-867.jpg" text:style-name="Internet_20_link" text:visited-style-name="Visited_20_Internet_20_Link">
630_360_16859...</text:a>
']</text:p>
      <text:p text:style-name="P4">
Tags: ['Футбол', 'Інгулець']</text:p>
      <text:p text:style-name="P4">
Type: Article</text:p>
      <!--METADATA-->
      <text:p text:style-name="P4">
<draw:frame draw:style-name="fr1" draw:name="Image231" text:anchor-type="as-char" svg:width="6.9236in" svg:height="3.956343in" draw:z-index="0">
<draw:image xlink:href="../Images/yкринформ/2023-06-04T22-56-00-03-00/630_360_1685908941-867.jpg" xlink:type="simple" xlink:show="embed" xlink:actuate="onLoad" draw:mime-type="image/jpeg"/>
</draw:frame>
 У стикахбуде в.о. наставника.</text:p>
      <text:p text:style-name="P4">
«Інгулець» після поразки в завершальному турі УПЛ від «Вереса» (0:1) <text:a xlink:type="simple" xlink:href="https://inhulets.com/fk-ingulets-diakuie-sergiiu-kovaltsiu-za-spivpratsiu" text:style-name="Internet_20_link" text:visited-style-name="Visited_20_Internet_20_Link">
оголосив </text:a>
 про припинення співпраці з головним тренером команди СергіємКовальцем та призначення виконувачем його обов’язків Владислава Лупашка,передає Укрінформ.</text:p>
      <text:p text:style-name="P4">
36-річний Лупашко - колишній футболіст клубу з Петрового, а останнім часом -асистент Ковальця. Він готуватиме команду до перехідних матчів з «ЛНЗ» заправо грати в УПЛ наступного сезону. Вони пройдуть 10 та 14 червня.</text:p>
      <text:p text:style-name="P4">
54-річний Ковалець очолив «Інгулець» 29 грудня 2022 року.</text:p>
      <text:p text:style-name="P4">
Під керівництвом Ковальця «Інгулець» провів 16 матчів в УПЛ: 5 перемог, 3нічиї та 8 поразок з загальним рахунком 10:16. Зокрема, на чолі з Ковальцемкоманда перемогла «Динамо» (2:0).</text:p>
      <text:p text:style-name="P4">
<text:span text:style-name="T4">
Читайте також:</text:span>
 <text:a xlink:type="simple" xlink:href="https://www.ukrinform.ua/rubric-sports/3718191-sahtar-postupivsa-vorskli-v-upl.html" text:style-name="Internet_20_link" text:visited-style-name="Visited_20_Internet_20_Link">
 «Шахтар» поступився «Ворсклі» в УПЛ</text:a>
</text:p>
      <text:p text:style-name="P4">
Сезон 2022/23 «Інгулець» завершив на 14-му місці в турнірній таблиці. Команданабрала 31 очко.</text:p>
      <text:p text:style-name="P4">
Фото: inhulets.com</text:p>
      <text:p text:style-name="P4">
Source: <text:a xlink:type="simple" xlink:href="https://www.ukrinform.ua/rubric-sports/3718261-ingulec-zvilniv-golovnogo-trenera-kovalca.html" text:style-name="Internet_20_link" text:visited-style-name="Visited_20_Internet_20_Link">
https://www.ukrinform.ua/rubric-sports/3718261-ingulec-zvilniv-golovnogo-trenera-kovalca.html</text:a>
</text:p>
      <!--NEWS-->
      <text:h text:style-name="P10" text:outline-level="1">
<text:span text:style-name="T4">
Загарбники знову обстріляли Харківщину</text:span>
</text:h>
      <text:p text:style-name="P4">
Authors: Ukrinform (Person)</text:p>
      <text:p text:style-name="P4">
Publisher: Укринформ (Organization)</text:p>
      <text:p text:style-name="P4">
Published Time: 2023-06-04T23:09:00+03:00</text:p>
      <text:p text:style-name="P4">
Modified Time: 2023-06-04T23:09:00+03:00</text:p>
      <text:p text:style-name="P4">
Description: Російські військові обстріляли Чугуїв Харківської області в неділю ввечері, 4 червня. — Укрінформ.</text:p>
      <text:p text:style-name="P4">
Images: ['<text:a xlink:type="simple" xlink:href="https://static.ukrinform.com/photos/2022_07/thumb_files/630_360_1658762398-494.jpg" text:style-name="Internet_20_link" text:visited-style-name="Visited_20_Internet_20_Link">
630_360_16587...</text:a>
']</text:p>
      <text:p text:style-name="P4">
Tags: ['Обстріл', 'Харківщина', 'Війна з Росією']</text:p>
      <text:p text:style-name="P4">
Type: Article</text:p>
      <!--METADATA-->
      <text:p text:style-name="P4">
<draw:frame draw:style-name="fr1" draw:name="Image232" text:anchor-type="as-char" svg:width="6.9236in" svg:height="3.956343in" draw:z-index="0">
<draw:image xlink:href="../Images/yкринформ/2023-06-04T23-09-00-03-00/630_360_1658762398-494.jpg" xlink:type="simple" xlink:show="embed" xlink:actuate="onLoad" draw:mime-type="image/jpeg"/>
</draw:frame>
 Російськівійськові обстріляли Чугуїв Харківської області в неділю ввечері, 4 червня.</text:p>
      <text:p text:style-name="P4">
Про це заявив начальник Чугуївської РВА Сергій Лободенко, передає Укрінформ ізпосиланням на <text:a xlink:type="simple" xlink:href="https://suspilne.media/496285-u-harkovi-bulo-cuti-vibuhi-so-vidomo-pro-ataku-rf/" text:style-name="Internet_20_link" text:visited-style-name="Visited_20_Internet_20_Link">
 Суспільне </text:a>
 .</text:p>
      <text:p text:style-name="P4">
За його словами, у Чугуєві було чути відлуння щонайменше п'яти вибухів, усіпролунали за межами Харкова з боку міста.</text:p>
      <text:p text:style-name="P4">
"РФ завдала ударів по Чугуєву, інформації про наслідки атаки на цю хвилинунемає", - заявив Лободенко.</text:p>
      <text:p text:style-name="P4">
<text:span text:style-name="T4">
Читайте також:</text:span>
 <text:span text:style-name="T4">
<text:a xlink:type="simple" xlink:href="https://www.ukrinform.ua/rubric-ato/3718185-zagarbniki-obstrilali-gromadu-na-harkivsini-dvoe-poranenih.html" text:style-name="Internet_20_link" text:visited-style-name="Visited_20_Internet_20_Link">
 Загарбники обстріляли громаду на Харківщині, двоєпоранених </text:a>
 </text:span>
</text:p>
      <text:p text:style-name="P4">
Поліція закликає жителів Харкова та області залишатися в укриттях. Провлучання снарядів, руйнування та поранених просять повідомляти на спецлінію102.</text:p>
      <text:p text:style-name="P4">
Як повідомляв Укрінформ, російська армія вранці 4 червня з вертольотів ітанків масовано <text:span text:style-name="T4">
<text:a xlink:type="simple" xlink:href="https://www.ukrinform.ua/tag-obstril" text:style-name="Internet_20_link" text:visited-style-name="Visited_20_Internet_20_Link">
 обстріляла </text:a>
 </text:span>
населені пункти Чугуївського і Богодухівського районів Харківської області.</text:p>
      <text:p text:style-name="P4">
<text:span text:style-name="T5">
Фото ілюстративне</text:span>
</text:p>
      <text:p text:style-name="P4">
Source: <text:a xlink:type="simple" xlink:href="https://www.ukrinform.ua/rubric-ato/3718264-zagarbniki-znovu-obstrilali-harkivsinu.html" text:style-name="Internet_20_link" text:visited-style-name="Visited_20_Internet_20_Link">
https://www.ukrinform.ua/rubric-ato/3718264-zagarbniki-znovu-obstrilali-harkivsinu.html</text:a>
</text:p>
      <!--NEWS-->
      <text:h text:style-name="P10" text:outline-level="1">
<text:span text:style-name="T4">
Відома суперниця Світоліної в чвертьфіналі «Ролан Гаррос»</text:span>
</text:h>
      <text:p text:style-name="P4">
Authors: Ukrinform (Person)</text:p>
      <text:p text:style-name="P4">
Publisher: Укринформ (Organization)</text:p>
      <text:p text:style-name="P4">
Published Time: 2023-06-04T23:17:29+03:00</text:p>
      <text:p text:style-name="P4">
Modified Time: 2023-06-04T23:17:29+03:00</text:p>
      <text:p text:style-name="P4">
Description: Українка зіграє з білорускою Соболенко. — Укрінформ.</text:p>
      <text:p text:style-name="P4">
Images: ['<text:a xlink:type="simple" xlink:href="https://static.ukrinform.com/photos/2023_06/thumb_files/630_360_1685909784-542.jpg" text:style-name="Internet_20_link" text:visited-style-name="Visited_20_Internet_20_Link">
630_360_16859...</text:a>
']</text:p>
      <text:p text:style-name="P4">
Tags: ['Світоліна', 'Теніс']</text:p>
      <text:p text:style-name="P4">
Type: Article</text:p>
      <!--METADATA-->
      <text:p text:style-name="P4">
<draw:frame draw:style-name="fr1" draw:name="Image233" text:anchor-type="as-char" svg:width="6.9236in" svg:height="3.956343in" draw:z-index="0">
<draw:image xlink:href="../Images/yкринформ/2023-06-04T23-17-29-03-00/630_360_1685909784-542.jpg" xlink:type="simple" xlink:show="embed" xlink:actuate="onLoad" draw:mime-type="image/jpeg"/>
</draw:frame>
 Українказіграє з білорускою Соболенко.</text:p>
      <text:p text:style-name="P4">
Українська тенісистка Еліна Світоліна у чвертьфіналі Відкритого чемпіонатуФранції зустрінеться з другою ракеткою світу Аріною Соболенко , передаєУкрінформ.</text:p>
      <text:p text:style-name="P4">
Білоруска обіграла американку Стівенс в 1/8 фіналу «Ролан Гаррос» - 7:6, 6:4.Матч тривав 1 годину 43 хвилини.</text:p>
      <text:p text:style-name="P4">
Матч Світоліна – Соболенко відбудеться у вівторок, 6 червня.</text:p>
      <text:p text:style-name="P4">
<text:span text:style-name="T4">
Читайте також:</text:span>
 <text:a xlink:type="simple" xlink:href="https://www.ukrinform.ua/rubric-sports/3718232-svitolina-zigrae-u-cvertfinali-rolan-garros.html" text:style-name="Internet_20_link" text:visited-style-name="Visited_20_Internet_20_Link">
 <text:span text:style-name="T4">
Світол</text:span>
 іна вийшла у чвертьфінал «Ролан Гаррос»</text:a>
</text:p>
      <text:p text:style-name="P4">
Світоліна і Соболенко раніше зіграли два матчі, рахунок рівний.</text:p>
      <text:p text:style-name="P4">
Фото: Getty Images</text:p>
      <text:p text:style-name="P4">
Source: <text:a xlink:type="simple" xlink:href="https://www.ukrinform.ua/rubric-sports/3718263-vidoma-supernica-svitolinoi-v-cvertfinali-rolan-garros.html" text:style-name="Internet_20_link" text:visited-style-name="Visited_20_Internet_20_Link">
https://www.ukrinform.ua/rubric-sports/3718263-vidoma-supernica-svitolinoi-v-cvertfinali-rolan-garros.html</text:a>
</text:p>
      <!--NEWS-->
      <text:h text:style-name="P10" text:outline-level="1">
<text:span text:style-name="T4">
Розстріл солдатів на кордоні: Ізраїль вимагає від Єгипту співпрацювати у розслідуванні теракту</text:span>
</text:h>
      <text:p text:style-name="P4">
Authors: Ukrinform (Person)</text:p>
      <text:p text:style-name="P4">
Publisher: Укринформ (Organization)</text:p>
      <text:p text:style-name="P4">
Published Time: 2023-06-04T23:33:00+03:00</text:p>
      <text:p text:style-name="P4">
Modified Time: 2023-06-04T23:33:00+03:00</text:p>
      <text:p text:style-name="P4">
Description: Прем'єр-міністр Ізраїлю Біньямін Нетаньягу прокоментував у неділю, 4 червня, на засіданні уряду теракт на кордоні з Єгиптом днем раніше, внаслідок якого загинули троє солдат ЦАХАЛу. — Укрінформ.</text:p>
      <text:p text:style-name="P4">
Images: ['<text:a xlink:type="simple" xlink:href="https://static.ukrinform.com/photos/2023_06/thumb_files/630_360_1685798592-438.jpg" text:style-name="Internet_20_link" text:visited-style-name="Visited_20_Internet_20_Link">
630_360_16857...</text:a>
']</text:p>
      <text:p text:style-name="P4">
Tags: ['Єгипет', 'Ізраїль', 'Теракт', 'Кордон', 'Розстріл']</text:p>
      <text:p text:style-name="P4">
Type: Article</text:p>
      <!--METADATA-->
      <text:p text:style-name="P4">
<draw:frame draw:style-name="fr1" draw:name="Image234" text:anchor-type="as-char" svg:width="6.9236in" svg:height="3.956343in" draw:z-index="0">
<draw:image xlink:href="../Images/yкринформ/2023-06-04T23-33-00-03-00/630_360_1685798592-438.jpg" xlink:type="simple" xlink:show="embed" xlink:actuate="onLoad" draw:mime-type="image/jpeg"/>
</draw:frame>
 Прем'єр-міністр Ізраїлю Біньямін Нетаньягу прокоментував у неділю, 4 червня, назасіданні уряду теракт на кордоні з Єгиптом днем раніше, внаслідок якогозагинули троє солдат ЦАХАЛу.</text:p>
      <text:p text:style-name="P4">
Як передає Укрінформ, про це повідомляє <text:a xlink:type="simple" xlink:href="https://www.vesty.co.il/main/article/hk1mvyqih#autoplay" text:style-name="Internet_20_link" text:visited-style-name="Visited_20_Internet_20_Link">
 Vesty.co.il.</text:a>
</text:p>
      <text:p text:style-name="P4">
«Інцидент на кордоні з Єгиптом серйозний і винятковий у своєму роді. Будепроведена ретельна перевірка. <text:span text:style-name="T4">
<text:a xlink:type="simple" xlink:href="https://www.ukrinform.ua/tag-izrail" text:style-name="Internet_20_link" text:visited-style-name="Visited_20_Internet_20_Link">
 Ізраїль </text:a>
 </text:span>
 заявив керівництву Єгипту, що сподівається на ретельний спільнийаналіз події. Це частина нашої спільної важливої співпраці у сфері безпеки», -сказав Нетаньягу.</text:p>
      <text:p text:style-name="P4">
Він також висловив співчуття сім'ям загиблих солдатів.</text:p>
      <text:p text:style-name="P4">
Після цього прем'єр пообіцяв, що уряд зробить всі належні висновки щодоприкордонної зони, де все ще діють контрабандисти і час від часу терористинамагаються вдарити по ізраїльських солдатах.</text:p>
      <text:p text:style-name="P4">
<text:span text:style-name="T4">
Читайте також:</text:span>
 <text:span text:style-name="T4">
<text:a xlink:type="simple" xlink:href="https://www.ukrinform.ua/rubric-world/3716247-v-izraili-palestinski-bojoviki-rozstrilali-colovika-v-avto.html" text:style-name="Internet_20_link" text:visited-style-name="Visited_20_Internet_20_Link">
 В Ізраїлі палестинські бойовики розстріляли чоловіка вавто </text:a>
 </text:span>
</text:p>
      <text:p text:style-name="P4">
«Ми зробимо все, що в наших силах, щоби подібні трагічні події більше неповторювалися», - зазначив Нетаньягу.</text:p>
      <text:p text:style-name="P4">
Як _<text:span text:style-name="T4">
<text:a xlink:type="simple" xlink:href="https://www.ukrinform.ua/rubric-world/3717867-egipetskij-policejskij-zastreliv-troh-izrailskih-vijskovih-na-kordoni-zmi.html" text:style-name="Internet_20_link" text:visited-style-name="Visited_20_Internet_20_Link">
 повідомляв </text:a>
 </text:span>
 _Укрінформ, єгипетський поліцейський застрелив двох ізраїльських солдатів, якістояли на посту охорони біля кордону в суботу вранці. Через декілька годин натериторії Ізраїлю відбулась друга перестрілка, внаслідок якої було вбито щеодного солдата збройних сил Ізраїлю.</text:p>
      <text:p text:style-name="P4">
Source: <text:a xlink:type="simple" xlink:href="https://www.ukrinform.ua/rubric-world/3718219-rozstril-soldativ-na-kordoni-izrail-vimagae-vid-egiptu-spivpracuvati-u-rozsliduvanni-teraktu.html" text:style-name="Internet_20_link" text:visited-style-name="Visited_20_Internet_20_Link">
https://www.ukrinform.ua/rubric-world/3718219-rozstril-soldativ-na-kordoni-izrail-vimagae-vid-egiptu-spivpracuvati-u-rozsliduvanni-teraktu.html</text:a>
</text:p>
      <!--NEWS-->
      <text:h text:style-name="P10" text:outline-level="1">
<text:span text:style-name="T4">
Внаслідок пожежі у німецькому будинку для біженців з України загинула дитина</text:span>
</text:h>
      <text:p text:style-name="P4">
Authors: Ukrinform (Person)</text:p>
      <text:p text:style-name="P4">
Publisher: Укринформ (Organization)</text:p>
      <text:p text:style-name="P4">
Published Time: 2023-06-04T23:50:00+03:00</text:p>
      <text:p text:style-name="P4">
Modified Time: 2023-06-04T23:50:00+03:00</text:p>
      <text:p text:style-name="P4">
Description: Під час пожежі у німецькому місті Апольда в будинку, де проживали біженці з України, загинула дитина. — Укрінформ.</text:p>
      <text:p text:style-name="P4">
Images: ['<text:a xlink:type="simple" xlink:href="https://static.ukrinform.com/photos/2023_05/thumb_files/630_360_1684216466-149.jpg" text:style-name="Internet_20_link" text:visited-style-name="Visited_20_Internet_20_Link">
630_360_16842...</text:a>
']</text:p>
      <text:p text:style-name="P4">
Tags: ['Діти', 'Німеччина', 'Пожежа', 'Смерть', 'Україна', 'Біженці']</text:p>
      <text:p text:style-name="P4">
Type: Article</text:p>
      <!--METADATA-->
      <text:p text:style-name="P4">
<draw:frame draw:style-name="fr1" draw:name="Image235" text:anchor-type="as-char" svg:width="6.9236in" svg:height="3.956343in" draw:z-index="0">
<draw:image xlink:href="../Images/yкринформ/2023-06-04T23-50-00-03-00/630_360_1684216466-149.jpg" xlink:type="simple" xlink:show="embed" xlink:actuate="onLoad" draw:mime-type="image/jpeg"/>
</draw:frame>
 Під часпожежі у німецькому місті Апольда в будинку, де проживали біженці з України,загинула дитина.</text:p>
      <text:p text:style-name="P4">
Про це у твіттері повідомив керівник регіонального міністерства внутрішніхсправ у федеральній землі Тюрінгія Георг Майєр, передає Укрінформ.</text:p>
      <text:p text:style-name="P4">
"Сьогодні в Апольді загинула дитина, яка разом зі своєю родиною шукала захистувід бомб Путіна", - повідомив голова.</text:p>
      <text:p text:style-name="P4">
Також він заявив, що зробить все можливе для з'ясування причин пожежі.</text:p>
      <text:p text:style-name="Quotations">

<text:p text:style-name="P4">
In <text:a xlink:type="simple" xlink:href="https://twitter.com/hashtag/Apolda" text:style-name="Internet_20_link" text:visited-style-name="Visited_20_Internet_20_Link">
 #Apolda&gt;
 </text:a>
 starb&gt;
 heute ein Kind, das mit seiner Familie bei uns Schutz vor Putins Bomben&gt;
 gesucht hat. An solchen Tagen könnte man verzweifeln. Ich werde alles&gt;
 daransetzen, dass die Brandursache aufgeklärt wird. Es muss hier&gt;
 vollständige Klarheit herrschen.&gt;
&gt;
 — Georg_Maier (@GeorgMaier8) <text:a xlink:type="simple" xlink:href="https://twitter.com/GeorgMaier8/status/1665405580440207361" text:style-name="Internet_20_link" text:visited-style-name="Visited_20_Internet_20_Link">
 June 4, 2023&gt;
 </text:a>
</text:p>

</text:p>
      <text:p text:style-name="P4">
Нагадаємо: раніше посол України в Німеччині Олексій Макеєв повідомив, що <text:span text:style-name="T4">
_<text:a xlink:type="simple" xlink:href="https://www.ukrinform.ua/rubric-society/3718257-u-pritulku-dla-bizenciv-z-ukraini-vinikla-pozeza-e-postrazdali-posol-v-nimeccini.html" text:style-name="Internet_20_link" text:visited-style-name="Visited_20_Internet_20_Link">
у результаті пожежі, за попередньою інформацією, є постраждалі.</text:a>
 _ </text:span>
</text:p>
      <text:p text:style-name="P4">
<text:span text:style-name="T5">
Фото ілюстративне</text:span>
</text:p>
      <text:p text:style-name="P4">
Source: <text:a xlink:type="simple" xlink:href="https://www.ukrinform.ua/rubric-world/3718265-vnaslidok-pozezi-u-nimeckomu-budinku-dla-bizenciv-z-ukraini-zaginula-ditina.html" text:style-name="Internet_20_link" text:visited-style-name="Visited_20_Internet_20_Link">
https://www.ukrinform.ua/rubric-world/3718265-vnaslidok-pozezi-u-nimeckomu-budinku-dla-bizenciv-z-ukraini-zaginula-ditina.html</text:a>
</text:p>
      <!--NEWS-->
      <text:h text:style-name="P10" text:outline-level="1">
<text:span text:style-name="T4">
Підтримка внутрішньо переміщених осіб має здійснюватися на всіх рівнях — Ірина Верещук</text:span>
</text:h>
      <text:p text:style-name="P4">
Author: ['АРМІЯINFORM']</text:p>
      <text:p text:style-name="P4">
Time: 2023-06-04T52:00:00-04:00</text:p>
      <text:p text:style-name="P4">
Description: Під головуванням Віце-прем’єр-міністра – Міністра з питань реінтеграції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vereshhuk.jpeg" text:style-name="Internet_20_link" text:visited-style-name="Visited_20_Internet_20_Link">
vereshhuk.jpeg</text:a>
']</text:p>
      <text:p text:style-name="P4">
Tags: ['STOPRUSSIA', 'АГРЕСІЯ РФ', 'ВТОРГНЕННЯ РФ']</text:p>
      <text:p text:style-name="P4">
Category: News</text:p>
      <!--METADATA-->
      <text:p text:style-name="P4">
<draw:frame draw:style-name="fr1" draw:name="Image236" text:anchor-type="as-char" svg:width="6.9236in" svg:height="4.615733in" draw:z-index="0">
<draw:image xlink:href="../Images/AРМІЯINFORM/2023-06-04T52-00-00-04-00/vereshhuk.jpeg" xlink:type="simple" xlink:show="embed" xlink:actuate="onLoad" draw:mime-type="image/jpeg"/>
</draw:frame>
</text:p>
      <text:p text:style-name="P4">
Під головуванням Віце-прем’єр-міністра – Міністра з питань реінтеграціїтимчасово окупованих територій Ірини Верещук відбулося засіданняКоординаційного штабу з питань забезпечення реалізації прав і свободвнутрішньо переміщених осіб.</text:p>
      <text:p text:style-name="P4">
Обговорювали питання щодо умов життя й інтеграції у громади внутрішніхпереселенців.</text:p>
      <text:p text:style-name="P4">
За інформацією Мінсоцполітики, станом на 31 травня повністю погашенозаборгованість по виплатах допомоги на проживання ВПО.</text:p>
      <text:p text:style-name="P4">
Також обласні військові адміністрації прозвітували щодо стану створенняКоординаційно-консультативних центрів у регіонах. Нагадаємо, перший такийцентр вже розпочав роботу у Миколаєві.</text:p>
      <text:p text:style-name="P4">
Крім того, ОВА повідомили про стан підготовки програм з підтримки внутрішньопереміщених осіб.</text:p>
      <text:p text:style-name="P4">
«Маємо не тільки дотримуватися Стратегії ВПО, але й реагувати на нові виклики.Жоден переселенець не може залишитися без виплат і соціального супроводу», –наголосила Віце-прем’єр-міністр Ірина Верещук.</text:p>
      <text:p text:style-name="P4">
<text:span text:style-name="T4">
Джерело:</text:span>
 <text:a xlink:type="simple" xlink:href="https://www.kmu.gov.ua/news/pidtrymka-vnutrishno-peremishchenykh-osib-maie-zdiisniuvatysia-iak-na-tsentralnomu-tak-i-na-rehionalnomu-rivni" text:style-name="Internet_20_link" text:visited-style-name="Visited_20_Internet_20_Link">
<text:span text:style-name="T5">
Урядовий портал</text:span>
</text:a>
</text:p>
      <text:p text:style-name="P4">
Source: <text:a xlink:type="simple" xlink:href="https://armyinform.com.ua/2023/06/04/pidtrymka-vnutrishno-peremishhenyh-osib-maye-zdijsnyuvatysya-na-vsih-rivnyah-iryna-vereshhuk/" text:style-name="Internet_20_link" text:visited-style-name="Visited_20_Internet_20_Link">
https://armyinform.com.ua/2023/06/04/pidtrymka-vnutrishno-peremishhenyh-osib-maye-zdijsnyuvatysya-na-vsih-rivnyah-iryna-vereshhuk/</text:a>
</text:p>
      <!--NEWS-->
      <text:h text:style-name="P10" text:outline-level="1">
<text:span text:style-name="T4">
Дмитро Кулеба обговорив з естонським колегою майбутній вступ України до НАТО</text:span>
</text:h>
      <text:p text:style-name="P4">
Author: ['АРМІЯINFORM']</text:p>
      <text:p text:style-name="P4">
Time: 2023-06-04T53:00:00-04:00</text:p>
      <text:p text:style-name="P4">
Description: Міністр закордонних справ України Дмитро Кулеба зустрівся у Києві з Міністром за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r0cqlxoaatxt8.jpg" text:style-name="Internet_20_link" text:visited-style-name="Visited_20_Internet_20_Link">
fxr0cqlxoaatxt8.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37" text:anchor-type="as-char" svg:width="6.9236in" svg:height="4.604194in" draw:z-index="0">
<draw:image xlink:href="../Images/AРМІЯINFORM/2023-06-04T53-00-00-04-00/fxr0cqlxoaatxt8.jpg" xlink:type="simple" xlink:show="embed" xlink:actuate="onLoad" draw:mime-type="image/jpeg"/>
</draw:frame>
</text:p>
      <text:p text:style-name="P4">
Міністр закордонних справ України Дмитро Кулеба зустрівся у Києві з Міністромзакордонних справ Естонської Республіки Маркусом Цахна.</text:p>
      <text:p text:style-name="P4">
Про це Дмитро Кулеба<text:a xlink:type="simple" xlink:href="https://twitter.com/DmytroKuleba/status/1664911788624707585/photo/3" text:style-name="Internet_20_link" text:visited-style-name="Visited_20_Internet_20_Link">
написав</text:a>
у Твіттері.</text:p>
      <text:p text:style-name="P4">
«Добре бачити Міністра закордонних справ Естонської Республіки Маркуса Цахна вКиєві. Естонія – наш великий друг. Двома головними темами були вступ Українидо НАТО та санкції проти російської ракетної промисловості та безпілотників.НАТО: працюємо над кроком вперед у Вільнюсі. Санкції: російську індустріюракетного терору потрібно зупинити», — йдеться у повідомленні.</text:p>
      <text:p text:style-name="P4">
Source: <text:a xlink:type="simple" xlink:href="https://armyinform.com.ua/2023/06/04/dmytro-kuleba-obgovoryv-z-estonskym-kolegoyu-majbutnij-vstup-ukrayiny-do-nato/" text:style-name="Internet_20_link" text:visited-style-name="Visited_20_Internet_20_Link">
https://armyinform.com.ua/2023/06/04/dmytro-kuleba-obgovoryv-z-estonskym-kolegoyu-majbutnij-vstup-ukrayiny-do-nato/</text:a>
</text:p>
      <!--NEWS-->
      <text:h text:style-name="P10" text:outline-level="1">
<text:span text:style-name="T4">
У ВІКНУ завершилися курси підвищення кваліфікації з питань цивільно-військового співробітництва</text:span>
</text:h>
      <text:p text:style-name="P4">
Author: ['АРМІЯINFORM']</text:p>
      <text:p text:style-name="P4">
Time: 2023-06-04T54:00:00-04:00</text:p>
      <text:p text:style-name="P4">
Description: Протягом двох тижнів представники підрозділів ЦВС мали змогу обмінятись між соб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393026_961560748318599_5248229611966421242_n.jpg" text:style-name="Internet_20_link" text:visited-style-name="Visited_20_Internet_20_Link">
347393026_961560748318599_5248229611966421242_n.jpg</text:a>
']</text:p>
      <text:p text:style-name="P4">
Tags: ['STOPRUSSIA', 'ВІКНУ', 'СІМІК']</text:p>
      <text:p text:style-name="P4">
Category: News</text:p>
      <!--METADATA-->
      <text:p text:style-name="P4">
<draw:frame draw:style-name="fr1" draw:name="Image238" text:anchor-type="as-char" svg:width="6.9236in" svg:height="4.615733in" draw:z-index="0">
<draw:image xlink:href="../Images/AРМІЯINFORM/2023-06-04T54-00-00-04-00/347393026_961560748318599_5248229611966421242_n.jpg" xlink:type="simple" xlink:show="embed" xlink:actuate="onLoad" draw:mime-type="image/jpeg"/>
</draw:frame>
</text:p>
      <text:p text:style-name="P4">
Протягом двох тижнів представники підрозділів ЦВС мали змогу обмінятись міжсобою практичним досвідом та отримати цінні поради від керівництваЦентрального управління ЦВС ГШ ЗС України. Із слухачами курсів проведеніпрактичні заняття із сучасних аспектів управління військами, організаціївзаємодії з громадянським суспільством за стандартами НАТО та з урахуваннямдосвіду відсічі збройної агресії рф, форм та методів комунікації ізгромадськістю, права збройних конфліктів тощо.</text:p>
      <text:p text:style-name="P4">
Слід зазначити, що у цьому році уперше відзначається День фахівців цивільно-військового співробітництва. У ЗС України пілотний проект із ЦВС булозапочатковано у травні 2014 року, коли сформовано першу структуру застандартами НАТО.</text:p>
      <text:p text:style-name="P4">
На даний момент саме підрозділи цивільно-військового співробітництвазабезпечують ситуаційну обізнаність командирів на місцях щодо стану цивільногосередовища, організовують належну взаємодію з органами державної влади,лідерами громадських думок та об’єднань з метою створення сприятливих умов уцивільному середовищі, для досягнення військових цілей в районах виконанняпідрозділами завдань за призначенням.</text:p>
      <text:p text:style-name="P4">
Крім того групи пошуку та евакуації виконують завдання з пошуку зниклихбезвісти, евакуації (транспортування) та репатріації тіл (останків) полеглихоборонців України. Зазначена діяльність здійснюється у взаємодії з експертнимислужбами, правоохоронними органами та іншими підрозділами Сил безпеки таоборони України.</text:p>
      <text:p text:style-name="P4">
<text:span text:style-name="T4">
Джерело:</text:span>
 <text:span text:style-name="T5">
<text:a xlink:type="simple" xlink:href="https://www.facebook.com/GeneralStaff.ua/posts/pfbid02XFx1Ter7BC94cJZCUC94TLnbbtsBQNexCTUdhQK8dL8FC5qUVk7RmdQaoJpqDjLgl" text:style-name="Internet_20_link" text:visited-style-name="Visited_20_Internet_20_Link">
ГШ ЗСУкраїни</text:a>
</text:span>
</text:p>
      <text:p text:style-name="P4">
Source: <text:a xlink:type="simple" xlink:href="https://armyinform.com.ua/2023/06/04/u-viknu-zavershylysya-kursy-pidvyshhennya-kvalifikacziyi-z-pytan-czyvilno-vijskovogo-spivrobitnycztva/" text:style-name="Internet_20_link" text:visited-style-name="Visited_20_Internet_20_Link">
https://armyinform.com.ua/2023/06/04/u-viknu-zavershylysya-kursy-pidvyshhennya-kvalifikacziyi-z-pytan-czyvilno-vijskovogo-spivrobitnycztva/</text:a>
</text:p>
      <!--NEWS-->
      <text:h text:style-name="P10" text:outline-level="1">
<text:span text:style-name="T4">
Ми працюємо над тим, щоб «взяти під свій нагляд» закупівлю снарядів, послуг ремонту військової техніки — Євген Грушовець</text:span>
</text:h>
      <text:p text:style-name="P4">
Author: ['АРМІЯINFORM']</text:p>
      <text:p text:style-name="P4">
Time: 2023-06-04T55:00:00-04:00</text:p>
      <text:p text:style-name="P4">
Description: Юрист, член Асоціації правників України, адвокат, голова Громадської антикорупційної 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61020848254209615_y.jpg" text:style-name="Internet_20_link" text:visited-style-name="Visited_20_Internet_20_Link">
photo_5461020848254209615_y.jpg</text:a>
']</text:p>
      <text:p text:style-name="P4">
Tags: ['STOPRUSSIA', 'АГРЕСІЯ РФ', 'ВТОРГНЕННЯ РФ', 'ЄВГЕН ГРУШОВЕЦЬ']</text:p>
      <text:p text:style-name="P4">
Category: News</text:p>
      <!--METADATA-->
      <text:p text:style-name="P4">
<draw:frame draw:style-name="fr1" draw:name="Image239" text:anchor-type="as-char" svg:width="6.9236in" svg:height="5.071537in" draw:z-index="0">
<draw:image xlink:href="../Images/AРМІЯINFORM/2023-06-04T55-00-00-04-00/photo_5461020848254209615_y.jpg" xlink:type="simple" xlink:show="embed" xlink:actuate="onLoad" draw:mime-type="image/jpeg"/>
</draw:frame>
 Голова Громадськоїантикорупційної ради при Міноборони Євген Грушовець. Фото Назара Волошина</text:p>
      <text:p text:style-name="P4">
Юрист, член Асоціації правників України, адвокат, голова Громадськоїантикорупційної ради при Міноборони Євген Грушовець в інтерв’ю для АрміяInform<text:a xlink:type="simple" xlink:href="https://armyinform.com.ua/2023/06/03/yak-gromadska-antykorupczijna-rada-pry-minoborony-spryyatyme-peremozi/" text:style-name="Internet_20_link" text:visited-style-name="Visited_20_Internet_20_Link">
розповів</text:a>
 про те, що чи зможе рада охопитиувесь обсяг ресурсного забезпечення армії, що боронить нашу країну:</text:p>
      <text:p text:style-name="P4">
«Я б не обмежував діяльність ради виключно закупівлями, що публікуються наProzorro. Ми працюємо над тим, щоб „взяти під свій нагляд“ і закупівлю деякихвидів озброєнь, зокрема, снарядів, послуг ремонту військової техніки тощо.</text:p>
      <text:p text:style-name="P4">
Щодо обсягів роботи, то тут слід зауважити: коли кожен з нас балотувався доскладу ради, усвідомлював, що це — не для рядка в резюме. Це величезний обсягроботи. При чому, безоплатної. Але ми знали, куди й навіщо йшли, і взяли насебе зобов’язання перед громадськістю, яка віддала за нас голоси. Упевнений,ми з цим впораємось».</text:p>
      <text:p text:style-name="P4">
Source: <text:a xlink:type="simple" xlink:href="https://armyinform.com.ua/2023/06/04/my-praczyuyemo-nad-tym-shhob-vzyaty-pid-svij-naglyad-zakupivlyu-snaryadiv-poslug-remontu-vijskovoyi-tehniky-yevgen-grushovecz/" text:style-name="Internet_20_link" text:visited-style-name="Visited_20_Internet_20_Link">
https://armyinform.com.ua/2023/06/04/my-praczyuyemo-nad-tym-shhob-vzyaty-pid-svij-naglyad-zakupivlyu-snaryadiv-poslug-remontu-vijskovoyi-tehniky-yevgen-grushovecz/</text:a>
</text:p>
      <!--NEWS-->
      <text:h text:style-name="P10" text:outline-level="1">
<text:span text:style-name="T4">
До деокупації та реінтеграції Донеччини й Луганщини маємо готуватися заздалегідь — Ірина Верещук</text:span>
</text:h>
      <text:p text:style-name="P4">
Author: ['АРМІЯINFORM']</text:p>
      <text:p text:style-name="P4">
Time: 2023-06-04T56:00:00-04:00</text:p>
      <text:p text:style-name="P4">
Description: Віцепрем’єр-міністр — міністр з питань реінтеграції тимчасово окупованих територій Іри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6790.jpeg" text:style-name="Internet_20_link" text:visited-style-name="Visited_20_Internet_20_Link">
img_6790.jpeg</text:a>
']</text:p>
      <text:p text:style-name="P4">
Tags: ['STOPRUSSIA', 'ДОНЕЧЧИНА ТА ЛУГАНЩИНА', 'ІРИНА ВЕРЕЩУК', 'МІНРЕІНТЕГРАЦІЇ']</text:p>
      <text:p text:style-name="P4">
Category: News</text:p>
      <!--METADATA-->
      <text:p text:style-name="P4">
<draw:frame draw:style-name="fr1" draw:name="Image240" text:anchor-type="as-char" svg:width="6.9236in" svg:height="4.984992in" draw:z-index="0">
<draw:image xlink:href="../Images/AРМІЯINFORM/2023-06-04T56-00-00-04-00/img_6790.jpeg" xlink:type="simple" xlink:show="embed" xlink:actuate="onLoad" draw:mime-type="image/jpeg"/>
</draw:frame>
</text:p>
      <text:p text:style-name="P4">
Віцепрем’єр-міністр — міністр з питань реінтеграції тимчасово окупованихтериторій Ірина Верещук під час наради з керівництвом Луганської та Донецькоїобластей обговорила плани невідкладних дій зі стабілізації та реінтеграціїобластей після їх деокупації.</text:p>
      <text:p text:style-name="P4">
Про це <text:a xlink:type="simple" xlink:href="https://minre.gov.ua/2023/06/03/do-deokupacziyi-ta-reintegracziyi-donechchyny-ta-luganshhyny-mayemo-gotuvatysya-zazdalegid-iryna-vereshhuk/" text:style-name="Internet_20_link" text:visited-style-name="Visited_20_Internet_20_Link">
повідомляє</text:a>
 Мінреінтеграції.</text:p>
      <text:p text:style-name="P4">
— Донеччина та Луганщина є регіонами, які найбільше постраждали від російськоїагресії. Тому одним із ключових завдань буде відновлення критичноїінфраструктури. Тут важливою буде підтримка наших міжнародних партнерів, —зазначила Віцепремʼєрка.</text:p>
      <text:p text:style-name="P4">
Керівник Донецької ОВА Павло Кириленко й очільник Луганської ОВА Артем Лисогорпрозвітували про стан підготовки дій.</text:p>
      <text:p text:style-name="P4">
— Йдеться про утворення координаційних органів та підготовку планівпершочергових дій зі стабілізації та реінтеграції деокупованих територій, —повідомляє Мінреінтеграції.</text:p>
      <text:p text:style-name="P4">
Як зазначається, Детальні плани розробляються за такими напрямами, як безпека,відновлення роботи органів державної влади, гуманітарне реагування, медичнереагування, відновлення інфраструктури, економіка, соціальний захист тощо.</text:p>
      <text:p text:style-name="P4">
Source: <text:a xlink:type="simple" xlink:href="https://armyinform.com.ua/2023/06/04/do-deokupacziyi-ta-reintegracziyi-donechchyny-j-luganshhyny-mayemo-gotuvatysya-zazdalegid-iryna-vereshhuk/" text:style-name="Internet_20_link" text:visited-style-name="Visited_20_Internet_20_Link">
https://armyinform.com.ua/2023/06/04/do-deokupacziyi-ta-reintegracziyi-donechchyny-j-luganshhyny-mayemo-gotuvatysya-zazdalegid-iryna-vereshhuk/</text:a>
</text:p>
      <!--NEWS-->
      <text:h text:style-name="P10" text:outline-level="1">
<text:span text:style-name="T4">
За час широкомасштабного вторгнення в Україні зруйновано або пошкоджено 500 сакральних споруд</text:span>
</text:h>
      <text:p text:style-name="P4">
Author: ['АРМІЯINFORM']</text:p>
      <text:p text:style-name="P4">
Time: 2023-06-04T57:00:00-04:00</text:p>
      <text:p text:style-name="P4">
Description: У роки сталінського беззаконня на території України було знищено тисячі храмів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xramy.jpg" text:style-name="Internet_20_link" text:visited-style-name="Visited_20_Internet_20_Link">
xramy.jpg</text:a>
']</text:p>
      <text:p text:style-name="P4">
Tags: ['STOPRUSSIA', 'АГРЕСІЯ РФ', 'ВТОРГНЕННЯ РФ']</text:p>
      <text:p text:style-name="P4">
Category: News</text:p>
      <!--METADATA-->
      <text:p text:style-name="P4">
<draw:frame draw:style-name="fr1" draw:name="Image241" text:anchor-type="as-char" svg:width="6.9236in" svg:height="4.615733in" draw:z-index="0">
<draw:image xlink:href="../Images/AРМІЯINFORM/2023-06-04T57-00-00-04-00/xramy.jpg" xlink:type="simple" xlink:show="embed" xlink:actuate="onLoad" draw:mime-type="image/jpeg"/>
</draw:frame>
Ілюстративне фото</text:p>
      <text:p text:style-name="P4">
У роки сталінського беззаконня на території України було знищено тисячі храміві монастирів (в СРСР станом на 1947-й — майже 20 тисяч), під часповномасштабної війни росії проти нашої країни зруйновано або пошкоджено 500сакральних споруд. Серед них і пам’ятки XIX століття. Про масштабну операціюзі знищення нашої історії та церковної культури розповідає виставка «Братство.Богоявлення. Собор», що відкрилася у Національній академії мистецтв України.</text:p>
      <text:p text:style-name="P4">
У центрі експозиції — історія Богоявленського собору Києво-Братськогомонастиря, збудованого у стилі українського бароко у 1690-1693 роках на місцістарої дерев’яної церкви коштом гетьмана Івана Мазепи. Славився п’ятикупольнийкам’яний храм не лише бароковим іконостасом, а й інтер’єрами, які розписаликиївський художник І. Квятковський та італійський майстер Дж. Б. Скотті. Наголовному фасаді храму був розміщений герб фундатора — гетьмана Івана Мазепи,знищений після 1709 року. У соборі було декілька історичних реліквій —чудотворна Братська (Вишгородська) ікона Богоматері XVII ст., кипарисовийхрест у срібній оправі, подарований Київському братству Єрусалимськимпатріархом Теофаном III, срібний з позолотою хрест, який пожертвував храмуперед своєю смертю гетьман Петро Сагайдачний, срібний вівтарний хрест,подарований митрополитом Петром Могилою, срібна чаша, піднесена в дар ігуменеюМарією Магдалиною, матір’ю Івана Мазепи.</text:p>
      <text:p text:style-name="P4">
Біля південної стіни святині містилась могила з надгробком гетьмана ПетраСагайдачного, біля північно-східної абсиди храму — поховання історикамистецтва, паломника і мандрівника, якого називали українським Одіссеєм,автора книги «Мандри по святих місцях Сходу з 1723 по 1447 рік» ВасиляГригоровича-Барського.</text:p>
      <text:p text:style-name="P4">
У 1935-му собор, що був однією з найбільших споруд тогочасного Києва іархітектурною домінантою Подолу, разом із дзвіницею зрівняли з землею — найого фундаментах влаштували плац Київського військово-морського політичногоучилища та звели житловий будинок для викладачів закладу.</text:p>
      <text:p text:style-name="P4">
«На виставці ми показуємо велич археологічної та історичної спадщини Києва наприкладі Богоявленського собору, який є знаковим для нас, адже свого часу йогобуло побудовано коштом Івана Мазепи. Тому історія собору — це ще й історіябагатьох видатних особистостей, які досліджували пам’ятку та захищали її.Через усю експозицію ми проводимо паралелі між злочинами більшовиків, якізруйнували собор у 1935 році, та злочинами рашистів сьогодні», — зазначаєкерівник Центру консервації предметів археології Тетяна Осінчук.</text:p>
      <text:p text:style-name="P4">
Фотоматеріали розповідають і про інші святині Києва, зруйновані у 20-30-хроках минулого століття більшовиками, які виправдовували своє варварствобраком цегли, про що свідчать представлені в експозиції документи.</text:p>
      <text:p text:style-name="P4">
Долю Богоявленського собору повторили вже у XXI столітті інші храми, якірашисти бомбили, розстрілювали з танків, підривали, влаштовували у нихвбиральні. Жахливі злочини росіян проти духовної спадщини та культури Україниє частиною імперської політики росії. Про це красномовно свідчать інсталяціїНаціонального музею Революції Гідності та Національного музею історії Україниу Другій світовій війні. В інсталяції «Уламки» Музей Майдану представив речі зхрамів, зруйнованих у 2022-му. Їх зібрано під час експедицій у межах музейноїмісії Штабу порятунку спадщини. Зокрема, в експозиції представлені фрагментицеркви Різдва Пресвятої Богородиці (cело В’язівка Житомирської області) таСвято-Георгіївського скиту Свято-Успенської Святогірської лаври (село ДолинаДонецької області).</text:p>
      <text:p text:style-name="P4">
«Виставка, яка розповідає про Богоявленський собор та руйнування храмів підчас війни, надзвичайно важлива сьогодні. Адже це не лише про фіксаціюзлочинів, а й про велику надію на дослідження та неминучу відбудовуукраїнських храмів. Частина з них пережила Першу та Другу світові війни, алеїх було знищено в теперішній війні. І цей факт не може не вражати. В окремійінсталяції на виставці ми представили 18 експонатів зі збірки Музею Майдану.Усі ці речі зібрано протягом минулого року в експедиціях команди на звільненітериторії», — зазначив генеральний директор Національного музею РеволюціїГідності Ігор Пошивайло.</text:p>
      <text:p text:style-name="P4">
<text:span text:style-name="T4">
Джерело:</text:span>
 <text:a xlink:type="simple" xlink:href="http://www.golos.com.ua/article/371271" text:style-name="Internet_20_link" text:visited-style-name="Visited_20_Internet_20_Link">
Голос України</text:a>
</text:p>
      <text:p text:style-name="P4">
Source: <text:a xlink:type="simple" xlink:href="https://armyinform.com.ua/2023/06/04/za-chas-shyrokomasshtabnogo-vtorgnennya-v-ukrayiny-zrujnovano-abo-poshkodzheno-500-sakralnyh-sporud/" text:style-name="Internet_20_link" text:visited-style-name="Visited_20_Internet_20_Link">
https://armyinform.com.ua/2023/06/04/za-chas-shyrokomasshtabnogo-vtorgnennya-v-ukrayiny-zrujnovano-abo-poshkodzheno-500-sakralnyh-sporud/</text:a>
</text:p>
      <!--NEWS-->
      <text:h text:style-name="P10" text:outline-level="1">
<text:span text:style-name="T4">
Уряд вніс зміни до Порядку обчислення середньої зарплати: стосується періодів військової служби</text:span>
</text:h>
      <text:p text:style-name="P4">
Author: ['АРМІЯINFORM']</text:p>
      <text:p text:style-name="P4">
Time: 2023-06-04T58:00:00-04:00</text:p>
      <text:p text:style-name="P4">
Description: Кабмін вніс зміни до Порядку обчислення середньої заробітної плати (доходу, грош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roschi_kompensaciya.png" text:style-name="Internet_20_link" text:visited-style-name="Visited_20_Internet_20_Link">
groschi_kompensaciya.png</text:a>
']</text:p>
      <text:p text:style-name="P4">
Tags: ['STOPRUSSIA', 'АГРЕСІЯ РФ', 'ВТОРГНЕННЯ РФ']</text:p>
      <text:p text:style-name="P4">
Category: News</text:p>
      <!--METADATA-->
      <text:p text:style-name="P4">
<draw:frame draw:style-name="fr1" draw:name="Image242" text:anchor-type="as-char" svg:width="6.9236in" svg:height="3.450261in" draw:z-index="0">
<draw:image xlink:href="../Images/AРМІЯINFORM/2023-06-04T58-00-00-04-00/groschi_kompensaciya.png" xlink:type="simple" xlink:show="embed" xlink:actuate="onLoad" draw:mime-type="image/png"/>
</draw:frame>
</text:p>
      <text:p text:style-name="P4">
Кабмін вніс зміни до Порядку обчислення середньої заробітної плати (доходу,грошового забезпечення) для розрахунку виплат за загальнообов’язковимдержавним соціальним страхуванням, <text:a xlink:type="simple" xlink:href="https://t.me/sudua/28635" text:style-name="Internet_20_link" text:visited-style-name="Visited_20_Internet_20_Link">
повідомляє</text:a>
«Судово-юридична газета».</text:p>
      <text:p text:style-name="P4">
Зокрема було доповнено перелік поважних причин, відповідно до якого під часобчислення середньої заробітної плати для розрахунку страхових виплат певні невідпрацьовані календарні дні виключаються з розрахункового періоду. Цестосується періодів, протягом яких працівник проходив:</text:p>
      <ul>
        <li>
строкову військову службу;  * військову службу за призовом осіб офіцерського складу;  * військову службу за призовом під час мобілізації, на особливий період;  * військову службу за призовом осіб із числа резервістів в особливий період;  * військову службу за контрактом під час дії особливого періоду на строк до його закінчення або до дня фактичного звільнення, коли за ним не зберігався середній заробіток за такий період і не сплачувався роботодавцем єдиний внесок.</li>
      </ul>
      <text:p text:style-name="P4">
Source: <text:a xlink:type="simple" xlink:href="https://armyinform.com.ua/2023/06/04/uryad-vnis-zminy-do-poryadku-obchyslennya-serednoyi-zarplaty-stosuyetsya-periodiv-vijskovoyi-sluzhby/" text:style-name="Internet_20_link" text:visited-style-name="Visited_20_Internet_20_Link">
https://armyinform.com.ua/2023/06/04/uryad-vnis-zminy-do-poryadku-obchyslennya-serednoyi-zarplaty-stosuyetsya-periodiv-vijskovoyi-sluzhby/</text:a>
</text:p>
      <!--NEWS-->
      <text:h text:style-name="P10" text:outline-level="1">
<text:span text:style-name="T4">
Завтра оголосять склад Нацзбірної України на «Ігри Нескорених – 2023» у Дюссельдорфі</text:span>
</text:h>
      <text:p text:style-name="P4">
Author: ['АРМІЯINFORM']</text:p>
      <text:p text:style-name="P4">
Time: 2023-06-04T59:00:00-04:00</text:p>
      <text:p text:style-name="P4">
Description: У понеділок, 5 червня, о 15:30 у медіа центрі «Укрінформу» (м. Київ, ву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9-1.jpg" text:style-name="Internet_20_link" text:visited-style-name="Visited_20_Internet_20_Link">
0-9-1.jpg</text:a>
']</text:p>
      <text:p text:style-name="P4">
Tags: ['STOPRUSSIA', 'ДЮССЕЛЬДОРФ', 'ІГРИ НЕСКОРЕНИХ 2023', 'МІНІСТЕРСТВО У СПРАВАХ ВЕТЕРАНІВ УКРАЇНИ']</text:p>
      <text:p text:style-name="P4">
Category: News</text:p>
      <!--METADATA-->
      <text:p text:style-name="P4">
<draw:frame draw:style-name="fr1" draw:name="Image243" text:anchor-type="as-char" svg:width="6.9236in" svg:height="3.951518in" draw:z-index="0">
<draw:image xlink:href="../Images/AРМІЯINFORM/2023-06-04T59-00-00-04-00/0-9-1.jpg" xlink:type="simple" xlink:show="embed" xlink:actuate="onLoad" draw:mime-type="image/jpeg"/>
</draw:frame>
 Фотоілюстративне</text:p>
      <text:p text:style-name="P4">
У понеділок, 5 червня, о 15:30 у медіа центрі «Укрінформу» (м. Київ, вул. Б.Хмельницького 6/18) буде презентовано склад Національної збірної, якапредставлятиме Україну в міжнародних змаганнях з адаптивних видів спортуInvictus Games 2023 у Дюссельдорфі.</text:p>
      <text:p text:style-name="P4">
Про це <text:a xlink:type="simple" xlink:href="https://mva.gov.ua/ua/news/minveteraniv-ogolosit-sklad-naczbirnoyi-ukrayini-na-igri-neskorenih-2023-u-dyusseldorfi" text:style-name="Internet_20_link" text:visited-style-name="Visited_20_Internet_20_Link">
повідомляє</text:a>
 Міністерство усправах ветеранів України.</text:p>
      <text:p text:style-name="P4">
<text:span text:style-name="T4">
Участь у презентації візьмуть</text:span>
</text:p>
      <ul>
        <li>
Міністр у справах ветеранів України Юлія Лапутіна;  * Національна координаторка Ігор Нескорених в Україні Ілона Волошина;  * головна тренерка збірної України на Ігри Нескорених Олена Яновська;  * представник ГО «Повернись живим!» (уточнюється).</li>
      </ul>
      <text:p text:style-name="P4">
Онлайн трансляція заходу також відбуватиметься на Facebook-сторінках<text:a xlink:type="simple" xlink:href="https://www.facebook.com/mva.gov.ua" text:style-name="Internet_20_link" text:visited-style-name="Visited_20_Internet_20_Link">
Мінветеранів</text:a>
, <text:a xlink:type="simple" xlink:href="https://www.facebook.com/InvictusGamesTeamUkraine" text:style-name="Internet_20_link" text:visited-style-name="Visited_20_Internet_20_Link">
Invictus Games: TeamUkraine</text:a>
 та ресурсах<text:a xlink:type="simple" xlink:href="https://www.ukrinform.ua/rubric-presshall/3717455-ogolosenna-skladu-nacionalnoi-zbirnoi-igor-neskorenih-2023-roku.html" text:style-name="Internet_20_link" text:visited-style-name="Visited_20_Internet_20_Link">
«Укрінформу»</text:a>
.</text:p>
      <text:p text:style-name="P4">
<text:span text:style-name="T4">
Акредитація представників ЗМІ здійснюватиметься перед заходом в агентстві.</text:span>
</text:p>
      <text:p text:style-name="P4">
Контактна особа в разі наявності запитань: Світлана Судак<text:a xlink:type="simple" xlink:href="mailto:s.sudak@stratcomua.org" text:style-name="Internet_20_link" text:visited-style-name="Visited_20_Internet_20_Link">
s.sudak@stratcomua.org</text:a>
, +380673782151</text:p>
      <text:p text:style-name="P4">
Source: <text:a xlink:type="simple" xlink:href="https://armyinform.com.ua/2023/06/04/zavtra-ogolosyat-sklad-naczzbirnoyi-ukrayiny-na-igry-neskorenyh-2023-u-dyusseldorfi/" text:style-name="Internet_20_link" text:visited-style-name="Visited_20_Internet_20_Link">
https://armyinform.com.ua/2023/06/04/zavtra-ogolosyat-sklad-naczzbirnoyi-ukrayiny-na-igry-neskorenyh-2023-u-dyusseldorfi/</text:a>
</text:p>
      <!--NEWS-->
      <text:h text:style-name="P10" text:outline-level="1">
<text:span text:style-name="T4">
Окупанти застосували «Іскандер-К» по Дніпропетровщині — є поранені</text:span>
</text:h>
      <text:p text:style-name="P4">
Author: ['АРМІЯINFORM']</text:p>
      <text:p text:style-name="P4">
Time: 2023-06-04T60:00:00-04:00</text:p>
      <text:p text:style-name="P4">
Description: Сьогодні вночі російські окупанти завдали чергового ракетного по Україні. Інформ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fghmguoazys.jpg" text:style-name="Internet_20_link" text:visited-style-name="Visited_20_Internet_20_Link">
ffghmguoazys.jpg</text:a>
']</text:p>
      <text:p text:style-name="P4">
Tags: ['STOPRUSSIA', 'АГРЕСІЯ РФ', 'ВТОРГНЕННЯ РФ', 'ГШ ЗСУ']</text:p>
      <text:p text:style-name="P4">
Category: News</text:p>
      <!--METADATA-->
      <text:p text:style-name="P4">
<draw:frame draw:style-name="fr1" draw:name="Image244" text:anchor-type="as-char" svg:width="6.9236in" svg:height="3.894525in" draw:z-index="0">
<draw:image xlink:href="../Images/AРМІЯINFORM/2023-06-04T60-00-00-04-00/ffghmguoazys.jpg" xlink:type="simple" xlink:show="embed" xlink:actuate="onLoad" draw:mime-type="image/jpeg"/>
</draw:frame>
Фото ілюстративне</text:p>
      <text:p text:style-name="P4">
<text:span text:style-name="T4">
<text:span text:style-name="T5">
*🔥 Ситуація щодо російського вторгнення</text:span>
</text:span>
*</text:p>
      <text:p text:style-name="P4">
Сьогодні вночі російські окупанти завдали чергового ракетного по Україні.Інформація щодо наслідків цієї терористичної атаки наразі уточнюється.</text:p>
      <text:p text:style-name="P4">
Про це<text:a xlink:type="simple" xlink:href="https://www.facebook.com/GeneralStaff.ua/posts/pfbid02THBsbR6KXinR7fLM36UXHMFGxeG5MkXa4NF56D6GCEk4eSaUJ7koS2g94c8Yh2CYl" text:style-name="Internet_20_link" text:visited-style-name="Visited_20_Internet_20_Link">
повідомляє</text:a>
Генеральний штаб ЗС України.</text:p>
      <text:p text:style-name="P4">
— Минулої доби противник завдав 2 ракетних ударів по Донецькій іДніпропетровській областях, зокрема, застосувавши ОТРК Іскандер. Однієюракетою «Іскандер-К» влучив по передмістю Дніпра — пошкоджено двохповерховийжитловий будинок, понад 20 цивільних осіб зазнало поранень середнього таважкого ступеня тяжкості, серед них є діти. Крім того, ворог завдав 30авіаційних ударів та здійснив 56 обстрілів з реактивних систем залпового вогнюпо позиціях наших військ та населених пунктах, — йдеться у повідомленні.</text:p>
      <text:p text:style-name="P4">
Ймовірність завдавання ракетних та авіаційних ударів по всій території Україниі надалі залишається високою.</text:p>
      <text:p text:style-name="P4">
Source: <text:a xlink:type="simple" xlink:href="https://armyinform.com.ua/2023/06/04/okupanty-zastosuvaly-iskander-k-po-dnipropetrovshhyni-ye-poraneni/" text:style-name="Internet_20_link" text:visited-style-name="Visited_20_Internet_20_Link">
https://armyinform.com.ua/2023/06/04/okupanty-zastosuvaly-iskander-k-po-dnipropetrovshhyni-ye-poraneni/</text:a>
</text:p>
      <!--NEWS-->
      <text:h text:style-name="P10" text:outline-level="1">
<text:span text:style-name="T4">
ЗСУ знищили 6 ворожих розвідувальних БПЛА та 2 ударні БПЛА типу «Ланцет»</text:span>
</text:h>
      <text:p text:style-name="P4">
Author: ['АРМІЯINFORM']</text:p>
      <text:p text:style-name="P4">
Time: 2023-06-04T61:00:00-04:00</text:p>
      <text:p text:style-name="P4">
Description: Про це повідомляє Генеральний штаб ЗС України.    — Авіація Сил оборо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ГРЕСІЯ РФ', 'ВТОРГНЕННЯ РФ', 'ГШ ЗСУ', 'ХРОНІКА ОБОРОНИ']</text:p>
      <text:p text:style-name="P4">
Category: News</text:p>
      <!--METADATA-->
      <text:p text:style-name="P4">
<draw:frame draw:style-name="fr1" draw:name="Image245" text:anchor-type="as-char" svg:width="6.9236in" svg:height="4.292632in" draw:z-index="0">
<draw:image xlink:href="../ConvertedIMGs/AРМІЯINFORM/2023-06-04T61-00-00-04-00/1200_0_1651937012-2605.png" xlink:type="simple" xlink:show="embed" xlink:actuate="onLoad" draw:mime-type="image/png"/>
</draw:frame>
 Ілюстративне фото</text:p>
      <text:p text:style-name="P4">
<text:span text:style-name="T4">
<text:span text:style-name="T5">
*🔥 Ситуація щодо російського вторгнення</text:span>
</text:span>
*</text:p>
      <text:p text:style-name="P4">
Про це<text:a xlink:type="simple" xlink:href="https://www.facebook.com/GeneralStaff.ua/posts/pfbid02THBsbR6KXinR7fLM36UXHMFGxeG5MkXa4NF56D6GCEk4eSaUJ7koS2g94c8Yh2CYl" text:style-name="Internet_20_link" text:visited-style-name="Visited_20_Internet_20_Link">
повідомляє</text:a>
Генеральний штаб ЗС України.</text:p>
      <text:p text:style-name="P4">
— Авіація Сил оборони за минулу добу завдала 11 ударів по районах зосередженняособового складу, а також 6 — по зенітно-ракетних комплексах противника.Нашими захисниками було знищено 6 ворожих розвідувальних БПЛА, а також 2ударних БПЛА типу «Ланцет», — зазначається у зведенні.</text:p>
      <text:p text:style-name="P4">
Source: <text:a xlink:type="simple" xlink:href="https://armyinform.com.ua/2023/06/04/zsu-znyshhyly-6-vorozhyh-rozviduvalnyh-bpla-ta-2-udarni-bpla-typu-lanczet/" text:style-name="Internet_20_link" text:visited-style-name="Visited_20_Internet_20_Link">
https://armyinform.com.ua/2023/06/04/zsu-znyshhyly-6-vorozhyh-rozviduvalnyh-bpla-ta-2-udarni-bpla-typu-lanczet/</text:a>
</text:p>
      <!--NEWS-->
      <text:h text:style-name="P10" text:outline-level="1">
<text:span text:style-name="T4">
Наша арта уразила ворожий пункт управління та ЗРК</text:span>
</text:h>
      <text:p text:style-name="P4">
Author: ['АРМІЯINFORM']</text:p>
      <text:p text:style-name="P4">
Time: 2023-06-04T62:00:00-04:00</text:p>
      <text:p text:style-name="P4">
Description: Як повідомляє Генеральний штаб Збройних Сил України,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artyleriya-zsu.jpeg" text:style-name="Internet_20_link" text:visited-style-name="Visited_20_Internet_20_Link">
artyleriya-zsu.jpeg</text:a>
']</text:p>
      <text:p text:style-name="P4">
Tags: ['STOPRUSSIA', 'АГРЕСІЯ РФ', 'ВТОРГНЕННЯ РФ', 'ГШ ЗСУ', 'ХРОНІКА ОБОРОНИ']</text:p>
      <text:p text:style-name="P4">
Category: News</text:p>
      <!--METADATA-->
      <text:p text:style-name="P4">
<draw:frame draw:style-name="fr1" draw:name="Image246" text:anchor-type="as-char" svg:width="6.9236in" svg:height="4.370348in" draw:z-index="0">
<draw:image xlink:href="../Images/AРМІЯINFORM/2023-06-04T62-00-00-04-00/artyleriya-zsu.jpeg" xlink:type="simple" xlink:show="embed" xlink:actuate="onLoad" draw:mime-type="image/jpeg"/>
</draw:frame>
Ілюстративне фото</text:p>
      <text:p text:style-name="P4">
<text:span text:style-name="T4">
<text:span text:style-name="T5">
*🔥 Ситуація щодо російського вторгнення</text:span>
</text:span>
*</text:p>
      <text:p text:style-name="P4">
Як<text:a xlink:type="simple" xlink:href="https://www.facebook.com/GeneralStaff.ua/posts/pfbid02THBsbR6KXinR7fLM36UXHMFGxeG5MkXa4NF56D6GCEk4eSaUJ7koS2g94c8Yh2CYl" text:style-name="Internet_20_link" text:visited-style-name="Visited_20_Internet_20_Link">
повідомляє</text:a>
Генеральний штаб Збройних Сил України, підрозділи ракетних військ і артилеріїпротягом минулої доби уразили пункт управління, зенітно-ракетний комплекс, 6артилерійських підрозділів на вогневих позиціях та 3 склади боєприпасівпротивника.</text:p>
      <text:p text:style-name="P4">
Source: <text:a xlink:type="simple" xlink:href="https://armyinform.com.ua/2023/06/04/nasha-arta-urazyla-vorozhyj-punkt-upravlinnya-ta-zrk/" text:style-name="Internet_20_link" text:visited-style-name="Visited_20_Internet_20_Link">
https://armyinform.com.ua/2023/06/04/nasha-arta-urazyla-vorozhyj-punkt-upravlinnya-ta-zrk/</text:a>
</text:p>
      <!--NEWS-->
      <text:h text:style-name="P10" text:outline-level="1">
<text:span text:style-name="T4">
рашисти повтікали з бойових позицій на Луганщині</text:span>
</text:h>
      <text:p text:style-name="P4">
Author: ['АРМІЯINFORM']</text:p>
      <text:p text:style-name="P4">
Time: 2023-06-04T63:00:00-04:00</text:p>
      <text:p text:style-name="P4">
Description: Про це повідомляє Генеральний штаб ЗС України.  — В Сватовому Луган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chmobiki.jpg" text:style-name="Internet_20_link" text:visited-style-name="Visited_20_Internet_20_Link">
chmobiki.jpg</text:a>
']</text:p>
      <text:p text:style-name="P4">
Tags: ['STOPRUSSIA', 'АГРЕСІЯ РФ', 'ВТОРГНЕННЯ РФ', 'ГШ ЗСУ']</text:p>
      <text:p text:style-name="P4">
Category: News</text:p>
      <!--METADATA-->
      <text:p text:style-name="P4">
<draw:frame draw:style-name="fr1" draw:name="Image247" text:anchor-type="as-char" svg:width="6.9236in" svg:height="3.934913in" draw:z-index="0">
<draw:image xlink:href="../Images/AРМІЯINFORM/2023-06-04T63-00-00-04-00/chmobiki.jpg" xlink:type="simple" xlink:show="embed" xlink:actuate="onLoad" draw:mime-type="image/jpeg"/>
</draw:frame>
Ілюстративне фото</text:p>
      <text:p text:style-name="P4">
<text:span text:style-name="T4">
<text:span text:style-name="T5">
*🔥 Ситуація щодо російського вторгнення</text:span>
</text:span>
*</text:p>
      <text:p text:style-name="P4">
Про це<text:a xlink:type="simple" xlink:href="https://www.facebook.com/GeneralStaff.ua/posts/pfbid02THBsbR6KXinR7fLM36UXHMFGxeG5MkXa4NF56D6GCEk4eSaUJ7koS2g94c8Yh2CYl" text:style-name="Internet_20_link" text:visited-style-name="Visited_20_Internet_20_Link">
повідомляє</text:a>
Генеральний штаб ЗС України.</text:p>
      <text:p text:style-name="P4">
— В Сватовому Луганської області 2 червня дезертирували близько 40військовослужбовців російських окупаційних військ, які самовільно залишилибойові позиції. У зв’язку з чим, з метою пошуку російських дезертирів, булозадіяно 2 російських вертольоти та підрозділ росгвардії окупантів, —зазначається у зведенні.</text:p>
      <text:p text:style-name="P4">
Source: <text:a xlink:type="simple" xlink:href="https://armyinform.com.ua/2023/06/04/rashysty-povtikaly-z-bojovyh-pozyczij-na-luganshhyni/" text:style-name="Internet_20_link" text:visited-style-name="Visited_20_Internet_20_Link">
https://armyinform.com.ua/2023/06/04/rashysty-povtikaly-z-bojovyh-pozyczij-na-luganshhyni/</text:a>
</text:p>
      <!--NEWS-->
      <text:h text:style-name="P10" text:outline-level="1">
<text:span text:style-name="T4">
Силами ППО знищено чотири крилаті ракети та три ударні дрони</text:span>
</text:h>
      <text:p text:style-name="P4">
Author: ['АРМІЯINFORM']</text:p>
      <text:p text:style-name="P4">
Time: 2023-06-04T64:00:00-04:00</text:p>
      <text:p text:style-name="P4">
Description: Про це повідомляє Генеральний штаб ЗС України.    «З 01.00 по 04.00 год 4 червня 20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ukrayinska-systema-ppo.jpg" text:style-name="Internet_20_link" text:visited-style-name="Visited_20_Internet_20_Link">
foto-1-ukrayinska-systema-ppo.jpg</text:a>
', '<text:a xlink:type="simple" xlink:href="https://armyinform.com.ua/wp-content/uploads/2023/06/bez-nazvy-1.jpg" text:style-name="Internet_20_link" text:visited-style-name="Visited_20_Internet_20_Link">
bez-nazvy-1.jpg</text:a>
']</text:p>
      <text:p text:style-name="P4">
Tags: ['ГЕНЕРАЛЬНИЙ ШТАБ ЗС УКРАЇНИ', 'ППО']</text:p>
      <text:p text:style-name="P4">
Category: News</text:p>
      <!--METADATA-->
      <text:p text:style-name="P4">
<draw:frame draw:style-name="fr1" draw:name="Image248" text:anchor-type="as-char" svg:width="6.9236in" svg:height="4.61393in" draw:z-index="0">
<draw:image xlink:href="../Images/AРМІЯINFORM/2023-06-04T64-00-00-04-00/foto-1-ukrayinska-systema-ppo.jpg" xlink:type="simple" xlink:show="embed" xlink:actuate="onLoad" draw:mime-type="image/jpeg"/>
</draw:frame>
</text:p>
      <text:p text:style-name="P4">
Про це<text:a xlink:type="simple" xlink:href="https://www.facebook.com/GeneralStaff.ua/posts/pfbid02LFwiYuKqUsvzjMGM6sXvA3yfEZNnrPWTcu4VabyDiThFgy2Fk48LdMkJ9E9SUPFnl" text:style-name="Internet_20_link" text:visited-style-name="Visited_20_Internet_20_Link">
повідомляє</text:a>
Генеральний штаб ЗС України.</text:p>
      <text:p text:style-name="P4">
«З 01.00 по 04.00 год 4 червня 2023 року противник застосував п’ять іранськихударних БПЛА Shahed-136/131 з Брянської області, а також шість крилатих ракетповітряного базування Х-101/Х-555 випущено із шести стратегічнихбомбардувальників Ту-95мс з району Каспію», — йдеться в повідомленні Генштабу.</text:p>
      <text:p text:style-name="P4">
Силами та засобами протиповітряної оборони Повітряних Сил знищено чотирикрилаті ракети та три ударні дрони!</text:p>
      <text:p text:style-name="P4">
<draw:frame draw:style-name="fr1" draw:name="Image249" text:anchor-type="as-char" svg:width="6.9236in" svg:height="4.615733in" draw:z-index="0">
<draw:image xlink:href="../Images/AРМІЯINFORM/2023-06-04T64-00-00-04-00/bez-nazvy-1.jpg" xlink:type="simple" xlink:show="embed" xlink:actuate="onLoad" draw:mime-type="image/jpeg"/>
</draw:frame>
</text:p>
      <text:p text:style-name="P4">
Source: <text:a xlink:type="simple" xlink:href="https://armyinform.com.ua/2023/06/04/sylamy-ppo-znyshheno-chotyry-krylati-rakety-ta-try-udarni-drony/" text:style-name="Internet_20_link" text:visited-style-name="Visited_20_Internet_20_Link">
https://armyinform.com.ua/2023/06/04/sylamy-ppo-znyshheno-chotyry-krylati-rakety-ta-try-udarni-drony/</text:a>
</text:p>
      <!--NEWS-->
      <text:h text:style-name="P10" text:outline-level="1">
<text:span text:style-name="T4">
Втрати ворога за добу: ліквідовано понад 400 окупантів, знищено 22 артсистеми та 8 танків</text:span>
</text:h>
      <text:p text:style-name="P4">
Author: ['АРМІЯINFORM']</text:p>
      <text:p text:style-name="P4">
Time: 2023-06-04T65:00:00-04:00</text:p>
      <text:p text:style-name="P4">
Description: Загальні бойові втрати противника з 24.02.22 по 04.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04-2023-scaled.jpg" text:style-name="Internet_20_link" text:visited-style-name="Visited_20_Internet_20_Link">
vtraty_06-04-2023-scaled.jpg</text:a>
']</text:p>
      <text:p text:style-name="P4">
Tags: ['ВТРАТИ ВОРОГА', 'ГЕНЕРАЛЬНИЙ ШТАБ ЗС УКРАЇНИ']</text:p>
      <text:p text:style-name="P4">
Category: News</text:p>
      <!--METADATA-->
      <text:p text:style-name="P4">
<draw:frame draw:style-name="fr1" draw:name="Image250" text:anchor-type="as-char" svg:width="6.9236in" svg:height="6.975527in" draw:z-index="0">
<draw:image xlink:href="../Images/AРМІЯINFORM/2023-06-04T65-00-00-04-00/vtraty_06-04-2023-scaled.jpg" xlink:type="simple" xlink:show="embed" xlink:actuate="onLoad" draw:mime-type="image/jpeg"/>
</draw:frame>
</text:p>
      <text:p text:style-name="P4">
Загальні бойові втрати противника з 24.02.22 по 04.06.23 орієнтовностановлять:</text:p>
      <ul>
        <li>
<text:span text:style-name="T4">
особового складу ‒</text:span>
 209940 (+470) осіб ліквідовано  * <text:span text:style-name="T4">
танків ‒</text:span>
 3837 (+8)  * <text:span text:style-name="T4">
бойових броньованих машин ‒</text:span>
 7512 (+10)  * <text:span text:style-name="T4">
артилерійських систем ‒</text:span>
 3555 (+22)  * <text:span text:style-name="T4">
РСЗВ ‒</text:span>
 583 (+1)  * <text:span text:style-name="T4">
засоби ППО ‒</text:span>
 344 (+2)  * <text:span text:style-name="T4">
літаків ‒</text:span>
 313 (0)  * <text:span text:style-name="T4">
гелікоптерів ‒</text:span>
 298 (0)  * <text:span text:style-name="T4">
БПЛА оперативно-тактичного рівня ‒</text:span>
 3175 (+10)  * <text:span text:style-name="T4">
крилаті ракети ‒</text:span>
 1132 (0)  * <text:span text:style-name="T4">
кораблі / катери ‒</text:span>
 18 (0)  * <text:span text:style-name="T4">
автомобільної техніки та автоцистерн ‒</text:span>
 6305 (+16)  * <text:span text:style-name="T4">
спеціальна техніка ‒</text:span>
 479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4.06.23.</text:p>
      <text:p text:style-name="P4">
Source: <text:a xlink:type="simple" xlink:href="https://armyinform.com.ua/2023/06/04/vtraty-voroga-za-dobu-likvidovano-ponad-400-okupantiv-znyshheno-22-artsystemy-ta-8-tankiv/" text:style-name="Internet_20_link" text:visited-style-name="Visited_20_Internet_20_Link">
https://armyinform.com.ua/2023/06/04/vtraty-voroga-za-dobu-likvidovano-ponad-400-okupantiv-znyshheno-22-artsystemy-ta-8-tankiv/</text:a>
</text:p>
      <!--NEWS-->
      <text:h text:style-name="P10" text:outline-level="1">
<text:span text:style-name="T4">
Ювенальні прокурори: внаслідок широкомасштабної агресії рф в Україні загинули 485 дітей</text:span>
</text:h>
      <text:p text:style-name="P4">
Author: ['АРМІЯINFORM']</text:p>
      <text:p text:style-name="P4">
Time: 2023-06-04T66:00:00-04:00</text:p>
      <text:p text:style-name="P4">
Description: Станом на 4 червня більше ніж 1490 дітей постраждали в Україні внаслідок широкомасштаб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47_big.jpg" text:style-name="Internet_20_link" text:visited-style-name="Visited_20_Internet_20_Link">
47_big.jpg</text:a>
']</text:p>
      <text:p text:style-name="P4">
Tags: ['STOPRUSSIA', 'АГРЕСІЯ РФ', 'ВІЙНА', 'ВТОРГНЕННЯ РФ', 'ДІТИ ВІЙНИ', 'ОФІС ГЕНЕРАЛЬНОГО ПРОКУРОРА УКРАЇНИ', 'ЮВЕНАЛЬНІ ПРОКУРОРИ']</text:p>
      <text:p text:style-name="P4">
Category: News</text:p>
      <!--METADATA-->
      <text:p text:style-name="P4">
<draw:frame draw:style-name="fr1" draw:name="Image251" text:anchor-type="as-char" svg:width="6.9236in" svg:height="5.18693in" draw:z-index="0">
<draw:image xlink:href="../Images/AРМІЯINFORM/2023-06-04T66-00-00-04-00/47_big.jpg" xlink:type="simple" xlink:show="embed" xlink:actuate="onLoad" draw:mime-type="image/jpeg"/>
</draw:frame>
Ілюстративне фото</text:p>
      <text:p text:style-name="P4">
<text:span text:style-name="T4">
Станом на 4 червня</text:span>
 більше ніж <text:span text:style-name="T4">
1490 дітей постраждали</text:span>
 в Українівнаслідок широкомасштабної агресії російської федерації.</text:p>
      <text:p text:style-name="P4">
Про це <text:a xlink:type="simple" xlink:href="https://t.me/pgo_gov_ua/12857" text:style-name="Internet_20_link" text:visited-style-name="Visited_20_Internet_20_Link">
повідомляє</text:a>
 Офіс Генерального прокурораУкраїни.</text:p>
      <text:p text:style-name="P4">
За офіційною інформацією ювенальних прокурорів, <text:span text:style-name="T4">
485 дітей загинуло</text:span>
 та<text:span text:style-name="T4">
1005 дістали поранення</text:span>
 різного ступеня тяжкості.</text:p>
      <text:p text:style-name="P4">
Найбільше постраждало дітей у Донецькій області — 464, Харківській — 283,Київській — 128, Херсонській — 105, Запорізькій — 91, Миколаївській — 89,Дніпропетровській — 80, Чернігівській — 71, Луганській — 67.</text:p>
      <text:p text:style-name="P4">
Протягом минулої доби, 3 червня, внаслідок ракетного обстрілу державою-агресором м. Підгородне Дніпропетровської області загинула 2-річна дівчинка тапостраждало п’ятеро дітей віком від 6 до 17 років.</text:p>
      <text:p text:style-name="P4">
У м. Гірник Донецької області внаслідок обстрілу ворогом поранено двох хлопців15 та 16 років. У Офісі Генерального прокурора Наголошують, що ці цифри неостаточні, оскільки триває робота з їх встановлення в місцях ведення активнихбойових дій, на тимчасово окупованих та звільнених територіях.</text:p>
      <text:p text:style-name="P4">
У Офісі Генерального прокурора Наголошують, що ці цифри не остаточні, оскількитриває робота з їх встановлення в місцях ведення активних бойових дій, натимчасово окупованих та звільнених територіях.</text:p>
      <text:p text:style-name="P4">
«<text:a xlink:type="simple" xlink:href="https://childrenofwar.gov.ua/" text:style-name="Internet_20_link" text:visited-style-name="Visited_20_Internet_20_Link">
Діти війни</text:a>
» — платформа, на яку можнаповідомити та знайти всю інформацію про дітей, які постраждали внаслідок війнирф проти України.</text:p>
      <text:p text:style-name="P4">
Source: <text:a xlink:type="simple" xlink:href="https://armyinform.com.ua/2023/06/04/yuvenalni-prokurory-vnaslidok-shyrokomasshtabnoyi-agresiyi-rf-v-ukrayini-zagynuly-485-ditej/" text:style-name="Internet_20_link" text:visited-style-name="Visited_20_Internet_20_Link">
https://armyinform.com.ua/2023/06/04/yuvenalni-prokurory-vnaslidok-shyrokomasshtabnoyi-agresiyi-rf-v-ukrayini-zagynuly-485-ditej/</text:a>
</text:p>
      <!--NEWS-->
      <text:h text:style-name="P10" text:outline-level="1">
<text:span text:style-name="T4">
Ракетний удар рф по Підгородньому: загинула дворічна дитина, є поранені</text:span>
</text:h>
      <text:p text:style-name="P4">
Author: ['АРМІЯINFORM']</text:p>
      <text:p text:style-name="P4">
Time: 2023-06-04T67:00:00-04:00</text:p>
      <text:p text:style-name="P4">
Description: Ввечері 3 червня війська країни-агресора завдали удару по місту Підгороднє, що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0140399558445142_y.jpg" text:style-name="Internet_20_link" text:visited-style-name="Visited_20_Internet_20_Link">
photo_5470140399558445142_y.jpg</text:a>
', '<text:a xlink:type="simple" xlink:href="https://armyinform.com.ua/wp-content/uploads/2023/06/photo_5470140399558445144_y-150x150.jpg" text:style-name="Internet_20_link" text:visited-style-name="Visited_20_Internet_20_Link">
photo_5470140399558445144_y-150x150.jpg</text:a>
', '<text:a xlink:type="simple" xlink:href="https://armyinform.com.ua/wp-content/uploads/2023/06/photo_5470140399558445143_y-150x150.jpg" text:style-name="Internet_20_link" text:visited-style-name="Visited_20_Internet_20_Link">
photo_5470140399558445143_y-150x150.jpg</text:a>
']</text:p>
      <text:p text:style-name="P4">
Tags: ['ВОЄННІ ЗЛОЧИНИ РФ']</text:p>
      <text:p text:style-name="P4">
Category: News</text:p>
      <!--METADATA-->
      <text:p text:style-name="P4">
<draw:frame draw:style-name="fr1" draw:name="Image252" text:anchor-type="as-char" svg:width="6.9236in" svg:height="5.1927in" draw:z-index="0">
<draw:image xlink:href="../Images/AРМІЯINFORM/2023-06-04T67-00-00-04-00/photo_5470140399558445142_y.jpg" xlink:type="simple" xlink:show="embed" xlink:actuate="onLoad" draw:mime-type="image/jpeg"/>
</draw:frame>
</text:p>
      <text:p text:style-name="P4">
Ввечері 3 червня війська країни-агресора завдали удару по місту Підгороднє, щона Дніпроперовщині. Внаслідок влучання загинула дворічна дитина. Є поранені,серед яких п’ятеро дітей. Частково зруйновані дві двоповерхівки, між якимивлучила ворожа ракета.</text:p>
      <text:p text:style-name="P4">
Про це йдеться у <text:a xlink:type="simple" xlink:href="https://t.me/UA_National_Police/12115" text:style-name="Internet_20_link" text:visited-style-name="Visited_20_Internet_20_Link">
повідомленні</text:a>
Національної поліції України.</text:p>
      <text:p text:style-name="P4">
Руйнувань зазнали 10 приватних будинків, авто, магазин, газопроводи. Внаслідоквибуху виникла пожежа, наразі її ліквідували.</text:p>
      <text:p text:style-name="P4">
Поблизу місця вибуху поліція розгорнула пункт звернень громадян. Правоохоронціпродовжують оглядати територію району та збирати речові докази воєннихзлочинів, вчинених армією рф.</text:p>
      <text:p text:style-name="P4">
<text:a xlink:type="simple" xlink:href="https://armyinform.com.ua/wp-content/uploads/2023/06/photo_5470140399558445144_y.jpg" text:style-name="Internet_20_link" text:visited-style-name="Visited_20_Internet_20_Link">
<draw:frame draw:style-name="fr1" draw:name="Image253" text:anchor-type="as-char" svg:width="6.9236in" svg:height="6.9236in" draw:z-index="0">
<draw:image xlink:href="../Images/AРМІЯINFORM/2023-06-04T67-00-00-04-00/photo_5470140399558445144_y-150x150.jpg" xlink:type="simple" xlink:show="embed" xlink:actuate="onLoad" draw:mime-type="image/jpeg"/>
</draw:frame>
</text:a>
</text:p>
      <text:p text:style-name="P4">
<text:a xlink:type="simple" xlink:href="https://armyinform.com.ua/wp-content/uploads/2023/06/photo_5470140399558445143_y.jpg" text:style-name="Internet_20_link" text:visited-style-name="Visited_20_Internet_20_Link">
<draw:frame draw:style-name="fr1" draw:name="Image254" text:anchor-type="as-char" svg:width="6.9236in" svg:height="6.9236in" draw:z-index="0">
<draw:image xlink:href="../Images/AРМІЯINFORM/2023-06-04T67-00-00-04-00/photo_5470140399558445143_y-150x150.jpg" xlink:type="simple" xlink:show="embed" xlink:actuate="onLoad" draw:mime-type="image/jpeg"/>
</draw:frame>
</text:a>
</text:p>
      <text:p text:style-name="P4">
Source: <text:a xlink:type="simple" xlink:href="https://armyinform.com.ua/2023/06/04/raketnyj-udar-rf-po-pidgorodnomu-zagynula-dvorichna-dytyna-ye-poraneni/" text:style-name="Internet_20_link" text:visited-style-name="Visited_20_Internet_20_Link">
https://armyinform.com.ua/2023/06/04/raketnyj-udar-rf-po-pidgorodnomu-zagynula-dvorichna-dytyna-ye-poraneni/</text:a>
</text:p>
      <!--NEWS-->
      <text:h text:style-name="P10" text:outline-level="1">
<text:span text:style-name="T4">
За добу рятувальники понад 100 разів виїжджали на ліквідацію наслідків ворожих обстрілів</text:span>
</text:h>
      <text:p text:style-name="P4">
Author: ['АРМІЯINFORM']</text:p>
      <text:p text:style-name="P4">
Time: 2023-06-04T68:00:00-04:00</text:p>
      <text:p text:style-name="P4">
Description: Протягом минулої доби, 3 чер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ВІЙНА', 'ВТОРГНЕННЯ РФ', 'ДСНС УКРАЇНИ', 'ЛІКВІДАЦІЯ НАСЛІДКІВ ВОРОЖИХ ОБСТРІЛІВ']</text:p>
      <text:p text:style-name="P4">
Category: News</text:p>
      <!--METADATA-->
      <text:p text:style-name="P4">
<draw:frame draw:style-name="fr1" draw:name="Image255" text:anchor-type="as-char" svg:width="6.9236in" svg:height="3.888597in" draw:z-index="0">
<draw:image xlink:href="../Images/AРМІЯINFORM/2023-06-04T68-00-00-04-00/xzvev8dxadlvsx-pozhezha.jpg" xlink:type="simple" xlink:show="embed" xlink:actuate="onLoad" draw:mime-type="image/jpeg"/>
</draw:frame>
 Ілюстративне фото</text:p>
      <text:p text:style-name="P4">
Протягом минулої доби, <text:span text:style-name="T4">
3 червня,</text:span>
 підрозділи Державної служби України знадзвичайних ситуацій <text:span text:style-name="T4">
здійснили 122 виїзди</text:span>
 на ліквідацію наслідківобстрілів окупантами населених пунктів та об’єктів інфраструктури. Ліквідовано16 пожеж. Надано психологічну допомогу 238 особам.</text:p>
      <text:p text:style-name="P4">
Про це йдеться у <text:a xlink:type="simple" xlink:href="https://dsns.gov.ua/uk/news/nadzvicaini-podiyi/operativna-informaciia-dsns-shhodo-naslidkiv-vedennia-boiovix-dii-rosiiskoiu-federacijeiu-177"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7 801 виїзд на ліквідацію наслідків обстрілів, ліквідовано 14 801 пожежу,врятовано 4105 осіб, надано психологічну допомогу 212 778 особам.</text:p>
      <text:p text:style-name="P4">
Source: <text:a xlink:type="simple" xlink:href="https://armyinform.com.ua/2023/06/04/za-dobu-ryatuvalnyky-ponad-100-raziv-vyyizhdzhaly-na-likvidacziyu-naslidkiv-vorozhyh-obstriliv/" text:style-name="Internet_20_link" text:visited-style-name="Visited_20_Internet_20_Link">
https://armyinform.com.ua/2023/06/04/za-dobu-ryatuvalnyky-ponad-100-raziv-vyyizhdzhaly-na-likvidacziyu-naslidkiv-vorozhyh-obstriliv/</text:a>
</text:p>
      <!--NEWS-->
      <text:h text:style-name="P10" text:outline-level="1">
<text:span text:style-name="T4">
Голова Верховної Ради України у Туреччині зустрівся із захисниками «Азовсталі»</text:span>
</text:h>
      <text:p text:style-name="P4">
Author: ['АРМІЯINFORM']</text:p>
      <text:p text:style-name="P4">
Time: 2023-06-04T69:00:00-04:00</text:p>
      <text:p text:style-name="P4">
Description: Голова Верховної Ради України Руслан Стефанчук за дорученням Президента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315194_932810108004975_5893764103321915601_n.jpg" text:style-name="Internet_20_link" text:visited-style-name="Visited_20_Internet_20_Link">
351315194_932810108004975_5893764103321915601_n.jpg</text:a>
']</text:p>
      <text:p text:style-name="P4">
Tags: ['ГОЛОВА ВЕРХОВНОЇ РАДИ УКРАЇНИ', 'ОБОРОНЦІ АЗОВСТАЛІ', 'РУСЛАН СТЕФАНЧУК']</text:p>
      <text:p text:style-name="P4">
Category: News</text:p>
      <!--METADATA-->
      <text:p text:style-name="P4">
<draw:frame draw:style-name="fr1" draw:name="Image256" text:anchor-type="as-char" svg:width="6.9236in" svg:height="5.1927in" draw:z-index="0">
<draw:image xlink:href="../Images/AРМІЯINFORM/2023-06-04T69-00-00-04-00/351315194_932810108004975_5893764103321915601_n.jpg" xlink:type="simple" xlink:show="embed" xlink:actuate="onLoad" draw:mime-type="image/jpeg"/>
</draw:frame>
</text:p>
      <text:p text:style-name="P4">
Голова Верховної Ради України Руслан Стефанчук за дорученням ПрезидентаУкраїни Володимира Зеленського зустрівся у Туреччині із військовими —захисниками «Азовсталі».</text:p>
      <text:p text:style-name="P4">
Про це Голова Верховної Ради України<text:a xlink:type="simple" xlink:href="https://www.facebook.com/stefanchuk.official/posts/655293829750792" text:style-name="Internet_20_link" text:visited-style-name="Visited_20_Internet_20_Link">
повідомив</text:a>
у Facebook.</text:p>
      <text:p text:style-name="P4">
«За проханням Президента України Володимира Зеленського, зустрівся у Туреччинііз Героями, із військовими — захисниками «Азовсталі». Командир «Азову», ГеройУкраїни Денис Прокопенко («Редіс»), його заступник Святослав Паламар(«Калина»), виконувач обов’язків командира 36-ї окремої бригади морськоїпіхоти Сергій Волинський («Волина»), Олег Хоменко та Денис Шлега з НацгвардіїУкраїни, за умовами обміну, зараз перебувають у Туреччині. Дякую Туреччині задопомогу у поверненні наших захисників», — написав Руслан Стефанчук.</text:p>
      <text:p text:style-name="P4">
За його словами, над поверненням всіх українських військовополонених додомущоденно працює велика команда на чолі з Керівником Офісу Президента АндріємЄрмаком.</text:p>
      <text:p text:style-name="P4">
«Усі наші захисники сповнені рішучості продовжувати боротьбу та прагнутьповернутися додому. Повноцінна підтримка всіх наших героїв — це обовʼязокдержави. Маємо повернути всіх. Бо ми цінуємо кожного», — підкреслив очільникВерховної Ради України.</text:p>
      <text:p text:style-name="P4">
Source: <text:a xlink:type="simple" xlink:href="https://armyinform.com.ua/2023/06/04/golova-verhovnoyi-rady-ukrayiny-u-turechchyni-zustrivsya-iz-zahysnykamy-azovstali/" text:style-name="Internet_20_link" text:visited-style-name="Visited_20_Internet_20_Link">
https://armyinform.com.ua/2023/06/04/golova-verhovnoyi-rady-ukrayiny-u-turechchyni-zustrivsya-iz-zahysnykamy-azovstali/</text:a>
</text:p>
      <!--NEWS-->
      <text:h text:style-name="P10" text:outline-level="1">
<text:span text:style-name="T4">
Нам потрібні сучасні багатоцільові літаки, аби ми могли ефективно захищати Україну з неба — Юрій Ігнат</text:span>
</text:h>
      <text:p text:style-name="P4">
Author: ['Оксана Іванець']</text:p>
      <text:p text:style-name="P4">
Time: 2023-06-04T70:00:00-04:00</text:p>
      <text:p text:style-name="P4">
Description: Цієї ночі сили ППО знищили 4 крилаті ракети і три ударні БПЛА рф. Про це в ете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STOPRUSSIA', 'АГРЕСІЯ РФ', 'ВІЙНА', 'ВТОРГНЕННЯ РФ', 'ТЕЛЕМАРАФОН "ЄДИНІ НОВИНИ"', 'ЮРІЙ ІГНАТ']</text:p>
      <text:p text:style-name="P4">
Category: News</text:p>
      <!--METADATA-->
      <text:p text:style-name="P4">
<draw:frame draw:style-name="fr1" draw:name="Image257" text:anchor-type="as-char" svg:width="6.9236in" svg:height="4.361868in" draw:z-index="0">
<draw:image xlink:href="../Images/AРМІЯINFORM/2023-06-04T70-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Цієї ночі сили ППО знищили 4 крилаті ракети і три ударні БПЛА рф. Про це ветері телемарафону «Єдині новини» повідомив речник командування Повітряних СилЗСУ полковник Юрій Ігнат.</text:p>
      <text:p text:style-name="P4">
Загалом цієї ночі ворог випустив по Україні шість ракет та п’ять ударнихдронів.</text:p>
      <text:p text:style-name="P4">
— На жаль, не всі повітряні цілі вдалося знищити. Дві ракети влучили воперативний аеродром поблизу Кропивницького, — розповів Юрій Ігнат.</text:p>
      <text:p text:style-name="P4">
Спікер зазначив, що ворог продовжує застосовувати широкий спектр озброєння,зокрема балістичні ракети та ударні безпілотники, які складно виявити тазнешкодити, тому система ППО потребує посилення по всій території України нелише системами Patriot, а й зенітно-ракетними системами середнього та малогорадіусу дії.</text:p>
      <text:p text:style-name="P4">
Також Юрій Ігнат розповів, що за минулу добу українська авіація здійснилаблизько тридцяти бойових вильотів та завдала понад десяти авіаударів поскупченню сил противника.</text:p>
      <text:p text:style-name="P4">
— Ми ефективно атакуємо ворога і на літаках радянських зразків. Деякі західнізразки озброєння адаптовано до наших винищувачів та бомбардувальників. Алетреба розуміти, що нам усе ще потрібні сучасні багатоцільові літаки, аби недавати ворогові шансів навіть наближатися до наших кордонів, скидати керованіавіабомби, аби ми могли ефективно захищати Україну з неба.</text:p>
      <text:p text:style-name="P4">
— Ми маємо достатньо кваліфікованих пілотів. Але потрібно навчити чималолюдей, які будуть обслуговувати і забезпечувати всім необхідним повітрянутехніку, — додав Юрій Ігнат.</text:p>
      <text:p text:style-name="P4">
Source: <text:a xlink:type="simple" xlink:href="https://armyinform.com.ua/2023/06/04/nam-potribni-suchasni-bagatoczilovi-litaky-aby-my-mogly-efektyvno-zahyshhaty-ukrayinu-z-neba-yurij-ignat/" text:style-name="Internet_20_link" text:visited-style-name="Visited_20_Internet_20_Link">
https://armyinform.com.ua/2023/06/04/nam-potribni-suchasni-bagatoczilovi-litaky-aby-my-mogly-efektyvno-zahyshhaty-ukrayinu-z-neba-yurij-ignat/</text:a>
</text:p>
      <!--NEWS-->
      <text:h text:style-name="P10" text:outline-level="1">
<text:span text:style-name="T4">
Офіс Генпрокурора України: задокументовано понад 91 тисячу воєнних злочинів</text:span>
</text:h>
      <text:p text:style-name="P4">
Author: ['АРМІЯINFORM']</text:p>
      <text:p text:style-name="P4">
Time: 2023-06-04T71: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04062023ua.jpg" text:style-name="Internet_20_link" text:visited-style-name="Visited_20_Internet_20_Link">
warcrime-04062023ua.jpg</text:a>
', '<text:a xlink:type="simple" xlink:href="https://armyinform.com.ua/wp-content/uploads/2023/06/warcrime-04062023en.jpg" text:style-name="Internet_20_link" text:visited-style-name="Visited_20_Internet_20_Link">
warcrime-0406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58" text:anchor-type="as-char" svg:width="6.9236in" svg:height="4.448413in" draw:z-index="0">
<draw:image xlink:href="../Images/AРМІЯINFORM/2023-06-04T71-00-00-04-00/warcrime-04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4</text:span>
 <text:span text:style-name="T4">
червня</text:span>
 зареєстровано:</text:p>
      <ul>
        <li>
91 230 воєнних злочинів,  * 17 312 злочинів проти національної безпеки України.</li>
      </ul>
      <text:p text:style-name="P4">
Крім того (Нагадуємо що), за офіційними даними ювенальних прокурорів, <text:span text:style-name="T4">
1490дітей постраждали</text:span>
 внаслідок агресії рф, з них:</text:p>
      <ul>
        <li>
485 — дітей загинули,  * 1005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59" text:anchor-type="as-char" svg:width="6.9236in" svg:height="4.448413in" draw:z-index="0">
<draw:image xlink:href="../Images/AРМІЯINFORM/2023-06-04T71-00-00-04-00/warcrime-04062023en.jpg" xlink:type="simple" xlink:show="embed" xlink:actuate="onLoad" draw:mime-type="image/jpeg"/>
</draw:frame>
</text:p>
      <text:p text:style-name="P4">
Source: <text:a xlink:type="simple" xlink:href="https://armyinform.com.ua/2023/06/04/ofis-genprokurora-ukrayiny-zadokumentovano-ponad-91-tysyachu-voyennyh-zlochyniv/" text:style-name="Internet_20_link" text:visited-style-name="Visited_20_Internet_20_Link">
https://armyinform.com.ua/2023/06/04/ofis-genprokurora-ukrayiny-zadokumentovano-ponad-91-tysyachu-voyennyh-zlochyniv/</text:a>
</text:p>
      <!--NEWS-->
      <text:h text:style-name="P10" text:outline-level="1">
<text:span text:style-name="T4">
На Бахмутському напрямку пвк «вагнер» замінюють повітряно-десантні підрозділи росармії — Сергій Череватий</text:span>
</text:h>
      <text:p text:style-name="P4">
Author: ['Оксана Іванець']</text:p>
      <text:p text:style-name="P4">
Time: 2023-06-04T72:00:00-04:00</text:p>
      <text:p text:style-name="P4">
Description: На Бахмутському напрямку ворог продовжує ротаційні заходи, прикриваючись артилерійсь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cherevatyj.jpg" text:style-name="Internet_20_link" text:visited-style-name="Visited_20_Internet_20_Link">
cherevatyj.jpg</text:a>
']</text:p>
      <text:p text:style-name="P4">
Tags: []</text:p>
      <text:p text:style-name="P4">
Category: News</text:p>
      <!--METADATA-->
      <text:p text:style-name="P4">
<draw:frame draw:style-name="fr1" draw:name="Image260" text:anchor-type="as-char" svg:width="6.9236in" svg:height="5.1927in" draw:z-index="0">
<draw:image xlink:href="../Images/AРМІЯINFORM/2023-06-04T72-00-00-04-00/cherevatyj.jpg" xlink:type="simple" xlink:show="embed" xlink:actuate="onLoad" draw:mime-type="image/jpeg"/>
</draw:frame>
</text:p>
      <text:p text:style-name="P4">
На Бахмутському напрямку ворог продовжує ротаційні заходи, прикриваючисьартилерійським вогнем. Про це в етері телемарафону «Єдині новини» повідомивречник Східного угруповання військ ЗСУ полковник Сергій Череватий.  За словами спікера, з-під Бахмута триває відведення підрозділів злочинногоугруповання пвк «вагнер». Замінюють їх повітряно-десантні частини російськихвійськ.</text:p>
      <text:p text:style-name="P4">
— За рашистською доктриною, ці війська використовуються для проривуплацдармів. Це така собі «швидка допомога», яка прикриває найбільш «гарячі»ділянки фронту з метою досягнення хоча б якогось проміжного результату. Але йці підрозділи наразі зазнають значних втрат і доукомплектовуються за рахунокмобілізованих. Зазначу, що ми вже мали справу з цими підрозділами і володіємоінформацією щодо їхньої тактики. Тому не дамо переломити події на фронті наїхню користь.</text:p>
      <text:p text:style-name="P4">
Сергій Череватий повідомив, що за цю добу на Бахмутському напрямку росіянизавдали по українських позиціях 426 артилерійські удари, 3 авіаудари,відбулося 5 бойових зіткнень.</text:p>
      <text:p text:style-name="P4">
— З нашого боку триває вогневе ураження ворога, розвідка і дорозвідка.Відбуваються певні підготовчі заходи, контратаки українських підрозділівздійснюються лише, коли ми впевнені, що вони будуть успішними та якомогабезпечними для особового складу. Так, за добу тут було знищено 96 окупантів,131 зазнав поранень, було збито 5 ворожих БПЛА, було підбито 2 танки та БМП, 3гармати, зенітно-ракетний комплекс, знищено 2 польові склади з боєприпасами.</text:p>
      <text:p text:style-name="P4">
За словами речника Східного угруповання військ ЗСУ, Куп’янсько-Лиманськийнапрямок лишається лідером за кількістю артилерійських ударів. За добу тамвідбувся 601 обстріл, 6 бойових зіткнень, 11 авіаударів. Силами безпеки таоборони було знищено 54 окупанти, 59 зазнали поранень, 1 рашист був взятий вполон. Підбито 3 ворожі танки, 2 БМП, самохідна артилерійська установка«Акація», реактивна система залпового вогню «Град», 2 міномети та 2 БПЛА, 1станція візуального спостереження.</text:p>
      <text:p text:style-name="P4">
— Безперечно, на цьому напрямку окупанти намагаються перехопити ініціативу.Вони ведуть наступальні дії з метою розвинути успіх та продовжити рух дляподальшої окупації Луганської і Донецької областей, проте наші підрозділижорстко контролюють цей напрямок, тому всі їхні спроби закінчуються невдачею,— зазначив Сергій Череватий.</text:p>
      <text:p text:style-name="P4">
Source: <text:a xlink:type="simple" xlink:href="https://armyinform.com.ua/2023/06/04/na-bahmutskomu-napryamku-pvk-vagner-zaminyuyut-povitryano-desantni-pidrozdily-rosarmiyi-sergij-cherevatyj/" text:style-name="Internet_20_link" text:visited-style-name="Visited_20_Internet_20_Link">
https://armyinform.com.ua/2023/06/04/na-bahmutskomu-napryamku-pvk-vagner-zaminyuyut-povitryano-desantni-pidrozdily-rosarmiyi-sergij-cherevatyj/</text:a>
</text:p>
      <!--NEWS-->
      <text:h text:style-name="P10" text:outline-level="1">
<text:span text:style-name="T4">
На окремих ділянках фронту є просування Сил оборони України — Олександр Сирський</text:span>
</text:h>
      <text:p text:style-name="P4">
Author: ['АРМІЯINFORM']</text:p>
      <text:p text:style-name="P4">
Time: 2023-06-04T73:00:00-04:00</text:p>
      <text:p text:style-name="P4">
Description: «Не лише обороняються, а й контратакують: ситуація на Східному напрямку ускладню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67798341007033306_y.jpg" text:style-name="Internet_20_link" text:visited-style-name="Visited_20_Internet_20_Link">
photo_5467798341007033306_y.jpg</text:a>
', '<text:a xlink:type="simple" xlink:href="https://armyinform.com.ua/wp-content/uploads/2023/06/photo_5467798341007033307_y-150x150.jpg" text:style-name="Internet_20_link" text:visited-style-name="Visited_20_Internet_20_Link">
photo_5467798341007033307_y-150x150.jpg</text:a>
', '<text:a xlink:type="simple" xlink:href="https://armyinform.com.ua/wp-content/uploads/2023/06/photo_5467798341007033308_x-150x150.jpg" text:style-name="Internet_20_link" text:visited-style-name="Visited_20_Internet_20_Link">
photo_5467798341007033308_x-150x150.jpg</text:a>
', '<text:a xlink:type="simple" xlink:href="https://armyinform.com.ua/wp-content/uploads/2023/06/photo_5467798341007033316_y-150x150.jpg" text:style-name="Internet_20_link" text:visited-style-name="Visited_20_Internet_20_Link">
photo_5467798341007033316_y-150x150.jpg</text:a>
', '<text:a xlink:type="simple" xlink:href="https://armyinform.com.ua/wp-content/uploads/2023/06/photo_5467798341007033313_y-150x150.jpg" text:style-name="Internet_20_link" text:visited-style-name="Visited_20_Internet_20_Link">
photo_5467798341007033313_y-150x150.jpg</text:a>
']</text:p>
      <text:p text:style-name="P4">
Tags: ['STOPRUSSIA', 'АГРЕСІЯ РФ', 'ВІЙНА', 'ВТОРГНЕННЯ РФ', 'ОЛЕКСАНДР СИРСЬКИЙ']</text:p>
      <text:p text:style-name="P4">
Category: News</text:p>
      <!--METADATA-->
      <text:p text:style-name="P4">
<draw:frame draw:style-name="fr1" draw:name="Image261" text:anchor-type="as-char" svg:width="6.9236in" svg:height="4.32725in" draw:z-index="0">
<draw:image xlink:href="../Images/AРМІЯINFORM/2023-06-04T73-00-00-04-00/photo_5467798341007033306_y.jpg" xlink:type="simple" xlink:show="embed" xlink:actuate="onLoad" draw:mime-type="image/jpeg"/>
</draw:frame>
</text:p>
      <text:p text:style-name="P4">
«Не лише обороняються, а й контратакують: ситуація на Східному напрямкуускладнюється, але на окремих ділянках фронту є просування Сил оборониУкраїни», — Олександр Сирський<text:a xlink:type="simple" xlink:href="https://t.me/militarymediacenter/2129" text:style-name="Internet_20_link" text:visited-style-name="Visited_20_Internet_20_Link">
повідомляє</text:a>
 у Telegram Military MediaCenter.</text:p>
      <text:p text:style-name="P4">
Ворог, посиливши свої угруповання штурмовими загонами «Шторм Z», якіскладаються з вʼязнів, підготовлених для штурмових дій у спеціальних таборах,перейшов до ведення наступальних дій у районах Масютівки, Новоселівського,Куземівки, Макіївки, Білогорівки, Спірного, намагаючись прорвати оборону нашихвійськ і розвинути наступ. Бої в цих районах тривають майже цілодобово. Томуневипадково черговий візит командувача Сухопутних військ ЗСУ генерал-полковника Олександра Сирського відбувся саме в тих частинах, які тримаютьоборону на найбільш напружених ділянках фронту.</text:p>
      <text:p text:style-name="P4">
<text:a xlink:type="simple" xlink:href="https://armyinform.com.ua/wp-content/uploads/2023/06/photo_5467798341007033307_y.jpg" text:style-name="Internet_20_link" text:visited-style-name="Visited_20_Internet_20_Link">
<draw:frame draw:style-name="fr1" draw:name="Image262" text:anchor-type="as-char" svg:width="6.9236in" svg:height="6.9236in" draw:z-index="0">
<draw:image xlink:href="../Images/AРМІЯINFORM/2023-06-04T73-00-00-04-00/photo_5467798341007033307_y-150x150.jpg" xlink:type="simple" xlink:show="embed" xlink:actuate="onLoad" draw:mime-type="image/jpeg"/>
</draw:frame>
</text:a>
</text:p>
      <text:p text:style-name="P4">
<text:a xlink:type="simple" xlink:href="https://armyinform.com.ua/wp-content/uploads/2023/06/photo_5467798341007033308_x.jpg" text:style-name="Internet_20_link" text:visited-style-name="Visited_20_Internet_20_Link">
<draw:frame draw:style-name="fr1" draw:name="Image263" text:anchor-type="as-char" svg:width="6.9236in" svg:height="6.9236in" draw:z-index="0">
<draw:image xlink:href="../Images/AРМІЯINFORM/2023-06-04T73-00-00-04-00/photo_5467798341007033308_x-150x150.jpg" xlink:type="simple" xlink:show="embed" xlink:actuate="onLoad" draw:mime-type="image/jpeg"/>
</draw:frame>
</text:a>
</text:p>
      <text:p text:style-name="P4">
«Робота безпосередньо в районах бойових дій має на меті оперативне вирішенняпроблемних питань на місці.</text:p>
      <text:p text:style-name="P4">
Це дає можливість володіти реальною обстановкою на місцях, а не за рапортамичи доповідями. В ході живого спілкування з командирами підрозділів мирозробили та реалізуємо нові підходи і бачення найскорішого досягнення успіхуна окремих ділянках фронту.</text:p>
      <text:p text:style-name="P4">
Кожні такі дії потребують ретельного планування, кропіткої підготовкивійськовослужбовців для їх практичного виконання, тобто узгоджених дій штабівта підрозділів для успішного виконання бойових завдань.</text:p>
      <text:p text:style-name="P4">
Тоді навіть чисельна перевага не допомагає ворогу. Як приклад, хочу відзначитироботу підрозділу 92-ї окремої механізованої бригади, який не лише відбиватаку ворога на Сватівському напрямку, а й успішно контратакував і на його„плечах“ просунувся вперед на 400 метрів.</text:p>
      <text:p text:style-name="P4">
Інший приклад — це успішні дії військовослужбовців 80-ї окремої десантно-штурмової бригади, які щоденно крок за кроком грамотними тактичними діямизвільнили значну ділянку території в районі Іванівського лісу», — сказавгенерал-полковник Олександр Сирський.</text:p>
      <text:p text:style-name="P4">
<text:a xlink:type="simple" xlink:href="https://armyinform.com.ua/wp-content/uploads/2023/06/photo_5467798341007033316_y.jpg" text:style-name="Internet_20_link" text:visited-style-name="Visited_20_Internet_20_Link">
<draw:frame draw:style-name="fr1" draw:name="Image264" text:anchor-type="as-char" svg:width="6.9236in" svg:height="6.9236in" draw:z-index="0">
<draw:image xlink:href="../Images/AРМІЯINFORM/2023-06-04T73-00-00-04-00/photo_5467798341007033316_y-150x150.jpg" xlink:type="simple" xlink:show="embed" xlink:actuate="onLoad" draw:mime-type="image/jpeg"/>
</draw:frame>
</text:a>
</text:p>
      <text:p text:style-name="P4">
<text:a xlink:type="simple" xlink:href="https://armyinform.com.ua/wp-content/uploads/2023/06/photo_5467798341007033313_y.jpg" text:style-name="Internet_20_link" text:visited-style-name="Visited_20_Internet_20_Link">
<draw:frame draw:style-name="fr1" draw:name="Image265" text:anchor-type="as-char" svg:width="6.9236in" svg:height="6.9236in" draw:z-index="0">
<draw:image xlink:href="../Images/AРМІЯINFORM/2023-06-04T73-00-00-04-00/photo_5467798341007033313_y-150x150.jpg" xlink:type="simple" xlink:show="embed" xlink:actuate="onLoad" draw:mime-type="image/jpeg"/>
</draw:frame>
</text:a>
</text:p>
      <text:p text:style-name="P4">
Source: <text:a xlink:type="simple" xlink:href="https://armyinform.com.ua/2023/06/04/na-okremyh-dilyankah-frontu-ye-prosuvannya-syl-oborony-ukrayiny-oleksandr-syrskyj/" text:style-name="Internet_20_link" text:visited-style-name="Visited_20_Internet_20_Link">
https://armyinform.com.ua/2023/06/04/na-okremyh-dilyankah-frontu-ye-prosuvannya-syl-oborony-ukrayiny-oleksandr-syrskyj/</text:a>
</text:p>
      <!--NEWS-->
      <text:h text:style-name="P10" text:outline-level="1">
<text:span text:style-name="T4">
За добу росія обстріляла 120 населених пунктів України, серед цивільних є загиблі та поранені</text:span>
</text:h>
      <text:p text:style-name="P4">
Author: ['АРМІЯINFORM']</text:p>
      <text:p text:style-name="P4">
Time: 2023-06-04T74: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67798341007033252_y.jpg" text:style-name="Internet_20_link" text:visited-style-name="Visited_20_Internet_20_Link">
photo_5467798341007033252_y.jpg</text:a>
']</text:p>
      <text:p text:style-name="P4">
Tags: ['НАСЛІДКИ ВОРОЖИХ ОБСТРІЛІВ', 'ХАРКІВСЬКИЙ ТРИБУНАЛ']</text:p>
      <text:p text:style-name="P4">
Category: News</text:p>
      <!--METADATA-->
      <text:p text:style-name="P4">
<draw:frame draw:style-name="fr1" draw:name="Image266" text:anchor-type="as-char" svg:width="6.9236in" svg:height="4.537578in" draw:z-index="0">
<draw:image xlink:href="../Images/AРМІЯINFORM/2023-06-04T74-00-00-04-00/photo_5467798341007033252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у Telegram <text:a xlink:type="simple" xlink:href="https://t.me/militarymediacenter/2120" text:style-name="Internet_20_link" text:visited-style-name="Visited_20_Internet_20_Link">
інформує</text:a>
 MilitaryMedia Center.</text:p>
      <text:p text:style-name="P4">
У повідомленні йдеться, що обстріли велись із різних видів озброєння, а саме:мінометів, танків, артилерії, реактивних систем залпового вогню, оперативно-тактичних ракетних комплексів, зенітно-ракетних комплексів. Такожзастосовувались БПЛА, стратегічна та тактична авіація.</text:p>
      <text:p text:style-name="P4">
«Були обстріляні 120 населених пунктів та 92 об’єкти інфраструктури», —повідомляє Military Media Center.</text:p>
      <text:p text:style-name="P4">
Попередньо 6 цивільних осіб загинуло та 32 поранено.</text:p>
      <text:p text:style-name="P4">
Source: <text:a xlink:type="simple" xlink:href="https://armyinform.com.ua/2023/06/04/za-dobu-rosiya-obstrilyala-120-naselenyh-punktiv-ukrayiny-sered-czyvilnyh-ye-zagybli-ta-poraneni/" text:style-name="Internet_20_link" text:visited-style-name="Visited_20_Internet_20_Link">
https://armyinform.com.ua/2023/06/04/za-dobu-rosiya-obstrilyala-120-naselenyh-punktiv-ukrayiny-sered-czyvilnyh-ye-zagybli-ta-poraneni/</text:a>
</text:p>
      <!--NEWS-->
      <text:h text:style-name="P10" text:outline-level="1">
<text:span text:style-name="T4">
Піротехніки ДСНС знешкодили понад 400 вибухонебезпечних предметів</text:span>
</text:h>
      <text:p text:style-name="P4">
Author: ['АРМІЯINFORM']</text:p>
      <text:p text:style-name="P4">
Time: 2023-06-04T75:00:00-04:00</text:p>
      <text:p text:style-name="P4">
Description: Протягом минулої доби, 3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text:p>
      <text:p text:style-name="P4">
Tags: ['STOPRUSSIA', 'АГРЕСІЯ РФ', 'ВІЙНА', 'ВТОРГНЕННЯ РФ', 'ДСНС УКРАЇНИ', 'РОЗМІНУВАННЯ']</text:p>
      <text:p text:style-name="P4">
Category: News</text:p>
      <!--METADATA-->
      <text:p text:style-name="P4">
<draw:frame draw:style-name="fr1" draw:name="Image267" text:anchor-type="as-char" svg:width="6.9236in" svg:height="4.619339in" draw:z-index="0">
<draw:image xlink:href="../Images/AРМІЯINFORM/2023-06-04T75-00-00-04-00/nebezpechno-miny.jpg" xlink:type="simple" xlink:show="embed" xlink:actuate="onLoad" draw:mime-type="image/jpeg"/>
</draw:frame>
«Небезпечно. Міни». Ілюстративне фото</text:p>
      <text:p text:style-name="P4">
Протягом минулої доби, <text:span text:style-name="T4">
3 червня</text:span>
 , піротехнічні підрозділи Державної службиУкраїни з надзвичайних ситуацій <text:span text:style-name="T4">
125 разів</text:span>
 залучалися до виконання завданьз розмінування.</text:p>
      <text:p text:style-name="P4">
Про це <text:span text:style-name="T5">
<text:a xlink:type="simple" xlink:href="https://dsns.gov.ua/uk/news/nadzvicaini-podiyi/informaciia-shhodo-diialnosti-pirotexnicnix-pidrozdiliv-dsns-122"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419вибухонебезпечних</text:span>
 <text:span text:style-name="T4">
предметів.</text:span>
 Обстежено (очищено) територію площею понад<text:span text:style-name="T4">
67 гектарів</text:span>
.</text:p>
      <text:p text:style-name="P4">
Найчастіше піротехнічні підрозділи працювали: на Харківщині 18 814 разів,Київщині — 7860, Донеччині — 5632, Миколаївщині — 5064, Херсонщині — 5312,Чернігівщині — 4663, Сумщині — 2138, Черкащині — 1111.</text:p>
      <text:p text:style-name="P4">
Довідково: Всього від початку широкомасштабної агресії російської федерації натериторії України знешкоджено 396 412 од. вибухонебезпечних предметів та 2891кг вибухової речовини, у тому числі 2974 од. авіаційних бомб. Обстеженотериторію площею близько 88 396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04/pirotehniky-dsns-zneshkodyly-ponad-400-vybuhonebezpechnyh-predmetiv/" text:style-name="Internet_20_link" text:visited-style-name="Visited_20_Internet_20_Link">
https://armyinform.com.ua/2023/06/04/pirotehniky-dsns-zneshkodyly-ponad-400-vybuhonebezpechnyh-predmetiv/</text:a>
</text:p>
      <!--NEWS-->
      <text:h text:style-name="P10" text:outline-level="1">
<text:span text:style-name="T4">
У Чорному морі на бойовому чергуванні перебуває 6 ворожих кораблів</text:span>
</text:h>
      <text:p text:style-name="P4">
Author: ['АРМІЯINFORM']</text:p>
      <text:p text:style-name="P4">
Time: 2023-06-04T76:00:00-04:00</text:p>
      <text:p text:style-name="P4">
Description: Станом на 4 червня в акваторіях Чорного та Азовського морів на бойовому чергува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6/bez-nazvy-1-1.jpg" text:style-name="Internet_20_link" text:visited-style-name="Visited_20_Internet_20_Link">
bez-nazvy-1-1.jpg</text:a>
']</text:p>
      <text:p text:style-name="P4">
Tags: ['STOPRUSSIA', 'АГРЕСІЯ РФ', 'ВІЙНА', 'ВТОРГНЕННЯ РФ']</text:p>
      <text:p text:style-name="P4">
Category: News</text:p>
      <!--METADATA-->
      <text:p text:style-name="P4">
<draw:frame draw:style-name="fr1" draw:name="Image268" text:anchor-type="as-char" svg:width="6.9236in" svg:height="4.615733in" draw:z-index="0">
<draw:image xlink:href="../Images/AРМІЯINFORM/2023-06-04T76-00-00-04-00/raketa-kalibr-pusk-chorne-more.jpg" xlink:type="simple" xlink:show="embed" xlink:actuate="onLoad" draw:mime-type="image/jpeg"/>
</draw:frame>
 Ілюстративне фото</text:p>
      <text:p text:style-name="P4">
<text:span text:style-name="T4">
Станом на 4 червня</text:span>
 в акваторіях Чорного та Азовського морів на бойовомучергуванні перебувають <text:span text:style-name="T4">
7 ворожих кораблів</text:span>
 , з них <text:span text:style-name="T4">
жодного носія крилатихракет «Калібр»</text:span>
.</text:p>
      <text:p text:style-name="P4">
Про це йдеться у<text:a xlink:type="simple" xlink:href="https://www.facebook.com/navy.mil.gov.ua/posts/pfbid021VzaVAJ6uSn59VwSidKxKDZRbAwRDj4jJxEbn2hAn7QqpLRRnyConjxu4H3oKTgRl" text:style-name="Internet_20_link" text:visited-style-name="Visited_20_Internet_20_Link">
повідомлен</text:a>
ніКомандування Військово-Морських Сил ЗС України.</text:p>
      <text:p text:style-name="P4">
З них:</text:p>
      <ul>
        <li>
у Чорному морі на бойовому чергуванні перебувають 6 ворожих кораблів, з них жодного носія крилатих ракет «Калібр»;  * в Азовському морі ворог продовжує контролювати морські комунікації, утримуючи на бойовому чергуванні 1 корабель;  * у Середземному морі на бойовому чергуванні не перебуває жодного корабля військово-морського флоту російської федерації.</li>
      </ul>
      <text:p text:style-name="P4">
<draw:frame draw:style-name="fr1" draw:name="Image269" text:anchor-type="as-char" svg:width="6.9236in" svg:height="5.53888in" draw:z-index="0">
<draw:image xlink:href="../Images/AРМІЯINFORM/2023-06-04T76-00-00-04-00/bez-nazvy-1-1.jpg" xlink:type="simple" xlink:show="embed" xlink:actuate="onLoad" draw:mime-type="image/jpeg"/>
</draw:frame>
</text:p>
      <text:p text:style-name="P4">
Source: <text:a xlink:type="simple" xlink:href="https://armyinform.com.ua/2023/06/04/u-chornomu-mori-na-bojovomu-cherguvanni-perebuvaye-6-vorozhyh-korabliv/" text:style-name="Internet_20_link" text:visited-style-name="Visited_20_Internet_20_Link">
https://armyinform.com.ua/2023/06/04/u-chornomu-mori-na-bojovomu-cherguvanni-perebuvaye-6-vorozhyh-korabliv/</text:a>
</text:p>
      <!--NEWS-->
      <text:h text:style-name="P10" text:outline-level="1">
<text:span text:style-name="T4">
Олексій Резніков обговорив із японським колегою співпрацю та запросив в Україну</text:span>
</text:h>
      <text:p text:style-name="P4">
Author: ['АРМІЯINFORM']</text:p>
      <text:p text:style-name="P4">
Time: 2023-06-04T77:00:00-04:00</text:p>
      <text:p text:style-name="P4">
Description: Міністр оборони України Олексій Резніков в ході зустрічі у Сінгапурі із японським колег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w6mcmxoaeq62a.jpg" text:style-name="Internet_20_link" text:visited-style-name="Visited_20_Internet_20_Link">
fxw6mcmxoaeq62a.jpg</text:a>
']</text:p>
      <text:p text:style-name="P4">
Tags: ['МІНІСТР ОБОРОНИ УКРАЇНИ', 'ОЛЕКСІЙ РЕЗНІКОВ', 'ОФІЦІЙНО']</text:p>
      <text:p text:style-name="P4">
Category: News</text:p>
      <!--METADATA-->
      <text:p text:style-name="P4">
<draw:frame draw:style-name="fr1" draw:name="Image270" text:anchor-type="as-char" svg:width="6.9236in" svg:height="5.1927in" draw:z-index="0">
<draw:image xlink:href="../Images/AРМІЯINFORM/2023-06-04T77-00-00-04-00/fxw6mcmxoaeq62a.jpg" xlink:type="simple" xlink:show="embed" xlink:actuate="onLoad" draw:mime-type="image/jpeg"/>
</draw:frame>
</text:p>
      <text:p text:style-name="P4">
Міністр оборони України Олексій Резніков в ході зустрічі у Сінгапурі ізяпонським колегою Ясукадзу Хамадою обговорив співпрацю між двома країнами тазапросив його відвідати Україну.</text:p>
      <text:p text:style-name="P4">
Про це Олексій Резніков<text:a xlink:type="simple" xlink:href="https://twitter.com/oleksiireznikov/status/1665270400304009216" text:style-name="Internet_20_link" text:visited-style-name="Visited_20_Internet_20_Link">
написав</text:a>
Twitter.</text:p>
      <text:p text:style-name="P4">
«У мене була чудова розмова з моїм колегою Ясукадзу Хамадою з міністерстваоборони Японії. Японія підтримує Україну в її боротьбі за свободу тадемократію. Наша дружба та співпраця сприятимуть глобальному миру тастабільності. Це була наша перша зустріч, і я сподіваюся на продовження нашогодіалогу. Я запросив японського колегу відвідати Україну», — написав Резніков.</text:p>
      <text:p text:style-name="P4">
Нагадаємо, що у період з 2 по 4 червня у Сінгапурі проходить масштабнийбезпековий форум «Діалог Шангрі-Ла», на якому розв’язана РФ війна протиУкраїни є однією з головних тем.</text:p>
      <text:p text:style-name="P4">
Source: <text:a xlink:type="simple" xlink:href="https://armyinform.com.ua/2023/06/04/oleksij-reznikov-obgovoryv-iz-yaponskym-kolegoyu-spivpraczyu-ta-zaprosyv-v-ukrayinu/" text:style-name="Internet_20_link" text:visited-style-name="Visited_20_Internet_20_Link">
https://armyinform.com.ua/2023/06/04/oleksij-reznikov-obgovoryv-iz-yaponskym-kolegoyu-spivpraczyu-ta-zaprosyv-v-ukrayinu/</text:a>
</text:p>
      <!--NEWS-->
      <text:h text:style-name="P10" text:outline-level="1">
<text:span text:style-name="T4">
Плани люблять тишу: Міноборони не оголошуватиме про початок контрнаступу</text:span>
</text:h>
      <text:p text:style-name="P4">
Author: ['АРМІЯINFORM']</text:p>
      <text:p text:style-name="P4">
Time: 2023-06-04T78:00:00-04:00</text:p>
      <text:p text:style-name="P4">
Description: Заступник міністра оборони України наголосила, що оголошення про почат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АННА МАЛЯР', 'ЗАСТУПНИК МІНІСТРА ОБОРОНИ УКРАЇНИ']</text:p>
      <text:p text:style-name="P4">
Category: News</text:p>
      <!--METADATA-->
      <text:p text:style-name="P4">
Заступник міністра оборони України наголосила, що оголошення про початокконтрнаступу не буде. Про це Ганна Маляр написала у<text:a xlink:type="simple" xlink:href="https://t.me/annamaliar/810" text:style-name="Internet_20_link" text:visited-style-name="Visited_20_Internet_20_Link">
Telegram.</text:a>
</text:p>
      <text:p text:style-name="P4">
«Плани люблять тишу. Оголошення про початок не буде», — наголосила заступникміністра оборони України.</text:p>
      <text:p text:style-name="P4">
Source: <text:a xlink:type="simple" xlink:href="https://armyinform.com.ua/2023/06/04/plany-lyublyat-tyshu-minoborony-ne-ogoloshuvatyme-pro-pochatok-kontrnastupu/" text:style-name="Internet_20_link" text:visited-style-name="Visited_20_Internet_20_Link">
https://armyinform.com.ua/2023/06/04/plany-lyublyat-tyshu-minoborony-ne-ogoloshuvatyme-pro-pochatok-kontrnastupu/</text:a>
</text:p>
      <!--NEWS-->
      <text:h text:style-name="P10" text:outline-level="1">
<text:span text:style-name="T4">
Міністр оборони зустрівся у Сінгапурі із колегами з Фіджі та Нової Зеландії</text:span>
</text:h>
      <text:p text:style-name="P4">
Author: ['АРМІЯINFORM']</text:p>
      <text:p text:style-name="P4">
Time: 2023-06-04T79:00:00-04:00</text:p>
      <text:p text:style-name="P4">
Description: Під час масштабного безпекового форуму «Діалог Шангрі-Ла», що проходить у Сінгапу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xaswmwyaazisq.jpg" text:style-name="Internet_20_link" text:visited-style-name="Visited_20_Internet_20_Link">
fxxaswmwyaazisq.jpg</text:a>
']</text:p>
      <text:p text:style-name="P4">
Tags: ['МІНІСТР ОБОРОНИ УКРАЇНИ', 'ОЛЕКСІЙ РЕЗНІКОВ', 'ОФІЦІЙНО']</text:p>
      <text:p text:style-name="P4">
Category: News</text:p>
      <!--METADATA-->
      <text:p text:style-name="P4">
<draw:frame draw:style-name="fr1" draw:name="Image271" text:anchor-type="as-char" svg:width="6.9236in" svg:height="5.1927in" draw:z-index="0">
<draw:image xlink:href="../Images/AРМІЯINFORM/2023-06-04T79-00-00-04-00/fxxaswmwyaazisq.jpg" xlink:type="simple" xlink:show="embed" xlink:actuate="onLoad" draw:mime-type="image/jpeg"/>
</draw:frame>
</text:p>
      <text:p text:style-name="P4">
Під час масштабного безпекового форуму «Діалог Шангрі-Ла», що проходить уСінгапурі Міністр оборони України Олексій Резніков зустрівся із колегами зНової Зеландії та Фіджі Ендрю Літтлом та Піо Тікодуадуа.</text:p>
      <text:p text:style-name="P4">
Про це Олексій Резніков<text:a xlink:type="simple" xlink:href="https://twitter.com/oleksiireznikov/status/1665305246355128321" text:style-name="Internet_20_link" text:visited-style-name="Visited_20_Internet_20_Link">
написав</text:a>
Twitter.</text:p>
      <text:p text:style-name="P4">
«Я був радий зустрітися зі своїм новозеландським колегою Ендрю Літтлом наполях SLD23 у Сінгапурі. Я вдячний Новій Зеландії за непохитну підтримку. Зтакими друзями ми обов’язково переможемо», — наголосив він.</text:p>
      <text:p text:style-name="P4">
читайте також:</text:p>
      <text:p text:style-name="P4">
<text:a xlink:type="simple" xlink:href="https://armyinform.com.ua/2023/06/04/oleksij-reznikov-obgovoryv-iz-yaponskym-kolegoyu-spivpraczyu-ta-zaprosyv-v-ukrayinu/" text:style-name="Internet_20_link" text:visited-style-name="Visited_20_Internet_20_Link">
Олексій Резніков обговорив із японським колегою співпрацю та запросив вУкраїну</text:a>
</text:p>
      <text:p text:style-name="P4">
Щодо зустрічі з Тікодуадуа, Олексій Резніков написав, що Україна та Фіджіборються за виживання. Перша — через напад росії, друга — через вплив зміниклімату.</text:p>
      <text:p text:style-name="P4">
«Зустрівся з Піо Тікодуадуа, міністром оборони та національної безпеки Фіджі.Відстань не має значення, якщо вас об’єднують спільні цінності. Фіджіпідтримує Україну, як і Україна підтримує Фіджі. Сьогодні обидві наші націїборються за виживання. Земля Фіджі зазнає впливу через зміну клімату. Нашаземля піддається нападу терористичної держави», — написав Олексій Резніков.</text:p>
      <text:p text:style-name="P4">
За його словами, обидві країни співпрацюватимуть разом, щоб протистояти обомглобальним загрозам. «І ми разом переможемо», — додав Міністр оборони України.</text:p>
      <text:p text:style-name="P4">
Source: <text:a xlink:type="simple" xlink:href="https://armyinform.com.ua/2023/06/04/ministr-oborony-zustrivsya-u-singapuri-iz-kolegamy-z-fidzhi-ta-novoyi-zelandiyi/" text:style-name="Internet_20_link" text:visited-style-name="Visited_20_Internet_20_Link">
https://armyinform.com.ua/2023/06/04/ministr-oborony-zustrivsya-u-singapuri-iz-kolegamy-z-fidzhi-ta-novoyi-zelandiyi/</text:a>
</text:p>
      <!--NEWS-->
      <text:h text:style-name="P10" text:outline-level="1">
<text:span text:style-name="T4">
Завершився організований Мінветеранів всеукраїнський ветеранський велопробіг «Шануємо пам’ять захисників України»</text:span>
</text:h>
      <text:p text:style-name="P4">
Author: ['АРМІЯINFORM']</text:p>
      <text:p text:style-name="P4">
Time: 2023-06-04T80:00:00-04:00</text:p>
      <text:p text:style-name="P4">
Description: 24 травня 2023 року із площі Поштової в Ужгороді стартував велопробіг ветеранів вій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osolstvi-chekhiya-e1685875180476.jpg" text:style-name="Internet_20_link" text:visited-style-name="Visited_20_Internet_20_Link">
posolstvi-chekhiya-e1685875180476.jpg</text:a>
', '<text:a xlink:type="simple" xlink:href="https://armyinform.com.ua/wp-content/uploads/2023/06/nimechchyni-150x150.jpg" text:style-name="Internet_20_link" text:visited-style-name="Visited_20_Internet_20_Link">
nimechchyni-150x150.jpg</text:a>
', '<text:a xlink:type="simple" xlink:href="https://armyinform.com.ua/wp-content/uploads/2023/06/v-uzhgorodi-150x150.jpg" text:style-name="Internet_20_link" text:visited-style-name="Visited_20_Internet_20_Link">
v-uzhgorodi-150x150.jpg</text:a>
']</text:p>
      <text:p text:style-name="P4">
Tags: ['МІНВЕТЕРАНІВ', 'РЕАБІЛІТАЦІЯ']</text:p>
      <text:p text:style-name="P4">
Category: News</text:p>
      <!--METADATA-->
      <text:p text:style-name="P4">
<draw:frame draw:style-name="fr1" draw:name="Image272" text:anchor-type="as-char" svg:width="6.9236in" svg:height="5.1927in" draw:z-index="0">
<draw:image xlink:href="../Images/AРМІЯINFORM/2023-06-04T80-00-00-04-00/posolstvi-chekhiya-e1685875180476.jpg" xlink:type="simple" xlink:show="embed" xlink:actuate="onLoad" draw:mime-type="image/jpeg"/>
</draw:frame>
</text:p>
      <text:p text:style-name="P4">
24 травня 2023 року із площі Поштової в Ужгороді стартував велопробігветеранів війни «Шануємо пам’ять захисників України», організованийМіністерством у справах ветеранів України.</text:p>
      <text:p text:style-name="P4">
Про це йдеться у <text:a xlink:type="simple" xlink:href="https://www.kmu.gov.ua/news/zavershyvsia-orhanizovanyi-minveteraniv-vseukrainskyi-veteranskyi-veloprobih-shanuiemo-pamiat-zakhysnykiv-ukrainy" text:style-name="Internet_20_link" text:visited-style-name="Visited_20_Internet_20_Link">
повідомленні</text:a>
 Урядового порталу.</text:p>
      <text:p text:style-name="P4">
Учасники заходу — начальник відділу Міністерства у справах ветеранів уЗакарпатській області України Іван Балашов та ветеран російсько-українськоївійни у 2014-2016 роках Анатолій Вересенко, а також координатор — представникМінветеранів Андрій Штефанюк.</text:p>
      <text:p text:style-name="P4">
Мета велопробігу — підтримка ветеранів війни, популяризація спортивноїреабілітації та здорового способу життя серед ветеранської спільноти.</text:p>
      <text:p text:style-name="P4">
<text:a xlink:type="simple" xlink:href="https://armyinform.com.ua/wp-content/uploads/2023/06/nimechchyni.jpg" text:style-name="Internet_20_link" text:visited-style-name="Visited_20_Internet_20_Link">
<draw:frame draw:style-name="fr1" draw:name="Image273" text:anchor-type="as-char" svg:width="6.9236in" svg:height="6.9236in" draw:z-index="0">
<draw:image xlink:href="../Images/AРМІЯINFORM/2023-06-04T80-00-00-04-00/nimechchyni-150x150.jpg" xlink:type="simple" xlink:show="embed" xlink:actuate="onLoad" draw:mime-type="image/jpeg"/>
</draw:frame>
</text:a>
</text:p>
      <text:p text:style-name="P4">
<text:a xlink:type="simple" xlink:href="https://armyinform.com.ua/wp-content/uploads/2023/06/v-uzhgorodi.jpg" text:style-name="Internet_20_link" text:visited-style-name="Visited_20_Internet_20_Link">
<draw:frame draw:style-name="fr1" draw:name="Image274" text:anchor-type="as-char" svg:width="6.9236in" svg:height="6.9236in" draw:z-index="0">
<draw:image xlink:href="../Images/AРМІЯINFORM/2023-06-04T80-00-00-04-00/v-uzhgorodi-150x150.jpg" xlink:type="simple" xlink:show="embed" xlink:actuate="onLoad" draw:mime-type="image/jpeg"/>
</draw:frame>
</text:a>
</text:p>
      <text:p text:style-name="P4">
Ветерани подолали понад півтори тисячі кілометрів Україною, Словаччиною,Чехією, Німеччиною, проїхавши за маршрутом «Ужгород-Дармштадт», відвідавшитакі міста: Попрад (Словаччина), Нітра (Словаччина), Братислава (Словаччина),Брно (Чехія), Прага (Чехія), Вайден (Німеччина), Вюрцбург (Німеччина),Дармштадт (Німеччина).</text:p>
      <text:p text:style-name="P4">
На шляху від Ужгорода до Дармштадта в українських закордонних представництвахвідбулись зустрічі з представниками місцевої влади та громадськості, зукраїнцями, які зараз перебувають за кордоном. Учасники заходу привезли ПрапорУкраїни із підписами від поранених захисників, які лікуються у медичнихзакладах обласного центру Закарпаття.</text:p>
      <text:p text:style-name="P4">
У Посольстві України в Чехії учасники велопробігу ветеранів війни «Шануємопам’ять захисників України» зустрілися з тимчасовим повіреним у справахУкраїни в Чехії Віталієм Усатим, який висловив щиру вдячність за мужність таза захист держави. Також відбулася дружня зустріч з учнями Празьких шкіл,учасниками програми з підтримки України.</text:p>
      <text:p text:style-name="P4">
Учасників велопробігу гостинно зустріли в Посольстві України в Словаччині. 2червня велопробіг фінішував у німецькому місті Дармштадт.</text:p>
      <text:p text:style-name="P4">
Велопробіг мав на меті вплинути на формування національно-патріотичноїсвідомості громадян України, а також на підтримку позитивного іміджу ветеранівна міжнародній арені.</text:p>
      <text:p text:style-name="P4">
Source: <text:a xlink:type="simple" xlink:href="https://armyinform.com.ua/2023/06/04/zavershyvsya-organizovanyj-minveteraniv-vseukrayinskyj-veteranskyj-veloprobig-shanuyemo-pamyat-zahysnykiv-ukrayiny/" text:style-name="Internet_20_link" text:visited-style-name="Visited_20_Internet_20_Link">
https://armyinform.com.ua/2023/06/04/zavershyvsya-organizovanyj-minveteraniv-vseukrayinskyj-veteranskyj-veloprobig-shanuyemo-pamyat-zahysnykiv-ukrayiny/</text:a>
</text:p>
      <!--NEWS-->
      <text:h text:style-name="P10" text:outline-level="1">
<text:span text:style-name="T4">
рашисти обов’язково будуть покарані за вбивства наших дітей — Ірина Верещук</text:span>
</text:h>
      <text:p text:style-name="P4">
Author: ['АРМІЯINFORM']</text:p>
      <text:p text:style-name="P4">
Time: 2023-06-04T81:00:00-04:00</text:p>
      <text:p text:style-name="P4">
Description: Віцепрем’єр-міністр Ірина Верещук відвідала місце вчорашньої трагедії у Підгороднен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iryna-vereshhuk.jpg" text:style-name="Internet_20_link" text:visited-style-name="Visited_20_Internet_20_Link">
iryna-vereshhuk.jpg</text:a>
', '<text:a xlink:type="simple" xlink:href="https://armyinform.com.ua/wp-content/uploads/2023/06/20230604_133032.jpg" text:style-name="Internet_20_link" text:visited-style-name="Visited_20_Internet_20_Link">
20230604_133032.jpg</text:a>
']</text:p>
      <text:p text:style-name="P4">
Tags: ['STOPRUSSIA', 'АГРЕСІЯ РФ', 'ВІЙНА', 'ВТОРГНЕННЯ РФ', 'ІРИНА ВЕРЕЩУК', 'НАСЛІДКИ ВОРОЖИХ ОБСТРІЛІВ']</text:p>
      <text:p text:style-name="P4">
Category: News</text:p>
      <!--METADATA-->
      <text:p text:style-name="P4">
<draw:frame draw:style-name="fr1" draw:name="Image275" text:anchor-type="as-char" svg:width="6.9236in" svg:height="4.615733in" draw:z-index="0">
<draw:image xlink:href="../Images/AРМІЯINFORM/2023-06-04T81-00-00-04-00/iryna-vereshhuk.jpg" xlink:type="simple" xlink:show="embed" xlink:actuate="onLoad" draw:mime-type="image/jpeg"/>
</draw:frame>
</text:p>
      <text:p text:style-name="P4">
Віцепрем’єр-міністр Ірина Верещук відвідала місце вчорашньої трагедії уПідгородненській громаді на Дніпропетровщині,<text:a xlink:type="simple" xlink:href="https://minre.gov.ua/2023/06/04/iryna-vereshhuk-rashysty-obovyazkovo-budut-pokarani-za-vbyvstva-nashyh-ditej/" text:style-name="Internet_20_link" text:visited-style-name="Visited_20_Internet_20_Link">
повідомляє</text:a>
 Міністерство з питаньреінтеграції тимчасово окупованих територій України .</text:p>
      <text:p text:style-name="P4">
Внаслідок ракетного удару ввечері 3 червня загинула дворічна дитина, пʼятеродітей поранені, загалом постраждали 22 людини. На місці трагедії продовжуютьпрацювати рятувальні служби.</text:p>
      <text:p text:style-name="P4">
Посадовиця поспілкувалася з місцевими мешканцями та органами місцевої влади.Сьогодні буде скликана комісія для фіксації наслідків ракетного удару дляподальшого відшкодування збитків жителям зруйнованих та пошкоджених будинків.</text:p>
      <text:p text:style-name="P4">
«У день, коли українці вшановують пам’ять загиблих дітей, ворог продовжуєзабирати життя маленьких українців. Висловлюю співчуття рідним загиблої Лізи.Зробимо все для того, щоб винні за кожну смерть були покарані!», — наголосилаВіцепрем’єр-міністр Ірина Верещук.</text:p>
      <text:p text:style-name="P4">
<draw:frame draw:style-name="fr1" draw:name="Image276" text:anchor-type="as-char" svg:width="6.9236in" svg:height="4.621503in" draw:z-index="0">
<draw:image xlink:href="../Images/AРМІЯINFORM/2023-06-04T81-00-00-04-00/20230604_133032.jpg" xlink:type="simple" xlink:show="embed" xlink:actuate="onLoad" draw:mime-type="image/jpeg"/>
</draw:frame>
</text:p>
      <text:p text:style-name="P4">
Source: <text:a xlink:type="simple" xlink:href="https://armyinform.com.ua/2023/06/04/rashysty-obovyazkovo-budut-pokarani-za-vbyvstva-nashyh-ditej-iryna-vereshhuk/" text:style-name="Internet_20_link" text:visited-style-name="Visited_20_Internet_20_Link">
https://armyinform.com.ua/2023/06/04/rashysty-obovyazkovo-budut-pokarani-za-vbyvstva-nashyh-ditej-iryna-vereshhuk/</text:a>
</text:p>
      <!--NEWS-->
      <text:h text:style-name="P10" text:outline-level="1">
<text:span text:style-name="T4">
ЗСУ вітають канадських колег із Днем Збройних Сил Канади</text:span>
</text:h>
      <text:p text:style-name="P4">
Author: ['АРМІЯINFORM']</text:p>
      <text:p text:style-name="P4">
Time: 2023-06-04T82:00:00-04:00</text:p>
      <text:p text:style-name="P4">
Description: Збройні Сили України вітають колег та колежанок, друзів та подруг, союзників та союзниц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226501_580130664022182_1769414814774316135_n.jpg" text:style-name="Internet_20_link" text:visited-style-name="Visited_20_Internet_20_Link">
351226501_580130664022182_1769414814774316135_n.jpg</text:a>
']</text:p>
      <text:p text:style-name="P4">
Tags: ['ГЕНШТАБ ЗСУ', 'ДЕНЬ ЗБРОЙНИХ СИЛ КАНАДИ', 'ЗС КАНАДИ', 'ЗСУ', 'КАНАДА']</text:p>
      <text:p text:style-name="P4">
Category: News</text:p>
      <!--METADATA-->
      <text:p text:style-name="P4">
<draw:frame draw:style-name="fr1" draw:name="Image277" text:anchor-type="as-char" svg:width="6.9236in" svg:height="4.746452in" draw:z-index="0">
<draw:image xlink:href="../Images/AРМІЯINFORM/2023-06-04T82-00-00-04-00/351226501_580130664022182_1769414814774316135_n.jpg" xlink:type="simple" xlink:show="embed" xlink:actuate="onLoad" draw:mime-type="image/jpeg"/>
</draw:frame>
</text:p>
      <text:p text:style-name="P4">
Збройні Сили України вітають колег та колежанок, друзів та подруг, союзниківта союзниць із Канади з Днем Збройних Сил Канади, який відзначається у першунеділю червня.</text:p>
      <text:p text:style-name="P4">
Привітання з підбіркою спільних фото із представниками Канади<text:a xlink:type="simple" xlink:href="https://www.facebook.com/GeneralStaff.ua/posts/pfbid0pkBhuXFS4862wCSv5sHpQi9jnqKHGwUKTTPBABhdzDtuaTVWJnCjjKUkYqyUHPavl" text:style-name="Internet_20_link" text:visited-style-name="Visited_20_Internet_20_Link">
оприлюднив</text:a>
Генеральний штаб ЗС України у фейсбуку.</text:p>
      <text:p text:style-name="P4">
Source: <text:a xlink:type="simple" xlink:href="https://armyinform.com.ua/2023/06/04/zsu-vitayut-kanadskyh-koleg-iz-dnem-zbrojnyh-syl-kanady/" text:style-name="Internet_20_link" text:visited-style-name="Visited_20_Internet_20_Link">
https://armyinform.com.ua/2023/06/04/zsu-vitayut-kanadskyh-koleg-iz-dnem-zbrojnyh-syl-kanady/</text:a>
</text:p>
      <!--NEWS-->
      <text:h text:style-name="P10" text:outline-level="1">
<text:span text:style-name="T4">
На Сумщині відбувся обласний етап військово-патріотичної гри «Сокіл» («Джура»)</text:span>
</text:h>
      <text:p text:style-name="P4">
Author: ['Ігор Березинський']</text:p>
      <text:p text:style-name="P4">
Time: 2023-06-04T83:00:00-04:00</text:p>
      <text:p text:style-name="P4">
Description: Цьогоріч така гра є ювілейною, адже започаткована вона 2003 року. Участь у змаганн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hatsapp-image-2023-06-04-at-15.02.37-1.jpeg" text:style-name="Internet_20_link" text:visited-style-name="Visited_20_Internet_20_Link">
whatsapp-image-2023-06-04-at-15.02.37-1.jpeg</text:a>
', '<text:a xlink:type="simple" xlink:href="https://armyinform.com.ua/wp-content/uploads/2023/06/whatsapp-image-2023-06-04-at-15.02.37-2-150x150.jpeg" text:style-name="Internet_20_link" text:visited-style-name="Visited_20_Internet_20_Link">
whatsapp-image-2023-06-04-at-15.02.37-2-150x150.jpeg</text:a>
', '<text:a xlink:type="simple" xlink:href="https://armyinform.com.ua/wp-content/uploads/2023/06/whatsapp-image-2023-06-04-at-15.02.37-3-150x150.jpeg" text:style-name="Internet_20_link" text:visited-style-name="Visited_20_Internet_20_Link">
whatsapp-image-2023-06-04-at-15.02.37-3-150x150.jpeg</text:a>
', '<text:a xlink:type="simple" xlink:href="https://armyinform.com.ua/wp-content/uploads/2023/06/whatsapp-image-2023-06-04-at-15.02.36-1-150x150.jpeg" text:style-name="Internet_20_link" text:visited-style-name="Visited_20_Internet_20_Link">
whatsapp-image-2023-06-04-at-15.02.36-1-150x150.jpeg</text:a>
', '<text:a xlink:type="simple" xlink:href="https://armyinform.com.ua/wp-content/uploads/2023/06/whatsapp-image-2023-06-04-at-15.02.37-4-150x150.jpeg" text:style-name="Internet_20_link" text:visited-style-name="Visited_20_Internet_20_Link">
whatsapp-image-2023-06-04-at-15.02.37-4-150x150.jpeg</text:a>
', '<text:a xlink:type="simple" xlink:href="https://armyinform.com.ua/wp-content/uploads/2023/06/whatsapp-image-2023-06-04-at-15.02.36-2-150x150.jpeg" text:style-name="Internet_20_link" text:visited-style-name="Visited_20_Internet_20_Link">
whatsapp-image-2023-06-04-at-15.02.36-2-150x150.jpeg</text:a>
', '<text:a xlink:type="simple" xlink:href="https://armyinform.com.ua/wp-content/uploads/2023/06/whatsapp-image-2023-06-04-at-15.02.36-4-150x150.jpeg" text:style-name="Internet_20_link" text:visited-style-name="Visited_20_Internet_20_Link">
whatsapp-image-2023-06-04-at-15.02.36-4-150x150.jpeg</text:a>
', '<text:a xlink:type="simple" xlink:href="https://armyinform.com.ua/wp-content/uploads/2023/06/whatsapp-image-2023-06-04-at-15.02.36-150x150.jpeg" text:style-name="Internet_20_link" text:visited-style-name="Visited_20_Internet_20_Link">
whatsapp-image-2023-06-04-at-15.02.36-150x150.jpeg</text:a>
', '<text:a xlink:type="simple" xlink:href="https://armyinform.com.ua/wp-content/uploads/2023/06/whatsapp-image-2023-06-04-at-15.02.37-150x150.jpeg" text:style-name="Internet_20_link" text:visited-style-name="Visited_20_Internet_20_Link">
whatsapp-image-2023-06-04-at-15.02.37-150x150.jpeg</text:a>
', '<text:a xlink:type="simple" xlink:href="https://armyinform.com.ua/wp-content/uploads/2023/06/whatsapp-image-2023-06-04-at-15.02.36-3-150x150.jpeg" text:style-name="Internet_20_link" text:visited-style-name="Visited_20_Internet_20_Link">
whatsapp-image-2023-06-04-at-15.02.36-3-150x150.jpeg</text:a>
']</text:p>
      <text:p text:style-name="P4">
Tags: []</text:p>
      <text:p text:style-name="P4">
Category: News</text:p>
      <!--METADATA-->
      <text:p text:style-name="P4">
<draw:frame draw:style-name="fr1" draw:name="Image278" text:anchor-type="as-char" svg:width="6.9236in" svg:height="5.1927in" draw:z-index="0">
<draw:image xlink:href="../Images/AРМІЯINFORM/2023-06-04T83-00-00-04-00/whatsapp-image-2023-06-04-at-15.02.37-1.jpeg" xlink:type="simple" xlink:show="embed" xlink:actuate="onLoad" draw:mime-type="image/jpeg"/>
</draw:frame>
</text:p>
      <text:p text:style-name="P4">
Цьогоріч така гра є ювілейною, адже започаткована вона 2003 року. Участь узмаганнях взяли 16 команд (роїв), зокрема 10 старшої вікової групи та 6молодшої, які є переможцями у своїх ОТГ Сумської області. Загалом виборювализвання найкращого більше як 150 учнів.</text:p>
      <text:p text:style-name="P4">
Захід був організований за підтримки Сумської ОВА, навчальних закладівобласті, військових Сумського обласного ТЦК та СП і гарнізону, представниківінших силових структур області.</text:p>
      <text:p text:style-name="P4">
Змагання у грі відбувалося за кількома номінаціями.</text:p>
      <text:p text:style-name="P4">
<text:a xlink:type="simple" xlink:href="https://armyinform.com.ua/wp-content/uploads/2023/06/whatsapp-image-2023-06-04-at-15.02.37-2.jpeg" text:style-name="Internet_20_link" text:visited-style-name="Visited_20_Internet_20_Link">
<draw:frame draw:style-name="fr1" draw:name="Image279" text:anchor-type="as-char" svg:width="6.9236in" svg:height="6.9236in" draw:z-index="0">
<draw:image xlink:href="../Images/AРМІЯINFORM/2023-06-04T83-00-00-04-00/whatsapp-image-2023-06-04-at-15.02.37-2-150x150.jpeg" xlink:type="simple" xlink:show="embed" xlink:actuate="onLoad" draw:mime-type="image/jpeg"/>
</draw:frame>
</text:a>
</text:p>
      <text:p text:style-name="P4">
<text:a xlink:type="simple" xlink:href="https://armyinform.com.ua/wp-content/uploads/2023/06/whatsapp-image-2023-06-04-at-15.02.37-3.jpeg" text:style-name="Internet_20_link" text:visited-style-name="Visited_20_Internet_20_Link">
<draw:frame draw:style-name="fr1" draw:name="Image280" text:anchor-type="as-char" svg:width="6.9236in" svg:height="6.9236in" draw:z-index="0">
<draw:image xlink:href="../Images/AРМІЯINFORM/2023-06-04T83-00-00-04-00/whatsapp-image-2023-06-04-at-15.02.37-3-150x150.jpeg" xlink:type="simple" xlink:show="embed" xlink:actuate="onLoad" draw:mime-type="image/jpeg"/>
</draw:frame>
</text:a>
</text:p>
      <text:p text:style-name="P4">
<text:a xlink:type="simple" xlink:href="https://armyinform.com.ua/wp-content/uploads/2023/06/whatsapp-image-2023-06-04-at-15.02.36-1.jpeg" text:style-name="Internet_20_link" text:visited-style-name="Visited_20_Internet_20_Link">
<draw:frame draw:style-name="fr1" draw:name="Image281" text:anchor-type="as-char" svg:width="6.9236in" svg:height="6.9236in" draw:z-index="0">
<draw:image xlink:href="../Images/AРМІЯINFORM/2023-06-04T83-00-00-04-00/whatsapp-image-2023-06-04-at-15.02.36-1-150x150.jpeg" xlink:type="simple" xlink:show="embed" xlink:actuate="onLoad" draw:mime-type="image/jpeg"/>
</draw:frame>
</text:a>
</text:p>
      <text:p text:style-name="P4">
<text:a xlink:type="simple" xlink:href="https://armyinform.com.ua/wp-content/uploads/2023/06/whatsapp-image-2023-06-04-at-15.02.37-4.jpeg" text:style-name="Internet_20_link" text:visited-style-name="Visited_20_Internet_20_Link">
<draw:frame draw:style-name="fr1" draw:name="Image282" text:anchor-type="as-char" svg:width="6.9236in" svg:height="6.9236in" draw:z-index="0">
<draw:image xlink:href="../Images/AРМІЯINFORM/2023-06-04T83-00-00-04-00/whatsapp-image-2023-06-04-at-15.02.37-4-150x150.jpeg" xlink:type="simple" xlink:show="embed" xlink:actuate="onLoad" draw:mime-type="image/jpeg"/>
</draw:frame>
</text:a>
</text:p>
      <text:p text:style-name="P4">
<text:a xlink:type="simple" xlink:href="https://armyinform.com.ua/wp-content/uploads/2023/06/whatsapp-image-2023-06-04-at-15.02.36-2.jpeg" text:style-name="Internet_20_link" text:visited-style-name="Visited_20_Internet_20_Link">
<draw:frame draw:style-name="fr1" draw:name="Image283" text:anchor-type="as-char" svg:width="6.9236in" svg:height="6.9236in" draw:z-index="0">
<draw:image xlink:href="../Images/AРМІЯINFORM/2023-06-04T83-00-00-04-00/whatsapp-image-2023-06-04-at-15.02.36-2-150x150.jpeg" xlink:type="simple" xlink:show="embed" xlink:actuate="onLoad" draw:mime-type="image/jpeg"/>
</draw:frame>
</text:a>
</text:p>
      <text:p text:style-name="P4">
— Це метання гранати, тактична підготовка, тактична медицина, перетягуваннялинви, смуга перешкод, перевірка знань з історії України та історії збройнихформувань різних історичних епох тощо. Така гра — це постійна навчально-виховна робота впродовж року, спільна робота учнів, педагогів, батьків,представників органів місцевого самоврядування та громадських організацій, —зазначила головний суддя обласного етапу військово-патріотичної гри «Сокіл»(«Джура») Ірина Пархоменко.</text:p>
      <text:p text:style-name="P4">
Водночас організатори передбачили й відпочинкові заходи, як-от: ранковіруханки, майстер-класи «Протимінна безпека», «Безпека на дорозі», «Безпілотнілітальні апарати», «Комунікаційні здібності», антифейкова інтелектуальна гра«Врятувати єнота з пропагандистського полону», військово-тактична гра«Лазертаг», настільні ігри, кіноклуб та вечірня ватра.</text:p>
      <text:p text:style-name="P4">
<text:a xlink:type="simple" xlink:href="https://armyinform.com.ua/wp-content/uploads/2023/06/whatsapp-image-2023-06-04-at-15.02.36-4.jpeg" text:style-name="Internet_20_link" text:visited-style-name="Visited_20_Internet_20_Link">
<draw:frame draw:style-name="fr1" draw:name="Image284" text:anchor-type="as-char" svg:width="6.9236in" svg:height="6.9236in" draw:z-index="0">
<draw:image xlink:href="../Images/AРМІЯINFORM/2023-06-04T83-00-00-04-00/whatsapp-image-2023-06-04-at-15.02.36-4-150x150.jpeg" xlink:type="simple" xlink:show="embed" xlink:actuate="onLoad" draw:mime-type="image/jpeg"/>
</draw:frame>
</text:a>
</text:p>
      <text:p text:style-name="P4">
<text:a xlink:type="simple" xlink:href="https://armyinform.com.ua/wp-content/uploads/2023/06/whatsapp-image-2023-06-04-at-15.02.36.jpeg" text:style-name="Internet_20_link" text:visited-style-name="Visited_20_Internet_20_Link">
<draw:frame draw:style-name="fr1" draw:name="Image285" text:anchor-type="as-char" svg:width="6.9236in" svg:height="6.9236in" draw:z-index="0">
<draw:image xlink:href="../Images/AРМІЯINFORM/2023-06-04T83-00-00-04-00/whatsapp-image-2023-06-04-at-15.02.36-150x150.jpeg" xlink:type="simple" xlink:show="embed" xlink:actuate="onLoad" draw:mime-type="image/jpeg"/>
</draw:frame>
</text:a>
</text:p>
      <text:p text:style-name="P4">
<text:a xlink:type="simple" xlink:href="https://armyinform.com.ua/wp-content/uploads/2023/06/whatsapp-image-2023-06-04-at-15.02.37.jpeg" text:style-name="Internet_20_link" text:visited-style-name="Visited_20_Internet_20_Link">
<draw:frame draw:style-name="fr1" draw:name="Image286" text:anchor-type="as-char" svg:width="6.9236in" svg:height="6.9236in" draw:z-index="0">
<draw:image xlink:href="../Images/AРМІЯINFORM/2023-06-04T83-00-00-04-00/whatsapp-image-2023-06-04-at-15.02.37-150x150.jpeg" xlink:type="simple" xlink:show="embed" xlink:actuate="onLoad" draw:mime-type="image/jpeg"/>
</draw:frame>
</text:a>
</text:p>
      <text:p text:style-name="P4">
<text:a xlink:type="simple" xlink:href="https://armyinform.com.ua/wp-content/uploads/2023/06/whatsapp-image-2023-06-04-at-15.02.36-3.jpeg" text:style-name="Internet_20_link" text:visited-style-name="Visited_20_Internet_20_Link">
<draw:frame draw:style-name="fr1" draw:name="Image287" text:anchor-type="as-char" svg:width="6.9236in" svg:height="6.9236in" draw:z-index="0">
<draw:image xlink:href="../Images/AРМІЯINFORM/2023-06-04T83-00-00-04-00/whatsapp-image-2023-06-04-at-15.02.36-3-150x150.jpeg" xlink:type="simple" xlink:show="embed" xlink:actuate="onLoad" draw:mime-type="image/jpeg"/>
</draw:frame>
</text:a>
</text:p>
      <text:p text:style-name="P4">
— Захід проводився з метою виховання патріотично налаштованої молоді, готовоїстати на захист державної незалежності та територіальної цілісності України.Окрім цього, гра допомагає дітям опанувати знаннями, вміннями та навичкамивійськово-прикладного комплексу, — поділився враженнями старший офіцерСумського міського терцентру комплектування та соцпідтримки капітан ВадимМужичок.</text:p>
      <text:p text:style-name="P4">
Додамо, що на команду-переможця чекає участь у Всеукраїнському етапівійськово-патріотичної гри «Сокіл» («Джура»).</text:p>
      <text:p text:style-name="P4">
Source: <text:a xlink:type="simple" xlink:href="https://armyinform.com.ua/2023/06/04/na-sumshhyni-vidbuvsya-oblasnyj-etap-vijskovo-patriotychnoyi-gry-sokil-dzhura/" text:style-name="Internet_20_link" text:visited-style-name="Visited_20_Internet_20_Link">
https://armyinform.com.ua/2023/06/04/na-sumshhyni-vidbuvsya-oblasnyj-etap-vijskovo-patriotychnoyi-gry-sokil-dzhura/</text:a>
</text:p>
      <!--NEWS-->
      <text:h text:style-name="P10" text:outline-level="1">
<text:span text:style-name="T4">
Сили оборони України за тиждень знищили 3340 окупантів та 244 одиниці техніки</text:span>
</text:h>
      <text:p text:style-name="P4">
Author: ['АРМІЯINFORM']</text:p>
      <text:p text:style-name="P4">
Time: 2023-06-04T84:00:00-04:00</text:p>
      <text:p text:style-name="P4">
Description: За тиждень з 29 травня по 04 червня Сили оборони України знищили:        3340 окупант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8bbb2b1-55a9-43ad-bbb3-5a170915c2a9.jpg" text:style-name="Internet_20_link" text:visited-style-name="Visited_20_Internet_20_Link">
38bbb2b1-55a9-43ad-bbb3-5a170915c2a9.jpg</text:a>
']</text:p>
      <text:p text:style-name="P4">
Tags: ['ВТРАТИ ВОРОГА', 'ОЛЕКСАНДР ПАВЛЮК']</text:p>
      <text:p text:style-name="P4">
Category: News</text:p>
      <!--METADATA-->
      <text:p text:style-name="P4">
<draw:frame draw:style-name="fr1" draw:name="Image288" text:anchor-type="as-char" svg:width="6.9236in" svg:height="5.014077in" draw:z-index="0">
<draw:image xlink:href="../Images/AРМІЯINFORM/2023-06-04T84-00-00-04-00/38bbb2b1-55a9-43ad-bbb3-5a170915c2a9.jpg" xlink:type="simple" xlink:show="embed" xlink:actuate="onLoad" draw:mime-type="image/jpeg"/>
</draw:frame>
</text:p>
      <text:p text:style-name="P4">
<text:span text:style-name="T4">
За тиждень з 29 травня по 04 червня Си</text:span>
 <text:span text:style-name="T4">
ли</text:span>
 <text:span text:style-name="T4">
оборони України знищ</text:span>
<text:span text:style-name="T4">
или</text:span>
 <text:span text:style-name="T4">
:</text:span>
</text:p>
      <ul>
        <li>
3340 окупантів,  * 649 одиниць озброєння та військової техніки.</li>
      </ul>
      <text:p text:style-name="P4">
Про це <text:a xlink:type="simple" xlink:href="https://t.me/Pavliuk_KSV/4406" text:style-name="Internet_20_link" text:visited-style-name="Visited_20_Internet_20_Link">
повідомляє</text:a>
 перший заступник Міністраоборони України генерал-лейтенант Олександр Павлюк у Telegram.</text:p>
      <text:p text:style-name="P4">
<text:span text:style-name="T4">
Суттєвих втрат зазнали озброєння/військова техніка російських військ:</text:span>
</text:p>
      <ul>
        <li>
40 танків,  * 56 бойових броньованих машин,  * 130 артилерійських систем,  * 9 РСЗВ,  * 15 установок ППО,  * 113 одиниць автотехніки,  * 28 одиниць спецтехніки.</li>
      </ul>
      <text:p text:style-name="P4">
Також наші захисники збили 76 ворожих ракет та 182 БПЛА.</text:p>
      <text:p text:style-name="P4">
Source: <text:a xlink:type="simple" xlink:href="https://armyinform.com.ua/2023/06/04/sylamy-oborony-ukrayiny-za-tyzhden-znyshheno-3340-okupantiv-ta-244-odynyczi-tehniky/" text:style-name="Internet_20_link" text:visited-style-name="Visited_20_Internet_20_Link">
https://armyinform.com.ua/2023/06/04/sylamy-oborony-ukrayiny-za-tyzhden-znyshheno-3340-okupantiv-ta-244-odynyczi-tehniky/</text:a>
</text:p>
      <!--NEWS-->
      <text:h text:style-name="P10" text:outline-level="1">
<text:span text:style-name="T4">
Ворог обстріляв прикордоння Чернігівщини</text:span>
</text:h>
      <text:p text:style-name="P4">
Author: ['АРМІЯINFORM']</text:p>
      <text:p text:style-name="P4">
Time: 2023-06-04T85:00:00-04:00</text:p>
      <text:p text:style-name="P4">
Description: Протягом дня 4 червня росіяни вчергове завдали ударів по прикордонню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Tags: ['STOPRUSSIA', 'АГРЕСІЯ РФ', 'ВІЙНА', 'ВОЄННІ ЗЛОЧИНИ', 'ВТОРГНЕННЯ РФ', 'ОБСТРІЛИ ПРИКОРДОННЯ', 'ОПЕРАТИВНЕ КОМАНДУВАННЯ «ПІВНІЧ»']</text:p>
      <text:p text:style-name="P4">
Category: News</text:p>
      <!--METADATA-->
      <text:p text:style-name="P4">
<draw:frame draw:style-name="fr1" draw:name="Image289" text:anchor-type="as-char" svg:width="6.9236in" svg:height="4.619339in" draw:z-index="0">
<draw:image xlink:href="../Images/AРМІЯINFORM/2023-06-04T85-00-00-04-00/2022-10-21-prykordonnya-chernigivshhyny-i-sumshhyny-armiya-rf-obstrilyala-z-artyleriyi.jpg" xlink:type="simple" xlink:show="embed" xlink:actuate="onLoad" draw:mime-type="image/jpeg"/>
</draw:frame>
 Ілюстративне фото</text:p>
      <text:p text:style-name="P4">
Протягом дня 4 червня росіяни вчергове завдали ударів по прикордоннюЧернігівської області.</text:p>
      <text:p text:style-name="P4">
Про це<text:a xlink:type="simple" xlink:href="https://www.facebook.com/kommander.nord/posts/pfbid02ZDrcbWKF9W7Thw6yW7MLK7rT9m4U4uFUREY7dsiqDgPRgarifaP7sjAM9nobHW3Ml" text:style-name="Internet_20_link" text:visited-style-name="Visited_20_Internet_20_Link">
повідомляє</text:a>
оперативне командування «Північ» Сухопутних військ ЗС України на своїйофіційній сторінці у Facebook.</text:p>
      <text:p text:style-name="P4">
У командуванні повідомили, що станом на 16:00 надійшла інформація про наступніобстріли:</text:p>
      <ul>
        <li>
З 07:00 до 07:20 зафіксовано 15 приходів, здійснених, ймовірно, з міномета 120 мм, в районі населеного пункту Карповичі.  * З 11:00 до 12:05 зафіксовано 28 приходів, здійснені, ймовірно, зі ствольної артилерії, в район н.п. Зноб-Новрогодське.  * З 14:10 до 14:20 зафіксовано 3 приходи, здійснених, ймовірно, з міномета 120 мм, в район н.п. Бруски.  * З 15:10 до 15:30 зафіксовано 6 приходів, здійснених, ймовірно, з міномета 120 мм, в район н.п. Бруски.</li>
      </ul>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6/04/vorog-obstrilyav-prykordonnya-chernigivshhyny/" text:style-name="Internet_20_link" text:visited-style-name="Visited_20_Internet_20_Link">
https://armyinform.com.ua/2023/06/04/vorog-obstrilyav-prykordonnya-chernigivshhyny/</text:a>
</text:p>
      <!--NEWS-->
      <text:h text:style-name="P10" text:outline-level="1">
<text:span text:style-name="T4">
Протягом доби окупанти завдали 7 ракетних та 25 авіаційних ударів по Україні</text:span>
</text:h>
      <text:p text:style-name="P4">
Author: ['АРМІЯINFORM']</text:p>
      <text:p text:style-name="P4">
Time: 2023-06-04T86:00:00-04:00</text:p>
      <text:p text:style-name="P4">
Description: Про це повідомляє Генеральний штаб ЗС України.    «Триває чотириста шістдесят шос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aketnyj-udar.jpeg" text:style-name="Internet_20_link" text:visited-style-name="Visited_20_Internet_20_Link">
raketnyj-udar.jpeg</text:a>
']</text:p>
      <text:p text:style-name="P4">
Tags: ['STOPRUSSIA', 'АГРЕСІЯ РФ', 'ВТОРГНЕННЯ РФ', 'ГШ ЗСУ']</text:p>
      <text:p text:style-name="P4">
Category: News</text:p>
      <!--METADATA-->
      <text:p text:style-name="P4">
<draw:frame draw:style-name="fr1" draw:name="Image290" text:anchor-type="as-char" svg:width="6.9236in" svg:height="3.956343in" draw:z-index="0">
<draw:image xlink:href="../Images/AРМІЯINFORM/2023-06-04T86-00-00-04-00/raketnyj-udar.jpe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ZvUzU7yZw43tXmGgL3kow3hkFUiEkR89YdvU7hvPMP2MwnEs21ZFtDdG56cTfEhEl" text:style-name="Internet_20_link" text:visited-style-name="Visited_20_Internet_20_Link">
повідомляє</text:a>
Генеральний штаб ЗС України.</text:p>
      <text:p text:style-name="P4">
«Триває чотириста шістдесят шоста доба широкомасштабної збройної агресіїросійської федерації проти нашої держави.</text:p>
      <text:p text:style-name="P4">
Сьогодні вночі противник застосував крилаті ракети повітряного базуванняХ-101/Х-555 та іранські ударні БПЛА „Shahed-136/131“. За уточненоюінформацією, силами та засобами повітряних командувань, у взаємодії ізпротиповітряною обороною інших складових Сил оборони України, знищено 4 із 6крилатих ракет Х-101/Х-555 та 6 із 8 ударних БПЛА „Shahed-136/131“.</text:p>
      <text:p text:style-name="P4">
Загалом, протягом доби ворог завдав 7 ракетних та 25 авіаційних ударів,здійснив близько 20 обстрілів з реактивних систем залпового вогню по позиціямнаших військ та населеним пунктам. На жаль, є постраждалі серед цивільногонаселення, пошкоджено приватні житлові будинки, заклади освіти, інша цивільната адміністративна інфраструктура.</text:p>
      <text:p text:style-name="P4">
Ймовірність завдання ракетних та авіаційних ударів по всій території України інадалі залишається високою», — йдеться в повідомленні.</text:p>
      <text:p text:style-name="P4">
Source: <text:a xlink:type="simple" xlink:href="https://armyinform.com.ua/2023/06/04/protyagom-doby-rosiyany-zavdaly-7-raketnyh-ta-25-aviaczijnyh-udariv-po-ukrayini/" text:style-name="Internet_20_link" text:visited-style-name="Visited_20_Internet_20_Link">
https://armyinform.com.ua/2023/06/04/protyagom-doby-rosiyany-zavdaly-7-raketnyh-ta-25-aviaczijnyh-udariv-po-ukrayini/</text:a>
</text:p>
      <!--NEWS-->
      <text:h text:style-name="P10" text:outline-level="1">
<text:span text:style-name="T4">
Сили оборони України за добу відбили 23 атаки росіян</text:span>
</text:h>
      <text:p text:style-name="P4">
Author: ['АРМІЯINFORM']</text:p>
      <text:p text:style-name="P4">
Time: 2023-06-04T87: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015811_689141789643952_2755300292749807936_n.jpg" text:style-name="Internet_20_link" text:visited-style-name="Visited_20_Internet_20_Link">
352015811_689141789643952_2755300292749807936_n.jpg</text:a>
']</text:p>
      <text:p text:style-name="P4">
Tags: ['STOPRUSSIA', 'АГРЕСІЯ РФ', 'ВТОРГНЕННЯ РФ', 'ГШ ЗСУ']</text:p>
      <text:p text:style-name="P4">
Category: News</text:p>
      <!--METADATA-->
      <text:p text:style-name="P4">
<draw:frame draw:style-name="fr1" draw:name="Image291" text:anchor-type="as-char" svg:width="6.9236in" svg:height="4.615733in" draw:z-index="0">
<draw:image xlink:href="../Images/AРМІЯINFORM/2023-06-04T87-00-00-04-00/352015811_689141789643952_2755300292749807936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ZvUzU7yZw43tXmGgL3kow3hkFUiEkR89YdvU7hvPMP2MwnEs21ZFtDdG56cTfEhEl" text:style-name="Internet_20_link" text:visited-style-name="Visited_20_Internet_20_Link">
повідомляє</text:a>
Генеральний штаб ЗС України.</text:p>
      <text:p text:style-name="P4">
«Противник продовжує зосереджувати основні зусилля на повній окупаціїЛуганської та Донецької областей. Протягом доби окупанти здійснили 23 атаки,проте всі вони були відбиті підрозділами Сил оборони.</text:p>
      <text:p text:style-name="P4">
<text:span text:style-name="T4">
На Волинському та Поліському напрямках</text:span>
 оперативна обстановка без суттєвихзмін, ознак формування наступальних угруповань не виявлено.</text:p>
      <text:p text:style-name="P4">
<text:span text:style-name="T4">
На Сіверському та Слобожанському напрямках</text:span>
 противник продовжує зберігативійськову присутність у прикордонних з Україною районах. Цієї доби ворогздійснив невдалу спробу проникнення ДРГ через ДК України в районі населеногопункту Зелене Харківської області, також завдав ракетного удару в районіВовчанськ та авіаційних ударів в районах Івашки, Огірцеве, Гатище Харківськоїобласті. Здійснив мінометні та артилерійські обстріли населених пунктівКарповичі Чернігівської області; Зноб-Новгородське, Шевченкове, Бруски,Олександрівка, Садки, Басівка, Грабовське Сумської області, а також Івашки,Уди, Червона Зоря, Гоптівка, Красне, Зелене, Стариця, Огірцеве, Гатище,Плетенівка, Вовчанськ, Караїчне, Бударки та Чугунівка на Харківщині.</text:p>
      <text:p text:style-name="P4">
<text:span text:style-name="T4">
На Куп’янському напрямку</text:span>
 протягом доби противник вів безуспішнінаступальні дії поблизу Новоселівського Луганської області. Артилерійських імінометних обстрілів противника зазнали Колодязне, Красне Перше, Фиголівка,Новомлинськ, Довгеньке, Кутьківка, Дворічна, Западне, Кислівка, Котлярівка,Табаївка, Берестове Харківської області та Новоселівське Луганської області.</text:p>
      <text:p text:style-name="P4">
<text:span text:style-name="T4">
На Лиманському напрямку</text:span>
 протягом доби противник вів безуспішні наступальнідії в районі Білогорівки Луганської області. Артилерійських обстрілів зазналирайони населених пунктів, що поряд з лінією зіткнення Макіївка, Невське,Білогорівка Луганської області та Верхньокам’янське, Торське, Спірне,Роздолівка Донецької області.</text:p>
      <text:p text:style-name="P4">
<text:span text:style-name="T4">
На Бахмутському напрямку</text:span>
 противник вів наступальні дії в районіІванівського, успіху не мав. Завдав авіаційних ударів в районах Васютинське,Торецьк, Північне Донецької області. Від ворожих артилерійських обстрілівпостраждали райони населених пунктів Васюківка, Оріхово-Василівка, Хромове,Часів Яр, Іванівське, Ступочки, Предтечине, Біла Гора, Диліївка та Нью-ЙоркДонецької області.</text:p>
      <text:p text:style-name="P4">
<text:span text:style-name="T4">
На Авдіївському напрямку</text:span>
 противник наступальних дій не проводив.</text:p>
      <text:p text:style-name="P4">
Завдав авіаційного удару в районі Авдіївки.</text:p>
      <text:p text:style-name="P4">
Здійснив артилерійські обстріли районів населених пунктів Авдіївка,Первомайське, Карлівка Донецької області.</text:p>
      <text:p text:style-name="P4">
На Мар’їнському напрямку цієї доби противник вів наступальні дії в районіміста Мар’їнка, проте, наші захисники відбили усі 16 атак противника. В той жечас, ворог завдав авіаційного удару в межах населеного пункту Мар’їнка.Здійснив артилерійські обстріли населених пунктів Гостре, Мар’їнка, ПобєдаДонецької області.</text:p>
      <text:p text:style-name="P4">
<text:span text:style-name="T4">
На Шахтарському напрямку</text:span>
 ворог здійснив обстріли населених пунктів, щомежують з лінією бойового зіткнення, в тому числі: Вугледар, Пречистівка таНовоукраїнка Донецької області.</text:p>
      <text:p text:style-name="P4">
<text:span text:style-name="T4">
На Запорізькому та Херсонському</text:span>
 <text:span text:style-name="T4">
напрямках</text:span>
 противник продовжує вестиоборонні дії. Завдав авіаційних ударів в районах Берислав, Веселе Херсонськоїобласті. Здійснив артилерійські обстріли населених пунктів Вільне Поле, ЗеленеПоле, Новопіль, Темирівка Донецької області; Ольгівське, Малинівка, Гуляйполе,Залізничне, Мала Токмачка, Новоандріївка, Степове та Кам’янське Запорізькоїобласті; Козацьке, Тягинка, Іванівка, Дніпровське, Кізомис Херсонської областіта місто Херсон», — йдеться в повідомленні.</text:p>
      <text:p text:style-name="P4">
Source: <text:a xlink:type="simple" xlink:href="https://armyinform.com.ua/2023/06/04/syly-oborony-za-dobu-vidbyly-23-ataky-rosiyan/" text:style-name="Internet_20_link" text:visited-style-name="Visited_20_Internet_20_Link">
https://armyinform.com.ua/2023/06/04/syly-oborony-za-dobu-vidbyly-23-ataky-rosiyan/</text:a>
</text:p>
      <!--NEWS-->
      <text:h text:style-name="P10" text:outline-level="1">
<text:span text:style-name="T4">
Україна має вступити до НАТО одразу ж після закінчення війни</text:span>
</text:h>
      <text:p text:style-name="P4">
Author: ['АРМІЯINFORM']</text:p>
      <text:p text:style-name="P4">
Time: 2023-06-04T88:00:00-04:00</text:p>
      <text:p text:style-name="P4">
Description: Про це в інтерв'ю виданню POLITICO  повідомив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0013908476612301_y-e1685896693938.jpg" text:style-name="Internet_20_link" text:visited-style-name="Visited_20_Internet_20_Link">
photo_5470013908476612301_y-e1685896693938.jpg</text:a>
']</text:p>
      <text:p text:style-name="P4">
Tags: ['ВОЛОДИМИР ГАВРИЛОВ', 'ВСТУП УКРАЇНИ ДО НАТО', 'ІНТЕРВ’Ю', 'КИТАЙ', 'НАТО', 'США', 'УКРАЇНА']</text:p>
      <text:p text:style-name="P4">
Category: News</text:p>
      <!--METADATA-->
      <text:p text:style-name="P4">
<draw:frame draw:style-name="fr1" draw:name="Image292" text:anchor-type="as-char" svg:width="6.9236in" svg:height="4.42902in" draw:z-index="0">
<draw:image xlink:href="../Images/AРМІЯINFORM/2023-06-04T88-00-00-04-00/photo_5470013908476612301_y-e1685896693938.jpg" xlink:type="simple" xlink:show="embed" xlink:actuate="onLoad" draw:mime-type="image/jpeg"/>
</draw:frame>
</text:p>
      <text:p text:style-name="P4">
Про це в <text:a xlink:type="simple" xlink:href="https://www.politico.eu/article/ukraine-nato-very-soon-after-war-ends/" text:style-name="Internet_20_link" text:visited-style-name="Visited_20_Internet_20_Link">
інтерв'ю</text:a>
 виданню POLITICO повідомив заступник Міністра оборони УкраїниВолодимир Гаврилов. Також він закликав Пекін утриматися від постачання зброїта товарів подвійного призначення до москви.</text:p>
      <text:p text:style-name="P4">
Як зазначає видання, заступник Міністра оборони України Володимир Гавриловповідомив, що Україна прагне стати членом НАТО в найкоротші терміни післядосягнення військової перемоги над росією. Тим самим він ще раз озвучивпрагнення Києва про надання Україні від Заходу чіткої дорожньої карти щодовступу до Альянсу.</text:p>
      <text:p text:style-name="P4">
Повідомляється в інтерв'ю, що в кулуарах Шанхайського діалогу в СінгапуріВолодимир Гаврилов також закликав Пекін утриматися від відправки військовихпоставок до москви, заявивши при цьому, що «зрозуміло», що інша торговельнаспівпраця між Китаєм і росією триватиме і далі.</text:p>
      <text:p text:style-name="P4">
Як йдеться в публікації, майбутня роль України в НАТО стала гарячою темою самеперед проведенням липневого саміту лідерів Альянсу в Литві. Наразі Україна,Польща та країни Балтії закликали США і Німеччину надати чіткий план щодозаявки Києва на членство в НАТО.</text:p>
      <text:p text:style-name="P4">
Також POLITICO нагадує, що в суботу Президент України Володимир Зеленськийзаявив, що йому «немає сенсу» їхати на саміт НАТО наступного місяця, якщоУкраїну не «визнають» або «не дадуть сигнал» щодо її післявоєнного статусу увійськовому альянсі.</text:p>
      <text:p text:style-name="P4">
«Ми хотіли б почути план або дорожню карту, або перелік дій, які маютьздійснити обидві сторони — НАТО і Україна — для досягнення членства в Альянсіза дуже короткий період часу», — сказав Володимир Гаврилов.</text:p>
      <text:p text:style-name="P4">
Він визнав, що це неможливо, поки триває війна, «в той же час, ми повиннірозуміти, що після нашої перемоги наш процес вступу до блоку має бути дуже-дуже коротким».</text:p>
      <text:p text:style-name="P4">
За його словами, НАТО має надати Україні перелік кроків, які необхідноздійснити «з чітким підтвердженням того, що Україна є легітимним кандидатом»на членство в Альянсі.</text:p>
      <text:p text:style-name="P4">
Тим часом, як зазначає POLITICO, за словами Володимира Гаврилова, Українавестиме переговори з НАТО про «систему гарантій безпеки» на перехідний періоддо членства в Альянсі:</text:p>
      <text:p text:style-name="P4">
«Такі гарантії повинні включати:</text:p>
      <ul>
        <li>
          <text:p text:style-name="P4">
зобов'язання країн НАТО допомогти Україні перемогти у війні;</text:p>
        </li>
        <li>
          <text:p text:style-name="P4">
підтримку української економіки;</text:p>
        </li>
        <li>
          <text:p text:style-name="P4">
підтримку продовження санкцій та інших форм тиску на росію».</text:p>
        </li>
      </ul>
      <text:p text:style-name="P4">
Видання також зазначає, що Володимир Гаврилов, відповідаючи на запитаннястосовно повідомлень про продаж Китаєм безпілотників росії, сказав, що цестосується лише «комерційних безпілотників».</text:p>
      <text:p text:style-name="P4">
«Так, вони продовжують продавати звичайні комерційні речі для підтримкиросійської економіки. Це зрозуміло, але ми сподіваємося, що вони дотримаютьсяобіцянок не продавати росії зброю, як Ірану. Це важливо», - сказав він.</text:p>
      <text:p text:style-name="P4">
«Китай також дотримується певних міжнародних санкцій проти росії, і Індіятакож. Тому, якщо мова йде про обладнання подвійного призначення, я думаю, щоні Китай, ні Індія … не зацікавлені в порушенні такого роду санкцій, тому щовони залежні від технологій з Європи і США, — сказав Гаврилов.</text:p>
      <text:p text:style-name="P4">
Китай неодноразово заперечував повідомлення про постачання зброї до росії,хоча Пекін пообіцяв «безмежне» партнерство з москвою незадовго до того, якпрезидент росії владімір путін розпочав тотальне вторгнення в Україну вминулому році.</text:p>
      <text:p text:style-name="P4">
Source: <text:a xlink:type="simple" xlink:href="https://armyinform.com.ua/2023/06/04/ukrayina-maye-vstupyty-do-nato-odrazu-zh-pislya-zakinchennya-vijny/" text:style-name="Internet_20_link" text:visited-style-name="Visited_20_Internet_20_Link">
https://armyinform.com.ua/2023/06/04/ukrayina-maye-vstupyty-do-nato-odrazu-zh-pislya-zakinchennya-vijny/</text:a>
</text:p>
      <!--NEWS-->
      <text:h text:style-name="P10" text:outline-level="1">
<text:span text:style-name="T4">
Авіація Сил оборони за добу завдала 10 ударів по районах зосередження росіян</text:span>
</text:h>
      <text:p text:style-name="P4">
Author: ['АРМІЯINFORM']</text:p>
      <text:p text:style-name="P4">
Time: 2023-06-04T89: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text:p>
      <text:p text:style-name="P4">
Category: News</text:p>
      <!--METADATA-->
      <text:p text:style-name="P4">
<draw:frame draw:style-name="fr1" draw:name="Image293" text:anchor-type="as-char" svg:width="6.9236in" svg:height="3.894525in" draw:z-index="0">
<draw:image xlink:href="../Images/AРМІЯINFORM/2023-06-04T89-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ZvUzU7yZw43tXmGgL3kow3hkFUiEkR89YdvU7hvPMP2MwnEs21ZFtDdG56cTfEhEl" text:style-name="Internet_20_link" text:visited-style-name="Visited_20_Internet_20_Link">
повідомляє</text:a>
Генеральний штаб ЗС України.</text:p>
      <text:p text:style-name="P4">
«Авіація Сил оборони за добу завдала 10 ударів по районах зосередженняособового складу росіян.</text:p>
      <text:p text:style-name="P4">
Нашими захисниками було знищено 1 ворожий розвідувальний БПЛА.</text:p>
      <text:p text:style-name="P4">
Підрозділи ракетних військ і артилерії протягом доби уразили 2 районизосередження озброєння та військової техніки, склад боєприпасів, 2 зенітно-ракетних комплекси та 2 станції радіоелектронної боротьби противника», —йдеться в повідомленні.</text:p>
      <text:p text:style-name="P4">
Source: <text:a xlink:type="simple" xlink:href="https://armyinform.com.ua/2023/06/04/aviacziya-syl-oborony-za-dobu-zavdala-10-udariv-po-rajonah-zoseredzhennya-rosiyan/" text:style-name="Internet_20_link" text:visited-style-name="Visited_20_Internet_20_Link">
https://armyinform.com.ua/2023/06/04/aviacziya-syl-oborony-za-dobu-zavdala-10-udariv-po-rajonah-zoseredzhennya-rosiyan/</text:a>
</text:p>
      <!--NEWS-->
      <text:h text:style-name="P10" text:outline-level="1">
<text:span text:style-name="T4">
Населення московії втрачає довіру до військово-політичного керівництва рф — ГУР</text:span>
</text:h>
      <text:p text:style-name="P4">
Author: ['АРМІЯINFORM']</text:p>
      <text:p text:style-name="P4">
Time: 2023-06-04T90:00:00-04:00</text:p>
      <text:p text:style-name="P4">
Description: https://youtu.be/xYY0ilzHEOQ?t=114    Головне управління розвідки Міністерства оборо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ГОЛОВНЕ УПРАВЛІННЯ РОЗВІДКИ МО УКРАЇНИ', 'ГУР ПЕРЕХОПЛЕННЯ']</text:p>
      <text:p text:style-name="P4">
Category: News</text:p>
      <!--METADATA-->
      <text:p text:style-name="P4">
<draw:frame draw:style-name="fr1" draw:name="Image294" text:anchor-type="as-char" svg:width="6.9236in" svg:height="3.894525in" draw:z-index="0">
<draw:image xlink:href="../Images/AРМІЯINFORM/2023-06-04T90-00-00-04-00/337531944_232614265847457_8544501692430122370_n.jpg" xlink:type="simple" xlink:show="embed" xlink:actuate="onLoad" draw:mime-type="image/jpeg"/>
</draw:frame>
</text:p>
      <text:p text:style-name="P4">
Головне управління розвідки Міністерства обороні України<text:a xlink:type="simple" xlink:href="https://armyinform.com.ua/wp-admin/post.php" text:style-name="Internet_20_link" text:visited-style-name="Visited_20_Internet_20_Link">
інформує</text:a>
, що армія найманих вбивць — так званапвк «ваґнер» — завойовує дедалі більше популярності серед населення росії.</text:p>
      <text:p text:style-name="P4">
«Події в бєлгородській та інших прикордонних областях московщини засвідчилиповну нездатність міністерства оборони рф ефективно діяти проти озброєнихросійських повстанських груп.</text:p>
      <text:p text:style-name="P4">
Зневіра до влади, страх та пошук нової точки опори штовхає російське населенняна шлях деградації, коли вони готові покластися на кишенькову арміюкримінальних злочинців», — йдеться у повідомленні ГУР Міноборони.</text:p>
      <text:p text:style-name="P4">
Воєнна розвідка України констатує, що внутрішня ситуація на росії з кожнимднем загострюється.</text:p>
      <text:p text:style-name="P4">
Source: <text:a xlink:type="simple" xlink:href="https://armyinform.com.ua/2023/06/04/naselennya-moskoviyi-vtrachaye-doviru-do-vijskovo-politychnogo-kerivnycztva-rf-gur/" text:style-name="Internet_20_link" text:visited-style-name="Visited_20_Internet_20_Link">
https://armyinform.com.ua/2023/06/04/naselennya-moskoviyi-vtrachaye-doviru-do-vijskovo-politychnogo-kerivnycztva-rf-gur/</text:a>
</text:p>
      <!--NEWS-->
      <text:h text:style-name="P10" text:outline-level="1">
<text:span text:style-name="T4">
Україна вестиме переговори з НАТО щодо гарантій безпеки на перехідний період до членства в Альянсі — Володимир Гаврилов</text:span>
</text:h>
      <text:p text:style-name="P4">
Author: ['АРМІЯINFORM']</text:p>
      <text:p text:style-name="P4">
Time: 2023-06-04T91:00:00-04:00</text:p>
      <text:p text:style-name="P4">
Description: Про це в інтерв'ю виданню POLITICO  повідомив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ato-1.jpg" text:style-name="Internet_20_link" text:visited-style-name="Visited_20_Internet_20_Link">
nato-1.jpg</text:a>
', '<text:a xlink:type="simple" xlink:href="https://armyinform.com.ua/wp-content/uploads/2023/06/photo_5470013908476612301_y-e1685896693938.jpg" text:style-name="Internet_20_link" text:visited-style-name="Visited_20_Internet_20_Link">
photo_5470013908476612301_y-e1685896693938.jpg</text:a>
']</text:p>
      <text:p text:style-name="P4">
Tags: ['ВОЛОДИМИР ГАВРИЛОВ', 'НАТО']</text:p>
      <text:p text:style-name="P4">
Category: News</text:p>
      <!--METADATA-->
      <text:p text:style-name="P4">
<draw:frame draw:style-name="fr1" draw:name="Image295" text:anchor-type="as-char" svg:width="6.9236in" svg:height="4.609778in" draw:z-index="0">
<draw:image xlink:href="../Images/AРМІЯINFORM/2023-06-04T91-00-00-04-00/nato-1.jpg" xlink:type="simple" xlink:show="embed" xlink:actuate="onLoad" draw:mime-type="image/jpeg"/>
</draw:frame>
</text:p>
      <text:p text:style-name="P4">
Про це в <text:a xlink:type="simple" xlink:href="https://www.politico.eu/article/ukraine-nato-very-soon-after-war-ends/" text:style-name="Internet_20_link" text:visited-style-name="Visited_20_Internet_20_Link">
інтерв'ю</text:a>
 виданню POLITICO повідомив заступник Міністра оборони УкраїниВолодимир Гаврилов. Також він закликав Пекін утриматися від постачання зброїта товарів подвійного призначення до москви.</text:p>
      <text:p text:style-name="P4">
Як зазначає видання, заступник Міністра оборони України Володимир Гавриловповідомив, що Україна прагне стати членом НАТО в найкоротші терміни післядосягнення військової перемоги над росією.</text:p>
      <text:p text:style-name="P4">
<draw:frame draw:style-name="fr1" draw:name="Image296" text:anchor-type="as-char" svg:width="6.9236in" svg:height="4.42902in" draw:z-index="0">
<draw:image xlink:href="../Images/AРМІЯINFORM/2023-06-04T91-00-00-04-00/photo_5470013908476612301_y-e1685896693938.jpg" xlink:type="simple" xlink:show="embed" xlink:actuate="onLoad" draw:mime-type="image/jpeg"/>
</draw:frame>
</text:p>
      <text:p text:style-name="P4">
Саме майбутня роль України в НАТО стала гарячою темою перед проведеннямлипневого саміту лідерів Альянсу в Литві.</text:p>
      <text:p text:style-name="P4">
«Ми б хотіли почути план або дорожню карту, або перелік дій, які маютьздійснити обидві сторони — НАТО і Україна — для досягнення членства в Альянсіза дуже короткий період часу», — сказав Володимир Гаврилов.</text:p>
      <text:p text:style-name="P4">
Він визнав, що це неможливо, поки триває війна, «в той же час, ми повиннірозуміти, що після нашої перемоги наш процес вступу до блоку має бути дуже-дуже коротким».</text:p>
      <text:p text:style-name="P4">
За його словами, НАТО має надати Україні перелік кроків, які необхідноздійснити «з чітким підтвердженням того, що Україна є легітимним кандидатом»на членство в Альянсі.</text:p>
      <text:p text:style-name="P4">
На думку Володимира Гаврилова, як зазначає POLITICO, Україна вестимепереговори з НАТО про «систему гарантій безпеки» на перехідний період дочленства в Альянсі.</text:p>
      <text:p text:style-name="P4">
«Такі гарантії повинні включати: зобов'язання країн НАТО допомогти Україніперемогти у війні; підтримку української економіки; підтримку продовженнясанкцій та інших форм тиску на росію», — підкреслив заступник Міністра оборониУкраїни.</text:p>
      <text:p text:style-name="P4">
Source: <text:a xlink:type="simple" xlink:href="https://armyinform.com.ua/2023/06/04/ukrayina-vestyme-peregovory-z-nato-shhodo-garantij-bezpeky-na-perehidnyj-period-do-chlenstva-v-alyansi-volodymyr-gavrylov/" text:style-name="Internet_20_link" text:visited-style-name="Visited_20_Internet_20_Link">
https://armyinform.com.ua/2023/06/04/ukrayina-vestyme-peregovory-z-nato-shhodo-garantij-bezpeky-na-perehidnyj-period-do-chlenstva-v-alyansi-volodymyr-gavrylov/</text:a>
</text:p>
      <!--NEWS-->
      <text:h text:style-name="P10" text:outline-level="1">
<text:span text:style-name="T4">
Настане час, коли діти на Землі, зокрема й в Україні, будуть захищені від такого зла, як російське — Володимир Зеленський</text:span>
</text:h>
      <text:p text:style-name="P4">
Author: ['АРМІЯINFORM']</text:p>
      <text:p text:style-name="P4">
Time: 2023-06-04T92:00:00-04:00</text:p>
      <text:p text:style-name="P4">
Description: https://youtu.be/h5W0oIZ0_Ug    Дорогі українці й українки!    Вже завершилася рятуваль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text:span text:style-name="T5">
Дорогі українці й українки!</text:span>
</text:span>
</text:p>
      <text:p text:style-name="P4">
Вже завершилася рятувальна операція в місті Підгородне на Дніпровщині, деросійська ракета зруйнувала будинки.</text:p>
      <text:p text:style-name="P4">
25 людей зазнали поранень, з них пʼятеро — діти. Давид, йому 6 років, — тяжкийстан, хлопець госпіталізований. Денис, йому 11 років, — теж тяжкий стан,госпіталізований. Олександр, 15 років, — теж тяжкий стан. Ліза, 17 років, —лікування амбулаторне. Кіра, їй 10 років, — мінно-вибухова травма, лікуванняамбулаторне. Боляче бачити такі звіти.</text:p>
      <text:p text:style-name="P4">
Ліза, 2 роки дівчинці, вона була вбита цією російською ракетою. Ймовірно,«Іскандер». Мої співчуття рідним і близьким…</text:p>
      <text:p text:style-name="P4">
Російський терор забрав життя сотень наших дітей, і лише за час від 24 лютого,за час повномасштабної війни, достеменно відомо про загибель 485 діточок. Цечисло, яке ми можемо офіційно підтвердити, знаючи дані кожної дитини.</text:p>
      <text:p text:style-name="P4">
На жаль, справжнє число більше. Щоразу, коли ми звільняємо нашу землю відросійських окупантів, ми дізнаємося страшну правду про окупацію. Про те,скільки людей, скільки дітей у похованнях на окупованій території — у могилахцієї війни, цієї агресії. І скільки ще досі під руїнами у спалених росієюукраїнських містах і селах.</text:p>
      <text:p text:style-name="P4">
Поки що, на жаль, не маємо повної інформації про сотні тисяч дітей, які булидепортовані в росію. Станом на сьогодні завдяки різним зусиллям вдалосяповернути в Україну 371 дитину з депортації. При тому, що нам достеменновідомо принаймні про 19 505 депортованих українських дітей, і це лише частинавід усіх тих наших маленьких українців і українок, які досі у ворога. Яких миусіх маємо повернути.</text:p>
      <text:p text:style-name="P4">
Сьогодні в нашій державі — день памʼяті дітей, які загинули внаслідокросійської агресії. Ще з 14-го року. Дітей, які були б живі, якби купкабандитів у Кремлі, у Москві не відчула себе вождями, які нібито мають правовершити долю народів.</text:p>
      <text:p text:style-name="P4">
Кожен із цих бандитів буде засуджений. Я не сумніваюся в цьому. На цейрезультат працюють усі необхідні правові інституції.</text:p>
      <text:p text:style-name="P4">
І сьогодні, у цей день памʼяті, я хочу подякувати усім у світі, хто підтримуєнаші зусилля заради справедливості. Заради покарання кожного, хто приніс нанашу землю терор, кожного, хто вбиває й депортує дітей і дорослих.</text:p>
      <text:p text:style-name="P4">
Я вдячний усім у світі, хто допомагає роботі Міжнародного кримінального суду,його команді в розслідуванні російських злочинів на українській землі. І хтодопомагає нам організовувати спеціальний трибунал щодо злочину агресії росіїпроти України — щодо того первісного злочину, який породив усі інші страшнізлочини цієї війни.</text:p>
      <text:p text:style-name="P4">
Хай вироки щодо рашистів, які вони одного дня почують на лаві підсудних, —законні та справедливі вироки — будуть свідченням того, що світ все ж такиберегтиме життя, берегтиме цивілізованість. І що все ж таки настане той час,коли діти на Землі — в Україні та будь-де ще — будуть захищені від такого зла,як російське зло, і від таких агресій.</text:p>
      <text:p text:style-name="P4">
Ось чому так важливо, щоб сила справедливості, сила відповідальності булапотужною згадкою про кожне життя, яке було забране злом, росією.</text:p>
      <text:p text:style-name="P4">
І частиною цієї відповідальності — обовʼязковою частиною — на сьогодні єсанкції. Санкції світу, які змушують росію платити ціну за те, що вона робить.Санкції, які мають обмежувати російську здатність до терору по максимуму.</text:p>
      <text:p text:style-name="P4">
Сьогодні провів спеціальну нараду щодо санкцій. ГУР, Служба зовнішньоїрозвідки, уряд, Офіс. Дуже детально проаналізували, як Росія обходить санкціїта хто їй допомагає. Різні країни, різні компанії, без яких росія не змогла бвиробляти засоби терору, зокрема ракети. На жаль, державі-терористу вдаєтьсявикористовувати технології світу через мережу постачальників, вдаєтьсяобходити міжнародні санкційні режими.</text:p>
      <text:p text:style-name="P4">
Ми бачимо кожен напрямок обходу наявних санкцій, кожну країну, чия територіяабо юрисдикція, чиї громадяни використовуються росією для продовження терору.І ми маємо закрити всі такі напрямки — разом із партнерами, — щоб не було вросійських ракетах, у російській зброї продукції вільного світу. Необхіднікроки будуть.</text:p>
      <text:p text:style-name="P4">
Дякую всім, хто допомагає нам боротися зі злом агресії!</text:p>
      <text:p text:style-name="P4">
Слава всім нашим воїнам! І дякую за сьогоднішній день на передовій.</text:p>
      <text:p text:style-name="P4">
<text:span text:style-name="T4">
<text:span text:style-name="T5">
Слава Україні!</text:span>
</text:span>
</text:p>
      <text:p text:style-name="P4">
Source: <text:a xlink:type="simple" xlink:href="https://armyinform.com.ua/2023/06/04/nastane-chas-koly-dity-na-zemli-zokrema-j-v-ukrayini-budut-zahyshheni-vid-takogo-zla-yak-rosijske-volodymyr-zelenskyj/" text:style-name="Internet_20_link" text:visited-style-name="Visited_20_Internet_20_Link">
https://armyinform.com.ua/2023/06/04/nastane-chas-koly-dity-na-zemli-zokrema-j-v-ukrayini-budut-zahyshheni-vid-takogo-zla-yak-rosijske-volodymyr-zelenskyj/</text:a>
</text:p>
      <!--NEWS-->
      <text:h text:style-name="P10" text:outline-level="1">
<text:span text:style-name="T4">
Cподіваємося, що Китай дотримається обіцянок не продавати росії зброю, як Ірану — Володимир Гаврилов</text:span>
</text:h>
      <text:p text:style-name="P4">
Author: ['АРМІЯINFORM']</text:p>
      <text:p text:style-name="P4">
Time: 2023-06-04T93:00:00-04:00</text:p>
      <text:p text:style-name="P4">
Description: Про це в інтерв'ю виданню POLITICO  повідомив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0013908476612301_y-e1685896693938.jpg" text:style-name="Internet_20_link" text:visited-style-name="Visited_20_Internet_20_Link">
photo_5470013908476612301_y-e1685896693938.jpg</text:a>
']</text:p>
      <text:p text:style-name="P4">
Tags: ['STOPRUSSIA', 'АГРЕСІЯ РФ', 'ВОЛОДИМИР ГАВРИЛОВ', 'ВТОРГНЕННЯ РФ', 'КИТАЙ', 'НАТО']</text:p>
      <text:p text:style-name="P4">
Category: News</text:p>
      <!--METADATA-->
      <text:p text:style-name="P4">
<draw:frame draw:style-name="fr1" draw:name="Image297" text:anchor-type="as-char" svg:width="6.9236in" svg:height="4.42902in" draw:z-index="0">
<draw:image xlink:href="../Images/AРМІЯINFORM/2023-06-04T93-00-00-04-00/photo_5470013908476612301_y-e1685896693938.jpg" xlink:type="simple" xlink:show="embed" xlink:actuate="onLoad" draw:mime-type="image/jpeg"/>
</draw:frame>
</text:p>
      <text:p text:style-name="P4">
Про це в <text:a xlink:type="simple" xlink:href="https://www.politico.eu/article/ukraine-nato-very-soon-after-war-ends/" text:style-name="Internet_20_link" text:visited-style-name="Visited_20_Internet_20_Link">
інтерв'ю</text:a>
 виданню POLITICO повідомив заступник Міністра оборони УкраїниВолодимир Гаврилов.</text:p>
      <text:p text:style-name="P4">
Видання зазначає, що Володимир Гаврилов, відповідаючи на запитання стосовноповідомлень про продаж Китаєм безпілотників росії, сказав, що це стосуєтьсялише «комерційних безпілотників». Також він закликав Пекін утриматися відпостачання зброї та товарів подвійного призначення до москви, заявивши прицьому, що «зрозуміло», що інша торговельна співпраця між Китаєм та росієютриватиме і надалі.</text:p>
      <text:p text:style-name="P4">
«Так, вони продовжують продавати звичайні комерційні речі для підтримкиросійської економіки. Це зрозуміло, але ми сподіваємося, що вони дотримаютьсяобіцянок не продавати росії зброю, як Ірану. Це важливо», — сказав він.</text:p>
      <text:p text:style-name="P4">
«Китай також дотримується певних міжнародних санкцій проти росії, і Індіятакож. Тому, якщо мова йде про обладнання подвійного призначення, я думаю, щоні Китай, ні Індія … не зацікавлені в порушенні такого роду санкцій, тому щовони залежні від технологій з Європи і США», — зазначив Володимир Гаврилов.</text:p>
      <text:p text:style-name="P4">
Видання нагадало, що Китай неодноразово заперечував повідомлення пропостачання зброї до росії, хоча Пекін пообіцяв «безмежне» партнерство змосквою незадовго до того, як президент росії путін розпочав тотальневторгнення в Україну в минулому році.</text:p>
      <text:p text:style-name="P4">
Source: <text:a xlink:type="simple" xlink:href="https://armyinform.com.ua/2023/06/04/cpodivayemosya-shho-kytaj-dotrymayetsya-obiczyanok-ne-prodavaty-rosiyi-zbroyu-yak-iranu-volodymyr-gavrylov/" text:style-name="Internet_20_link" text:visited-style-name="Visited_20_Internet_20_Link">
https://armyinform.com.ua/2023/06/04/cpodivayemosya-shho-kytaj-dotrymayetsya-obiczyanok-ne-prodavaty-rosiyi-zbroyu-yak-iranu-volodymyr-gavrylov/</text:a>
</text:p>
      <!--NEWS-->
      <text:h text:style-name="P10" text:outline-level="1">
<text:span text:style-name="T4">
На Харківщині рашисти зазнають значних втрат, новоприбулі зеки тікають з позицій</text:span>
</text:h>
      <text:p text:style-name="P4">
Author: ['АРМІЯINFORM']</text:p>
      <text:p text:style-name="P4">
Time: 2023-06-04T94:00:00-04:00</text:p>
      <text:p text:style-name="P4">
Description: Про це повідомляє Генеральний штаб ЗС України.    «російські окупант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oranenyj-ork-1.jpg" text:style-name="Internet_20_link" text:visited-style-name="Visited_20_Internet_20_Link">
poranenyj-ork-1.jpg</text:a>
']</text:p>
      <text:p text:style-name="P4">
Tags: ['STOPRUSSIA', 'АГРЕСІЯ РФ', 'ВТОРГНЕННЯ РФ', 'ГШ ЗСУ']</text:p>
      <text:p text:style-name="P4">
Category: News</text:p>
      <!--METADATA-->
      <text:p text:style-name="P4">
<draw:frame draw:style-name="fr1" draw:name="Image298" text:anchor-type="as-char" svg:width="6.9236in" svg:height="3.742486in" draw:z-index="0">
<draw:image xlink:href="../Images/AРМІЯINFORM/2023-06-04T94-00-00-04-00/poranenyj-ork-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ZvUzU7yZw43tXmGgL3kow3hkFUiEkR89YdvU7hvPMP2MwnEs21ZFtDdG56cTfEhEl" text:style-name="Internet_20_link" text:visited-style-name="Visited_20_Internet_20_Link">
повідомляє</text:a>
Генеральний штаб ЗС України.</text:p>
      <text:p text:style-name="P4">
«російські окупанти продовжують зазнавати великих втрат у живій силі. Зокрема,встановлено, що до одного з підрозділів російських окупаційних військ, якийдіє на тимчасово захопленій території Харківської області, протягом тижня дляпосилення прибув особовий склад з числа колишніх засуджених громадянросійської федерації у кількості близько 500 осіб. Після завдання вогневогоураження Силами оборони України по позиціях противника, близько 100 осіб зчисла новоприбулого підкріплення зазнали поранень різного ступеня важкості,зокрема, і не сумісних з життям. Також, після цієї події близько 80 осібсамовільно залишили свої позиції», — повідомляє Генштаб.</text:p>
      <text:p text:style-name="P4">
Source: <text:a xlink:type="simple" xlink:href="https://armyinform.com.ua/2023/06/04/na-harkivshhyni-rashysty-zaznayut-znachnyh-vtrat-novoprybuli-zeky-tikayut-z-pozyczij/" text:style-name="Internet_20_link" text:visited-style-name="Visited_20_Internet_20_Link">
https://armyinform.com.ua/2023/06/04/na-harkivshhyni-rashysty-zaznayut-znachnyh-vtrat-novoprybuli-zeky-tikayut-z-pozyczij/</text:a>
</text:p>
      <!--NEWS-->
      <text:h text:style-name="P10" text:outline-level="1">
<text:span text:style-name="T4">
Військова допомога Україні від держав ЄС становить 12 мільярдів євро — Маті Маасікас</text:span>
</text:h>
      <text:p text:style-name="P4">
Author: ['Єгор Брайлян']</text:p>
      <text:p text:style-name="P4">
Time: 2023-06-04T95:00:00-04:00</text:p>
      <text:p text:style-name="P4">
Description: Про це заявив голова Представництва ЄС в Україні Маті Маасікас під час свого виступ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s8hhgfxsam9glb-scaled.jpeg" text:style-name="Internet_20_link" text:visited-style-name="Visited_20_Internet_20_Link">
fs8hhgfxsam9glb-scaled.jpeg</text:a>
']</text:p>
      <text:p text:style-name="P4">
Tags: ['ЄВРОСОЮЗ', 'МАТІ МААСІКАС', 'СВІТ ПІДТРИМУЄ УКРАЇНУ']</text:p>
      <text:p text:style-name="P4">
Category: News</text:p>
      <!--METADATA-->
      <text:p text:style-name="P4">
<draw:frame draw:style-name="fr1" draw:name="Image299" text:anchor-type="as-char" svg:width="6.9236in" svg:height="4.609964in" draw:z-index="0">
<draw:image xlink:href="../Images/AРМІЯINFORM/2023-06-04T95-00-00-04-00/fs8hhgfxsam9glb-scaled.jpeg" xlink:type="simple" xlink:show="embed" xlink:actuate="onLoad" draw:mime-type="image/jpeg"/>
</draw:frame>
</text:p>
      <text:p text:style-name="P4">
Про це заявив голова Представництва ЄС в Україні Маті Маасікас під час своговиступу на вступному курсі «ЄС: просто про складне». Кореспондент АрміяInformбув серед відібраних журналістів-учасників вступного курсу, організованогоWest Media Forum за підтримки Представництва ЄС в Україні.</text:p>
      <text:p text:style-name="P4">
«Ядерна держава напала на свого сусіда без провокації. Це безпосередньовпливає на безпекову ситуацію в усій Європі. От чому це надзвичайно важливодля нас.</text:p>
      <text:p text:style-name="P4">
І ось чому держави ЄС та держави-учасниці надають військову допомогу Україні.Сума допомоги держав-учасниць Європейського Союзу, які роблять внесок,становить сьогодні орієнтовно 12 мільярдів євро», <text:span text:style-name="T4">
—</text:span>
 розповів Маті Маасікасукраїнським журналістам.</text:p>
      <text:p text:style-name="P4">
Голова Представництва ЄС в Україні пояснив деталі військової допомоги Україні.</text:p>
      <text:p text:style-name="P4">
«Ця допомога налічує конкретну зброю, яка передається, а також навчання. ЄСнадає допомогу Україні в рекордно стислі терміни. До кінця цього року ЄСздійснить тренування 30 тисяч українських військових. І далі є план, щобупродовж одного року здійснити закупівлю одного мільйона артилерійськихснарядів.</text:p>
      <text:p text:style-name="P4">
Все це надходить від держав-учасниць ЄС, а також це зміни до спроможностіоборонного сектору, що нарощується», <text:span text:style-name="T4">
—</text:span>
 резюмував Маті Маасікас.</text:p>
      <text:p text:style-name="P4">
Source: <text:a xlink:type="simple" xlink:href="https://armyinform.com.ua/2023/06/04/vijskova-dopomoga-ukrayini-vid-derzhav-yes-stanovyt-12-milyardiv-yevro-mati-maasikas/" text:style-name="Internet_20_link" text:visited-style-name="Visited_20_Internet_20_Link">
https://armyinform.com.ua/2023/06/04/vijskova-dopomoga-ukrayini-vid-derzhav-yes-stanovyt-12-milyardiv-yevro-mati-maasikas/</text:a>
</text:p>
      <!--NEWS-->
      <text:h text:style-name="P10" text:outline-level="1">
<text:span text:style-name="T4">
Яку грошову допомогу передбачили для українських захисників та членів їхніх родин на Сумщині</text:span>
</text:h>
      <text:p text:style-name="P4">
Author: ['Ігор Березинський']</text:p>
      <text:p text:style-name="P4">
Time: 2023-06-04T96:00:00-04:00</text:p>
      <text:p text:style-name="P4">
Description: Загалом на 2023 рік в обласному бюджеті виділено на такі потреби 22,8 млн гривен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ncmojeg50czm07tphknalblebeajfzo-968x500-1-1.jpg" text:style-name="Internet_20_link" text:visited-style-name="Visited_20_Internet_20_Link">
5ncmojeg50czm07tphknalblebeajfzo-968x500-1-1.jpg</text:a>
']</text:p>
      <text:p text:style-name="P4">
Tags: ['СОЦЗАХИСТ', 'СОЦІАЛЬНИЙ ЗАХИСТ', 'СОЦІАЛЬНИЙ ЗАХИСТ ВІЙСЬКОВОСЛУЖБОВЦІВ', 'СОЦІАЛЬНИЙ ЗАХИСТ ПІД ЧАС ВІЙНИ', 'СУМСЬКИЙ РЕГІОН', 'СУМЩИНА']</text:p>
      <text:p text:style-name="P4">
Category: News</text:p>
      <!--METADATA-->
      <text:p text:style-name="P4">
<draw:frame draw:style-name="fr1" draw:name="Image300" text:anchor-type="as-char" svg:width="6.9236in" svg:height="3.57624in" draw:z-index="0">
<draw:image xlink:href="../Images/AРМІЯINFORM/2023-06-04T96-00-00-04-00/5ncmojeg50czm07tphknalblebeajfzo-968x500-1-1.jpg" xlink:type="simple" xlink:show="embed" xlink:actuate="onLoad" draw:mime-type="image/jpeg"/>
</draw:frame>
Ілюстративне фото</text:p>
      <text:p text:style-name="P4">
Загалом на 2023 рік в обласному бюджеті виділено на такі потреби 22,8 млнгривень.</text:p>
      <text:p text:style-name="P4">
Так, відповідне рішення ухвалила Сумська обласна рада в межах обласноїкомплексної програми соціального захисту населення на 2022–2026 роки, зокремарозділом «Родина Героя», який спрямований на соціальну підтримку Захисників іЗахисниць України та членів їхніх сімей.</text:p>
      <text:p text:style-name="P4">
Вищезазначені кошти виділяються на виплату:</text:p>
      <ul>
        <li>
одноразової матеріальної допомоги постраждалим (по 25 тис. гривень) та сім’ям загиблих (померлих) Захисників і Захисниць України (25 тис. гривень на сім’ю);  * одноразової матеріальної допомоги сім’ям загиблих Захисників і Захисниць України на поховання (15 тис. гривень на сім’ю);  * адресної грошової допомоги за проходження обстеження методом магнітно-резонансної томографії Захисникам і Захисницям України та сім’ям загиблих (тих, які пропали безвісти), померлих;  * щорічної разової грошової допомоги батькам загиблих (тих, які пропали безвісти), померлих Захисників і Захисниць України.</li>
      </ul>
      <text:p text:style-name="P4">
Днями на черговому засіданні комісії з питань надання матеріальної допомогиЗахисникам і Захисницям України та сім’ям загиблих (тих, які пропалибезвісти), померлих Захисників і Захисниць України було розглянуто 49 заяв відвійськовослужбовців, які зазнали травми, поранення, контузії під час захистуБатьківщини та 55 заяв від сімей загиблих Захисників і Захисниць України.</text:p>
      <text:p text:style-name="P4">
За рішенням комісії задоволено заяви 48 постраждалих Захисників і ЗахисницьУкраїни, які з обласного бюджету отримають кошти на загальну суму 1,3 млнгривень, 29 заяв сімей загиблих (померлих) Захисників і Захисниць України щодонадання одноразової матеріальної допомоги на загальну суму 520,4 тис. гривеньта одноразової матеріальної допомоги на поховання на загальну суму 233,5 тис.гривень, а також 26 заяв батьків загиблих Захисників і Захисниць України щодонадання разової грошової допомоги на загальну суму 120 тис. гривень.</text:p>
      <text:p text:style-name="P4">
Source: <text:a xlink:type="simple" xlink:href="https://armyinform.com.ua/2023/06/04/yaku-groshovu-dopomogu-peredbachyly-dlya-ukrayinskyh-zahysnykiv-ta-chleniv-yihnih-rodyn-na-sumshhyni/" text:style-name="Internet_20_link" text:visited-style-name="Visited_20_Internet_20_Link">
https://armyinform.com.ua/2023/06/04/yaku-groshovu-dopomogu-peredbachyly-dlya-ukrayinskyh-zahysnykiv-ta-chleniv-yihnih-rodyn-na-sumshhyni/</text:a>
</text:p>
      <!--NEWS-->
      <text:h text:style-name="P10" text:outline-level="1">
<text:span text:style-name="T4">
Чернігівщина долучилася до Всеукраїнської акції «Голоси дітей»</text:span>
</text:h>
      <text:p text:style-name="P4">
Author: ['Ігор Березинський']</text:p>
      <text:p text:style-name="P4">
Time: 2023-06-04T97:00:00-04:00</text:p>
      <text:p text:style-name="P4">
Description: Символічно, що в День вшанування пам’яті дітей, які загинули внаслідок збройної агре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hatsapp-image-2023-06-04-at-16.35.49-5.jpeg" text:style-name="Internet_20_link" text:visited-style-name="Visited_20_Internet_20_Link">
whatsapp-image-2023-06-04-at-16.35.49-5.jpeg</text:a>
', '<text:a xlink:type="simple" xlink:href="https://armyinform.com.ua/wp-content/uploads/2023/06/whatsapp-image-2023-06-04-at-16.35.48-150x150.jpeg" text:style-name="Internet_20_link" text:visited-style-name="Visited_20_Internet_20_Link">
whatsapp-image-2023-06-04-at-16.35.48-150x150.jpeg</text:a>
', '<text:a xlink:type="simple" xlink:href="https://armyinform.com.ua/wp-content/uploads/2023/06/whatsapp-image-2023-06-04-at-16.35.49-1-150x150.jpeg" text:style-name="Internet_20_link" text:visited-style-name="Visited_20_Internet_20_Link">
whatsapp-image-2023-06-04-at-16.35.49-1-150x150.jpeg</text:a>
', '<text:a xlink:type="simple" xlink:href="https://armyinform.com.ua/wp-content/uploads/2023/06/whatsapp-image-2023-06-04-at-16.35.49-3-150x150.jpeg" text:style-name="Internet_20_link" text:visited-style-name="Visited_20_Internet_20_Link">
whatsapp-image-2023-06-04-at-16.35.49-3-150x150.jpeg</text:a>
', '<text:a xlink:type="simple" xlink:href="https://armyinform.com.ua/wp-content/uploads/2023/06/whatsapp-image-2023-06-04-at-16.35.49-4-150x150.jpeg" text:style-name="Internet_20_link" text:visited-style-name="Visited_20_Internet_20_Link">
whatsapp-image-2023-06-04-at-16.35.49-4-150x150.jpeg</text:a>
', '<text:a xlink:type="simple" xlink:href="https://armyinform.com.ua/wp-content/uploads/2023/06/whatsapp-image-2023-06-04-at-16.35.49-2-150x150.jpeg" text:style-name="Internet_20_link" text:visited-style-name="Visited_20_Internet_20_Link">
whatsapp-image-2023-06-04-at-16.35.49-2-150x150.jpeg</text:a>
']</text:p>
      <text:p text:style-name="P4">
Tags: ['АКЦІЯ ГОЛОСИ ДІТЕЙ', 'ЧЕРНІГІВ']</text:p>
      <text:p text:style-name="P4">
Category: News</text:p>
      <!--METADATA-->
      <text:p text:style-name="P4">
<draw:frame draw:style-name="fr1" draw:name="Image301" text:anchor-type="as-char" svg:width="6.9236in" svg:height="4.615733in" draw:z-index="0">
<draw:image xlink:href="../Images/AРМІЯINFORM/2023-06-04T97-00-00-04-00/whatsapp-image-2023-06-04-at-16.35.49-5.jpeg" xlink:type="simple" xlink:show="embed" xlink:actuate="onLoad" draw:mime-type="image/jpeg"/>
</draw:frame>
</text:p>
      <text:p text:style-name="P4">
Символічно, що в День вшанування пам’яті дітей, які загинули внаслідокзбройної агресії росії проти України, чернігівці приєдналася до такої акції наспомин про загиблих.</text:p>
      <text:p text:style-name="P4">
— Майже щодня росія вбиває наших дітей. росія — терорист. Терористів требазнищувати. Найнадійнішим захистом для наших дітей стане наша чітка,безапеляційна, потужна, рішуча перемога назавжди, — звернувся до присутніхначальник Чернігівської ОВА В’ячеслав Чаус. — Завдяки нашим Збройним Силам,завдяки потужній міжнародній підтримці ми наближаємо нашу перемогу.</text:p>
      <text:p text:style-name="P4">
<text:a xlink:type="simple" xlink:href="https://armyinform.com.ua/wp-content/uploads/2023/06/whatsapp-image-2023-06-04-at-16.35.48.jpeg" text:style-name="Internet_20_link" text:visited-style-name="Visited_20_Internet_20_Link">
<draw:frame draw:style-name="fr1" draw:name="Image302" text:anchor-type="as-char" svg:width="6.9236in" svg:height="6.9236in" draw:z-index="0">
<draw:image xlink:href="../Images/AРМІЯINFORM/2023-06-04T97-00-00-04-00/whatsapp-image-2023-06-04-at-16.35.48-150x150.jpeg" xlink:type="simple" xlink:show="embed" xlink:actuate="onLoad" draw:mime-type="image/jpeg"/>
</draw:frame>
</text:a>
</text:p>
      <text:p text:style-name="P4">
<text:a xlink:type="simple" xlink:href="https://armyinform.com.ua/wp-content/uploads/2023/06/whatsapp-image-2023-06-04-at-16.35.49-1.jpeg" text:style-name="Internet_20_link" text:visited-style-name="Visited_20_Internet_20_Link">
<draw:frame draw:style-name="fr1" draw:name="Image303" text:anchor-type="as-char" svg:width="6.9236in" svg:height="6.9236in" draw:z-index="0">
<draw:image xlink:href="../Images/AРМІЯINFORM/2023-06-04T97-00-00-04-00/whatsapp-image-2023-06-04-at-16.35.49-1-150x150.jpeg" xlink:type="simple" xlink:show="embed" xlink:actuate="onLoad" draw:mime-type="image/jpeg"/>
</draw:frame>
</text:a>
</text:p>
      <text:p text:style-name="P4">
Участь у заході взяли начальник Чернігівської міської військової адміністраціїДмитро Брижинський, представниця благодійного фонду «СОС Дитячі Містечка» ВітаКнуренко та небайдужі містяни.</text:p>
      <text:p text:style-name="P4">
Водночас до пам’ятного заходу долучилися рідні 15-річної Катерини Авдієнко,яку разом з матір’ю росіяни вбили під час евакуації з Чернігова, і 17-річнихблизнюків Богдана та Євгена Самодіїв, яких у с. Мохнатин Чернігівської областірозстріляла ворожа БМП.</text:p>
      <text:p text:style-name="P4">
На дереві біля П’ятницької церкви в Чернігові присутні повісили дзвіночки, щосимволізують голоси вбитих дітей, а також вшанували їхню пам’ять хвилиноюмовчання.</text:p>
      <text:p text:style-name="P4">
<text:a xlink:type="simple" xlink:href="https://armyinform.com.ua/wp-content/uploads/2023/06/whatsapp-image-2023-06-04-at-16.35.49-3.jpeg" text:style-name="Internet_20_link" text:visited-style-name="Visited_20_Internet_20_Link">
<draw:frame draw:style-name="fr1" draw:name="Image304" text:anchor-type="as-char" svg:width="6.9236in" svg:height="6.9236in" draw:z-index="0">
<draw:image xlink:href="../Images/AРМІЯINFORM/2023-06-04T97-00-00-04-00/whatsapp-image-2023-06-04-at-16.35.49-3-150x150.jpeg" xlink:type="simple" xlink:show="embed" xlink:actuate="onLoad" draw:mime-type="image/jpeg"/>
</draw:frame>
</text:a>
</text:p>
      <text:p text:style-name="P4">
<text:a xlink:type="simple" xlink:href="https://armyinform.com.ua/wp-content/uploads/2023/06/whatsapp-image-2023-06-04-at-16.35.49-4.jpeg" text:style-name="Internet_20_link" text:visited-style-name="Visited_20_Internet_20_Link">
<draw:frame draw:style-name="fr1" draw:name="Image305" text:anchor-type="as-char" svg:width="6.9236in" svg:height="6.9236in" draw:z-index="0">
<draw:image xlink:href="../Images/AРМІЯINFORM/2023-06-04T97-00-00-04-00/whatsapp-image-2023-06-04-at-16.35.49-4-150x150.jpeg" xlink:type="simple" xlink:show="embed" xlink:actuate="onLoad" draw:mime-type="image/jpeg"/>
</draw:frame>
</text:a>
</text:p>
      <text:p text:style-name="P4">
<text:a xlink:type="simple" xlink:href="https://armyinform.com.ua/wp-content/uploads/2023/06/whatsapp-image-2023-06-04-at-16.35.49-2.jpeg" text:style-name="Internet_20_link" text:visited-style-name="Visited_20_Internet_20_Link">
<draw:frame draw:style-name="fr1" draw:name="Image306" text:anchor-type="as-char" svg:width="6.9236in" svg:height="6.9236in" draw:z-index="0">
<draw:image xlink:href="../Images/AРМІЯINFORM/2023-06-04T97-00-00-04-00/whatsapp-image-2023-06-04-at-16.35.49-2-150x150.jpeg" xlink:type="simple" xlink:show="embed" xlink:actuate="onLoad" draw:mime-type="image/jpeg"/>
</draw:frame>
</text:a>
</text:p>
      <text:p text:style-name="P4">
Поминальну літію за жертвами російської агресії відправив секретарЧернігівської єпархії Православної церкви України отець Роман.</text:p>
      <text:p text:style-name="P4">
З початком широкомасштабного вторгнення рашисти вбили в Україні майже 500дітей, зокрема 22 дитини з Чернігівщини.</text:p>
      <text:p text:style-name="P4">
<text:span text:style-name="T5">
Фото Чернігівської ОВА</text:span>
</text:p>
      <text:p text:style-name="P4">
Source: <text:a xlink:type="simple" xlink:href="https://armyinform.com.ua/2023/06/04/chernigivshhyna-doluchylasya-do-vseukrayinskoyi-akcziyi-golosy-ditej/" text:style-name="Internet_20_link" text:visited-style-name="Visited_20_Internet_20_Link">
https://armyinform.com.ua/2023/06/04/chernigivshhyna-doluchylasya-do-vseukrayinskoyi-akcziyi-golosy-ditej/</text:a>
</text:p>
      <!--NEWS-->
      <text:h text:style-name="P10" text:outline-level="1">
<text:span text:style-name="T4">
Санкції проти російської федерації станом на 4 червня</text:span>
</text:h>
      <text:p text:style-name="P4">
Author: ['АРМІЯINFORM']</text:p>
      <text:p text:style-name="P4">
Time: 2023-06-04T98:00:00-04:00</text:p>
      <text:p text:style-name="P4">
Description: Служба зовнішньої розвідки України повідомляє про санкції проти російської фед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tyrosijski-sankcziyi-szr.jpg" text:style-name="Internet_20_link" text:visited-style-name="Visited_20_Internet_20_Link">
antyrosijski-sankcziyi-szr.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307" text:anchor-type="as-char" svg:width="6.9236in" svg:height="4.615733in" draw:z-index="0">
<draw:image xlink:href="../Images/AРМІЯINFORM/2023-06-04T98-00-00-04-00/antyrosijski-sankcziyi-szr.jpg" xlink:type="simple" xlink:show="embed" xlink:actuate="onLoad" draw:mime-type="image/jpeg"/>
</draw:frame>
 Антиросійські санкції. Ілюстративне зображення</text:p>
      <text:p text:style-name="P4">
Служба зовнішньої розвідки України <text:a xlink:type="simple" xlink:href="https://szru.gov.ua/news-media/publications/040623-ukraina-i-svit--proty-rosiiskoi-ahresii-sanktsii-v-dii" text:style-name="Internet_20_link" text:visited-style-name="Visited_20_Internet_20_Link">
повідомляє</text:a>
 про санкції проти російської федерації станом на 4 сервня.</text:p>
      <text:p text:style-name="P4">
Держсекретар США Ентоні Блінкен виступив за справедливий і тривалий мир дляУкраїни, за якого Київ не примушуватимуть поступатися територіями на користьросії.</text:p>
      <text:p text:style-name="P4">
Координатор зі стратегічних комунікацій Ради національної безпеки США ДжонКірбі вважає, що Сполучені Штати разом із союзниками належним чиномзабезпечили Україну військовою допомогою для проведення контрнаступу.</text:p>
      <text:p text:style-name="P4">
За словами речниці Білого дому Карін Жан-П’єр, США підтримують рух України вНАТО, але наразі концентруються на військовій допомозі Києву.</text:p>
      <text:p text:style-name="P4">
«Сьогодні для Європи існує насамперед одна смертельна загроза — перемогаросії, яка є антиподом усіх цінностей, що ми плекаємо, росії, яка хоче нерозвитку, а повернення до епохи імперського завоювання, не хоче новихтехнологій, лише старої брехні», — заявив прем’єр-міністр Польщі МатеушМоравецький.</text:p>
      <text:p text:style-name="P4">
«Установчий акт НАТО-росія від 1997 року має бути скасований», — заявилаголова нижньої палати парламенту Чеської Республіки Маркета Пекарова-Адамована зустрічі глав парламентів країн-членів НАТО у Вільнюсі. «Якщо і існуєнарод, який увійде в історію, тому що змінив геополітичну реальність тареальність безпеки в Європі на краще, то це українці. Їх [українців] внесок унашу безпеку сам по собі був би достатньою підставою для того, щобзапропонувати їм членство в НАТО. Якщо ми дозволимо Україні залишитися задверима альянсу, то створимо сіру зону, простір, на який незабаром росія зновузахоче напасти», — наголосила Маркета Пекарова-Адамова, підтримавши вступУкраїни до Північноатлантичного альянсу.</text:p>
      <text:p text:style-name="P4">
Чехія вимагатиме у росії оплачувати оренду земельних ділянок, на якихрозташовані деякі російські дипломатичні установи та об’єкти у Празі, Брно таКарлових Варах. Загалом ідеться про 59 земельних ділянок, які невикористовуються посольством рф у дипломатичних цілях, зокрема комплексжитлових будинків на вулиці Швайгерової в районі Прага-6, православний храмсвятої людміли на сібірській площі, будівлі російських консульств у Брно іКарлових Варах (втратили консульський статус у травні 2022 року).</text:p>
      <text:p text:style-name="P4">
Міністр закордонних справ Німеччини Анналена Бербок вважає законним арештпутіна за ордером Міжнародного кримінального суду в Гаазі.</text:p>
      <text:p text:style-name="P4">
Німецький виробник дронів Quantum Systems відкрив в Україні центри сервісногообслуговування, навчання та логістики.</text:p>
      <text:p text:style-name="P4">
Уряд Латвії планує продовжити термін встановлених обмежень на в’їзд в країнудля громадян росії.</text:p>
      <text:p text:style-name="P4">
Киргизстан готовий до співпраці з Європейським Союзом для вирішення спільнихпроблем, заохочення діалогу та пошуку довгострокових рішень, відсторонившисьвід політики росії, яка донедавна мала значний вплив на цю колишню радянськуреспубліку в Центральній Азії, заявив президент Киргизстану Садір Жапаров підчас зустрічі з головою Ради ЄС Шарлем Мішелем.</text:p>
      <text:p text:style-name="P4">
Японська компанія Komatsu закриває завод в ярославлі, на якому виготовлялисьекскаватори, навантажувачі та самоскиди; звільненню підлягають 300працівників.</text:p>
      <text:p text:style-name="P4">
мінпромторг спільно з російськими виробниками електроніки розглядаютьможливість обмеження паралельного імпорту на росію продукції понад 20іноземних брендів, зокрема Acer, IBM, Dell тощо. Проте фахівці IT-ринку таоператори центрів обробки даних заявляють, що наявної кількості (та ще іненалежної якості) російської електроніки не вистачить для задоволення попитуна ринку, а в разі запровадження обмежень зросте ціна як іноземної продукції,так і російської, що позначиться на кінцевій вартості послуг IT-компаній.</text:p>
      <text:p text:style-name="P4">
За даними фєдєральной таможєнной служби, 2022 року імпорт електроніки на рфзнизився на 24 %, до 41 млн пристроїв. Лідерами стали азіатські виробники,частка американських та європейських скоротилася в десятки разів.</text:p>
      <text:p text:style-name="P4">
Елітна заміська нерухомість у підмосков’ї подешевшала на 45 % з 131,6 млн до72,1 млн рублів за останній рік. Вартість заміської «первинки» економкласу, щостановить 78 % ринку, навпаки — підвищилася на 20 % — з 1,7 млн рублів до 2,1млн рублів. На об’єкти бізнес-класу ціна впала на 7 % — 19,9 млн руб. проти21,4 млн руб. рік тому, повідомило російське агентство інком-нєдвіжімость.</text:p>
      <text:p text:style-name="P4">
У російському порту тамань мусили зупинити відвантаження зрідженого природногогазу на експорт.</text:p>
      <text:p text:style-name="P4">
Лише 21 % респондентів рф заявили, що дитинство сучасних росіян щасливіше, ніжбуло у попередніх поколінь.</text:p>
      <text:p text:style-name="P4">
Студенти бєлгородского государствєнного тєхнологічєского унівєрсітєта табєлгородского государствєнного національного ісслєдоватєльского унівєрсітєтаобурились тим, що евакуйованих із російського міста шебекіно заселили до їхніхгуртожитків, а студентів примусили залишити свої приміщення та переселитися до«кімнат із тарганами без умов».</text:p>
      <text:p text:style-name="P4">
За результатами 2021 року, коли дані ще були у відкритих джерелах, у білорусіналічувалося 17 тисяч наукових співробітників. Це історичний мінімум заостанні понад 50 років — констатують дослідники. Менше в історії білорусі булолише далекого 1968 року. За статистикою на момент розпаду совєтського союзунауковців у брср було 59 тисяч, тобто втричі більше, ніж зараз.</text:p>
      <text:p text:style-name="P4">
Згідно з інформацією незалежних економістів, бєлстат приховує реальнуінвестиційну картину в білорусі і бреше з приводу того, в якому станібілоруська економіка. Якщо аналізувати навіть відкриту інформацію, то видно,що інвестиції за останні сім років впали на 30 %. «Інвестиції в основнийкапітал — це перший і головний маркер розвитку економіки, а в нашому випадку —яскравий показник неефективності економічної системи совок-держплан», —підсумовують економісти.</text:p>
      <text:p text:style-name="P4">
Source: <text:a xlink:type="simple" xlink:href="https://armyinform.com.ua/2023/06/04/sankcziyi-proty-rosijskoyi-federacziyi-stanom-na-4-chervnya/" text:style-name="Internet_20_link" text:visited-style-name="Visited_20_Internet_20_Link">
https://armyinform.com.ua/2023/06/04/sankcziyi-proty-rosijskoyi-federacziyi-stanom-na-4-chervnya/</text:a>
</text:p>
      <!--NEWS-->
      <text:h text:style-name="P10" text:outline-level="1">
<text:span text:style-name="T4">
Коротко. Війна. День 466. Відеодайджест</text:span>
</text:h>
      <text:p text:style-name="P4">
Author: ['АРМІЯINFORM']</text:p>
      <text:p text:style-name="P4">
Time: 2023-06-04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ЕНЕРАЛЬНИЙ ШТАБ ЗС УКРАЇНИ']</text:p>
      <text:p text:style-name="P4">
Category: News</text:p>
      <!--METADATA-->
      <text:p text:style-name="P4">
Source: <text:a xlink:type="simple" xlink:href="https://armyinform.com.ua/2023/06/04/korotko-vijna-den-466-videodajdzhest/" text:style-name="Internet_20_link" text:visited-style-name="Visited_20_Internet_20_Link">
https://armyinform.com.ua/2023/06/04/korotko-vijna-den-466-videodajdzhest/</text:a>
</text:p>
      <!--NEWS-->
      <text:h text:style-name="P10" text:outline-level="1">
<text:span text:style-name="T4">
У тимчасово окупованому Криму по телебаченню показали ролик про контрнаступ України</text:span>
</text:h>
      <text:p text:style-name="P4">
Authors: Ukrinform (Person)</text:p>
      <text:p text:style-name="P4">
Publisher: Укринформ (Organization)</text:p>
      <text:p text:style-name="P4">
Published Time: 2023-06-05T00:22:00+03:00</text:p>
      <text:p text:style-name="P4">
Modified Time: 2023-06-05T00:22:00+03:00</text:p>
      <text:p text:style-name="P4">
Description: В ефірі кількох кабельних телеканалів в окупованому Росією Криму показали ролик Міноборони України про те, що Україна розпочне контрнаступ без повідомлення про це. — Укрінформ.</text:p>
      <text:p text:style-name="P4">
Images: ['<text:a xlink:type="simple" xlink:href="https://static.ukrinform.com/photos/2022_03/thumb_files/630_360_1648030357-277.jpg" text:style-name="Internet_20_link" text:visited-style-name="Visited_20_Internet_20_Link">
630_360_16480...</text:a>
']</text:p>
      <text:p text:style-name="P4">
Tags: ['Окупація Криму', 'ЗСУ', 'Війна з Росією', 'Контрнаступ']</text:p>
      <text:p text:style-name="P4">
Type: Article</text:p>
      <!--METADATA-->
      <text:p text:style-name="P4">
<draw:frame draw:style-name="fr1" draw:name="Image308" text:anchor-type="as-char" svg:width="6.9236in" svg:height="3.956343in" draw:z-index="0">
<draw:image xlink:href="../Images/yкринформ/2023-06-05T00-22-00-03-00/630_360_1648030357-277.jpg" xlink:type="simple" xlink:show="embed" xlink:actuate="onLoad" draw:mime-type="image/jpeg"/>
</draw:frame>
 В ефірікількох кабельних телеканалів в окупованому Росією Криму показали роликМіноборони України про те, що Україна розпочне контрнаступ без повідомленняпро це.</text:p>
      <text:p text:style-name="P4">
Про це передає Укрінформ із посиланням на <text:a xlink:type="simple" xlink:href="https://www.radiosvoboda.org/a/news-krym-rolyk-kontrnastup-ukrayina/32444240.html" text:style-name="Internet_20_link" text:visited-style-name="Visited_20_Internet_20_Link">
 Радіо Свобода.</text:a>
</text:p>
      <text:p text:style-name="P4">
Радник призначеного Росією голови Криму Олег Крючков повідомив, що «зламанатрансляція низки кримських кабельних операторів, йде відключення сигналу».</text:p>
      <text:p text:style-name="P4">
Держприкордонслужба України у Telegram написала: «Кібербавовна у Криму.Декілька кабельних операторів у Криму відключають сигнал через те, що добрілюди хакнули ТБ трансляції».</text:p>
      <text:p text:style-name="P4">
<text:span text:style-name="T4">
Читайте також:</text:span>
 <text:span text:style-name="T4">
<text:a xlink:type="simple" xlink:href="https://www.ukrinform.ua/rubric-ato/3718231-ssa-virat-v-uspih-kontrnastupu-ukraini-radnik-bajdena.html" text:style-name="Internet_20_link" text:visited-style-name="Visited_20_Internet_20_Link">
 США вірять в успіх контрнаступу України – радникБайдена </text:a>
 </text:span>
</text:p>
      <text:p text:style-name="P4">
Раніше Міноборони України опублікувало ролик, в якому від імені українськихвійськових є прохання дотримуватись інформаційної тиші і йдеться, що наступрозпочнеться без оголошення. Таку ж заяву зробила у неділю заступниця міністраоборони Ганна Маляр.</text:p>
      <text:p text:style-name="P4">
<text:span text:style-name="T4">
Читайте також:</text:span>
 <text:span text:style-name="T4">
<text:a xlink:type="simple" xlink:href="https://www.ukrinform.ua/rubric-ato/3718092-plani-lublat-tisu-minoboroni-ne-ogolosuvatime-pro-pocatok-kontrnastupu.html" text:style-name="Internet_20_link" text:visited-style-name="Visited_20_Internet_20_Link">
 Плани люблять тишу: Міноборони не оголошуватиме пропочаток контрнаступу </text:a>
 </text:span>
</text:p>
      <text:p text:style-name="P4">
Серед каналів, на яких з’явився український ролик, – «Пятница» та «Россия».Хто відповідальний за поширення відповідного ролика в окупованому <text:span text:style-name="T4">
<text:a xlink:type="simple" xlink:href="https://www.ukrinform.ua/rubric-crimea" text:style-name="Internet_20_link" text:visited-style-name="Visited_20_Internet_20_Link">
 Криму</text:a>
 </text:span>
 , не повідомляється.</text:p>
      <text:p text:style-name="P4">
Source: <text:a xlink:type="simple" xlink:href="https://www.ukrinform.ua/rubric-crimea/3718266-u-timcasovo-okupovanomu-krimu-po-telebacennu-pokazali-rolik-pro-kontrnastup-ukraini.html" text:style-name="Internet_20_link" text:visited-style-name="Visited_20_Internet_20_Link">
https://www.ukrinform.ua/rubric-crimea/3718266-u-timcasovo-okupovanomu-krimu-po-telebacennu-pokazali-rolik-pro-kontrnastup-ukraini.html</text:a>
</text:p>
      <!--NEWS-->
      <text:h text:style-name="P10" text:outline-level="1">
<text:span text:style-name="T4">
Правозахисники повідомили про ще одного жителя Херсонщини, утримуваного у СІЗО росіян</text:span>
</text:h>
      <text:p text:style-name="P4">
Authors: Ukrinform (Person)</text:p>
      <text:p text:style-name="P4">
Publisher: Укринформ (Organization)</text:p>
      <text:p text:style-name="P4">
Published Time: 2023-06-05T00:38:00+03:00</text:p>
      <text:p text:style-name="P4">
Modified Time: 2023-06-05T00:38:00+03:00</text:p>
      <text:p text:style-name="P4">
Description: Серед незаконно утримуваних у новому СІЗО, створеному росіянами у селі Чонгар Генічеського району Херсонської області, є викрадений загарбниками житель Херсонщини Ленур Халілов. — Укрінформ.</text:p>
      <text:p text:style-name="P4">
Images: ['<text:a xlink:type="simple" xlink:href="https://static.ukrinform.com/photos/2023_02/thumb_files/630_360_1677176183-588.jpeg" text:style-name="Internet_20_link" text:visited-style-name="Visited_20_Internet_20_Link">
630_360_16771...</text:a>
']</text:p>
      <text:p text:style-name="P4">
Tags: ['Чонгар', 'Херсонщина', 'Окупація', 'СІЗО', 'Агресія РФ']</text:p>
      <text:p text:style-name="P4">
Type: Article</text:p>
      <!--METADATA-->
      <text:p text:style-name="P4">
<draw:frame draw:style-name="fr1" draw:name="Image309" text:anchor-type="as-char" svg:width="6.9236in" svg:height="3.956343in" draw:z-index="0">
<draw:image xlink:href="../Images/yкринформ/2023-06-05T00-38-00-03-00/630_360_1677176183-588.jpeg" xlink:type="simple" xlink:show="embed" xlink:actuate="onLoad" draw:mime-type="image/jpeg"/>
</draw:frame>
 Середнезаконно утримуваних у новому СІЗО, створеному росіянами у селі ЧонгарГенічеського району Херсонської області, є викрадений загарбниками жительХерсонщини Ленур Халілов.</text:p>
      <text:p text:style-name="P4">
Про це <text:a xlink:type="simple" xlink:href="https://crimeahrg.org/uk/u-novomu-sizo-u-seli-chongar-znajshli-shhe-odnogo-vikradenogo-ukra%d1%97nczya/" text:style-name="Internet_20_link" text:visited-style-name="Visited_20_Internet_20_Link">
 повідомляє </text:a>
 Кримська правозахисна групаз посиланням на джерела, передає Укрінформ.</text:p>
      <text:p text:style-name="P4">
«У цьому незаконному місці утримання перебуває Ленур Аблямітович Халілов09.06.71 р.н. з села Рикове Генічеського району. Його обвинувачують упорушенні ст. 208 ч.2 УК РФ (Організація незаконного збройного формування чиучасть у ньому)», - інформують у КПГ.</text:p>
      <text:p text:style-name="P4">
<text:span text:style-name="T4">
Читайте також:</text:span>
 <text:span text:style-name="T4">
<text:a xlink:type="simple" xlink:href="https://www.ukrinform.ua/rubric-crimea/3677279-u-krimu-colovika-zasudili-do-pati-rokiv-za-ucast-u-krimskotatarskomu-bataljoni.html" text:style-name="Internet_20_link" text:visited-style-name="Visited_20_Internet_20_Link">
 У Криму чоловіка «засудили» до п'яти років за участь у«кримськотатарському батальйоні» </text:a>
 </text:span>
</text:p>
      <text:p text:style-name="P4">
Як повідомляв Укрінформ, російські загарбники відкрили у селі <text:span text:style-name="T4">
<text:a xlink:type="simple" xlink:href="https://www.ukrinform.ua/tag-congar" text:style-name="Internet_20_link" text:visited-style-name="Visited_20_Internet_20_Link">
 Чонгар</text:a>
 </text:span>
 Генічеського району Херсонськоїобласті _<text:span text:style-name="T4">
<text:a xlink:type="simple" xlink:href="https://www.ukrinform.ua/rubric-crimea/3717386-zagarbniki-vidkrili-na-congari-taemnij-sizo-pravozahisniki.html" text:style-name="Internet_20_link" text:visited-style-name="Visited_20_Internet_20_Link">
 неофіційний слідчий ізолятор </text:a>
 </text:span>
 _ , до якого переводять частину політвʼязнів ізтимчасово окупованого Криму. До нового пенітенціарного закладу перевеличастину політвʼязнів, яких утримували у СІЗО №2 Сімферополя.</text:p>
      <text:p text:style-name="P4">
<text:span text:style-name="T4">
Читайте також:</text:span>
 <text:span text:style-name="T4">
<text:a xlink:type="simple" xlink:href="https://www.ukrinform.ua/rubric-crimea/3672967-dvoh-krimskih-politvazniv-u-rosijskij-kolonii-posadili-do-sizo.html" text:style-name="Internet_20_link" text:visited-style-name="Visited_20_Internet_20_Link">
 Двох кримських політв'язнів у російській колоніїпосадили до ШІЗО </text:a>
 </text:span>
</text:p>
      <text:p text:style-name="P4">
Також туди потрапляють люди, яких затримують з політичних мотивів уХерсонській та Запорізькій областях.</text:p>
      <text:p text:style-name="P4">
Source: <text:a xlink:type="simple" xlink:href="https://www.ukrinform.ua/rubric-regions/3718267-pravozahisniki-povidomili-pro-se-odnogo-zitela-hersonsini-utrimuvanogo-u-sizo-rosian.html" text:style-name="Internet_20_link" text:visited-style-name="Visited_20_Internet_20_Link">
https://www.ukrinform.ua/rubric-regions/3718267-pravozahisniki-povidomili-pro-se-odnogo-zitela-hersonsini-utrimuvanogo-u-sizo-rosian.html</text:a>
</text:p>
      <!--NEWS-->
      <text:h text:style-name="P10" text:outline-level="1">
<text:span text:style-name="T4">
У Сомалі бойовики «Аль Шабаб» убили понад пів сотні миротворців із Уганди</text:span>
</text:h>
      <text:p text:style-name="P4">
Authors: Ukrinform (Person)</text:p>
      <text:p text:style-name="P4">
Publisher: Укринформ (Organization)</text:p>
      <text:p text:style-name="P4">
Published Time: 2023-06-05T00:57:00+03:00</text:p>
      <text:p text:style-name="P4">
Modified Time: 2023-06-05T00:57:00+03:00</text:p>
      <text:p text:style-name="P4">
Description: Президент Уганди Йовері Мусевені заявив про вбивство 54 миротворців у результаті атаки у Сомалі бойовиків терористичного угрупування «Аль Шабаб». — Укрінформ.</text:p>
      <text:p text:style-name="P4">
Images: ['<text:a xlink:type="simple" xlink:href="https://static.ukrinform.com/photos/2017_07/thumb_files/630_360_1501410444-5046.jpg" text:style-name="Internet_20_link" text:visited-style-name="Visited_20_Internet_20_Link">
630_360_15014...</text:a>
']</text:p>
      <text:p text:style-name="P4">
Tags: ['Бойовики', 'Миротворці', 'Смерть', 'Сомалі', 'Уганда']</text:p>
      <text:p text:style-name="P4">
Type: Article</text:p>
      <!--METADATA-->
      <text:p text:style-name="P4">
<draw:frame draw:style-name="fr1" draw:name="Image310" text:anchor-type="as-char" svg:width="6.9236in" svg:height="3.956343in" draw:z-index="0">
<draw:image xlink:href="../Images/yкринформ/2023-06-05T00-57-00-03-00/630_360_1501410444-5046.jpg" xlink:type="simple" xlink:show="embed" xlink:actuate="onLoad" draw:mime-type="image/jpeg"/>
</draw:frame>
 ПрезидентУганди Йовері Мусевені заявив про вбивство 54 миротворців у результаті атаки уСомалі бойовиків терористичного угрупування «Аль Шабаб».</text:p>
      <text:p text:style-name="P4">
Як передає Укрінформ, про це повідомляє <text:a xlink:type="simple" xlink:href="https://www.france24.com/en/africa/20230604-more-than-50-ugandan-peacekeepers-killed-in-al-shabaab-attack-in-somalia-president-says" text:style-name="Internet_20_link" text:visited-style-name="Visited_20_Internet_20_Link">
 France24.</text:a>
</text:p>
      <text:p text:style-name="P4">
«Ми виявили мертві тіла 54 загиблих солдатів, у тому числі командира», -заявив Мусевені.</text:p>
      <text:p text:style-name="P4">
Зазначається, що 54 угандійських <text:span text:style-name="T4">
<text:a xlink:type="simple" xlink:href="https://www.ukrinform.ua/tag-mirotvorci" text:style-name="Internet_20_link" text:visited-style-name="Visited_20_Internet_20_Link">
 миротворців</text:a>
 </text:span>
 загинули, коли бойовики «АльШабаб» взяли в облогу базу Африканського Союзу в Сомалі минулого тижня. Протетільки зараз стало відомо про наслідки трагедії.</text:p>
      <text:p text:style-name="P4">
Терористичне угрупування «Аль Шабаб», яке більше ніж десять років ведесмертоносне повстання проти слабкого центрального уряду Сомалі, взяло на себевідповідальність за атаку 26 травня, заявивши, що вони захопили базу та вбили137 солдатів.</text:p>
      <text:p text:style-name="P4">
<text:span text:style-name="T4">
Читайте також:</text:span>
 <text:span text:style-name="T4">
<text:a xlink:type="simple" xlink:href="https://www.ukrinform.ua/rubric-world/3708888-vijskovi-somali-likviduvali-44-bojovikiv-assabab.html" text:style-name="Internet_20_link" text:visited-style-name="Visited_20_Internet_20_Link">
 Військові Сомалі ліквідували 44 бойовиків «Аш-Шабаб»</text:a>
 </text:span>
</text:p>
      <text:p text:style-name="P4">
Відомо, що «Аль Шабаб» перебільшує в своїх заявах про перемоги на полі бою впропагандистських цілях, а уряди країн, що надсилають війська до миротворчихсил Африканського Союзу, рідко підтверджують справжні втрати.</text:p>
      <text:p text:style-name="P4">
Як повідомляв Укрінформ, на сході Буркіна-Фасо внаслідок нападу на військовийпост загинули 33 солдати.</text:p>
      <text:p text:style-name="P4">
Source: <text:a xlink:type="simple" xlink:href="https://www.ukrinform.ua/rubric-world/3718169-u-somali-bojoviki-al-sabab-ubili-ponad-piv-sotni-mirotvorciv-iz-ugandi.html" text:style-name="Internet_20_link" text:visited-style-name="Visited_20_Internet_20_Link">
https://www.ukrinform.ua/rubric-world/3718169-u-somali-bojoviki-al-sabab-ubili-ponad-piv-sotni-mirotvorciv-iz-ugand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